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27</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Kherson, Khersonska Oblast(15:40). Red Alert: aerial threat. Sirens sounding. Take cover now!</text:span>
</text:h>
      <text:p text:style-name="P4">
Authors: liveuamap (Language: en)</text:p>
      <text:p text:style-name="P4">
Time: 2023-05-26T09:40:00</text:p>
      <text:p text:style-name="P4">
Location: Kherson (Latitude:46.6559 Longtitude:32.6181)</text:p>
      <text:p text:style-name="P4">
Videos: []</text:p>
      <text:p text:style-name="P4">
Images: []</text:p>
      <text:p text:style-name="P4">
Tags: []</text:p>
      <text:p text:style-name="P4">
Id: 22565562</text:p>
      <!--METADATA-->
      <text:p text:style-name="P4">
None</text:p>
      <text:p text:style-name="P4">
News Collection Link: <text:a xlink:type="simple" xlink:href="https://liveuamap.com/en/2023/26-may-kherson-khersonska-oblast1540-red-alerg" text:style-name="Internet_20_link" text:visited-style-name="Visited_20_Internet_20_Link">
https://liveuamap.com/en/2023/26-may-kherson-khersonska-oblast1540-red-alerg</text:a>
</text:p>
      <text:p text:style-name="P4">
News Source: <text:a xlink:type="simple" xlink:href="https://liveuamap.com/en/2023/26-may-kherson-khersonska-oblast1540-red-alerg" text:style-name="Internet_20_link" text:visited-style-name="Visited_20_Internet_20_Link">
https://liveuamap.com/en/2023/26-may-kherson-khersonska-oblast1540-red-alerg</text:a>
</text:p>
      <!--NEWS-->
      <text:h text:style-name="P10" text:outline-level="1">
<text:span text:style-name="T4">
Donetsk Oblast, Zaporizka Oblast(20:48). Red Alert: aerial threat. Sirens sounding. Take cove...</text:span>
</text:h>
      <text:p text:style-name="P4">
Authors: liveuamap (Language: en)</text:p>
      <text:p text:style-name="P4">
Time: 2023-05-26T14:49:00</text:p>
      <text:p text:style-name="P4">
Location: Donetsk Oblast (Latitude:48.72703 Longtitude:37.57777)</text:p>
      <text:p text:style-name="P4">
Videos: []</text:p>
      <text:p text:style-name="P4">
Images: []</text:p>
      <text:p text:style-name="P4">
Tags: ["Europe", "Central and Eastern Europe"]</text:p>
      <text:p text:style-name="P4">
Id: 22565609</text:p>
      <!--METADATA-->
      <text:p text:style-name="P4">
Donetsk region, Zaporizhzhia region(20:48). Red Alert: aerial threat. Sirenssounding. Take cover now!</text:p>
      <text:p text:style-name="P4">
News Collection Link: <text:a xlink:type="simple" xlink:href="https://liveuamap.com/en/2023/26-may-donetsk-oblast-zaporizka-oblast2048-reg" text:style-name="Internet_20_link" text:visited-style-name="Visited_20_Internet_20_Link">
https://liveuamap.com/en/2023/26-may-donetsk-oblast-zaporizka-oblast2048-reg</text:a>
</text:p>
      <text:p text:style-name="P4">
News Source: <text:a xlink:type="simple" xlink:href="https://t.me/air_alert_ua/46581" text:style-name="Internet_20_link" text:visited-style-name="Visited_20_Internet_20_Link">
https://t.me/air_alert_ua/46581</text:a>
</text:p>
      <!--NEWS-->
      <text:h text:style-name="P10" text:outline-level="1">
<text:span text:style-name="T4">
Kharkiv, Kharkivska Oblast(20:50). Red Alert: aerial threat. Sirens sounding. Take cover now!</text:span>
</text:h>
      <text:p text:style-name="P4">
Authors: liveuamap (Language: en)</text:p>
      <text:p text:style-name="P4">
Time: 2023-05-26T14:51:00</text:p>
      <text:p text:style-name="P4">
Location: Kharkiv (Latitude:49.98147 Longtitude:36.25294)</text:p>
      <text:p text:style-name="P4">
Videos: []</text:p>
      <text:p text:style-name="P4">
Images: []</text:p>
      <text:p text:style-name="P4">
Tags: ["Europe", "Central and Eastern Europe"]</text:p>
      <text:p text:style-name="P4">
Id: 22565610</text:p>
      <!--METADATA-->
      <text:p text:style-name="P4">
Kharkiv, Kharkiv region(20:50). Red Alert: aerial threat. Sirens sounding.Take cover now!</text:p>
      <text:p text:style-name="P4">
News Collection Link: <text:a xlink:type="simple" xlink:href="https://liveuamap.com/en/2023/26-may-kharkiv-kharkivska-oblast2050-red-alerg" text:style-name="Internet_20_link" text:visited-style-name="Visited_20_Internet_20_Link">
https://liveuamap.com/en/2023/26-may-kharkiv-kharkivska-oblast2050-red-alerg</text:a>
</text:p>
      <text:p text:style-name="P4">
News Source: <text:a xlink:type="simple" xlink:href="https://t.me/air_alert_ua/46582" text:style-name="Internet_20_link" text:visited-style-name="Visited_20_Internet_20_Link">
https://t.me/air_alert_ua/46582</text:a>
</text:p>
      <!--NEWS-->
      <text:h text:style-name="P10" text:outline-level="1">
<text:span text:style-name="T4">
Kherson, Khersonska Oblast(21:50). Red Alert: aerial threat. Sirens sounding. Take cover now!</text:span>
</text:h>
      <text:p text:style-name="P4">
Authors: liveuamap (Language: en)</text:p>
      <text:p text:style-name="P4">
Time: 2023-05-26T15:51:00</text:p>
      <text:p text:style-name="P4">
Location: Kherson (Latitude:46.65601 Longtitude:32.61755)</text:p>
      <text:p text:style-name="P4">
Videos: []</text:p>
      <text:p text:style-name="P4">
Images: []</text:p>
      <text:p text:style-name="P4">
Tags: ["Europe", "Central and Eastern Europe"]</text:p>
      <text:p text:style-name="P4">
Id: 22565611</text:p>
      <!--METADATA-->
      <text:p text:style-name="P4">
Kherson, Kherson region(21:50). Red Alert: aerial threat. Sirens sounding.Take cover now!</text:p>
      <text:p text:style-name="P4">
News Collection Link: <text:a xlink:type="simple" xlink:href="https://liveuamap.com/en/2023/26-may-kherson-khersonska-oblast2150-red-alerg" text:style-name="Internet_20_link" text:visited-style-name="Visited_20_Internet_20_Link">
https://liveuamap.com/en/2023/26-may-kherson-khersonska-oblast2150-red-alerg</text:a>
</text:p>
      <text:p text:style-name="P4">
News Source: <text:a xlink:type="simple" xlink:href="https://t.me/air_alert_ua/46587" text:style-name="Internet_20_link" text:visited-style-name="Visited_20_Internet_20_Link">
https://t.me/air_alert_ua/46587</text:a>
</text:p>
      <!--NEWS-->
      <text:h text:style-name="P10" text:outline-level="1">
<text:span text:style-name="T4">
Mykolaiv, Mykolayivska Oblast(21:51). Red Alert: aerial threat. Sirens sounding. Take cover now!</text:span>
</text:h>
      <text:p text:style-name="P4">
Authors: liveuamap (Language: en)</text:p>
      <text:p text:style-name="P4">
Time: 2023-05-26T15:53:00</text:p>
      <text:p text:style-name="P4">
Location: Mykolaiv (Latitude:46.9485 Longtitude:32.00638)</text:p>
      <text:p text:style-name="P4">
Videos: []</text:p>
      <text:p text:style-name="P4">
Images: []</text:p>
      <text:p text:style-name="P4">
Tags: ["Europe", "Central and Eastern Europe"]</text:p>
      <text:p text:style-name="P4">
Id: 22565612</text:p>
      <!--METADATA-->
      <text:p text:style-name="P4">
Nikolaev, Mykolaiv region(21:51). Red Alert: aerial threat. Sirenssounding. Take cover now!</text:p>
      <text:p text:style-name="P4">
News Collection Link: <text:a xlink:type="simple" xlink:href="https://liveuamap.com/en/2023/26-may-mykolaiv-mykolayivska-oblast2151-red-ag" text:style-name="Internet_20_link" text:visited-style-name="Visited_20_Internet_20_Link">
https://liveuamap.com/en/2023/26-may-mykolaiv-mykolayivska-oblast2151-red-ag</text:a>
</text:p>
      <text:p text:style-name="P4">
News Source: <text:a xlink:type="simple" xlink:href="https://t.me/air_alert_ua/46588" text:style-name="Internet_20_link" text:visited-style-name="Visited_20_Internet_20_Link">
https://t.me/air_alert_ua/46588</text:a>
</text:p>
      <!--NEWS-->
      <text:h text:style-name="P10" text:outline-level="1">
<text:span text:style-name="T4">
For Ukrainians in Gdansk, a virtual administrator of CNAP was worked</text:span>
</text:h>
      <text:p text:style-name="P4">
Authors: Ukrinform (Person)</text:p>
      <text:p text:style-name="P4">
Publisher: Укринформ (Organization)</text:p>
      <text:p text:style-name="P4">
Published Time: 2023-05-26T17:56:00+03:00</text:p>
      <text:p text:style-name="P4">
Modified Time: 2023-05-26T17:56:00+03:00</text:p>
      <text:p text:style-name="P4">
Description: Ukrainians who were forced to leave their home because of the war and live in Gdansk can receive CNAP services through a virtual administrator. - Ukrinform.</text:p>
      <text:p text:style-name="P4">
Images: ['<text:a xlink:type="simple" xlink:href="https://static.ukrinform.com/photos/2023_05/thumb_files/630_360_1685112924-293.jpg" text:style-name="Internet_20_link" text:visited-style-name="Visited_20_Internet_20_Link">
630_360_16851...</text:a>
']</text:p>
      <text:p text:style-name="P4">
Tags: ['Польща', 'Україна', 'ЦНАП']</text:p>
      <text:p text:style-name="P4">
Type: Article</text:p>
      <!--METADATA-->
      <text:p text:style-name="P4">
<draw:frame draw:style-name="fr1" draw:name="Image2" text:anchor-type="as-char" svg:width="6.9236in" svg:height="3.956343in" draw:z-index="0">
<draw:image xlink:href="../Images/yкринформ/2023-05-26T17-56-00-03-00/630_360_1685112924-293.jpg" xlink:type="simple" xlink:show="embed" xlink:actuate="onLoad" draw:mime-type="image/jpeg"/>
</draw:frame>
Ukrainians who were forced to leave their home because of the war and live in Gdansk can receive CNAP services through a virtual administrator.</text:p>
      <text:p text:style-name="P4">
This was reported <text:a xlink:type="simple" xlink:href="https://city-adm.lviv.ua/news/city/tsnap/296729-dlia-ukraintsiv-u-hdansku-zapratsiuvav-virtualnyi-administrator-tsnapu-lvova-video" text:style-name="Internet_20_link" text:visited-style-name="Visited_20_Internet_20_Link">
press service of Lviv City Council</text:a>
, reports Ukrinform.</text:p>
      <text:p text:style-name="P4">
“The virtual administrator of the CNAP of the city of Lviv in Gdansk begins to work.(https://www.ukrinform.ua/tag-ukraina)You have a variety of certificates, you have the opportunity, ” - said the Director of the Department of Administrative Services of Lviv City Radivalentina Bartoshik.</text:p>
      <text:p text:style-name="P4">
You can order services remotely every Wednesday from 2:00 pm to 6:00 pm and every Thursday C 11:00: 00 to 15:00(Polish time). Попередня реєстрація за номером телефонув Польщі: 500 218 337. Домовлена зустріч відбуватиметься за адресою: ul.Karmelicka 1, Gdańsk 80-851.</text:p>
      <text:p text:style-name="P4">
Зазначено, що впродовж дня віртуальний адміністратор може прийняти до 25людей.</text:p>
      <text:p text:style-name="P4">
<text:span text:style-name="T4">
Читайте також:</text:span>
 <text:a xlink:type="simple" xlink:href="https://www.ukrinform.ua/rubric-kyiv/3707712-stolicni-cnapi-vidnovluut-zapis-u-zastosunku-kiiv-cifrovij.html" text:style-name="Internet_20_link" text:visited-style-name="Visited_20_Internet_20_Link">
 Столичні и відновлюють запис у застосунку «Київ Цифровий»</text:a>
The service for Ukrainians became possible after a working trip to the representatives of the administrative services of the Lviv City Council before the dignity week. A memorandum between Fundacja Gdanska was signed here by the ideas of the LMR administrative services for the implementation of the CNAP Virtual Administrator for Ukrainians.</text:p>
      <text:p text:style-name="P4">
As it was reported, CNAPs offer 459 administrative services for Ukrainians. Among them - passport registration, registration of place of residence, registration of transportation facilities and more.</text:p>
      <text:p text:style-name="P4">
<text:span text:style-name="T5">
Foto: city-adm.lviv.ua</text:span>
</text:p>
      <text:p text:style-name="P4">
News Source: <text:a xlink:type="simple" xlink:href="https://www.ukrinform.ua/rubric-society/3714654-dla-ukrainciv-u-gdansku-zapracuvav-virtualnij-administrator-cnapu.html" text:style-name="Internet_20_link" text:visited-style-name="Visited_20_Internet_20_Link">
https://www.ukrinform.ua/rubric-society/3714654-dla-ukrainciv-u-gdansku-zapracuvav-virtualnij-administrator-cnapu.html</text:a>
</text:p>
      <!--NEWS-->
      <text:h text:style-name="P10" text:outline-level="1">
<text:span text:style-name="T4">
Kharkiv, Kharkivska Oblast(01:04). Red Alert: aerial threat. Sirens sounding. Take cover now!</text:span>
</text:h>
      <text:p text:style-name="P4">
Authors: liveuamap (Language: en)</text:p>
      <text:p text:style-name="P4">
Time: 2023-05-26T19:05:00</text:p>
      <text:p text:style-name="P4">
Location: Kharkiv (Latitude:49.98011 Longtitude:36.2538)</text:p>
      <text:p text:style-name="P4">
Videos: []</text:p>
      <text:p text:style-name="P4">
Images: []</text:p>
      <text:p text:style-name="P4">
Tags: ["Europe", "Central and Eastern Europe"]</text:p>
      <text:p text:style-name="P4">
Id: 22565616</text:p>
      <!--METADATA-->
      <text:p text:style-name="P4">
Kharkiv, Kharkiv region(01:04). Red Alert: aerial threat. Sirens sounding.Take cover now!</text:p>
      <text:p text:style-name="P4">
News Collection Link: <text:a xlink:type="simple" xlink:href="https://liveuamap.com/en/2023/26-may-kharkiv-kharkivska-oblast0104-red-alerg" text:style-name="Internet_20_link" text:visited-style-name="Visited_20_Internet_20_Link">
https://liveuamap.com/en/2023/26-may-kharkiv-kharkivska-oblast0104-red-alerg</text:a>
</text:p>
      <text:p text:style-name="P4">
News Source: <text:a xlink:type="simple" xlink:href="https://t.me/air_alert_ua/46591" text:style-name="Internet_20_link" text:visited-style-name="Visited_20_Internet_20_Link">
https://t.me/air_alert_ua/46591</text:a>
</text:p>
      <!--NEWS-->
      <text:h text:style-name="P10" text:outline-level="1">
<text:span text:style-name="T4">
Kherson, Kherson region, Mykolaiv, Mykolaiv region, Zaporizhzhya region, Kirovohrad OB ...</text:span>
</text:h>
      <text:p text:style-name="P4">
Authors: liveuamap (Language: en)</text:p>
      <text:p text:style-name="P4">
Time: 2023-05-26T20:48:00</text:p>
      <text:p text:style-name="P4">
Location: Kherson (Latitude:46.65581000 Longtitude:32.61780000)</text:p>
      <text:p text:style-name="P4">
Videos: []</text:p>
      <text:p text:style-name="P4">
Images: []</text:p>
      <text:p text:style-name="P4">
Tags: ["Europe", "Central and Eastern Europe"]</text:p>
      <text:p text:style-name="P4">
Id: 22565618</text:p>
      <!--METADATA-->
      <text:p text:style-name="P4">
Kherson, Kherson region, Mykolaiv, Mykolaiv region, Zaporizhzhya region, Kirovohrad region, Cherkasy region, Dnipro, Dnipropetrovsk region(02:47).Red Alert: aerial threat. Sirens sounding. Take cover now!</text:p>
      <text:p text:style-name="P4">
News Collection Link: <text:a xlink:type="simple" xlink:href="https://liveuamap.com/en/2023/27-may-kherson-khersonska-oblast-mykolaiv-mykg" text:style-name="Internet_20_link" text:visited-style-name="Visited_20_Internet_20_Link">
https://liveuamap.com/en/2023/27-may-kherson-khersonska-oblast-mykolaiv-mykg</text:a>
</text:p>
      <text:p text:style-name="P4">
News Source: <text:a xlink:type="simple" xlink:href="https://t.me/air_alert_ua/46598" text:style-name="Internet_20_link" text:visited-style-name="Visited_20_Internet_20_Link">
https://t.me/air_alert_ua/46598</text:a>
</text:p>
      <!--NEWS-->
      <text:h text:style-name="P10" text:outline-level="1">
<text:span text:style-name="T4">
Odeska Oblast(02:48). Red Alert: aerial threat. Sirens sounding. Take cover now!</text:span>
</text:h>
      <text:p text:style-name="P4">
Authors: liveuamap (Language: en)</text:p>
      <text:p text:style-name="P4">
Time: 2023-05-26T20:49:00</text:p>
      <text:p text:style-name="P4">
Location: Odeska Oblast (Latitude:46.75000000 Longtitude:30.25000000)</text:p>
      <text:p text:style-name="P4">
Videos: []</text:p>
      <text:p text:style-name="P4">
Images: []</text:p>
      <text:p text:style-name="P4">
Tags: ["Europe", "Central and Eastern Europe"]</text:p>
      <text:p text:style-name="P4">
Id: 22565619</text:p>
      <!--METADATA-->
      <text:p text:style-name="P4">
Odesa region(02:48). Red Alert: aerial threat. Sirens sounding. Take covernow!</text:p>
      <text:p text:style-name="P4">
News Collection Link: <text:a xlink:type="simple" xlink:href="https://liveuamap.com/en/2023/27-may-odeska-oblast0248-red-alert-aerial-thrg" text:style-name="Internet_20_link" text:visited-style-name="Visited_20_Internet_20_Link">
https://liveuamap.com/en/2023/27-may-odeska-oblast0248-red-alert-aerial-thrg</text:a>
</text:p>
      <text:p text:style-name="P4">
News Source: <text:a xlink:type="simple" xlink:href="https://t.me/suspilneodesa/23550" text:style-name="Internet_20_link" text:visited-style-name="Visited_20_Internet_20_Link">
https://t.me/suspilneodesa/23550</text:a>
</text:p>
      <!--NEWS-->
      <text:h text:style-name="P10" text:outline-level="1">
<text:span text:style-name="T4">
Vinnytska Oblast(02:48). Red Alert: aerial threat. Sirens sounding. Take cover now!</text:span>
</text:h>
      <text:p text:style-name="P4">
Authors: liveuamap (Language: en)</text:p>
      <text:p text:style-name="P4">
Time: 2023-05-26T20:50:00</text:p>
      <text:p text:style-name="P4">
Location: Vinnytska Oblast (Latitude:48.91667000 Longtitude:28.66667000)</text:p>
      <text:p text:style-name="P4">
Videos: []</text:p>
      <text:p text:style-name="P4">
Images: []</text:p>
      <text:p text:style-name="P4">
Tags: ["Europe", "Central and Eastern Europe"]</text:p>
      <text:p text:style-name="P4">
Id: 22565620</text:p>
      <!--METADATA-->
      <text:p text:style-name="P4">
Vinnytsia region(02:48). Red Alert: aerial threat. Sirens sounding. Take covernow!</text:p>
      <text:p text:style-name="P4">
News Collection Link: <text:a xlink:type="simple" xlink:href="https://liveuamap.com/en/2023/27-may-vinnytska-oblast0248-red-alert-aerial-g" text:style-name="Internet_20_link" text:visited-style-name="Visited_20_Internet_20_Link">
https://liveuamap.com/en/2023/27-may-vinnytska-oblast0248-red-alert-aerial-g</text:a>
</text:p>
      <text:p text:style-name="P4">
News Source: <text:a xlink:type="simple" xlink:href="https://t.me/air_alert_ua/46600" text:style-name="Internet_20_link" text:visited-style-name="Visited_20_Internet_20_Link">
https://t.me/air_alert_ua/46600</text:a>
</text:p>
      <!--NEWS-->
      <text:h text:style-name="P10" text:outline-level="1">
<text:span text:style-name="T4">
How to find out who is investigating the disappearance of a relative</text:span>
</text:h>
      <text:p text:style-name="P4">
Author: ['АРМІЯINFORM']</text:p>
      <text:p text:style-name="P4">
Time: 2023-05-26T31:00:00-04:00</text:p>
      <text:p text:style-name="P4">
Description: Yak Otrimati INFORMASIA about Slidchogo, Yaki Roslidu, Criminal Provadzhennya Schodo Znodoro ... War with Ukraine 2022, War with Ukraine Latest News today, War with Ukraine 2022 Last today, will there be a war between Ukraine and Russia and when, the war with Ukraine in Ukraine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bezvisti-znykli.jpg" text:style-name="Internet_20_link" text:visited-style-name="Visited_20_Internet_20_Link">
bezvisti-znykli.jpg</text:a>
']</text:p>
      <text:p text:style-name="P4">
Tags: ['STOPRUSSIA', 'АГРЕСІЯ РФ', 'БЕЗВІСТИ ЗНИКЛІ', 'ВІЙНА', 'ВТОРГНЕННЯ РФ', 'МІНРЕІНТЕГРАЦІЇ']</text:p>
      <text:p text:style-name="P4">
Category: News</text:p>
      <!--METADATA-->
      <text:p text:style-name="P4">
<draw:frame draw:style-name="fr1" draw:name="Image3" text:anchor-type="as-char" svg:width="6.9236in" svg:height="3.894525in" draw:z-index="0">
<draw:image xlink:href="../Images/AРМІЯINFORM/2023-05-26T31-00-00-04-00/bezvisti-znykli.jpg" xlink:type="simple" xlink:show="embed" xlink:actuate="onLoad" draw:mime-type="image/jpeg"/>
</draw:frame>
How to get information about an investigator who investigates criminal proceedings for a person missing?</text:p>
      <text:p text:style-name="P4">
Algorithm of action in case of disappearance of a relative <text:a xlink:type="simple" xlink:href="https://www.facebook.com/MReintegration/posts/pfbid0pQjsg9x941T9qBEr4BRSqnKBhhDWicJSULMAEvCv7eqdz9CuD5wyckbM2xoiLrWfl" text:style-name="Internet_20_link" text:visited-style-name="Visited_20_Internet_20_Link">
promulgated</text:a>
On its Facebook page, the Ministry of Reintegration of the Temporary -Cup areas of Ukraine.</text:p>
      <text:p text:style-name="P4">
In order to obtain information about the investigator, the relatives of the missing person must be addressed to the National Police at the place of submission of the application, or a displacement of the disappearance of a person.</text:p>
      <text:p text:style-name="P4">
The telephones of the responsible people of the National Police in the oblasts can be obtained by the regional representatives of the Commissioner from the missing person, or the hotline call: 0 800 339 247.</text:p>
      <text:p text:style-name="P4">
<text:span text:style-name="T4">
 When communicating with a responsible police officer, please report: </text:span>
</text:p>
      <ul>
        <li>
their name is an incident of family relations to be announced; * criminal proceedings; * Extraordinary - other excerpt information from the Unified Register of Pre -trial Investigations.</li>
      </ul>
      <text:p text:style-name="P4">
The responsible person is obliged to provide you with information about the name of the national police or SBU body, the name of the investigator and his working telephone(in the presence).</text:p>
      <text:p text:style-name="P4">
Мінреінтеграції нагадало, що комунікація зі слідчим має відбуватись виключно уписьмовій формі. Телефонні розмови, усні заяви та клопотання законодавством непередбачені.</text:p>
      <text:p text:style-name="P4">
News Source: <text:a xlink:type="simple" xlink:href="https://armyinform.com.ua/2023/05/26/yak-diznatysya-hto-rozsliduye-znyknennya-rodycha/" text:style-name="Internet_20_link" text:visited-style-name="Visited_20_Internet_20_Link">
https://armyinform.com.ua/2023/05/26/yak-diznatysya-hto-rozsliduye-znyknennya-rodycha/</text:a>
</text:p>
      <!--NEWS-->
      <text:h text:style-name="P10" text:outline-level="1">
<text:span text:style-name="T4">
Ukraine must regain its south and become a member of NATO - Francis Fukuyama</text:span>
</text:h>
      <text:p text:style-name="P4">
Author: ['Ольга Мосьондз']</text:p>
      <text:p text:style-name="P4">
Time: 2023-05-26T32:00:00-04:00</text:p>
      <text:p text:style-name="P4">
Description: About CE, by saying Professor Stanford University Francice Fukuyama at Videozaznin, the war with Ukraine 2022, the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fukuyama.jpg" text:style-name="Internet_20_link" text:visited-style-name="Visited_20_Internet_20_Link">
fukuyama.jpg</text:a>
']</text:p>
      <text:p text:style-name="P4">
Tags: ['STOPRUSSIA', 'КИЇВСЬКИЙ БЕЗПЕКОВИЙ ФОРУМ', 'УКРАЇНА – НАТО', 'ФРЕНСІС ФУКУЯМА']</text:p>
      <text:p text:style-name="P4">
Category: News</text:p>
      <!--METADATA-->
      <text:p text:style-name="P4">
<draw:frame draw:style-name="fr1" draw:name="Image4" text:anchor-type="as-char" svg:width="6.9236in" svg:height="3.900295in" draw:z-index="0">
<draw:image xlink:href="../Images/AРМІЯINFORM/2023-05-26T32-00-00-04-00/fukuyama.jpg" xlink:type="simple" xlink:show="embed" xlink:actuate="onLoad" draw:mime-type="image/jpeg"/>
</draw:frame>
This was stated by Professor of Stanford University Francis Fukuyama to address the participants of the 15th Annual Kiev Security Forum, the Army Informs Correspondent reports.</text:p>
      <text:p text:style-name="P4">
Francis Fukuyama noted that any peace agreements could not be effective for Ukraine without joining NATO, as time will allow Russia to re-arry and continue the war.</text:p>
      <ul>
        <li>
Under the current conditions, peace talks and temporary ceasefire can be damaged by Ukraine. After all, it can leave Russia control over the Donbass, Crimea of the southern coast of Ukraine. And here is an even deeper problem. While Vladimir Putin when the power, any "peace agreements" will simply allow Russia to re-arry their own to later restore the war. Any long settlement has a stronger security guarantees for Ukraine,-Francisfukuyama stressed.</li>
      </ul>
      <text:p text:style-name="P4">
He believes that the renewal of war with Russia in the future can only a member of Ukraine in NATO and the guarantees provided for in Article 5.</text:p>
      <ul>
        <li>
NATO membership will become real if, thanks to the counter -offensive, Ukraine is Retrachrson and Zaporizhzhya regions, - said Professor of the Stanford University. - The fear of slow blocking of Crimea can encourage Putinovation of attacks on Ukraine, unlock Ukrainian ports on a long -term basis to cause terrorist missile attacks on Ukrainian cities.</li>
      </ul>
      <text:p text:style-name="P4">
Francis Fukuyama stressed that the effectiveness of any arrangements with Russia will depend on Ukraine's membership in NATO.</text:p>
      <ul>
        <li>
While we are waiting for the Ukrainian counter -offensive to begin, we need to think about what this war can end. As I said, peaceful and ceasefires in the current circumstances will be a very bad idea for Ukraine. Every member of NATO, who has doubts about this, must say how much a peace agreement is possible in the following years, not simply a short -term suppression of fire and the opportunity for Russia to overthrow themselves, to rebuild the Higherly to restore the war, - said Frances Fukuyama.</li>
      </ul>
      <text:p text:style-name="P4">
News Source: <text:a xlink:type="simple" xlink:href="https://armyinform.com.ua/2023/05/26/ukrayina-povynna-povernuty-sobi-pivden-i-staty-chlenom-nato-frensis-fukuyama/" text:style-name="Internet_20_link" text:visited-style-name="Visited_20_Internet_20_Link">
https://armyinform.com.ua/2023/05/26/ukrayina-povynna-povernuty-sobi-pivden-i-staty-chlenom-nato-frensis-fukuyama/</text:a>
</text:p>
      <!--NEWS-->
      <text:h text:style-name="P10" text:outline-level="1">
<text:span text:style-name="T4">
10 years behind bars will hold an enemy informant who "drained" the positions of the defenders of Mariupol</text:span>
</text:h>
      <text:p text:style-name="P4">
Author: ['АРМІЯINFORM']</text:p>
      <text:p text:style-name="P4">
Time: 2023-05-26T33:00:00-04:00</text:p>
      <text:p text:style-name="P4">
Description: The Service of the Bezleckei Zibrala Bezini Vinini Shchelnik Rashism, Yaki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49301995_1439847243499585_3303797932078639424_n.jpg" text:style-name="Internet_20_link" text:visited-style-name="Visited_20_Internet_20_Link">
349301995_1439847243499585_3303797932078639424_n.jpg</text:a>
']</text:p>
      <text:p text:style-name="P4">
Tags: ['STOPRUSSIA', 'АГРЕСІЯ РФ', 'ВІЙНА', 'ВТОРГНЕННЯ РФ', 'СБУ']</text:p>
      <text:p text:style-name="P4">
Category: News</text:p>
      <!--METADATA-->
      <text:p text:style-name="P4">
<draw:frame draw:style-name="fr1" draw:name="Image5" text:anchor-type="as-char" svg:width="6.9236in" svg:height="7.362095in" draw:z-index="0">
<draw:image xlink:href="../Images/AРМІЯINFORM/2023-05-26T33-00-00-04-00/349301995_1439847243499585_3303797932078639424_n.jpg" xlink:type="simple" xlink:show="embed" xlink:actuate="onLoad" draw:mime-type="image/jpeg"/>
</draw:frame>
The Security Service gathered the undisputed evidence of the fault of another supporter of Rashism, who passed on to the occupiers of the location of the defense forces in the south of Ukraine.</text:p>
      <text:p text:style-name="P4">
The attacker was a pro -Russian resident of Poltava region.</text:p>
      <text:p text:style-name="P4">
In dealing with his acquaintances from Mariupol, he "in the dark" collected information about the places of base and moving the defenders of the city at the beginning of a full -scale invasion.</text:p>
      <text:p text:style-name="P4">
The information received through the Facebook of the so -called "DNR -authorized", which is part of the occupation administration in the captured part of the Donetsk region.</text:p>
      <text:p text:style-name="P4">
In the future, Ombudsmenko fake was transported by the exploded command of the Russian Wavovsk on the Eastern Front.</text:p>
      <text:p text:style-name="P4">
SBU staff detained the enemy informant in March last year during counter -pride -acting events in the territory of Poltava region.</text:p>
      <text:p text:style-name="P4">
According to the results of investigative actions, a posts from the symbolism of the communist totalitarian regime, which it distributed through the social network, were also revealed.</text:p>
      <text:p text:style-name="P4">
According to the SBU materials, the court found the attacker guilty of two articles of the Criminal Code of Ukraine:</text:p>
      <text:p text:style-name="P4">
▪️ Part 1 of Art. 258-3(promoting the activity of a terrorist organization);</text:p>
      <text:p text:style-name="P4">
▪️ Part 1 v. 436-1(Production, distribution of communist, Nazi symbolism and propaganda of communist and national-socialist totalitarian regimes).</text:p>
      <text:p text:style-name="P4">
Йому призначено 10 років тюрми.</text:p>
      <text:p text:style-name="P4">
Досудове розслідування проводили співробітники СБУ в Полтавській області запроцесуального керівництва прокуратури.</text:p>
      <text:p text:style-name="P4">
Джерело: <text:a xlink:type="simple" xlink:href="https://www.facebook.com/SecurSerUkraine/posts/pfbid0jSReWM6Dzp5RH9UH1TQ2Cva6dsd1BhcTec1et4Rvv75vjg1asGGTXhuhCvYDR7Xul" text:style-name="Internet_20_link" text:visited-style-name="Visited_20_Internet_20_Link">
Служба безпекиУкраїни</text:a>
</text:p>
      <text:p text:style-name="P4">
News Source: <text:a xlink:type="simple" xlink:href="https://armyinform.com.ua/2023/05/26/10-rokiv-za-gratamy-provede-vorozhyj-informator-yakyj-zlyvav-pozycziyi-zahysnykiv-mariupolya/" text:style-name="Internet_20_link" text:visited-style-name="Visited_20_Internet_20_Link">
https://armyinform.com.ua/2023/05/26/10-rokiv-za-gratamy-provede-vorozhyj-informator-yakyj-zlyvav-pozycziyi-zahysnykiv-mariupolya/</text:a>
</text:p>
      <!--NEWS-->
      <text:h text:style-name="P10" text:outline-level="1">
<text:span text:style-name="T4">
In Kharkiv region, a carefully disguised hiding place with Russian ammunition was found</text:span>
</text:h>
      <text:p text:style-name="P4">
Author: ['АРМІЯINFORM']</text:p>
      <text:p text:style-name="P4">
Time: 2023-05-26T34:00:00-04:00</text:p>
      <text:p text:style-name="P4">
Description: At the Teritor Kharkivo, they knew the lordly skhovanka, the yaki Rosiyskі ... War with Ukraine 2022, the war with Ukraine latest news today, the news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whatsapp-image-2023-05-25-at-09.20.36-1-450x395-4fd.jpeg" text:style-name="Internet_20_link" text:visited-style-name="Visited_20_Internet_20_Link">
whatsapp-image-2023-05-25-at-09.20.36-1-450x395-4fd.jpeg</text:a>
']</text:p>
      <text:p text:style-name="P4">
Tags: ['АГРЕСІЯ РФ', 'ВТОРГНЕННЯ РФ', 'ДБР']</text:p>
      <text:p text:style-name="P4">
Category: News</text:p>
      <!--METADATA-->
      <text:p text:style-name="P4">
<draw:frame draw:style-name="fr1" draw:name="Image6" text:anchor-type="as-char" svg:width="6.9236in" svg:height="6.077382in" draw:z-index="0">
<draw:image xlink:href="../Images/AРМІЯINFORM/2023-05-26T34-00-00-04-00/whatsapp-image-2023-05-25-at-09.20.36-1-450x395-4fd.jpeg" xlink:type="simple" xlink:show="embed" xlink:actuate="onLoad" draw:mime-type="image/jpeg"/>
</draw:frame>
In the territory of Kharkiv region found a carefully disguised hiding place, in which Russian invaders hid jet assault grenades. 18 units of ammunition were hidden in the territory of one of the forest strips in the Chuguev district.</text:p>
      <text:p text:style-name="P4">
About it <text:a xlink:type="simple" xlink:href="https://dbr.gov.ua/news/dbr-znajshlo-na-harkivshhini-shron-z-rosijskimi-boepripasami-video" text:style-name="Internet_20_link" text:visited-style-name="Visited_20_Internet_20_Link">
reports</text:a>
State Bureau of Investigation.</text:p>
      <text:p text:style-name="P4">
According to operational information, the hiding place before the retreat of equipment of the 3rd battalion of the 101st Regiment of the Russian Federation.</text:p>
      <text:p text:style-name="P4">
All weapons found by the DBR employees were seized and transferred to one of the Armed Forces.</text:p>
      <text:p text:style-name="P4">
Our defenders will use Russian shells for their intended purpose.</text:p>
      <text:p text:style-name="P4">
News Source: <text:a xlink:type="simple" xlink:href="https://armyinform.com.ua/2023/05/26/na-harkivshhyni-znajdeno-shron-z-rosijskymy-boyeprypasamy/" text:style-name="Internet_20_link" text:visited-style-name="Visited_20_Internet_20_Link">
https://armyinform.com.ua/2023/05/26/na-harkivshhyni-znajdeno-shron-z-rosijskymy-boyeprypasamy/</text:a>
</text:p>
      <!--NEWS-->
      <text:h text:style-name="P10" text:outline-level="1">
<text:span text:style-name="T4">
Rashist manipulations: "Changing the church calendar in Ukraine is madness and bacchanalia"</text:span>
</text:h>
      <text:p text:style-name="P4">
Author: ['АРМІЯINFORM']</text:p>
      <text:p text:style-name="P4">
Time: 2023-05-26T35:00:00-04:00</text:p>
      <text:p text:style-name="P4">
Description: The Center for the Wizin -Format on the Facebook of the Facebook by Facebook is a rosemystein vigirk ... War with Ukraine 2022, War with Ukraine Latest News today,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349168074_260313303316338_3275902651505577956_n.jpg" text:style-name="Internet_20_link" text:visited-style-name="Visited_20_Internet_20_Link">
349168074_260313303316338_3275902651505577956_n.jpg</text:a>
']</text:p>
      <text:p text:style-name="P4">
Tags: ['STOPRUSSIA', 'ВІЙНА', 'ВТОРГНЕННЯ РФ', 'МАНІПУЛЯЦІЇ РФ', 'РОСІЙСЬКІ ФЕЙКИ', 'ЦПД РНБО']</text:p>
      <text:p text:style-name="P4">
Category: News</text:p>
      <!--METADATA-->
      <text:p text:style-name="P4">
<draw:frame draw:style-name="fr1" draw:name="Image7" text:anchor-type="as-char" svg:width="6.9236in" svg:height="6.9236in" draw:z-index="0">
<draw:image xlink:href="../Images/AРМІЯINFORM/2023-05-26T35-00-00-04-00/349168074_260313303316338_3275902651505577956_n.jpg" xlink:type="simple" xlink:show="embed" xlink:actuate="onLoad" draw:mime-type="image/jpeg"/>
</draw:frame>
The Center for Combating Misinformation on its Official Facebook page <text:a xlink:type="simple" xlink:href="https://www.facebook.com/protydiyadezinformatsiyi.cpd/posts/pfbid06GQ7k3USHRqy15RCA9wRg9ATd8Yb6FjK6UfqCzjB9oVkmgvZ3HhKdVZ5kikrWnKNl" text:style-name="Internet_20_link" text:visited-style-name="Visited_20_Internet_20_Link">
posted</text:a>
A selection of misinformation and manipulation that spread Russia's propaganda yesterday.</text:p>
      <text:p text:style-name="P4">
<text:span text:style-name="T4">
<text:span text:style-name="T5">
 misinformation: </text:span>
* “Today we are opposed to a collective event that leads against our countries, in fact, an unannounced war," - said Russian Defense Minister S. Shayga during a meeting with the Minister of Defense of Belarus V. Khrenin. </text:span>
<text:span text:style-name="T5">
 Manipulation: </text:span>
<text:span text:style-name="T5">
 Presidential Presidential President D.Peskov has stated that "a change in the church calendar in Ukraine is a madness and Bacchanaly, now it remains to wait for the rejection of the Ukrainian language in favor of the American language." </text:span>
<text:span text:style-name="T4">
 misinformation: </text:span>
 Deputy Minister of Foreign Affairs of the Russian Federation M. Khistorin stated: “Measures on the safety of the Union State taken by Russia and Belarus in the military-nuclear sphere, is a forced response to many years It has recently taken place in the key parameters of European security. "</text:p>
      <text:p text:style-name="P4">
News Source: <text:a xlink:type="simple" xlink:href="https://armyinform.com.ua/2023/05/26/rashystski-manipulyacziyi-zmina-czerkovnogo-kalendarya-v-ukrayini-cze-bozhevillya-ta-vakhanaliya/" text:style-name="Internet_20_link" text:visited-style-name="Visited_20_Internet_20_Link">
https://armyinform.com.ua/2023/05/26/rashystski-manipulyacziyi-zmina-czerkovnogo-kalendarya-v-ukrayini-cze-bozhevillya-ta-vakhanaliya/</text:a>
</text:p>
      <!--NEWS-->
      <text:h text:style-name="P10" text:outline-level="1">
<text:span text:style-name="T4">
A serviceman of the Russian Federation under the estuary tells about unsuccessful offenses on the city - GUR</text:span>
</text:h>
      <text:p text:style-name="P4">
Author: ['АРМІЯINFORM']</text:p>
      <text:p text:style-name="P4">
Time: 2023-05-26T36:00:00-04:00</text:p>
      <text:p text:style-name="P4">
Description: https://youtu.be/Chal6IZYQHI PEACH ROZPOVIDAH, ShO YOO PIDRODIL, ONLY IT ... War with Ukraine 2022, War with Ukraine Latest News today, News War with Ukraine 2022 Last today, will there be a war between Ukraine and Russia and Russia and Russia When the war with Ukraine in 2022 will be or not, will there be a war with Ukraine in the near future, the war with Ukraine, Ukraine’s news today, Ukrainian news in Ukrainian media in Russian</text:p>
      <text:p text:style-name="P4">
Images: []</text:p>
      <text:p text:style-name="P4">
Tags: []</text:p>
      <text:p text:style-name="P4">
Category: News</text:p>
      <!--METADATA-->
      <text:p text:style-name="P4">
The occupier tells that his unit, for the third time, tries to storm, and his commander has recently been neutralized.</text:p>
      <text:p text:style-name="P4">
"We were generally told, under the Voronezh Eden, and we were immediately" lace "here, they came to the 1st line," the occupier complains.</text:p>
      <text:p text:style-name="P4">
Source: Gur Mow</text:p>
      <text:p text:style-name="P4">
News Source: <text:a xlink:type="simple" xlink:href="https://armyinform.com.ua/2023/05/26/vijskovosluzhbovecz-rf-pid-lymanom-rozpovidaye-pro-nevdali-nastupy-na-misto-gur/" text:style-name="Internet_20_link" text:visited-style-name="Visited_20_Internet_20_Link">
https://armyinform.com.ua/2023/05/26/vijskovosluzhbovecz-rf-pid-lymanom-rozpovidaye-pro-nevdali-nastupy-na-misto-gur/</text:a>
</text:p>
      <!--NEWS-->
      <text:h text:style-name="P10" text:outline-level="1">
<text:span text:style-name="T4">
The suspicion of the Viecadmiral of the Russian Federation, which ordered the firing of Ukraine from the Black Sea was reported</text:span>
</text:h>
      <text:p text:style-name="P4">
Author: ['АРМІЯINFORM']</text:p>
      <text:p text:style-name="P4">
Time: 2023-05-26T37:00:00-04:00</text:p>
      <text:p text:style-name="P4">
Description: Service of Bingle Zbrazov Docasova Base on the Dyucho Commander of the Chornomorsk Fleet of the Russian Navy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49190747_964711264556975_1402606660226146034_n.jpg" text:style-name="Internet_20_link" text:visited-style-name="Visited_20_Internet_20_Link">
349190747_964711264556975_1402606660226146034_n.jpg</text:a>
']</text:p>
      <text:p text:style-name="P4">
Tags: ['STOPRUSSIA', 'АГРЕСІЯ РФ', 'ВІЙНА', 'ВТОРГНЕННЯ РФ', 'СБУ']</text:p>
      <text:p text:style-name="P4">
Category: News</text:p>
      <!--METADATA-->
      <text:p text:style-name="P4">
<draw:frame draw:style-name="fr1" draw:name="Image8" text:anchor-type="as-char" svg:width="6.9236in" svg:height="7.358892in" draw:z-index="0">
<draw:image xlink:href="../Images/AРМІЯINFORM/2023-05-26T37-00-00-04-00/349190747_964711264556975_1402606660226146034_n.jpg" xlink:type="simple" xlink:show="embed" xlink:actuate="onLoad" draw:mime-type="image/jpeg"/>
</draw:frame>
The Security Service has assembled an evidence of the existing Commander of the Black Sea Fleet of the Navy of the Russian Federation Viceadmiral Victor Sokolov. The official is involved in massive Russian strikes on civilian objects of Ukraine.</text:p>
      <text:p text:style-name="P4">
In the period from August 10, 2022, Sokolov personally gave orders to the existence of winged winged missiles 3m14 Caliber on the energy infrastructure of our country.</text:p>
      <text:p text:style-name="P4">
As a result of hostile shelling, 4 civilians were killed, and 40 more received.</text:p>
      <text:p text:style-name="P4">
According to the investigation, the aggressor was carried out by the air attacks on the energy objects of UKIVSKY, Lviv, Dnipropetrovsk, Vinnytsia, Kirovograd, Odessa, Zaporizhia, Sumy, Khmelnytsky, Rivne, Chernivtsi, Cherkasy, Zhytomyr and Ivano-Frankivsk regions.</text:p>
      <text:p text:style-name="P4">
It was also found that Russian shelling has caused significant losses of the national life support of the civilian population of Ukraine.</text:p>
      <text:p text:style-name="P4">
In addition, rocket strikes of the Russian Federation led to a temporary stop of the work of dozen -place educational institutions, hospitals and other social institutions.</text:p>
      <text:p text:style-name="P4">
On the basis of the evidence collected, the investigators of the Security Service informed Sokolov Prosading under several articles of the Criminal Code of Ukraine:</text:p>
      <text:p text:style-name="P4">
▪️ Part 2 of Art. 28, Part 1 of Art. 438 and Part 2 of Art. 28, Part 2 of Art. 438(violation of the laws and customs of war committed by a group of persons by prior conspiracy);</text:p>
      <text:p text:style-name="P4">
▪️ Paw 3 v. 110(encroachment on territorial integrity and integrity of Ukraine);</text:p>
      <text:p text:style-name="P4">
3.(Planning, preparation, resolution and aggressive warfare committed by a group of persons by prior conspiracy).</text:p>
      <text:p text:style-name="P4">
Тривають комплексні заходи для його притягнення до відповідальності за злочинипроти нашої держави.</text:p>
      <text:p text:style-name="P4">
Зловмиснику загрожує довічне позбавлення волі.</text:p>
      <text:p text:style-name="P4">
Досудове розслідування проводили за процесуального керівництва ОфісуГенерального прокурора.</text:p>
      <text:p text:style-name="P4">
Джерело: <text:a xlink:type="simple" xlink:href="https://www.facebook.com/SecurSerUkraine/posts/pfbid02j5ZjVBQ1QTTUDTdpScRsR2Maw7LaMohWR5vcnESvznYQ3GEpjuXbkBpYjLHZ3mRil" text:style-name="Internet_20_link" text:visited-style-name="Visited_20_Internet_20_Link">
Служба безпекиУкраїни</text:a>
</text:p>
      <text:p text:style-name="P4">
News Source: <text:a xlink:type="simple" xlink:href="https://armyinform.com.ua/2023/05/26/povidomleno-pro-pidozru-viczeadmiralu-rf-yakyj-nakazav-obstrilyuvaty-ukrayinu-kalibramy-z-chornogo-morya/" text:style-name="Internet_20_link" text:visited-style-name="Visited_20_Internet_20_Link">
https://armyinform.com.ua/2023/05/26/povidomleno-pro-pidozru-viczeadmiralu-rf-yakyj-nakazav-obstrilyuvaty-ukrayinu-kalibramy-z-chornogo-morya/</text:a>
</text:p>
      <!--NEWS-->
      <text:h text:style-name="P10" text:outline-level="1">
<text:span text:style-name="T4">
Aviation of Defense Forces has struck 5 beats in areas of focus of occupiers</text:span>
</text:h>
      <text:p text:style-name="P4">
Author: ['АРМІЯINFORM']</text:p>
      <text:p text:style-name="P4">
Time: 2023-05-26T38:00:00-04:00</text:p>
      <text:p text:style-name="P4">
Description: About the General Staff of the ZSU, the general headquarters of the Zhmu Zvedenni. “Avіaatsіya defense forces ... War with Ukraine 2022, the war with Ukraine is the latest news today, the news war with Ukraine 2022 last today, will there be a war between Ukraine and Russia and when, the war with Ukraine in 2022 will be or not, will there be whether there will be, will there be The war with Ukraine in the near future says, the war with Ukraine, Ukrainian news today, Ukrainian news in Ukrainian media in Russian</text:p>
      <text:p text:style-name="P4">
Images: ['<text:a xlink:type="simple" xlink:href="https://armyinform.com.ua/wp-content/uploads/2023/01/armijska-aviacziya-2.jpg" text:style-name="Internet_20_link" text:visited-style-name="Visited_20_Internet_20_Link">
armijska-aviacziya-2.jpg</text:a>
']</text:p>
      <text:p text:style-name="P4">
Tags: ['STOPRUSSIA', 'АГРЕСІЯ РФ', 'ВІЙНА', 'ВТОРГНЕННЯ РФ', 'ГШ ЗС УКРАЇНИ', 'ХРОНІКА ОБОРОНИ']</text:p>
      <text:p text:style-name="P4">
Category: News</text:p>
      <!--METADATA-->
      <text:p text:style-name="P4">
<draw:frame draw:style-name="fr1" draw:name="Image9" text:anchor-type="as-char" svg:width="6.9236in" svg:height="4.161038in" draw:z-index="0">
<draw:image xlink:href="../Images/AРМІЯINFORM/2023-05-26T38-00-00-04-00/armijska-aviacziya-2.jpg" xlink:type="simple" xlink:show="embed" xlink:actuate="onLoad" draw:mime-type="image/jpeg"/>
</draw:frame>
<text:span text:style-name="T4">
 🔥 Situation on Russian invasion </text:span>
</text:p>
      <text:p text:style-name="P4">
About it <text:a xlink:type="simple" xlink:href="https://www.facebook.com/GeneralStaff.ua/posts/pfbid0TyvK4eUK1evAWXwLFaEy1zGERX5pV7htfWqBtDJDKaxaWx38haFjHGbs5qqDggQLl" text:style-name="Internet_20_link" text:visited-style-name="Visited_20_Internet_20_Link">
reports</text:a>
The General Staff of the Armed Forces in its summary.</text:p>
      <text:p text:style-name="P4">
“Aviation of defense forces has struck 5 strokes in the areas of concentration of the personnel of the enemy's military equipment.</text:p>
      <text:p text:style-name="P4">
Also, last day our defenders shot down an enemy Su-25 aircraft.</text:p>
      <text:p text:style-name="P4">
Ukrainian rocket launchers and artillerymen struck the management point, anti-aircraft missile complex, 2 areas of concentration of live power, 1 ammunition composition, one Radiolocation station and two artillery units at firing positions, ”the message reads.</text:p>
      <text:p text:style-name="P4">
News Source: <text:a xlink:type="simple" xlink:href="https://armyinform.com.ua/2023/05/26/aviacziya-syl-oborony-zavdala-5-udariv-po-rajonah-zoseredzhennya-okupantiv-ta-zbyla-su-25/" text:style-name="Internet_20_link" text:visited-style-name="Visited_20_Internet_20_Link">
https://armyinform.com.ua/2023/05/26/aviacziya-syl-oborony-zavdala-5-udariv-po-rajonah-zoseredzhennya-okupantiv-ta-zbyla-su-25/</text:a>
</text:p>
      <!--NEWS-->
      <text:h text:style-name="P10" text:outline-level="1">
<text:span text:style-name="T4">
In Madrid in test mode, Ukrainian "Passport Service" started work</text:span>
</text:h>
      <text:p text:style-name="P4">
Author: ['Володимир Поліщук']</text:p>
      <text:p text:style-name="P4">
Time: 2023-05-26T39:00:00-04:00</text:p>
      <text:p text:style-name="P4">
Description: The very large-scale of the Rosіysko-Ukrainian Viyni in Ispanay was formed by Mayzha ... war with Ukraine 2022, the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photo_5438293775404353977_y.jpg" text:style-name="Internet_20_link" text:visited-style-name="Visited_20_Internet_20_Link">
photo_5438293775404353977_y.jpg</text:a>
']</text:p>
      <text:p text:style-name="P4">
Tags: ['БІЖЕНЦІ', 'ДЕРЖАВНА МІГРАЦІЙНА СЛУЖБА', 'ДП ДОКУМЕНТ', 'КОРОЛІВСТВО ІСПАНІЯ', 'МАДРИД', 'МЗС', 'ПАСПОРТНИЙ СЕРВІС']</text:p>
      <text:p text:style-name="P4">
Category: News</text:p>
      <!--METADATA-->
      <text:p text:style-name="P4">
<draw:frame draw:style-name="fr1" draw:name="Image10" text:anchor-type="as-char" svg:width="6.9236in" svg:height="6.9236in" draw:z-index="0">
<draw:image xlink:href="../Images/AРМІЯINFORM/2023-05-26T39-00-00-04-00/photo_5438293775404353977_y.jpg" xlink:type="simple" xlink:show="embed" xlink:actuate="onLoad" draw:mime-type="image/jpeg"/>
</draw:frame>
Since the beginning of the large-scale Russian-Ukrainian war in Spain, more than 170 thousand temporary protection for Ukrainian citizens. About it <text:a xlink:type="simple" xlink:href="https://www.interior.gob.es/opencms/ca/detalle/articulo/Espana-supera-las-170.000-protecciones-temporales-a-refugiados-de-Ucrania-un-ano-despues-de-la-activacion-del-mecanismo/" text:style-name="Internet_20_link" text:visited-style-name="Visited_20_Internet_20_Link">
reports</text:a>
The Ministry of Internal Affairs of Spain.</text:p>
      <text:p text:style-name="P4">
In order to provide them with valid passport documents, a Ukrainian "passport service" began in Madrid.</text:p>
      <text:p text:style-name="P4">
"Thanks to the fruitful cooperation of the State Migration Service, the Ministry of Internal Affairs, the Ministry of Foreign Affairs and our law partners in the city of Madrid, 5 mobile software and technical complexes-specially equipped white minibuses with the symbols of SE" Document "operate,"(https://www.facebook.com/passportcenterua/posts/pfbid0B8ALpAL5KRVWcGKBhKLE2Mcvbb74cJ9yRA9X7yokAaAvSfUxRy2QSQQeFgkhGPugl)on the official page of a state -owned enterprise.</text:p>
      <text:p text:style-name="P4">
In these minibuses, Ukrainians who are saving in Spain from rashist crimes will be able to issue and subsequently obtain documents that will receive financial and humanitarian assistance, to enter the educational institutions of the Tabes interpretation of the borders of other countries.</text:p>
      <text:p text:style-name="P4">
The mobile stations are located at: C. Delaltodelretiro, 28031 Madrid, Spain.</text:p>
      <text:p text:style-name="P4">
The state -owned enterprise "Document" reports that the stations operate from 9:00 to 18:00 daily except Sunday.</text:p>
      <text:p text:style-name="P4">
Currently, the service of visitors in the city of Madrid during the testing period is being lived in a live queue. The entry to the electronic queue will be implemented after successful testing of systems, which will be reported by an additional depiction website</text:p>
      <text:p text:style-name="P4">
<text:span text:style-name="T4">
 Reference: </text:span>
 Services provided by Passport Service in Madrid:</text:p>
      <ul>
        <li>
Registration of an ID card or passport(in particular instead of lost or stolen); * exchange of ID cards or foreign passport(Due to the expiration of the validity, change of information, unsuitable use); * Exchange Passport Sample 1994 on an ID Card(optional or in case of unfitness); * simultaneous registration of a foreign passport and ID card.</li>
      </ul>
      <text:p text:style-name="P4">
Recall that, in addition to Madrid, in Spain, the Passport Service unit works in Valencia. Also, our compatriot service centers are in four -city Poland(Warsaw, Krakow, Gdansk, Wroclaw), Turkey(Istanbul), Slovakia(Bratislava), Czech Republic(Threshold)and two cities in Germany(Cologne, give up).</text:p>
      <text:p text:style-name="P4">
News Source: <text:a xlink:type="simple" xlink:href="https://armyinform.com.ua/2023/05/26/u-madrydi-v-testovomu-rezhymi-rozpochav-robotu-ukrayinskyj-pasportnyj-servis/" text:style-name="Internet_20_link" text:visited-style-name="Visited_20_Internet_20_Link">
https://armyinform.com.ua/2023/05/26/u-madrydi-v-testovomu-rezhymi-rozpochav-robotu-ukrayinskyj-pasportnyj-servis/</text:a>
</text:p>
      <!--NEWS-->
      <text:h text:style-name="P10" text:outline-level="1">
<text:span text:style-name="T4">
Spain is preparing to transfer to Ukraine four more tanks Leopard 2 and a batch of M113 armored personnel carriers</text:span>
</text:h>
      <text:p text:style-name="P4">
Author: ['АРМІЯINFORM']</text:p>
      <text:p text:style-name="P4">
Time: 2023-05-26T40:00:00-04:00</text:p>
      <text:p text:style-name="P4">
Description: About the Ministra of the defense of the Ispanai Margarita Robodomil PID Hour of the Twentads of the Twnnet -earned Living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2/margaryta-robles.jpg" text:style-name="Internet_20_link" text:visited-style-name="Visited_20_Internet_20_Link">
margaryta-robles.jpg</text:a>
']</text:p>
      <text:p text:style-name="P4">
Tags: ['STOPRUSSIA', 'АГРЕСІЯ РФ', 'ВІЙНА', 'ВТОРГНЕННЯ РФ', 'ІСПАНІЯ']</text:p>
      <text:p text:style-name="P4">
Category: News</text:p>
      <!--METADATA-->
      <text:p text:style-name="P4">
<draw:frame draw:style-name="fr1" draw:name="Image11" text:anchor-type="as-char" svg:width="6.9236in" svg:height="4.61393in" draw:z-index="0">
<draw:image xlink:href="../Images/AРМІЯINFORM/2023-05-26T40-00-00-04-00/margaryta-robles.jpg" xlink:type="simple" xlink:show="embed" xlink:actuate="onLoad" draw:mime-type="image/jpeg"/>
</draw:frame>
Margarita Robles</text:p>
      <text:p text:style-name="P4">
About this, the Minister of Defense of Spain Margarita Robles <text:a xlink:type="simple" xlink:href="https://www.defensa.gob.es/gabinete/notasPrensa/2023/05/DGC-230525-reunion-ramstein.html" text:style-name="Internet_20_link" text:visited-style-name="Visited_20_Internet_20_Link">
reported</text:a>
During the twelfth meeting of the contact group on the Defense of Ukraine.</text:p>
      <text:p text:style-name="P4">
During her speech, Margarita Robles spoke about the renewed status of Spain's supplies, in particular, there was a future supply of 4 other LEOPARD 2 combat tanks of the new M113 armored personnel carriers.</text:p>
      <text:p text:style-name="P4">
She also emphasized significant progress in the preparation of the Ukrainian military territory of Spain, where about 1500 military servicemen have already been trained.</text:p>
      <text:p text:style-name="P4">
News Source: <text:a xlink:type="simple" xlink:href="https://armyinform.com.ua/2023/05/26/ispaniya-gotuyetsya-peredaty-ukrayini-shhe-chotyry-tanky-leopard-2-ta-partiyu-bronetransporteriv-m113/" text:style-name="Internet_20_link" text:visited-style-name="Visited_20_Internet_20_Link">
https://armyinform.com.ua/2023/05/26/ispaniya-gotuyetsya-peredaty-ukrayini-shhe-chotyry-tanky-leopard-2-ta-partiyu-bronetransporteriv-m113/</text:a>
</text:p>
      <!--NEWS-->
      <text:h text:style-name="P10" text:outline-level="1">
<text:span text:style-name="T4">
Canada will transfer AIM-9 missiles to Ukraine</text:span>
</text:h>
      <text:p text:style-name="P4">
Author: ['АРМІЯINFORM']</text:p>
      <text:p text:style-name="P4">
Time: 2023-05-26T41:00:00-04:00</text:p>
      <text:p text:style-name="P4">
Description: About Tse Minstro defending Canadi Ananda, pidd the hour of the Twestads of the Twnnaty Vivedannya ... The war with Ukraine 2022, the war with Ukraine is the latest news today, the news war with Ukraine 2022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630_360_1685067730-790.jpg" text:style-name="Internet_20_link" text:visited-style-name="Visited_20_Internet_20_Link">
630_360_1685067730-790.jpg</text:a>
']</text:p>
      <text:p text:style-name="P4">
Tags: []</text:p>
      <text:p text:style-name="P4">
Category: News</text:p>
      <!--METADATA-->
      <text:p text:style-name="P4">
<draw:frame draw:style-name="fr1" draw:name="Image12" text:anchor-type="as-char" svg:width="6.9236in" svg:height="3.946452in" draw:z-index="0">
<draw:image xlink:href="../Images/AРМІЯINFORM/2023-05-26T41-00-00-04-00/630_360_1685067730-790.jpg" xlink:type="simple" xlink:show="embed" xlink:actuate="onLoad" draw:mime-type="image/jpeg"/>
</draw:frame>
Aircraft Imagery</text:p>
      <text:p text:style-name="P4">
Canada's Defense Minister Anina Anand <text:a xlink:type="simple" xlink:href="https://www.canada.ca/en/department-national-defence/news/2023/05/defence-minister-anita-anand-announces-military-aid-for-ukraine-at-the-twelfth-meeting-of-the-ukraine-defense-contact-group.html" text:style-name="Internet_20_link" text:visited-style-name="Visited_20_Internet_20_Link">
announced</text:a>
During the twelfth meeting of the Contact Group on Defense of Ukraine.</text:p>
      <text:p text:style-name="P4">
Anina Anand has announced that Canada is expanding its presence in Poland in the framework of Unifier. Therefore, five additional medical instructors of armed Silkanada will be sent to Poland in addition to seven Skanada servicemen who are already participating in the Program for the Training of Ukraine for the Improvement of Medical Skills. These additional members of the CFC will give the number of potential Ukrainian graduates.</text:p>
      <text:p text:style-name="P4">
Canada's Defense Minister also noted that in the framework of the UNIFIER Operation, the Armed Forces of Canada and the National Armed Forces of Latvia on May 15 began the joint preparation of the junior officers of the Armed Forces of Ukraine for the development of Leadership qualities.</text:p>
      <text:p text:style-name="P4">
Reference: Since the beginning of the UNIFIER operation, in 2015, CAF has trained more than 36 000 military servicemen of Ukraine's security forces for combat tactics and pre -aging skills, of which more than 2400 have been prepared from the moment of full -scale invasion of Ukraine in February 2022.</text:p>
      <text:p text:style-name="P4">
During Ramstayn, Anina Anand announced that Canada transmits Ukraine 43 Rakketiaim-9 from the CAF arsenal, and noted that this transmission would help Ukraine protect the sky in the face of constant Russian attacks.</text:p>
      <text:p text:style-name="Quotations">

<text:p text:style-name="P4">
Canada Stands with Ukraine - Now, and for As Long As It Takes. ATDAY'S&gt;
 Meeting of the Ukraine Defense Contact Group, I AnnounCed Additional&gt;
 Military Aid for Ukraine. We're Expanding Operation Unifier in Poland to&gt;
 Train More Ukrainian Personnel, and Donating AIM-9 Missils.&gt;
 [Pic.twitter.com/f74ullxxls]](https://t.co/f74ULlxXLs)&gt;
&gt;
 - Anita anand(@Anitanandmp)<text:a xlink:type="simple" xlink:href="https://twitter.com/AnitaAnandMP/status/1661785953634070547" text:style-name="Internet_20_link" text:visited-style-name="Visited_20_Internet_20_Link">
May 25,&gt;
 2023</text:a>
The minister also noted that the transfer of packages of small arms and ammunition announced in April is scheduled. Machine guns, assault rifles, cleaning sets and stores have already been delivered to Ukraine, and 1 million 56 mm and 4800 assault rifles are planned to be delivered to the next one. It is expected that all 21,000 units of small arms and 2.4 million papers will be in Ukraine by summer.</text:p>

</text:p>
      <text:p text:style-name="P4">
News Source: <text:a xlink:type="simple" xlink:href="https://armyinform.com.ua/2023/05/26/kanada-peredastt-ukrayini-partiyu-protypovitryanyh-raket/" text:style-name="Internet_20_link" text:visited-style-name="Visited_20_Internet_20_Link">
https://armyinform.com.ua/2023/05/26/kanada-peredastt-ukrayini-partiyu-protypovitryanyh-raket/</text:a>
</text:p>
      <!--NEWS-->
      <text:h text:style-name="P10" text:outline-level="1">
<text:span text:style-name="T4">
Defense forces have repelled numerous enemy attacks in Marinka area</text:span>
</text:h>
      <text:p text:style-name="P4">
Author: ['АРМІЯINFORM']</text:p>
      <text:p text:style-name="P4">
Time: 2023-05-26T42:00:00-04:00</text:p>
      <text:p text:style-name="P4">
Description: About the General Headquarters of the ZSU. “The opponent is a prone of ZoSEREDAZHUVATI of the main ... The war with Ukraine 2022, the war with Ukraine is the latest news today, the news war with Ukraine 2022 The last for today, will there be a war between Ukraine and Russia, and when, there will be a war with Ukraine in 2022 or not, it will be or not, it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2/10/287703910_345357957777289_3967997942720697739_n-e1664721092544.jpg" text:style-name="Internet_20_link" text:visited-style-name="Visited_20_Internet_20_Link">
287703910_345357957777289_3967997942720697739_n-e1664721092544.jpg</text:a>
']</text:p>
      <text:p text:style-name="P4">
Tags: ['STOPRUSSIA', 'АГРЕСІЯ РФ', 'ВІЙНА', 'ГШ ЗСУ']</text:p>
      <text:p text:style-name="P4">
Category: News</text:p>
      <!--METADATA-->
      <text:p text:style-name="P4">
<draw:frame draw:style-name="fr1" draw:name="Image13" text:anchor-type="as-char" svg:width="6.9236in" svg:height="3.917822in" draw:z-index="0">
<draw:image xlink:href="../Images/AРМІЯINFORM/2023-05-26T42-00-00-04-00/287703910_345357957777289_3967997942720697739_n-e1664721092544.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TyvK4eUK1evAWXwLFaEy1zGERX5pV7htfWqBtDJDKaxaWx38haFjHGbs5qqDggQLl" text:style-name="Internet_20_link" text:visited-style-name="Visited_20_Internet_20_Link">
reports</text:a>
The General Staff of the Armed Forces.</text:p>
      <text:p text:style-name="P4">
“The enemy continues to focus on the main efforts on Kupyansk, Lyman, Bakhmut, Avdiiv and Mariinsky directions - 22 combat clashes took place over the day.</text:p>
      <text:p text:style-name="P4">
In the Kupyansk direction, the enemy does not stop trying to improve tactical. He caused air strikes near Chaikivka and Kharkiv region. The day was unsuccessful offensive actions in the Masutivka area. The artillery and mortar shelling of the enemy was suffered by Poplar, Fygolovka, Novomlinsk, two -year, Masyutivka, Weselnya, Kharkiv region.</text:p>
      <text:p text:style-name="P4">
In the Liman direction during the day the enemy led unsuccessful offensive divers of the Bigorivka area of Luhansk region. Artillery shelling of Vodamiakiyivka, Nevskoye, Dibrova and Bigorivka of Luhansk region and Ivanivka, Thornske, Verkhnyamyanskoye and controversial in Donetsk region.</text:p>
      <text:p text:style-name="P4">
In the Bakhmut direction during the day, the enemy continues to lead the following in the Bakhmut area. Vasyukivka, Privil, Orikhovo-Vasylivka, Grigorivka, Bakhmut, Kalynivka, Yar, Ivanivske, Stupochka, Predict, Konstantinovka, White Mountain and North Donetsk region were injured from enemy shelling.</text:p>
      <text:p text:style-name="P4">
In the Avdeevsky direction, the enemy conducted unsuccessful offensive actions in the direction of Krasnogorovka. He struck aviation in the Avdiivka and Vodyany district. Artillery shelling near Avdiivka, Pervomaisky and Karlovkidonetsk region.</text:p>
      <text:p text:style-name="P4">
In the Mariinsky direction, the defense units reflected numerous attacks in the area of Marinka. There, the enemy used aviation for blows. The time, the enemy shelling was suffered by Marinka and Victory of the Donetsk region, ”the message goes.</text:p>
      <text:p text:style-name="P4">
News Source: <text:a xlink:type="simple" xlink:href="https://armyinform.com.ua/2023/05/26/22-bojovyh-zitknennya-vidbulosya-na-kupyanskomu-lymanskomu-bahmutskomu-avdiyivskomu-ta-maryinskomu-napryamkah/" text:style-name="Internet_20_link" text:visited-style-name="Visited_20_Internet_20_Link">
https://armyinform.com.ua/2023/05/26/22-bojovyh-zitknennya-vidbulosya-na-kupyanskomu-lymanskomu-bahmutskomu-avdiyivskomu-ta-maryinskomu-napryamkah/</text:a>
</text:p>
      <!--NEWS-->
      <text:h text:style-name="P10" text:outline-level="1">
<text:span text:style-name="T4">
Defense forces per day eliminated nearly 500 invaders, destroyed a plane and 25 artistem</text:span>
</text:h>
      <text:p text:style-name="P4">
Author: ['АРМІЯINFORM']</text:p>
      <text:p text:style-name="P4">
Time: 2023-05-26T43:00:00-04:00</text:p>
      <text:p text:style-name="P4">
Description: Zagalni Boyov, take the enemy on 02/24/22 to 05/26/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51c8eb7c-3664-4615-829a-4c9b391bea75-scaled.jpg" text:style-name="Internet_20_link" text:visited-style-name="Visited_20_Internet_20_Link">
51c8eb7c-3664-4615-829a-4c9b391bea75-scaled.jpg</text:a>
']</text:p>
      <text:p text:style-name="P4">
Tags: ['STOPRUSSIA', 'АГРЕСІЯ РФ', 'ВТОРГНЕННЯ РФ', 'ВТРАТИ ВОРОГА', 'ГШ ЗСУ']</text:p>
      <text:p text:style-name="P4">
Category: News</text:p>
      <!--METADATA-->
      <text:p text:style-name="P4">
<draw:frame draw:style-name="fr1" draw:name="Image14" text:anchor-type="as-char" svg:width="6.9236in" svg:height="6.975527in" draw:z-index="0">
<draw:image xlink:href="../Images/AРМІЯINFORM/2023-05-26T43-00-00-04-00/51c8eb7c-3664-4615-829a-4c9b391bea75-scaled.jpg" xlink:type="simple" xlink:show="embed" xlink:actuate="onLoad" draw:mime-type="image/jpeg"/>
</draw:frame>
The total enemy's combat loss from 24.02.22 to 26.05.23 will be orientated:</text:p>
      <text:p text:style-name="P4">
<text:span text:style-name="T4">
<text:span text:style-name="T5">
 Personnel - </text:span>
* 205720(+460)persons eliminated</text:span>
<text:span text:style-name="T5">
 tanks - </text:span>
<text:span text:style-name="T5">
 3796(+1)</text:span>
<text:span text:style-name="T4">
 combat armored vehicles - </text:span>
 7435(+3)<text:span text:style-name="T4">
<text:span text:style-name="T5">
 Artillery systems - </text:span>
<text:span text:style-name="T5">
 3384(+25)</text:span>
 </text:span>
 RSZV - <text:span text:style-name="T4">
 570(0)</text:span>
<text:span text:style-name="T5">
 air defense - </text:span>
<text:span text:style-name="T5">
 328(+1)</text:span>
<text:span text:style-name="T4">
 aircraft - </text:span>
 310(+1)<text:span text:style-name="T4">
<text:span text:style-name="T5">
 helicopters - </text:span>
* 296(0)</text:span>
<text:span text:style-name="T5">
 UAV Operative Tactical Level-</text:span>
<text:span text:style-name="T5">
 2910(+3)</text:span>
<text:span text:style-name="T4">
 Winged missiles - </text:span>
 1015(0)<text:span text:style-name="T4">
<text:span text:style-name="T5">
 ships / boats - </text:span>
* 18(0)</text:span>
<text:span text:style-name="T5">
 Automobile equipment and tanks - </text:span>
<text:span text:style-name="T5">
 6161(+13)</text:span>
<text:span text:style-name="T4">
 Special equipment - </text:span>
 446(+2)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26.05.23.</text:p>
      <text:p text:style-name="P4">
News Source: <text:a xlink:type="simple" xlink:href="https://armyinform.com.ua/2023/05/26/syly-oborony-za-dobu-likviduvaly-majzhe-500-okupantiv-znyshhyly-litak-i-25-artsystem/" text:style-name="Internet_20_link" text:visited-style-name="Visited_20_Internet_20_Link">
https://armyinform.com.ua/2023/05/26/syly-oborony-za-dobu-likviduvaly-majzhe-500-okupantiv-znyshhyly-litak-i-25-artsystem/</text:a>
</text:p>
      <!--NEWS-->
      <text:h text:style-name="P10" text:outline-level="1">
<text:span text:style-name="T4">
Night Attack from the Russian Federation: Air Defense forces destroyed 10 winged missiles, 23 "Shahda" and 2 reconnaissance UAVs</text:span>
</text:h>
      <text:p text:style-name="P4">
Author: ['АРМІЯINFORM']</text:p>
      <text:p text:style-name="P4">
Time: 2023-05-26T44:00:00-04:00</text:p>
      <text:p text:style-name="P4">
Description: NICH 25 Herbalop PID Hour of the attack of the Rosieki Percopulsa Supers that suckers of the newcomers of the ZSU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ataka-droniv-1.jpg" text:style-name="Internet_20_link" text:visited-style-name="Visited_20_Internet_20_Link">
ataka-droniv-1.jpg</text:a>
']</text:p>
      <text:p text:style-name="P4">
Tags: ['АТАКА ДРОНІВ', 'ВІЙНА', 'ПОВІТРЯНІ СИЛИ ЗБРОЙНИХ СИЛ УКРАЇНИ', 'РОСІЙСЬКА РАКЕТНА АТАКА']</text:p>
      <text:p text:style-name="P4">
Category: News</text:p>
      <!--METADATA-->
      <text:p text:style-name="P4">
<draw:frame draw:style-name="fr1" draw:name="Image15" text:anchor-type="as-char" svg:width="6.9236in" svg:height="3.894525in" draw:z-index="0">
<draw:image xlink:href="../Images/AРМІЯINFORM/2023-05-26T44-00-00-04-00/ataka-droniv-1.jpg" xlink:type="simple" xlink:show="embed" xlink:actuate="onLoad" draw:mime-type="image/jpeg"/>
</draw:frame>
On the night of May 25, during the attack of Russian invaders of force and means of air units of the Armed Forces destroyed 10 winged air base missiles X-101/X-555, 23 Sudar drones of Shahed-136/131, 2 UAV operative-tactical level: "Orlan-10" and Merlin-Br.</text:p>
      <text:p text:style-name="P4">
About it <text:a xlink:type="simple" xlink:href="https://t.me/kpszsu/2539" text:style-name="Internet_20_link" text:visited-style-name="Visited_20_Internet_20_Link">
reports</text:a>
The press service of the Armed Forces Command.</text:p>
      <text:p text:style-name="P4">
In general, the enemy released <text:span text:style-name="T4">
 17 missiles of different types and 31 shock drone </text:span>
:</text:p>
      <text:p text:style-name="P4">
<text:span text:style-name="T4">
<text:span text:style-name="T5">
 10 Winged missiles X-101/X-555 </text:span>
* From Tu-95MC aircraft from the Caspian Sea; </text:span>
<text:span text:style-name="T5">
 7 C-300/ C-400 Anti-aircraft Managed missiles </text:span>
<text:span text:style-name="T5">
 From Tokmak district(then. Zaporizhzhya region); </text:span>
*!</text:p>
      <text:p text:style-name="P4">
The Armed Forces of Ukraine noted that this time the enemy moved the direction of the east, attacking the objects of critical infrastructure and the objects of defense forces.</text:p>
      <text:p text:style-name="P4">
There was a hit of UAVs and several S-300/C-400 SPRs in Kharkiv Tadnipropetrovsk regions.</text:p>
      <text:p text:style-name="P4">
News Source: <text:a xlink:type="simple" xlink:href="https://armyinform.com.ua/2023/05/26/nichna-ataka-z-boku-rf-syly-ppo-znyshhyly-10-krylatyh-raket-23-shahedy-ta-2-rozviduvalnyh-bpla/" text:style-name="Internet_20_link" text:visited-style-name="Visited_20_Internet_20_Link">
https://armyinform.com.ua/2023/05/26/nichna-ataka-z-boku-rf-syly-ppo-znyshhyly-10-krylatyh-raket-23-shahedy-ta-2-rozviduvalnyh-bpla/</text:a>
</text:p>
      <!--NEWS-->
      <text:h text:style-name="P10" text:outline-level="1">
<text:span text:style-name="T4">
Japan exacerbates sanctions against</text:span>
</text:h>
      <text:p text:style-name="P4">
Author: ['АРМІЯINFORM']</text:p>
      <text:p text:style-name="P4">
Time: 2023-05-26T45:00:00-04:00</text:p>
      <text:p text:style-name="P4">
Description: The unit is stirring about the new package of St. 17 OSIB TO 78 ... War with Ukraine 2022, the war with Ukraine latest news today, the war with Ukraine 2022 The last ones for today, whether there will be a war between Ukraine and Russia and when, when the war with Ukraine will be or not in 2022 , Will there be a war with Ukraine in the near future, they say, the war with Ukraine, Ukrainian news today, Ukrainian news in Ukrainian media in Russian</text:p>
      <text:p text:style-name="P4">
Images: ['<text:a xlink:type="simple" xlink:href="https://armyinform.com.ua/wp-content/uploads/2023/04/antyrosijski-sankcziyi-1.jpg" text:style-name="Internet_20_link" text:visited-style-name="Visited_20_Internet_20_Link">
antyrosijski-sankcziyi-1.jpg</text:a>
']</text:p>
      <text:p text:style-name="P4">
Tags: ['ДОПОМОГА ПАРТНЕРІВ', 'ЕКОНОМІКА РФ', 'ЕКОНОМІЧНІ САНКЦІЇ', 'СВІТ ПІДТРИМУЄ УКРАЇНУ', 'ЯПОНІЯ']</text:p>
      <text:p text:style-name="P4">
Category: News</text:p>
      <!--METADATA-->
      <text:p text:style-name="P4">
<draw:frame draw:style-name="fr1" draw:name="Image16" text:anchor-type="as-char" svg:width="6.9236in" svg:height="3.745668in" draw:z-index="0">
<draw:image xlink:href="../Images/AРМІЯINFORM/2023-05-26T45-00-00-04-00/antyrosijski-sankcziyi-1.jpg" xlink:type="simple" xlink:show="embed" xlink:actuate="onLoad" draw:mime-type="image/jpeg"/>
</draw:frame>
The Government of Japan has announced a new package of sanctions against Russia. It included 17 people and 78 companies from the Russian Federation.</text:p>
      <text:p text:style-name="P4">
About it <text:a xlink:type="simple" xlink:href="https://www.mofa.go.jp/press/release/press4e_003267.html" text:style-name="Internet_20_link" text:visited-style-name="Visited_20_Internet_20_Link">
reports</text:a>
Japanese Foreign Ministry.</text:p>
      <text:p text:style-name="P4">
Sanctions have been imposed against a number of Russian aviation enterprises, such as Avrah, Komsomolsk-on-Amuri and Irkutsk, design bureau of mechanical engineering from Kolomna, Pulsyar, Gazar Group, Rosel Center, Rosel Center. . Makeev and other organizations.</text:p>
      <text:p text:style-name="P4">
The sanction package was also included by the Russian National Welfare Fund of the Ifond protection of national values, the funds of which are used for the funding of war.</text:p>
      <text:p text:style-name="P4">
Japan also introduced a ban on the provision of construction and engineering services for the Rossia and expanded the list of prohibited exports by a number of goods that contribute to the formation of the industrial base of the Russian Federation.</text:p>
      <text:p text:style-name="P4">
We will remind, earlier the government of Japan <text:a xlink:type="simple" xlink:href="https://armyinform.com.ua/2023/02/28/yaponiya-zaprovadyla-sankcziyi-proty-rf-u-spysku-predstavnyky-minoborony-ta-genshtabu-rf/" text:style-name="Internet_20_link" text:visited-style-name="Visited_20_Internet_20_Link">
introduced</text:a>
Sanctions opposite the staff of the Presidential Administration of Russia, as well as the Deputy Gammer of the Russian Federation, the head of the Kalashnikov concern and the staff of the Armed Forces of the Armed Forces of Russia.</text:p>
      <text:p text:style-name="P4">
News Source: <text:a xlink:type="simple" xlink:href="https://armyinform.com.ua/2023/05/26/yaponiya-posylyuye-sankcziyi-proty-rosiyi/" text:style-name="Internet_20_link" text:visited-style-name="Visited_20_Internet_20_Link">
https://armyinform.com.ua/2023/05/26/yaponiya-posylyuye-sankcziyi-proty-rosiyi/</text:a>
</text:p>
      <!--NEWS-->
      <text:h text:style-name="P10" text:outline-level="1">
<text:span text:style-name="T4">
Captain 1 Rank Stepan Yakimak: The Degree of Destruction</text:span>
</text:h>
      <text:p text:style-name="P4">
Author: ['Олександр Козубенко']</text:p>
      <text:p text:style-name="P4">
Time: 2023-05-26T81:00:00-04:00</text:p>
      <text:p text:style-name="P4">
Description: Usechi 24 The injury of the Minoborities of the Russian Federation was cheating about those, ShO Blizko 5:30 Zbroini Sil Ukrainian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5/foto-01.jpg" text:style-name="Internet_20_link" text:visited-style-name="Visited_20_Internet_20_Link">
foto-01.jpg</text:a>
', '<text:a xlink:type="simple" xlink:href="https://armyinform.com.ua/wp-content/uploads/2023/05/foto-02-150x150.jpg" text:style-name="Internet_20_link" text:visited-style-name="Visited_20_Internet_20_Link">
foto-02-150x150.jpg</text:a>
', '<text:a xlink:type="simple" xlink:href="https://armyinform.com.ua/wp-content/uploads/2023/05/foto-03-150x150.jpg" text:style-name="Internet_20_link" text:visited-style-name="Visited_20_Internet_20_Link">
foto-03-150x150.jpg</text:a>
']</text:p>
      <text:p text:style-name="P4">
Tags: ['ВОРОЖИЙ КОРАБЕЛЬ', 'ІВАН ХУРС']</text:p>
      <text:p text:style-name="P4">
Category: News</text:p>
      <!--METADATA-->
      <text:p text:style-name="P4">
<draw:frame draw:style-name="fr1" draw:name="Image17" text:anchor-type="as-char" svg:width="6.9236in" svg:height="4.586885in" draw:z-index="0">
<draw:image xlink:href="../Images/AРМІЯINFORM/2023-05-26T81-00-00-04-00/foto-01.jpg" xlink:type="simple" xlink:show="embed" xlink:actuate="onLoad" draw:mime-type="image/jpeg"/>
</draw:frame>
On the evening of May 24, the Ministry of Defense of the Russian Federation reported that at about 5:30 armed Ukraine "made a futile attempt to attack three unmanned speed boats" the ship "Ivan Hurs". According to Russia's military collection, the intelligence vessel was fulfilled by the security of the functioning of gas pipelines "in the exclusive economic zonituretsky Republic" of 140 km northeast of the Bosphorus Strait. Evenly, it was stated that all boats were "destroyed by fire from the regular weapons of the Russian ship", which allegedly confirmed a video with the defeat of one delay.</text:p>
      <text:p text:style-name="P4">
But in a day, probably enjoying the unreasonable triumph of the enemy, the Ministry of Defense of Ukraine <text:a xlink:type="simple" xlink:href="https://twitter.com/DefenceU/status/1661789365582921744" text:style-name="Internet_20_link" text:visited-style-name="Visited_20_Internet_20_Link">
demonstrated</text:a>
Video "Romantic Meeting" of our surface drone with a reconnaissance ship.</text:p>
      <text:p text:style-name="P4">
“When the Russian reconnaissance ship" Ivan Hurs "met the Ukrainian non -infantry. Indeed, the perfect couple!”, - accompanied by Mow such signature.</text:p>
      <text:p text:style-name="Quotations">

<text:p text:style-name="P4">
WHEN The Russian Reconnaissance Ship "Ivan Khurs" Met A Ukrainian Drone. &gt;
 Indeed, a perfect match!&gt;
 <text:a xlink:type="simple" xlink:href="https://t.co/mW3clD0vHh" text:style-name="Internet_20_link" text:visited-style-name="Visited_20_Internet_20_Link">
Pic.twitter.com/mw3cld0vhh</text:a>
&gt;
&gt;
 — Defense of Ukraine(@DefenceU)<text:a xlink:type="simple" xlink:href="https://twitter.com/DefenceU/status/1661789365582921744" text:style-name="Internet_20_link" text:visited-style-name="Visited_20_Internet_20_Link">
May 25,&gt;
 2023</text:a>
The Ukrainian video refutes the official version of the enemy that Ivan Hurs was not abused, because the frames are broken only after the drone approached the left feed. Judging by the powerful explosion of the lined boat, the other, not destroyed, the Moods to cause a lot of harm to the reconnaissance vessel.</text:p>

</text:p>
      <text:p text:style-name="P4">
At our request for the combat capabilities of Ivan Hursa and its importance for the Black Sea Fleet of the Russian Federation, the Armyinform readers were told by the Head of the Department and Navy of the National Defense University of Ukraine named after Ivanachernyakhovsky captain Stepan Yakimak.</text:p>
      <ul>
        <li>
This ship was not intended for the Black Sea Fleet, but for the Pvenokoean, - said Stepan Yakimak. - But in 2017, the Russian reconnaissance ship "Liman" was in black when he stood on an anchor of the Bubbosphorus, and a ship with sheep came in. Therefore, the decision to proceed Ivan Hurs to the Black Sea Fleet was made.- From the beginning of the large -scale invasion of Ivan Hurs, the entrance has been actively involved, - says Stepan Yakimak. - was involved in reconnaissance in various blacks of the Black Sea, performing a wide range of intelligence tasks. In particular, we observed that it periodically went into the area between the Ostrovomia and the Odessa gas field.</li>
      </ul>
      <text:p text:style-name="P4">
Ivan Hurs reconnaissance ship can be in an autonomous supply for more than a month, so it has for a long time to identify our strengths at sea and the scienceshore, listened to the Navy radar stations, as well as our retortal defense, etc.</text:p>
      <ul>
        <li>
This is a traditional task for reconnaissance ships, - says Stepanayak. - listening to radio channels, detection of active stations, and such intelligence always operates in the complex: there are certain coastal systems and centers, such -ship elements, as well as space, air. Ivan Hursa's ships are important for the intelligence information to become reliable. Their role is important because they unfold directly in the right areas, which can not be made by coastal or air.</li>
      </ul>
      <text:p text:style-name="P4">
According to the Head of the Department of the Navy of the National University of Defense of Ukraine, Ivan Hurs reconnaissance operated in the northwestern part of the Black Sea, from the Danube Girle line to Cape Sarich in the Crimea-an area that the Russian Federation declared after the invasion. And this ship depended on 40-60 percent of the success of the goals in our forces in the fighting area.</text:p>
      <ul>
        <li>
There are other Russian reconnaissance ships, but they are older, have a native motorcycle and less ability to intelligence, - says Stepan Yakimak. -Therefore, in the case of disruption of this key ship, the proponent loses these significant 40-60 percent of the accuracy of information that gives a complex intelligence system.</li>
      </ul>
      <text:p text:style-name="P4">
In addition to monitoring our forces, judging from the place of attack on the Bilyabosphorus ship, he could monitor the activity of Romania, Turkey and other countries in the Black Sea, as well as civilian navigation.</text:p>
      <text:p text:style-name="P4">
As for the attack on Ivan Hursa, according to Stepan Yakimak, it is not Moglas to serious resistance, because reconnaissance ships have lightwear and usually perform their tasks in safe areas. But avoiding the reach of our "Neptune", the Russians were miscalculated.</text:p>
      <text:p text:style-name="P4">
<text:a xlink:type="simple" xlink:href="https://armyinform.com.ua/wp-content/uploads/2023/05/foto-02.jpg" text:style-name="Internet_20_link" text:visited-style-name="Visited_20_Internet_20_Link">
!(Images/AРМІЯINFORM/2023-05-26T81-00-00-04-00/foto-02-150x150.jpg)</text:a>
</text:p>
      <text:p text:style-name="P4">
<text:span text:style-name="T5">
No image from above: 1)the frame of the explosion of our surface drone; 2)the personnel of the other drone to the Russian ship.</text:span>
</text:p>
      <text:p text:style-name="P4">
-By the way, I emphasize that Ivan Hurs is a legitimate goal for our forces, where Vinne is, because it is a ship of the Black Sea Fleet,-says a naval expert. - According to international law, we should only guarantee the safety of more vessels that can be near it during the attack.</text:p>
      <text:p text:style-name="P4">
Stepan Vladimirovich explains that the Russians try to cover themselves with the term "exclusive economic zone" of Turkey, but the stay in it does not protect the ship from the attack, because they are waters called the "open sea", that is, an actor outside the territorial seas of state Actions would really be illegal.</text:p>
      <text:p text:style-name="P4">
As for the damage that the Russian ship could theoretically suffer, judging by the scattered videos, Stepan Yakimak believes that they can be significant: the power of the explosion of the destroyed boat plus the impact of another drone is predicted by the vessel.</text:p>
      <ul>
        <li>
They hit the forage part of the left side, - analyzes Stepan Vladimirovich. —The at a depth of 1.5-2 meters is one of the roweds of the screw. It is even a hotter for the Russians than the screw itself. The cavities of both screws are such special -trimming, which go to the machine compartment, and they are difficult to manufacture so that there is no vibration and so on. If you bend a little, it leads to the fact that this valor becomes generally unusable.</li>
      </ul>
      <text:p text:style-name="P4">
In addition, about the fact that could be seriously damaged by both valov drives(tagvins)They also say data of the international traffic information system of vessels, which shows the movement in real time. According to Stepan Yakimak, this global -system showed about 0.8 nodes after the attack.</text:p>
      <ul>
        <li>
Roughly speaking, he went at a speed of less than two kilometers per hour, receiving a full -time speed at least 12 knots - at the combat or even fuel -economic course, - says Stepan Vladimirovich. - So the damage is serious.</li>
      </ul>
      <text:p text:style-name="P4">
The expert notes that with the estimated mass of explosives of 50-70 kilograms, punching directly into board the ship can create a hole with a diameter of about a meter. If they have a struggle for the vastability of the vessel, then the crew could somehow seize the feed compartment and get to the area of repair base.</text:p>
      <text:p text:style-name="P4">
News Source: <text:a xlink:type="simple" xlink:href="https://armyinform.com.ua/2023/05/26/kapitan-1-rangu-stepan-yakymyak-stupin-urazhennya-rosijskogo-korablya-ivan-hurs-vyvedenyj-z-ladu/" text:style-name="Internet_20_link" text:visited-style-name="Visited_20_Internet_20_Link">
https://armyinform.com.ua/2023/05/26/kapitan-1-rangu-stepan-yakymyak-stupin-urazhennya-rosijskogo-korablya-ivan-hurs-vyvedenyj-z-ladu/</text:a>
</text:p>
      <!--NEWS-->
      <text:h text:style-name="P10" text:outline-level="1">
<text:span text:style-name="T4">
18 combat clashes took place in the east of the country</text:span>
</text:h>
      <text:p text:style-name="P4">
Author: ['АРМІЯINFORM']</text:p>
      <text:p text:style-name="P4">
Time: 2023-05-26T96:00:00-04:00</text:p>
      <text:p text:style-name="P4">
Description: About Tse at Facebook, the General Staff of the ZSU. The enemy is sung ... War with Ukraine 2022, the war with Ukraine is the latest news today, the news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4/artylerysty.jpg" text:style-name="Internet_20_link" text:visited-style-name="Visited_20_Internet_20_Link">
artylerysty.jpg</text:a>
']</text:p>
      <text:p text:style-name="P4">
Tags: ['STOPRUSSIA', 'АГРЕСІЯ РФ']</text:p>
      <text:p text:style-name="P4">
Category: News</text:p>
      <!--METADATA-->
      <text:p text:style-name="P4">
<draw:frame draw:style-name="fr1" draw:name="Image18" text:anchor-type="as-char" svg:width="6.9236in" svg:height="4.615733in" draw:z-index="0">
<draw:image xlink:href="../Images/AРМІЯINFORM/2023-05-26T96-00-00-04-00/artylerysty.jpg" xlink:type="simple" xlink:show="embed" xlink:actuate="onLoad" draw:mime-type="image/jpeg"/>
</draw:frame>
Illustrative Photo <text:span text:style-name="T4">
 🔥 Situation on Russian invasion </text:span>
</text:p>
      <text:p text:style-name="P4">
About it on Facebook <text:a xlink:type="simple" xlink:href="https://www.facebook.com/GeneralStaff.ua/posts/pfbid0653QoSG5QvAASQxiyeAkY45eHGAYycx8aLvP2FxmpB8MnnVDw8Rmugj4vJEWJko4l" text:style-name="Internet_20_link" text:visited-style-name="Visited_20_Internet_20_Link">
reports</text:a>
The General Staff of the Armed Forces.</text:p>
      <text:p text:style-name="P4">
The enemy continues to focus on the main efforts on Kupyansk, Lyman, Bakhmut, Avdiiv and Mariinsky. In total, 18 combat clashes in these areas of the front.</text:p>
      <text:p text:style-name="P4">
News Source: <text:a xlink:type="simple" xlink:href="https://armyinform.com.ua/2023/05/26/18-bojovyh-zitknen-vidbulos-na-shodi-krayiny/" text:style-name="Internet_20_link" text:visited-style-name="Visited_20_Internet_20_Link">
https://armyinform.com.ua/2023/05/26/18-bojovyh-zitknen-vidbulos-na-shodi-krayiny/</text:a>
</text:p>
      <!--NEWS-->
      <text:h text:style-name="P10" text:outline-level="1">
<text:span text:style-name="T4">
After enemy shelling of Gulyaypol, rescuers pulled out of the rubble of a man</text:span>
</text:h>
      <text:p text:style-name="P4">
Authors: Ukrinform (Person)</text:p>
      <text:p text:style-name="P4">
Publisher: Укринформ (Organization)</text:p>
      <text:p text:style-name="P4">
Published Time: 2023-05-27T-14:58:00+03:00</text:p>
      <text:p text:style-name="P4">
Modified Time: 2023-05-27T23:58:00+03:00</text:p>
      <text:p text:style-name="P4">
Description: In Gulyaypol of Zaporizhzhya region, which once again suffered hostile shelling, rescuers were pulled out of the rubble of a man - he was taken to the hospital. - Ukrinform.</text:p>
      <text:p text:style-name="P4">
Images: ['<text:a xlink:type="simple" xlink:href="https://static.ukrinform.com/photos/2022_06/thumb_files/630_360_1654768443-794.jpg" text:style-name="Internet_20_link" text:visited-style-name="Visited_20_Internet_20_Link">
630_360_16547...</text:a>
']</text:p>
      <text:p text:style-name="P4">
Tags: ['Обстріл', 'Запоріжжя', 'Війна з Росією']</text:p>
      <text:p text:style-name="P4">
Type: Article</text:p>
      <!--METADATA-->
      <text:p text:style-name="P4">
<draw:frame draw:style-name="fr1" draw:name="Image19" text:anchor-type="as-char" svg:width="6.9236in" svg:height="3.956343in" draw:z-index="0">
<draw:image xlink:href="../Images/yкринформ/2023-05-27T-14-58-00-03-00/630_360_1654768443-794.jpg" xlink:type="simple" xlink:show="embed" xlink:actuate="onLoad" draw:mime-type="image/jpeg"/>
</draw:frame>
Uguliayaypoli of Zaporizhzhya region, which once again suffered hostile shelling, rescuers pulled out of the rubble of a man - he was taken to the hospital.</text:p>
      <text:p text:style-name="P4">
About it in <text:a xlink:type="simple" xlink:href="https://t.me/zoda_gov_ua/19059" text:style-name="Internet_20_link" text:visited-style-name="Visited_20_Internet_20_Link">
telegram</text:a>
Yuriy Malashko, Yuriy Malashko, reported, Ukrinform reports.</text:p>
      <text:p text:style-name="P4">
"The enemy hit the unbreakable city again. A 39 -year -old man was under the rubble of his own home. The experts promptly unblocked the victim's tades to a medical institution," he said.</text:p>
      <text:p text:style-name="P4">
<text:span text:style-name="T4">
 Read also: </text:span>
 <text:a xlink:type="simple" xlink:href="https://www.ukrinform.ua/rubric-ato/3715047-rosiani-zavdali-se-cotiri-udari-po-prikordonnu-cernigivsini.html" text:style-name="Internet_20_link" text:visited-style-name="Visited_20_Internet_20_Link">
Russians have made four more beats on the border of the Chernihiv region</text:a>
As reported by Ukrinform, <text:a xlink:type="simple" xlink:href="https://www.ukrinform.ua/rubric-ato/3715006-vorog-obstrilav-stepnogirsk-na-zaporizzi-dvoe-poranenih.html" text:style-name="Internet_20_link" text:visited-style-name="Visited_20_Internet_20_Link">
Russian invaders fired at the Stepnogorskzapozhye region</text:a>
, the wounds are suffered by civilians, one of them in serious condition.</text:p>
      <text:p text:style-name="P4">
Photo: Yuri Malashko, Telegram</text:p>
      <text:p text:style-name="P4">
News Source: <text:a xlink:type="simple" xlink:href="https://www.ukrinform.ua/rubric-ato/3715054-pisla-vorozih-obstriliv-gulajpola-ratuvalniki-vitagli-zpid-zavaliv-colovika.html" text:style-name="Internet_20_link" text:visited-style-name="Visited_20_Internet_20_Link">
https://www.ukrinform.ua/rubric-ato/3715054-pisla-vorozih-obstriliv-gulajpola-ratuvalniki-vitagli-zpid-zavaliv-colovika.html</text:a>
</text:p>
      <!--NEWS-->
      <text:h text:style-name="P10" text:outline-level="1">
<text:span text:style-name="T4">
Bohun Military Lyceum Military Lyceum has released almost 300 cadets</text:span>
</text:h>
      <text:p text:style-name="P4">
Authors: Ukrinform (Person)</text:p>
      <text:p text:style-name="P4">
Publisher: Укринформ (Organization)</text:p>
      <text:p text:style-name="P4">
Published Time: 2023-05-27T-16:38:00+03:00</text:p>
      <text:p text:style-name="P4">
Modified Time: 2023-05-27T23:38:00+03:00</text:p>
      <text:p text:style-name="P4">
Description: 299 cadets were released at the Ivan Bohun Military Lyceum, including 25 girls. - Ukrinform.</text:p>
      <text:p text:style-name="P4">
Images: ['<text:a xlink:type="simple" xlink:href="https://static.ukrinform.com/photos/2023_05/thumb_files/630_360_1685219670-342.jpg" text:style-name="Internet_20_link" text:visited-style-name="Visited_20_Internet_20_Link">
630_360_16852...</text:a>
']</text:p>
      <text:p text:style-name="P4">
Tags: ['Гордійчук', 'Військові', 'Київ', 'Курсант']</text:p>
      <text:p text:style-name="P4">
Type: Article</text:p>
      <!--METADATA-->
      <text:p text:style-name="P4">
<draw:frame draw:style-name="fr1" draw:name="Image21" text:anchor-type="as-char" svg:width="6.9236in" svg:height="3.956343in" draw:z-index="0">
<draw:image xlink:href="../Images/yкринформ/2023-05-27T-16-38-00-03-00/630_360_1685219670-342.jpg" xlink:type="simple" xlink:show="embed" xlink:actuate="onLoad" draw:mime-type="image/jpeg"/>
</draw:frame>
The Ivan Bohun UKIiv Military Lyceum was released 299, including 25 girls.</text:p>
      <text:p text:style-name="P4">
According to Ukrinform, the Kyiv City Military Administration reported on <text:a xlink:type="simple" xlink:href="https://www.facebook.com/kyivmva/" text:style-name="Internet_20_link" text:visited-style-name="Visited_20_Internet_20_Link">
Facebook</text:a>
.</text:p>
      <text:p text:style-name="P4">
It is noted that most graduates will continue their training in military universities, will become officers and create a new generation of the Armed Forces of Ukraine.</text:p>
      <text:p text:style-name="P4">
The graduation celebrations were opened by the head of the Lyceum, Hero of Ukraine Major General Igor Gorniychuk. The introductory speech was addressed by the head of the KMVA, Colonel-General Sergey Popko.</text:p>
      <text:p text:style-name="P4">
“It is a great honor for me to be in these walls. Because this is my alma mater. Exactly 45 years ago, as well as you now, I was a graduate of this institution. The Kiev Lyceum at all times of its existence was a school of honor and valor. Lyceum is written by the names of his graduates of the Heroes of Ukraine - Andriy Kizilo, Alexander Kukurba and others. And the head of the Kiev Military Lyceum Igor Gorniychuk is an example of the indomitability and courage of the Ukrainian warrior. And as he says, the Lyceum must meet modern challenges, produce specialists-English-speaking Bandera, Cossack-characterists, masters of sports for the destruction of the enemy. Necessarily thank your teachers who put your soul in your learning, ”said the KMVA head.</text:p>
      <text:p text:style-name="P4">
<text:span text:style-name="T4">
 Read also: </text:span>
 <text:a xlink:type="simple" xlink:href="https://www.ukrinform.ua/rubric-society/3694873-zelenskij-privitav-vipusknikiv-sistemi-mvs.html" text:style-name="Internet_20_link" text:visited-style-name="Visited_20_Internet_20_Link">
Zelensky congratulated the Ministry of Internal Affairs</text:a>
Popko thanked the Cadets for the fact that during the war they chose the difficult, butporous way to be <text:a xlink:type="simple" xlink:href="https://www.ukrinform.ua/tag-vijskovi" text:style-name="Internet_20_link" text:visited-style-name="Visited_20_Internet_20_Link">
military</text:a>
.</text:p>
      <text:p text:style-name="P4">
“You are the descendants of Ivan Bohun, Peter Sahaidachny and Stepan Bandera. You create a history of the Armed Forces of Ukraine. The future of our country depends on you!We bring peace in Ukraine after our victory!”,-said Colonel-General Popko.</text:p>
      <text:p text:style-name="P4">
As reported by Ukrinform, in the Armed Forces of the Armed Forces last year <text:a xlink:type="simple" xlink:href="http://www.ukrinform.ua/rubric-society/3698489-u-suhoputnih-vijskah-zsu-nalicuetsa-majze-38-tisaci-zinokoficeriv.html" text:style-name="Internet_20_link" text:visited-style-name="Visited_20_Internet_20_Link">
the number of women servicemen increased</text:a>
, many of them occupy public positions.</text:p>
      <text:p text:style-name="P4">
News Source: <text:a xlink:type="simple" xlink:href="https://www.ukrinform.ua/rubric-kyiv/3715073-kiivskij-vijskovij-licej-imeni-boguna-vipustiv-majze-300-kadetiv.html" text:style-name="Internet_20_link" text:visited-style-name="Visited_20_Internet_20_Link">
https://www.ukrinform.ua/rubric-kyiv/3715073-kiivskij-vijskovij-licej-imeni-boguna-vipustiv-majze-300-kadetiv.html</text:a>
</text:p>
      <!--NEWS-->
      <text:h text:style-name="P10" text:outline-level="1">
<text:span text:style-name="T4">
May Musk was awarded in Cannes Oscar for Influeners</text:span>
</text:h>
      <text:p text:style-name="P4">
Authors: Ukrinform (Person)</text:p>
      <text:p text:style-name="P4">
Publisher: Укринформ (Organization)</text:p>
      <text:p text:style-name="P4">
Published Time: 2023-05-27T-18:16:00+03:00</text:p>
      <text:p text:style-name="P4">
Modified Time: 2023-05-27T23:16:00+03:00</text:p>
      <text:p text:style-name="P4">
Description: During the Cannes Film Festival, the most influential personalities from the world of social networks were awarded. Among the winners "Oscar for Influeners" was received by May Musk, Model, Mother Ilona Mask. - Ukrinform.</text:p>
      <text:p text:style-name="P4">
Images: ['<text:a xlink:type="simple" xlink:href="https://static.ukrinform.com/photos/2023_05/thumb_files/630_360_1685188403-824.jpg" text:style-name="Internet_20_link" text:visited-style-name="Visited_20_Internet_20_Link">
630_360_16851...</text:a>
', '<text:a xlink:type="simple" xlink:href="https://static.ukrinform.com/photos/2023_05/1685188402-639.jpg" text:style-name="Internet_20_link" text:visited-style-name="Visited_20_Internet_20_Link">
1685188402-63...</text:a>
', '<text:a xlink:type="simple" xlink:href="https://static.ukrinform.com/photos/2023_05/1685188402-681.jpg" text:style-name="Internet_20_link" text:visited-style-name="Visited_20_Internet_20_Link">
1685188402-68...</text:a>
', '<text:a xlink:type="simple" xlink:href="https://static.ukrinform.com/photos/2023_05/1685188402-523.jpg" text:style-name="Internet_20_link" text:visited-style-name="Visited_20_Internet_20_Link">
1685188402-52...</text:a>
', '<text:a xlink:type="simple" xlink:href="https://static.ukrinform.com/photos/2023_05/1685188402-481.jpg" text:style-name="Internet_20_link" text:visited-style-name="Visited_20_Internet_20_Link">
1685188402-48...</text:a>
']</text:p>
      <text:p text:style-name="P4">
Tags: ['Ілон Маск', 'Канни', 'Нагорода']</text:p>
      <text:p text:style-name="P4">
Type: Article</text:p>
      <!--METADATA-->
      <text:p text:style-name="P4">
<draw:frame draw:style-name="fr1" draw:name="Image22" text:anchor-type="as-char" svg:width="6.9236in" svg:height="3.956343in" draw:z-index="0">
<draw:image xlink:href="../Images/yкринформ/2023-05-27T-18-16-00-03-00/630_360_1685188403-824.jpg" xlink:type="simple" xlink:show="embed" xlink:actuate="onLoad" draw:mime-type="image/jpeg"/>
</draw:frame>
During the Temporary Film Festival, the most influential personalities of social networks were awarded. Among the winners of "Influenzers" received Meimask, Model, Mother Ilon Mask.</text:p>
      <text:p text:style-name="P4">
The press service of the organizers of the Wiba Awards.</text:p>
      <text:p text:style-name="P4">
“On May 26, the Annual World Oscar for Influeners took place in Cannes, -wiba Awards during the Cannes Film Festival. They noted the most influential staff from the world of social networks. Among the winners and guests of the Wiba Awards is the May Musk model, Ilon Mask's mother; The most famous ART sculptor Richard Orlinsky sculptor; singer Sophie Alice-Bextor, the first Svita Topmodel in Hijab Halim Aden; Charlie Chaplin Chaplin's grandson, ”the organizers reported.</text:p>
      <text:p text:style-name="P4">
<draw:frame draw:style-name="fr1" draw:name="Image23" text:anchor-type="as-char" svg:width="6.9236in" svg:height="4.615733in" draw:z-index="0">
<draw:image xlink:href="../Images/yкринформ/2023-05-27T-18-16-00-03-00/1685188402-639.jpg" xlink:type="simple" xlink:show="embed" xlink:actuate="onLoad" draw:mime-type="image/jpeg"/>
</draw:frame>
This year's ceremony - was an anniversary, already fifth. WIBA WIBA AWARDS WIBA Association brings together about 600 opinions with a total audience of more than 500 million follicles from all over the world.</text:p>
      <text:p text:style-name="P4">
The chairman and founder of the Association, who started the Oscar for Influeners - Lviv Maria Grazhina Chaplin. The host of Gala-Termonia became a popular comish from the United States Kira Soltanovich. Kira, who was born in Lviv, grew up by Usan-Francisco, and success as a standap-commic, actress and writer reached a sloss-angeles.</text:p>
      <text:p text:style-name="P4">
<draw:frame draw:style-name="fr1" draw:name="Image24" text:anchor-type="as-char" svg:width="6.9236in" svg:height="4.615733in" draw:z-index="0">
<draw:image xlink:href="../Images/yкринформ/2023-05-27T-18-16-00-03-00/1685188402-681.jpg" xlink:type="simple" xlink:show="embed" xlink:actuate="onLoad" draw:mime-type="image/jpeg"/>
</draw:frame>
Yulia Mendel, Volodymyr Zelensky's Expresskretic, addressed the influolers at the Wiba Awards and initiating the Save Ukraine NGO Fund.</text:p>
      <text:p text:style-name="P4">
<draw:frame draw:style-name="fr1" draw:name="Image25" text:anchor-type="as-char" svg:width="6.9236in" svg:height="4.615733in" draw:z-index="0">
<draw:image xlink:href="../Images/yкринформ/2023-05-27T-18-16-00-03-00/1685188402-523.jpg" xlink:type="simple" xlink:show="embed" xlink:actuate="onLoad" draw:mime-type="image/jpeg"/>
</draw:frame>
The organizers point out that the Ukrainian summons is especially important for cherrymonia. Within Wiba Awards, stocks are regularly held in support of the country. Last year, during the awarding, funds were raised to help children affected by the war. And WIBA awards were received by a jamal singer, cook Yevgeny Klopotenko, Sasha Chisha and Anna Andres.</text:p>
      <text:p text:style-name="P4">
<draw:frame draw:style-name="fr1" draw:name="Image26" text:anchor-type="as-char" svg:width="6.9236in" svg:height="4.615733in" draw:z-index="0">
<draw:image xlink:href="../Images/yкринформ/2023-05-27T-18-16-00-03-00/1685188402-481.jpg" xlink:type="simple" xlink:show="embed" xlink:actuate="onLoad" draw:mime-type="image/jpeg"/>
</draw:frame>
As reported by Ukrinform, <text:a xlink:type="simple" xlink:href="https://www.ukrinform.ua/rubric-society/3453079-harkivskogo-kotablogera-stepana-nominuvali-na-svitovu-premiu-blogeriv.html" text:style-name="Internet_20_link" text:visited-style-name="Visited_20_Internet_20_Link">
popular cat-blogger Stepan from Kharkiv</text:a>
, nominated for the World InfluenCers and Bloggers Awards 2022.  Photo: Getty Images</text:p>
      <text:p text:style-name="P4">
News Source: <text:a xlink:type="simple" xlink:href="https://www.ukrinform.ua/rubric-world/3714949-mej-mask-nagorodili-v-kannah-oskarom-dla-influenseriv.html" text:style-name="Internet_20_link" text:visited-style-name="Visited_20_Internet_20_Link">
https://www.ukrinform.ua/rubric-world/3714949-mej-mask-nagorodili-v-kannah-oskarom-dla-influenseriv.html</text:a>
</text:p>
      <!--NEWS-->
      <text:h text:style-name="P10" text:outline-level="1">
<text:span text:style-name="T4">
AT Kupyansk Directive Russian Army Shele Kolodyazhna, Dvorichny, Masivka, Kislivka, Kamyan ...</text:span>
</text:h>
      <text:p text:style-name="P4">
Authors: liveuamap (Language: en)</text:p>
      <text:p text:style-name="P4">
Time: 2023-05-27T-19:16:00</text:p>
      <text:p text:style-name="P4">
Location: Kharkiv, Kharkiv Oblast (Latitude:49.5928 Longtitude:37.86807)</text:p>
      <text:p text:style-name="P4">
Videos: []</text:p>
      <text:p text:style-name="P4">
Images: []</text:p>
      <text:p text:style-name="P4">
Tags: ["Russia"]</text:p>
      <text:p text:style-name="P4">
Id: 22565636</text:p>
      <!--METADATA-->
      <text:p text:style-name="P4">
At Kupiansk direction Russian army shelled Kolodyazne, Dvorichna, Masutivka,Kyslivka, Kamyanka of Kharkiv region and Stelmakhivka of Luhansk region.Russian aviation conducted airstrikes at Kyslivka, Kotlyarivka, Tabayivka andRayhorodka of Kharkiv region, - General Staff of Armed Forces of Ukraine saysin the morning report</text:p>
      <text:p text:style-name="P4">
News Collection Link: <text:a xlink:type="simple" xlink:href="https://liveuamap.com/en/2023/27-may-at-kupiansk-direction-russian-army-shelled-kolodyazne" text:style-name="Internet_20_link" text:visited-style-name="Visited_20_Internet_20_Link">
https://liveuamap.com/en/2023/27-may-at-kupiansk-direction-russian-army-shelled-kolodyazne</text:a>
</text:p>
      <text:p text:style-name="P4">
News Source: <text:a xlink:type="simple" xlink:href="https://t.me/lumsrc/4911" text:style-name="Internet_20_link" text:visited-style-name="Visited_20_Internet_20_Link">
https://t.me/lumsrc/4911</text:a>
</text:p>
      <!--NEWS-->
      <text:h text:style-name="P10" text:outline-level="1">
<text:span text:style-name="T4">
Konoplyanka left Krakow</text:span>
</text:h>
      <text:p text:style-name="P4">
Authors: Ukrinform (Person)</text:p>
      <text:p text:style-name="P4">
Publisher: Укринформ (Organization)</text:p>
      <text:p text:style-name="P4">
Published Time: 2023-05-27T-20:13:00+03:00</text:p>
      <text:p text:style-name="P4">
Modified Time: 2023-05-27T23:13:00+03:00</text:p>
      <text:p text:style-name="P4">
Description: The Ukrainian became a free agent. - Ukrinform.</text:p>
      <text:p text:style-name="P4">
Images: ['<text:a xlink:type="simple" xlink:href="https://static.ukrinform.com/photos/2023_05/thumb_files/630_360_1685218305-279.jpg" text:style-name="Internet_20_link" text:visited-style-name="Visited_20_Internet_20_Link">
630_360_16852...</text:a>
']</text:p>
      <text:p text:style-name="P4">
Tags: ['Футбол', 'Коноплянка']</text:p>
      <text:p text:style-name="P4">
Type: Article</text:p>
      <!--METADATA-->
      <text:p text:style-name="P4">
<draw:frame draw:style-name="fr1" draw:name="Image27" text:anchor-type="as-char" svg:width="6.9236in" svg:height="3.956343in" draw:z-index="0">
<draw:image xlink:href="../Images/yкринформ/2023-05-27T-20-13-00-03-00/630_360_1685218305-279.jpg" xlink:type="simple" xlink:show="embed" xlink:actuate="onLoad" draw:mime-type="image/jpeg"/>
</draw:frame>
Ukrainian a free agent.</text:p>
      <text:p text:style-name="P4">
Polish football club "Krakowia" officially <text:a xlink:type="simple" xlink:href="https://twitter.com/MKSCracoviaSSA/status/1662519912324296706" text:style-name="Internet_20_link" text:visited-style-name="Visited_20_Internet_20_Link">
announced</text:a>
About the departure of 33-year-old Ukrainian vineerevgen Konoplyanka, Ukrinform reports.</text:p>
      <text:p text:style-name="P4">
The parties did not extend the contract, now Konoplyanka has become a free agent.</text:p>
      <text:p text:style-name="P4">
For Krakowia, Konoplyanka acted 1.5 of the season. Initially, he was a rented Polish team from Shakhtar, and then Eugene signed a full -fledged agreement.</text:p>
      <text:p text:style-name="P4">
<text:span text:style-name="T4">
 Read also: </text:span>
 <text:a xlink:type="simple" xlink:href="https://www.ukrinform.ua/rubric-sports/3703421-gol-konoplanki-vvratuvav-krakoviu-vid-porazki-u-matci-cempionatu-polsi.html" text:style-name="Internet_20_link" text:visited-style-name="Visited_20_Internet_20_Link">
goal squeezed "Krakow" from defeat in the match of the championship</text:a>
In the asset of the famous Ukrainian football player 38 Igor for Krakow, in which he gave 4 goals and gave 2 assistants.</text:p>
      <text:p text:style-name="P4">
Photo: twitter.com/mkscracoviassa</text:p>
      <text:p text:style-name="P4">
News Source: <text:a xlink:type="simple" xlink:href="https://www.ukrinform.ua/rubric-sports/3715071-konoplanka-pokinuv-krakoviu.html" text:style-name="Internet_20_link" text:visited-style-name="Visited_20_Internet_20_Link">
https://www.ukrinform.ua/rubric-sports/3715071-konoplanka-pokinuv-krakoviu.html</text:a>
</text:p>
      <!--NEWS-->
      <text:h text:style-name="P10" text:outline-level="1">
<text:span text:style-name="T4">
At Lyman direction Russian army shelled Nevske, Dibrova, Bilohorivka of Luhansk region and Ve...</text:span>
</text:h>
      <text:p text:style-name="P4">
Authors: liveuamap (Language: en)</text:p>
      <text:p text:style-name="P4">
Time: 2023-05-27T-21:16:00</text:p>
      <text:p text:style-name="P4">
Location: Bakhmut (Latitude:48.8072 Longtitude:38.24478)</text:p>
      <text:p text:style-name="P4">
Videos: []</text:p>
      <text:p text:style-name="P4">
Images: []</text:p>
      <text:p text:style-name="P4">
Tags: ["Russia"]</text:p>
      <text:p text:style-name="P4">
Id: 22565635</text:p>
      <!--METADATA-->
      <text:p text:style-name="P4">
At Lyman direction Russian army shelled Nevske, Dibrova, Bilohorivka ofLuhansk region and Verkhnokamyanske and Spirne of Donetsk region. Russianaviation conducted airstrike at Bilohorivka, - General Staff of Armed Forcesof Ukraine says in the morning report</text:p>
      <text:p text:style-name="P4">
News Collection Link: <text:a xlink:type="simple" xlink:href="https://liveuamap.com/en/2023/27-may-at-lyman-direction-russian-army-shelled-nevske-dibrova" text:style-name="Internet_20_link" text:visited-style-name="Visited_20_Internet_20_Link">
https://liveuamap.com/en/2023/27-may-at-lyman-direction-russian-army-shelled-nevske-dibrova</text:a>
</text:p>
      <text:p text:style-name="P4">
News Source: <text:a xlink:type="simple" xlink:href="https://t.me/lumsrc/4912" text:style-name="Internet_20_link" text:visited-style-name="Visited_20_Internet_20_Link">
https://t.me/lumsrc/4912</text:a>
</text:p>
      <!--NEWS-->
      <text:h text:style-name="P10" text:outline-level="1">
<text:span text:style-name="T4">
Bakhmut Directio Rusian Army Shelled Vasukivka, Privilia, Orikhovo-Vasylivka, Grigorye ...</text:span>
</text:h>
      <text:p text:style-name="P4">
Authors: liveuamap (Language: en)</text:p>
      <text:p text:style-name="P4">
Time: 2023-05-27T-23:16:00</text:p>
      <text:p text:style-name="P4">
Location: Loskutivka,Luhans'ka oblast (Latitude:48.48134 Longtitude:37.85374)</text:p>
      <text:p text:style-name="P4">
Videos: []</text:p>
      <text:p text:style-name="P4">
Images: []</text:p>
      <text:p text:style-name="P4">
Tags: ["Russia"]</text:p>
      <text:p text:style-name="P4">
Id: 22565634</text:p>
      <!--METADATA-->
      <text:p text:style-name="P4">
At Bakhmut Direction Russian Army Shelled Vasukivka, Pryvillya, Orikhovo-Vasylivka, Hryhorivka, Bakhmut, Kalynivka, Chasiv Yar, Ivanivske, Ivanivske Vka, Bila Hora and Pivnichne of Donetsk Region.russian Aviation Conducted Aircrakes at Hryhorivka and Bila Hora, - Generalstaff of Armed Forces of Ukraine Says in the Morning Report</text:p>
      <text:p text:style-name="P4">
News Collection Link:(https://liveuamap.com/en/2023/27-may-at-bakhmut-direction-russian-army-shelled-vasukivka)</text:p>
      <text:p text:style-name="P4">
News Source: <text:a xlink:type="simple" xlink:href="https://t.me/lumsrc/4913" text:style-name="Internet_20_link" text:visited-style-name="Visited_20_Internet_20_Link">
https://t.me/lumsrc/4913</text:a>
</text:p>
      <!--NEWS-->
      <text:h text:style-name="P10" text:outline-level="1">
<text:span text:style-name="T4">
Tandir's judge was taken into custody without bail</text:span>
</text:h>
      <text:p text:style-name="P4">
Authors: Ukrinform (Person)</text:p>
      <text:p text:style-name="P4">
Publisher: Укринформ (Organization)</text:p>
      <text:p text:style-name="P4">
Published Time: 2023-05-27T-23:55:00+03:00</text:p>
      <text:p text:style-name="P4">
Modified Time: 2023-05-27T22:55:00+03:00</text:p>
      <text:p text:style-name="P4">
Description: At a hearing, the Pechersk District Court chose a measure of restraint to the head of the Makariv district court Alexei Tandir - detention until July 21 without the possibility of bail. - Ukrinform.</text:p>
      <text:p text:style-name="P4">
Images: ['<text:a xlink:type="simple" xlink:href="https://static.ukrinform.com/photos/2023_05/thumb_files/630_360_1685217512-297.jpg" text:style-name="Internet_20_link" text:visited-style-name="Visited_20_Internet_20_Link">
630_360_16852...</text:a>
']</text:p>
      <text:p text:style-name="P4">
Tags: ['Арешт', 'ДТП', 'Суд']</text:p>
      <text:p text:style-name="P4">
Type: Article</text:p>
      <!--METADATA-->
      <text:p text:style-name="P4">
<draw:frame draw:style-name="fr1" draw:name="Image29" text:anchor-type="as-char" svg:width="6.9236in" svg:height="3.956343in" draw:z-index="0">
<draw:image xlink:href="../Images/yкринформ/2023-05-27T-23-55-00-03-00/630_360_1685217512-297.jpg" xlink:type="simple" xlink:show="embed" xlink:actuate="onLoad" draw:mime-type="image/jpeg"/>
</draw:frame>
The Pechersk District Court at the hearing elected a preventive measure to the Holovakar District Court Alexei Tandir - detention until July 21, the prison of bail.</text:p>
      <text:p text:style-name="P4">
About it reports <text:a xlink:type="simple" xlink:href="https://t.me/s/suspilnenews" text:style-name="Internet_20_link" text:visited-style-name="Visited_20_Internet_20_Link">
public</text:a>
, reports Ukrinform.</text:p>
      <text:p text:style-name="P4">
"Judges Alexei Tandoor, suspected of a deadly accident in a state of alcohol intoxication, which resulted in the died of the National Guard, the court of the restraint - detention without the possibility of bail by July 21," the statement said.</text:p>
      <text:p text:style-name="P4">
As <text:a xlink:type="simple" xlink:href="https://suspilne.media/amp/489238-suddi-tandiri-akij-zbiv-nasmert-nacgvardijca-obrali-zapobiznij-zahid/" text:style-name="Internet_20_link" text:visited-style-name="Visited_20_Internet_20_Link">
indicated</text:a>
, prosecutor Anton Voitenko insisted on the selection of a pre -trial detention. In substantiating his position, he emphasized several funds. First, according to him, the suspect in place <text:a xlink:type="simple" xlink:href="https://www.ukrinform.ua/tag-dtp" text:style-name="Internet_20_link" text:visited-style-name="Visited_20_Internet_20_Link">
accident</text:a>
There was an inaudible language, and witnesses and the smell of alcohol. Secondly, the speed of the tandoor's car was greater, as evidenced by the mechanical damage to the car.</text:p>
      <text:p text:style-name="P4">
<text:span text:style-name="T4">
 Read also: </text:span>
 <text:a xlink:type="simple" xlink:href="https://www.ukrinform.ua/rubric-society/3715033-zapobiznij-zahid-suddi-tandiru-mozut-obrati-vze-sogodni-dbr.html" text:style-name="Internet_20_link" text:visited-style-name="Visited_20_Internet_20_Link">
a judge's preventive measure can be chosen today - DBR</text:a>
Voitenko also drew attention to the behavior of the suspect after the accident and the fact that the taking of blood took 18 hours due to the initial refusal of the tandoor.</text:p>
      <text:p text:style-name="P4">
As reported by Ukrinform, on the night of May 26, the head of the Makariv District Court Tandir <text:a xlink:type="simple" xlink:href="http://www.ukrinform.ua/rubric-kyiv/3714354-na-odnomu-iz-stolicnih-blokpostiv-sudda-na-smert-zbiv-nacgvardijca.html#" text:style-name="Internet_20_link" text:visited-style-name="Visited_20_Internet_20_Link">
knocked to death</text:a>
The 23-year-old National Guard on a checkpoint in the capital. He was detained by the law enforcement officers.</text:p>
      <text:p text:style-name="P4">
The judge refused to examine the content of alcohol and drugs, but the malovisual clinical signs of intoxication. The court granted permission for compulsory selection of biological samples.</text:p>
      <text:p text:style-name="P4">
In fact of an accident <text:a xlink:type="simple" xlink:href="http://www.ukrinform.ua/rubric-kyiv/3714707-suddi-akij-na-smert-zbiv-nacgvardijca-ogolosili-pidozru.html" text:style-name="Internet_20_link" text:visited-style-name="Visited_20_Internet_20_Link">
criminal proceedings have been started</text:a>
for hours 3 sages 286-1(Violation of traffic safety or operation of transport by persons who manage transportation facilities in a state of intoxication)Criminal Code of Ukraine.The staff of the Makariv District Court <text:a xlink:type="simple" xlink:href="http://www.ukrinform.ua/rubric-kyiv/3714487-u-makarivskomu-rajsudi-prokomentuvali-smertelnu-dtp-za-ucasti-golovi-sudu-tandira.html" text:style-name="Internet_20_link" text:visited-style-name="Visited_20_Internet_20_Link">
</text:a>
<text:a xlink:type="simple" xlink:href="http://www.ukrinform.ua/rubric-kyiv/3714487-u-makarivskomu-rajsudi-prokomentuvali-smertelnu-dtp-za-ucasti-golovi-sudu-tandira.html" text:style-name="Internet_20_link" text:visited-style-name="Visited_20_Internet_20_Link">
stated that he did not justify the actions of the President of the Court</text:a>
But a complete and impartial investigation into a tragic event is a complete and impartial investigation.</text:p>
      <text:p text:style-name="P4">
<text:span text:style-name="T5">
Foto: public</text:span>
</text:p>
      <text:p text:style-name="P4">
News Source: <text:a xlink:type="simple" xlink:href="https://www.ukrinform.ua/rubric-society/3715069-suddu-tandira-vzali-pid-vartu-bez-prava-zastavi.html" text:style-name="Internet_20_link" text:visited-style-name="Visited_20_Internet_20_Link">
https://www.ukrinform.ua/rubric-society/3715069-suddu-tandira-vzali-pid-vartu-bez-prava-zastavi.html</text:a>
</text:p>
      <!--NEWS-->
      <text:h text:style-name="P10" text:outline-level="1">
<text:span text:style-name="T4">
JSC Avdiivka Directio Rusian of the Army Shelled Avdiivka, Pervomaisko, Karlovka Andes Neoelsk of ...</text:span>
</text:h>
      <text:p text:style-name="P4">
Authors: liveuamap (Language: en)</text:p>
      <text:p text:style-name="P4">
Time: 2023-05-27T-25:16:00</text:p>
      <text:p text:style-name="P4">
Location: Donetsk Oblast (Latitude:48.11098 Longtitude:37.4917)</text:p>
      <text:p text:style-name="P4">
Videos: []</text:p>
      <text:p text:style-name="P4">
Images: []</text:p>
      <text:p text:style-name="P4">
Tags: ["Russia"]</text:p>
      <text:p text:style-name="P4">
Id: 22565633</text:p>
      <!--METADATA-->
      <text:p text:style-name="P4">
At Avdiyivka direction Russian army shelled Avdiyivka, Pervomayske, Karlivkaand Nevelske of Donetsk region. Russian aviation conducted airstrikes atAvdiyivka and Pervomayske, - General Staff of Armed Forces of Ukraine says inthe morning report</text:p>
      <text:p text:style-name="P4">
News Collection Link: <text:a xlink:type="simple" xlink:href="https://liveuamap.com/en/2023/27-may-at-avdiyivka-direction-russian-army-shelled-avdiyivka" text:style-name="Internet_20_link" text:visited-style-name="Visited_20_Internet_20_Link">
https://liveuamap.com/en/2023/27-may-at-avdiyivka-direction-russian-army-shelled-avdiyivka</text:a>
</text:p>
      <text:p text:style-name="P4">
News Source: <text:a xlink:type="simple" xlink:href="https://t.me/lumsrc/4914" text:style-name="Internet_20_link" text:visited-style-name="Visited_20_Internet_20_Link">
https://t.me/lumsrc/4914</text:a>
</text:p>
      <!--NEWS-->
      <text:h text:style-name="P10" text:outline-level="1">
<text:span text:style-name="T4">
"Luton" for the first time in history went out to the APL</text:span>
</text:h>
      <text:p text:style-name="P4">
Authors: Ukrinform (Person)</text:p>
      <text:p text:style-name="P4">
Publisher: Укринформ (Organization)</text:p>
      <text:p text:style-name="P4">
Published Time: 2023-05-27T-25:33:18+03:00</text:p>
      <text:p text:style-name="P4">
Modified Time: 2023-05-27T22:33:18+03:00</text:p>
      <text:p text:style-name="P4">
Description: In the Luton penalty series he beat Covenry. - Ukrinform.</text:p>
      <text:p text:style-name="P4">
Images: ['<text:a xlink:type="simple" xlink:href="https://static.ukrinform.com/photos/2023_05/thumb_files/630_360_1685215744-571.png" text:style-name="Internet_20_link" text:visited-style-name="Visited_20_Internet_20_Link">
630_360_16852...</text:a>
']</text:p>
      <text:p text:style-name="P4">
Tags: ['Футбол', 'АПЛ']</text:p>
      <text:p text:style-name="P4">
Type: Article</text:p>
      <!--METADATA-->
      <text:p text:style-name="P4">
<draw:frame draw:style-name="fr1" draw:name="Image30" text:anchor-type="as-char" svg:width="6.9236in" svg:height="3.956343in" draw:z-index="0">
<draw:image xlink:href="../Images/yкринформ/2023-05-27T-25-33-18-03-00/630_360_1685215744-571.png" xlink:type="simple" xlink:show="embed" xlink:actuate="onLoad" draw:mime-type="image/png"/>
</draw:frame>
In the Luton series, he beat Covenry.</text:p>
      <text:p text:style-name="P4">
In the final match of the playoff championship "Luton" beat "Coventry" -(1:1(0:1), 5: 6 in a penalty series)But he went out to the English Premier League, met at Wembleu Stadium, Ukrinform reports.</text:p>
      <text:p text:style-name="P4">
Luton was the first to open the score in the match after Jordan Clark's goal in the 21st-icon of the game. "Coventry" played after a break due to a well -stroke. By the end of the meeting, none of the teams was able to score the winner, and the extra time also found the strongest.</text:p>
      <text:p text:style-name="P4">
In the penalty series, Luton players were more accurately punched - 6: 5.</text:p>
      <text:p text:style-name="P4">
For the first time in history, Luton went to the English Premier League. In the championship tournament, the team took third place. In the semi-finals of the play-office "Luton" was stronger than "Sanderland", and "Coventri" passed "Middlsbro".</text:p>
      <text:p text:style-name="P4">
<text:span text:style-name="T4">
 Read also: </text:span>
 <text:a xlink:type="simple" xlink:href="https://www.ukrinform.ua/rubric-sports/3711013-koventri-ta-luton-zigraut-u-finali-plejoff-za-vihid-do-apl.html" text:style-name="Internet_20_link" text:visited-style-name="Visited_20_Internet_20_Link">
"Coventry" and "Luto" will play in the playoffs finals on the exit of the APL</text:a>
According to Ukrinform, Bernley and Sheffield United came from the championship directly to the English Prime Minister Ligitita.</text:p>
      <text:p text:style-name="P4">
Photo: Getty Images</text:p>
      <text:p text:style-name="P4">
News Source: <text:a xlink:type="simple" xlink:href="https://www.ukrinform.ua/rubric-sports/3715066-luton-vperse-v-istorii-vijsov-v-apl.html" text:style-name="Internet_20_link" text:visited-style-name="Visited_20_Internet_20_Link">
https://www.ukrinform.ua/rubric-sports/3715066-luton-vperse-v-istorii-vijsov-v-apl.html</text:a>
</text:p>
      <!--NEWS-->
      <text:h text:style-name="P10" text:outline-level="1">
<text:span text:style-name="T4">
At Maryinka direction Russian army shelled Heorhiyivka and Pobyeda of Donetsk region. Russian...</text:span>
</text:h>
      <text:p text:style-name="P4">
Authors: liveuamap (Language: en)</text:p>
      <text:p text:style-name="P4">
Time: 2023-05-27T-27:16:00</text:p>
      <text:p text:style-name="P4">
Location: Marinka, Donetsk Oblast (Latitude:47.94406 Longtitude:37.49273)</text:p>
      <text:p text:style-name="P4">
Videos: []</text:p>
      <text:p text:style-name="P4">
Images: []</text:p>
      <text:p text:style-name="P4">
Tags: ["Russia"]</text:p>
      <text:p text:style-name="P4">
Id: 22565632</text:p>
      <!--METADATA-->
      <text:p text:style-name="P4">
At Maryinka direction Russian army shelled Heorhiyivka and Pobyeda of Donetskregion. Russian aviation conducted airstrike at Maryinka, - General Staff ofArmed Forces of Ukraine says in the morning report</text:p>
      <text:p text:style-name="P4">
News Collection Link: <text:a xlink:type="simple" xlink:href="https://liveuamap.com/en/2023/27-may-at-maryinka-direction-russian-army-shelled-heorhiyivka" text:style-name="Internet_20_link" text:visited-style-name="Visited_20_Internet_20_Link">
https://liveuamap.com/en/2023/27-may-at-maryinka-direction-russian-army-shelled-heorhiyivka</text:a>
</text:p>
      <text:p text:style-name="P4">
News Source: <text:a xlink:type="simple" xlink:href="https://t.me/lumsrc/4915" text:style-name="Internet_20_link" text:visited-style-name="Visited_20_Internet_20_Link">
https://t.me/lumsrc/4915</text:a>
</text:p>
      <!--NEWS-->
      <text:h text:style-name="P10" text:outline-level="1">
<text:span text:style-name="T4">
The Russians have fired at Sumy Region 18 times a day</text:span>
</text:h>
      <text:p text:style-name="P4">
Authors: Ukrinform (Person)</text:p>
      <text:p text:style-name="P4">
Publisher: Укринформ (Organization)</text:p>
      <text:p text:style-name="P4">
Published Time: 2023-05-27T-27:32:00+03:00</text:p>
      <text:p text:style-name="P4">
Modified Time: 2023-05-27T22:32:00+03:00</text:p>
      <text:p text:style-name="P4">
Description: During Saturday, May 27, Russian troops committed 18 shelling of border communities of Sumy region - in total 88 explosions were recorded. - Ukrinform.</text:p>
      <text:p text:style-name="P4">
Images: ['<text:a xlink:type="simple" xlink:href="https://static.ukrinform.com/photos/2019_11/thumb_files/630_360_1574102935-316.jpg" text:style-name="Internet_20_link" text:visited-style-name="Visited_20_Internet_20_Link">
630_360_15741...</text:a>
']</text:p>
      <text:p text:style-name="P4">
Tags: ['Обстріл', 'Сумщина', 'Вибух', 'Міномет', 'Війна з Росією', 'Артилерія']</text:p>
      <text:p text:style-name="P4">
Type: Article</text:p>
      <!--METADATA-->
      <text:p text:style-name="P4">
<draw:frame draw:style-name="fr1" draw:name="Image31" text:anchor-type="as-char" svg:width="6.9236in" svg:height="3.956343in" draw:z-index="0">
<draw:image xlink:href="../Images/yкринформ/2023-05-27T-27-32-00-03-00/630_360_1574102935-316.jpg" xlink:type="simple" xlink:show="embed" xlink:actuate="onLoad" draw:mime-type="image/jpeg"/>
</draw:frame>
On May 27, Russian troops committed 18 shelling of border community community - a total of 88 explosions were recorded.</text:p>
      <text:p text:style-name="P4">
According to Ukrinform, Sumy Ova reports in <text:a xlink:type="simple" xlink:href="http://t.me/Sumy_news_ODA/16488" text:style-name="Internet_20_link" text:visited-style-name="Visited_20_Internet_20_Link">
telegram</text:a>
.</text:p>
      <text:p text:style-name="P4">
“During the day, the Russians carried out 18 shelling. 88 explosions were recorded. Velikopisarevskaya, Yunakovskaya, Miropil, Khotinsk, Belopilsk, Krasnopil communities were shown, - the message reads.</text:p>
      <text:p text:style-name="P4">
On the territory of the Greater Positar community, the enemy released six -receipt and two mines of mortar from the helicopter.</text:p>
      <text:p text:style-name="P4">
The young community was fired by the Russians with SAU(Three explosions), mortar shelling also recorded here(12 “arrivals”).</text:p>
      <text:p text:style-name="P4">
<text:span text:style-name="T4">
Читайте також:</text:span>
 <text:a xlink:type="simple" xlink:href="https://www.ukrinform.ua/rubric-regions/3714960-u-gluhovi-na-sumsini-vorozim-obstrilom-poskodzena-bagatopoverhivka.html" text:style-name="Internet_20_link" text:visited-style-name="Visited_20_Internet_20_Link">
 У Глухові на і ворожим обстрілом пошкодженабагатоповерхівка </text:a>
In the Miropil community, the aggressor beat mortars(11 explosions).</text:p>
      <text:p text:style-name="P4">
Хотінська громада зазнала мінометного <text:a xlink:type="simple" xlink:href="https://www.ukrinform.ua/tag-obstril" text:style-name="Internet_20_link" text:visited-style-name="Visited_20_Internet_20_Link">
 обстрілу</text:a>
 (Four explosions). Також ворог запустивНУРС із гелікоптера.</text:p>
      <text:p text:style-name="P4">
Білопільську громаду росіяни обстріляли з мінометів і артилерії (12 and 10 blades according to)In addition, 15 shots from the AGS were fired.</text:p>
      <text:p text:style-name="P4">
The Krasnopil community has five "arrivals" from mortars.</text:p>
      <text:p text:style-name="P4">
According to preliminary OVA data, without casualties and destruction.</text:p>
      <text:p text:style-name="P4">
<text:span text:style-name="T4">
 Read also: </text:span>
 <text:a xlink:type="simple" xlink:href="https://www.ukrinform.ua/rubric-regions/3714660-na-sumsini-vnaslidok-artobstrilu-poskodzenij-budinok-ditacoi-tvorcosti.html" text:style-name="Internet_20_link" text:visited-style-name="Visited_20_Internet_20_Link">
on and as a result of the shelling damaged house of children's creation</text:a>
As reported by Ukrinform, on May 27 <text:a xlink:type="simple" xlink:href="http://www.ukrinform.ua/rubric-ato/3715022-rosiani-obstrilali-selo-na-cernigivsini-poskodzeni-zitlovi-budinki-j-lep.html" text:style-name="Internet_20_link" text:visited-style-name="Visited_20_Internet_20_Link">
Russian army fired at the village of Iron Square</text:a>
The Novgorod -Siverskyi district of Chernihiv region, having damaged residential buildings and lines - without electricity there are more than a thousand consumers.</text:p>
      <text:p text:style-name="P4">
News Source: <text:a xlink:type="simple" xlink:href="https://www.ukrinform.ua/rubric-ato/3715065-rosiani-za-den-18-raziv-obstrilali-prikordonna-sumsini.html" text:style-name="Internet_20_link" text:visited-style-name="Visited_20_Internet_20_Link">
https://www.ukrinform.ua/rubric-ato/3715065-rosiani-za-den-18-raziv-obstrilali-prikordonna-sumsini.html</text:a>
</text:p>
      <!--NEWS-->
      <text:h text:style-name="P10" text:outline-level="1">
<text:span text:style-name="T4">
JSC Shakhtar Directio Rusian of the Army Shelled Paraskovivka, Coal And And Wisher. Rus ...</text:span>
</text:h>
      <text:p text:style-name="P4">
Authors: liveuamap (Language: en)</text:p>
      <text:p text:style-name="P4">
Time: 2023-05-27T-29:16:00</text:p>
      <text:p text:style-name="P4">
Location: Velyka Novosilka (Latitude:47.83102 Longtitude:36.84351)</text:p>
      <text:p text:style-name="P4">
Videos: []</text:p>
      <text:p text:style-name="P4">
Images: []</text:p>
      <text:p text:style-name="P4">
Tags: ["Russia"]</text:p>
      <text:p text:style-name="P4">
Id: 22565631</text:p>
      <!--METADATA-->
      <text:p text:style-name="P4">
At Shakhtarske direction Russian army shelled Paraskoviyivka, Vuhledar andPrechystivka. Russian aviation conducted airstrikes at Vuhledar, Prechystivkaand Velyka Novosilka, - General Staff of Armed Forces of Ukraine says in themorning report</text:p>
      <text:p text:style-name="P4">
News Collection Link: <text:a xlink:type="simple" xlink:href="https://liveuamap.com/en/2023/27-may-at-shakhtarske-direction-russian-army-shelled-paraskoviyivka" text:style-name="Internet_20_link" text:visited-style-name="Visited_20_Internet_20_Link">
https://liveuamap.com/en/2023/27-may-at-shakhtarske-direction-russian-army-shelled-paraskoviyivka</text:a>
</text:p>
      <text:p text:style-name="P4">
News Source: <text:a xlink:type="simple" xlink:href="https://t.me/lumsrc/4916" text:style-name="Internet_20_link" text:visited-style-name="Visited_20_Internet_20_Link">
https://t.me/lumsrc/4916</text:a>
</text:p>
      <!--NEWS-->
      <text:h text:style-name="P10" text:outline-level="1">
<text:span text:style-name="T4">
Rebrov officially announced the departure from the post of head coach "Al -in"</text:span>
</text:h>
      <text:p text:style-name="P4">
Authors: Ukrinform (Person)</text:p>
      <text:p text:style-name="P4">
Publisher: Укринформ (Organization)</text:p>
      <text:p text:style-name="P4">
Published Time: 2023-05-27T-29:23:58+03:00</text:p>
      <text:p text:style-name="P4">
Modified Time: 2023-05-27T22:23:58+03:00</text:p>
      <text:p text:style-name="P4">
Description: Together with Al-Ain, Rebrov won 2 trophies, both were last season. - Ukrinform.</text:p>
      <text:p text:style-name="P4">
Images: ['<text:a xlink:type="simple" xlink:href="https://static.ukrinform.com/photos/2023_05/thumb_files/630_360_1685215297-563.jpg" text:style-name="Internet_20_link" text:visited-style-name="Visited_20_Internet_20_Link">
630_360_16852...</text:a>
']</text:p>
      <text:p text:style-name="P4">
Tags: ['Футбол', 'Ребров', 'Збірна України']</text:p>
      <text:p text:style-name="P4">
Type: Article</text:p>
      <!--METADATA-->
      <text:p text:style-name="P4">
<draw:frame draw:style-name="fr1" draw:name="Image32" text:anchor-type="as-char" svg:width="6.9236in" svg:height="3.956343in" draw:z-index="0">
<draw:image xlink:href="../Images/yкринформ/2023-05-27T-29-23-58-03-00/630_360_1685215297-563.jpg" xlink:type="simple" xlink:show="embed" xlink:actuate="onLoad" draw:mime-type="image/jpeg"/>
</draw:frame>
Together with Al-Ain, Rebrov won 2 trophies, both were last season.</text:p>
      <text:p text:style-name="P4">
Al-Yana head coach Sergey Rebrov announced that he was leaving his position, a Ukrainian specialist <text:a xlink:type="simple" xlink:href="https://alainclub.ae/ar/" text:style-name="Internet_20_link" text:visited-style-name="Visited_20_Internet_20_Link">
reported</text:a>
The afterhand of the UAE League Cup Cup, saying that it is his last match, reports Ukrinform.</text:p>
      <text:p text:style-name="P4">
“Today's match is my last with Al-Ain. I hoped to finish the Career at Al-Yeni Winning the UAE League Cup. I thank the club staff to the Tavblers who supported the team for two seasons. I spent the last two years in this wonderful team. We fought in the championship, and we have fallen to prepare for today's match. The match was very tense, the alem lost, despite our efforts and progress, ”Rebrov said.</text:p>
      <text:p text:style-name="P4">
Today, on May 27, Al-Ain gave way to the UAE Cup FC FC Al-Sharja.</text:p>
      <text:p text:style-name="P4">
Rebrov has headed Al-Ain since 2021. During this time, he won the UAE Championship and the country's Cup in the 2021/22 season. In total, he spent 72 matches of the head coach "Al-Yana", 45 duels won, 9 lost and 18 were in a draw.</text:p>
      <text:p text:style-name="P4">
Most likely, Ribrov will now head the national team of Ukraine.</text:p>
      <text:p text:style-name="P4">
<text:span text:style-name="T4">
 Read also: </text:span>
 <text:a xlink:type="simple" xlink:href="https://www.ukrinform.ua/rubric-sports/3713250-uaf-predstavit-rebrova-30-travna-zmi.html" text:style-name="Internet_20_link" text:visited-style-name="Visited_20_Internet_20_Link">
UAF will present A May 30 - media</text:a>
As reported by Ukrinform, the National Team of Ukraine will hold its games for Euro-2024 on June 16 and 19, as well as a control meeting of Oblast on June 12.</text:p>
      <text:p text:style-name="P4">
Photo: twitter.com/alainfcae</text:p>
      <text:p text:style-name="P4">
News Source: <text:a xlink:type="simple" xlink:href="https://www.ukrinform.ua/rubric-sports/3715063-rebrov-oficijno-ogolosiv-pro-vidhid-z-posadi-golovnogo-trenera-alajna.html" text:style-name="Internet_20_link" text:visited-style-name="Visited_20_Internet_20_Link">
https://www.ukrinform.ua/rubric-sports/3715063-rebrov-oficijno-ogolosiv-pro-vidhid-z-posadi-golovnogo-trenera-alajna.html</text:a>
</text:p>
      <!--NEWS-->
      <text:h text:style-name="P10" text:outline-level="1">
<text:span text:style-name="T4">
At Zaporizhzhia and Kherson directions Russian army shelled Vremivka and Novosilka of Donetsk...</text:span>
</text:h>
      <text:p text:style-name="P4">
Authors: liveuamap (Language: en)</text:p>
      <text:p text:style-name="P4">
Time: 2023-05-27T-31:16:00</text:p>
      <text:p text:style-name="P4">
Location: Kherson (Latitude:46.86406 Longtitude:33.58143)</text:p>
      <text:p text:style-name="P4">
Videos: []</text:p>
      <text:p text:style-name="P4">
Images: []</text:p>
      <text:p text:style-name="P4">
Tags: ["Russia"]</text:p>
      <text:p text:style-name="P4">
Id: 22565630</text:p>
      <!--METADATA-->
      <text:p text:style-name="P4">
At Zaporizhzhia and Kherson directions Russian army shelled Vremivka andNovosilka of Donetsk region; Olhivske, Huliaipole, Zaliznychne, Bilohirya,Mala Tokmachka, Mali Scherbaky and Kamyanske of Zaporizhzhia region; ZolotaBalka, Vesele, Kozatske, Lvove, Antonivka, Kizomys, Stanislav of Khersonregion and Kherson city. Russian aviation conducted airstrikes at Stepove ofZaporizhzhia region and Zmiyivka of Kherson region, - General Staff of ArmedForces of Ukraine says in the morning report</text:p>
      <text:p text:style-name="P4">
News Collection Link: <text:a xlink:type="simple" xlink:href="https://liveuamap.com/en/2023/27-may-at-zaporizhzhia-and-kherson-directions-russian-army" text:style-name="Internet_20_link" text:visited-style-name="Visited_20_Internet_20_Link">
https://liveuamap.com/en/2023/27-may-at-zaporizhzhia-and-kherson-directions-russian-army</text:a>
</text:p>
      <text:p text:style-name="P4">
News Source: <text:a xlink:type="simple" xlink:href="https://t.me/lumsrc/4917" text:style-name="Internet_20_link" text:visited-style-name="Visited_20_Internet_20_Link">
https://t.me/lumsrc/4917</text:a>
</text:p>
      <!--NEWS-->
      <text:h text:style-name="P10" text:outline-level="1">
<text:span text:style-name="T4">
Ukraine won Hungary at the launch of a female golden Eurolege in volleyball</text:span>
</text:h>
      <text:p text:style-name="P4">
Authors: Ukrinform (Person)</text:p>
      <text:p text:style-name="P4">
Publisher: Укринформ (Organization)</text:p>
      <text:p text:style-name="P4">
Published Time: 2023-05-27T-31:17:00+03:00</text:p>
      <text:p text:style-name="P4">
Modified Time: 2023-05-27T22:17:00+03:00</text:p>
      <text:p text:style-name="P4">
Description: Ukrainian volleyball players headed the group of S. - Ukrinform.</text:p>
      <text:p text:style-name="P4">
Images: ['<text:a xlink:type="simple" xlink:href="https://static.ukrinform.com/photos/2023_05/thumb_files/630_360_1685214967-310.jpg" text:style-name="Internet_20_link" text:visited-style-name="Visited_20_Internet_20_Link">
630_360_16852...</text:a>
']</text:p>
      <text:p text:style-name="P4">
Tags: ['Волейбол']</text:p>
      <text:p text:style-name="P4">
Type: Article</text:p>
      <!--METADATA-->
      <text:p text:style-name="P4">
<draw:frame draw:style-name="fr1" draw:name="Image33" text:anchor-type="as-char" svg:width="6.9236in" svg:height="3.956343in" draw:z-index="0">
<draw:image xlink:href="../Images/yкринформ/2023-05-27T-31-17-00-03-00/630_360_1685214967-310.jpg" xlink:type="simple" xlink:show="embed" xlink:actuate="onLoad" draw:mime-type="image/jpeg"/>
</draw:frame>
Ukrainian volleyball players headed a group of S.</text:p>
      <text:p text:style-name="P4">
The women's national team of Ukraine began performances in the group round of the Zolotovroliga in volleyball in 2023, in the first round of Ukrainian women were stronger than Hungary's samples, Ukrinform reports.</text:p>
      <text:p text:style-name="P4">
Having lost the starting segment of the meeting, the mistresses returned the initiative and carried out a seat of six points. The Hungarian Party was won with a difference in three -beds - 25:22.</text:p>
      <text:p text:style-name="P4">
Much of the second set was held in Hungary's scenario. But at the expense of18: 18 Ukraine first came forward, gaining a decisive advantage of two points of entity of the best bombers Anastasia Kidoduba and Alexandra Milenko -25: 27.(1:1)The third party marked the dominance of Ukraine: the guests were out of the enlarious account of 24: 9, having translated the match into the fourth round.</text:p>
      <text:p text:style-name="P4">
The fate of the fourth set was decided in the final draws, when the Ukrainian gun played the advantage of rivals. And at the expense 23:23 came outhawing Setball, which was implemented from Aisa Yulia Dimar - 1: 3(25:22, 25:27,9:25, 23:25)<text:span text:style-name="T4">
 Read also: </text:span>
 <text:a xlink:type="simple" xlink:href="https://www.ukrinform.ua/rubric-sports/3715058-ukraina-peremogla-pivnicnu-makedoniu-na-starti-colovicoi-zolotoi-evroligi-z-volejbolu.html" text:style-name="Internet_20_link" text:visited-style-name="Visited_20_Internet_20_Link">
Ukraine defeated Northern Macedonia at the start of the male golden Eurolege with u</text:a>
As reported by Ukrinform, the second match between the teams in Budapest will take place in Vodil, May 28. Beginning - at 6:30 pm Kyiv time.</text:p>
      <text:p text:style-name="P4">
Photo: CEV</text:p>
      <text:p text:style-name="P4">
News Source: <text:a xlink:type="simple" xlink:href="https://www.ukrinform.ua/rubric-sports/3715062-ukraina-peremogla-ugorsinu-na-starti-zinocoi-zolotoi-evroligi-z-volejbolu.html" text:style-name="Internet_20_link" text:visited-style-name="Visited_20_Internet_20_Link">
https://www.ukrinform.ua/rubric-sports/3715062-ukraina-peremogla-ugorsinu-na-starti-zinocoi-zolotoi-evroligi-z-volejbolu.html</text:a>
</text:p>
      <!--NEWS-->
      <text:h text:style-name="P10" text:outline-level="1">
<text:span text:style-name="T4">
At the head of the power party of Serbia President Vicich was replaced by the Minister of Defense</text:span>
</text:h>
      <text:p text:style-name="P4">
Authors: Ukrinform (Person)</text:p>
      <text:p text:style-name="P4">
Publisher: Укринформ (Organization)</text:p>
      <text:p text:style-name="P4">
Published Time: 2023-05-27T-33:14:00+03:00</text:p>
      <text:p text:style-name="P4">
Modified Time: 2023-05-27T22:14:00+03:00</text:p>
      <text:p text:style-name="P4">
Description: Serbia President Aleksandar Vuchich announced his release from the post of chairman of the ruling party at the congress held in Kragayevts. - Ukrinform.</text:p>
      <text:p text:style-name="P4">
Images: ['<text:a xlink:type="simple" xlink:href="https://static.ukrinform.com/photos/2018_08/thumb_files/630_360_1533795567-3575.jpg" text:style-name="Internet_20_link" text:visited-style-name="Visited_20_Internet_20_Link">
630_360_15337...</text:a>
']</text:p>
      <text:p text:style-name="P4">
Tags: ['Сербія', 'Вучич', "З'їзд", 'Партія']</text:p>
      <text:p text:style-name="P4">
Type: Article</text:p>
      <!--METADATA-->
      <text:p text:style-name="P4">
<draw:frame draw:style-name="fr1" draw:name="Image34" text:anchor-type="as-char" svg:width="6.9236in" svg:height="3.956343in" draw:z-index="0">
<draw:image xlink:href="../Images/yкринформ/2023-05-27T-33-14-00-03-00/630_360_1533795567-3575.jpg" xlink:type="simple" xlink:show="embed" xlink:actuate="onLoad" draw:mime-type="image/jpeg"/>
</draw:frame>
Serbia President Aleksandar Vuchich has announced his release from the post of chairman of the government party at the congress held in Kragayevts.</text:p>
      <text:p text:style-name="P4">
About it reports <text:a xlink:type="simple" xlink:href="https://www.dw.com/uk/pravlacu-partiu-serbii-ocoliv-ministr-oboroni/a-65754300" text:style-name="Internet_20_link" text:visited-style-name="Visited_20_Internet_20_Link">
DW</text:a>
, reports Ukrinform.</text:p>
      <text:p text:style-name="P4">
At the proposal of Alexandar Vuchich, his successor, headed by the Serbian progressive party, was 48-year-old Defense Minister Milosh Vucevich. Since 2016, he has been one of the Vicegols of the SPP.</text:p>
      <text:p text:style-name="P4">
It is noted that the participants of the congress supported his non -alternative candidacy.</text:p>
      <text:p text:style-name="P4">
"Milos Vucevich is considered a close supporter of the current President of Serbia, so, according to the observers, formal permutations in the party will not affect the power of Vicich's power," - the message reads.</text:p>
      <text:p text:style-name="P4">
<text:span text:style-name="T4">
 Read also: </text:span>
 <text:a xlink:type="simple" xlink:href="https://www.ukrinform.ua/rubric-world/3714948-vucic-jde-z-posadi-lidera-pravlacoi-partii-serbii.html" text:style-name="Internet_20_link" text:visited-style-name="Visited_20_Internet_20_Link">
leaves the position of the ruling party of Serbia</text:a>
In addition, DW adds, Vuchich has announced that he intends to create and lead a new public movement that unites Serbs regardless of party preferences.</text:p>
      <text:p text:style-name="P4">
As it was reported, <text:a xlink:type="simple" xlink:href="http://www.ukrinform.ua/rubric-world/3714596-prezident-serbii-priviv-armiu-u-povnu-bojovu-gotovnist-cerez-naprugu-v-kosovo-zmi.html" text:style-name="Internet_20_link" text:visited-style-name="Visited_20_Internet_20_Link">
President of Serbia brought the army in full combat readiness</text:a>
And he ordered her subdivisions to approach the border with Kosovo.</text:p>
      <text:p text:style-name="P4">
News Source: <text:a xlink:type="simple" xlink:href="https://www.ukrinform.ua/rubric-world/3715060-na-coli-vladnoi-partii-serbii-prezidenta-vucica-zminiv-ministr-oboroni.html" text:style-name="Internet_20_link" text:visited-style-name="Visited_20_Internet_20_Link">
https://www.ukrinform.ua/rubric-world/3715060-na-coli-vladnoi-partii-serbii-prezidenta-vucica-zminiv-ministr-oboroni.html</text:a>
</text:p>
      <!--NEWS-->
      <text:h text:style-name="P10" text:outline-level="1">
<text:span text:style-name="T4">
Ukraine defeated Northern Macedonia at the start of a male golden Eurolege in volleyball</text:span>
</text:h>
      <text:p text:style-name="P4">
Authors: Ukrinform (Person)</text:p>
      <text:p text:style-name="P4">
Publisher: Укринформ (Organization)</text:p>
      <text:p text:style-name="P4">
Published Time: 2023-05-27T-36:56:00+03:00</text:p>
      <text:p text:style-name="P4">
Modified Time: 2023-05-27T21:56:00+03:00</text:p>
      <text:p text:style-name="P4">
Description: Ukrainian volleyball players headed a group of V. - Ukrinform.</text:p>
      <text:p text:style-name="P4">
Images: ['<text:a xlink:type="simple" xlink:href="https://static.ukrinform.com/photos/2023_05/thumb_files/630_360_1685213692-932.jpg" text:style-name="Internet_20_link" text:visited-style-name="Visited_20_Internet_20_Link">
630_360_16852...</text:a>
']</text:p>
      <text:p text:style-name="P4">
Tags: ['Волейбол']</text:p>
      <text:p text:style-name="P4">
Type: Article</text:p>
      <!--METADATA-->
      <text:p text:style-name="P4">
<draw:frame draw:style-name="fr1" draw:name="Image35" text:anchor-type="as-char" svg:width="6.9236in" svg:height="3.956343in" draw:z-index="0">
<draw:image xlink:href="../Images/yкринформ/2023-05-27T-36-56-00-03-00/630_360_1685213692-932.jpg" xlink:type="simple" xlink:show="embed" xlink:actuate="onLoad" draw:mime-type="image/jpeg"/>
</draw:frame>
Ukrainian volleyball players headed a group of V.</text:p>
      <text:p text:style-name="P4">
The men's victory team began a new draw of the volleyball golden European. On the site of the Polish Lodzi, nominal owners overheated with a nomeanic Macedonia, reports Ukrinform.</text:p>
      <text:p text:style-name="P4">
The game was over the benefits of our team and ended with a convincing victory of the waddiopic Ugis Krastinsh 3: 0.</text:p>
      <text:p text:style-name="P4">
The first two parties our boys won in the fight against the score 25:21 and 25:22. And the Utretsy Seti did not leave the opponents at all - 25:11.</text:p>
      <text:p text:style-name="P4">
In the same group, the Belgium team at home won 3: 1 Croatia.</text:p>
      <text:p text:style-name="P4">
<text:span text:style-name="T4">
 Read also: </text:span>
 <text:a xlink:type="simple" xlink:href="https://www.ukrinform.ua/rubric-sports/3714856-zinoca-zbirna-ukraini-z-volejbolu-rozpocinae-vistupi-u-zolotij-evrolizi.html" text:style-name="Internet_20_link" text:visited-style-name="Visited_20_Internet_20_Link">
Women's national team of Ukraine with U starts performances in goldenurosis</text:a>
As reported by Ukrinform, on Wednesday, May 31, Ukraine will play a match of anti -Chorvidia.</text:p>
      <text:p text:style-name="P4">
Photo: CEV</text:p>
      <text:p text:style-name="P4">
News Source: <text:a xlink:type="simple" xlink:href="https://www.ukrinform.ua/rubric-sports/3715058-ukraina-peremogla-pivnicnu-makedoniu-na-starti-colovicoi-zolotoi-evroligi-z-volejbolu.html" text:style-name="Internet_20_link" text:visited-style-name="Visited_20_Internet_20_Link">
https://www.ukrinform.ua/rubric-sports/3715058-ukraina-peremogla-pivnicnu-makedoniu-na-starti-colovicoi-zolotoi-evroligi-z-volejbolu.html</text:a>
</text:p>
      <!--NEWS-->
      <text:h text:style-name="P10" text:outline-level="1">
<text:span text:style-name="T4">
The invaders are denied the "hallway" for the departure of civilians from the eagle through Zaporozhye</text:span>
</text:h>
      <text:p text:style-name="P4">
Authors: Ukrinform (Person)</text:p>
      <text:p text:style-name="P4">
Publisher: Укринформ (Organization)</text:p>
      <text:p text:style-name="P4">
Published Time: 2023-05-27T-38:55:00+03:00</text:p>
      <text:p text:style-name="P4">
Modified Time: 2023-05-27T21:55:00+03:00</text:p>
      <text:p text:style-name="P4">
Description: Russian invaders refuse to coordinate the Green Corridor for the departure of civilians from the temporarily occupied territory of Luhansk region through Zaporizhzhya to the territory controlled by the Ukrainian government. - Ukrinform.</text:p>
      <text:p text:style-name="P4">
Images: ['<text:a xlink:type="simple" xlink:href="https://static.ukrinform.com/photos/2022_11/thumb_files/630_360_1668461240-442.jpg" text:style-name="Internet_20_link" text:visited-style-name="Visited_20_Internet_20_Link">
630_360_16684...</text:a>
']</text:p>
      <text:p text:style-name="P4">
Tags: ['Луганщина', 'Переселенці', 'Війна з Росією']</text:p>
      <text:p text:style-name="P4">
Type: Article</text:p>
      <!--METADATA-->
      <text:p text:style-name="P4">
<draw:frame draw:style-name="fr1" draw:name="Image36" text:anchor-type="as-char" svg:width="6.9236in" svg:height="3.956343in" draw:z-index="0">
<draw:image xlink:href="../Images/yкринформ/2023-05-27T-38-55-00-03-00/630_360_1668461240-442.jpg" xlink:type="simple" xlink:show="embed" xlink:actuate="onLoad" draw:mime-type="image/jpeg"/>
</draw:frame>
The Russianzaarbniki refuse to coordinate the Green Corridor for the departure of civilians in the occupied territory of Luhansk region through Zaporizhzhya in the territory under the control of the Ukrainian government.</text:p>
      <text:p text:style-name="P4">
About it <text:a xlink:type="simple" xlink:href="https://t.me/luganska_oda/10300" text:style-name="Internet_20_link" text:visited-style-name="Visited_20_Internet_20_Link">
stated</text:a>
Head of Lugansk Ovartem Lisogor, Ukrinform correspondent reports.</text:p>
      <text:p text:style-name="P4">
"Directly connections to temporarily occupied territories ... There is no line -free. We tried to work this situation in some way, through Zaporozhye to make a corridor so that peaceful people can go. However, representatives of the "governments" of informal republics and Russian -categorically refuse to negotiate with our state bodies, anise by humanitarian organizations, ”Lisogor said.</text:p>
      <text:p text:style-name="P4">
*!(https://www.ukrinform.ua/rubric-society/3714768-pereselenci-z-tot-otrimaut-dopomogu-v-oformlenni-vtracenih-pasportiv.html)He noted that there is not a way because of the collision line, but people are being left out of the occupied part of Luhansk region through Russia to Europe, Azvwwiches - to Ukraine.</text:p>
      <text:p text:style-name="P4">
“But there are many questions, because for men this road is closed at all, they are taken to the service" to service ", to war against Ukraine, to use them as a living force. And in general, it is very expensive. Yes, if you go to Europe to Europe, it is about 500 or 700 euros to be carried, and there is no guarantee, ”Lisogor said.</text:p>
      <text:p text:style-name="P4">
As it was reported, in Swativ district, in the temporarily occupied territory of the Luhansk region, Russian invaders hung a man who had a clear -Ukrainian position.</text:p>
      <text:p text:style-name="P4">
News Source: <text:a xlink:type="simple" xlink:href="https://www.ukrinform.ua/rubric-regions/3714905-zagarbniki-vidmovlaut-u-koridori-dla-viizdu-civilnih-z-orlo-cerez-zaporizza.html" text:style-name="Internet_20_link" text:visited-style-name="Visited_20_Internet_20_Link">
https://www.ukrinform.ua/rubric-regions/3714905-zagarbniki-vidmovlaut-u-koridori-dla-viizdu-civilnih-z-orlo-cerez-zaporizza.html</text:a>
</text:p>
      <!--NEWS-->
      <text:h text:style-name="P10" text:outline-level="1">
<text:span text:style-name="T4">
Known names of the finalists of the World Cup with hockey</text:span>
</text:h>
      <text:p text:style-name="P4">
Authors: Ukrinform (Person)</text:p>
      <text:p text:style-name="P4">
Publisher: Укринформ (Organization)</text:p>
      <text:p text:style-name="P4">
Published Time: 2023-05-27T-40:51:32+03:00</text:p>
      <text:p text:style-name="P4">
Modified Time: 2023-05-27T21:51:32+03:00</text:p>
      <text:p text:style-name="P4">
Description: The finale will take place tomorrow, May 28. - Ukrinform.</text:p>
      <text:p text:style-name="P4">
Images: ['<text:a xlink:type="simple" xlink:href="https://static.ukrinform.com/photos/2023_05/thumb_files/630_360_1685213356-130.jpg" text:style-name="Internet_20_link" text:visited-style-name="Visited_20_Internet_20_Link">
630_360_16852...</text:a>
']</text:p>
      <text:p text:style-name="P4">
Tags: ['Чемпіонат світу з хокею', 'хокей']</text:p>
      <text:p text:style-name="P4">
Type: Article</text:p>
      <!--METADATA-->
      <text:p text:style-name="P4">
<draw:frame draw:style-name="fr1" draw:name="Image37" text:anchor-type="as-char" svg:width="6.9236in" svg:height="3.956343in" draw:z-index="0">
<draw:image xlink:href="../Images/yкринформ/2023-05-27T-40-51-32-03-00/630_360_1685213356-130.jpg" xlink:type="simple" xlink:show="embed" xlink:actuate="onLoad" draw:mime-type="image/jpeg"/>
</draw:frame>
The finals will be released tomorrow, May 28.</text:p>
      <text:p text:style-name="P4">
Germany and Canada reached the finals of the Hockey World Cup, Ukrinform reports.</text:p>
      <text:p text:style-name="P4">
In the first semifinals Canada won Latvia(4:2), which for the first time in history played in the semifinals of the World Cup.</text:p>
      <text:p text:style-name="P4">
Canada's rival was Germany's hockey players who beat the US 3: 4Ot in the semifinals(2:2, 1:0, 0:1, 0:1).</text:p>
      <text:p text:style-name="P4">
Американська команда вдало розпочала зустріч і вже на 4-й хвилині вела 2:0.Німці змогли здивувати суперника та відігралися ще до кінця першої20-хвилинки. У другому періоді США знову вийшли вперед. Німеччина відіграласяза півтори хвилини до кінця часу.</text:p>
      <text:p text:style-name="P4">
Доля зустрічі вирішилась в овертаймі – перемогу Німеччини приніс точний кидокФредеріка Тіффельса.</text:p>
      <text:p text:style-name="P4">
Німеччина зіграє у фіналі чемпіонату світу з хокею вперше у ХХІ столітті.Німці жодного разу не вигравали світові першості.</text:p>
      <text:p text:style-name="P4">
<text:span text:style-name="T4">
Читайте також:</text:span>
 <text:a xlink:type="simple" xlink:href="https://www.ukrinform.ua/rubric-sports/3714981-kanada-vijsla-u-final-cs2023-z-hokeu-obigravsi-latviu.html" text:style-name="Internet_20_link" text:visited-style-name="Visited_20_Internet_20_Link">
 Канада вийшла у фінал ЧС-2023 з , обігравши Латвію</text:a>
As reported by Ukrinform, tomorrow, May 28, Germany will play in the finals, and the US will play with Latvia for bronze.</text:p>
      <text:p text:style-name="P4">
Photo: Getty Images</text:p>
      <text:p text:style-name="P4">
News Source: <text:a xlink:type="simple" xlink:href="https://www.ukrinform.ua/rubric-sports/3715057-vidomi-imena-finalistiv-cs-z-hokeu.html" text:style-name="Internet_20_link" text:visited-style-name="Visited_20_Internet_20_Link">
https://www.ukrinform.ua/rubric-sports/3715057-vidomi-imena-finalistiv-cs-z-hokeu.html</text:a>
</text:p>
      <!--NEWS-->
      <text:h text:style-name="P10" text:outline-level="1">
<text:span text:style-name="T4">
Russia loses along with those who are still trying to help her in terror - Zelensky</text:span>
</text:h>
      <text:p text:style-name="P4">
Authors: Ukrinform (Person)</text:p>
      <text:p text:style-name="P4">
Publisher: Укринформ (Organization)</text:p>
      <text:p text:style-name="P4">
Published Time: 2023-05-27T-42:39:00+03:00</text:p>
      <text:p text:style-name="P4">
Modified Time: 2023-05-27T21:39:00+03:00</text:p>
      <text:p text:style-name="P4">
Description: Every person who works with Russia will be blocked by sanctions. And the Russian Federation loses everything - along with those who still try to help her in terror. - Ukrinform.</text:p>
      <text:p text:style-name="P4">
Images: ['<text:a xlink:type="simple" xlink:href="https://static.ukrinform.com/photos/2022_10/thumb_files/630_360_1665639091-410.jpeg" text:style-name="Internet_20_link" text:visited-style-name="Visited_20_Internet_20_Link">
630_360_16656...</text:a>
']</text:p>
      <text:p text:style-name="P4">
Tags: ['Санкції', 'Тероризм', 'Зеленський', 'Війна з Росією']</text:p>
      <text:p text:style-name="P4">
Type: Article</text:p>
      <!--METADATA-->
      <text:p text:style-name="P4">
<draw:frame draw:style-name="fr1" draw:name="Image38" text:anchor-type="as-char" svg:width="6.9236in" svg:height="3.956343in" draw:z-index="0">
<draw:image xlink:href="../Images/yкринформ/2023-05-27T-42-39-00-03-00/630_360_1665639091-410.jpeg" xlink:type="simple" xlink:show="embed" xlink:actuate="onLoad" draw:mime-type="image/jpeg"/>
</draw:frame>
The every person working with Russia will be blocked by sanctions. And the Russian Federation loses everything with those who still try to help her in terror.</text:p>
      <text:p text:style-name="P4">
Volodymyr Zelenskyy said this in <text:a xlink:type="simple" xlink:href="https://www.youtube.com/watch" text:style-name="Internet_20_link" text:visited-style-name="Visited_20_Internet_20_Link">
video message</text:a>
, reports Ukrinform.</text:p>
      <text:p text:style-name="P4">
"We will continue our sanctions steps, and there are new sanctions in turn - the larger large -scale," Zelensky said.</text:p>
      <text:p text:style-name="P4">
<text:span text:style-name="T5">
Video: <text:a xlink:type="simple" xlink:href="https://t.me/V_Zelenskiy_official/6390" text:style-name="Internet_20_link" text:visited-style-name="Visited_20_Internet_20_Link">
Presidential Office</text:a>
</text:span>
</text:p>
      <text:p text:style-name="P4">
The head of state noted that every person working with Russia will be blocked. And Ukrainian sanctions are either already synchronized or will be synchronized by the free world.</text:p>
      <text:p text:style-name="P4">
"When Russia started this aggression, they looked at the world in the mirror. They thought that everyone in the world was allegedly cynical and allegedly - self -esteem people as the owners of Russia. But the world is different - the world helps the world. Anyone who goes against the world will become marginal.</text:p>
      <text:p text:style-name="P4">
<text:span text:style-name="T4">
 Read also: </text:span>
 <text:a xlink:type="simple" xlink:href="https://www.ukrinform.ua/rubric-world/3712788-u-centri-uvagi-obhid-sankcij-rada-ministriv-es-obgovorila-11-paket-proti-rosii.html" text:style-name="Internet_20_link" text:visited-style-name="Visited_20_Internet_20_Link">
the center of attention is bypassing sanctions: the Council of Ministers Evatius Against 11 against Russia</text:a>
In addition, <text:a xlink:type="simple" xlink:href="https://www.ukrinform.ua/tag-zelenskij" text:style-name="Internet_20_link" text:visited-style-name="Visited_20_Internet_20_Link">
Zelensky</text:a>
Thank you to January, Finland, Germany, Canada and Iceland for helping Ukraine. "The next week, too, we will make it strong in terms of our cooperation with the corners. We do not lose any week," the head of state added.</text:p>
      <text:p text:style-name="P4">
As it was reported, Volodymyr Zelensky introduced his decree by the solution of the NSFOPP on the use of personal special economic and other restrictive measures up to 51 individuals and 220 legal entities.</text:p>
      <text:p text:style-name="P4">
<text:span text:style-name="T5">
Foto: op</text:span>
</text:p>
      <text:p text:style-name="P4">
News Source: <text:a xlink:type="simple" xlink:href="https://www.ukrinform.ua/rubric-polytics/3715055-rosia-prograe-razom-z-timi-hto-se-namagaetsa-dopomagati-ij-u-terori-zelenskij.html" text:style-name="Internet_20_link" text:visited-style-name="Visited_20_Internet_20_Link">
https://www.ukrinform.ua/rubric-polytics/3715055-rosia-prograe-razom-z-timi-hto-se-namagaetsa-dopomagati-ij-u-terori-zelenskij.html</text:a>
</text:p>
      <!--NEWS-->
      <text:h text:style-name="P10" text:outline-level="1">
<text:span text:style-name="T4">
In Mariupol, the invaders do not clean the shells found near the houses</text:span>
</text:h>
      <text:p text:style-name="P4">
Authors: Ukrinform (Person)</text:p>
      <text:p text:style-name="P4">
Publisher: Укринформ (Organization)</text:p>
      <text:p text:style-name="P4">
Published Time: 2023-05-27T-44:31:00+03:00</text:p>
      <text:p text:style-name="P4">
Modified Time: 2023-05-27T21:31:00+03:00</text:p>
      <text:p text:style-name="P4">
Description: In the temporarily captured Mariupol, residents find unobtrusive shells near homes and in parks, but the "authorities" do not take any action to neutralize them. - Ukrinform.</text:p>
      <text:p text:style-name="P4">
Images: ['<text:a xlink:type="simple" xlink:href="https://static.ukrinform.com/photos/2023_04/thumb_files/630_360_1680546247-363.jpg" text:style-name="Internet_20_link" text:visited-style-name="Visited_20_Internet_20_Link">
630_360_16805...</text:a>
']</text:p>
      <text:p text:style-name="P4">
Tags: ['Маріуполь', 'Відеоролик', 'Війна з Росією']</text:p>
      <text:p text:style-name="P4">
Type: Article</text:p>
      <!--METADATA-->
      <text:p text:style-name="P4">
<draw:frame draw:style-name="fr1" draw:name="Image39" text:anchor-type="as-char" svg:width="6.9236in" svg:height="3.956343in" draw:z-index="0">
<draw:image xlink:href="../Images/yкринформ/2023-05-27T-44-31-00-03-00/630_360_1680546247-363.jpg" xlink:type="simple" xlink:show="embed" xlink:actuate="onLoad" draw:mime-type="image/jpeg"/>
</draw:frame>
Similarly, the captured Mariupol, residents find unobtrusive launchers and in parks, but "Power" does not take any action to neutralize them.</text:p>
      <text:p text:style-name="P4">
About it in <text:a xlink:type="simple" xlink:href="https://t.me/mariupolrada/14397" text:style-name="Internet_20_link" text:visited-style-name="Visited_20_Internet_20_Link">
telegram</text:a>
The city council reports, reports Ukrinform.</text:p>
      <text:p text:style-name="P4">
"In the occupied Mariupol, they still find shells near houses and in parks. The local residents shot a video with a yard on Nakhimov Avenue, 178 Grantoratometric shot. The projectile was with a consolidated blast. But in the Rainbow Park the projectile was found directly on the lawn, ” - said in the City Council, publishing relevant photos and videos.</text:p>
      <text:p text:style-name="P4">
<text:span text:style-name="T4">
 Read also: </text:span>
 <text:a xlink:type="simple" xlink:href="https://www.ukrinform.ua/rubric-ato/3714857-pid-mariupolem-prolunali-vibuhi.html" text:style-name="Internet_20_link" text:visited-style-name="Visited_20_Internet_20_Link">
Under EM explosions heard</text:a>
The City Council emphasized that the invaders of explosive objects are not planned to be planned, exposing the Mariupols to danger.</text:p>
      <text:p text:style-name="P4">
It was reported that Russia's aggression has caused one of the largest humanitarian catastrophes in Mariupol. The city is almost 90% destroyed as a result of hostility. Damaged and destroyed residential buildings, hospitals, schools, kindergartens.</text:p>
      <text:p text:style-name="P4">
News Source: <text:a xlink:type="simple" xlink:href="https://www.ukrinform.ua/rubric-regions/3714890-u-mariupoli-zagarbniki-ne-pribiraut-viavleni-bila-budinkiv-snaradi.html" text:style-name="Internet_20_link" text:visited-style-name="Visited_20_Internet_20_Link">
https://www.ukrinform.ua/rubric-regions/3714890-u-mariupoli-zagarbniki-ne-pribiraut-viavleni-bila-budinkiv-snaradi.html</text:a>
</text:p>
      <!--NEWS-->
      <text:h text:style-name="P10" text:outline-level="1">
<text:span text:style-name="T4">
President: In turn - new, even larger sanctions packages</text:span>
</text:h>
      <text:p text:style-name="P4">
Authors: Ukrinform (Person)</text:p>
      <text:p text:style-name="P4">
Publisher: Укринформ (Organization)</text:p>
      <text:p text:style-name="P4">
Published Time: 2023-05-27T-46:19:00+03:00</text:p>
      <text:p text:style-name="P4">
Modified Time: 2023-05-27T21:19:00+03:00</text:p>
      <text:p text:style-name="P4">
Description: Ukraine step by step collects full data about everyone who works for aggression - directly or indirectly. And in turn - new, even larger sanction packages. - Ukrinform.</text:p>
      <text:p text:style-name="P4">
Images: ['<text:a xlink:type="simple" xlink:href="https://static.ukrinform.com/photos/2022_07/thumb_files/630_360_1658192913-591.jpeg" text:style-name="Internet_20_link" text:visited-style-name="Visited_20_Internet_20_Link">
630_360_16581...</text:a>
']</text:p>
      <text:p text:style-name="P4">
Tags: ['Санкції', 'Україна', 'Зеленський', 'Війна з Росією']</text:p>
      <text:p text:style-name="P4">
Type: Article</text:p>
      <!--METADATA-->
      <text:p text:style-name="P4">
<draw:frame draw:style-name="fr1" draw:name="Image40" text:anchor-type="as-char" svg:width="6.9236in" svg:height="3.956343in" draw:z-index="0">
<draw:image xlink:href="../Images/yкринформ/2023-05-27T-46-19-00-03-00/630_360_1658192913-591.jpeg" xlink:type="simple" xlink:show="embed" xlink:actuate="onLoad" draw:mime-type="image/jpeg"/>
</draw:frame>
The Ukrainian -step by step collects full data about everyone who works for aggression directly. And in the queue - new, even larger sanction packages.</text:p>
      <text:p text:style-name="P4">
Volodymyr Zelenskyy said this in <text:a xlink:type="simple" xlink:href="https://www.youtube.com/watch" text:style-name="Internet_20_link" text:visited-style-name="Visited_20_Internet_20_Link">
video message</text:a>
, reports Ukrinform.</text:p>
      <text:p text:style-name="P4">
<text:span text:style-name="T5">
Video: <text:a xlink:type="simple" xlink:href="https://t.me/V_Zelenskiy_official/6390" text:style-name="Internet_20_link" text:visited-style-name="Visited_20_Internet_20_Link">
Presidential Office</text:a>
</text:span>
</text:p>
      <text:p text:style-name="P4">
<text:span text:style-name="T4">
 I wish health, dear Ukrainians!</text:span>
</text:p>
      <text:p text:style-name="P4">
Today is another of our sanction day. There are sanctions against legal and physical persons - most of them Russian - who work for terror.</text:p>
      <text:p text:style-name="P4">
In total, 220 companies and 51 individuals. These are MIC and Trusted Russian companies. Understanding the war. And the persons through whom these companies are managed.</text:p>
      <text:p text:style-name="P4">
Not all of them operate in the territory of the terrorist state, some in other countries. But global pressure will be obtained. Step by step we collect full data of the other, who works for aggression - directly or indirectly. Each such person is building as well as our Ukrainian sanctions are either already synchronized or will be synchronized with the sanctions of the free world.</text:p>
      <text:p text:style-name="P4">
When Russia began this aggression, they looked at the world there in the mirror. There was thought that all in the world were the same cynical and allegedly as despite people as the owners of Russia. But the world is different - the world helps us to protect our lives. And anyone who goes against the world will become marginal. Russia will not get anything and all. Along with those who still try to help her in terror.</text:p>
      <text:p text:style-name="P4">
We will continue our sanction steps, and there are new sanction packages in turn - the larger large -scale ones.</text:p>
      <text:p text:style-name="P4">
As a result of the week, I want to thank Japan for a new sanction package of anthabilitia. Thank you for the new security assistance from Japan. This is what really saves.</text:p>
      <text:p text:style-name="P4">
I thank Finland for a new defense package for Ukraine, this decision was also made by this week.</text:p>
      <text:p text:style-name="P4">
I thank Germany for the transfer of our country to the next party of various defense supports, which will strengthen our defense against Russian terror, including protection.</text:p>
      <text:p text:style-name="P4">
I want to thank Canada for his willingness to strengthen my leadership in Ukraine support.</text:p>
      <text:p text:style-name="P4">
Thank you to Iceland for the help of our protection and our people.</text:p>
      <text:p text:style-name="P4">
The next week, too, will make it strong in terms of our cooperation with our partners. We do not lose the week.</text:p>
      <text:p text:style-name="P4">
And, as always, thank you to our soldiers, everyone who was particularly distinguished by the week.Liman direction ... 81st Separate Airmobile Brigade-Thank you guys, I will make the effectiveness in destroying the enemy!</text:p>
      <text:p text:style-name="P4">
Tavriya… 35th and 36th separate Marine Corps, 55th Separate Artillery Brigade, 59th Separate Motor infantry brigade and paratroopers of our Seventystyatka-I thank you all!As always - strong, as always - you are very efficient!</text:p>
      <text:p text:style-name="P4">
<text:span text:style-name="T4">
 Glory to all who protect our country!Glory to everyone who helps!</text:span>
</text:p>
      <text:p text:style-name="P4">
<text:span text:style-name="T4">
Glory to Ukraine!</text:span>
</text:p>
      <text:p text:style-name="P4">
<text:span text:style-name="T5">
Foto: op</text:span>
</text:p>
      <text:p text:style-name="P4">
News Source: <text:a xlink:type="simple" xlink:href="https://www.ukrinform.ua/rubric-polytics/3715052-prezident-na-cerzi-novi-se-masstabnisi-sankcijni-paketi.html" text:style-name="Internet_20_link" text:visited-style-name="Visited_20_Internet_20_Link">
https://www.ukrinform.ua/rubric-polytics/3715052-prezident-na-cerzi-novi-se-masstabnisi-sankcijni-paketi.html</text:a>
</text:p>
      <!--NEWS-->
      <text:h text:style-name="P10" text:outline-level="1">
<text:span text:style-name="T4">
Bavaria-32-time German champion</text:span>
</text:h>
      <text:p text:style-name="P4">
Authors: Ukrinform (Person)</text:p>
      <text:p text:style-name="P4">
Publisher: Укринформ (Organization)</text:p>
      <text:p text:style-name="P4">
Published Time: 2023-05-27T-48:08:48+03:00</text:p>
      <text:p text:style-name="P4">
Modified Time: 2023-05-27T21:08:48+03:00</text:p>
      <text:p text:style-name="P4">
Description: The team pulled out gold in the last minutes of the crucial tour. - Ukrinform.</text:p>
      <text:p text:style-name="P4">
Images: ['<text:a xlink:type="simple" xlink:href="https://static.ukrinform.com/photos/2023_05/thumb_files/630_360_1685210825-213.jpg" text:style-name="Internet_20_link" text:visited-style-name="Visited_20_Internet_20_Link">
630_360_16852...</text:a>
']</text:p>
      <text:p text:style-name="P4">
Tags: ['Баварія', 'Футбол']</text:p>
      <text:p text:style-name="P4">
Type: Article</text:p>
      <!--METADATA-->
      <text:p text:style-name="P4">
<draw:frame draw:style-name="fr1" draw:name="Image41" text:anchor-type="as-char" svg:width="6.9236in" svg:height="3.956343in" draw:z-index="0">
<draw:image xlink:href="../Images/yкринформ/2023-05-27T-48-08-48-03-00/630_360_1685210825-213.jpg" xlink:type="simple" xlink:show="embed" xlink:actuate="onLoad" draw:mime-type="image/jpeg"/>
</draw:frame>
Teaming Gold in the last minutes of the decisive tour.</text:p>
      <text:p text:style-name="P4">
Bavaria won its 11th in a row of the Championship title of the German Bundesliga, in the first place in the table of Munich returned following the results of the final, 34-giving of the championship, Ukrinform reports.</text:p>
      <text:p text:style-name="P4">
On the eve of the last round of Borussia Dortmund 2 points were ahead of Bavaria. It was enough for Mainz to win the Borussia Championship.</text:p>
      <text:p text:style-name="P4">
"Borussia" played a draw with Mainz - 2: 2 and gave Bavaria a chance to static.</text:p>
      <text:p text:style-name="P4">
In the parallel match, Bavaria played on the departure against Cologne.</text:p>
      <text:p text:style-name="P4">
Jamal Musial took responsibility, who, in the 89th minute, gave a long stroke in the lower right corner of the Cologne. The goal of the 20-year-old havbekawk has been victory and the Bavarian Championship.</text:p>
      <text:p text:style-name="P4">
<text:span text:style-name="T4">
 Read also: </text:span>
 <text:a xlink:type="simple" xlink:href="https://www.ukrinform.ua/rubric-sports/3714965-futbolisti-polissa-vigrali-persu-ligu.html" text:style-name="Internet_20_link" text:visited-style-name="Visited_20_Internet_20_Link">
truth "Polissya" won the first league</text:a>
Thus, the Bundesliga Silver Salada in the eleventh in a row reached the Bavaria Menichen. Borussia, which was a step from the dreamy championship, finished in second place.</text:p>
      <text:p text:style-name="P4">
Photo: fcbayern.com</text:p>
      <text:p text:style-name="P4">
News Source: <text:a xlink:type="simple" xlink:href="https://www.ukrinform.ua/rubric-sports/3715048-bavaria-32razovij-cempion-nimeccini.html" text:style-name="Internet_20_link" text:visited-style-name="Visited_20_Internet_20_Link">
https://www.ukrinform.ua/rubric-sports/3715048-bavaria-32razovij-cempion-nimeccini.html</text:a>
</text:p>
      <!--NEWS-->
      <text:h text:style-name="P10" text:outline-level="1">
<text:span text:style-name="T4">
The Russians made four more strokes on the border of Chernihiv region</text:span>
</text:h>
      <text:p text:style-name="P4">
Authors: Ukrinform (Person)</text:p>
      <text:p text:style-name="P4">
Publisher: Укринформ (Organization)</text:p>
      <text:p text:style-name="P4">
Published Time: 2023-05-27T-50:00:00+03:00</text:p>
      <text:p text:style-name="P4">
Modified Time: 2023-05-27T21:00:00+03:00</text:p>
      <text:p text:style-name="P4">
Description: As of 20:00 on May 27, the Russian troops fired four more times the border areas of Chernihiv region. - Ukrinform.</text:p>
      <text:p text:style-name="P4">
Images: ['<text:a xlink:type="simple" xlink:href="https://static.ukrinform.com/photos/2023_05/thumb_files/630_360_1684670086-586.jpeg" text:style-name="Internet_20_link" text:visited-style-name="Visited_20_Internet_20_Link">
630_360_16846...</text:a>
']</text:p>
      <text:p text:style-name="P4">
Tags: ['Обстріл', 'Чернігівщина', 'Війна з Росією']</text:p>
      <text:p text:style-name="P4">
Type: Article</text:p>
      <!--METADATA-->
      <text:p text:style-name="P4">
<draw:frame draw:style-name="fr1" draw:name="Image42" text:anchor-type="as-char" svg:width="6.9236in" svg:height="3.956343in" draw:z-index="0">
<draw:image xlink:href="../Images/yкринформ/2023-05-27T-50-00-00-03-00/630_360_1684670086-586.jpeg" xlink:type="simple" xlink:show="embed" xlink:actuate="onLoad" draw:mime-type="image/jpeg"/>
</draw:frame>
As of 20:00 on May 27, Russian troops fired four more times the border areas of Chernihiv region.</text:p>
      <text:p text:style-name="P4">
According to Ukrinform, the Operational Command "North" reports in <text:a xlink:type="simple" xlink:href="https://t.me/ok_pivnich1/2864" text:style-name="Internet_20_link" text:visited-style-name="Visited_20_Internet_20_Link">
telegram. </text:a>
In particular, from 08:40 to 08:55 4 beats were recorded, probably from a 120 mm-mm-mm-minet, in the area of Timonovichi settlement.</text:p>
      <text:p text:style-name="P4">
From 09:27 to 09:50 13 beats were recorded, probably from the barrel artillery, the Ultrasound of the Iron Bridge. The shelling took place in fire buildings. The fire was localized by SES rescuers.</text:p>
      <text:p text:style-name="P4">
From 09:30 to 09:47, 18 beats were recorded, probably from a 120mm-mm-mm-minute, in the area of the settlement of Mykolaivka.</text:p>
      <text:p text:style-name="P4">
<text:span text:style-name="T4">
 Read also: </text:span>
 <text:a xlink:type="simple" xlink:href="https://www.ukrinform.ua/rubric-ato/3715006-vorog-obstrilav-stepnogirsk-na-zaporizzi-dvoe-poranenih.html" text:style-name="Internet_20_link" text:visited-style-name="Visited_20_Internet_20_Link">
enemy Yav Stepnogorsk in Zaporozhye, two wounded</text:a>
In addition, from 12:50 to 13:10 6 beats were recorded, probably from the SAU, the painted point of Chaikine. "During <text:a xlink:type="simple" xlink:href="https://www.ukrinform.ua/tag-obstril" text:style-name="Internet_20_link" text:visited-style-name="Visited_20_Internet_20_Link">
shelling</text:a>
The hat, a tractor and a car were damaged. The wounded teenage girl, who was provided first aid and sent for a better examination to the nearest medical institution, " - said the news.</text:p>
      <text:p text:style-name="P4">
As reported by Ukrinform, 2 <text:a xlink:type="simple" xlink:href="https://www.ukrinform.ua/rubric-ato/3715022-rosiani-obstrilali-selo-na-cernigivsini-poskodzeni-zitlovi-budinki-j-lep.html" text:style-name="Internet_20_link" text:visited-style-name="Visited_20_Internet_20_Link">
7 May, the Russian army fired at the village of Ironomist</text:a>
Novgorod-Siverskyi district of Chernihiv region. Housing and lines have been damaged, more than a thousand consumers were left without light.</text:p>
      <text:p text:style-name="P4">
_ Photo illustrative_</text:p>
      <text:p text:style-name="P4">
News Source: <text:a xlink:type="simple" xlink:href="https://www.ukrinform.ua/rubric-ato/3715047-rosiani-zavdali-se-cotiri-udari-po-prikordonnu-cernigivsini.html" text:style-name="Internet_20_link" text:visited-style-name="Visited_20_Internet_20_Link">
https://www.ukrinform.ua/rubric-ato/3715047-rosiani-zavdali-se-cotiri-udari-po-prikordonnu-cernigivsini.html</text:a>
</text:p>
      <!--NEWS-->
      <text:h text:style-name="P10" text:outline-level="1">
<text:span text:style-name="T4">
The energy areas of the frontlines have received over 40 tons of supports</text:span>
</text:h>
      <text:p text:style-name="P4">
Authors: Ukrinform (Person)</text:p>
      <text:p text:style-name="P4">
Publisher: Укринформ (Organization)</text:p>
      <text:p text:style-name="P4">
Published Time: 2023-05-27T-53:46:30+03:00</text:p>
      <text:p text:style-name="P4">
Modified Time: 2023-05-27T20:46:30+03:00</text:p>
      <text:p text:style-name="P4">
Description: More than 40 tons of supports have been transferred to the Energy of Zaporizhzhya and Mykolaiv regions. - Ukrinform.</text:p>
      <text:p text:style-name="P4">
Images: ['<text:a xlink:type="simple" xlink:href="https://static.ukrinform.com/photos/2023_05/thumb_files/630_360_1685209485-196.jpg" text:style-name="Internet_20_link" text:visited-style-name="Visited_20_Internet_20_Link">
630_360_16852...</text:a>
']</text:p>
      <text:p text:style-name="P4">
Tags: ['Електроенергія', 'Міненерго', 'Галущенко']</text:p>
      <text:p text:style-name="P4">
Type: Article</text:p>
      <!--METADATA-->
      <text:p text:style-name="P4">
<draw:frame draw:style-name="fr1" draw:name="Image43" text:anchor-type="as-char" svg:width="6.9236in" svg:height="3.956343in" draw:z-index="0">
<draw:image xlink:href="../Images/yкринформ/2023-05-27T-53-46-30-03-00/630_360_1685209485-196.jpg" xlink:type="simple" xlink:show="embed" xlink:actuate="onLoad" draw:mime-type="image/jpeg"/>
</draw:frame>
The energy of Zaporizhzhya and Mykolaiv regions for renewable works has more than 40 tons of supports.</text:p>
      <text:p text:style-name="P4">
The Ministry of Energy of Ukraine reported this in <text:a xlink:type="simple" xlink:href="https://www.facebook.com/minenergoUkraine/posts/pfbid021ZvLUsRt64iyTaCQrmZryEz6CDzVwaMLKZG31trsqswghJSkVRU3HuLNYmmxuWjWl" text:style-name="Internet_20_link" text:visited-style-name="Visited_20_Internet_20_Link">
Facebook</text:a>
, reports Ukrinform.</text:p>
      <text:p text:style-name="P4">
Thus, Zaporizhzhiaoblenergo received supports with a total weight of 21 tons, Mykolaivoblenergo - about 20 tons.</text:p>
      <text:p text:style-name="P4">
The equipment was provided to Poland. According to the ministry, in the last two weeks, 13 cargoes of assistance with a total weight of more than 190 tons, including82 generators of different power, have been received from Ukraine.</text:p>
      <text:p text:style-name="P4">
<text:span text:style-name="T4">
 Read also: </text:span>
 <text:a xlink:type="simple" xlink:href="https://www.ukrinform.ua/rubric-vidbudova/3715011-meri-mariupola-ta-brussela-obgovorili-vidbudovu-ukrainskogo-mista-pisla-jogo-deokupacii.html" text:style-name="Internet_20_link" text:visited-style-name="Visited_20_Internet_20_Link">
mayors Mariupol and Brussels discussed OVU Ukrainian City after its de -occupation</text:a>
In total, since March 2022, Ukraine received 93 thousand tonnes of more than 1.6 thousand tons from Polish partners.</text:p>
      <text:p text:style-name="P4">
According to the Minister of Energy of Ukraine, Herman Galushchenko, for frontier -proofing regions, which continue to be experienced from the enemy of ruthless attacks, this support is at its own valuable. Thanks to the energy provided, renewable work is carried out faster and more efficiently to prepare for the next heating season.</text:p>
      <text:p text:style-name="P4">
<text:span text:style-name="T4">
 Read also: </text:span>
 <text:a xlink:type="simple" xlink:href="https://www.ukrinform.ua/rubric-vidbudova/3714428-ukraina-ta-svitovij-bank-obgovorili-pidgotovku-novih-proektiv-vidbudovi.html" text:style-name="Internet_20_link" text:visited-style-name="Visited_20_Internet_20_Link">
Ukraine and the World Bank discussed the preparation of new projections and</text:a>
“We are extremely appreciating the help provided by Poland to our energy sector - diplomatic, humanitarian, organizational. It is very important to work the Resceu logistics in Poland, which collects humanitarian aid from all over Europe, Tasashpically transfers it to Ukraine, ”the minister stressed.</text:p>
      <text:p text:style-name="P4">
As reported by Ukrinform, as of May <text:a xlink:type="simple" xlink:href="https://www.ukrinform.ua/rubric-economy/3714703-generacia-stanom-na-traven-vtratila-27-gvt-vstanovlenoi-potuznosti-ukrenergo.html" text:style-name="Internet_20_link" text:visited-style-name="Visited_20_Internet_20_Link">
loss of installed capacity of Ukraine's Venus system increased to 27 GW</text:a>
 .</text:p>
      <text:p text:style-name="P4">
News Source: <text:a xlink:type="simple" xlink:href="https://www.ukrinform.ua/rubric-vidbudova/3715046-energetiki-prifrontovih-oblastej-otrimali-ponad-40-tonn-opor.html" text:style-name="Internet_20_link" text:visited-style-name="Visited_20_Internet_20_Link">
https://www.ukrinform.ua/rubric-vidbudova/3715046-energetiki-prifrontovih-oblastej-otrimali-ponad-40-tonn-opor.html</text:a>
</text:p>
      <!--NEWS-->
      <text:h text:style-name="P10" text:outline-level="1">
<text:span text:style-name="T4">
More than 1500 activists were detained at the Hague's climate demonstration in Hague</text:span>
</text:h>
      <text:p text:style-name="P4">
Authors: Ukrinform (Person)</text:p>
      <text:p text:style-name="P4">
Publisher: Укринформ (Organization)</text:p>
      <text:p text:style-name="P4">
Published Time: 2023-05-27T-55:38:00+03:00</text:p>
      <text:p text:style-name="P4">
Modified Time: 2023-05-27T20:38:00+03:00</text:p>
      <text:p text:style-name="P4">
Description: In Hague, law enforcement officers used a waterway and detained 1579 climatic activists who blocked the key route to the city. - Ukrinform.</text:p>
      <text:p text:style-name="P4">
Images: ['<text:a xlink:type="simple" xlink:href="https://static.ukrinform.com/photos/2023_05/thumb_files/630_360_1685208858-225.jpeg" text:style-name="Internet_20_link" text:visited-style-name="Visited_20_Internet_20_Link">
630_360_16852...</text:a>
']</text:p>
      <text:p text:style-name="P4">
Tags: ['Клімат', 'Нідерланди', 'Протест']</text:p>
      <text:p text:style-name="P4">
Type: Article</text:p>
      <!--METADATA-->
      <text:p text:style-name="P4">
<draw:frame draw:style-name="fr1" draw:name="Image44" text:anchor-type="as-char" svg:width="6.9236in" svg:height="3.956343in" draw:z-index="0">
<draw:image xlink:href="../Images/yкринформ/2023-05-27T-55-38-00-03-00/630_360_1685208858-225.jpeg" xlink:type="simple" xlink:show="embed" xlink:actuate="onLoad" draw:mime-type="image/jpeg"/>
</draw:frame>
Hague guards used a waterway and detained 1,579 climatic activists, who dreamed a key route to the city.</text:p>
      <text:p text:style-name="P4">
According to Ukrinform with reference to <text:a xlink:type="simple" xlink:href="https://nos.nl/artikel/2476650-bijna-1600-klimaatactivisten-opgepakt-op-a12-den-haag-40-worden-vervolgd" text:style-name="Internet_20_link" text:visited-style-name="Visited_20_Internet_20_Link">
nos</text:a>
, protesters protested the government's anti -climate policy.</text:p>
      <text:p text:style-name="P4">
“In 1579, activists were detained today on a climate demonstration at A12 UgaAaz. According to the police, they refused to stop the blocking, although such actions were forbidden by the municipality, ”the message reads.</text:p>
      <text:p text:style-name="P4">
It is noted that the vast majority of detainees were released immediately. 40 of them, the police say, will be held accountable, for example, by means of an attack on law enforcement or vandalism. The rest of the detainees will be held accountable as the action was generally peaceful.</text:p>
      <text:p text:style-name="P4">
During the demonstration, the climate group of Extinction Rebellion blocked the A12 key use in the Hague, causing large congestion throughout the city.</text:p>
      <text:p text:style-name="P4">
As the protesters ignored the call of the police to unlock the road, the waterths were also applied.</text:p>
      <text:p text:style-name="P4">
<text:span text:style-name="T4">
 Read also: </text:span>
 <text:a xlink:type="simple" xlink:href="https://www.ukrinform.ua/rubric-world/3681281-klimaticnij-protest-v-gaazi-zaversivsa-vodometom-ta-zatrimannam-700-demonstrantiv.html" text:style-name="Internet_20_link" text:visited-style-name="Visited_20_Internet_20_Link">
climate protest in the Hague ended Ohm and detention of 700 protesters</text:a>
In turn, the protesters were prepared for such developments. They were lined up in front of the waterway.</text:p>
      <text:p text:style-name="P4">
It is worth noting that the Hague municipality has repeatedly warned that blocking roads were forbidden. At about 1:00 pm, local time, traffic jams are started around the Hague.</text:p>
      <text:p text:style-name="Quotations">

<text:p text:style-name="P4">
We Vorderen Op Dit Moment Actievoerders Die De <text:a xlink:type="simple" xlink:href="https://twitter.com/hashtag/Utrechtsebaan" text:style-name="Internet_20_link" text:visited-style-name="Visited_20_Internet_20_Link">
#utrechtsebaan&gt;
</text:a>
&gt;
 Block to leave the <text:a xlink:type="simple" xlink:href="https://twitter.com/hashtag/A12" text:style-name="Internet_20_link" text:visited-style-name="Visited_20_Internet_20_Link">
 #A12&gt;
</text:a>
<text:a xlink:type="simple" xlink:href="https://t.co/XfTm1lKtH4" text:style-name="Internet_20_link" text:visited-style-name="Visited_20_Internet_20_Link">
&gt;
 pic.twitter.com/XfTm1lKtH4 </text:a>
&gt;
&gt;
 - Police unit The Hague(@Pol_denhaag)<text:a xlink:type="simple" xlink:href="https://twitter.com/POL_DenHaag/status/1662403544970829825" text:style-name="Internet_20_link" text:visited-style-name="Visited_20_Internet_20_Link">
 May 27, 2023&gt;
 </text:a>
As reported by Ukrinform, in March 2023, climate activists in the Hague had already taken out for the demonstration and blocked the A12 motorway.</text:p>

</text:p>
      <text:p text:style-name="P4">
Then more than 3,000 protesters participated in the blockade.</text:p>
      <text:p text:style-name="P4">
News Source: <text:a xlink:type="simple" xlink:href="https://www.ukrinform.ua/rubric-world/3715044-na-klimaticnij-demonstracii-v-gaazi-zatrimali-sotni-aktivistiv.html" text:style-name="Internet_20_link" text:visited-style-name="Visited_20_Internet_20_Link">
https://www.ukrinform.ua/rubric-world/3715044-na-klimaticnij-demonstracii-v-gaazi-zatrimali-sotni-aktivistiv.html</text:a>
</text:p>
      <!--NEWS-->
      <text:h text:style-name="P10" text:outline-level="1">
<text:span text:style-name="T4">
In Britain released a man who entered a car into a premiere residence gate</text:span>
</text:h>
      <text:p text:style-name="P4">
Authors: Ukrinform (Person)</text:p>
      <text:p text:style-name="P4">
Publisher: Укринформ (Organization)</text:p>
      <text:p text:style-name="P4">
Published Time: 2023-05-27T-57:20:00+03:00</text:p>
      <text:p text:style-name="P4">
Modified Time: 2023-05-27T20:20:00+03:00</text:p>
      <text:p text:style-name="P4">
Description: In the United Kingdom, police released a man who crashed into the gates of the Prime Minister's residence on Down Street in London. - Ukrinform.</text:p>
      <text:p text:style-name="P4">
Images: ['<text:a xlink:type="simple" xlink:href="https://static.ukrinform.com/photos/2023_05/thumb_files/630_360_1685035671-2879.png" text:style-name="Internet_20_link" text:visited-style-name="Visited_20_Internet_20_Link">
630_360_16850...</text:a>
']</text:p>
      <text:p text:style-name="P4">
Tags: ['Британія', 'ДТП', 'Лондон', 'Ріші Сунак']</text:p>
      <text:p text:style-name="P4">
Type: Article</text:p>
      <!--METADATA-->
      <text:p text:style-name="P4">
<draw:frame draw:style-name="fr1" draw:name="Image47" text:anchor-type="as-char" svg:width="6.9236in" svg:height="3.956343in" draw:z-index="0">
<draw:image xlink:href="../Images/yкринформ/2023-05-27T-57-20-00-03-00/630_360_1685035671-2879.png" xlink:type="simple" xlink:show="embed" xlink:actuate="onLoad" draw:mime-type="image/png"/>
</draw:frame>
The police released a man who crashed a prime minister's residence on Down Street in London on a car.</text:p>
      <text:p text:style-name="P4">
According to Ukrinform, it reports <text:a xlink:type="simple" xlink:href="https://www.youtube.com/watch" text:style-name="Internet_20_link" text:visited-style-name="Visited_20_Internet_20_Link">
Evening Standard.</text:a>
As it is noted, the man was charged and released at the time of the investigation of this incident.</text:p>
      <text:p text:style-name="P4">
Also <text:a xlink:type="simple" xlink:href="https://www.standard.co.uk/news/london/downing-street-crash-man-arrest-release-met-police-london-b1084131.html" text:style-name="Internet_20_link" text:visited-style-name="Visited_20_Internet_20_Link">
reported</text:a>
Separate prosecutions of dissemination of obscene images of dates were submitted, but no details have been provided.</text:p>
      <text:p text:style-name="P4">
<text:span text:style-name="T4">
 Read also: </text:span>
 [in and conducted the "Charm for Ukrainian Defender"]](https://www.ukrinform.ua/rubric-diaspora/3712473-u-londoni-proveli-akciu-oberig-dla-ukrainskogo-zahisnika.html)Recall that in London, a car drove a car in the gates of the residence of the United Kingdom. <text:a xlink:type="simple" xlink:href="https://www.ukrinform.ua/rubric-world/3714215-u-bramu-rezidencii-premera-britanii-vihala-avtivka.html" text:style-name="Internet_20_link" text:visited-style-name="Visited_20_Internet_20_Link">
The driver of the vehicle was detained by police.</text:a>
Police said no one was injured as a result of the incident. One person was suspected of damaging and dangerous driving.</text:p>
      <text:p text:style-name="P4">
News Source: <text:a xlink:type="simple" xlink:href="https://www.ukrinform.ua/rubric-world/3715043-u-britanii-vidpustili-colovika-akij-vihav-na-avto-u-bramu-rezidencii-premera.html" text:style-name="Internet_20_link" text:visited-style-name="Visited_20_Internet_20_Link">
https://www.ukrinform.ua/rubric-world/3715043-u-britanii-vidpustili-colovika-akij-vihav-na-avto-u-bramu-rezidencii-premera.html</text:a>
</text:p>
      <!--NEWS-->
      <text:h text:style-name="P10" text:outline-level="1">
<text:span text:style-name="T4">
The women's national team of Ukraine - European Champions on Academic Rowing</text:span>
</text:h>
      <text:p text:style-name="P4">
Authors: Ukrinform (Person)</text:p>
      <text:p text:style-name="P4">
Publisher: Укринформ (Organization)</text:p>
      <text:p text:style-name="P4">
Published Time: 2023-05-27T-59:18:00+03:00</text:p>
      <text:p text:style-name="P4">
Modified Time: 2023-05-27T20:18:00+03:00</text:p>
      <text:p text:style-name="P4">
Description: The gold medals won the female four. - Ukrinform.</text:p>
      <text:p text:style-name="P4">
Images: ['<text:a xlink:type="simple" xlink:href="https://static.ukrinform.com/photos/2023_05/thumb_files/630_360_1685207847-738.jpg" text:style-name="Internet_20_link" text:visited-style-name="Visited_20_Internet_20_Link">
630_360_16852...</text:a>
']</text:p>
      <text:p text:style-name="P4">
Tags: ['академічне веслування']</text:p>
      <text:p text:style-name="P4">
Type: Article</text:p>
      <!--METADATA-->
      <text:p text:style-name="P4">
<draw:frame draw:style-name="fr1" draw:name="Image48" text:anchor-type="as-char" svg:width="6.9236in" svg:height="3.956343in" draw:z-index="0">
<draw:image xlink:href="../Images/yкринформ/2023-05-27T-59-18-00-03-00/630_360_1685207847-738.jpg" xlink:type="simple" xlink:show="embed" xlink:actuate="onLoad" draw:mime-type="image/jpeg"/>
</draw:frame>
The women's four paired.</text:p>
      <text:p text:style-name="P4">
The national team of Ukraine won gold at the European Championships 2023 on Academic Harvesting, which takes place in Slovenian Blade, Ukrinform reports.</text:p>
      <text:p text:style-name="P4">
The "golden" medals were won by the female four in the part of Daria Verkhogvit, Natalia Dovhko, Anastasia Victory and Kateryna Dudchenko. "Silver" went to representatives of the Netherlands, "bronze" - the United Kingdom.</text:p>
      <text:p text:style-name="P4">
For Ukraine, this gold has become the first at the European Championships for Academic Harvesting since 2014.</text:p>
      <text:p text:style-name="P4">
<text:span text:style-name="T4">
 Read also: </text:span>
 <text:a xlink:type="simple" xlink:href="https://www.ukrinform.ua/rubric-sports/3714920-ukrainci-zdobuli-zoloto-ta-bronzu-na-kubku-svitu-z-vesluvanna-na-kanoe.html" text:style-name="Internet_20_link" text:visited-style-name="Visited_20_Internet_20_Link">
Ukrainians won "gold" and "bronze" on the Cup of the World with Nadanoe</text:a>
As reported by Ukrinform, today, on May 27, Ukraine won four medals of the World Cup on Kayak and Canoe in Poznan.</text:p>
      <text:p text:style-name="P4">
Photo: facebook.com/tufnellphotography</text:p>
      <text:p text:style-name="P4">
News Source: <text:a xlink:type="simple" xlink:href="https://www.ukrinform.ua/rubric-sports/3715042-zinoca-zbirna-ukraini-cempionki-evropi-z-akademicnogo-vesluvanna.html" text:style-name="Internet_20_link" text:visited-style-name="Visited_20_Internet_20_Link">
https://www.ukrinform.ua/rubric-sports/3715042-zinoca-zbirna-ukraini-cempionki-evropi-z-akademicnogo-vesluvanna.html</text:a>
</text:p>
      <!--NEWS-->
      <text:h text:style-name="P10" text:outline-level="1">
<text:span text:style-name="T4">
In the General Staff, the losses of Russian troops were specified</text:span>
</text:h>
      <text:p text:style-name="P4">
Authors: Ukrinform (Person)</text:p>
      <text:p text:style-name="P4">
Publisher: Укринформ (Organization)</text:p>
      <text:p text:style-name="P4">
Published Time: 2023-05-27T-62:58:00+03:00</text:p>
      <text:p text:style-name="P4">
Modified Time: 2023-05-27T19:58:00+03:00</text:p>
      <text:p text:style-name="P4">
Description: The General Staff of the Armed Forces of Ukraine published refined data on general losses caused by Russian troops during a full -scale war. - Ukrinform.</text:p>
      <text:p text:style-name="P4">
Images: ['<text:a xlink:type="simple" xlink:href="https://static.ukrinform.com/photos/2022_04/thumb_files/630_360_1649246844-344.jpg" text:style-name="Internet_20_link" text:visited-style-name="Visited_20_Internet_20_Link">
630_360_16492...</text:a>
']</text:p>
      <text:p text:style-name="P4">
Tags: ['Генштаб', 'Війна з Росією']</text:p>
      <text:p text:style-name="P4">
Type: Article</text:p>
      <!--METADATA-->
      <text:p text:style-name="P4">
<draw:frame draw:style-name="fr1" draw:name="Image49" text:anchor-type="as-char" svg:width="6.9236in" svg:height="3.956343in" draw:z-index="0">
<draw:image xlink:href="../Images/yкринформ/2023-05-27T-62-58-00-03-00/630_360_1649246844-344.jpg" xlink:type="simple" xlink:show="embed" xlink:actuate="onLoad" draw:mime-type="image/jpeg"/>
</draw:frame>
The General Staff of the Armed Forces of Ukraine published the specified data on the general losses caused by Russian troops during a full -scale war.</text:p>
      <text:p text:style-name="P4">
New numbers are published by the General Staff on <text:a xlink:type="simple" xlink:href="https://www.facebook.com/GeneralStaff.ua/posts/pfbid07hj9h9cgJshUQxTRGWsKpv4Mpq1YActfTSsJi64nwxV3eCkSADTij6ntBjhmJ6mHl" text:style-name="Internet_20_link" text:visited-style-name="Visited_20_Internet_20_Link">
Facebook</text:a>
, reports Ukrinform.</text:p>
      <text:p text:style-name="P4">
"In connection with the constant receipt of the refined data, there was a correction of some positions of total enemy losses. Publishing squeezed figures, taking into account all the time available at this time for the previous period since February 24, 2022," the General Staff said.</text:p>
      <text:p text:style-name="P4">
Thus, according to the specified information, as of May 27, the forces of Ukraine's defense have incurred 3794 hostile <text:a xlink:type="simple" xlink:href="https://www.ukrinform.ua/tag-tank" text:style-name="Internet_20_link" text:visited-style-name="Visited_20_Internet_20_Link">
tanks</text:a>
, 7449 Boyev armored vehicles, 3414 artillery systems, 574 reactive systems of soil fire, 313 aircraft, 298 helicopters, 2990 drones of operative-tactical level, 1036 winged missiles and 6183 units of car equipment of the Russian army.</text:p>
      <text:p text:style-name="P4">
<text:span text:style-name="T4">
 Read also: </text:span>
 <text:a xlink:type="simple" xlink:href="https://www.ukrinform.ua/rubric-ato/3714795-zaluznij-zaaviv-so-prijsov-cas-povertati-svoe.html" text:style-name="Internet_20_link" text:visited-style-name="Visited_20_Internet_20_Link">
"" It's time to return its ": Zaluzhny published a video with a mowing for the liberation of Ukraine</text:a>
"The clarification is always somewhere" minus ", and somewhere -" plus ". We ask you to understand.</text:p>
      <text:p text:style-name="P4">
Thank you for understanding, " - added to the General Staff.</text:p>
      <text:p text:style-name="P4">
As reported by Ukrinform, during the day <text:a xlink:type="simple" xlink:href="https://www.ukrinform.ua/rubric-ato/3715027-aviacia-sil-oboroni-za-dobu-zavdala-cotiroh-udariv-po-rajonah-zoseredzenna-voroga.html" text:style-name="Internet_20_link" text:visited-style-name="Visited_20_Internet_20_Link">
Ukrainian aviation has caused four -mans</text:a>
In the areas of space, the personnel composition and military equipment of the Russian Federation, as well as three-the landscaping complexes of the enemy.</text:p>
      <text:p text:style-name="P4">
News Source: <text:a xlink:type="simple" xlink:href="https://www.ukrinform.ua/rubric-ato/3715032-u-genstabi-utocnili-vtrati-rosijskih-vijsk.html" text:style-name="Internet_20_link" text:visited-style-name="Visited_20_Internet_20_Link">
https://www.ukrinform.ua/rubric-ato/3715032-u-genstabi-utocnili-vtrati-rosijskih-vijsk.html</text:a>
</text:p>
      <!--NEWS-->
      <text:h text:style-name="P10" text:outline-level="1">
<text:span text:style-name="T4">
Judge's Tandir's precaution can be chosen today - DBR</text:span>
</text:h>
      <text:p text:style-name="P4">
Authors: Ukrinform (Person)</text:p>
      <text:p text:style-name="P4">
Publisher: Укринформ (Organization)</text:p>
      <text:p text:style-name="P4">
Published Time: 2023-05-27T-64:45:00+03:00</text:p>
      <text:p text:style-name="P4">
Modified Time: 2023-05-27T19:45:00+03:00</text:p>
      <text:p text:style-name="P4">
Description: By the end of May 27, the head of the Makariv district court, Alexei Tandir, who was driving a fighter of the National Guard at the wheel, may be elected. - Ukrinform.</text:p>
      <text:p text:style-name="P4">
Images: ['<text:a xlink:type="simple" xlink:href="https://static.ukrinform.com/photos/2023_05/thumb_files/630_360_1685205655-114.jpg" text:style-name="Internet_20_link" text:visited-style-name="Visited_20_Internet_20_Link">
630_360_16852...</text:a>
']</text:p>
      <text:p text:style-name="P4">
Tags: ['Держбюро розслідувань', 'Кримінал', 'Єдині новини']</text:p>
      <text:p text:style-name="P4">
Type: Article</text:p>
      <!--METADATA-->
      <text:p text:style-name="P4">
<draw:frame draw:style-name="fr1" draw:name="Image51" text:anchor-type="as-char" svg:width="6.9236in" svg:height="3.956343in" draw:z-index="0">
<draw:image xlink:href="../Images/yкринформ/2023-05-27T-64-45-00-03-00/630_360_1685205655-114.jpg" xlink:type="simple" xlink:show="embed" xlink:actuate="onLoad" draw:mime-type="image/jpeg"/>
</draw:frame>
By the end of May 27, the head of the Makariv district court, Alexei Tandir, who was driven by a soldering guard at the wheel of the car may be elected.</text:p>
      <text:p text:style-name="P4">
The spokeswoman of the State Bureau of Investigation Tatiana Sapyan in the essential telephony "Unified News" said this, Ukrinform reports.</text:p>
      <text:p text:style-name="P4">
"Now, as far as I know, perhaps, even in these minutes, he is preparing or already in the Pechersk District Court of the meeting, where he will be elected by a coincidence ... I assume that before the end of the day the restraint will be selected," the DBR spokesman said.</text:p>
      <text:p text:style-name="P4">
<text:span text:style-name="T4">
 Read also: </text:span>
 [the judge who was knocked down by the National Guard, announced(https://www.ukrinform.ua/rubric-kyiv/3714707-suddi-akij-na-smert-zbiv-nacgvardijca-ogolosili-pidozru.html)She noted that the prosecution party would ask for the detention.</text:p>
      <text:p text:style-name="P4">
Sapyan also reported that the investigation was waiting for the results of the analyzes that were selected in the judge after the accident. According to her, laboratories require 5-7 days for examination.</text:p>
      <text:p text:style-name="P4">
It became known that the Kyiv City Prosecutor's Office <text:a xlink:type="simple" xlink:href="https://t.me/kyiv_pro_office/1993" text:style-name="Internet_20_link" text:visited-style-name="Visited_20_Internet_20_Link">
made a petition</text:a>
On the election of a preventive measure of the Golovmakariv District Court of Kyiv Oblast Alexei Tandir.</text:p>
      <text:p text:style-name="P4">
<text:span text:style-name="T4">
 Read also: </text:span>
 [the court gave permission to compulsory the removal(https://www.ukrinform.ua/rubric-kyiv/3714619-sud-dav-dozvil-na-primusove-vidibranna-biologicnih-zrazkiv-u-suddi-akij-zbiv-nacgvardijca.html)The High Council of Justice at a meeting on Saturday, May 27, granted the submission of the Deputy Prosecutor General to grant the consent to the Vyarttovsta, who is suspected of committing a deadly accident in a state of alcohol.</text:p>
      <text:p text:style-name="P4">
"In connection with this, the Kyiv City Prosecutor's Office on May 27, the District Court of Kyiv, a petition for the election of a sub -seated restraint in the form of detention was made without the possibility of collateral," - the message reads.</text:p>
      <text:p text:style-name="P4">
As it was reported, <text:a xlink:type="simple" xlink:href="https://www.ukrinform.ua/rubric-society/3715018-vrp-dozvolila-arestuvati-suddu-akij-zbiv-na-smert-nacgvardijca.html" text:style-name="Internet_20_link" text:visited-style-name="Visited_20_Internet_20_Link">
the High Council of Justice has agreed to the arrest of the Gologovakariv District Court of Kyiv Oblast Alexei Tandir</text:a>
 .</text:p>
      <text:p text:style-name="P4">
On the night of May 26, a tandoor <text:a xlink:type="simple" xlink:href="https://www.ukrinform.ua/rubric-kyiv/3714354-na-odnomu-iz-stolicnih-blokpostiv-sudda-na-smert-zbiv-nacgvardijca.html#" text:style-name="Internet_20_link" text:visited-style-name="Visited_20_Internet_20_Link">
knocked down to the death of a 23-year-old National Guard of Nablovlost in the capital</text:a>
.Core guardians detained it.</text:p>
      <text:p text:style-name="P4">
The judge refused to examine the content of alcohol and drugs, but the malovisual clinical signs of intoxication. The court granted permission for compulsory selection of biological samples.</text:p>
      <text:p text:style-name="P4">
In fact of an accident <text:a xlink:type="simple" xlink:href="https://www.ukrinform.ua/rubric-kyiv/3714707-suddi-akij-na-smert-zbiv-nacgvardijca-ogolosili-pidozru.html" text:style-name="Internet_20_link" text:visited-style-name="Visited_20_Internet_20_Link">
initiated criminal proceedings</text:a>
for hours 3 sages 286-1(Violation of traffic safety or operation of transport by persons who manage transportation facilities in a state of intoxication)Criminal Code of Ukraine.</text:p>
      <text:p text:style-name="P4">
The staff of the Makariv District Court stated that <text:a xlink:type="simple" xlink:href="https://www.ukrinform.ua/rubric-kyiv/3714487-u-makarivskomu-rajsudi-prokomentuvali-smertelnu-dtp-za-ucasti-golovi-sudu-tandira.html" text:style-name="Internet_20_link" text:visited-style-name="Visited_20_Internet_20_Link">
does not justify the actions of the President of the Court</text:a>
But a complete and impartial investigation into a tragic event is a complete and impartial investigation.</text:p>
      <text:p text:style-name="P4">
News Source: <text:a xlink:type="simple" xlink:href="https://www.ukrinform.ua/rubric-society/3715033-zapobiznij-zahid-suddi-tandiru-mozut-obrati-vze-sogodni-dbr.html" text:style-name="Internet_20_link" text:visited-style-name="Visited_20_Internet_20_Link">
https://www.ukrinform.ua/rubric-society/3715033-zapobiznij-zahid-suddi-tandiru-mozut-obrati-vze-sogodni-dbr.html</text:a>
</text:p>
      <!--NEWS-->
      <text:h text:style-name="P10" text:outline-level="1">
<text:span text:style-name="T4">
Svitolina: All prizes from the tournament in Strasbourg will go to Ukrainian children</text:span>
</text:h>
      <text:p text:style-name="P4">
Authors: Ukrinform (Person)</text:p>
      <text:p text:style-name="P4">
Publisher: Укринформ (Organization)</text:p>
      <text:p text:style-name="P4">
Published Time: 2023-05-27T-66:32:44+03:00</text:p>
      <text:p text:style-name="P4">
Modified Time: 2023-05-27T19:32:44+03:00</text:p>
      <text:p text:style-name="P4">
Description: In the finale, the Ukrainian won Russian Blinka. - Ukrinform.</text:p>
      <text:p text:style-name="P4">
Images: ['<text:a xlink:type="simple" xlink:href="https://static.ukrinform.com/photos/2023_05/thumb_files/630_360_1685205064-439.jpeg" text:style-name="Internet_20_link" text:visited-style-name="Visited_20_Internet_20_Link">
630_360_16852...</text:a>
']</text:p>
      <text:p text:style-name="P4">
Tags: ['Світоліна', 'Теніс']</text:p>
      <text:p text:style-name="P4">
Type: Article</text:p>
      <!--METADATA-->
      <text:p text:style-name="P4">
<draw:frame draw:style-name="fr1" draw:name="Image52" text:anchor-type="as-char" svg:width="6.9236in" svg:height="3.956343in" draw:z-index="0">
<draw:image xlink:href="../Images/yкринформ/2023-05-27T-66-32-44-03-00/630_360_1685205064-439.jpeg" xlink:type="simple" xlink:show="embed" xlink:actuate="onLoad" draw:mime-type="image/jpeg"/>
</draw:frame>
In the finals, the Russian won Russian.</text:p>
      <text:p text:style-name="P4">
Ukrainian tennis player Elina Svitolina(№508 WTA)<text:a xlink:type="simple" xlink:href="https://twitter.com/WTA/status/1662476215255732225" text:style-name="Internet_20_link" text:visited-style-name="Visited_20_Internet_20_Link">
commented</text:a>
victory over Russian(№66 WTA)In the final of the WTA tournament 250 in Strasbourg, reports Ukrinform.</text:p>
      <text:p text:style-name="P4">
“I would like to share this energy with Ukraine, with my home country. I Japanese for charity all my prizes. All the prizes from this tournament will be governed by Ukrainian children who need them in these difficult times. I would like to dress France for extraordinary work - helping Ukrainians, providing some of the second home here. Thank you very much for what you do for us. Together, we will light and win this war. Thank you very much. Glory to Ukraine, ” - Valasvitolina.</text:p>
      <text:p text:style-name="P4">
Victory in Strasbourg brought Svitolini 29.760 euros of prize and 280 rating points. In the updated WTA ranking, it will rise to more than 300 positions and return to the top 200.</text:p>
      <text:p text:style-name="P4">
<text:span text:style-name="T4">
 Read also: </text:span>
 <text:a xlink:type="simple" xlink:href="https://www.ukrinform.ua/rubric-sports/3715001-svitolina-vdruge-vigrala-turnir-wta-u-strazburzi.html" text:style-name="Internet_20_link" text:visited-style-name="Visited_20_Internet_20_Link">
the second won the WTA tournament in Strasburg</text:a>
As reported by Ukrinform, next week Svitolina will start on Rolan Garros, where in the first circle he will play against the 26th sown Martina Travisan from Italy.</text:p>
      <text:p text:style-name="P4">
Photo: btu.org.ua</text:p>
      <text:p text:style-name="P4">
News Source: <text:a xlink:type="simple" xlink:href="https://www.ukrinform.ua/rubric-sports/3715030-svitolina-usi-prizovi-z-turniru-v-strasburzi-vidpravlatsa-ukrainskim-ditam.html" text:style-name="Internet_20_link" text:visited-style-name="Visited_20_Internet_20_Link">
https://www.ukrinform.ua/rubric-sports/3715030-svitolina-usi-prizovi-z-turniru-v-strasburzi-vidpravlatsa-ukrainskim-ditam.html</text:a>
</text:p>
      <!--NEWS-->
      <text:h text:style-name="P10" text:outline-level="1">
<text:span text:style-name="T4">
At least 19 people were killed as a result of a bus accident in Cameroon</text:span>
</text:h>
      <text:p text:style-name="P4">
Authors: Ukrinform (Person)</text:p>
      <text:p text:style-name="P4">
Publisher: Укринформ (Organization)</text:p>
      <text:p text:style-name="P4">
Published Time: 2023-05-27T-68:29:35+03:00</text:p>
      <text:p text:style-name="P4">
Modified Time: 2023-05-27T19:29:35+03:00</text:p>
      <text:p text:style-name="P4">
Description: In Cameroon, a passenger bus collided with a truck, causing at least 19 people. - Ukrinform.</text:p>
      <text:p text:style-name="P4">
Images: ['<text:a xlink:type="simple" xlink:href="https://static.ukrinform.com/photos/2023_05/thumb_files/630_360_1685204903-979.jpg" text:style-name="Internet_20_link" text:visited-style-name="Visited_20_Internet_20_Link">
630_360_16852...</text:a>
']</text:p>
      <text:p text:style-name="P4">
Tags: ['ДТП', 'Автобус', 'Камерун']</text:p>
      <text:p text:style-name="P4">
Type: Article</text:p>
      <!--METADATA-->
      <text:p text:style-name="P4">
<draw:frame draw:style-name="fr1" draw:name="Image53" text:anchor-type="as-char" svg:width="6.9236in" svg:height="3.946452in" draw:z-index="0">
<draw:image xlink:href="../Images/yкринформ/2023-05-27T-68-29-35-03-00/630_360_1685204903-979.jpg" xlink:type="simple" xlink:show="embed" xlink:actuate="onLoad" draw:mime-type="image/jpeg"/>
</draw:frame>
The passenger bus collided with a truck, resulting in at least 19 people killed.</text:p>
      <text:p text:style-name="P4">
As Ukrinform reports, it reports <text:a xlink:type="simple" xlink:href="https://apnews.com/article/cameroon-bus-crash-15eb1bea1725ce6872def0222995bbf4" text:style-name="Internet_20_link" text:visited-style-name="Visited_20_Internet_20_Link">
AP</text:a>
.</text:p>
      <text:p text:style-name="P4">
According to the Minister of Transport Jean Ernest Massen Ngalle Biebehe, the writing, the bus was heading to the southern city of Etek, when the driver did not cope with stretching, and the vehicle crashed into a truck that transported sand. More passengers were killed on the spot.</text:p>
      <text:p text:style-name="P4">
<text:span text:style-name="T4">
 Read also: </text:span>
 <text:a xlink:type="simple" xlink:href="https://www.ukrinform.ua/rubric-regions/3712579-na-rivnensini-u-dtp-zaginuv-volonter-akogo-kilka-misaciv-tomu-zvilnili-v-rosijskogo-polonu.html" text:style-name="Internet_20_link" text:visited-style-name="Visited_20_Internet_20_Link">
in the Rivne region a volunteer was killed in the Russian captivity for several months</text:a>
According to Biebehe, the accident occurred on the road of Duala-Ediea near the police control and pass point, and the victims were taken to hospitals.</text:p>
      <text:p text:style-name="P4">
According to Cameroon State Television, police consider the cavity a careless driving.</text:p>
      <text:p text:style-name="P4">
The investigation of the incident is ongoing.</text:p>
      <text:p text:style-name="P4">
<text:span text:style-name="T4">
 Read also: </text:span>
 <text:a xlink:type="simple" xlink:href="https://www.ukrinform.ua/rubric-world/3710487-v-avstralii-u-dtp-z-avtobusom-postrazdali-18-ditej.html" text:style-name="Internet_20_link" text:visited-style-name="Visited_20_Internet_20_Link">
in Australia in the bus injured 18 children</text:a>
Road accidents in the camera are quite common. The government is estimated that about 1,500 people die annually as a result of an accident.</text:p>
      <text:p text:style-name="P4">
Photo: Twitter / Mimimefoinfo</text:p>
      <text:p text:style-name="P4">
News Source: <text:a xlink:type="simple" xlink:href="https://www.ukrinform.ua/rubric-world/3715028-sonajmense-19-ludej-zaginuli-vnaslidok-avarii-avtobusa-v-kameruni.html" text:style-name="Internet_20_link" text:visited-style-name="Visited_20_Internet_20_Link">
https://www.ukrinform.ua/rubric-world/3715028-sonajmense-19-ludej-zaginuli-vnaslidok-avarii-avtobusa-v-kameruni.html</text:a>
</text:p>
      <!--NEWS-->
      <text:h text:style-name="P10" text:outline-level="1">
<text:span text:style-name="T4">
Kuleba: China's specialist did not suggest to give Russia occupied Ukrainian territories</text:span>
</text:h>
      <text:p text:style-name="P4">
Authors: Ukrinform (Person)</text:p>
      <text:p text:style-name="P4">
Publisher: Укринформ (Organization)</text:p>
      <text:p text:style-name="P4">
Published Time: 2023-05-27T-70:28:00+03:00</text:p>
      <text:p text:style-name="P4">
Modified Time: 2023-05-27T19:28:00+03:00</text:p>
      <text:p text:style-name="P4">
Description: Foreign Minister of Ukraine Dmytro Kuleba has denied information that the special representative of the China on Eurasia Lee Huai government proposed to give the Russian Federation the occupied territories of Ukraine. - Ukrinform.</text:p>
      <text:p text:style-name="P4">
Images: ['<text:a xlink:type="simple" xlink:href="https://static.ukrinform.com/photos/2022_08/thumb_files/630_360_1659425800-542.jpg" text:style-name="Internet_20_link" text:visited-style-name="Visited_20_Internet_20_Link">
630_360_16594...</text:a>
']</text:p>
      <text:p text:style-name="P4">
Tags: ['Китай', 'Дмитро Кулеба', 'Україна', 'Росія']</text:p>
      <text:p text:style-name="P4">
Type: Article</text:p>
      <!--METADATA-->
      <text:p text:style-name="P4">
<draw:frame draw:style-name="fr1" draw:name="Image55" text:anchor-type="as-char" svg:width="6.9236in" svg:height="3.956343in" draw:z-index="0">
<draw:image xlink:href="../Images/yкринформ/2023-05-27T-70-28-00-03-00/630_360_1659425800-542.jpg" xlink:type="simple" xlink:show="embed" xlink:actuate="onLoad" draw:mime-type="image/jpeg"/>
</draw:frame>
The Minister of Law of Ukraine Dmytro Kuleba has denied information that a special representative of the Chinese government on Eurasia Lee Huai proposed to give the Russian Federation the occupied territories of Ukraine.</text:p>
      <text:p text:style-name="P4">
Kuleba reported this on <text:a xlink:type="simple" xlink:href="https://m.facebook.com/story.php" text:style-name="Internet_20_link" text:visited-style-name="Visited_20_Internet_20_Link">
Facebook,</text:a>
He reports Ukrinform.</text:p>
      <text:p text:style-name="P4">
"I immediately contacted my colleagues in those capitals that he visited. The past of them did not confirm that there were talks or were negotiating to identify by Russia those Ukrainian territories where she is now. So I will keep you kept a cold mind, healthy sense. It is not necessary to be kept tamore to each publication. We control the process, " - said <text:a xlink:type="simple" xlink:href="https://www.ukrinform.ua/tag-kuleba" text:style-name="Internet_20_link" text:visited-style-name="Visited_20_Internet_20_Link">
Kuleba</text:a>
.</text:p>
      <text:p text:style-name="P4">
<text:span text:style-name="T5">
Video: Dmitry Kuleba</text:span>
</text:p>
      <text:p text:style-name="P4">
He assured that no one would do anything behind the back of Ukraine, because Zuzima has key partners we have a trusting relationship.</text:p>
      <text:p text:style-name="P4">
Kuleba noted that Ukraine will continue to dialogue with China.</text:p>
      <text:p text:style-name="P4">
<text:span text:style-name="T4">
 Read also: </text:span>
 <text:a xlink:type="simple" xlink:href="https://www.ukrinform.ua/rubric-polytics/3715021-diplomaticni-vidnosini-z-afrikou-vidkriut-dla-ukraini-novi-mozlivosti-kuleba.html" text:style-name="Internet_20_link" text:visited-style-name="Visited_20_Internet_20_Link">
diplomatic relations with Africa will open up for Ukrainian opportunities -</text:a>
"But it will be conducted in accordance with three basic principles. The first is respect for the gonatorial integrity. The second is no initiative, which provides for any territorial concessions of Ukraine. And the third - no frozen conflict. Ukraine will achieve victory," the minister added.</text:p>
      <text:p text:style-name="P4">
Earlier edition <text:a xlink:type="simple" xlink:href="https://www.wsj.com/articles/china-pushing-ukraine-cease-fire-gets-cool-reception-in-europe-614774dd" text:style-name="Internet_20_link" text:visited-style-name="Visited_20_Internet_20_Link">
The Wall Street Journal</text:a>
It was reported that a special representative of China Lee Huai during a European tour proposed to leave the temporarily occupied territories of Ukraine.</text:p>
      <text:p text:style-name="P4">
News Source: <text:a xlink:type="simple" xlink:href="https://www.ukrinform.ua/rubric-polytics/3715026-kuleba-specposlanec-kitau-ne-proponuvav-viddati-rosii-okupovani-ukrainski-teritorii.html" text:style-name="Internet_20_link" text:visited-style-name="Visited_20_Internet_20_Link">
https://www.ukrinform.ua/rubric-polytics/3715026-kuleba-specposlanec-kitau-ne-proponuvav-viddati-rosii-okupovani-ukrainski-teritorii.html</text:a>
</text:p>
      <!--NEWS-->
      <text:h text:style-name="P10" text:outline-level="1">
<text:span text:style-name="T4">
To Ukraine returned a minor guy deported by Russians</text:span>
</text:h>
      <text:p text:style-name="P4">
Authors: Ukrinform (Person)</text:p>
      <text:p text:style-name="P4">
Publisher: Укринформ (Organization)</text:p>
      <text:p text:style-name="P4">
Published Time: 2023-05-27T-89:13:00+03:00</text:p>
      <text:p text:style-name="P4">
Modified Time: 2023-05-27T17:13:00+03:00</text:p>
      <text:p text:style-name="P4">
Description: On the territory controlled by Ukraine, the minor boy named Vyacheslav, deported by the Russians from the temporarily captured Mariupol of Donetsk region, managed to return the territory. - Ukrinform.</text:p>
      <text:p text:style-name="P4">
Images: ['<text:a xlink:type="simple" xlink:href="https://static.ukrinform.com/photos/2023_05/thumb_files/630_360_1685196664-962.jpg" text:style-name="Internet_20_link" text:visited-style-name="Visited_20_Internet_20_Link">
630_360_16851...</text:a>
']</text:p>
      <text:p text:style-name="P4">
Tags: ['Маріуполь', 'Верещук', 'Війна з Росією']</text:p>
      <text:p text:style-name="P4">
Type: Article</text:p>
      <!--METADATA-->
      <text:p text:style-name="P4">
<draw:frame draw:style-name="fr1" draw:name="Image56" text:anchor-type="as-char" svg:width="6.9236in" svg:height="3.956343in" draw:z-index="0">
<draw:image xlink:href="../Images/yкринформ/2023-05-27T-89-13-00-03-00/630_360_1685196664-962.jpg" xlink:type="simple" xlink:show="embed" xlink:actuate="onLoad" draw:mime-type="image/jpeg"/>
</draw:frame>
The territory of Ukraine managed to return the minor boy Naimya Vyacheslav, deported by the Russians from the temporarily captured Mariupolyadonets region.</text:p>
      <text:p text:style-name="P4">
According to Ukrinform, Irina Vereshchuk reported in [telegram] about this Viceremier-Minister-Minister for Reintegration of Temporarily Occupied Territories Irina Vereshchuk.(https://t.me/vereshchuk_iryna/1920).</text:p>
      <text:p text:style-name="P4">
According to her, Vyacheslav grew without parents. In 2021 at the age of 15 years of starting at the Mariupol Higher Metallurgical School.</text:p>
      <text:p text:style-name="P4">
<text:span text:style-name="T4">
 Read also: </text:span>
 <text:a xlink:type="simple" xlink:href="https://www.ukrinform.ua/rubric-sports/3714637-minmolodsportu-nazvalo-imena-sportsmeniv-aki-ne-povernulis-iz-zakordonu.html" text:style-name="Internet_20_link" text:visited-style-name="Visited_20_Internet_20_Link">
Ministry of Youth Sports named the names of athletes who are not abroad</text:a>
"After capturing the enemy of Mariupol, the invaders were deported by Vyacheslav Doshakhtarsk. .</text:p>
      <text:p text:style-name="P4">
The head of the Ministry of Reintegration thanked the Ministry of Foreign Affairs of Ukraine Tasluzhby for children of the Desnyanskiy district of Kyiv.</text:p>
      <text:p text:style-name="P4">
<text:span text:style-name="T4">
 Read also: </text:span>
 <text:a xlink:type="simple" xlink:href="https://www.ukrinform.ua/rubric-ato/3712873-rosijska-armia-v-ukraini-poranila-vze-982-ditini.html" text:style-name="Internet_20_link" text:visited-style-name="Visited_20_Internet_20_Link">
Russian army in Ukraine has already injured 982 children</text:a>
Separately, she thanked the program director of the International Charitable Organization "SOS Children's Towns of Ukraine" Daria Kasyanov and the Ukrainian Settlement "For the Rights of the Child".</text:p>
      <text:p text:style-name="P4">
As reported by Ukrinform, <text:a xlink:type="simple" xlink:href="https://www.ukrinform.ua/rubric-ato/3714127-do-ukraini-z-rosii-povernuli-se-odnu-deportovanu-ditinu.html" text:style-name="Internet_20_link" text:visited-style-name="Visited_20_Internet_20_Link">
the other day the boy exported to the Russian Federation was returned to Ukraine</text:a>
under the pretext of "evacuation".</text:p>
      <text:p text:style-name="P4">
Photo: Irina Vereshchuk, Telegrams</text:p>
      <text:p text:style-name="P4">
News Source: <text:a xlink:type="simple" xlink:href="https://www.ukrinform.ua/rubric-society/3714989-v-ukrainu-povernuli-nepovnolitnogo-hlopca-deportovanogo-rosianami-z-mariupola.html" text:style-name="Internet_20_link" text:visited-style-name="Visited_20_Internet_20_Link">
https://www.ukrinform.ua/rubric-society/3714989-v-ukrainu-povernuli-nepovnolitnogo-hlopca-deportovanogo-rosianami-z-mariupola.html</text:a>
</text:p>
      <!--NEWS-->
      <text:h text:style-name="P10" text:outline-level="1">
<text:span text:style-name="T4">
Drone has dropped 2 explosive devices at power station in Belgorod</text:span>
</text:h>
      <text:p text:style-name="P4">
Authors: liveuamap (Language: en)</text:p>
      <text:p text:style-name="P4">
Time: 2023-05-27T02:09:00</text:p>
      <text:p text:style-name="P4">
Location: Belgorod, Belgorodskaya oblast' (Latitude:50.59898 Longtitude:36.61559)</text:p>
      <text:p text:style-name="P4">
Videos: []</text:p>
      <text:p text:style-name="P4">
Images: []</text:p>
      <text:p text:style-name="P4">
Tags: ["Central and Eastern Europe", "Russia"]</text:p>
      <text:p text:style-name="P4">
Id: 22565627</text:p>
      <!--METADATA-->
      <text:p text:style-name="P4">
Drone has dropped 2 explosive devices at power station in Belgorod</text:p>
      <text:p text:style-name="P4">
News Collection Link: <text:a xlink:type="simple" xlink:href="https://liveuamap.com/en/2023/27-may-drone-has-dropped-2-explosive-devices-at-power-station" text:style-name="Internet_20_link" text:visited-style-name="Visited_20_Internet_20_Link">
https://liveuamap.com/en/2023/27-may-drone-has-dropped-2-explosive-devices-at-power-station</text:a>
</text:p>
      <text:p text:style-name="P4">
News Source: <text:a xlink:type="simple" xlink:href="https://t.me/rusbrief/120764" text:style-name="Internet_20_link" text:visited-style-name="Visited_20_Internet_20_Link">
https://t.me/rusbrief/120764</text:a>
</text:p>
      <!--NEWS-->
      <text:h text:style-name="P10" text:outline-level="1">
<text:span text:style-name="T4">
Drone has dropped explosive device on police station in Mayski village of Belgorod region</text:span>
</text:h>
      <text:p text:style-name="P4">
Authors: liveuamap (Language: en)</text:p>
      <text:p text:style-name="P4">
Time: 2023-05-27T02:23:41</text:p>
      <text:p text:style-name="P4">
Location: Belgorod (Latitude:50.52278 Longtitude:36.45611)</text:p>
      <text:p text:style-name="P4">
Videos: []</text:p>
      <text:p text:style-name="P4">
Images: []</text:p>
      <text:p text:style-name="P4">
Tags: ["Russia"]</text:p>
      <text:p text:style-name="P4">
Id: 22565622</text:p>
      <!--METADATA-->
      <text:p text:style-name="P4">
Drone has dropped explosive device on police station in Mayski village ofBelgorod region</text:p>
      <text:p text:style-name="P4">
News Collection Link: <text:a xlink:type="simple" xlink:href="https://liveuamap.com/en/2023/27-may-drone-has-dropped-explosive-device-on-police-station" text:style-name="Internet_20_link" text:visited-style-name="Visited_20_Internet_20_Link">
https://liveuamap.com/en/2023/27-may-drone-has-dropped-explosive-device-on-police-station</text:a>
</text:p>
      <text:p text:style-name="P4">
News Source: <text:a xlink:type="simple" xlink:href="https://t.me/huyovy_kharkiv/110941" text:style-name="Internet_20_link" text:visited-style-name="Visited_20_Internet_20_Link">
https://t.me/huyovy_kharkiv/110941</text:a>
</text:p>
      <!--NEWS-->
      <text:h text:style-name="P10" text:outline-level="1">
<text:span text:style-name="T4">
Kherson, Khersonska Oblast(08:58). Red Alert: aerial threat. Sirens sounding. Take cover now!</text:span>
</text:h>
      <text:p text:style-name="P4">
Authors: liveuamap (Language: en)</text:p>
      <text:p text:style-name="P4">
Time: 2023-05-27T03:00:00</text:p>
      <text:p text:style-name="P4">
Location: Kherson (Latitude:46.65606 Longtitude:32.61692)</text:p>
      <text:p text:style-name="P4">
Videos: []</text:p>
      <text:p text:style-name="P4">
Images: []</text:p>
      <text:p text:style-name="P4">
Tags: ["Europe", "Central and Eastern Europe"]</text:p>
      <text:p text:style-name="P4">
Id: 22565623</text:p>
      <!--METADATA-->
      <text:p text:style-name="P4">
Kherson, Kherson region(08:58). Red Alert: aerial threat. Sirens sounding.Take cover now!</text:p>
      <text:p text:style-name="P4">
News Collection Link: <text:a xlink:type="simple" xlink:href="https://liveuamap.com/en/2023/27-may-kherson-khersonska-oblast0858-red-alerg" text:style-name="Internet_20_link" text:visited-style-name="Visited_20_Internet_20_Link">
https://liveuamap.com/en/2023/27-may-kherson-khersonska-oblast0858-red-alerg</text:a>
</text:p>
      <text:p text:style-name="P4">
News Source: <text:a xlink:type="simple" xlink:href="https://t.me/air_alert_ua/46610" text:style-name="Internet_20_link" text:visited-style-name="Visited_20_Internet_20_Link">
https://t.me/air_alert_ua/46610</text:a>
</text:p>
      <!--NEWS-->
      <text:h text:style-name="P10" text:outline-level="1">
<text:span text:style-name="T4">
2 explosions reported as result of drone attack at administrative building of Transneft pipel...</text:span>
</text:h>
      <text:p text:style-name="P4">
Authors: liveuamap (Language: en)</text:p>
      <text:p text:style-name="P4">
Time: 2023-05-27T04:03:07</text:p>
      <text:p text:style-name="P4">
Location: Pskov, Pskovskaya oblast' (Latitude:56.25649 Longtitude:28.427)</text:p>
      <text:p text:style-name="P4">
Videos: []</text:p>
      <text:p text:style-name="P4">
Images: ["<text:a xlink:type="simple" xlink:href="https://liveuamap.com/pics/2023/05/27/22565626_0.jpg" text:style-name="Internet_20_link" text:visited-style-name="Visited_20_Internet_20_Link">
22565626_0.jpg</text:a>
"]</text:p>
      <text:p text:style-name="P4">
Tags: ["Russia", "Central and Eastern Europe"]</text:p>
      <text:p text:style-name="P4">
Id: 22565626</text:p>
      <!--METADATA-->
      <text:p text:style-name="P4">
2 explosions reported as result of drone attack at administrative building ofTransneft pipeline in Pskov region</text:p>
      <text:p text:style-name="P4">
<draw:frame draw:style-name="fr1" draw:name="Image57" text:anchor-type="as-char" svg:width="6.9236in" svg:height="3.609219in" draw:z-index="0">
<draw:image xlink:href="../Images/liveuamap/2023-05-27T04-03-07/22565626_0.jpg" xlink:type="simple" xlink:show="embed" xlink:actuate="onLoad" draw:mime-type="image/jpeg"/>
</draw:frame>
News Collection Link: <text:a xlink:type="simple" xlink:href="https://liveuamap.com/en/2023/27-may-2-explosions-reported-as-result-of-drone-attack-at" text:style-name="Internet_20_link" text:visited-style-name="Visited_20_Internet_20_Link">
https://liveuamap.com/en/2023/27-may-2-explosions-reported-as-result-of-drone-attack-at</text:a>
</text:p>
      <text:p text:style-name="P4">
News Source: <text:a xlink:type="simple" xlink:href="https://t.me/operativnoZSU/98148" text:style-name="Internet_20_link" text:visited-style-name="Visited_20_Internet_20_Link">
https://t.me/operativnoZSU/98148</text:a>
</text:p>
      <!--NEWS-->
      <text:h text:style-name="P10" text:outline-level="1">
<text:span text:style-name="T4">
Donetsk Oblast(10:09). Red Alert: aerial threat. Sirens sounding. Take cover now!</text:span>
</text:h>
      <text:p text:style-name="P4">
Authors: liveuamap (Language: en)</text:p>
      <text:p text:style-name="P4">
Time: 2023-05-27T04:09:00</text:p>
      <text:p text:style-name="P4">
Location: Donetsk Oblast (Latitude:48.72717 Longtitude:37.57877)</text:p>
      <text:p text:style-name="P4">
Videos: []</text:p>
      <text:p text:style-name="P4">
Images: []</text:p>
      <text:p text:style-name="P4">
Tags: ["Europe", "Central and Eastern Europe"]</text:p>
      <text:p text:style-name="P4">
Id: 22565628</text:p>
      <!--METADATA-->
      <text:p text:style-name="P4">
Donetsk Oblast(10:09). Red Alert: aerial threat. Sirens sounding. Take covernow!</text:p>
      <text:p text:style-name="P4">
News Collection Link: <text:a xlink:type="simple" xlink:href="https://liveuamap.com/en/2023/27-may-donetsk-oblast1009-red-alert-aerial-thg" text:style-name="Internet_20_link" text:visited-style-name="Visited_20_Internet_20_Link">
https://liveuamap.com/en/2023/27-may-donetsk-oblast1009-red-alert-aerial-thg</text:a>
</text:p>
      <text:p text:style-name="P4">
News Source: <text:a xlink:type="simple" xlink:href="https://t.me/air_alert_ua/46612" text:style-name="Internet_20_link" text:visited-style-name="Visited_20_Internet_20_Link">
https://t.me/air_alert_ua/46612</text:a>
</text:p>
      <!--NEWS-->
      <text:h text:style-name="P10" text:outline-level="1">
<text:span text:style-name="T4">
JSC Sivershchyna And Slobozhanshchina DirecTion Rusian Army Shelled Senkivka, Sosnivka, Iron ...</text:span>
</text:h>
      <text:p text:style-name="P4">
Authors: liveuamap (Language: en)</text:p>
      <text:p text:style-name="P4">
Time: 2023-05-27T04:16:00</text:p>
      <text:p text:style-name="P4">
Location: Kharkiv (Latitude:50.29789 Longtitude:36.40217)</text:p>
      <text:p text:style-name="P4">
Videos: []</text:p>
      <text:p text:style-name="P4">
Images: []</text:p>
      <text:p text:style-name="P4">
Tags: ["Russia"]</text:p>
      <text:p text:style-name="P4">
Id: 22565637</text:p>
      <!--METADATA-->
      <text:p text:style-name="P4">
At sivershchyna and slBozhanschyna directions Russian army Shelled Senkivka, Sosnivka, Zaliznyy Mist of Chernihiv Region; Svarkove, Boyaro-Lezhachi, Starivyrky, Pavlivka, Volfyne, Basivka, Zapsillya, Myropillya, Vellyka Pysarivka ofsum, Kopan, ALSOLEROBIOBIVKAVKAVKAVKA , Neskuchne, Zelene, Ternova, Starytsya, Hatysche, Vovchansk, Karayichne, Mala Vovcha, Budarky and Vilkhuvatka of Kharkiv Region. Russian Aviation ConducTeredairches at Strilecha and Zemlyanky of Kharkiv Region, - General Staff Ofarmed Forces of Ukraine Says in the Morning Report</text:p>
      <text:p text:style-name="P4">
News Collection Link:(https://liveuamap.com/en/2023/27-may-at-sivershchyna-and-slobozhanschyna-directions-russian)</text:p>
      <text:p text:style-name="P4">
News Source: <text:a xlink:type="simple" xlink:href="https://t.me/lumsrc/4910" text:style-name="Internet_20_link" text:visited-style-name="Visited_20_Internet_20_Link">
https://t.me/lumsrc/4910</text:a>
</text:p>
      <!--NEWS-->
      <text:h text:style-name="P10" text:outline-level="1">
<text:span text:style-name="T4">
Russian forces conducting offensive actions at Lyman, Bakhmut, Avdiivka and Maryinka directio...</text:span>
</text:h>
      <text:p text:style-name="P4">
Authors: liveuamap (Language: en)</text:p>
      <text:p text:style-name="P4">
Time: 2023-05-27T04:19:49</text:p>
      <text:p text:style-name="P4">
Location: Donetsk (Latitude:48.08679 Longtitude:37.60208)</text:p>
      <text:p text:style-name="P4">
Videos: []</text:p>
      <text:p text:style-name="P4">
Images: []</text:p>
      <text:p text:style-name="P4">
Tags: ["Russia"]</text:p>
      <text:p text:style-name="P4">
Id: 22565629</text:p>
      <!--METADATA-->
      <text:p text:style-name="P4">
Russian forces conducting offensive actions at Lyman, Bakhmut, Avdiivka andMaryinka directions. Ukrainian military had 25 combat engagements with Russianforces near Masutivka, Bilohorivka, Predtechyne, Pervomayske, - General Staffof Armed Forces of Ukraine says in the morning report</text:p>
      <text:p text:style-name="P4">
News Collection Link: <text:a xlink:type="simple" xlink:href="https://liveuamap.com/en/2023/27-may-russian-forces-conducting-offensive-actions-at-lyman" text:style-name="Internet_20_link" text:visited-style-name="Visited_20_Internet_20_Link">
https://liveuamap.com/en/2023/27-may-russian-forces-conducting-offensive-actions-at-lyman</text:a>
</text:p>
      <text:p text:style-name="P4">
News Source: <text:a xlink:type="simple" xlink:href="https://t.me/lumsrc/4918" text:style-name="Internet_20_link" text:visited-style-name="Visited_20_Internet_20_Link">
https://t.me/lumsrc/4918</text:a>
</text:p>
      <!--NEWS-->
      <text:h text:style-name="P10" text:outline-level="1">
<text:span text:style-name="T4">
Shelling reported in Schebekyne town of Belgorod region</text:span>
</text:h>
      <text:p text:style-name="P4">
Authors: liveuamap (Language: en)</text:p>
      <text:p text:style-name="P4">
Time: 2023-05-27T04:39:15</text:p>
      <text:p text:style-name="P4">
Location: Belgorod (Latitude:50.41779 Longtitude:36.89213)</text:p>
      <text:p text:style-name="P4">
Videos: []</text:p>
      <text:p text:style-name="P4">
Images: ["<text:a xlink:type="simple" xlink:href="https://liveuamap.com/pics/2023/05/27/22565639_0.jpg" text:style-name="Internet_20_link" text:visited-style-name="Visited_20_Internet_20_Link">
22565639_0.jpg</text:a>
"]</text:p>
      <text:p text:style-name="P4">
Tags: ["Russia", "Europe"]</text:p>
      <text:p text:style-name="P4">
Id: 22565639</text:p>
      <!--METADATA-->
      <text:p text:style-name="P4">
Shelling reported in Schebekyne town of Belgorod region</text:p>
      <text:p text:style-name="P4">
<draw:frame draw:style-name="fr1" draw:name="Image58" text:anchor-type="as-char" svg:width="6.9236in" svg:height="6.9236in" draw:z-index="0">
<draw:image xlink:href="../Images/liveuamap/2023-05-27T04-39-15/22565639_0.jpg" xlink:type="simple" xlink:show="embed" xlink:actuate="onLoad" draw:mime-type="image/jpeg"/>
</draw:frame>
News Collection Link: <text:a xlink:type="simple" xlink:href="https://liveuamap.com/en/2023/27-may-shelling-reported-in-schebekyne-town-of-belgorod-region" text:style-name="Internet_20_link" text:visited-style-name="Visited_20_Internet_20_Link">
https://liveuamap.com/en/2023/27-may-shelling-reported-in-schebekyne-town-of-belgorod-region</text:a>
</text:p>
      <text:p text:style-name="P4">
News Source: <text:a xlink:type="simple" xlink:href="https://t.me/shot_shot/52015" text:style-name="Internet_20_link" text:visited-style-name="Visited_20_Internet_20_Link">
https://t.me/shot_shot/52015</text:a>
</text:p>
      <!--NEWS-->
      <text:h text:style-name="P10" text:outline-level="1">
<text:span text:style-name="T4">
Zaporizka Oblast(11:51). Red Alert: aerial threat. Sirens sounding. Take cover now!</text:span>
</text:h>
      <text:p text:style-name="P4">
Authors: liveuamap (Language: en)</text:p>
      <text:p text:style-name="P4">
Time: 2023-05-27T05:54:00</text:p>
      <text:p text:style-name="P4">
Location: Zaporizka Oblast (Latitude:47.612021 Longtitude:35.765261)</text:p>
      <text:p text:style-name="P4">
Videos: []</text:p>
      <text:p text:style-name="P4">
Images: []</text:p>
      <text:p text:style-name="P4">
Tags: ["Europe", "Central and Eastern Europe"]</text:p>
      <text:p text:style-name="P4">
Id: 22565727</text:p>
      <!--METADATA-->
      <text:p text:style-name="P4">
Zaporizhzhia region(11:51). Red Alert: aerial threat. Sirens sounding. Take covernow!</text:p>
      <text:p text:style-name="P4">
News Collection Link: <text:a xlink:type="simple" xlink:href="https://liveuamap.com/en/2023/27-may-zaporizka-oblast1151-red-alert-aerial-g" text:style-name="Internet_20_link" text:visited-style-name="Visited_20_Internet_20_Link">
https://liveuamap.com/en/2023/27-may-zaporizka-oblast1151-red-alert-aerial-g</text:a>
</text:p>
      <text:p text:style-name="P4">
News Source: <text:a xlink:type="simple" xlink:href="https://t.me/air_alert_ua/46614" text:style-name="Internet_20_link" text:visited-style-name="Visited_20_Internet_20_Link">
https://t.me/air_alert_ua/46614</text:a>
</text:p>
      <!--NEWS-->
      <text:h text:style-name="P10" text:outline-level="1">
<text:span text:style-name="T4">
Kherson, Khersonska Oblast(12:30). Red Alert: aerial threat. Sirens sounding. Take cover now!</text:span>
</text:h>
      <text:p text:style-name="P4">
Authors: liveuamap (Language: en)</text:p>
      <text:p text:style-name="P4">
Time: 2023-05-27T06:32:00</text:p>
      <text:p text:style-name="P4">
Location: Kherson (Latitude:46.65568 Longtitude:32.61817)</text:p>
      <text:p text:style-name="P4">
Videos: []</text:p>
      <text:p text:style-name="P4">
Images: []</text:p>
      <text:p text:style-name="P4">
Tags: ["Europe", "Central and Eastern Europe"]</text:p>
      <text:p text:style-name="P4">
Id: 22565732</text:p>
      <!--METADATA-->
      <text:p text:style-name="P4">
Kherson, Kherson region(12:30). Red Alert: aerial threat. Sirens sounding.Take cover now!</text:p>
      <text:p text:style-name="P4">
News Collection Link: <text:a xlink:type="simple" xlink:href="https://liveuamap.com/en/2023/27-may-kherson-khersonska-oblast1230-red-alerg" text:style-name="Internet_20_link" text:visited-style-name="Visited_20_Internet_20_Link">
https://liveuamap.com/en/2023/27-may-kherson-khersonska-oblast1230-red-alerg</text:a>
</text:p>
      <text:p text:style-name="P4">
News Source: <text:a xlink:type="simple" xlink:href="https://t.me/air_alert_ua/46616" text:style-name="Internet_20_link" text:visited-style-name="Visited_20_Internet_20_Link">
https://t.me/air_alert_ua/46616</text:a>
</text:p>
      <!--NEWS-->
      <text:h text:style-name="P10" text:outline-level="1">
<text:span text:style-name="T4">
Donetsk Oblast(14:23). Red Alert: aerial threat. Sirens sounding. Take cover now!</text:span>
</text:h>
      <text:p text:style-name="P4">
Authors: liveuamap (Language: en)</text:p>
      <text:p text:style-name="P4">
Time: 2023-05-27T08:26:00</text:p>
      <text:p text:style-name="P4">
Location: Donetsk Oblast (Latitude:48.72744 Longtitude:37.5781)</text:p>
      <text:p text:style-name="P4">
Videos: []</text:p>
      <text:p text:style-name="P4">
Images: []</text:p>
      <text:p text:style-name="P4">
Tags: ["Europe", "Central and Eastern Europe"]</text:p>
      <text:p text:style-name="P4">
Id: 22565736</text:p>
      <!--METADATA-->
      <text:p text:style-name="P4">
Donetsk Oblast(14:23). Red Alert: aerial threat. Sirens sounding. Take covernow!</text:p>
      <text:p text:style-name="P4">
News Collection Link: <text:a xlink:type="simple" xlink:href="https://liveuamap.com/en/2023/27-may-donetsk-oblast1423-red-alert-aerial-thg" text:style-name="Internet_20_link" text:visited-style-name="Visited_20_Internet_20_Link">
https://liveuamap.com/en/2023/27-may-donetsk-oblast1423-red-alert-aerial-thg</text:a>
</text:p>
      <text:p text:style-name="P4">
News Source: <text:a xlink:type="simple" xlink:href="https://t.me/air_alert_ua/46618" text:style-name="Internet_20_link" text:visited-style-name="Visited_20_Internet_20_Link">
https://t.me/air_alert_ua/46618</text:a>
</text:p>
      <!--NEWS-->
      <text:h text:style-name="P10" text:outline-level="1">
<text:span text:style-name="T4">
2 Russian servicemen killed as drone attacked a vehicle on the road between Brovnichi and Sus...</text:span>
</text:h>
      <text:p text:style-name="P4">
Authors: liveuamap (Language: en)</text:p>
      <text:p text:style-name="P4">
Time: 2023-05-27T08:55:00</text:p>
      <text:p text:style-name="P4">
Location: Bryansk,Bryanskaya oblast' (Latitude:52.21202 Longtitude:32.31697)</text:p>
      <text:p text:style-name="P4">
Videos: []</text:p>
      <text:p text:style-name="P4">
Images: ["<text:a xlink:type="simple" xlink:href="https://liveuamap.com/pics/2023/05/27/22565743_0.jpg" text:style-name="Internet_20_link" text:visited-style-name="Visited_20_Internet_20_Link">
22565743_0.jpg</text:a>
"]</text:p>
      <text:p text:style-name="P4">
Tags: ["Russia", "Central and Eastern Europe"]</text:p>
      <text:p text:style-name="P4">
Id: 22565743</text:p>
      <!--METADATA-->
      <text:p text:style-name="P4">
2 Russian servicemen killed as drone attacked a vehicle on the road between Brovnichi and Sushant in Bryansk region<draw:frame draw:style-name="fr1" draw:name="Image59" text:anchor-type="as-char" svg:width="6.9236in" svg:height="5.819682in" draw:z-index="0">
<draw:image xlink:href="../Images/liveuamap/2023-05-27T08-55-00/22565743_0.jpg" xlink:type="simple" xlink:show="embed" xlink:actuate="onLoad" draw:mime-type="image/jpeg"/>
</draw:frame>
News Collection Link: <text:a xlink:type="simple" xlink:href="https://liveuamap.com/en/2023/27-may-2-russian-servicemen-killed-as-drone-attacked-a-vehicle" text:style-name="Internet_20_link" text:visited-style-name="Visited_20_Internet_20_Link">
https://liveuamap.com/en/2023/27-may-2-russian-servicemen-killed-as-drone-attacked-a-vehicle</text:a>
</text:p>
      <text:p text:style-name="P4">
News Source: <text:a xlink:type="simple" xlink:href="https://t.me/ENews112/14008" text:style-name="Internet_20_link" text:visited-style-name="Visited_20_Internet_20_Link">
https://t.me/ENews112/14008</text:a>
</text:p>
      <!--NEWS-->
      <text:h text:style-name="P10" text:outline-level="1">
<text:span text:style-name="T4">
Zaporizhzhya region, Dnipro, Dnipropetrovsk region (15:08). Red Alrt: Aerial Tchretate. Sirens Su ...</text:span>
</text:h>
      <text:p text:style-name="P4">
Authors: liveuamap (Language: en)</text:p>
      <text:p text:style-name="P4">
Time: 2023-05-27T09:09:00</text:p>
      <text:p text:style-name="P4">
Location: Zaporizka Oblast (Latitude:47.611421 Longtitude:35.766451)</text:p>
      <text:p text:style-name="P4">
Videos: []</text:p>
      <text:p text:style-name="P4">
Images: []</text:p>
      <text:p text:style-name="P4">
Tags: ["Europe", "Central and Eastern Europe"]</text:p>
      <text:p text:style-name="P4">
Id: 22565737</text:p>
      <!--METADATA-->
      <text:p text:style-name="P4">
Zaporizhzhia region, Dnipro, Dnipropetrovsk region(15:08). Red Alert: aerialthreat. Sirens sounding. Take cover now!</text:p>
      <text:p text:style-name="P4">
News Collection Link: <text:a xlink:type="simple" xlink:href="https://liveuamap.com/en/2023/27-may-zaporizka-oblast-dnipro-dnipropetrovskg" text:style-name="Internet_20_link" text:visited-style-name="Visited_20_Internet_20_Link">
https://liveuamap.com/en/2023/27-may-zaporizka-oblast-dnipro-dnipropetrovskg</text:a>
</text:p>
      <text:p text:style-name="P4">
News Source: <text:a xlink:type="simple" xlink:href="https://t.me/air_alert_ua/46621" text:style-name="Internet_20_link" text:visited-style-name="Visited_20_Internet_20_Link">
https://t.me/air_alert_ua/46621</text:a>
</text:p>
      <!--NEWS-->
      <text:h text:style-name="P10" text:outline-level="1">
<text:span text:style-name="T4">
The Council proposes to create cultural and information centers of enslaved peoples of</text:span>
</text:h>
      <text:p text:style-name="P4">
Authors: Ukrinform (Person)</text:p>
      <text:p text:style-name="P4">
Publisher: Укринформ (Organization)</text:p>
      <text:p text:style-name="P4">
Published Time: 2023-05-27T09:29:00+03:00</text:p>
      <text:p text:style-name="P4">
Modified Time: 2023-05-27T09:29:00+03:00</text:p>
      <text:p text:style-name="P4">
Description: The Chairman of the Verkhovna Rada Committee on Humanitarian and Information Policy, the People's Deputy from the Party of the Servant of the People, Nikita Potraev, proposed to create cultural and information centers of enslaved peoples living in Russia in Ukraine. - Ukrinform.</text:p>
      <text:p text:style-name="P4">
Images: ['<text:a xlink:type="simple" xlink:href="https://static.ukrinform.com/photos/2023_04/thumb_files/630_360_1682685211-525.jpg" text:style-name="Internet_20_link" text:visited-style-name="Visited_20_Internet_20_Link">
630_360_16826...</text:a>
']</text:p>
      <text:p text:style-name="P4">
Tags: None</text:p>
      <text:p text:style-name="P4">
Type: Article</text:p>
      <!--METADATA-->
      <text:p text:style-name="P4">
<draw:frame draw:style-name="fr1" draw:name="Image60" text:anchor-type="as-char" svg:width="6.9236in" svg:height="3.956343in" draw:z-index="0">
<draw:image xlink:href="../Images/yкринформ/2023-05-27T09-29-00-03-00/630_360_1682685211-525.jpg" xlink:type="simple" xlink:show="embed" xlink:actuate="onLoad" draw:mime-type="image/jpeg"/>
</draw:frame>
The Chairman of the Verkhovna Rada on Humanitarian and Information Policy, the People's Deputy from the party "Servant of the People" Nikita Potraev proposed to establish the cultural and information centers of enslaved peoples in Ukraine that live in Russia.</text:p>
      <text:p text:style-name="P4">
According to Ukrinform, he said on the toxhaw "New Reliking" on <text:a xlink:type="simple" xlink:href="https://suspilne.media/488626-nardep-zaproponuvav-stvoriti-v-ukraini-kulturni-centri-ponevolenih-narodiv-rf/" text:style-name="Internet_20_link" text:visited-style-name="Visited_20_Internet_20_Link">
public</text:a>
.</text:p>
      <text:p text:style-name="P4">
"This work with national minorities, it seems to me very promising. We know that in the so -called federation all the cultural rights of the peoples, which are enslaved, are completely devoted. About higher education courses, "the parliamentarian reported.</text:p>
      <text:p text:style-name="P4">
Therefore, he said, Ukraine should think about creating cultural and information centers for the peoples of Russia.</text:p>
      <text:p text:style-name="P4">
"The same khanti, the same Mani, the same Volga Tatars, there are many tanionaries. A lot of people from the so -called Russian Federation went. We can offer them <text:a xlink:type="simple" xlink:href="https://www.ukrinform.ua/tag-kiiv" text:style-name="Internet_20_link" text:visited-style-name="Visited_20_Internet_20_Link">
Kiev</text:a>
Somehow where these cultural and information centers will be located, "-said Povoraev.</text:p>
      <text:p text:style-name="P4">
At the same time, he expressed the opinion that such information centers should be engaged in cultural and educational work.</text:p>
      <text:p text:style-name="P4">
<text:span text:style-name="T4">
 Read also: </text:span>
 <text:a xlink:type="simple" xlink:href="https://www.ukrinform.ua/rubric-polytics/3595656-rada-viznala-ickeriu-timcasovo-okupovanou-rosijskou-federacieu.html" text:style-name="Internet_20_link" text:visited-style-name="Visited_20_Internet_20_Link">
Council recognized the temporarily occupied Russian Federation</text:a>
"Cultural and informational centers may be reminiscent of informal embassies of unrecognized Taiwan-well, so it is a matter What are their cultural rights in this so -called Federation?</text:p>
      <text:p text:style-name="P4">
News Source: <text:a xlink:type="simple" xlink:href="https://www.ukrinform.ua/rubric-culture/3714816-u-radi-proponuut-stvoriti-v-ukraini-kulturnoinformacijni-centri-ponevolenih-narodiv-rosii.html" text:style-name="Internet_20_link" text:visited-style-name="Visited_20_Internet_20_Link">
https://www.ukrinform.ua/rubric-culture/3714816-u-radi-proponuut-stvoriti-v-ukraini-kulturnoinformacijni-centri-ponevolenih-narodiv-rosii.html</text:a>
</text:p>
      <!--NEWS-->
      <text:h text:style-name="P10" text:outline-level="1">
<text:span text:style-name="T4">
In Ukraine, 174 thousand square kilometers potentially contaminated with explosive objects</text:span>
</text:h>
      <text:p text:style-name="P4">
Authors: Ukrinform (Person)</text:p>
      <text:p text:style-name="P4">
Publisher: Укринформ (Organization)</text:p>
      <text:p text:style-name="P4">
Published Time: 2023-05-27T09:30:00+03:00</text:p>
      <text:p text:style-name="P4">
Modified Time: 2023-05-27T09:30:00+03:00</text:p>
      <text:p text:style-name="P4">
Description: In Ukraine, about 174 thousand square kilometers are considered to be potentially contaminated explosive objects as a result of Russian aggression. - Ukrinform.</text:p>
      <text:p text:style-name="P4">
Images: ['<text:a xlink:type="simple" xlink:href="https://static.ukrinform.com/photos/2023_03/thumb_files/630_360_1678725501-826.jpg" text:style-name="Internet_20_link" text:visited-style-name="Visited_20_Internet_20_Link">
630_360_16787...</text:a>
']</text:p>
      <text:p text:style-name="P4">
Tags: ['Міна', 'Міноборони', 'Розмінування', 'Війна з Росією']</text:p>
      <text:p text:style-name="P4">
Type: Article</text:p>
      <!--METADATA-->
      <text:p text:style-name="P4">
<draw:frame draw:style-name="fr1" draw:name="Image61" text:anchor-type="as-char" svg:width="6.9236in" svg:height="3.956343in" draw:z-index="0">
<draw:image xlink:href="../Images/yкринформ/2023-05-27T09-30-00-03-00/630_360_1678725501-826.jpg" xlink:type="simple" xlink:show="embed" xlink:actuate="onLoad" draw:mime-type="image/jpeg"/>
</draw:frame>
In Ukraine, 174 thousand square kilometers are considered to be potentially contaminated with a hazardous objects as a result of Russian aggression.</text:p>
      <text:p text:style-name="P4">
This was reported by the press service of the Ministry of Defense in <text:a xlink:type="simple" xlink:href="https://t.me/ministry_of_defense_ua/7632" text:style-name="Internet_20_link" text:visited-style-name="Visited_20_Internet_20_Link">
telegram</text:a>
, reports Ukrinform.</text:p>
      <text:p text:style-name="P4">
“About 174 thousand square kilometers of Ukrainian territories, including the wrinkles, are considered to be potentially polluted <text:a xlink:type="simple" xlink:href="https://www.ukrinform.ua/tag-vibuhivka" text:style-name="Internet_20_link" text:visited-style-name="Visited_20_Internet_20_Link">
explosive subjects</text:a>
As a result of the wide -scale invasion of the Russian Federation, ”the message reads.</text:p>
      <text:p text:style-name="P4">
The Mow specified that potentially polluted are all territories in which active fighting, which are in temporary occupation and rocket strokes.</text:p>
      <text:p text:style-name="P4">
<text:span text:style-name="T4">
 Read also: </text:span>
 <text:a xlink:type="simple" xlink:href="https://www.ukrinform.ua/rubric-society/3714089-ukraina-zalucatime-kraini-nato-do-gumanitarnogo-rozminuvanna.html" text:style-name="Internet_20_link" text:visited-style-name="Visited_20_Internet_20_Link">
Ukraine will involve NATO countries in humanitarian</text:a>
It is reported that the area of deocal territories in which the examination is conducted is 45 thousand square kilometers, of which 17 thousand square meters. km is a land -based purpose.</text:p>
      <text:p text:style-name="P4">
As reported by Ukrinform, <text:a xlink:type="simple" xlink:href="https://www.ukrinform.ua/rubric-society/3714089-ukraina-zalucatime-kraini-nato-do-gumanitarnogo-rozminuvanna.html" text:style-name="Internet_20_link" text:visited-style-name="Visited_20_Internet_20_Link">
Ukraine will cooperate with NATO countries on the issue of humanitarian demining of territories. </text:a>
</text:p>
      <text:p text:style-name="P4">
News Source: <text:a xlink:type="simple" xlink:href="https://www.ukrinform.ua/rubric-ato/3714817-v-ukraini-174-tisaci-kvadratnih-kilometriv-potencijno-zabrudneni-vibuhonebezpecnimi-predmetami.html" text:style-name="Internet_20_link" text:visited-style-name="Visited_20_Internet_20_Link">
https://www.ukrinform.ua/rubric-ato/3714817-v-ukraini-174-tisaci-kvadratnih-kilometriv-potencijno-zabrudneni-vibuhonebezpecnimi-predmetami.html</text:a>
</text:p>
      <!--NEWS-->
      <text:h text:style-name="P10" text:outline-level="1">
<text:span text:style-name="T4">
The occupiers were taken to the Crimea exhibits from the Stone Tomb Reserve</text:span>
</text:h>
      <text:p text:style-name="P4">
Authors: Ukrinform (Person)</text:p>
      <text:p text:style-name="P4">
Publisher: Укринформ (Organization)</text:p>
      <text:p text:style-name="P4">
Published Time: 2023-05-27T09:37:00+03:00</text:p>
      <text:p text:style-name="P4">
Modified Time: 2023-05-27T09:37:00+03:00</text:p>
      <text:p text:style-name="P4">
Description: In the temporarily occupied Crimea, the Russians exhibited exhibits stolen from the Kamian Tomb of Historical and Archeological Reserve. - Ukrinform.</text:p>
      <text:p text:style-name="P4">
Images: ['<text:a xlink:type="simple" xlink:href="https://static.ukrinform.com/photos/2023_05/thumb_files/630_360_1685169373-369.jpg" text:style-name="Internet_20_link" text:visited-style-name="Visited_20_Internet_20_Link">
630_360_16851...</text:a>
']</text:p>
      <text:p text:style-name="P4">
Tags: ['Крим', 'Музей', 'Заповідник', "Кам'яна могила"]</text:p>
      <text:p text:style-name="P4">
Type: Article</text:p>
      <!--METADATA-->
      <text:p text:style-name="P4">
<draw:frame draw:style-name="fr1" draw:name="Image62" text:anchor-type="as-char" svg:width="6.9236in" svg:height="3.956343in" draw:z-index="0">
<draw:image xlink:href="../Images/yкринформ/2023-05-27T09-37-00-03-00/630_360_1685169373-369.jpg" xlink:type="simple" xlink:show="embed" xlink:actuate="onLoad" draw:mime-type="image/jpeg"/>
</draw:frame>
The Russians exhibited exhibits stolen from the Kamyana Tomb of Historical and Archaeological Reserve.</text:p>
      <text:p text:style-name="P4">
According to Ukrinform, it reports <text:a xlink:type="simple" xlink:href="https://sprotyv.mod.gov.ua/rosiyany-vyvezly-v-krym-eksponaty-kam-yanoyi-mogyly/" text:style-name="Internet_20_link" text:visited-style-name="Visited_20_Internet_20_Link">
Center of National Resistance</text:a>
.</text:p>
      <text:p text:style-name="P4">
"At the Crimean Museum-Reserve" Chersonese Tavriysky "the invaders opened an exhibition with 120 archaeological artifacts that were taken out of the <text:a xlink:type="simple" xlink:href="https://www.ukrinform.ua/tag-muzej" text:style-name="Internet_20_link" text:visited-style-name="Visited_20_Internet_20_Link">
museum</text:a>
"Stone Tomb", which is located by natively occupied territory of Zaporizhzhya region ", - the message reads.</text:p>
      <text:p text:style-name="P4">
The CNS was also told that in January 2023 he was appointed by the occupation administration "Director" of the Museum "Chersonese Tavriysky" Olena Morozov reported that a delegation had left Crimea to study the foundations of the Kamian Mohyla Reserve.</text:p>
      <text:p text:style-name="P4">
<text:span text:style-name="T4">
 Read also: </text:span>
 <text:a xlink:type="simple" xlink:href="https://www.ukrinform.ua/rubric-culture/3712957-rosiani-rozgrabuvali-muzejzapovidnik-hersones-tavrijskij.html" text:style-name="Internet_20_link" text:visited-style-name="Visited_20_Internet_20_Link">
- ""</text:a>
The CNS warns that similar processes occur with the Berdyansk art museum, from which Russian invaders have already begun to export the most valuable.</text:p>
      <text:p text:style-name="P4">
State Historical and Archaeological Museum-Reserve Kamian Tomb-a prominent memory of ancient culture in Ukraine near Melitopol(The village of patience)Uzaposhi region. It is included in "7 miracles" of Ukraine.</text:p>
      <text:p text:style-name="P4">
As reported by Ukrinform, from the Kherson museums Russian aggressors <text:a xlink:type="simple" xlink:href="https://www.ukrinform.ua/rubric-culture/3612831-rosiani-vivezli-z-hersonskih-muzeiv-majze-15-tisac-kartin.html" text:style-name="Internet_20_link" text:visited-style-name="Visited_20_Internet_20_Link">
more valuable exhibits</text:a>
.</text:p>
      <text:p text:style-name="P4">
_ PHOTO: Shutterstock _</text:p>
      <text:p text:style-name="P4">
News Source: <text:a xlink:type="simple" xlink:href="https://www.ukrinform.ua/rubric-crimea/3714821-okupanti-vivezli-v-krim-eksponati-iz-zapovidnika-kamana-mogila.html" text:style-name="Internet_20_link" text:visited-style-name="Visited_20_Internet_20_Link">
https://www.ukrinform.ua/rubric-crimea/3714821-okupanti-vivezli-v-krim-eksponati-iz-zapovidnika-kamana-mogila.html</text:a>
</text:p>
      <!--NEWS-->
      <text:h text:style-name="P10" text:outline-level="1">
<text:span text:style-name="T4">
Bindl and Yastremskaya got rivals in the main grid "Rolan Harros"</text:span>
</text:h>
      <text:p text:style-name="P4">
Authors: Ukrinform (Person)</text:p>
      <text:p text:style-name="P4">
Publisher: Укринформ (Organization)</text:p>
      <text:p text:style-name="P4">
Published Time: 2023-05-27T09:39:00+03:00</text:p>
      <text:p text:style-name="P4">
Modified Time: 2023-05-27T09:39:00+03:00</text:p>
      <text:p text:style-name="P4">
Description: Ukrainian tennis players Kateryna Bindl and Diana Yastremskaya received the first rivals in the "basis" of the Grand Slam tournament "Rolan Harros" with a prize fund € 19,804,000. - Ukrinform.</text:p>
      <text:p text:style-name="P4">
Images: ['<text:a xlink:type="simple" xlink:href="https://static.ukrinform.com/photos/2023_05/thumb_files/630_360_1685169392-153.jpg" text:style-name="Internet_20_link" text:visited-style-name="Visited_20_Internet_20_Link">
630_360_16851...</text:a>
']</text:p>
      <text:p text:style-name="P4">
Tags: ['Франція', 'Теніс', 'Жінки', 'Даяна Ястремська']</text:p>
      <text:p text:style-name="P4">
Type: Article</text:p>
      <!--METADATA-->
      <text:p text:style-name="P4">
<draw:frame draw:style-name="fr1" draw:name="Image63" text:anchor-type="as-char" svg:width="6.9236in" svg:height="3.956343in" draw:z-index="0">
<draw:image xlink:href="../Images/yкринформ/2023-05-27T09-39-00-03-00/630_360_1685169392-153.jpg" xlink:type="simple" xlink:show="embed" xlink:actuate="onLoad" draw:mime-type="image/jpeg"/>
</draw:frame>
Kitterina Bindl and Diana Yastremskaya received the first rivals at the Grand Slam "Rolan Harros" with a prize fund € 19,804,000.</text:p>
      <text:p text:style-name="P4">
The competition will last in Paris from May 28 to June 11, Ukrinform reports.</text:p>
      <text:p text:style-name="P4">
Bindl(№80 WTA)The starting match on Rolan Garros will hold Olga Danilovich from Serbia.(104).</text:p>
      <text:p text:style-name="P4">
<text:span text:style-name="T4">
Читайте також:</text:span>
 <text:a xlink:type="simple" xlink:href="https://www.ukrinform.ua/rubric-sports/3714183-ukrainka-astremska-peremogla-minnen-i-zigrae-v-osnovnij-castini-rolan-garros.html" text:style-name="Internet_20_link" text:visited-style-name="Visited_20_Internet_20_Link">
 Українка Ястремська перемогла Міннен і зіграє в основнійчастині </text:a>
Yastremskaya(144), which won three victories in the qualifying grid, in the first conflict with 22th sown Donna Vokich(22). Даяна виграла у трьох ізчотирьох матчів проти хорватки, проте поступилася в їхній попередній зустрічіминулого року на турнірі в Істборні (United Kingdom).</text:p>
      <text:p text:style-name="P4">
На фото: Катерина Байндль/btu.org.</text:p>
      <text:p text:style-name="P4">
News Source: <text:a xlink:type="simple" xlink:href="https://www.ukrinform.ua/rubric-sports/3714819-bajndl-i-astremska-otrimali-supernic-v-osnovnij-sitci-rolan-garros.html" text:style-name="Internet_20_link" text:visited-style-name="Visited_20_Internet_20_Link">
https://www.ukrinform.ua/rubric-sports/3714819-bajndl-i-astremska-otrimali-supernic-v-osnovnij-sitci-rolan-garros.html</text:a>
</text:p>
      <!--NEWS-->
      <text:h text:style-name="P10" text:outline-level="1">
<text:span text:style-name="T4">
In South Africa, a trial of a suspected genocide in Rwanda began</text:span>
</text:h>
      <text:p text:style-name="P4">
Authors: Ukrinform (Person)</text:p>
      <text:p text:style-name="P4">
Publisher: Укринформ (Organization)</text:p>
      <text:p text:style-name="P4">
Published Time: 2023-05-27T09:49:00+03:00</text:p>
      <text:p text:style-name="P4">
Modified Time: 2023-05-27T09:49:00+03:00</text:p>
      <text:p text:style-name="P4">
Description: One of the most wanted suspects in the 1994 genocide in Rwanda, who was accused of ordering the murder of 2,000 people hiding in the church, denied his involvement in the crime. - Ukrinform.</text:p>
      <text:p text:style-name="P4">
Images: ['<text:a xlink:type="simple" xlink:href="https://static.ukrinform.com/photos/2023_05/thumb_files/630_360_1685028036-733.png" text:style-name="Internet_20_link" text:visited-style-name="Visited_20_Internet_20_Link">
630_360_16850...</text:a>
']</text:p>
      <text:p text:style-name="P4">
Tags: ['Геноцид', 'Підозра', 'Суд', 'Руанда']</text:p>
      <text:p text:style-name="P4">
Type: Article</text:p>
      <!--METADATA-->
      <text:p text:style-name="P4">
<draw:frame draw:style-name="fr1" draw:name="Image64" text:anchor-type="as-char" svg:width="6.9236in" svg:height="3.956343in" draw:z-index="0">
<draw:image xlink:href="../Images/yкринформ/2023-05-27T09-49-00-03-00/630_360_1685028036-733.png" xlink:type="simple" xlink:show="embed" xlink:actuate="onLoad" draw:mime-type="image/png"/>
</draw:frame>
One at the most searching suspects in the 1994 genocide in Rwanda, who is being accused of ordering the murder of 2,000 people who were hiding in the church, denied their involvement in the crime.</text:p>
      <text:p text:style-name="P4">
According to Ukrinform, it reports <text:a xlink:type="simple" xlink:href="https://www.reuters.com/world/africa/rwandan-genocide-accused-fulgence-kayishema-appears-south-african-court-2023-05-26/" text:style-name="Internet_20_link" text:visited-style-name="Visited_20_Internet_20_Link">
Reuters.</text:a>
Fulgens Kaishem, who has been hiding for two decades, was arrested on Wednesday under a foreign name on a grape farm in South Africa, where, according to the prosecutor, it was issued by other refugees.</text:p>
      <text:p text:style-name="P4">
During the first hearing on the journalist's question, does he have something to tell the grievance, a 62-year-old suspect, holding the Bible and the book with the inscription "Jesus above all", in the Magistrate Court of Cape Town replied: "What can I say? We're sorry to hear about that what happened. At that time there was a war ... I had nothing to do with it. "</text:p>
      <text:p text:style-name="P4">
<text:span text:style-name="T4">
 Read also: </text:span>
 <text:a xlink:type="simple" xlink:href="https://www.ukrinform.ua/rubric-polytics/3714433-ukraina-vidkrie-posolstvo-v-ruandi.html" text:style-name="Internet_20_link" text:visited-style-name="Visited_20_Internet_20_Link">
Ukraine will open the Embassy in Rwanda</text:a>
Former police officer Fulgens Kayishim has been hiding since 2001, the people's people's criminal tribunal on <text:a xlink:type="simple" xlink:href="https://www.ukrinform.ua/tag-ruanda" text:style-name="Internet_20_link" text:visited-style-name="Visited_20_Internet_20_Link">
Rwanda</text:a>
 (MKCR)He was charged with genocide for the involvement of Niange's Catholic Church in the prefecture of Kibue.</text:p>
      <text:p text:style-name="P4">
As reported by Ukrinform, <text:a xlink:type="simple" xlink:href="https://www.ukrinform.ua/rubric-world/3714147-u-pivdennij-africi-zatrimali-pidozruvanogo-u-genocidi-v-ruandi.html" text:style-name="Internet_20_link" text:visited-style-name="Visited_20_Internet_20_Link">
in South Africa arrested the Randeian</text:a>
On whose order, about 2000 were killed, who were looking for asylum in the church during the 1994 genocide.</text:p>
      <text:p text:style-name="P4">
<text:span text:style-name="T5">
Foto: Getty Images</text:span>
</text:p>
      <text:p text:style-name="P4">
News Source: <text:a xlink:type="simple" xlink:href="https://www.ukrinform.ua/rubric-world/3714825-u-pivdennij-africi-rozpocavsa-sud-nad-pidozruvanim-u-genocidi-v-ruandi.html" text:style-name="Internet_20_link" text:visited-style-name="Visited_20_Internet_20_Link">
https://www.ukrinform.ua/rubric-world/3714825-u-pivdennij-africi-rozpocavsa-sud-nad-pidozruvanim-u-genocidi-v-ruandi.html</text:a>
</text:p>
      <!--NEWS-->
      <text:h text:style-name="P10" text:outline-level="1">
<text:span text:style-name="T4">
Ukrainian Yulia Chumachenko won competitions in height in Cyprus</text:span>
</text:h>
      <text:p text:style-name="P4">
Authors: Ukrinform (Person)</text:p>
      <text:p text:style-name="P4">
Publisher: Укринформ (Organization)</text:p>
      <text:p text:style-name="P4">
Published Time: 2023-05-27T09:54:00+03:00</text:p>
      <text:p text:style-name="P4">
Modified Time: 2023-05-27T09:54:00+03:00</text:p>
      <text:p text:style-name="P4">
Description: The Ukrainian jump in the height of Yulia Chumachenko won the Cyprus International Athletic Meeting competition. - Ukrinform.</text:p>
      <text:p text:style-name="P4">
Images: ['<text:a xlink:type="simple" xlink:href="https://static.ukrinform.com/photos/2023_05/thumb_files/630_360_1685170044-504.jpg" text:style-name="Internet_20_link" text:visited-style-name="Visited_20_Internet_20_Link">
630_360_16851...</text:a>
']</text:p>
      <text:p text:style-name="P4">
Tags: ['Кіпр', 'Легка атлетика', 'Спорт', 'Збірна України', 'Жінки']</text:p>
      <text:p text:style-name="P4">
Type: Article</text:p>
      <!--METADATA-->
      <text:p text:style-name="P4">
<draw:frame draw:style-name="fr1" draw:name="Image65" text:anchor-type="as-char" svg:width="6.9236in" svg:height="3.956343in" draw:z-index="0">
<draw:image xlink:href="../Images/yкринформ/2023-05-27T09-54-00-03-00/630_360_1685170044-504.jpg" xlink:type="simple" xlink:show="embed" xlink:actuate="onLoad" draw:mime-type="image/jpeg"/>
</draw:frame>
Yulia Chumachenko, Ukrainian Caste, has won the Cyprusinternational Athletic Meeting competition.</text:p>
      <text:p text:style-name="P4">
Tournament under the Program of the World Athletics Continental Tour category Bronze <text:a xlink:type="simple" xlink:href="http://https://www.facebook.com/olympicua" text:style-name="Internet_20_link" text:visited-style-name="Visited_20_Internet_20_Link">
passed</text:a>
In the city of Limassol(Cyprus), reports Ukrinform.</text:p>
      <text:p text:style-name="P4">
Our athlete only overcame the height of 1.84 m, ahead of the seven -sperm, four of which stopped at 1.80.</text:p>
      <text:p text:style-name="P4">
<text:span text:style-name="T4">
 Read also: </text:span>
 <text:a xlink:type="simple" xlink:href="https://www.ukrinform.ua/rubric-sports/3708797-magucih-zdobula-zoloto-z-rekordom-sezonu-na-turniri-v-kenii.html" text:style-name="Internet_20_link" text:visited-style-name="Visited_20_Internet_20_Link">
I won gold with the season's record at Kenya tournament</text:a>
The silver medalist was the mistress of the tournament Tatiana Husin, bronze - Fedraofete from Hungary.</text:p>
      <text:p text:style-name="P4">
Photo: uaf.org.ua.</text:p>
      <text:p text:style-name="P4">
News Source: <text:a xlink:type="simple" xlink:href="https://www.ukrinform.ua/rubric-sports/3714829-ukrainka-ulia-cumacenko-vigrala-zmaganna-zi-stribkiv-u-visotu-na-kipri.html" text:style-name="Internet_20_link" text:visited-style-name="Visited_20_Internet_20_Link">
https://www.ukrinform.ua/rubric-sports/3714829-ukrainka-ulia-cumacenko-vigrala-zmaganna-zi-stribkiv-u-visotu-na-kipri.html</text:a>
</text:p>
      <!--NEWS-->
      <text:h text:style-name="P10" text:outline-level="1">
<text:span text:style-name="T4">
Missile strike reported near port in Berdiansk in occupied part of Zaporizhzhia region</text:span>
</text:h>
      <text:p text:style-name="P4">
Authors: liveuamap (Language: en)</text:p>
      <text:p text:style-name="P4">
Time: 2023-05-27T09:54:00</text:p>
      <text:p text:style-name="P4">
Location: Berdians'k,Zaporiz'ka oblast (Latitude:46.75456 Longtitude:36.77776)</text:p>
      <text:p text:style-name="P4">
Videos: []</text:p>
      <text:p text:style-name="P4">
Images: []</text:p>
      <text:p text:style-name="P4">
Tags: ["Europe", "Central and Eastern Europe"]</text:p>
      <text:p text:style-name="P4">
Id: 22565744</text:p>
      <!--METADATA-->
      <text:p text:style-name="P4">
Missile strike reported near port in Berdiansk in occupied part ofZaporizhzhia region</text:p>
      <text:p text:style-name="P4">
News Collection Link: <text:a xlink:type="simple" xlink:href="https://liveuamap.com/en/2023/27-may-missile-strike-reported-near-port-in-berdiansk-in" text:style-name="Internet_20_link" text:visited-style-name="Visited_20_Internet_20_Link">
https://liveuamap.com/en/2023/27-may-missile-strike-reported-near-port-in-berdiansk-in</text:a>
</text:p>
      <text:p text:style-name="P4">
News Source: <text:a xlink:type="simple" xlink:href="https://t.me/mash_donbass/4000" text:style-name="Internet_20_link" text:visited-style-name="Visited_20_Internet_20_Link">
https://t.me/mash_donbass/4000</text:a>
</text:p>
      <!--NEWS-->
      <text:h text:style-name="P10" text:outline-level="1">
<text:span text:style-name="T4">
The Russian troops were fired at Bigorivka, Nevskoye, Dibrova and Stelmachivka during the day</text:span>
</text:h>
      <text:p text:style-name="P4">
Authors: Ukrinform (Person)</text:p>
      <text:p text:style-name="P4">
Publisher: Укринформ (Organization)</text:p>
      <text:p text:style-name="P4">
Published Time: 2023-05-27T09:54:17+03:00</text:p>
      <text:p text:style-name="P4">
Modified Time: 2023-05-27T09:54:17+03:00</text:p>
      <text:p text:style-name="P4">
Description: The Russian army of last day, on May 26, carried out shelling of Bigorivka, Nevsky, Dibrovy and Stelmachivka of the Luhansk region. - Ukrinform.</text:p>
      <text:p text:style-name="P4">
Images: ['<text:a xlink:type="simple" xlink:href="https://static.ukrinform.com/photos/2022_05/thumb_files/630_360_1652041267-925.jpg" text:style-name="Internet_20_link" text:visited-style-name="Visited_20_Internet_20_Link">
630_360_16520...</text:a>
']</text:p>
      <text:p text:style-name="P4">
Tags: ['Луганщина', 'Обстріл', 'Війна з Росією']</text:p>
      <text:p text:style-name="P4">
Type: Article</text:p>
      <!--METADATA-->
      <text:p text:style-name="P4">
<draw:frame draw:style-name="fr1" draw:name="Image66" text:anchor-type="as-char" svg:width="6.9236in" svg:height="3.956343in" draw:z-index="0">
<draw:image xlink:href="../Images/yкринформ/2023-05-27T09-54-17-03-00/630_360_1652041267-925.jpg" xlink:type="simple" xlink:show="embed" xlink:actuate="onLoad" draw:mime-type="image/jpeg"/>
</draw:frame>
The Russian army last day, on May 26, carried out shelling of Bigorivka, Nevsky, Dibrovy and Stelmachivka of Luhansk region.</text:p>
      <text:p text:style-name="P4">
According to Ukrinform, the Lugansk Regional Military Administration reports on <text:a xlink:type="simple" xlink:href="https://www.facebook.com/odalug/posts/pfbid032zGEDDxgowNfcMVRWJXpDNu7sjF7qKBskQ2Q69ahRpBo7FPaoTY45YFBeXayrrTkl" text:style-name="Internet_20_link" text:visited-style-name="Visited_20_Internet_20_Link">
Facebook</text:a>
.</text:p>
      <text:p text:style-name="P4">
За словами начальника ОВА Артема Лисогора, перебувати в селах на лінії фронтувкрай небезпечно. “Хоча <text:a xlink:type="simple" xlink:href="https://www.ukrinform.ua/tag-evakuacia" text:style-name="Internet_20_link" text:visited-style-name="Visited_20_Internet_20_Link">
 виїжджати </text:a>
They agree only a few people a week. Those who failed to insure themselves have brought bread, some building materials and a stock of products, ”he said.</text:p>
      <text:p text:style-name="P4">
<text:span text:style-name="T4">
 Read also: </text:span>
 [National Guards showed how they defend the Belogovka -Fragrant(https://www.ukrinform.ua/rubric-ato/3713692-nacgvardijci-pokazali-ak-oboronaut-bilogorivku-forpost-lugansini.html)“Bigorivka is under constant pressure of the Russians - to move the enemy fail. The village also withstood the Air Force and a massive shelling, ” - said Lisogore.</text:p>
      <text:p text:style-name="P4">
As reported by Ukrinform, Russian invaders on the temporarily captured Luhansk region increase the number of checkpoints and <text:a xlink:type="simple" xlink:href="https://www.ukrinform.ua/rubric-regions/3713829-zagarbniki-zbilsuut-kilkist-blokpostiv-ta-minuut-okolici-mist-na-lugansini.html" text:style-name="Internet_20_link" text:visited-style-name="Visited_20_Internet_20_Link">
replace the cities of cities</text:a>
 .</text:p>
      <text:p text:style-name="P4">
News Source: <text:a xlink:type="simple" xlink:href="https://www.ukrinform.ua/rubric-regions/3714828-vijska-rf-protagom-dobi-obstriluvali-bilogorivku-nevske-dibrovu-i-stelmahivku.html" text:style-name="Internet_20_link" text:visited-style-name="Visited_20_Internet_20_Link">
https://www.ukrinform.ua/rubric-regions/3714828-vijska-rf-protagom-dobi-obstriluvali-bilogorivku-nevske-dibrovu-i-stelmahivku.html</text:a>
</text:p>
      <!--NEWS-->
      <text:h text:style-name="P10" text:outline-level="1">
<text:span text:style-name="T4">
Wagnerivtsi began to move out of some positions in Bakhmut - British intelligence</text:span>
</text:h>
      <text:p text:style-name="P4">
Authors: Ukrinform (Person)</text:p>
      <text:p text:style-name="P4">
Publisher: Укринформ (Organization)</text:p>
      <text:p text:style-name="P4">
Published Time: 2023-05-27T09:57:00+03:00</text:p>
      <text:p text:style-name="P4">
Modified Time: 2023-05-27T09:57:00+03:00</text:p>
      <text:p text:style-name="P4">
Description: The forces of the Wagner group probably began to depart from some of their positions around Bakhmut. - Ukrinform.</text:p>
      <text:p text:style-name="P4">
Images: ['<text:a xlink:type="simple" xlink:href="https://static.ukrinform.com/photos/2022_11/thumb_files/630_360_1667373640-270.jpg" text:style-name="Internet_20_link" text:visited-style-name="Visited_20_Internet_20_Link">
630_360_16673...</text:a>
']</text:p>
      <text:p text:style-name="P4">
Tags: ['Бахмут', 'Британія', 'Розвідка', 'ПВК "Вагнера"', 'Війна з Росією']</text:p>
      <text:p text:style-name="P4">
Type: Article</text:p>
      <!--METADATA-->
      <text:p text:style-name="P4">
<draw:frame draw:style-name="fr1" draw:name="Image67" text:anchor-type="as-char" svg:width="6.9236in" svg:height="3.956343in" draw:z-index="0">
<draw:image xlink:href="../Images/yкринформ/2023-05-27T09-57-00-03-00/630_360_1667373640-270.jpg" xlink:type="simple" xlink:show="embed" xlink:actuate="onLoad" draw:mime-type="image/jpeg"/>
</draw:frame>
The forces of the Wagner group probably began to depart from some of their positions around Mr.bakhmut.</text:p>
      <text:p text:style-name="P4">
About it in <text:a xlink:type="simple" xlink:href="https://twitter.com/DefenceHQ/status/1662337489334419458" text:style-name="Internet_20_link" text:visited-style-name="Visited_20_Internet_20_Link">
tweet</text:a>
The British Ministry of Defense reports with reference to intelligence, Ukrinform reports.</text:p>
      <text:p text:style-name="P4">
The owner of Wagner PEC Yevhen Prigogin said on May 25 that the withdrawal of his forces of Izbakhmut began and that the transfer of positions to the Ministry of Defense(We)The Russian will be extended until June 1, 2023.</text:p>
      <text:p text:style-name="P4">
The Deputy Minister of Defense of Ukraine also confirmed the rotation of the Wagner forces of Volkovka <text:a xlink:type="simple" xlink:href="https://www.ukrinform.ua/tag-bahmut" text:style-name="Internet_20_link" text:visited-style-name="Visited_20_Internet_20_Link">
Bakhmut. </text:a>
It is noted that as of May 24, the forces of the so -called "Donetsk People's Republic"(DPR)entered the city to start cleaning operations.</text:p>
      <text:p text:style-name="P4">
"Over the past weeks, elements of the 31st Airborne Air Force Brigade(Airborne Forces)Russia has probably moved from the Svatove -Craminene area to strengthen the fleckers of Bakhmut, " - said in intelligence.</text:p>
      <text:p text:style-name="P4">
As of May 16, Ukrainian troops occupied 20 square kilometers of Naflan Bakhmut. Experts predict that the rotation of the forces of Wagner will continue the controlled stages to prevent collapse surrounded by Bakhmut.</text:p>
      <text:p text:style-name="P4">
<text:span text:style-name="T4">
 Read also: </text:span>
 <text:a xlink:type="simple" xlink:href="https://www.ukrinform.ua/rubric-ato/3714589-na-bahmutskomu-napramku-bijci-otrimali-novi-zrazki-ozbroenna-ta-tehnicnu-dopomogu.html" text:style-name="Internet_20_link" text:visited-style-name="Visited_20_Internet_20_Link">
in the direction of fighters received new weapons and technical assistance</text:a>
"Despite the prolonged hostility of Prigogine with the Ministry of Defense of Russia, Wagner forces will probably be used for further offensive operations of Nadonbas after recovery of forces," - summed up in British intelligence.</text:p>
      <text:p text:style-name="P4">
As reported by Ukrinform, the commander -in -chief of the Armed Forces of Ukraine <text:a xlink:type="simple" xlink:href="https://www.ukrinform.ua/rubric-ato/3714795-zaluznij-zaaviv-so-prijsov-cas-povertati-svoe.html" text:style-name="Internet_20_link" text:visited-style-name="Visited_20_Internet_20_Link">
Valeriusluzhny states that it is time to return its.</text:a>
Photo: Getty images</text:p>
      <text:p text:style-name="P4">
News Source: <text:a xlink:type="simple" xlink:href="https://www.ukrinform.ua/rubric-ato/3714831-vagnerivci-pocali-vidhoditi-z-deakih-pozicij-u-bahmuti-britanska-rozvidka.html" text:style-name="Internet_20_link" text:visited-style-name="Visited_20_Internet_20_Link">
https://www.ukrinform.ua/rubric-ato/3714831-vagnerivci-pocali-vidhoditi-z-deakih-pozicij-u-bahmuti-britanska-rozvidka.html</text:a>
</text:p>
      <!--NEWS-->
      <text:h text:style-name="P10" text:outline-level="1">
<text:span text:style-name="T4">
Ukraine has entered the unification of the European Union Govtech4all - Fedorov</text:span>
</text:h>
      <text:p text:style-name="P4">
Authors: Ukrinform (Person)</text:p>
      <text:p text:style-name="P4">
Publisher: Укринформ (Organization)</text:p>
      <text:p text:style-name="P4">
Published Time: 2023-05-27T10:09:00+03:00</text:p>
      <text:p text:style-name="P4">
Modified Time: 2023-05-27T10:09:00+03:00</text:p>
      <text:p text:style-name="P4">
Description: Ukraine has joined the GOVTech4 LABTECH4 LEAV. - Ukrinform.</text:p>
      <text:p text:style-name="P4">
Images: ['<text:a xlink:type="simple" xlink:href="https://static.ukrinform.com/photos/2023_04/thumb_files/630_360_1682495491-455.jpg" text:style-name="Internet_20_link" text:visited-style-name="Visited_20_Internet_20_Link">
630_360_16824...</text:a>
']</text:p>
      <text:p text:style-name="P4">
Tags: ['Євросоюз', 'Технології', 'Україна', 'Цифровізація']</text:p>
      <text:p text:style-name="P4">
Type: Article</text:p>
      <!--METADATA-->
      <text:p text:style-name="P4">
<draw:frame draw:style-name="fr1" draw:name="Image68" text:anchor-type="as-char" svg:width="6.9236in" svg:height="3.956343in" draw:z-index="0">
<draw:image xlink:href="../Images/yкринформ/2023-05-27T10-09-00-03-00/630_360_1682495491-455.jpg" xlink:type="simple" xlink:show="embed" xlink:actuate="onLoad" draw:mime-type="image/jpeg"/>
</draw:frame>
Ukraine has gone to the Govtech4all Govtech Union.</text:p>
      <text:p text:style-name="P4">
According to Ukrinform, about it in <text:a xlink:type="simple" xlink:href="https://t.me/zedigital/3175" text:style-name="Internet_20_link" text:visited-style-name="Visited_20_Internet_20_Link">
telegram</text:a>
Viceremier-Minister of Ukraine Mykhailo Fedorov reported.</text:p>
      <text:p text:style-name="P4">
According to him, one of the goals of Govtech4all is to increase the efficiency of state processes through <text:a xlink:type="simple" xlink:href="https://www.ukrinform.ua/tag-cifrovizacia" text:style-name="Internet_20_link" text:visited-style-name="Visited_20_Internet_20_Link">
digitalization. </text:a>
"That is, we have a common purpose - to create more digital products so that citizens receive convenient and human state services without queues and bureaucracy. First stage, three pilot projects will be developed, which plan to sell the 2023-2025 processes. They are provided with 6 million euros."</text:p>
      <text:p text:style-name="P4">
As the Viceremier emphasized, "the incubator of Govtech products was launched during the diagital transformation Summit in Brussels, where I told about Ukrainian-digit experience. As in three years we have completely changed the philosophy of state services. and achieve top results. "</text:p>
      <text:p text:style-name="P4">
14 countries and 21 partner organizations joined Govtech4all. Among them are the digital transformation ministry and the Ukrainian startup fund. Takiraine is the first country not a member of the EU to become part of Govtech4all.</text:p>
      <text:p text:style-name="P4">
<text:span text:style-name="T4">
 Read also: </text:span>
 <text:a xlink:type="simple" xlink:href="https://www.ukrinform.ua/rubric-economy/3708212-cifrovizacia-sferi-socposlug-zekonomit-derzavi-milardi-griven-fedorov.html" text:style-name="Internet_20_link" text:visited-style-name="Visited_20_Internet_20_Link">
Score of social services will save billions of hryvnias - Feders</text:a>
Fedorov thanked the president and co -founder of Lisbon Council Paul Hoffheinzuza Invitation and faith in digital Ukraine.</text:p>
      <text:p text:style-name="P4">
As reported by Ukrinform, in Brussels during a meeting of NATO -Ukraine on cooperation in the field of science and environmental protection, Viceremier -Minister of Ukraine Mikhail Fedorov and NATO Secretary General for the latest safety challenges David vile launched <text:a xlink:type="simple" xlink:href="https://www.ukrinform.ua/rubric-technology/3714605-nato-i-ukraina-poglibluvatimut-partnerstvo-v-tehnologiah-ta-nauci.html" text:style-name="Internet_20_link" text:visited-style-name="Visited_20_Internet_20_Link">
bilateral dialogue with high -level. . </text:a>
</text:p>
      <text:p text:style-name="P4">
News Source: <text:a xlink:type="simple" xlink:href="https://www.ukrinform.ua/rubric-technology/3714836-ukraina-uvijsla-do-obednanna-evrosouzu-govtech4all-fedorov.html" text:style-name="Internet_20_link" text:visited-style-name="Visited_20_Internet_20_Link">
https://www.ukrinform.ua/rubric-technology/3714836-ukraina-uvijsla-do-obednanna-evrosouzu-govtech4all-fedorov.html</text:a>
</text:p>
      <!--NEWS-->
      <text:h text:style-name="P10" text:outline-level="1">
<text:span text:style-name="T4">
Explosions in Mariupol near railway station</text:span>
</text:h>
      <text:p text:style-name="P4">
Authors: liveuamap (Language: en)</text:p>
      <text:p text:style-name="P4">
Time: 2023-05-27T10:12:00</text:p>
      <text:p text:style-name="P4">
Location: Mariupol', Donetsk Oblast (Latitude:47.0839 Longtitude:37.55548)</text:p>
      <text:p text:style-name="P4">
Videos: []</text:p>
      <text:p text:style-name="P4">
Images: ["<text:a xlink:type="simple" xlink:href="https://liveuamap.com/pics/2023/05/27/22565742_0.jpg" text:style-name="Internet_20_link" text:visited-style-name="Visited_20_Internet_20_Link">
22565742_0.jpg</text:a>
"]</text:p>
      <text:p text:style-name="P4">
Tags: []</text:p>
      <text:p text:style-name="P4">
Id: 22565742</text:p>
      <!--METADATA-->
      <text:p text:style-name="P4">
Explosions in Mariupol near railway station</text:p>
      <text:p text:style-name="P4">
<draw:frame draw:style-name="fr1" draw:name="Image69" text:anchor-type="as-char" svg:width="6.9236in" svg:height="5.1927in" draw:z-index="0">
<draw:image xlink:href="../Images/liveuamap/2023-05-27T10-12-00/22565742_0.jpg" xlink:type="simple" xlink:show="embed" xlink:actuate="onLoad" draw:mime-type="image/jpeg"/>
</draw:frame>
News Collection Link: <text:a xlink:type="simple" xlink:href="https://liveuamap.com/en/2023/27-may-explosions-in-mariupol-near-railway-station-" text:style-name="Internet_20_link" text:visited-style-name="Visited_20_Internet_20_Link">
https://liveuamap.com/en/2023/27-may-explosions-in-mariupol-near-railway-station-</text:a>
</text:p>
      <text:p text:style-name="P4">
News Source: <text:a xlink:type="simple" xlink:href="https://t.me/mariupolnow/29761" text:style-name="Internet_20_link" text:visited-style-name="Visited_20_Internet_20_Link">
https://t.me/mariupolnow/29761</text:a>
</text:p>
      <!--NEWS-->
      <text:h text:style-name="P10" text:outline-level="1">
<text:span text:style-name="T4">
You keep your front: Zelensky congratulated the employees of publishers, printing and book distribution</text:span>
</text:h>
      <text:p text:style-name="P4">
Authors: Ukrinform (Person)</text:p>
      <text:p text:style-name="P4">
Publisher: Укринформ (Organization)</text:p>
      <text:p text:style-name="P4">
Published Time: 2023-05-27T10:15:00+03:00</text:p>
      <text:p text:style-name="P4">
Modified Time: 2023-05-27T10:15:00+03:00</text:p>
      <text:p text:style-name="P4">
Description: President Volodymyr Zelenskyy congratulated on the professional holiday of publishing, printing and book distribution workers. - Ukrinform.</text:p>
      <text:p text:style-name="P4">
Images: ['<text:a xlink:type="simple" xlink:href="https://static.ukrinform.com/photos/2023_05/thumb_files/630_360_1685119271-129.jpeg" text:style-name="Internet_20_link" text:visited-style-name="Visited_20_Internet_20_Link">
630_360_16851...</text:a>
']</text:p>
      <text:p text:style-name="P4">
Tags: ['Книги', 'Свято', 'Видавництво', 'Зеленський']</text:p>
      <text:p text:style-name="P4">
Type: Article</text:p>
      <!--METADATA-->
      <text:p text:style-name="P4">
<draw:frame draw:style-name="fr1" draw:name="Image70" text:anchor-type="as-char" svg:width="6.9236in" svg:height="3.956343in" draw:z-index="0">
<draw:image xlink:href="../Images/yкринформ/2023-05-27T10-15-00-03-00/630_360_1685119271-129.jpeg" xlink:type="simple" xlink:show="embed" xlink:actuate="onLoad" draw:mime-type="image/jpeg"/>
</draw:frame>
The Presidential Divine Zelensky congratulated on the professional holiday of publishing, printing and book distribution workers.</text:p>
      <text:p text:style-name="P4">
The greeting text was published on <text:a xlink:type="simple" xlink:href="https://www.president.gov.ua/news/vitannya-prezidenta-ukrayini-z-nagodi-dnya-pracivnikiv-vidav-83177" text:style-name="Internet_20_link" text:visited-style-name="Visited_20_Internet_20_Link">
the head of state</text:a>
, reports Ukrinform.</text:p>
      <text:p text:style-name="P4">
"Today, when the occupiers are destroying Ukrainian culture, they are destroying printing houses, you are unbroken with your publishing front, creating a Ukrainian book and spreading the Ukrainian word," the president emphasized.</text:p>
      <text:p text:style-name="P4">
He noted that the war scattered Ukrainians around the world, deprived children of children the opportunity to learn and develop in their native linguistic such a cultural environment. But through <text:a xlink:type="simple" xlink:href="https://www.ukrinform.ua/tag-kniga" text:style-name="Internet_20_link" text:visited-style-name="Visited_20_Internet_20_Link">
the book</text:a>
They keep in touch with their home and homeland.</text:p>
      <text:p text:style-name="P4">
The Head of State thanked everyone who provides artistic and teaching literature of forced displaced persons.</text:p>
      <text:p text:style-name="P4">
"Thanks to your joint efforts in different parts of the world, the projections" Ukrainian children - Ukrainian book "," Ukrainian book shelf "," books without borders "are successfully implemented," he said.</text:p>
      <text:p text:style-name="P4">
The President thanked the publishing industry to Ukraine who represents Ukraine in international book fairs and sites, demonstrate world values and aspirations.</text:p>
      <text:p text:style-name="P4">
"I appreciate anyone who passes books to our fearless warriors to the front or a nust," Zelensky added.</text:p>
      <text:p text:style-name="P4">
He wished the employees of the publishing industry and book distribution of strong work, great inspiration and realization of creative ideas.</text:p>
      <text:p text:style-name="P4">
<text:span text:style-name="T4">
 Read also: </text:span>
 <text:a xlink:type="simple" xlink:href="https://www.ukrinform.ua/rubric-culture/3700988-u-persi-misaci-z-pocatku-vtorgnenna-rf-39-ukrainciv-zovsim-ne-citali-knizok.html" text:style-name="Internet_20_link" text:visited-style-name="Visited_20_Internet_20_Link">
in the first months from the beginning of the invasion of the Russian Federation 39% of Ukrainians did not read books</text:a>
Minister of Culture and Information Policy Oleksandr Tkachenko in <text:a xlink:type="simple" xlink:href="https://t.me/otkachenkokyiv/3647" text:style-name="Internet_20_link" text:visited-style-name="Visited_20_Internet_20_Link">
telegram</text:a>
He also greeted all the publishers, printing and book distribution involved in the day workers.</text:p>
      <text:p text:style-name="P4">
"I congratulate all the book publishing, publishing houses, printing and book distribution," the minister said.</text:p>
      <text:p text:style-name="P4">
Tkachenko emphasized that there is now a challenge of replenishment of booksheets in Ukrainian literature not only in Ukraine but also in the world.</text:p>
      <text:p text:style-name="P4">
He stressed that the MKIP is constantly working on the involvement of international assistance with partners to buy Ukrainian books, put in translations and printing.The Day of Publishing Houses, Printing and Book Distribution is celebrated in Ukraine on the last Saturday of May.</text:p>
      <text:p text:style-name="P4">
_ Photo: Presidential Office _</text:p>
      <text:p text:style-name="P4">
News Source: <text:a xlink:type="simple" xlink:href="https://www.ukrinform.ua/rubric-society/3714837-trimaete-svij-front-zelenskij-privitav-pracivnikiv-vidavnictv-poligrafii-i-knigorozpovsudzenna.html" text:style-name="Internet_20_link" text:visited-style-name="Visited_20_Internet_20_Link">
https://www.ukrinform.ua/rubric-society/3714837-trimaete-svij-front-zelenskij-privitav-pracivnikiv-vidavnictv-poligrafii-i-knigorozpovsudzenna.html</text:a>
</text:p>
      <!--NEWS-->
      <text:h text:style-name="P10" text:outline-level="1">
<text:span text:style-name="T4">
Violent explosions and fire in Schebekyne</text:span>
</text:h>
      <text:p text:style-name="P4">
Authors: liveuamap (Language: en)</text:p>
      <text:p text:style-name="P4">
Time: 2023-05-27T10:24:00</text:p>
      <text:p text:style-name="P4">
Location: Belgorod (Latitude:50.40786 Longtitude:36.88934)</text:p>
      <text:p text:style-name="P4">
Videos: []</text:p>
      <text:p text:style-name="P4">
Images: ["<text:a xlink:type="simple" xlink:href="https://liveuamap.com/pics/2023/05/27/22565740_0.jpg" text:style-name="Internet_20_link" text:visited-style-name="Visited_20_Internet_20_Link">
22565740_0.jpg</text:a>
", "<text:a xlink:type="simple" xlink:href="https://liveuamap.com/pics/2023/05/27/22565740_1.jpg" text:style-name="Internet_20_link" text:visited-style-name="Visited_20_Internet_20_Link">
22565740_1.jpg</text:a>
"]</text:p>
      <text:p text:style-name="P4">
Tags: ["Russia"]</text:p>
      <text:p text:style-name="P4">
Id: 22565740</text:p>
      <!--METADATA-->
      <text:p text:style-name="P4">
Violent explosions and fire in Schebekyne</text:p>
      <text:p text:style-name="P4">
<draw:frame draw:style-name="fr1" draw:name="Image71" text:anchor-type="as-char" svg:width="6.9236in" svg:height="6.248549in" draw:z-index="0">
<draw:image xlink:href="../Images/liveuamap/2023-05-27T10-24-00/22565740_0.jpg" xlink:type="simple" xlink:show="embed" xlink:actuate="onLoad" draw:mime-type="image/jpeg"/>
</draw:frame>
<draw:frame draw:style-name="fr1" draw:name="Image72" text:anchor-type="as-char" svg:width="6.9236in" svg:height="9.231467in" draw:z-index="0">
<draw:image xlink:href="../Images/liveuamap/2023-05-27T10-24-00/22565740_1.jpg" xlink:type="simple" xlink:show="embed" xlink:actuate="onLoad" draw:mime-type="image/jpeg"/>
</draw:frame>
News Collection Link: <text:a xlink:type="simple" xlink:href="https://liveuamap.com/en/2023/27-may-violent-explosions-and-fire-in-schebekyne" text:style-name="Internet_20_link" text:visited-style-name="Visited_20_Internet_20_Link">
https://liveuamap.com/en/2023/27-may-violent-explosions-and-fire-in-schebekyne</text:a>
</text:p>
      <text:p text:style-name="P4">
News Source: <text:a xlink:type="simple" xlink:href="https://t.me/lachentyt/29769" text:style-name="Internet_20_link" text:visited-style-name="Visited_20_Internet_20_Link">
https://t.me/lachentyt/29769</text:a>
</text:p>
      <!--NEWS-->
      <text:h text:style-name="P10" text:outline-level="1">
<text:span text:style-name="T4">
The army of the Russian Federation fired at nine regions of Ukraine - erection of OVA</text:span>
</text:h>
      <text:p text:style-name="P4">
Authors: Ukrinform (Person)</text:p>
      <text:p text:style-name="P4">
Publisher: Укринформ (Organization)</text:p>
      <text:p text:style-name="P4">
Published Time: 2023-05-27T10:25:00+03:00</text:p>
      <text:p text:style-name="P4">
Modified Time: 2023-05-27T10:25:00+03:00</text:p>
      <text:p text:style-name="P4">
Description: The Russian army fired nine regions of Ukraine for a day, there are killed and injured people. - Ukrinform.</text:p>
      <text:p text:style-name="P4">
Images: ['<text:a xlink:type="simple" xlink:href="https://static.ukrinform.com/photos/2023_03/thumb_files/630_360_1679917010-662.jpg" text:style-name="Internet_20_link" text:visited-style-name="Visited_20_Internet_20_Link">
630_360_16799...</text:a>
']</text:p>
      <text:p text:style-name="P4">
Tags: ['Обстріл', 'Війна з Росією', 'Регіони']</text:p>
      <text:p text:style-name="P4">
Type: Article</text:p>
      <!--METADATA-->
      <text:p text:style-name="P4">
<draw:frame draw:style-name="fr1" draw:name="Image73" text:anchor-type="as-char" svg:width="6.9236in" svg:height="3.956343in" draw:z-index="0">
<draw:image xlink:href="../Images/yкринформ/2023-05-27T10-25-00-03-00/630_360_1679917010-662.jpg" xlink:type="simple" xlink:show="embed" xlink:actuate="onLoad" draw:mime-type="image/jpeg"/>
</draw:frame>
The Russian army for a day fired nine regions of Ukraine, and people have been killed.</text:p>
      <text:p text:style-name="P4">
According to Ukrinform, this is reported in the consolidated information of the regional military administrations about the situation in the regions of Ukraine as of 9:00 Saturday, 27th.</text:p>
      <text:p text:style-name="P4">
<text:span text:style-name="T4">
 In the Chernihiv region </text:span>
 a day, the enemy fired three times from the Minometiv Gorod-Siversky district. In one of the villages the building burned down, another was damaged. Without victims.</text:p>
      <text:p text:style-name="P4">
<text:span text:style-name="T4">
 In the Sumy region </text:span>
 Night and morning the Russian troops made 9 shelling. 34 explosions were recorded. The shelling was suffered by Novoslobidskaya, Velikopysarivska, Glukhiv, Shalyginsk, Miropil, Belopilsk, Krasnopil communities.</text:p>
      <text:p text:style-name="P4">
Three households were damaged in the Novoslobid community. Three private dwellings were damaged in the Glukhiv community. The Krasnopil community has been injured.</text:p>
      <text:p text:style-name="P4">
Yesterday during the day the Russians made 11 <text:a xlink:type="simple" xlink:href="https://www.ukrinform.ua/tag-obstril" text:style-name="Internet_20_link" text:visited-style-name="Visited_20_Internet_20_Link">
shelling</text:a>
Sumy region. 58 explosions were recorded. The fires were suffered by Sredi-Budsk, Novoslobidskaya, Velikopysarivska, Shaliginsk, Yunakovskaya, Miropil, Belopil communities. Civil infrastructure is recorded.</text:p>
      <text:p text:style-name="P4">
<text:span text:style-name="T4">
 Read also: </text:span>
 <text:a xlink:type="simple" xlink:href="https://www.ukrinform.ua/rubric-ato/3714762-vorog-za-dobu-11-raziv-obstrilav-sumsinu-poskodzeni-licej-ta-lep.html" text:style-name="Internet_20_link" text:visited-style-name="Visited_20_Internet_20_Link">
enemy a day fired 11 times, damaged lyceum thaps</text:a>
<text:span text:style-name="T4">
 In the Zaporozhye region </text:span>
 invaders fired at 16 settlements, struck 108 strokes: 96 shelling of Gulyaypol, Novodanylivka, Novoandriivka, Stepnogorsk, Kamyansky, etc., six blows from RSZV on Gulyaypilsky, Bloggir, Temirovka, Temirovka , Malinovtsi, red, rocket strokes in the villages of Christmas and Lyubitske.</text:p>
      <text:p text:style-name="P4">
Two women were injured in Gulyaypoli, and a 73-year-old woman was killed in Novodanilovka.</text:p>
      <text:p text:style-name="P4">
15 new destruction of civilian objects has been recorded.</text:p>
      <text:p text:style-name="P4">
<text:span text:style-name="T4">
 In the Dnipropetrovsk region </text:span>
 In the evening and in the morning, the enemy from the artillery beat the Obarganets community in the Nikopol district.</text:p>
      <text:p text:style-name="P4">
On Saturday in the Dnieper, the day of mourning for those who died as a result of yesterday's Russian Watch. Two people were killed. The fate of three people is still unknown. 32 people have realized, 13 of them were in hospital, five in serious condition.</text:p>
      <text:p text:style-name="P4">
<text:span text:style-name="T4">
 Read also: </text:span>
 <text:a xlink:type="simple" xlink:href="https://www.ukrinform.ua/rubric-regions/3714804-u-dnipri-zaversilis-posukovi-roboti-ta-rozbir-zavaliv-budivli-medzakladu.html" text:style-name="Internet_20_link" text:visited-style-name="Visited_20_Internet_20_Link">
In the Dnieper, search work and parsing the warming up of a medical facility have been completed</text:a>
</text:p>
      <text:p text:style-name="P4">
At night, the Russian troops struck a rocket strike in the village of Lipka, Kharkiv district. Praket, previously, C-300, hit the garden, damaged a private residential building. Without victims.</text:p>
      <text:p text:style-name="P4">
In the village of Basove, Bohodukhiv district, as a result of mortar shelling, private homes were damaged.</text:p>
      <text:p text:style-name="P4">
As a result of the shelling of Vilchi village of Chuguev district, four residential buildings and power lines were damaged.</text:p>
      <text:p text:style-name="P4">
Yesterday the Russians from the RSSW fired at the Vovchansk Chuguev district. Damaged private homeownership.</text:p>
      <text:p text:style-name="P4">
As a result of shelling of Kivsharivka town of Kupyansk district, a private house was damaged.</text:p>
      <text:p text:style-name="P4">
<text:span text:style-name="T4">
 In the Luhansk region </text:span>
 Bigorivka, Nevskoye, Dibrova and Stelmakhivkuzhian military fired during the last day.</text:p>
      <text:p text:style-name="P4">
In Bigorivka, the Russians carried out aircraft strike and massive shelling.</text:p>
      <text:p text:style-name="P4">
During the day, the Russian army in Luhansk region made 93 shelling(She released 413 units).</text:p>
      <text:p text:style-name="P4">
<text:span text:style-name="T4">
Читайте також:</text:span>
 <text:a xlink:type="simple" xlink:href="https://www.ukrinform.ua/rubric-regions/3714259-v-avdiivci-pid-zrujnovanimi-budinkami-zalisautsa-dva-tila-aki-nemozlivo-distati.html" text:style-name="Internet_20_link" text:visited-style-name="Visited_20_Internet_20_Link">
 В Авдіївці під зруйнованими будинками залишаються дватіла, які неможливо дістати </text:a>
<text:span text:style-name="T4">
 In the Donetsk region </text:span>
 19 shelling of 10 settlements: Kurakhov, Avdiivka, Temporal Yar, Konstantinovka, New York, Vasyukivka, Thorlovka, Karlovka, Ivanovsky, Prechistivka were recorded in the Donetsk region.</text:p>
      <text:p text:style-name="P4">
<text:a xlink:type="simple" xlink:href="https://static.ukrinform.com/photos/2023_05/1685175793-5516.jpeg" text:style-name="Internet_20_link" text:visited-style-name="Visited_20_Internet_20_Link">
</text:a>
 <text:a xlink:type="simple" xlink:href="https://static.ukrinform.com/photos/2023_05/1685175793-1686.jpeg" text:style-name="Internet_20_link" text:visited-style-name="Visited_20_Internet_20_Link">
</text:a>
 <text:a xlink:type="simple" xlink:href="https://static.ukrinform.com/photos/2023_05/1685175793-9431.jpeg" text:style-name="Internet_20_link" text:visited-style-name="Visited_20_Internet_20_Link">
</text:a>
 <text:a xlink:type="simple" xlink:href="https://static.ukrinform.com/photos/2023_05/1685175793-6226.jpeg" text:style-name="Internet_20_link" text:visited-style-name="Visited_20_Internet_20_Link">
</text:a>
 <text:a xlink:type="simple" xlink:href="https://static.ukrinform.com/photos/2023_05/1685175793-7813.jpeg" text:style-name="Internet_20_link" text:visited-style-name="Visited_20_Internet_20_Link">
</text:a>
 <text:a xlink:type="simple" xlink:href="https://static.ukrinform.com/photos/2023_05/1685175793-2638.jpeg" text:style-name="Internet_20_link" text:visited-style-name="Visited_20_Internet_20_Link">
</text:a>
 <text:a xlink:type="simple" xlink:href="https://static.ukrinform.com/photos/2023_05/1685175793-8834.jpeg" text:style-name="Internet_20_link" text:visited-style-name="Visited_20_Internet_20_Link">
</text:a>
 <text:a xlink:type="simple" xlink:href="https://static.ukrinform.com/photos/2023_05/1685175793-2473.jpeg" text:style-name="Internet_20_link" text:visited-style-name="Visited_20_Internet_20_Link">
</text:a>
13 dwellings were damaged(of them six apartment), Households, VET, railway track, hospital, kindergarten, cinema, gym, housing and power lines.</text:p>
      <text:p text:style-name="P4">
In Donetsk, two people were killed in a day and were injured.</text:p>
      <text:p text:style-name="P4">
At night, the forces and means of air defense <text:span text:style-name="T4">
 in the Nikolaev area </text:span>
 destroyed two hostile shock UAVs Shahd-131/136.</text:p>
      <text:p text:style-name="P4">
Yesterday afternoon the enemy struck artillery blows on Ochakov. The Ochakov community waters were also subtracted.</text:p>
      <text:p text:style-name="P4">
<text:span text:style-name="T4">
 In the Kherson region </text:span>
 per day the invaders made 45 shelling(released193 shells), of them in Kherson - two mortar shelling(5 shells).Російські військові поцілили у райони 21 населеного пункту.</text:p>
      <text:p text:style-name="P4">
<text:span text:style-name="T4">
 Read also: </text:span>
 <text:a xlink:type="simple" xlink:href="https://www.ukrinform.ua/rubric-regions/3714800-na-tot-hersonsini-brakue-izi-ta-tovariv-persoi-neobhidnosti-centr-nacsprotivu.html" text:style-name="Internet_20_link" text:visited-style-name="Visited_20_Internet_20_Link">
on that lacking food and essential products - Central Security</text:a>
The enemy struck the warehouses in the village of Zmiivka Beryslav Gromad, damaged buildings and agricultural machinery.</text:p>
      <text:p text:style-name="P4">
The Russian troops fired at the village of Zolota Berislav district and kissed the vittorium of the elevator, where the smoke occurred.</text:p>
      <text:p text:style-name="P4">
57 people evacuated from the Russians released from the Russians.</text:p>
      <text:p text:style-name="P4">
_ Photo illustrative_</text:p>
      <text:p text:style-name="P4">
News Source: <text:a xlink:type="simple" xlink:href="https://www.ukrinform.ua/rubric-regions/3714847-armia-rf-za-dobu-obstrilala-devat-regioniv-ukraini-zvedenna-ova.html" text:style-name="Internet_20_link" text:visited-style-name="Visited_20_Internet_20_Link">
https://www.ukrinform.ua/rubric-regions/3714847-armia-rf-za-dobu-obstrilala-devat-regioniv-ukraini-zvedenna-ova.html</text:a>
</text:p>
      <!--NEWS-->
      <text:h text:style-name="P10" text:outline-level="1">
<text:span text:style-name="T4">
Vanata was recognized as the best Dynamo football player in May</text:span>
</text:h>
      <text:p text:style-name="P4">
Authors: Ukrinform (Person)</text:p>
      <text:p text:style-name="P4">
Publisher: Укринформ (Organization)</text:p>
      <text:p text:style-name="P4">
Published Time: 2023-05-27T10:38:00+03:00</text:p>
      <text:p text:style-name="P4">
Modified Time: 2023-05-27T10:38:00+03:00</text:p>
      <text:p text:style-name="P4">
Description: Vladislav Vanata's football forward was recognized as the best player in May as a Dynamo. - Ukrinform.</text:p>
      <text:p text:style-name="P4">
Images: ['<text:a xlink:type="simple" xlink:href="https://static.ukrinform.com/photos/2023_05/thumb_files/630_360_1685172662-220.jpeg" text:style-name="Internet_20_link" text:visited-style-name="Visited_20_Internet_20_Link">
630_360_16851...</text:a>
']</text:p>
      <text:p text:style-name="P4">
Tags: ['Динамо', 'Футбол', 'Україна']</text:p>
      <text:p text:style-name="P4">
Type: Article</text:p>
      <!--METADATA-->
      <text:p text:style-name="P4">
<draw:frame draw:style-name="fr1" draw:name="Image74" text:anchor-type="as-char" svg:width="6.9236in" svg:height="3.956343in" draw:z-index="0">
<draw:image xlink:href="../Images/yкринформ/2023-05-27T10-38-00-03-00/630_360_1685172662-220.jpeg" xlink:type="simple" xlink:show="embed" xlink:actuate="onLoad" draw:mime-type="image/jpeg"/>
</draw:frame>
Vladislav Vanata's football forward was recognized as the best player in May by Dynamo Kyiv.</text:p>
      <text:p text:style-name="P4">
Attacker <text:a xlink:type="simple" xlink:href="https://fcdynamo.com/news/dinamo-gotuyetsya-do-matchu-z-veresom" text:style-name="Internet_20_link" text:visited-style-name="Visited_20_Internet_20_Link">
received awards</text:a>
In the training of Kyivans on Friday, Ukrinform reports.</text:p>
      <text:p text:style-name="P4">
It was reported that Vladislav will miss two Dynamo matches in the Championship with Veres and Metalist 1925 through disqualification. The Control and Disciplinary Committee of the Ukrainian Football Association eliminated the forward on the truth plus two games conditionally for "discriminatory statements" performed by Kateryna Monzul.</text:p>
      <text:p text:style-name="P4">
<text:span text:style-name="T4">
 Read also: </text:span>
 <text:a xlink:type="simple" xlink:href="https://www.ukrinform.ua/rubric-sports/3709862-uaf-vidstoronila-na-tri-matci-futbolista-dinamo-vanata.html" text:style-name="Internet_20_link" text:visited-style-name="Visited_20_Internet_20_Link">
UAF removed three matches of Dynamo football player a</text:a>
This season, the 21-year-old Vanat spent 36 matches for Kyivans. In his account, 13 miles and 3 productive gears.</text:p>
      <text:p text:style-name="P4">
Photo: fcDynamo.com.</text:p>
      <text:p text:style-name="P4">
News Source: <text:a xlink:type="simple" xlink:href="https://www.ukrinform.ua/rubric-sports/3714848-vanata-viznali-najkrasim-futbolistom-dinamo-u-travni.html" text:style-name="Internet_20_link" text:visited-style-name="Visited_20_Internet_20_Link">
https://www.ukrinform.ua/rubric-sports/3714848-vanata-viznali-najkrasim-futbolistom-dinamo-u-travni.html</text:a>
</text:p>
      <!--NEWS-->
      <text:h text:style-name="P10" text:outline-level="1">
<text:span text:style-name="T4">
In the Black and Azov Seas - six enemy ships, there are no rocket carriers</text:span>
</text:h>
      <text:p text:style-name="P4">
Authors: Ukrinform (Person)</text:p>
      <text:p text:style-name="P4">
Publisher: Укринформ (Organization)</text:p>
      <text:p text:style-name="P4">
Published Time: 2023-05-27T10:39:00+03:00</text:p>
      <text:p text:style-name="P4">
Modified Time: 2023-05-27T10:39:00+03:00</text:p>
      <text:p text:style-name="P4">
Description: In the Black Sea, the Russian Federation holds six warships, in Azos - one, all vessels -recetone vessels were brought to base points. - Ukrinform.</text:p>
      <text:p text:style-name="P4">
Images: ['<text:a xlink:type="simple" xlink:href="https://static.ukrinform.com/photos/2023_03/thumb_files/630_360_1678431971-142.jpeg" text:style-name="Internet_20_link" text:visited-style-name="Visited_20_Internet_20_Link">
630_360_16784...</text:a>
']</text:p>
      <text:p text:style-name="P4">
Tags: ['Ракета', ' Чорне море', 'Азовське море', 'Корабель', 'Війна з Росією']</text:p>
      <text:p text:style-name="P4">
Type: Article</text:p>
      <!--METADATA-->
      <text:p text:style-name="P4">
<draw:frame draw:style-name="fr1" draw:name="Image75" text:anchor-type="as-char" svg:width="6.9236in" svg:height="3.956343in" draw:z-index="0">
<draw:image xlink:href="../Images/yкринформ/2023-05-27T10-39-00-03-00/630_360_1678431971-142.jpeg" xlink:type="simple" xlink:show="embed" xlink:actuate="onLoad" draw:mime-type="image/jpeg"/>
</draw:frame>
In the Montenegrus, the Russian Federation holds six warships, in Azoi - one, all vessels -recetone vessels were brought to the base points.</text:p>
      <text:p text:style-name="P4">
According to Ukrinform, the Operational Command “South” reports on <text:a xlink:type="simple" xlink:href="https://www.facebook.com/OperationalCommandSouth/posts/pfbid04w5b2G3JWvu9SEZLSrp2wszhNhmnmtLy7WzUtZxFdvRWj592Yb1bWBiq8UJbk1xvl" text:style-name="Internet_20_link" text:visited-style-name="Visited_20_Internet_20_Link">
Facebook</text:a>
.</text:p>
      <text:p text:style-name="P4">
“У Чорному та Азовському морях ворог тримає шість і один корабель, відповідно.Всі ракетоносії заведено в пункти базування”, - йдеться у повідомленні.</text:p>
      <text:p text:style-name="P4">
В ОК “Південь” попередили, що <text:a xlink:type="simple" xlink:href="https://www.ukrinform.ua/tag-storm" text:style-name="Internet_20_link" text:visited-style-name="Visited_20_Internet_20_Link">
 штормова </text:a>
Weather with thunderstorms and gusty wind can contribute to bringing to coasts.</text:p>
      <text:p text:style-name="P4">
<text:span text:style-name="T4">
 Read also: </text:span>
 [Canada will transfer to Ukraine a batch(https://www.ukrinform.ua/rubric-ato/3714290-kanada-peredast-ukraini-partiu-protipovitranih-raket.html)As reported by Ukrinform, on May 26, Russia kept seven warships in the Black and Azov seas, among which there were <text:a xlink:type="simple" xlink:href="https://www.ukrinform.ua/rubric-ato/3714364-u-cornomu-ta-azovskomu-morah-vidsutni-rosijski-raketonosii.html" text:style-name="Internet_20_link" text:visited-style-name="Visited_20_Internet_20_Link">
carbon "Caliber" rockets</text:a>
.</text:p>
      <text:p text:style-name="P4">
<text:span text:style-name="T5">
Foto: mod Photo</text:span>
</text:p>
      <text:p text:style-name="P4">
News Source: <text:a xlink:type="simple" xlink:href="https://www.ukrinform.ua/rubric-ato/3714852-u-cornomu-ta-azovskomu-morah-sist-voroziih-korabliv-raketonosiiv-nemae.html" text:style-name="Internet_20_link" text:visited-style-name="Visited_20_Internet_20_Link">
https://www.ukrinform.ua/rubric-ato/3714852-u-cornomu-ta-azovskomu-morah-sist-voroziih-korabliv-raketonosiiv-nemae.html</text:a>
</text:p>
      <!--NEWS-->
      <text:h text:style-name="P10" text:outline-level="1">
<text:span text:style-name="T4">
Explosions in Nikolske near Mariupol</text:span>
</text:h>
      <text:p text:style-name="P4">
Authors: liveuamap (Language: en)</text:p>
      <text:p text:style-name="P4">
Time: 2023-05-27T10:40:00</text:p>
      <text:p text:style-name="P4">
Location: Donetsk (Latitude:47.19251 Longtitude:37.31094)</text:p>
      <text:p text:style-name="P4">
Videos: []</text:p>
      <text:p text:style-name="P4">
Images: ["<text:a xlink:type="simple" xlink:href="https://liveuamap.com/pics/2023/05/27/22565741_0.jpg" text:style-name="Internet_20_link" text:visited-style-name="Visited_20_Internet_20_Link">
22565741_0.jpg</text:a>
", "<text:a xlink:type="simple" xlink:href="https://liveuamap.com/pics/2023/05/27/22565741_1.jpg" text:style-name="Internet_20_link" text:visited-style-name="Visited_20_Internet_20_Link">
22565741_1.jpg</text:a>
"]</text:p>
      <text:p text:style-name="P4">
Tags: ["Europe", "Central and Eastern Europe"]</text:p>
      <text:p text:style-name="P4">
Id: 22565741</text:p>
      <!--METADATA-->
      <text:p text:style-name="P4">
Explosions in Nikolske near Mariupol</text:p>
      <text:p text:style-name="P4">
<draw:frame draw:style-name="fr1" draw:name="Image76" text:anchor-type="as-char" svg:width="6.9236in" svg:height="1.692436in" draw:z-index="0">
<draw:image xlink:href="../Images/liveuamap/2023-05-27T10-40-00/22565741_0.jpg" xlink:type="simple" xlink:show="embed" xlink:actuate="onLoad" draw:mime-type="image/jpeg"/>
</draw:frame>
<draw:frame draw:style-name="fr1" draw:name="Image77" text:anchor-type="as-char" svg:width="6.9236in" svg:height="4.335904in" draw:z-index="0">
<draw:image xlink:href="../Images/liveuamap/2023-05-27T10-40-00/22565741_1.jpg" xlink:type="simple" xlink:show="embed" xlink:actuate="onLoad" draw:mime-type="image/jpeg"/>
</draw:frame>
News Collection Link: <text:a xlink:type="simple" xlink:href="https://liveuamap.com/en/2023/27-may-explosions-in-nikolske-near-mariupol-" text:style-name="Internet_20_link" text:visited-style-name="Visited_20_Internet_20_Link">
https://liveuamap.com/en/2023/27-may-explosions-in-nikolske-near-mariupol-</text:a>
</text:p>
      <text:p text:style-name="P4">
News Source: <text:a xlink:type="simple" xlink:href="https://t.me/mariupolnow/29763" text:style-name="Internet_20_link" text:visited-style-name="Visited_20_Internet_20_Link">
https://t.me/mariupolnow/29763</text:a>
</text:p>
      <!--NEWS-->
      <text:h text:style-name="P10" text:outline-level="1">
<text:span text:style-name="T4">
Danilov on a readiness for a counter -offensive: a historical opportunity that Ukraine cannot lose</text:span>
</text:h>
      <text:p text:style-name="P4">
Authors: Ukrinform (Person)</text:p>
      <text:p text:style-name="P4">
Publisher: Укринформ (Organization)</text:p>
      <text:p text:style-name="P4">
Published Time: 2023-05-27T10:50:00+03:00</text:p>
      <text:p text:style-name="P4">
Modified Time: 2023-05-27T10:50:00+03:00</text:p>
      <text:p text:style-name="P4">
Description: The Secretary of the National Security and Defense Council Alexei Danilov stated that Ukraine is ready to start the long -awaited counter -offensive to conquer its territories. - Ukrinform.</text:p>
      <text:p text:style-name="P4">
Images: ['<text:a xlink:type="simple" xlink:href="https://static.ukrinform.com/photos/2023_05/thumb_files/630_360_1684691970-341.jpg" text:style-name="Internet_20_link" text:visited-style-name="Visited_20_Internet_20_Link">
630_360_16846...</text:a>
']</text:p>
      <text:p text:style-name="P4">
Tags: ['ЗСУ', 'Данілов', 'Війна з Росією', 'Контрнаступ']</text:p>
      <text:p text:style-name="P4">
Type: Article</text:p>
      <!--METADATA-->
      <text:p text:style-name="P4">
<draw:frame draw:style-name="fr1" draw:name="Image78" text:anchor-type="as-char" svg:width="6.9236in" svg:height="3.956343in" draw:z-index="0">
<draw:image xlink:href="../Images/yкринформ/2023-05-27T10-50-00-03-00/630_360_1684691970-341.jpg" xlink:type="simple" xlink:show="embed" xlink:actuate="onLoad" draw:mime-type="image/jpeg"/>
</draw:frame>
Oleksiy Danilov, Secretaries of National Security and Defense, stated that Ukraine is ready to dispose of the long -awaited counter -offensive to conquer its territories.</text:p>
      <text:p text:style-name="P4">
Danilov said this in an interview with <text:a xlink:type="simple" xlink:href="https://www.bbc.com/news/world-65725004" text:style-name="Internet_20_link" text:visited-style-name="Visited_20_Internet_20_Link">
BBC</text:a>
, reports Ukrinform.</text:p>
      <text:p text:style-name="P4">
It is reported that Danilov did not name the date of the counter -offensive, instead, he noted that in order to conquer the territory in Putin's occupation forces, it may begin "tomorrow, the day after tomorrow or a week."</text:p>
      <text:p text:style-name="P4">
He warned that the Ukrainian government "has no right to make a mistake" in this decision, since it is a "historical opportunity" that "we cannot lose".</text:p>
      <text:p text:style-name="P4">
During the interview, Danilov also confirmed that some forces of mercenaries Wagner were departed from Bakhmut. He reported their regrouping in three other places and stressed that "this does not mean that they would stop fighting with carriers."</text:p>
      <text:p text:style-name="P4">
The publication states that Ukraine planned a counter -offensive for several months. But she wanted to have as much time as possible to prepare the troops of military equipment from Western allies.</text:p>
      <text:p text:style-name="P4">
<text:span text:style-name="T4">
 Read also: </text:span>
 <text:a xlink:type="simple" xlink:href="https://www.ukrinform.ua/rubric-ato/3714795-zaluznij-zaaviv-so-prijsov-cas-povertati-svoe.html" text:style-name="Internet_20_link" text:visited-style-name="Visited_20_Internet_20_Link">
"" It's time to return its ": Zaluzhny published a video with a mowing for the liberation of Ukraine</text:a>
According to the NSDC Secretary, the Armed Forces will begin the offensive when the commanders are estimated that "we will be able to achieve the best result at this stage."</text:p>
      <text:p text:style-name="P4">
"It would be amazing if I called the beginnings of the beginning of certain events. This cannot be done .... We have a very responsible task for our country. And we understand that we have no right to mistake," - said <text:a xlink:type="simple" xlink:href="https://www.ukrinform.ua/tag-danilov" text:style-name="Internet_20_link" text:visited-style-name="Visited_20_Internet_20_Link">
Danilov.</text:a>
The official rejected the assumption that the counter -offensive had already begun, stating that "the destruction of Russian management and Russian military equipment" was a task of the Ukrainian Armed Forces since February 24 last year.</text:p>
      <text:p text:style-name="P4">
Danilov supported the decision of the Ukrainian army to fight in Bakhmut over the months.</text:p>
      <text:p text:style-name="P4">
"Bakhmut is our land, our territory, and we must protect it," said it added, "If we start leaving every settlement, it can bring to our western border, as Putin wanted from the first days of the war."</text:p>
      <text:p text:style-name="P4">
According to him, "we control only a small portion of the city, and we specify it. But you must remember that Bakhmut has played a big role in this.""It is not some news for us," Danilov commented.</text:p>
      <text:p text:style-name="P4">
As reported by Ukrinform, <text:a xlink:type="simple" xlink:href="https://www.ukrinform.ua/rubric-ato/3714831-vagnerivci-pocali-vidhoditi-z-deakih-pozicij-u-bahmuti-britanska-rozvidka.html" text:style-name="Internet_20_link" text:visited-style-name="Visited_20_Internet_20_Link">
the forces of the Wagner group probably began to depart their positions around Bakhmut. </text:a>
<text:span text:style-name="T5">
Foto: Konstantin Liber</text:span>
</text:p>
      <text:p text:style-name="P4">
News Source: <text:a xlink:type="simple" xlink:href="https://www.ukrinform.ua/rubric-ato/3714854-danilov-pro-gotovnist-do-kontrnastupu-istoricna-mozlivist-aku-ukraina-ne-moze-vtratiti.html" text:style-name="Internet_20_link" text:visited-style-name="Visited_20_Internet_20_Link">
https://www.ukrinform.ua/rubric-ato/3714854-danilov-pro-gotovnist-do-kontrnastupu-istoricna-mozlivist-aku-ukraina-ne-moze-vtratiti.html</text:a>
</text:p>
      <!--NEWS-->
      <text:h text:style-name="P10" text:outline-level="1">
<text:span text:style-name="T4">
Sumska Oblast(16:49). Red Alert: aerial threat. Sirens sounding. Take cover now!</text:span>
</text:h>
      <text:p text:style-name="P4">
Authors: liveuamap (Language: en)</text:p>
      <text:p text:style-name="P4">
Time: 2023-05-27T10:50:00</text:p>
      <text:p text:style-name="P4">
Location: Sumska Oblast (Latitude:51.00000000 Longtitude:34.00000000)</text:p>
      <text:p text:style-name="P4">
Videos: []</text:p>
      <text:p text:style-name="P4">
Images: []</text:p>
      <text:p text:style-name="P4">
Tags: ["Europe", "Central and Eastern Europe"]</text:p>
      <text:p text:style-name="P4">
Id: 22565739</text:p>
      <!--METADATA-->
      <text:p text:style-name="P4">
Sumy region(16:49). Red Alert: aerial threat. Sirens sounding. Take covernow!</text:p>
      <text:p text:style-name="P4">
News Collection Link: <text:a xlink:type="simple" xlink:href="https://liveuamap.com/en/2023/27-may-sumska-oblast1649-red-alert-aerial-thrg" text:style-name="Internet_20_link" text:visited-style-name="Visited_20_Internet_20_Link">
https://liveuamap.com/en/2023/27-may-sumska-oblast1649-red-alert-aerial-thrg</text:a>
</text:p>
      <text:p text:style-name="P4">
News Source: <text:a xlink:type="simple" xlink:href="https://t.me/air_alert_ua/46624" text:style-name="Internet_20_link" text:visited-style-name="Visited_20_Internet_20_Link">
https://t.me/air_alert_ua/46624</text:a>
</text:p>
      <!--NEWS-->
      <text:h text:style-name="P10" text:outline-level="1">
<text:span text:style-name="T4">
Volleyball Women's Team of Ukraine begins performances in golden Eurolysis</text:span>
</text:h>
      <text:p text:style-name="P4">
Authors: Ukrinform (Person)</text:p>
      <text:p text:style-name="P4">
Publisher: Укринформ (Organization)</text:p>
      <text:p text:style-name="P4">
Published Time: 2023-05-27T10:53:04+03:00</text:p>
      <text:p text:style-name="P4">
Modified Time: 2023-05-27T10:53:04+03:00</text:p>
      <text:p text:style-name="P4">
Description: On Saturday, May 27, volleyball players of the national team of Ukraine will start in the Golden Eurosis-2023. - Ukrinform.</text:p>
      <text:p text:style-name="P4">
Images: ['<text:a xlink:type="simple" xlink:href="https://static.ukrinform.com/photos/2023_05/thumb_files/630_360_1685173424-188.jpg" text:style-name="Internet_20_link" text:visited-style-name="Visited_20_Internet_20_Link">
630_360_16851...</text:a>
']</text:p>
      <text:p text:style-name="P4">
Tags: ['Європа', 'Угорщина', 'Волейбол', 'Збірна України', 'Жінки']</text:p>
      <text:p text:style-name="P4">
Type: Article</text:p>
      <!--METADATA-->
      <text:p text:style-name="P4">
<draw:frame draw:style-name="fr1" draw:name="Image79" text:anchor-type="as-char" svg:width="6.9236in" svg:height="3.956343in" draw:z-index="0">
<draw:image xlink:href="../Images/yкринформ/2023-05-27T10-53-04-03-00/630_360_1685173424-188.jpg" xlink:type="simple" xlink:show="embed" xlink:actuate="onLoad" draw:mime-type="image/jpeg"/>
</draw:frame>
On Saturday, May 27, volleyball players of the national team of Ukraine will start in goldenurosis-2023.</text:p>
      <text:p text:style-name="P4">
At Erd Arena in Budapest "Blue and Yellow" <text:a xlink:type="simple" xlink:href="https://www.facebook.com/olympicua" text:style-name="Internet_20_link" text:visited-style-name="Visited_20_Internet_20_Link">
play</text:a>
with representatives of Hungary, reports Ukrinform.</text:p>
      <text:p text:style-name="P4">
The match will start at 20.00 Kyiv time.</text:p>
      <text:p text:style-name="P4">
In order to enter the "finals of four" the ward of Ivan Petkov should take the first -emk among the three teams of the group C, where the French also act.</text:p>
      <text:p text:style-name="P4">
<text:span text:style-name="T4">
 Read also: </text:span>
 <text:a xlink:type="simple" xlink:href="https://www.ukrinform.ua/rubric-sports/3714424-u-subotu-ukrainski-volejbolisti-rozpocnut-vistupi-u-zolotij-evrolizi2023.html" text:style-name="Internet_20_link" text:visited-style-name="Visited_20_Internet_20_Link">
On Saturday, Ukrainian truths will start speeches in goldenurosis-2023</text:a>
It should be noted that the Ukrainian women's national team of Ukraine is the winner of the finals of the four-gold European Ligh-2017.</text:p>
      <text:p text:style-name="P4">
Photo: facebook.com/olympicua.</text:p>
      <text:p text:style-name="P4">
News Source: <text:a xlink:type="simple" xlink:href="https://www.ukrinform.ua/rubric-sports/3714856-zinoca-zbirna-ukraini-z-volejbolu-rozpocinae-vistupi-u-zolotij-evrolizi.html" text:style-name="Internet_20_link" text:visited-style-name="Visited_20_Internet_20_Link">
https://www.ukrinform.ua/rubric-sports/3714856-zinoca-zbirna-ukraini-z-volejbolu-rozpocinae-vistupi-u-zolotij-evrolizi.html</text:a>
</text:p>
      <!--NEWS-->
      <text:h text:style-name="P10" text:outline-level="1">
<text:span text:style-name="T4">
Under Mariupol explosions came</text:span>
</text:h>
      <text:p text:style-name="P4">
Authors: Ukrinform (Person)</text:p>
      <text:p text:style-name="P4">
Publisher: Укринформ (Organization)</text:p>
      <text:p text:style-name="P4">
Published Time: 2023-05-27T11:03:00+03:00</text:p>
      <text:p text:style-name="P4">
Modified Time: 2023-05-27T11:03:00+03:00</text:p>
      <text:p text:style-name="P4">
Description: In the morning of Nikolskoye, Mariupol district, captured by the Russian army, explosions occurred on Saturday morning on Saturday.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Маріуполь', 'Вибух', 'Війна з Росією']</text:p>
      <text:p text:style-name="P4">
Type: Article</text:p>
      <!--METADATA-->
      <text:p text:style-name="P4">
<draw:frame draw:style-name="fr1" draw:name="Image80" text:anchor-type="as-char" svg:width="6.9236in" svg:height="3.956343in" draw:z-index="0">
<draw:image xlink:href="../Images/yкринформ/2023-05-27T11-03-00-03-00/630_360_1669987737-966.jpg" xlink:type="simple" xlink:show="embed" xlink:actuate="onLoad" draw:mime-type="image/jpeg"/>
</draw:frame>
The Nikolsky Mariupol District Nicholas District, the Russian Army, explosions.</text:p>
      <text:p text:style-name="P4">
About it in <text:a xlink:type="simple" xlink:href="https://t.me/andriyshTime/10150" text:style-name="Internet_20_link" text:visited-style-name="Visited_20_Internet_20_Link">
telegram</text:a>
Petro Andryushchenko reported by Advisor Mariupol, Ukrinform reports.</text:p>
      <text:p text:style-name="P4">
"... they write about two arrivals in Nikolsky," Andryushchenko said.</text:p>
      <text:p text:style-name="P4">
He also <text:a xlink:type="simple" xlink:href="https://t.me/andriyshTime/10152" text:style-name="Internet_20_link" text:visited-style-name="Visited_20_Internet_20_Link">
released the correspondence</text:a>
Local masters on social networks, noting: "Meanwhile in the chats of Nikolsky they say something cotton."</text:p>
      <text:p text:style-name="P4">
<text:span text:style-name="T4">
 Read also: </text:span>
 <text:a xlink:type="simple" xlink:href="https://www.ukrinform.ua/rubric-world/3714782-u-belgorodskij-oblasti-prolunali-vibuhi-povidomlaut-pro-ataku-drona-na-budivlu-mvs.html" text:style-name="Internet_20_link" text:visited-style-name="Visited_20_Internet_20_Link">
in the Belgorod region heard and - report the drone to the Ministry of Internal Affairs</text:a>
Subsequently Andryushchenko <text:a xlink:type="simple" xlink:href="https://t.me/andriyshTime/10155" text:style-name="Internet_20_link" text:visited-style-name="Visited_20_Internet_20_Link">
wrote</text:a>
that a lot of "fast" arrived in the rayon inkubitor in Nikolsky. "Cotton is exactly Russian," he added.</text:p>
      <text:p text:style-name="P4">
As it was reported, the day before in the area of the Azovstal Methodobbat in the temporarily seized Mariupol <text:a xlink:type="simple" xlink:href="https://www.ukrinform.ua/rubric-regions/3714731-u-rajoni-azovstali-prolunali-potuzni-vibuhi.html" text:style-name="Internet_20_link" text:visited-style-name="Visited_20_Internet_20_Link">
two explosions were heard.</text:a>
</text:p>
      <text:p text:style-name="P4">
News Source: <text:a xlink:type="simple" xlink:href="https://www.ukrinform.ua/rubric-ato/3714857-pid-mariupolem-prolunali-vibuhi.html" text:style-name="Internet_20_link" text:visited-style-name="Visited_20_Internet_20_Link">
https://www.ukrinform.ua/rubric-ato/3714857-pid-mariupolem-prolunali-vibuhi.html</text:a>
</text:p>
      <!--NEWS-->
      <text:h text:style-name="P10" text:outline-level="1">
<text:span text:style-name="T4">
27 Ukrainians were evacuated to Europe this week</text:span>
</text:h>
      <text:p text:style-name="P4">
Authors: Ukrinform (Person)</text:p>
      <text:p text:style-name="P4">
Publisher: Укринформ (Organization)</text:p>
      <text:p text:style-name="P4">
Published Time: 2023-05-27T11:04:00+03:00</text:p>
      <text:p text:style-name="P4">
Modified Time: 2023-05-27T11:04:00+03:00</text:p>
      <text:p text:style-name="P4">
Description: This week, 27 victims of Ukrainian citizens were evacuated to the European Union countries. - Ukrinform.</text:p>
      <text:p text:style-name="P4">
Images: ['<text:a xlink:type="simple" xlink:href="https://static.ukrinform.com/photos/2022_07/thumb_files/630_360_1658510025-561.jpg" text:style-name="Internet_20_link" text:visited-style-name="Visited_20_Internet_20_Link">
630_360_16585...</text:a>
']</text:p>
      <text:p text:style-name="P4">
Tags: ['Євросоюз', 'Реабілітація', 'Лікарня', 'Військові']</text:p>
      <text:p text:style-name="P4">
Type: Article</text:p>
      <!--METADATA-->
      <text:p text:style-name="P4">
<draw:frame draw:style-name="fr1" draw:name="Image81" text:anchor-type="as-char" svg:width="6.9236in" svg:height="3.95476in" draw:z-index="0">
<draw:image xlink:href="../Images/yкринформ/2023-05-27T11-04-00-03-00/630_360_1658510025-561.jpg" xlink:type="simple" xlink:show="embed" xlink:actuate="onLoad" draw:mime-type="image/jpeg"/>
</draw:frame>
27 victims of the war of Ukrainian citizens were evacuated to treatment with the European Union.</text:p>
      <text:p text:style-name="P4">
About it reports <text:a xlink:type="simple" xlink:href="https://moz.gov.ua/article/news/27-ukrainciv-evakujovano-na-specializovane-likuvannja-do-klinik-evropi" text:style-name="Internet_20_link" text:visited-style-name="Visited_20_Internet_20_Link">
press service</text:a>
Ministry of Health, Ukrinform reports.</text:p>
      <text:p text:style-name="P4">
"This week, 27 affected citizens of Ukraine were evacuated as part of cooperation with specialized clinics of EU countries," the Ministry of Internal Affairs said.</text:p>
      <text:p text:style-name="P4">
According to the agency, there are military with mine-sauce and burn injuries, civilians with cancer, patients from the Donetsk region and the frontier territories, as well as the railway worker who came under fire in 2022.</text:p>
      <text:p text:style-name="P4">
Patients are referred to clinics of France, Germany, Lithuania, the Netherlands, Norway, Poland, Spain and Austria. They will be given specialized and further <text:a xlink:type="simple" xlink:href="https://www.ukrinform.ua/tag-reabilitacia" text:style-name="Internet_20_link" text:visited-style-name="Visited_20_Internet_20_Link">
rehabilitation. </text:a>
<text:span text:style-name="T4">
 Read also: </text:span>
 <text:a xlink:type="simple" xlink:href="https://www.ukrinform.ua/rubric-ato/3705785-vijskovi-pisla-povernenna-z-polonu-mozut-prohoditi-likuvanna-ta-reabilitaciu-za-kordonom.html" text:style-name="Internet_20_link" text:visited-style-name="Visited_20_Internet_20_Link">
with for -</text:a>
As it was reported, from the beginning of the full -scale war of Russia against Ukraine, together with the European Commission and international partners, organize evaciation flights for Ukrainians affected by armed aggression.</text:p>
      <text:p text:style-name="P4">
In general, the Ministry of Internal Affairs, together with international partners, evacuated more than 3,700 Ukrainians.</text:p>
      <text:p text:style-name="P4">
<text:span text:style-name="T5">
Opto illustrative Shutterstock</text:span>
</text:p>
      <text:p text:style-name="P4">
News Source: <text:a xlink:type="simple" xlink:href="https://www.ukrinform.ua/rubric-society/3714862-na-likuvanna-do-evropi-cogo-tizna-evakuuvali-27-ukrainciv.html" text:style-name="Internet_20_link" text:visited-style-name="Visited_20_Internet_20_Link">
https://www.ukrinform.ua/rubric-society/3714862-na-likuvanna-do-evropi-cogo-tizna-evakuuvali-27-ukrainciv.html</text:a>
</text:p>
      <!--NEWS-->
      <text:h text:style-name="P10" text:outline-level="1">
<text:span text:style-name="T4">
Klitschko congratulated Kyiv on his birthday</text:span>
</text:h>
      <text:p text:style-name="P4">
Authors: Ukrinform (Person)</text:p>
      <text:p text:style-name="P4">
Publisher: Укринформ (Organization)</text:p>
      <text:p text:style-name="P4">
Published Time: 2023-05-27T11:05:47+03:00</text:p>
      <text:p text:style-name="P4">
Modified Time: 2023-05-27T11:05:47+03:00</text:p>
      <text:p text:style-name="P4">
Description: The city mayor Vitaliy Klitschko congratulated Kiev on his birthday and noted that he considers him the heart and soul of Ukraine. - Ukrinform.</text:p>
      <text:p text:style-name="P4">
Images: ['<text:a xlink:type="simple" xlink:href="https://static.ukrinform.com/photos/2021_08/thumb_files/630_360_1630176848-103.jpg" text:style-name="Internet_20_link" text:visited-style-name="Visited_20_Internet_20_Link">
630_360_16301...</text:a>
']</text:p>
      <text:p text:style-name="P4">
Tags: ['Віталій Кличко', 'Київ', 'День міста']</text:p>
      <text:p text:style-name="P4">
Type: Article</text:p>
      <!--METADATA-->
      <text:p text:style-name="P4">
<draw:frame draw:style-name="fr1" draw:name="Image82" text:anchor-type="as-char" svg:width="6.9236in" svg:height="3.956343in" draw:z-index="0">
<draw:image xlink:href="../Images/yкринформ/2023-05-27T11-05-47-03-00/630_360_1630176848-103.jpg" xlink:type="simple" xlink:show="embed" xlink:actuate="onLoad" draw:mime-type="image/jpeg"/>
</draw:frame>
The Capital City Chairman Vitaliy Klitschko congratulated Kiev on his birthday and noted that he believes it with the heart and soul of Ukraine.</text:p>
      <text:p text:style-name="P4">
According to Ukrinform, Klitschko wrote about it in <text:a xlink:type="simple" xlink:href="https://t.me/vitaliy_klitschko/1972" text:style-name="Internet_20_link" text:visited-style-name="Visited_20_Internet_20_Link">
telegram</text:a>
and published a video with the frames of today.</text:p>
      <text:p text:style-name="P4">
" <text:a xlink:type="simple" xlink:href="https://www.ukrinform.ua/tag-kiiv" text:style-name="Internet_20_link" text:visited-style-name="Visited_20_Internet_20_Link">
 Kyiv </text:a>
. Ancient and modern. Created. And always - under the protection of bright forces!", - he said," Heart Ukraine is fighting here. "</text:p>
      <text:p text:style-name="P4">
As the mayor of Kiev noted, “we love our city!And - all together - we make the capital, more beautiful and European. ”</text:p>
      <text:p text:style-name="P4">
<text:span text:style-name="T4">
 Read also: </text:span>
 <text:a xlink:type="simple" xlink:href="https://www.ukrinform.ua/rubric-kyiv/3714409-klicko-pokazav-ak-vigladatime-rekreacijna-zona-na-oboloni.html" text:style-name="Internet_20_link" text:visited-style-name="Visited_20_Internet_20_Link">
like on</text:a>
“Happy birthday, Kiev!You are the heart and soul of Ukraine!” - added Klitschko.</text:p>
      <text:p text:style-name="P4">
As it was reported, the annual Kyiv Day is celebrated on the last Sunday of May. This year, on May 28, the anniversary, the thirtieth, "[run by rolled rods] will take place(https://www.ukrinform.ua/rubric-society/3714561-u-probigu-pid-kastanami-bratimut-ucast-ponad-6-tisac-ludej-v-ukraini-ta-sviti.html) ".</text:p>
      <text:p text:style-name="P4">
News Source: <text:a xlink:type="simple" xlink:href="https://www.ukrinform.ua/rubric-kyiv/3714860-klicko-privitav-kiiv-z-dnem-narodzenna.html" text:style-name="Internet_20_link" text:visited-style-name="Visited_20_Internet_20_Link">
https://www.ukrinform.ua/rubric-kyiv/3714860-klicko-privitav-kiiv-z-dnem-narodzenna.html</text:a>
</text:p>
      <!--NEWS-->
      <text:h text:style-name="P10" text:outline-level="1">
<text:span text:style-name="T4">
In the capital per day, water level increased by 9 centimeters</text:span>
</text:h>
      <text:p text:style-name="P4">
Authors: Ukrinform (Person)</text:p>
      <text:p text:style-name="P4">
Publisher: Укринформ (Organization)</text:p>
      <text:p text:style-name="P4">
Published Time: 2023-05-27T11:11:29+03:00</text:p>
      <text:p text:style-name="P4">
Modified Time: 2023-05-27T11:11:29+03:00</text:p>
      <text:p text:style-name="P4">
Description: In Kiev, the water level increased by 9 centimeters per day. - Ukrinform.</text:p>
      <text:p text:style-name="P4">
Images: ['<text:a xlink:type="simple" xlink:href="https://static.ukrinform.com/photos/2023_04/thumb_files/630_360_1682758192-559.jpeg" text:style-name="Internet_20_link" text:visited-style-name="Visited_20_Internet_20_Link">
630_360_16827...</text:a>
']</text:p>
      <text:p text:style-name="P4">
Tags: ['Дніпро', 'Повінь', 'Ріка', 'Вода', 'Київ', 'Водопілля']</text:p>
      <text:p text:style-name="P4">
Type: Article</text:p>
      <!--METADATA-->
      <text:p text:style-name="P4">
<draw:frame draw:style-name="fr1" draw:name="Image83" text:anchor-type="as-char" svg:width="6.9236in" svg:height="3.956343in" draw:z-index="0">
<draw:image xlink:href="../Images/yкринформ/2023-05-27T11-11-29-03-00/630_360_1682758192-559.jpeg" xlink:type="simple" xlink:show="embed" xlink:actuate="onLoad" draw:mime-type="image/jpeg"/>
</draw:frame>
In Kiev, the water level increased by 9 centimeters.</text:p>
      <text:p text:style-name="P4">
This was reported by the press service of the Kyiv City Military Administration in <text:a xlink:type="simple" xlink:href="https://t.me/VA_Kyiv/1839" text:style-name="Internet_20_link" text:visited-style-name="Visited_20_Internet_20_Link">
telegram</text:a>
With reference to the commentary of the head of Kmwasergy Popka, reports Ukrinform.</text:p>
      <text:p text:style-name="P4">
“As of 10:00 on 05/27/2023 Level <text:a xlink:type="simple" xlink:href="https://www.ukrinform.ua/tag-voda" text:style-name="Internet_20_link" text:visited-style-name="Visited_20_Internet_20_Link">
water</text:a>
In the Dnieper River in Kiev near Metro Bridge is 9 235 cm(According to the Baltic System of Heights). Температура води: 20  °C. В порівнянні з минулим днем, рівеньводопілля підвищився на 9 см», - йдеться у повідомленні.</text:p>
      <text:p text:style-name="P4">
<text:span text:style-name="T4">
Читайте також:</text:span>
 <text:a xlink:type="simple" xlink:href="https://www.ukrinform.ua/rubric-regions/3714024-u-troh-oblastah-zalisautsa-pidtoplenimi-ponad-6-tisac-gektar-silgospugid.html" text:style-name="Internet_20_link" text:visited-style-name="Visited_20_Internet_20_Link">
 У 6 </text:a>
He noted that there were no emergency flooding in the city of Kiev.</text:p>
      <text:p text:style-name="P4">
At the same time, Popko informed that industrial sites and residential areas of the city were with an extraordinary flood.</text:p>
      <text:p text:style-name="P4">
As reported <text:a xlink:type="simple" xlink:href="https://www.ukrinform.ua/rubric-kyiv/3714384-u-kievi-za-dobu-riven-vodi-zmensivsa-na-17-santimetriv.html" text:style-name="Internet_20_link" text:visited-style-name="Visited_20_Internet_20_Link">
Ukrinform</text:a>
, Usotsya, as of May 26, the water level decreased by 17 centimeters.</text:p>
      <text:p text:style-name="P4">
<text:span text:style-name="T5">
Foto: kmw</text:span>
</text:p>
      <text:p text:style-name="P4">
News Source: <text:a xlink:type="simple" xlink:href="https://www.ukrinform.ua/rubric-kyiv/3714864-u-stolici-za-dobu-riven-vodi-zbilsivsa-na-9-santimetriv.html" text:style-name="Internet_20_link" text:visited-style-name="Visited_20_Internet_20_Link">
https://www.ukrinform.ua/rubric-kyiv/3714864-u-stolici-za-dobu-riven-vodi-zbilsivsa-na-9-santimetriv.html</text:a>
</text:p>
      <!--NEWS-->
      <text:h text:style-name="P10" text:outline-level="1">
<text:span text:style-name="T4">
Hockey: The owners of the World Cup 2024 with the participation of national teams of Ukraine were determined</text:span>
</text:h>
      <text:p text:style-name="P4">
Authors: Ukrinform (Person)</text:p>
      <text:p text:style-name="P4">
Publisher: Укринформ (Organization)</text:p>
      <text:p text:style-name="P4">
Published Time: 2023-05-27T11:13:41+03:00</text:p>
      <text:p text:style-name="P4">
Modified Time: 2023-05-27T11:13:41+03:00</text:p>
      <text:p text:style-name="P4">
Description: The organization of the Women's World Cup in Division 3A, where the national team of Ukraine performs, was received by Croatia. - Ukrinform.</text:p>
      <text:p text:style-name="P4">
Images: ['<text:a xlink:type="simple" xlink:href="https://static.ukrinform.com/photos/2023_05/thumb_files/630_360_1685174457-530.jpg" text:style-name="Internet_20_link" text:visited-style-name="Visited_20_Internet_20_Link">
630_360_16851...</text:a>
']</text:p>
      <text:p text:style-name="P4">
Tags: ['Чемпіонат світу', 'хокей', 'Збірна України', 'Жінки', 'Чоловіки']</text:p>
      <text:p text:style-name="P4">
Type: Article</text:p>
      <!--METADATA-->
      <text:p text:style-name="P4">
<draw:frame draw:style-name="fr1" draw:name="Image84" text:anchor-type="as-char" svg:width="6.9236in" svg:height="3.956343in" draw:z-index="0">
<draw:image xlink:href="../Images/yкринформ/2023-05-27T11-13-41-03-00/630_360_1685174457-530.jpg" xlink:type="simple" xlink:show="embed" xlink:actuate="onLoad" draw:mime-type="image/jpeg"/>
</draw:frame>
The organization of the Women's World Cup in Division 3A, where the nationality of Ukraine performs, was received by Croatia.</text:p>
      <text:p text:style-name="P4">
This right of the Balkan state has gained <text:a xlink:type="simple" xlink:href="https://www.facebook.com/fhu.com.ua" text:style-name="Internet_20_link" text:visited-style-name="Visited_20_Internet_20_Link">
following the voting</text:a>
Members of Congress IIHF in rivalry by merger(21 against 5), reports Ukrinform.</text:p>
      <text:p text:style-name="P4">
Thus, in the spring of 2024, the rivals of our girls will be precinct, Lithuania, Romania, Bulgaria and Serbia.</text:p>
      <text:p text:style-name="P4">
The men's national team of Ukraine next year will again act as the force of the echelon of the world hockey - 1b division.</text:p>
      <text:p text:style-name="P4">
As the IIHFC Congress decided, our teams will be Lithuania, China, Estonia, the Netherlands and Spain.</text:p>
      <text:p text:style-name="P4">
<text:span text:style-name="T4">
 Read also: </text:span>
 <text:a xlink:type="simple" xlink:href="https://www.ukrinform.ua/rubric-sports/3714556-nimeccina-provede-cs2027-z-hokeu.html" text:style-name="Internet_20_link" text:visited-style-name="Visited_20_Internet_20_Link">
Germany will spend the World Cup 2027 with</text:a>
The men's tournament will take place from April 27 to May 3 in the Lithuanian capital -Village.</text:p>
      <text:p text:style-name="P4">
Photo: facebook.com/fhu.com.ua.</text:p>
      <text:p text:style-name="P4">
News Source: <text:a xlink:type="simple" xlink:href="https://www.ukrinform.ua/rubric-sports/3714867-hokej-viznacilisa-gospodari-cs2024-za-ucastu-nacionalnih-zbirnih-ukraini.html" text:style-name="Internet_20_link" text:visited-style-name="Visited_20_Internet_20_Link">
https://www.ukrinform.ua/rubric-sports/3714867-hokej-viznacilisa-gospodari-cs2024-za-ucastu-nacionalnih-zbirnih-ukraini.html</text:a>
</text:p>
      <!--NEWS-->
      <text:h text:style-name="P10" text:outline-level="1">
<text:span text:style-name="T4">
Defense forces keep the dominant heights under Bakhmut, but the promotion is paused - a painter</text:span>
</text:h>
      <text:p text:style-name="P4">
Authors: Ukrinform (Person)</text:p>
      <text:p text:style-name="P4">
Publisher: Укринформ (Organization)</text:p>
      <text:p text:style-name="P4">
Published Time: 2023-05-27T11:22:00+03:00</text:p>
      <text:p text:style-name="P4">
Modified Time: 2023-05-27T11:22:00+03:00</text:p>
      <text:p text:style-name="P4">
Description: Defense forces hold the dominant heights in the north and south of Bakhmut, while the advancement was suspended for the purpose of performing other tasks. - Ukrinform.</text:p>
      <text:p text:style-name="P4">
Images: ['<text:a xlink:type="simple" xlink:href="https://static.ukrinform.com/photos/2023_04/thumb_files/630_360_1682412643-256.png" text:style-name="Internet_20_link" text:visited-style-name="Visited_20_Internet_20_Link">
630_360_16824...</text:a>
']</text:p>
      <text:p text:style-name="P4">
Tags: ['Бахмут', 'Міноборони', 'ЗСУ', 'Війна з Росією']</text:p>
      <text:p text:style-name="P4">
Type: Article</text:p>
      <!--METADATA-->
      <text:p text:style-name="P4">
<draw:frame draw:style-name="fr1" draw:name="Image85" text:anchor-type="as-char" svg:width="6.9236in" svg:height="3.956343in" draw:z-index="0">
<draw:image xlink:href="../Images/yкринформ/2023-05-27T11-22-00-03-00/630_360_1682412643-256.png" xlink:type="simple" xlink:show="embed" xlink:actuate="onLoad" draw:mime-type="image/png"/>
</draw:frame>
Deborons hold the dominant heights in the north and south of Bakhmut, while the advancement was suspended for the purpose of performing other tasks.</text:p>
      <text:p text:style-name="P4">
According to Ukrinform, the Deputy Minister of Defense Anna Malyar reported about it in <text:a xlink:type="simple" xlink:href="https://t.me/annamaliar/797" text:style-name="Internet_20_link" text:visited-style-name="Visited_20_Internet_20_Link">
telegram. </text:a>
According to her, in the Bakhmut direction, the enemy has unsuccessfully advanced, but in general, the noble activity is reduced. The Russians rely on the task of aviation hazards and intense artillery shelling.</text:p>
      <text:p text:style-name="P4">
"Yesterday and today there are no active battles - neither in the city nor on the flanks. Instead, the enemy actively fires the outskirts of the city and the approaches to it," the painter said.</text:p>
      <text:p text:style-name="P4">
<text:span text:style-name="T4">
 Read also: </text:span>
 <text:a xlink:type="simple" xlink:href="https://www.ukrinform.ua/rubric-ato/3714854-danilov-pro-gotovnist-do-kontrnastupu-istoricna-mozlivist-aku-ukraina-ne-moze-vtratiti.html" text:style-name="Internet_20_link" text:visited-style-name="Visited_20_Internet_20_Link">
Danilov on a readiness for a counter -offensive: historical knowledge that Ukraine cannot lose</text:a>
She noted that the Ukrainian side holds the "previously occupied lord -masters in the north and south of <text:a xlink:type="simple" xlink:href="https://www.ukrinform.ua/tag-bahmut" text:style-name="Internet_20_link" text:visited-style-name="Visited_20_Internet_20_Link">
Bakhmut</text:a>
. At the same time, the promotion was suspended yesterday and today to perform other tasks. "</text:p>
      <text:p text:style-name="P4">
The decrease in the offensive activity of the enemy is due to the fact that the replacement of the regrouping of troops is carried out. The enemy tries to strengthen his own capabilities, the painter emphasized.</text:p>
      <text:p text:style-name="P4">
Subsequently the Deputy Minister of Defense <text:a xlink:type="simple" xlink:href="https://t.me/annamaliar/798" text:style-name="Internet_20_link" text:visited-style-name="Visited_20_Internet_20_Link">
added</text:a>
: "Our troops control the outskirts of Bakhmut in the southwestern part in the Airplane.</text:p>
      <text:p text:style-name="P4">
According to Ukrinform, the Ministry of Defense of Britain, citing intelligence, stated that <text:a xlink:type="simple" xlink:href="https://www.ukrinform.ua/rubric-ato/3714831-vagnerivci-pocali-vidhoditi-z-deakih-pozicij-u-bahmuti-britanska-rozvidka.html" text:style-name="Internet_20_link" text:visited-style-name="Visited_20_Internet_20_Link">
"Wagnerivtsi" probably began to depart from some positions around Bakhmut. </text:a>
<text:span text:style-name="T5">
Foto: Konstantin Liber</text:span>
</text:p>
      <text:p text:style-name="P4">
News Source: <text:a xlink:type="simple" xlink:href="https://www.ukrinform.ua/rubric-ato/3714874-sili-oboroni-trimaut-panivni-visoti-pid-bahmutom-ale-prosuvanna-prizupinili-malar.html" text:style-name="Internet_20_link" text:visited-style-name="Visited_20_Internet_20_Link">
https://www.ukrinform.ua/rubric-ato/3714874-sili-oboroni-trimaut-panivni-visoti-pid-bahmutom-ale-prosuvanna-prizupinili-malar.html</text:a>
</text:p>
      <!--NEWS-->
      <text:h text:style-name="P10" text:outline-level="1">
<text:span text:style-name="T4">
Two Ukrainian Basketball Team 3x3 went out to the Big Twelve tournament playoffs</text:span>
</text:h>
      <text:p text:style-name="P4">
Authors: Ukrinform (Person)</text:p>
      <text:p text:style-name="P4">
Publisher: Укринформ (Organization)</text:p>
      <text:p text:style-name="P4">
Published Time: 2023-05-27T11:27:40+03:00</text:p>
      <text:p text:style-name="P4">
Modified Time: 2023-05-27T11:27:40+03:00</text:p>
      <text:p text:style-name="P4">
Description: The 3x3 male and women's national teams of Ukraine, which continue to prepare for the euro qualification, started at the Big Twelve Varoni (France). - Ukrinform.</text:p>
      <text:p text:style-name="P4">
Images: ['<text:a xlink:type="simple" xlink:href="https://static.ukrinform.com/photos/2023_05/thumb_files/630_360_1685175917-946.jpg" text:style-name="Internet_20_link" text:visited-style-name="Visited_20_Internet_20_Link">
630_360_16851...</text:a>
']</text:p>
      <text:p text:style-name="P4">
Tags: ['Баскетбол', 'Франція', 'Збірна України', 'Жінки', 'Чоловіки']</text:p>
      <text:p text:style-name="P4">
Type: Article</text:p>
      <!--METADATA-->
      <text:p text:style-name="P4">
<draw:frame draw:style-name="fr1" draw:name="Image86" text:anchor-type="as-char" svg:width="6.9236in" svg:height="3.956343in" draw:z-index="0">
<draw:image xlink:href="../Images/yкринформ/2023-05-27T11-27-40-03-00/630_360_1685175917-946.jpg" xlink:type="simple" xlink:show="embed" xlink:actuate="onLoad" draw:mime-type="image/jpeg"/>
</draw:frame>
Men's women's national teams in Basketball 3x3, which continue to prepare the euro, started at the Big Twelve Varoni tournament(France).</text:p>
      <text:p text:style-name="P4">
Чоловіки зіграли у Вуароні <text:a xlink:type="simple" xlink:href="https://fbu.ua/news/dv-zbrn-ukrani-3h3-viyshli-v-pley-of-turnru-big-twelve" text:style-name="Internet_20_link" text:visited-style-name="Visited_20_Internet_20_Link">
 двома складами </text:a>
, and both of the commanded in the same group, reports Ukrinform.</text:p>
      <text:p text:style-name="P4">
The team A included Vladimir Konev, Maxim Nikitin, Nikita Ruslov and Maximzakursaev, to the team B - Oleg Bondarenko, Ilya Kabatsyura, Yuri Kondrakov Taigor Sergeyev.</text:p>
      <text:p text:style-name="P4">
Both national teams gave way to the main composition of Greece, but the national team of France U23 was played by the national team of Ukraine A. in the eye match of two Ukrainian national teams Victory Labor and with a score of 22:19.</text:p>
      <text:p text:style-name="P4">
It is the national team of Ukraine and from the second place in the group came to the quarterfinals, will deida with Portugal. The winner will meet in the semifinals with the basic collection of France. But the national team of Ukraine in the last place in the group Ivvershchi speeches.</text:p>
      <text:p text:style-name="P4">
<text:span text:style-name="T4">
 Read also: </text:span>
 <text:a xlink:type="simple" xlink:href="https://www.ukrinform.ua/rubric-sports/3714342-zbirni-ukraini-z-basketbolu-3h3-startuut-na-turniri-big-twelve-u-francii.html" text:style-name="Internet_20_link" text:visited-style-name="Visited_20_Internet_20_Link">
3x3 Basketball Basketball Teams start at the Bigtwelve tournament in France</text:a>
The women's team of Ukraine consisting of Crystina Filevich, Oksana Mollova, Veronicikosmach and Miriam Uro-nile started with the defeat of the France's national team Nord, and was pleased with the team of Greece A, leaving to the playoffs from second place.</text:p>
      <text:p text:style-name="P4">
In the quarterfinals, our team will meet with Spain.</text:p>
      <text:p text:style-name="P4">
Photo: fbu.ua.</text:p>
      <text:p text:style-name="P4">
News Source: <text:a xlink:type="simple" xlink:href="https://www.ukrinform.ua/rubric-sports/3714873-dvi-zbirni-ukraini-z-basketbolu-3h3-vijsli-do-plejoff-turniru-big-twelve.html" text:style-name="Internet_20_link" text:visited-style-name="Visited_20_Internet_20_Link">
https://www.ukrinform.ua/rubric-sports/3714873-dvi-zbirni-ukraini-z-basketbolu-3h3-vijsli-do-plejoff-turniru-big-twelve.html</text:a>
</text:p>
      <!--NEWS-->
      <text:h text:style-name="P10" text:outline-level="1">
<text:span text:style-name="T4">
1 person killed, 2 wounded in shelling today in Schebekyne district of Belgorod region</text:span>
</text:h>
      <text:p text:style-name="P4">
Authors: liveuamap (Language: en)</text:p>
      <text:p text:style-name="P4">
Time: 2023-05-27T11:31:00</text:p>
      <text:p text:style-name="P4">
Location: Belgorod (Latitude:50.4118 Longtitude:36.89308)</text:p>
      <text:p text:style-name="P4">
Videos: []</text:p>
      <text:p text:style-name="P4">
Images: []</text:p>
      <text:p text:style-name="P4">
Tags: ["Russia", "Central and Eastern Europe"]</text:p>
      <text:p text:style-name="P4">
Id: 22565791</text:p>
      <!--METADATA-->
      <text:p text:style-name="P4">
1 person killed, 2 wounded in shelling today in Schebekyne district ofBelgorod region</text:p>
      <text:p text:style-name="P4">
News Collection Link: <text:a xlink:type="simple" xlink:href="https://liveuamap.com/en/2023/27-may-1-person-killed-2-wounded-in-shelling-today-in-schebekyne" text:style-name="Internet_20_link" text:visited-style-name="Visited_20_Internet_20_Link">
https://liveuamap.com/en/2023/27-may-1-person-killed-2-wounded-in-shelling-today-in-schebekyne</text:a>
</text:p>
      <text:p text:style-name="P4">
News Source: <text:a xlink:type="simple" xlink:href="https://t.me/rbc_news/74968" text:style-name="Internet_20_link" text:visited-style-name="Visited_20_Internet_20_Link">
https://t.me/rbc_news/74968</text:a>
</text:p>
      <!--NEWS-->
      <text:h text:style-name="P10" text:outline-level="1">
<text:span text:style-name="T4">
UNICEF and the Ministry of Education launched the Super Super Support project for the development of preschoolers - Zelenskaya</text:span>
</text:h>
      <text:p text:style-name="P4">
Authors: Ukrinform (Person)</text:p>
      <text:p text:style-name="P4">
Publisher: Укринформ (Organization)</text:p>
      <text:p text:style-name="P4">
Published Time: 2023-05-27T11:31:04+03:00</text:p>
      <text:p text:style-name="P4">
Modified Time: 2023-05-27T11:31:04+03:00</text:p>
      <text:p text:style-name="P4">
Description: UNICEF and the Ministry of Education and Science have launched a project for the development of preschool children "Sparks of Super Supers". - Ukrinform.</text:p>
      <text:p text:style-name="P4">
Images: ['<text:a xlink:type="simple" xlink:href="https://static.ukrinform.com/photos/2023_05/thumb_files/630_360_1685176097-133.jpeg" text:style-name="Internet_20_link" text:visited-style-name="Visited_20_Internet_20_Link">
630_360_16851...</text:a>
']</text:p>
      <text:p text:style-name="P4">
Tags: ['Діти', 'Освіта', 'Олена Зеленська']</text:p>
      <text:p text:style-name="P4">
Type: Article</text:p>
      <!--METADATA-->
      <text:p text:style-name="P4">
<draw:frame draw:style-name="fr1" draw:name="Image87" text:anchor-type="as-char" svg:width="6.9236in" svg:height="3.956343in" draw:z-index="0">
<draw:image xlink:href="../Images/yкринформ/2023-05-27T11-31-04-03-00/630_360_1685176097-133.jpeg" xlink:type="simple" xlink:show="embed" xlink:actuate="onLoad" draw:mime-type="image/jpeg"/>
</draw:frame>
UNICEF Taministraism of education and science launched a project for the development of children of the preschool "sparks of the Super Silk".</text:p>
      <text:p text:style-name="P4">
This was reported by President's wife Olena Zelensk in <text:a xlink:type="simple" xlink:href="https://t.me/FirstLadyOfUkraine/3226" text:style-name="Internet_20_link" text:visited-style-name="Visited_20_Internet_20_Link">
telegram</text:a>
, reports Ukrinform.</text:p>
      <text:p text:style-name="P4">
“Sparks are superpower - they are exactly in every Ukrainian child growing up to the conditions of war. Exactly in every mom and dad, who continue to take care, entertain, keep your childhood in spite of everything. "Sparks of Super Silk" is a project for the parent of preschoolers who have been launched <text:a xlink:type="simple" xlink:href="https://www.ukrinform.ua/tag-unisef" text:style-name="Internet_20_link" text:visited-style-name="Visited_20_Internet_20_Link">
UNICEF</text:a>
Ukraine and the Ministry of Education and Science of Ukraine, to help them to reward the educational process, which, unfortunately, has stopped the war in many kindergartens, ”the first lady said.</text:p>
      <text:p text:style-name="P4">
According to her, it is an interactive puppet theater, which contains the characters-spiky-Pum, Zhuz, Mio and Brin. Each of them has its own vivid character and super forces - knowledge and skills that come in handy in different situations that the little man faces. Characters and scenarios can <text:a xlink:type="simple" xlink:href="https://numo.mon.gov.ua/puppet-show" text:style-name="Internet_20_link" text:visited-style-name="Visited_20_Internet_20_Link">
download</text:a>
free on the platform and play anywhere.</text:p>
      <text:p text:style-name="P4">
<text:span text:style-name="T4">
 Readmetas: </text:span>
 <text:a xlink:type="simple" xlink:href="https://www.ukrinform.ua/rubric-society/3713799-zelenska-radit-diuosvita-abi-opanuvati-novi-profesijni-navicki.html" text:style-name="Internet_20_link" text:visited-style-name="Visited_20_Internet_20_Link">
advises "Action. Education" to master new professional skills</text:a>
"All you need to download, print, cut with the kids," the Presidential Dodladruzhina.</text:p>
      <text:p text:style-name="P4">
Zelenskaya informed that on the platform <text:a xlink:type="simple" xlink:href="https://numo.mon.gov.ua/puppet-show/scenariyi-vistav" text:style-name="Internet_20_link" text:visited-style-name="Visited_20_Internet_20_Link">
there are 10 ready scenarios,</text:a>
who reproduced well -known Ukrainians: "Here are the borders with peers on the playground, and prosecuted food, and travel by our beautiful country."</text:p>
      <text:p text:style-name="P4">
She added that coloring pages, which can also be used <text:a xlink:type="simple" xlink:href="https://numo.mon.gov.ua/puppet-show/rozmalovki" text:style-name="Internet_20_link" text:visited-style-name="Visited_20_Internet_20_Link">
download on the site. </text:a>
<text:span text:style-name="T5">
Foto: Elena Zelensky's Telegram</text:span>
</text:p>
      <text:p text:style-name="P4">
News Source: <text:a xlink:type="simple" xlink:href="https://www.ukrinform.ua/rubric-society/3714876-unisef-ta-minosviti-zapustili-proekt-iskorki-supersili-dla-rozvitku-doskilnat-zelenska.html" text:style-name="Internet_20_link" text:visited-style-name="Visited_20_Internet_20_Link">
https://www.ukrinform.ua/rubric-society/3714876-unisef-ta-minosviti-zapustili-proekt-iskorki-supersili-dla-rozvitku-doskilnat-zelenska.html</text:a>
</text:p>
      <!--NEWS-->
      <text:h text:style-name="P10" text:outline-level="1">
<text:span text:style-name="T4">
Japan conducted large -scale training with combat shooting</text:span>
</text:h>
      <text:p text:style-name="P4">
Authors: Ukrinform (Person)</text:p>
      <text:p text:style-name="P4">
Publisher: Укринформ (Organization)</text:p>
      <text:p text:style-name="P4">
Published Time: 2023-05-27T11:40:00+03:00</text:p>
      <text:p text:style-name="P4">
Modified Time: 2023-05-27T11:40:00+03:00</text:p>
      <text:p text:style-name="P4">
Description: Japan's terrestrial forces conducted annual training with combat firing at the training ground in the central part of the country, and about 2,500 servicemen participated in the maneuvers. - Ukrinform.</text:p>
      <text:p text:style-name="P4">
Images: ['<text:a xlink:type="simple" xlink:href="https://static.ukrinform.com/photos/2023_05/thumb_files/630_360_1685176909-132.jpg" text:style-name="Internet_20_link" text:visited-style-name="Visited_20_Internet_20_Link">
630_360_16851...</text:a>
']</text:p>
      <text:p text:style-name="P4">
Tags: ['Японія', 'Військові навчання']</text:p>
      <text:p text:style-name="P4">
Type: Article</text:p>
      <!--METADATA-->
      <text:p text:style-name="P4">
<draw:frame draw:style-name="fr1" draw:name="Image91" text:anchor-type="as-char" svg:width="6.9236in" svg:height="3.956343in" draw:z-index="0">
<draw:image xlink:href="../Images/yкринформ/2023-05-27T11-40-00-03-00/630_360_1685176909-132.jpg" xlink:type="simple" xlink:show="embed" xlink:actuate="onLoad" draw:mime-type="image/jpeg"/>
</draw:frame>
Japan's self -defense was conducted annually with Napoligon's combat shooting in the central part of the country, and about 2500 military servicemen participated in the maneuvers.</text:p>
      <text:p text:style-name="P4">
About it reports <text:a xlink:type="simple" xlink:href="https://www3.nhk.or.jp/nhkworld/en/news/20230527_11/" text:style-name="Internet_20_link" text:visited-style-name="Visited_20_Internet_20_Link">
NHK</text:a>
, reports Ukrinform.</text:p>
      <text:p text:style-name="P4">
The military worked out actions in the event of an invasion of the enemy into one of the receded Japanese islands. Self -defense forces sent to this area intelligence officers and launched drones to monitor the situation, then sent a landing brigade of rapid response, which worked out the tactical seizure of the attack and the liberation of the island.</text:p>
      <text:p text:style-name="P4">
During the exercises, the military used weapons, in particular, they fired at fire cars.</text:p>
      <text:p text:style-name="P4">
Previously, such training with combat shooting was open to the public, collecting more than 20,000 spectators each year. However, for the last three years, public reviews have been canceled through the Crownavirus pandemic.</text:p>
      <text:p text:style-name="P4">
<text:span text:style-name="T4">
 Read also: </text:span>
 <text:a xlink:type="simple" xlink:href="https://www.ukrinform.ua/rubric-world/3714307-aponia-ogolosila-cergovij-paket-sankcij-proti-rosii.html" text:style-name="Internet_20_link" text:visited-style-name="Visited_20_Internet_20_Link">
I have announced another package of sanctions against Russia</text:a>
This year's exercises were also closed - as explained in the military team, in connection with "the security situation and the need to focus."</text:p>
      <text:p text:style-name="P4">
According to the Japanese military, 57 tons of ammunition were used in the course of the exercise about 1.07 billion yen($ 7.6 million).</text:p>
      <text:p text:style-name="P4">
Як повідомляв Укрінформ, військові Південної Кореї спільно з силамиконтингенту збройних сил США вперше за останні шість років провели  <text:a xlink:type="simple" xlink:href="https://www.ukrinform.ua/rubric-world/3714306-vijskovi-pivdennoi-korei-ta-ssa-proveli-masstabni-navcanna-nepodalik-kordonu-z-kndr.html" text:style-name="Internet_20_link" text:visited-style-name="Visited_20_Internet_20_Link">
масштабні військові навчання з бойовими стрільбами</text:a>
Only 25 kilometers south of the border with the DPRK.</text:p>
      <text:p text:style-name="P4">
<text:span text:style-name="T5">
Opto from open sources</text:span>
</text:p>
      <text:p text:style-name="P4">
News Source: <text:a xlink:type="simple" xlink:href="https://www.ukrinform.ua/rubric-world/3714880-u-aponii-proveli-masstabni-navcanna-z-bojovimi-strilbami.html" text:style-name="Internet_20_link" text:visited-style-name="Visited_20_Internet_20_Link">
https://www.ukrinform.ua/rubric-world/3714880-u-aponii-proveli-masstabni-navcanna-z-bojovimi-strilbami.html</text:a>
</text:p>
      <!--NEWS-->
      <text:h text:style-name="P10" text:outline-level="1">
<text:span text:style-name="T4">
Zelensky put the NSDC decision on sanctions against 51 individuals and 220 legal entities</text:span>
</text:h>
      <text:p text:style-name="P4">
Authors: Ukrinform (Person)</text:p>
      <text:p text:style-name="P4">
Publisher: Укринформ (Organization)</text:p>
      <text:p text:style-name="P4">
Published Time: 2023-05-27T11:57:00+03:00</text:p>
      <text:p text:style-name="P4">
Modified Time: 2023-05-27T11:57:00+03:00</text:p>
      <text:p text:style-name="P4">
Description: President of Ukraine Volodymyr Zelensky introduced the NSDC decision on the use of personal special economic and other restrictive measures to 51 natural and 220 legal entities. - Ukrinform.</text:p>
      <text:p text:style-name="P4">
Images: ['<text:a xlink:type="simple" xlink:href="https://static.ukrinform.com/photos/2022_09/thumb_files/630_360_1664388416-236.jpg" text:style-name="Internet_20_link" text:visited-style-name="Visited_20_Internet_20_Link">
630_360_16643...</text:a>
']</text:p>
      <text:p text:style-name="P4">
Tags: ['РНБО', 'Санкції', 'Росія', 'Зеленський']</text:p>
      <text:p text:style-name="P4">
Type: Article</text:p>
      <!--METADATA-->
      <text:p text:style-name="P4">
<draw:frame draw:style-name="fr1" draw:name="Image92" text:anchor-type="as-char" svg:width="6.9236in" svg:height="3.956343in" draw:z-index="0">
<draw:image xlink:href="../Images/yкринформ/2023-05-27T11-57-00-03-00/630_360_1664388416-236.jpg" xlink:type="simple" xlink:show="embed" xlink:actuate="onLoad" draw:mime-type="image/jpeg"/>
</draw:frame>
President of Ukraine Volodymyr Zelensky, by his decree, introduced the decision of the NSDC to enforce personal special economic and other restrictive measures up to 51 natural and 220 legal entities.</text:p>
      <text:p text:style-name="P4">
According to Ukrinform, corresponding <text:a xlink:type="simple" xlink:href="https://www.president.gov.ua/documents/3072023-46917" text:style-name="Internet_20_link" text:visited-style-name="Visited_20_Internet_20_Link">
Decree No. 307/2023</text:a>
Posted on the website of the Head of State.</text:p>
      <text:p text:style-name="P4">
Yes, according to the Annex <text:a xlink:type="simple" xlink:href="https://www.president.gov.ua/storage/j-files-storage/01/19/09/7b21d2ec72c38145625c92a52abe1f22_1685168635.pdf" text:style-name="Internet_20_link" text:visited-style-name="Visited_20_Internet_20_Link">
 # 1</text:a>
To the decree, the President entered into force the NSDU Decision of May 27 "On the use of personal special economic and other restrictive measures(sanctions)"Against 51 citizens of the Russian Federation.</text:p>
      <text:p text:style-name="P4">
According to the Annex <text:a xlink:type="simple" xlink:href="https://www.president.gov.ua/storage/j-files-storage/01/19/13/9ba481b6ec61facfc683351e47697ce7_1685168800.pdf" text:style-name="Internet_20_link" text:visited-style-name="Visited_20_Internet_20_Link">
No. 2</text:a>
, Zelensky suffered sanctions against 220 legal entities, including both Russian companies and foreign companies. In particular, [sanctions] have been applied(https://www.ukrinform.ua/tag-sankcii)To such Russian companies as a railway company "Railway Trade Company", a company with limited responsibility "Innovative oil technologies", a company with limited responsibility "Defense registra".</text:p>
      <text:p text:style-name="P4">
<text:span text:style-name="T4">
 Read also: </text:span>
 <text:a xlink:type="simple" xlink:href="https://www.ukrinform.ua/rubric-world/3714184-sankcii-proti-rf-maut-vikonuvati-vsi-kraini-prezident-kipru.html" text:style-name="Internet_20_link" text:visited-style-name="Visited_20_Internet_20_Link">
RF -</text:a>
Sanctions on Cypriot Companies "Sirch Lokishn Limited", "2 Gaslokal Serch Limited", Czech Navitel SRO and the Navitel Ukraine Limited Company were registered in Ukraine.</text:p>
      <text:p text:style-name="P4">
As reported by Ukrinform, on April 22, the President introduced the decisions of the decision on [the use of personal special economic and other economic measures] with his decrees.(https://www.ukrinform.ua/rubric-polytics/3699292-prezident-vviv-u-diu-risenna-rnbo-pro-sankcii-proti-radu-fizicnih-ta-uridicnih-osib.html)up to 40 individuals and 382 legal entities.</text:p>
      <text:p text:style-name="P4">
News Source: <text:a xlink:type="simple" xlink:href="https://www.ukrinform.ua/rubric-polytics/3714883-zelenskij-vviv-u-diu-risenna-rnbo-pro-sankcii-proti-51-fizicnoi-ta-220-uridicnih-osib.html" text:style-name="Internet_20_link" text:visited-style-name="Visited_20_Internet_20_Link">
https://www.ukrinform.ua/rubric-polytics/3714883-zelenskij-vviv-u-diu-risenna-rnbo-pro-sankcii-proti-51-fizicnoi-ta-220-uridicnih-osib.html</text:a>
</text:p>
      <!--NEWS-->
      <text:h text:style-name="P10" text:outline-level="1">
<text:span text:style-name="T4">
Sumy region, Kharkiv, Kharkiv region, Poltava region (18:01). Red Alrt: Aerial Tchretate ....</text:span>
</text:h>
      <text:p text:style-name="P4">
Authors: liveuamap (Language: en)</text:p>
      <text:p text:style-name="P4">
Time: 2023-05-27T12:02:00</text:p>
      <text:p text:style-name="P4">
Location: Sumska Oblast (Latitude:51.00075 Longtitude:34.00033)</text:p>
      <text:p text:style-name="P4">
Videos: []</text:p>
      <text:p text:style-name="P4">
Images: []</text:p>
      <text:p text:style-name="P4">
Tags: ["Europe", "Central and Eastern Europe"]</text:p>
      <text:p text:style-name="P4">
Id: 22565746</text:p>
      <!--METADATA-->
      <text:p text:style-name="P4">
Sumy region, Kharkiv, Kharkiv region, Poltava region(18:01). Red Alert:aerial threat. Sirens sounding. Take cover now!</text:p>
      <text:p text:style-name="P4">
News Collection Link: <text:a xlink:type="simple" xlink:href="https://liveuamap.com/en/2023/27-may-sumska-oblast-kharkiv-kharkivska-oblasg" text:style-name="Internet_20_link" text:visited-style-name="Visited_20_Internet_20_Link">
https://liveuamap.com/en/2023/27-may-sumska-oblast-kharkiv-kharkivska-oblasg</text:a>
</text:p>
      <text:p text:style-name="P4">
News Source: <text:a xlink:type="simple" xlink:href="https://t.me/air_alert_ua/46628" text:style-name="Internet_20_link" text:visited-style-name="Visited_20_Internet_20_Link">
https://t.me/air_alert_ua/46628</text:a>
</text:p>
      <!--NEWS-->
      <text:h text:style-name="P10" text:outline-level="1">
<text:span text:style-name="T4">
Ukraine asked Germany's winged Taurus missiles - media</text:span>
</text:h>
      <text:p text:style-name="P4">
Authors: Ukrinform (Person)</text:p>
      <text:p text:style-name="P4">
Publisher: Укринформ (Organization)</text:p>
      <text:p text:style-name="P4">
Published Time: 2023-05-27T12:13:48+03:00</text:p>
      <text:p text:style-name="P4">
Modified Time: 2023-05-27T12:13:48+03:00</text:p>
      <text:p text:style-name="P4">
Description: Ukraine has submitted to Germany for the supply of winged Taurus winged missiles. - Ukrinform.</text:p>
      <text:p text:style-name="P4">
Images: ['<text:a xlink:type="simple" xlink:href="https://static.ukrinform.com/photos/2023_05/thumb_files/630_360_1685178733-981.jpg" text:style-name="Internet_20_link" text:visited-style-name="Visited_20_Internet_20_Link">
630_360_16851...</text:a>
']</text:p>
      <text:p text:style-name="P4">
Tags: ['Німеччина', 'Ракета', 'Війна з Росією']</text:p>
      <text:p text:style-name="P4">
Type: Article</text:p>
      <!--METADATA-->
      <text:p text:style-name="P4">
<draw:frame draw:style-name="fr1" draw:name="Image93" text:anchor-type="as-char" svg:width="6.9236in" svg:height="3.956343in" draw:z-index="0">
<draw:image xlink:href="../Images/yкринформ/2023-05-27T12-13-48-03-00/630_360_1685178733-981.jpg" xlink:type="simple" xlink:show="embed" xlink:actuate="onLoad" draw:mime-type="image/jpeg"/>
</draw:frame>
Ukraine has submitted to Germany for the supply of winged Taurus winged missiles.</text:p>
      <text:p text:style-name="P4">
About it reports <text:a xlink:type="simple" xlink:href="https://www.dw.com/uk/ukraina-zaprosila-v-nimeccini-dalekobijni-raketi-taurus/a-65751508" text:style-name="Internet_20_link" text:visited-style-name="Visited_20_Internet_20_Link">
DW</text:a>
With reference to a spokeswoman for the German Ministry of Defense, Ukrinform reports.</text:p>
      <text:p text:style-name="P4">
It is reported that Ukraine appealed to Germany to transfer it to the Taurus rockets. A corresponding request from Kiev was received by the other day.</text:p>
      <text:p text:style-name="P4">
<text:span text:style-name="T4">
 Read also: </text:span>
 <text:a xlink:type="simple" xlink:href="https://www.ukrinform.ua/rubric-ato/3714708-kongresmeni-ponovili-tisk-na-bilij-dim-sodo-postavok-atacms-v-ukrainu.html" text:style-name="Internet_20_link" text:visited-style-name="Visited_20_Internet_20_Link">
Congressmen renewed the pressure on the White House on the supply ofatacms to Ukraine</text:a>
A few days ago, on May 23, a German parliament member from the Christian Democratic Union(CDS)Roderich Kizevetter called on the government to provide these rocketra.</text:p>
      <text:p text:style-name="P4">
"The partners of Ukraine should now go V -Bank and provide Ukraine with everything that it is used in a combined battle and what is allowed by international law," he said.</text:p>
      <text:p text:style-name="P4">
According to him, the winged Taurus missiles with a range of up to 400-500 kilometers would be a very useful contribution from Germany.</text:p>
      <text:p text:style-name="P4">
"There should no longer be red lines here," Kizyvetter said then.</text:p>
      <text:p text:style-name="P4">
<text:span text:style-name="T4">
 Read also: </text:span>
 <text:a xlink:type="simple" xlink:href="https://www.ukrinform.ua/rubric-polytics/3714720-senator-grem-zaklikae-priskoriti-i-posiliti-postacanna-zbroi-ukraini.html" text:style-name="Internet_20_link" text:visited-style-name="Visited_20_Internet_20_Link">
Senator Graham calls for speeding up and strengthening supply to Ukraine</text:a>
German Defense Minister Boris Pistorius responded to the proposal by Kisevetter, but also noted that "it is believed that Ukraine should support Ukraine with all systems permitted by international law."</text:p>
      <text:p text:style-name="P4">
According to Ukrinform, German Chancellor Olaf Soltz confirmed the position according to the Western weapons provided to Ukraine for the purpose of defense in our country.</text:p>
      <text:p text:style-name="P4">
Photo: Mbda Deutchland</text:p>
      <text:p text:style-name="P4">
News Source: <text:a xlink:type="simple" xlink:href="https://www.ukrinform.ua/rubric-ato/3714885-ukraina-poprosila-u-nimeccini-krilati-raketi-taurus-zmi.html" text:style-name="Internet_20_link" text:visited-style-name="Visited_20_Internet_20_Link">
https://www.ukrinform.ua/rubric-ato/3714885-ukraina-poprosila-u-nimeccini-krilati-raketi-taurus-zmi.html</text:a>
</text:p>
      <!--NEWS-->
      <text:h text:style-name="P10" text:outline-level="1">
<text:span text:style-name="T4">
Russia will be a danger to Britain in the event of defeat in Ukraine - the head of the Air Force</text:span>
</text:h>
      <text:p text:style-name="P4">
Authors: Ukrinform (Person)</text:p>
      <text:p text:style-name="P4">
Publisher: Укринформ (Organization)</text:p>
      <text:p text:style-name="P4">
Published Time: 2023-05-27T12:19:00+03:00</text:p>
      <text:p text:style-name="P4">
Modified Time: 2023-05-27T12:19:00+03:00</text:p>
      <text:p text:style-name="P4">
Description: The British Air Force Chief, Sir Mike Wiggstone, said the Russian Air Force, the Overwater Fleet and Submarines pose a threat to Britain and NATO. - Ukrinform.</text:p>
      <text:p text:style-name="P4">
Images: ['<text:a xlink:type="simple" xlink:href="https://static.ukrinform.com/photos/2016_03/thumb_files/630_360_1459411837-1303-foto-milru.jpg" text:style-name="Internet_20_link" text:visited-style-name="Visited_20_Internet_20_Link">
630_360_14594...</text:a>
']</text:p>
      <text:p text:style-name="P4">
Tags: ['Британія', 'Росія', 'Війна з Росією']</text:p>
      <text:p text:style-name="P4">
Type: Article</text:p>
      <!--METADATA-->
      <text:p text:style-name="P4">
<draw:frame draw:style-name="fr1" draw:name="Image94" text:anchor-type="as-char" svg:width="6.9236in" svg:height="3.956343in" draw:z-index="0">
<draw:image xlink:href="../Images/yкринформ/2023-05-27T12-19-00-03-00/630_360_1459411837-1303-foto-milru.jpg" xlink:type="simple" xlink:show="embed" xlink:actuate="onLoad" draw:mime-type="image/jpeg"/>
</draw:frame>
The headquarters of the British Air Force, Sir Mike Wiggstone, said that the Russian Air Forces, the Overwater Fleet and submarines are the thunderstorm of Britain and NATO.</text:p>
      <text:p text:style-name="P4">
This opinion is the head of the royal military-air forces(RAF)expressed in Wintervi <text:a xlink:type="simple" xlink:href="https://www.telegraph.co.uk/news/2023/05/26/russia-poses-danger-to-uk-sir-mike-wigston-raf/" text:style-name="Internet_20_link" text:visited-style-name="Visited_20_Internet_20_Link">
The Telegraph</text:a>
, reports Ukrinform.</text:p>
      <text:p text:style-name="P4">
According to Wiggstone, it is on this threat "we must focus our thoughts."</text:p>
      <text:p text:style-name="P4">
At the same time, he is convinced that such a threat will persist or intensify, even if the current President of the Russian Federation Vladimir Putin is removed from power.</text:p>
      <text:p text:style-name="P4">
<text:span text:style-name="T4">
 Read also: </text:span>
 <text:a xlink:type="simple" xlink:href="https://www.ukrinform.ua/rubric-polytics/3713708-britania-v-obse-rozkritikuvala-brehlive-pragnenna-rosii-do-dialogu.html" text:style-name="Internet_20_link" text:visited-style-name="Visited_20_Internet_20_Link">
in the OSCE criticized the false "desire" of Russia Dialog</text:a>
"When the conflict in Ukraine is over and Ukraine will restore its borders, as it seems to be, we will get a broken, vindictive and cruel Russia that will put in any way in any way: air, missile and underwater attacks," the RAF head said.</text:p>
      <text:p text:style-name="P4">
As reported by Ukrinform, <text:a xlink:type="simple" xlink:href="https://www.ukrinform.ua/rubric-world/3712942-pid-mirni-plani-maskuutsa-sprobi-zamoroziti-vijnu-v-ukraini-premer-britanii.html" text:style-name="Internet_20_link" text:visited-style-name="Visited_20_Internet_20_Link">
Prime Minister Richa Sunak stated</text:a>
that attempts to freeze the conflict in Ukraine are completely wrong and should be stopped in the embryo.</text:p>
      <text:p text:style-name="P4">
News Source: <text:a xlink:type="simple" xlink:href="https://www.ukrinform.ua/rubric-world/3714891-rosia-stanovitime-nebezpeku-dla-britanii-u-razi-porazki-v-ukraini-glava-vps.html" text:style-name="Internet_20_link" text:visited-style-name="Visited_20_Internet_20_Link">
https://www.ukrinform.ua/rubric-world/3714891-rosia-stanovitime-nebezpeku-dla-britanii-u-razi-porazki-v-ukraini-glava-vps.html</text:a>
</text:p>
      <!--NEWS-->
      <text:h text:style-name="P10" text:outline-level="1">
<text:span text:style-name="T4">
Russia brought one carbon carrier to the Black Sea - a total volley up to 4 missiles</text:span>
</text:h>
      <text:p text:style-name="P4">
Authors: Ukrinform (Person)</text:p>
      <text:p text:style-name="P4">
Publisher: Укринформ (Organization)</text:p>
      <text:p text:style-name="P4">
Published Time: 2023-05-27T12:32:31+03:00</text:p>
      <text:p text:style-name="P4">
Modified Time: 2023-05-27T12:32:31+03:00</text:p>
      <text:p text:style-name="P4">
Description: The Russian Federation has brought one carbon "Caliber" winged missiles to the Black Sea for combat duty. - Ukrinform.</text:p>
      <text:p text:style-name="P4">
Images: ['<text:a xlink:type="simple" xlink:href="https://static.ukrinform.com/photos/2023_03/thumb_files/630_360_1678431987-587.jpg" text:style-name="Internet_20_link" text:visited-style-name="Visited_20_Internet_20_Link">
630_360_16784...</text:a>
']</text:p>
      <text:p text:style-name="P4">
Tags: ['Ракета', ' Чорне море', 'Корабель', 'Війна з Росією']</text:p>
      <text:p text:style-name="P4">
Type: Article</text:p>
      <!--METADATA-->
      <text:p text:style-name="P4">
<draw:frame draw:style-name="fr1" draw:name="Image95" text:anchor-type="as-char" svg:width="6.9236in" svg:height="3.956343in" draw:z-index="0">
<draw:image xlink:href="../Images/yкринформ/2023-05-27T12-32-31-03-00/630_360_1678431987-587.jpg" xlink:type="simple" xlink:show="embed" xlink:actuate="onLoad" draw:mime-type="image/jpeg"/>
</draw:frame>
The Russian Federation brought one carpet to the Caliber's winged rockets into the Black Sea for combat duty.</text:p>
      <text:p text:style-name="P4">
According to Ukrinform, the Navy of the Armed Forces of Ukraine reports on <text:a xlink:type="simple" xlink:href="https://www.facebook.com/navy.mil.gov.ua/posts/pfbid02z4DuBfqbLVK5qvMotiTavnBUF3UdCcSqYoxVDutL5h28hioejHwkbGQ63ShgpWQbl" text:style-name="Internet_20_link" text:visited-style-name="Visited_20_Internet_20_Link">
Facebook</text:a>
.</text:p>
      <text:p text:style-name="P4">
“Станом на 11:45 27.05.2023 в Чорному морі на бойовому чергуванні знаходитьсячотири ворожих кораблів, з них один носій крилатих ракет "Калібр", загальнийзалп до 4 ракет”, - йдеться у повідомленні.</text:p>
      <text:p text:style-name="P4">
There is a hostile ship in the Azov Sea.</text:p>
      <text:p text:style-name="P4">
<text:span text:style-name="T4">
 Read also: </text:span>
 <text:a xlink:type="simple" xlink:href="https://www.ukrinform.ua/rubric-world/3713861-rosiani-namaluvali-svou-svastiku-v-cornomu-mori-britanska-rozvidka.html" text:style-name="Internet_20_link" text:visited-style-name="Visited_20_Internet_20_Link">
Russians "Draw" their swastika in black -British intelligence</text:a>
In the Mediterranean on combat duty - up to seven enemy ships, from the inquarters of the carbon carriers, the total volley is up to four rockets.</text:p>
      <text:p text:style-name="P4">
As reported by Ukrinform, in the morning of May 27 <text:a xlink:type="simple" xlink:href="https://www.ukrinform.ua/rubric-ato/3714852-u-cornomu-ta-azovskomu-morah-sist-voroziih-korabliv-raketonosiiv-nemae.html" text:style-name="Internet_20_link" text:visited-style-name="Visited_20_Internet_20_Link">
in the Black Sea</text:a>
Russia kept six combat -border, in Azovsky - one, all reception vessels were introduced into points.</text:p>
      <text:p text:style-name="P4">
News Source: <text:a xlink:type="simple" xlink:href="https://www.ukrinform.ua/rubric-ato/3714895-rosia-vivela-v-corne-more-odin-nosij-kalibriv-zagalnij-zalp-do-4-raket.html" text:style-name="Internet_20_link" text:visited-style-name="Visited_20_Internet_20_Link">
https://www.ukrinform.ua/rubric-ato/3714895-rosia-vivela-v-corne-more-odin-nosij-kalibriv-zagalnij-zalp-do-4-raket.html</text:a>
</text:p>
      <!--NEWS-->
      <text:h text:style-name="P10" text:outline-level="1">
<text:span text:style-name="T4">
Donetsk Oblast(18:31). Red Alert: aerial threat. Sirens sounding. Take cover now!</text:span>
</text:h>
      <text:p text:style-name="P4">
Authors: liveuamap (Language: en)</text:p>
      <text:p text:style-name="P4">
Time: 2023-05-27T12:33:00</text:p>
      <text:p text:style-name="P4">
Location: Donetsk Oblast (Latitude:48.72717 Longtitude:37.57913)</text:p>
      <text:p text:style-name="P4">
Videos: []</text:p>
      <text:p text:style-name="P4">
Images: []</text:p>
      <text:p text:style-name="P4">
Tags: ["Europe", "Central and Eastern Europe"]</text:p>
      <text:p text:style-name="P4">
Id: 22565747</text:p>
      <!--METADATA-->
      <text:p text:style-name="P4">
Donetsk Oblast(18:31). Red Alert: aerial threat. Sirens sounding. Take covernow!</text:p>
      <text:p text:style-name="P4">
News Collection Link: <text:a xlink:type="simple" xlink:href="https://liveuamap.com/en/2023/27-may-donetsk-oblast1831-red-alert-aerial-thg" text:style-name="Internet_20_link" text:visited-style-name="Visited_20_Internet_20_Link">
https://liveuamap.com/en/2023/27-may-donetsk-oblast1831-red-alert-aerial-thg</text:a>
</text:p>
      <text:p text:style-name="P4">
News Source: <text:a xlink:type="simple" xlink:href="https://t.me/air_alert_ua/46629" text:style-name="Internet_20_link" text:visited-style-name="Visited_20_Internet_20_Link">
https://t.me/air_alert_ua/46629</text:a>
</text:p>
      <!--NEWS-->
      <text:h text:style-name="P10" text:outline-level="1">
<text:span text:style-name="T4">
The SBU has declared suspicion to four collaborators, among them the so -called Ministry of Emergencies officials</text:span>
</text:h>
      <text:p text:style-name="P4">
Authors: Ukrinform (Person)</text:p>
      <text:p text:style-name="P4">
Publisher: Укринформ (Organization)</text:p>
      <text:p text:style-name="P4">
Published Time: 2023-05-27T12:35:00+03:00</text:p>
      <text:p text:style-name="P4">
Modified Time: 2023-05-27T12:35:00+03:00</text:p>
      <text:p text:style-name="P4">
Description: The Security Service of Ukraine has declared suspicion of four enemy associates, including pseudo -officials "of the Ministry of Emergency Situations of the Russian Federation" and a former employee of the Ministry of Justice. - Ukrinform.</text:p>
      <text:p text:style-name="P4">
Images: ['<text:a xlink:type="simple" xlink:href="https://static.ukrinform.com/photos/2022_12/thumb_files/630_360_1669983394-548.jpg" text:style-name="Internet_20_link" text:visited-style-name="Visited_20_Internet_20_Link">
630_360_16699...</text:a>
']</text:p>
      <text:p text:style-name="P4">
Tags: ['Підозра', 'СБУ', 'Колаборант', 'Війна з Росією']</text:p>
      <text:p text:style-name="P4">
Type: Article</text:p>
      <!--METADATA-->
      <text:p text:style-name="P4">
<draw:frame draw:style-name="fr1" draw:name="Image97" text:anchor-type="as-char" svg:width="6.9236in" svg:height="3.956343in" draw:z-index="0">
<draw:image xlink:href="../Images/yкринформ/2023-05-27T12-35-00-03-00/630_360_1669983394-548.jpg" xlink:type="simple" xlink:show="embed" xlink:actuate="onLoad" draw:mime-type="image/jpeg"/>
</draw:frame>
The Service of Ukraine has declared suspicion of four enemy assassins, among them - Pseudovodovka "of the Ministry of Emergency Situations of the Russian Federation" Taulna employee of the Ministry of Justice.</text:p>
      <text:p text:style-name="P4">
As Ukrinform reports, it reported <text:a xlink:type="simple" xlink:href="https://ssu.gov.ua/novyny/sbu-povidomyla-pro-pidozru-shche-4m-vorozhym-poplichnykam-sered-nykh-posadovtsi-mns-rf-ta-kolyshnia-pratsivnytsia-miniustu" text:style-name="Internet_20_link" text:visited-style-name="Visited_20_Internet_20_Link">
SBU.</text:a>
Thus, one of the persons involved is a recidivist, sentenced in 2021 to ten years of imprisonment for crimes in the control of Russia's "Cossack National Guard of the Don Troops". Since then, he has been hiding from justice by a time of the captured part of the Luhansk region, and from September 2022 he was headed by the aggressor "Lisichansky Fire and Rescue Squad".</text:p>
      <text:p text:style-name="P4">
Among the suspects is the monster of the Provider firm and the former employment unit of the State Emergency Service. It was found that after the seizure of part of the region, they supported the Russian invaders tied with them for voluntary cooperation.</text:p>
      <text:p text:style-name="P4">
According to <text:a xlink:type="simple" xlink:href="https://www.ukrinform.ua/tag-sbu" text:style-name="Internet_20_link" text:visited-style-name="Visited_20_Internet_20_Link">
SBU,</text:a>
The monter was appointed by the Russian Department of Internal Policy of the Lisichansk Administration, the SSNS Expousadovets-the head of the city "Fire and Rescue Part of the Ministry of Emergency Situations of the LNR".</text:p>
      <text:p text:style-name="P4">
<text:span text:style-name="T4">
 Read also: </text:span>
 <text:a xlink:type="simple" xlink:href="https://www.ukrinform.ua/rubric-ato/3714753-sbu-za-rik-vikrila-ponad-300-vorozih-agentiv-castinu-z-nih-pereverbuvali-maluk.html" text:style-name="Internet_20_link" text:visited-style-name="Visited_20_Internet_20_Link">
SBU exposed more than 300 enemy agents per year, some of them turned over - baby</text:a>
All three defendants are charged with the commission of the crime under Art. 111-1(Collaboration)Criminal Code of Ukraine.</text:p>
      <text:p text:style-name="P4">
Also documented criminal acts of the former Ministry of Justice worker, who fled in 2022 to the temporarily seized territory of Donetsk region, where she was in constant connection with fighters, justified Russian armed aggression and urged local residents to support the invaders.</text:p>
      <text:p text:style-name="P4">
The malefactor was wanted. She is charged with justification, recognition of right, denial of armed aggression of the Russian Federation against Ukraine, glorification(Art. 436-2 of the Criminal Code of Ukraine).</text:p>
      <text:p text:style-name="P4">
<text:span text:style-name="T4">
Читайте також:</text:span>
 <text:a xlink:type="simple" xlink:href="https://www.ukrinform.ua/rubric-ato/3713895-sbu-zatrimala-rosijskogo-agenta-akij-gotuvav-pidriv-zaliznicnoi-kolii-pid-avdiivkou.html" text:style-name="Internet_20_link" text:visited-style-name="Visited_20_Internet_20_Link">
 затримала російського агента, який готував підривзалізничної колії під Авдіївкою </text:a>
</text:p>
      <text:p text:style-name="P4">
As reported by Ukrinform, the suspicion was declared an extolist of the State Registration Service of Ukraine Dmitry Voronon, who acts as "senator of the Vidzapozhzhia region of the Russian Federation".</text:p>
      <text:p text:style-name="P4">
News Source: <text:a xlink:type="simple" xlink:href="https://www.ukrinform.ua/rubric-ato/3714900-sbu-ogolosila-pidozru-cotirom-kolaborantam-sered-akih-tak-zvani-posadovci-mns-rf.html" text:style-name="Internet_20_link" text:visited-style-name="Visited_20_Internet_20_Link">
https://www.ukrinform.ua/rubric-ato/3714900-sbu-ogolosila-pidozru-cotirom-kolaborantam-sered-akih-tak-zvani-posadovci-mns-rf.html</text:a>
</text:p>
      <!--NEWS-->
      <text:h text:style-name="P10" text:outline-level="1">
<text:span text:style-name="T4">
Famous rivals of the national team of Ukraine in basketball 3x3 in the selection of euro</text:span>
</text:h>
      <text:p text:style-name="P4">
Authors: Ukrinform (Person)</text:p>
      <text:p text:style-name="P4">
Publisher: Укринформ (Organization)</text:p>
      <text:p text:style-name="P4">
Published Time: 2023-05-27T12:35:14+03:00</text:p>
      <text:p text:style-name="P4">
Modified Time: 2023-05-27T12:35:14+03:00</text:p>
      <text:p text:style-name="P4">
Description: The 3x3 male and women's national teams of Ukraine received rivals in the group round of the European Championship. - Ukrinform.</text:p>
      <text:p text:style-name="P4">
Images: ['<text:a xlink:type="simple" xlink:href="https://static.ukrinform.com/photos/2023_05/thumb_files/630_360_1685179718-742.jpg" text:style-name="Internet_20_link" text:visited-style-name="Visited_20_Internet_20_Link">
630_360_16851...</text:a>
']</text:p>
      <text:p text:style-name="P4">
Tags: ['Баскетбол', 'Європа', 'Збірна України', 'Жінки', 'Чоловіки']</text:p>
      <text:p text:style-name="P4">
Type: Article</text:p>
      <!--METADATA-->
      <text:p text:style-name="P4">
<draw:frame draw:style-name="fr1" draw:name="Image98" text:anchor-type="as-char" svg:width="6.9236in" svg:height="3.956343in" draw:z-index="0">
<draw:image xlink:href="../Images/yкринформ/2023-05-27T12-35-14-03-00/630_360_1685179718-742.jpg" xlink:type="simple" xlink:show="embed" xlink:actuate="onLoad" draw:mime-type="image/jpeg"/>
</draw:frame>
The male women's team of Ukraine in basketball 3x3 received rivals in the group -based qualification of the European Championship.</text:p>
      <text:p text:style-name="P4">
Our teams <text:a xlink:type="simple" xlink:href="https://fbu.ua/news/viznachilis-superniki-zbrnih-ukrani-po-vdboru-na-chemponat-vropi-3h3" text:style-name="Internet_20_link" text:visited-style-name="Visited_20_Internet_20_Link">
will fight</text:a>
For reaching the final part of the European Championship during the qualifying tournament that will take place in Constanta(Rumnia), reports Ukrinform.</text:p>
      <text:p text:style-name="P4">
The men's national team of Ukraine is in group B, where our rivals will become the Commands of Germany and Italy.</text:p>
      <text:p text:style-name="P4">
Two of the best of the group come up to the quarterfinals. To the final part of the Europe are finalists, as well as the winner of the match in 3rd place.</text:p>
      <text:p text:style-name="P4">
The women's national team of Ukraine in group A will oppose Spain, Switzerland, Serbia Tadania.</text:p>
      <text:p text:style-name="P4">
In the female grid, the winners of the groups A and B, in which five teams will be played, come to the final part. The third voucion to the European Championship will play the collection, which will take second places in groups.</text:p>
      <text:p text:style-name="P4">
<text:span text:style-name="T4">
 Read also: </text:span>
 <text:a xlink:type="simple" xlink:href="https://www.ukrinform.ua/rubric-sports/3707631-colovica-zbirna-ukraini-z-basketbolu-3h3-istoria-vistupiv-na-evro.html" text:style-name="Internet_20_link" text:visited-style-name="Visited_20_Internet_20_Link">
Men's Basketball 3x3 Basketball Team: EUROPECH Stories</text:a>
The final part of the European Championship 2023 on September 5-7 accepts Jerusalem(Israel).</text:p>
      <text:p text:style-name="P4">
Фото: fbu.ua.</text:p>
      <text:p text:style-name="P4">
News Source: <text:a xlink:type="simple" xlink:href="https://www.ukrinform.ua/rubric-sports/3714896-stali-vidomi-superniki-zbirnih-ukraini-z-basketbolu-3h3-u-vidbori-evro.html" text:style-name="Internet_20_link" text:visited-style-name="Visited_20_Internet_20_Link">
https://www.ukrinform.ua/rubric-sports/3714896-stali-vidomi-superniki-zbirnih-ukraini-z-basketbolu-3h3-u-vidbori-evro.html</text:a>
</text:p>
      <!--NEWS-->
      <text:h text:style-name="P10" text:outline-level="1">
<text:span text:style-name="T4">
Dnipro, Dnipropetrovska Oblast(18:35). Red Alert: aerial threat. Sirens sounding. Take cover ...</text:span>
</text:h>
      <text:p text:style-name="P4">
Authors: liveuamap (Language: en)</text:p>
      <text:p text:style-name="P4">
Time: 2023-05-27T12:37:00</text:p>
      <text:p text:style-name="P4">
Location: Dnipro (Latitude:48.45930000 Longtitude:35.03865000)</text:p>
      <text:p text:style-name="P4">
Videos: []</text:p>
      <text:p text:style-name="P4">
Images: []</text:p>
      <text:p text:style-name="P4">
Tags: ["Europe", "Central and Eastern Europe"]</text:p>
      <text:p text:style-name="P4">
Id: 22565748</text:p>
      <!--METADATA-->
      <text:p text:style-name="P4">
Dnipro, Dnipropetrovsk region(18:35). Red Alert: aerial threat. Sirenssounding. Take cover now!</text:p>
      <text:p text:style-name="P4">
News Collection Link: <text:a xlink:type="simple" xlink:href="https://liveuamap.com/en/2023/27-may-dnipro-dnipropetrovska-oblast1835-red-g" text:style-name="Internet_20_link" text:visited-style-name="Visited_20_Internet_20_Link">
https://liveuamap.com/en/2023/27-may-dnipro-dnipropetrovska-oblast1835-red-g</text:a>
</text:p>
      <text:p text:style-name="P4">
News Source: <text:a xlink:type="simple" xlink:href="https://t.me/suspilnednipro/15976" text:style-name="Internet_20_link" text:visited-style-name="Visited_20_Internet_20_Link">
https://t.me/suspilnednipro/15976</text:a>
</text:p>
      <!--NEWS-->
      <text:h text:style-name="P10" text:outline-level="1">
<text:span text:style-name="T4">
Kirovohradska Oblast(18:35). Red Alert: aerial threat. Sirens sounding. Take cover now!</text:span>
</text:h>
      <text:p text:style-name="P4">
Authors: liveuamap (Language: en)</text:p>
      <text:p text:style-name="P4">
Time: 2023-05-27T12:38:00</text:p>
      <text:p text:style-name="P4">
Location: Kirovohradska Oblast (Latitude:48.50000000 Longtitude:32.00000000)</text:p>
      <text:p text:style-name="P4">
Videos: []</text:p>
      <text:p text:style-name="P4">
Images: []</text:p>
      <text:p text:style-name="P4">
Tags: ["Europe", "Central and Eastern Europe"]</text:p>
      <text:p text:style-name="P4">
Id: 22565749</text:p>
      <!--METADATA-->
      <text:p text:style-name="P4">
Kirovohrad region(18:35). Red Alert: aerial threat. Sirens sounding. Takecover now!</text:p>
      <text:p text:style-name="P4">
News Collection Link: <text:a xlink:type="simple" xlink:href="https://liveuamap.com/en/2023/27-may-kirovohradska-oblast1835-red-alert-aerg" text:style-name="Internet_20_link" text:visited-style-name="Visited_20_Internet_20_Link">
https://liveuamap.com/en/2023/27-may-kirovohradska-oblast1835-red-alert-aerg</text:a>
</text:p>
      <text:p text:style-name="P4">
News Source: <text:a xlink:type="simple" xlink:href="https://t.me/air_alert_ua/46630" text:style-name="Internet_20_link" text:visited-style-name="Visited_20_Internet_20_Link">
https://t.me/air_alert_ua/46630</text:a>
</text:p>
      <!--NEWS-->
      <text:h text:style-name="P10" text:outline-level="1">
<text:span text:style-name="T4">
Ukraine's place in the European Union and NATO - German Foreign Ministry</text:span>
</text:h>
      <text:p text:style-name="P4">
Authors: Ukrinform (Person)</text:p>
      <text:p text:style-name="P4">
Publisher: Укринформ (Organization)</text:p>
      <text:p text:style-name="P4">
Published Time: 2023-05-27T12:39:00+03:00</text:p>
      <text:p text:style-name="P4">
Modified Time: 2023-05-27T12:39:00+03:00</text:p>
      <text:p text:style-name="P4">
Description: Ukraine should be in the European Union and NATO. - Ukrinform.</text:p>
      <text:p text:style-name="P4">
Images: ['<text:a xlink:type="simple" xlink:href="https://static.ukrinform.com/photos/2023_05/thumb_files/630_360_1685180233-408.jpg" text:style-name="Internet_20_link" text:visited-style-name="Visited_20_Internet_20_Link">
630_360_16851...</text:a>
']</text:p>
      <text:p text:style-name="P4">
Tags: ['Євросоюз', 'НАТО', 'Німеччина']</text:p>
      <text:p text:style-name="P4">
Type: Article</text:p>
      <!--METADATA-->
      <text:p text:style-name="P4">
<draw:frame draw:style-name="fr1" draw:name="Image99" text:anchor-type="as-char" svg:width="6.9236in" svg:height="3.956343in" draw:z-index="0">
<draw:image xlink:href="../Images/yкринформ/2023-05-27T12-39-00-03-00/630_360_1685180233-408.jpg" xlink:type="simple" xlink:show="embed" xlink:actuate="onLoad" draw:mime-type="image/jpeg"/>
</draw:frame>
Ukraine is in the European Union and NATO.</text:p>
      <text:p text:style-name="P4">
As reports <text:a xlink:type="simple" xlink:href="https://www.dw.com/uk/eksglava-mzs-nimeccini-fiser-misce-ukraini-v-es-i-nato/a-65751849" text:style-name="Internet_20_link" text:visited-style-name="Visited_20_Internet_20_Link">
DW</text:a>
, Jeszhka Fisher, Casayai, has been caesaia, Ukrinform reports.</text:p>
      <text:p text:style-name="P4">
According to Fisher, the old formula "Safety is only possible with Russia" Moreene works. Now it is much more important to "protect yourself from the Russian Federation".</text:p>
      <text:p text:style-name="P4">
*!(https://www.ukrinform.ua/rubric-polytics/3714746-kiivskij-bezpekovij-forum-zaklikav-nato-nevidkladno-nadati-ukraini-clenstvo.html)Fisher urged to abandon "ruthless naivety" about Russia. He pointed out the bride of Russian President Vladimir Putin and his desire to return the territory of the former Soviet republics, as well as that this desire is "widespread" among the Russian population.</text:p>
      <text:p text:style-name="P4">
The German Foreign Ministry Foreign Ministry believes that Ukraine will play a decisive role in the European Security.</text:p>
      <text:p text:style-name="P4">
"The place of Ukraine is in the EU, as well as in NATO," he said, adding that Riskskidel of Ukraine will decline if it is part of the Alliance.</text:p>
      <text:p text:style-name="P4">
<text:span text:style-name="T4">
 Read also: </text:span>
 [Ukraine will become one of the key countries of the European Union and -Expossol of the United States in(https://www.ukrinform.ua/rubric-polytics/3714726-ukraina-stane-odnieu-z-klucovih-krain-evrosouzu-i-nato-eksposol-ssa-v-rosii-makfol.html)At the same time, the politician suggests that Russia's war against Ukraine will end with "painful pavers and territorial compromises that will not satisfy any of the Zistorin." This, in his opinion, will mean the existence of a long -term threat for europe. Therefore, the politician believes that Germany should strengthen its precaution.</text:p>
      <text:p text:style-name="P4">
"Having been the central country and the largest economy in Europe, we cannot allow ourselves to stay away when it comes to arms.</text:p>
      <text:p text:style-name="P4">
As reported by Ukrinform, <text:a xlink:type="simple" xlink:href="https://www.ukrinform.ua/rubric-ato/3714885-ukraina-poprosila-u-nimeccini-krilati-raketi-taurus-zmi.html" text:style-name="Internet_20_link" text:visited-style-name="Visited_20_Internet_20_Link">
Ukraine has submitted to Germany for supply rockets</text:a>
great range Taurus.</text:p>
      <text:p text:style-name="P4">
Photo: Wikipedia</text:p>
      <text:p text:style-name="P4">
News Source: <text:a xlink:type="simple" xlink:href="https://www.ukrinform.ua/rubric-polytics/3714897-misce-ukraini-v-evrosouzi-ta-nato-eksglava-mzs-nimeccini.html" text:style-name="Internet_20_link" text:visited-style-name="Visited_20_Internet_20_Link">
https://www.ukrinform.ua/rubric-polytics/3714897-misce-ukraini-v-evrosouzi-ta-nato-eksglava-mzs-nimeccini.html</text:a>
</text:p>
      <!--NEWS-->
      <text:h text:style-name="P10" text:outline-level="1">
<text:span text:style-name="T4">
Missile blow to the Dnieper: the OSCE was called the fire of the medical institution with a "particularly flashy act"</text:span>
</text:h>
      <text:p text:style-name="P4">
Authors: Ukrinform (Person)</text:p>
      <text:p text:style-name="P4">
Publisher: Укринформ (Organization)</text:p>
      <text:p text:style-name="P4">
Published Time: 2023-05-27T12:44:00+03:00</text:p>
      <text:p text:style-name="P4">
Modified Time: 2023-05-27T12:44:00+03:00</text:p>
      <text:p text:style-name="P4">
Description: The OSCE leaders condemned Russia's missile attacks on Ukraine, including yesterday's firing of a medical institution in the Dnieper, and assured the support of the Ukrainian people. - Ukrinform.</text:p>
      <text:p text:style-name="P4">
Images: ['<text:a xlink:type="simple" xlink:href="https://static.ukrinform.com/photos/2023_05/thumb_files/630_360_1685098724-7652.jpeg" text:style-name="Internet_20_link" text:visited-style-name="Visited_20_Internet_20_Link">
630_360_16850...</text:a>
']</text:p>
      <text:p text:style-name="P4">
Tags: ['Дніпро', 'ОБСЄ', 'Війна з Росією', 'Ракетний удар']</text:p>
      <text:p text:style-name="P4">
Type: Article</text:p>
      <!--METADATA-->
      <text:p text:style-name="P4">
<draw:frame draw:style-name="fr1" draw:name="Image100" text:anchor-type="as-char" svg:width="6.9236in" svg:height="3.956343in" draw:z-index="0">
<draw:image xlink:href="../Images/yкринформ/2023-05-27T12-44-00-03-00/630_360_1685098724-7652.jpeg" xlink:type="simple" xlink:show="embed" xlink:actuate="onLoad" draw:mime-type="image/jpeg"/>
</draw:frame>
Leaderiobes condemned Russia's missile attacks on Ukraine, including yesterday's fire in the Dnieper, and assured the support of the Ukrainian people.</text:p>
      <text:p text:style-name="P4">
Joint statement by the current head of the OSCE, Minister of Foreign Affairs of Northern Macedonia Buyar Osmani, OSCE Secretary General Gelga Maria Schmid, OSCE President Margaret Sederfelt and Secretary -General Paisser, Roberto Montella,(https://www.osce.org/chairpersonship/544642), reports Ukrinform.</text:p>
      <text:p text:style-name="P4">
"We condemn the rocket shelling of Ukraine that have intensified in recent weeks. Tairea attacks are serious violations of human rights, contradict international humanitarian law and bring nothing but ... deaths and destruction, including in the civilian population," the statement reads.</text:p>
      <text:p text:style-name="P4">
Management <text:a xlink:type="simple" xlink:href="https://www.ukrinform.ua/tag-obse" text:style-name="Internet_20_link" text:visited-style-name="Visited_20_Internet_20_Link">
OSCE</text:a>
called the "special clarifying act" of Russia's missile stroke on a medical institution in Dnipro on Friday.</text:p>
      <text:p text:style-name="P4">
<text:span text:style-name="T4">
 Read also: </text:span>
 <text:a xlink:type="simple" xlink:href="https://www.ukrinform.ua/rubric-regions/3714804-u-dnipri-zaversilis-posukovi-roboti-ta-rozbir-zavaliv-budivli-medzakladu.html" text:style-name="Internet_20_link" text:visited-style-name="Visited_20_Internet_20_Link">
in and</text:a>
"We are most expensive to condemn this meaningless violence against civilian regulations, which continues to pay a terrible price in this war. We again urge the Russian Federation to stop the attack immediately, stop breaking international right and complying with the principles and obligations of the OSCE. indicated in the statement.</text:p>
      <text:p text:style-name="P4">
As reported by Ukrinform, <text:a xlink:type="simple" xlink:href="https://www.ukrinform.ua/rubric-regions/3714448-u-dnipri-sered-poranenih-vnaslidok-raketnoi-ataki-dvoe-ditej.html" text:style-name="Internet_20_link" text:visited-style-name="Visited_20_Internet_20_Link">
in the morning of May 26, the Russians struck the Dnipro rocket strike, hitting a medical institution</text:a>
, where they assist people with mental illness, a taveterior clinic. Two people were killed, 32 people were injured.</text:p>
      <text:p text:style-name="P4">
<text:a xlink:type="simple" xlink:href="https://www.ukrinform.ua/rubric-regions/3714785-raketnij-udar-po-dnipru-dola-troh-ludej-zalisaetsa-nevidomou.html" text:style-name="Internet_20_link" text:visited-style-name="Visited_20_Internet_20_Link">
The fate of three people</text:a>
that could be interpreted in the affected building at the time of the Russian rocket strike on May 26, still remains unknown.</text:p>
      <text:p text:style-name="P4">
<text:a xlink:type="simple" xlink:href="https://www.ukrinform.ua/rubric-regions/3714612-u-dnipri-ogolosili-den-zalobi-za-zagiblimi.html" text:style-name="Internet_20_link" text:visited-style-name="Visited_20_Internet_20_Link">
May 27 in the Dnieper declared a day of mourning</text:a>
For the death of one of the city hospitals.</text:p>
      <text:p text:style-name="P4">
News Source: <text:a xlink:type="simple" xlink:href="https://www.ukrinform.ua/rubric-regions/3714892-raketnij-udar-po-dnipru-v-obse-nazvali-obstril-medzakladu-osoblivo-kricusim-aktom.html" text:style-name="Internet_20_link" text:visited-style-name="Visited_20_Internet_20_Link">
https://www.ukrinform.ua/rubric-regions/3714892-raketnij-udar-po-dnipru-v-obse-nazvali-obstril-medzakladu-osoblivo-kricusim-aktom.html</text:a>
</text:p>
      <!--NEWS-->
      <text:h text:style-name="P10" text:outline-level="1">
<text:span text:style-name="T4">
Chinese aircraft carrier passed through the Taiwanese Strait - Ministry of Defense</text:span>
</text:h>
      <text:p text:style-name="P4">
Authors: Ukrinform (Person)</text:p>
      <text:p text:style-name="P4">
Publisher: Укринформ (Organization)</text:p>
      <text:p text:style-name="P4">
Published Time: 2023-05-27T12:57:00+03:00</text:p>
      <text:p text:style-name="P4">
Modified Time: 2023-05-27T12:57:00+03:00</text:p>
      <text:p text:style-name="P4">
Description: The Taiwan government reported the passing of the Chinese aircraft carrier and two other ships through the Taiwan Strait on Saturday. - Ukrinform.</text:p>
      <text:p text:style-name="P4">
Images: ['<text:a xlink:type="simple" xlink:href="https://static.ukrinform.com/photos/2023_05/thumb_files/630_360_1685181206-222.jpg" text:style-name="Internet_20_link" text:visited-style-name="Visited_20_Internet_20_Link">
630_360_16851...</text:a>
']</text:p>
      <text:p text:style-name="P4">
Tags: ['Китай', 'Тайвань', 'Корабель']</text:p>
      <text:p text:style-name="P4">
Type: Article</text:p>
      <!--METADATA-->
      <text:p text:style-name="P4">
<draw:frame draw:style-name="fr1" draw:name="Image101" text:anchor-type="as-char" svg:width="6.9236in" svg:height="3.956343in" draw:z-index="0">
<draw:image xlink:href="../Images/yкринформ/2023-05-27T12-57-00-03-00/630_360_1685181206-222.jpg" xlink:type="simple" xlink:show="embed" xlink:actuate="onLoad" draw:mime-type="image/jpeg"/>
</draw:frame>
The government reported the passage of the Chinese aircraft carrier and the two other ships of the Taiwan Strait on Saturday.</text:p>
      <text:p text:style-name="P4">
About it reports <text:a xlink:type="simple" xlink:href="https://www.dw.com/en/taiwan-says-chinese-aircraft-carrier-sailed-through-strait/a-65751878" text:style-name="Internet_20_link" text:visited-style-name="Visited_20_Internet_20_Link">
DW</text:a>
With reference to the Ministry of Defense, Ukrinform reports.</text:p>
      <text:p text:style-name="P4">
The Ministry stated that the ships, including the Shandong aircraft carrier, passed the north through the Strait, which serves as an unofficial barrier of inter -tava and <text:a xlink:type="simple" xlink:href="https://www.ukrinform.ua/tag-kitaj" text:style-name="Internet_20_link" text:visited-style-name="Visited_20_Internet_20_Link">
China</text:a>
.</text:p>
      <text:p text:style-name="P4">
The Taiwan government reported that its military was closely monitored for the movement of Chinese ships with the help of its own ships and aircraft and "reacted in a way."</text:p>
      <text:p text:style-name="P4">
<text:span text:style-name="T4">
 Read also: </text:span>
 <text:a xlink:type="simple" xlink:href="https://www.ukrinform.ua/rubric-world/3712036-pekin-oburivsa-zaklikom-samitu-g7-do-miru-z-tajvanem.html" text:style-name="Internet_20_link" text:visited-style-name="Visited_20_Internet_20_Link">
Beijing was indignant with the call of the G7 to peace with EM</text:a>
As reported by Ukrinform, <text:a xlink:type="simple" xlink:href="https://www.ukrinform.ua/rubric-world/3711769-vijna-ce-ne-variant-prezidentka-tajvanu-prokomentuvala-napruzenist-u-vidnosinah-z-kitaem.html" text:style-name="Internet_20_link" text:visited-style-name="Visited_20_Internet_20_Link">
President Taiwan Tsi Invenue promised to support the status quo</text:a>
Peace and stability in the Taiwanese Strait against the background of highly elaboration in relations with China.</text:p>
      <text:p text:style-name="P4">
News Source: <text:a xlink:type="simple" xlink:href="https://www.ukrinform.ua/rubric-world/3714902-kitajskij-avianosec-projsov-cerez-tajvansku-protoku-minoboroni.html" text:style-name="Internet_20_link" text:visited-style-name="Visited_20_Internet_20_Link">
https://www.ukrinform.ua/rubric-world/3714902-kitajskij-avianosec-projsov-cerez-tajvansku-protoku-minoboroni.html</text:a>
</text:p>
      <!--NEWS-->
      <text:h text:style-name="P10" text:outline-level="1">
<text:span text:style-name="T4">
Danilov: Russians will only be able to take with them the land that will remain on the soles of their boots</text:span>
</text:h>
      <text:p text:style-name="P4">
Authors: Ukrinform (Person)</text:p>
      <text:p text:style-name="P4">
Publisher: Укринформ (Organization)</text:p>
      <text:p text:style-name="P4">
Published Time: 2023-05-27T13:07:26+03:00</text:p>
      <text:p text:style-name="P4">
Modified Time: 2023-05-27T13:07:26+03:00</text:p>
      <text:p text:style-name="P4">
Description: The secretary of the National Security and Defense Council of Ukraine Alexei Danilov stressed that the only land that the Russians will be able to take with them is the one that will remain on the soles of their army boots. - Ukrinform.</text:p>
      <text:p text:style-name="P4">
Images: ['<text:a xlink:type="simple" xlink:href="https://static.ukrinform.com/photos/2023_04/thumb_files/630_360_1680783784-260.jpg" text:style-name="Internet_20_link" text:visited-style-name="Visited_20_Internet_20_Link">
630_360_16807...</text:a>
']</text:p>
      <text:p text:style-name="P4">
Tags: ['РНБО', 'Данілов', 'Війна з Росією']</text:p>
      <text:p text:style-name="P4">
Type: Article</text:p>
      <!--METADATA-->
      <text:p text:style-name="P4">
<draw:frame draw:style-name="fr1" draw:name="Image102" text:anchor-type="as-char" svg:width="6.9236in" svg:height="3.956343in" draw:z-index="0">
<draw:image xlink:href="../Images/yкринформ/2023-05-27T13-07-26-03-00/630_360_1680783784-260.jpg" xlink:type="simple" xlink:show="embed" xlink:actuate="onLoad" draw:mime-type="image/jpeg"/>
</draw:frame>
The Secretaries of National Security and Defense of Ukraine Alexei Danilov emphasized that the only land that the Russians will be able to take with them is the one that will remain drunkards of their army boots.</text:p>
      <text:p text:style-name="P4">
According to Ukrinform, he wrote about it on <text:a xlink:type="simple" xlink:href="https://www.facebook.com/danilov.oleksiy/posts/pfbid02FMZFNobhcVTgLBSGPMwSY5VKibDkeuJcLvdpRraDpSSsBNA3kdTErvxpgiMqRPnsl" text:style-name="Internet_20_link" text:visited-style-name="Visited_20_Internet_20_Link">
Facebook</text:a>
.</text:p>
      <text:p text:style-name="P4">
«Знищуємо рашистську гадину!Вдень і вночі!Солдат і техніку!Автоматом чи«Коктейлем «Спротив»!Словом чи ділом!Ми не дамо вам спокою жодноїсекунди!Будемо знаходити вас, де б ви не були, чекати в засідці або атакувативаші колони!Ми будемо вас вбивати і гнати з нашої землі!І ми знайдемо іпокараємо всіх, хто віддавав накази вбивати нас, українців, — наших воїнів,жінок і дітей!Хто стріляв по мирних містах і селах!Хто розстрілював «швидкі»і пожежні машини!Ми ніколи вас не вибачимо!Ми будемо вас гнати, допокиостанній смердючий московський окупант своїм ходом або в целофановому пакетіне залишить українську землю!», — зазначив Данілов.</text:p>
      <text:p text:style-name="P4">
<text:span text:style-name="T4">
Читайте також:</text:span>
 <text:a xlink:type="simple" xlink:href="https://www.ukrinform.ua/rubric-ato/3713628-fejkova-smert-zaluznogo-danilov-rozpoviv-pro-zasidanna-stavki-ta-pidmorgnuv-hejteram.html" text:style-name="Internet_20_link" text:visited-style-name="Visited_20_Internet_20_Link">
 Фейкова смерть Залужного: розповів про засідання Ставкита «підморгнув» хейтерам </text:a>
“And the only land you can take with you is that Ukrainian land, which will be used on the soles of your army boot. Not more. It will remain a stranded coffin as an eternal curse for death and suffering that you brought to all natives of Ukraine!We promise you!Our land, our history and our choice!”He said.</text:p>
      <text:p text:style-name="P4">
As reported by Ukrinform, earlier Danilov stated that <text:a xlink:type="simple" xlink:href="https://www.ukrinform.ua/rubric-ato/3714854-danilov-pro-gotovnist-do-kontrnastupu-istoricna-mozlivist-aku-ukraina-ne-moze-vtratiti.html" text:style-name="Internet_20_link" text:visited-style-name="Visited_20_Internet_20_Link">
Ukraine is ready to start a long -awaited counter -offensive</text:a>
to conquer their territories.</text:p>
      <text:p text:style-name="P4">
News Source: <text:a xlink:type="simple" xlink:href="https://www.ukrinform.ua/rubric-ato/3714906-danilov-rosiani-zmozut-zabrati-z-sobou-lise-tu-zemlu-so-zalisitsa-na-pidosvah-ihnih-cobit.html" text:style-name="Internet_20_link" text:visited-style-name="Visited_20_Internet_20_Link">
https://www.ukrinform.ua/rubric-ato/3714906-danilov-rosiani-zmozut-zabrati-z-sobou-lise-tu-zemlu-so-zalisitsa-na-pidosvah-ihnih-cobit.html</text:a>
</text:p>
      <!--NEWS-->
      <text:h text:style-name="P10" text:outline-level="1">
<text:span text:style-name="T4">
Zelensky showed the photos as Ukrainians bring the victory closer</text:span>
</text:h>
      <text:p text:style-name="P4">
Authors: Ukrinform (Person)</text:p>
      <text:p text:style-name="P4">
Publisher: Укринформ (Organization)</text:p>
      <text:p text:style-name="P4">
Published Time: 2023-05-27T13:16:00+03:00</text:p>
      <text:p text:style-name="P4">
Modified Time: 2023-05-27T13:16:00+03:00</text:p>
      <text:p text:style-name="P4">
Description: Ukraine should win the war in the war and inherit peace. - Ukrinform.</text:p>
      <text:p text:style-name="P4">
Images: ['<text:a xlink:type="simple" xlink:href="https://static.ukrinform.com/photos/2023_05/thumb_files/630_360_1685182731-866.jpg" text:style-name="Internet_20_link" text:visited-style-name="Visited_20_Internet_20_Link">
630_360_16851...</text:a>
']</text:p>
      <text:p text:style-name="P4">
Tags: ['Україна', 'Зеленський', 'Війна з Росією']</text:p>
      <text:p text:style-name="P4">
Type: Article</text:p>
      <!--METADATA-->
      <text:p text:style-name="P4">
<draw:frame draw:style-name="fr1" draw:name="Image103" text:anchor-type="as-char" svg:width="6.9236in" svg:height="3.956343in" draw:z-index="0">
<draw:image xlink:href="../Images/yкринформ/2023-05-27T13-16-00-03-00/630_360_1685182731-866.jpg" xlink:type="simple" xlink:show="embed" xlink:actuate="onLoad" draw:mime-type="image/jpeg"/>
</draw:frame>
It is Ukrainian to win the war in the war and inherit peace.</text:p>
      <text:p text:style-name="P4">
President Volodymyr Zelenskyy wrote about it in <text:a xlink:type="simple" xlink:href="https://t.me/V_Zelenskiy_official/6389" text:style-name="Internet_20_link" text:visited-style-name="Visited_20_Internet_20_Link">
telegram</text:a>
, reports Ukrinform.</text:p>
      <text:p text:style-name="P4">
“It is peace that we will leave our children and grandchildren as the legacy of today. We don't have no other alternatives. But in order to inherit peace, we must be able to say that we will end this war with our steps, ”the Head of State said.</text:p>
      <text:p text:style-name="P4">
<text:span text:style-name="T4">
 Read also: </text:span>
 <text:a xlink:type="simple" xlink:href="https://www.ukrinform.ua/rubric-polytics/3714883-zelenskij-vviv-u-diu-risenna-rnbo-pro-sankcii-proti-51-fizicnoi-ta-220-uridicnih-osib.html" text:style-name="Internet_20_link" text:visited-style-name="Visited_20_Internet_20_Link">
I enacting the NSDC decision on sanctions against 51 individuals and220 legal entities</text:a>
He also posted a selection of photos.</text:p>
      <text:p text:style-name="P4">
It was reported that Australia Prime Minister in 2013-2015 Anthony Abbotttztzhida that long peace was impossible without the victory of Ukraine.</text:p>
      <text:p text:style-name="P4">
News Source: <text:a xlink:type="simple" xlink:href="https://www.ukrinform.ua/rubric-ato/3714910-zelenskij-pokazav-svitlini-ak-ukrainci-nablizaut-peremogu.html" text:style-name="Internet_20_link" text:visited-style-name="Visited_20_Internet_20_Link">
https://www.ukrinform.ua/rubric-ato/3714910-zelenskij-pokazav-svitlini-ak-ukrainci-nablizaut-peremogu.html</text:a>
</text:p>
      <!--NEWS-->
      <text:h text:style-name="P10" text:outline-level="1">
<text:span text:style-name="T4">
There is a powerful pro -Ukrainian segment in Hungary - an expert</text:span>
</text:h>
      <text:p text:style-name="P4">
Authors: Ukrinform (Person)</text:p>
      <text:p text:style-name="P4">
Publisher: Укринформ (Organization)</text:p>
      <text:p text:style-name="P4">
Published Time: 2023-05-27T13:23:00+03:00</text:p>
      <text:p text:style-name="P4">
Modified Time: 2023-05-27T13:23:00+03:00</text:p>
      <text:p text:style-name="P4">
Description: In Hungary, the results of sociological surveys testify to the presence of a powerful pro -Ukrainian segment. - Ukrinform.</text:p>
      <text:p text:style-name="P4">
Images: ['<text:a xlink:type="simple" xlink:href="https://static.ukrinform.com/photos/2020_07/thumb_files/630_360_1594380490-827.jpg" text:style-name="Internet_20_link" text:visited-style-name="Visited_20_Internet_20_Link">
630_360_15943...</text:a>
']</text:p>
      <text:p text:style-name="P4">
Tags: ['Угорщина', 'Україна', 'Політика', 'Війна з Росією']</text:p>
      <text:p text:style-name="P4">
Type: Article</text:p>
      <!--METADATA-->
      <text:p text:style-name="P4">
<draw:frame draw:style-name="fr1" draw:name="Image104" text:anchor-type="as-char" svg:width="6.9236in" svg:height="3.956343in" draw:z-index="0">
<draw:image xlink:href="../Images/yкринформ/2023-05-27T13-23-00-03-00/630_360_1594380490-827.jpg" xlink:type="simple" xlink:show="embed" xlink:actuate="onLoad" draw:mime-type="image/jpeg"/>
</draw:frame>
In Hungary, the results of sociological surveys certify the presence of a powerful industrial segment.</text:p>
      <text:p text:style-name="P4">
The social psychologist, executive director of the Independent Institute of Political Research, Analysis and Consulting of Political Capital in Budapestipetler Kreco at the Lviv Media Forum, said the correspondent of Ukrinform.</text:p>
      <text:p text:style-name="P4">
According to the scientist, the Political Capital recently launched a project to protect the European Commission, aimed at counteracting misinformation and propaganda. The analytics of the Institute check the facts of the Institute with the company "Lacmus". And last year alone, the media appliances have lambille as a millionth audience.</text:p>
      <text:p text:style-name="P4">
In addition, together with the French company, scientists conduct the research of the Hungarians through interviewing and monitoring social networks, as well as conducting a survey study to help people distinguish true news of fakes.</text:p>
      <text:p text:style-name="P4">
<text:span text:style-name="T4">
 Read also: </text:span>
 <text:a xlink:type="simple" xlink:href="https://www.ukrinform.ua/rubric-regions/3714192-na-lvivskomu-mediaforumi-obgovoruut-pitanna-vizivanna-civilizacij.html" text:style-name="Internet_20_link" text:visited-style-name="Visited_20_Internet_20_Link">
on Lviv and discuss issues of survival of civilizations</text:a>
"We realized that if we use media literacy tools to give people potential, say: read this text how to properly misinformation, and then try to explain to your friends, mom, grandmother ... And when you put a person in the role of an expert, then then This method works effectively. We saw good results after this study, ”the scientist said.</text:p>
      <text:p text:style-name="P4">
According to him, at the beginning of a full -scale invasion of the Hungarians condemned the Russian and supported Ukrainians. But after the general elections in April, on which Victor Orban was conquered, the Narrative of Peace became dominant in Hungary's political discourse, which influenced the pro -government voters. According to Kreko, "the Ceresult of the influence of the media system built by the Orban government and which is very efficient."</text:p>
      <text:p text:style-name="P4">
“There is now a media system in Hungary with more than 500 organizations, and many of them are controlled by the government. And as a result of the effectiveness of this media, we will come to the fact that in Hungary public opinion is not the cause of political decisions, but will be their result, ”the expert said.</text:p>
      <text:p text:style-name="P4">
It was reported earlier <text:a xlink:type="simple" xlink:href="https://www.ukrinform.ua/rubric-world/3705472-glava-mzs-ugorsini-poskandaliv-z-poslom-ssa-zvinuvativsi-jogo-v-propagandi-vijni.html" text:style-name="Internet_20_link" text:visited-style-name="Visited_20_Internet_20_Link">
Hungarian Foreign Minister Peter Siyarthoto Celected US Ambassador to Hungary David Presman in the propaganda of war.</text:a>
In April, in the Hungarian Parliament, supporters of the ruling party "Fidesz" were not voted in favor of a document that supports the seizure and transfer of President of RFVvolodimir Putin by the International Criminal Court if he came to Dorhaw.</text:p>
      <text:p text:style-name="P4">
In late February, Hungarian Prime Minister Viktor Orban voiced a number of controversial narratives about the war of Russia with anti-Ukraine at the opening of the next year. In particular, he stated that the war is "bad for Ukrainians, Russians, Hungarian, for Europe, and more and more obvious that it is bad for the whole world", but the Hungarians believe that it should be kept as far away from it.</text:p>
      <text:p text:style-name="P4">
News Source: <text:a xlink:type="simple" xlink:href="https://www.ukrinform.ua/rubric-polytics/3714913-v-ugorsini-isnue-potuznij-proukrainskij-segment-ekspert.html" text:style-name="Internet_20_link" text:visited-style-name="Visited_20_Internet_20_Link">
https://www.ukrinform.ua/rubric-polytics/3714913-v-ugorsini-isnue-potuznij-proukrainskij-segment-ekspert.html</text:a>
</text:p>
      <!--NEWS-->
      <text:h text:style-name="P10" text:outline-level="1">
<text:span text:style-name="T4">
Donetsk Oblast(19:14). Red Alert: aerial threat. Sirens sounding. Take cover now!</text:span>
</text:h>
      <text:p text:style-name="P4">
Authors: liveuamap (Language: en)</text:p>
      <text:p text:style-name="P4">
Time: 2023-05-27T13:23:00</text:p>
      <text:p text:style-name="P4">
Location: Donetsk Oblast (Latitude:48.72768 Longtitude:37.57805)</text:p>
      <text:p text:style-name="P4">
Videos: []</text:p>
      <text:p text:style-name="P4">
Images: []</text:p>
      <text:p text:style-name="P4">
Tags: ["Europe", "Central and Eastern Europe"]</text:p>
      <text:p text:style-name="P4">
Id: 22565777</text:p>
      <!--METADATA-->
      <text:p text:style-name="P4">
Donetsk Oblast(19:14). Red Alert: aerial threat. Sirens sounding. Take covernow!</text:p>
      <text:p text:style-name="P4">
News Collection Link: <text:a xlink:type="simple" xlink:href="https://liveuamap.com/en/2023/27-may-donetsk-oblast1914-red-alert-aerial-thg" text:style-name="Internet_20_link" text:visited-style-name="Visited_20_Internet_20_Link">
https://liveuamap.com/en/2023/27-may-donetsk-oblast1914-red-alert-aerial-thg</text:a>
</text:p>
      <text:p text:style-name="P4">
News Source: <text:a xlink:type="simple" xlink:href="https://t.me/air_alert_ua/46639" text:style-name="Internet_20_link" text:visited-style-name="Visited_20_Internet_20_Link">
https://t.me/air_alert_ua/46639</text:a>
</text:p>
      <!--NEWS-->
      <text:h text:style-name="P10" text:outline-level="1">
<text:span text:style-name="T4">
In Kherson the enemy fired two villages, there is a wounded</text:span>
</text:h>
      <text:p text:style-name="P4">
Authors: Ukrinform (Person)</text:p>
      <text:p text:style-name="P4">
Publisher: Укринформ (Organization)</text:p>
      <text:p text:style-name="P4">
Published Time: 2023-05-27T13:29:00+03:00</text:p>
      <text:p text:style-name="P4">
Modified Time: 2023-05-27T13:29:00+03:00</text:p>
      <text:p text:style-name="P4">
Description: In the Kherson region, Russian invaders fired the villages of Sadove and Zmiivka, as a result of the wounds a 61-year-old woman. - Ukrinform.</text:p>
      <text:p text:style-name="P4">
Images: ['<text:a xlink:type="simple" xlink:href="https://static.ukrinform.com/photos/2023_05/thumb_files/630_360_1685183282-873.jpg" text:style-name="Internet_20_link" text:visited-style-name="Visited_20_Internet_20_Link">
630_360_16851...</text:a>
']</text:p>
      <text:p text:style-name="P4">
Tags: ['Херсонщина', 'Обстріл', 'Війна з Росією']</text:p>
      <text:p text:style-name="P4">
Type: Article</text:p>
      <!--METADATA-->
      <text:p text:style-name="P4">
<draw:frame draw:style-name="fr1" draw:name="Image105" text:anchor-type="as-char" svg:width="6.9236in" svg:height="3.956343in" draw:z-index="0">
<draw:image xlink:href="../Images/yкринформ/2023-05-27T13-29-00-03-00/630_360_1685183282-873.jpg" xlink:type="simple" xlink:show="embed" xlink:actuate="onLoad" draw:mime-type="image/jpeg"/>
</draw:frame>
The Uherson region Russian invaders fired at the villages of Sadovoy and Zmiivka, and a 61-year-old woman suffered an urinary wound.</text:p>
      <text:p text:style-name="P4">
About it in <text:a xlink:type="simple" xlink:href="https://t.me/khersonskaODA/6187" text:style-name="Internet_20_link" text:visited-style-name="Visited_20_Internet_20_Link">
telegram</text:a>
The Kherson regional military administration reported, Ukrinform reports.</text:p>
      <text:p text:style-name="P4">
“Russia continues to terrorize Kherson region. Under the fire was garden. "Flew" to private homes. A 61-year-old woman was injured. It was in a state of average hard -worker to the regional clinical hospital… The serpent was fired. In the village there is a private economic composition, ”the message reads.</text:p>
      <text:p text:style-name="P4">
<text:span text:style-name="T4">
 Read also: </text:span>
 <text:a xlink:type="simple" xlink:href="https://www.ukrinform.ua/rubric-regions/3714892-raketnij-udar-po-dnipru-v-obse-nazvali-obstril-medzakladu-osoblivo-kricusim-aktom.html" text:style-name="Internet_20_link" text:visited-style-name="Visited_20_Internet_20_Link">
rocket stroke on the Dnieper: in the OSCE called the medical institution "especially by a flashy act"</text:a>
It is noted that during the day the enemy was also fired at Kherson, in the city damaged the reference of the Lyceum.</text:p>
      <text:p text:style-name="P4">
As reported by Ukrinform, the Russian army for the past day, on May 26, carried out 45 shelling of the Kherson region, one person was killed.</text:p>
      <text:p text:style-name="P4">
News Source: <text:a xlink:type="simple" xlink:href="https://www.ukrinform.ua/rubric-ato/3714915-na-hersonsini-vorog-obstrilav-dva-sela-e-poranena.html" text:style-name="Internet_20_link" text:visited-style-name="Visited_20_Internet_20_Link">
https://www.ukrinform.ua/rubric-ato/3714915-na-hersonsini-vorog-obstrilav-dva-sela-e-poranena.html</text:a>
</text:p>
      <!--NEWS-->
      <text:h text:style-name="P10" text:outline-level="1">
<text:span text:style-name="T4">
In Bucha there was an explosion of gas in the house, the owner was injured</text:span>
</text:h>
      <text:p text:style-name="P4">
Authors: Ukrinform (Person)</text:p>
      <text:p text:style-name="P4">
Publisher: Укринформ (Organization)</text:p>
      <text:p text:style-name="P4">
Published Time: 2023-05-27T13:34:00+03:00</text:p>
      <text:p text:style-name="P4">
Modified Time: 2023-05-27T13:34:00+03:00</text:p>
      <text:p text:style-name="P4">
Description: A gas explosion occurred in Bucha, Kyiv region, causing the house to destroy and its owner was injured. - Ukrinform.</text:p>
      <text:p text:style-name="P4">
Images: ['<text:a xlink:type="simple" xlink:href="https://static.ukrinform.com/photos/2023_05/thumb_files/630_360_1685183646-596.jpg" text:style-name="Internet_20_link" text:visited-style-name="Visited_20_Internet_20_Link">
630_360_16851...</text:a>
']</text:p>
      <text:p text:style-name="P4">
Tags: ['Буча', 'Поліція', 'Київщина', 'Андрій Нєбитов']</text:p>
      <text:p text:style-name="P4">
Type: Article</text:p>
      <!--METADATA-->
      <text:p text:style-name="P4">
<draw:frame draw:style-name="fr1" draw:name="Image106" text:anchor-type="as-char" svg:width="6.9236in" svg:height="3.956343in" draw:z-index="0">
<draw:image xlink:href="../Images/yкринформ/2023-05-27T13-34-00-03-00/630_360_1685183646-596.jpg" xlink:type="simple" xlink:show="embed" xlink:actuate="onLoad" draw:mime-type="image/jpeg"/>
</draw:frame>
A gas explosion occurred in the Buchikiv region, resulting in a house destroyed and its owner was injured.</text:p>
      <text:p text:style-name="P4">
According to Ukrinform, Andrey Netbitov was reported in <text:a xlink:type="simple" xlink:href="https://t.me/andrii_nebytov/1338" text:style-name="Internet_20_link" text:visited-style-name="Visited_20_Internet_20_Link">
telegram</text:a>
.</text:p>
      <text:p text:style-name="P4">
“Внаслідок детонації газу в Бучі постраждав літній чоловік, його будинок булосуттєво зруйновано”, - зазначив Нєбитов.</text:p>
      <text:p text:style-name="P4">
<text:span text:style-name="T4">
Читайте також:</text:span>
 <text:a xlink:type="simple" xlink:href="https://www.ukrinform.ua/rubric-regions/3690891-u-krivomu-rozi-stavsa-vibuh-gazu-u-patipoverhivci-10-postrazdalih.html" text:style-name="Internet_20_link" text:visited-style-name="Visited_20_Internet_20_Link">
 У Кривому Розі стався у п’ятиповерхівці, 10 постраждалих</text:a>
According to him, the victim reported that he felt an unpleasant smell in the house, checked the valves on the tile, lit a fire and demolished him with an explosive wave.</text:p>
      <text:p text:style-name="P4">
As reported by Ukrinform, on May 26 in the Kiev region on the Kharkiv -Kyiv highway as a result of an explosion, the driver was killed as a result of an explosion.</text:p>
      <text:p text:style-name="P4">
News Source: <text:a xlink:type="simple" xlink:href="https://www.ukrinform.ua/rubric-regions/3714916-u-buci-stavsa-vibuh-gazu-v-budinku-postrazdav-gospodar.html" text:style-name="Internet_20_link" text:visited-style-name="Visited_20_Internet_20_Link">
https://www.ukrinform.ua/rubric-regions/3714916-u-buci-stavsa-vibuh-gazu-v-budinku-postrazdav-gospodar.html</text:a>
</text:p>
      <!--NEWS-->
      <text:h text:style-name="P10" text:outline-level="1">
<text:span text:style-name="T4">
Ukrainians won "gold" and "bronze" at the Cup of Rowing on Canoe</text:span>
</text:h>
      <text:p text:style-name="P4">
Authors: Ukrinform (Person)</text:p>
      <text:p text:style-name="P4">
Publisher: Укринформ (Organization)</text:p>
      <text:p text:style-name="P4">
Published Time: 2023-05-27T13:40:00+03:00</text:p>
      <text:p text:style-name="P4">
Modified Time: 2023-05-27T13:40:00+03:00</text:p>
      <text:p text:style-name="P4">
Description: In the Polish city of Poznan began the stage of the World Rowing Cup on the canoe. - Ukrinform.</text:p>
      <text:p text:style-name="P4">
Images: ['<text:a xlink:type="simple" xlink:href="https://static.ukrinform.com/photos/2023_05/thumb_files/630_360_1685183700-110.jpg" text:style-name="Internet_20_link" text:visited-style-name="Visited_20_Internet_20_Link">
630_360_16851...</text:a>
']</text:p>
      <text:p text:style-name="P4">
Tags: ['Польща', 'Спорт', 'Збірна України', 'Веслування на байдарках і каное']</text:p>
      <text:p text:style-name="P4">
Type: Article</text:p>
      <!--METADATA-->
      <text:p text:style-name="P4">
<draw:frame draw:style-name="fr1" draw:name="Image107" text:anchor-type="as-char" svg:width="6.9236in" svg:height="3.956343in" draw:z-index="0">
<draw:image xlink:href="../Images/yкринформ/2023-05-27T13-40-00-03-00/630_360_1685183700-110.jpg" xlink:type="simple" xlink:show="embed" xlink:actuate="onLoad" draw:mime-type="image/jpeg"/>
</draw:frame>
The Upolsky city of Poznan began the stage of the World Cup on the canoe.</text:p>
      <text:p text:style-name="P4">
At this time, Ukraine's representatives have two medals, Ukrinform reports.</text:p>
      <text:p text:style-name="P4">
Lyudmila Luzan from Ivano-Frankivsk won gold on the canoe-single of the pillar of 200 meters with a result of 47.65.</text:p>
      <text:p text:style-name="P4">
Ludmila in the finals ahead of two representatives of China.</text:p>
      <text:p text:style-name="P4">
<text:span text:style-name="T4">
 Read also: </text:span>
 <text:a xlink:type="simple" xlink:href="https://www.ukrinform.ua/rubric-sports/3706044-ukrainci-zdobuli-tri-medali-na-kubku-svitu-z-akademicnogo-vesluvanna.html" text:style-name="Internet_20_link" text:visited-style-name="Visited_20_Internet_20_Link">
Ukrainians have won three medals at the Academic World Cup</text:a>
On a single kayak(200 m)The bronze award has the Kherson rowing of Zaitsev. For the first time in his career, he became the winner of the World Cup stage.</text:p>
      <text:p text:style-name="P4">
Voto: noc-ukr.org.</text:p>
      <text:p text:style-name="P4">
News Source: <text:a xlink:type="simple" xlink:href="https://www.ukrinform.ua/rubric-sports/3714920-ukrainci-zdobuli-zoloto-ta-bronzu-na-kubku-svitu-z-vesluvanna-na-kanoe.html" text:style-name="Internet_20_link" text:visited-style-name="Visited_20_Internet_20_Link">
https://www.ukrinform.ua/rubric-sports/3714920-ukrainci-zdobuli-zoloto-ta-bronzu-na-kubku-svitu-z-vesluvanna-na-kanoe.html</text:a>
</text:p>
      <!--NEWS-->
      <text:h text:style-name="P10" text:outline-level="1">
<text:span text:style-name="T4">
Media Expert: To achieve fairness about Russian crimes, law and journalism should be combined</text:span>
</text:h>
      <text:p text:style-name="P4">
Authors: Ukrinform (Person)</text:p>
      <text:p text:style-name="P4">
Publisher: Укринформ (Organization)</text:p>
      <text:p text:style-name="P4">
Published Time: 2023-05-27T13:42:00+03:00</text:p>
      <text:p text:style-name="P4">
Modified Time: 2023-05-27T13:42:00+03:00</text:p>
      <text:p text:style-name="P4">
Description: In order to achieve fairness from war information, journalists must cooperate with law enforcement agencies and share information. - Ukrinform.</text:p>
      <text:p text:style-name="P4">
Images: ['<text:a xlink:type="simple" xlink:href="https://static.ukrinform.com/photos/2023_05/thumb_files/630_360_1684841010-652.jpg" text:style-name="Internet_20_link" text:visited-style-name="Visited_20_Internet_20_Link">
630_360_16848...</text:a>
']</text:p>
      <text:p text:style-name="P4">
Tags: ['Журналіст', 'Воєнні злочини', 'Медіа']</text:p>
      <text:p text:style-name="P4">
Type: Article</text:p>
      <!--METADATA-->
      <text:p text:style-name="P4">
<draw:frame draw:style-name="fr1" draw:name="Image108" text:anchor-type="as-char" svg:width="6.9236in" svg:height="3.956343in" draw:z-index="0">
<draw:image xlink:href="../Images/yкринформ/2023-05-27T13-42-00-03-00/630_360_1684841010-652.jpg" xlink:type="simple" xlink:show="embed" xlink:actuate="onLoad" draw:mime-type="image/jpeg"/>
</draw:frame>
In order to get fairness from war information, journalists have to work with law enforcement agencies and share information.</text:p>
      <text:p text:style-name="P4">
A British journalist, an expert of Izmedia and propaganda in modern Russia, a professor at the Institute of Global Question School of Economics, Peter Pomerantsev, said this at the Lviv media forum.</text:p>
      <text:p text:style-name="P4">
“We are trying to combine the right and [journalism] together in Reckoning Project together(https://www.ukrinform.ua/tag-zurnalist). These are not the two professions that are not generally working together. But in this way we can move from information to justice, from truth to justice. It's not easy when you tell you truth and wait for it to work, which is when you bring the information to the information protection structures to take appropriate measures, ”the pro -Memorials stressed.</text:p>
      <text:p text:style-name="P4">
According to the British journalist, many world media, including the Air Force, complain about such cooperation, they say that journalists should not share information from lawyers and great -grandparents. This is only possible when the Doni police come with a warrant.</text:p>
      <text:p text:style-name="P4">
<text:span text:style-name="T4">
 Read also: </text:span>
 <text:a xlink:type="simple" xlink:href="https://www.ukrinform.ua/rubric-regions/3714192-na-lvivskomu-mediaforumi-obgovoruut-pitanna-vizivanna-civilizacij.html" text:style-name="Internet_20_link" text:visited-style-name="Visited_20_Internet_20_Link">
on Lviv and discuss issues of survival of civilizations</text:a>
“I understand their argument, but in this context, when we have a resistance to the propaganda car of such a powerful enemy as Russia, journalists, lawyers, law enforcement officers should work together to achieve justice and punishment. This is our innovation and we see that it works, ”Pomerantsev added.</text:p>
      <text:p text:style-name="P4">
The Reckoning Project: Ukraine Testifies is an initiative to fix military rays, which American journalist Di Giovanni co -co -co -co -co -co -co -co -emerged laboratory of journalism of the social interested journalism, headed by Natalka Humeniuk. The team of The Reckoning Project collects victims of war crimes in Ukraine to hold Russia's reference for the war.</text:p>
      <text:p text:style-name="P4">
As reported by Ukrinform, in Lviv, May 25-27 takes place in the Lviv Mediaforoum. The event gathered foreign and Ukrainian media fifths, researchers, polysimayers, representatives of the public sector and international organizations.</text:p>
      <text:p text:style-name="P4">
<text:span text:style-name="T5">
Foto: Telegram Vitaliy Barabash</text:span>
</text:p>
      <text:p text:style-name="P4">
News Source: <text:a xlink:type="simple" xlink:href="https://www.ukrinform.ua/rubric-society/3714924-dla-dosagnenna-spravedlivosti-sodo-voennih-zlociniv-rf-varto-poednuvati-pravo-i-zurnalistiku-mediaekspert.html" text:style-name="Internet_20_link" text:visited-style-name="Visited_20_Internet_20_Link">
https://www.ukrinform.ua/rubric-society/3714924-dla-dosagnenna-spravedlivosti-sodo-voennih-zlociniv-rf-varto-poednuvati-pravo-i-zurnalistiku-mediaekspert.html</text:a>
</text:p>
      <!--NEWS-->
      <text:h text:style-name="P10" text:outline-level="1">
<text:span text:style-name="T4">
In Kharkiv, they found a two -year -old girl whose search lasted four days</text:span>
</text:h>
      <text:p text:style-name="P4">
Authors: Ukrinform (Person)</text:p>
      <text:p text:style-name="P4">
Publisher: Укринформ (Organization)</text:p>
      <text:p text:style-name="P4">
Published Time: 2023-05-27T13:46:00+03:00</text:p>
      <text:p text:style-name="P4">
Modified Time: 2023-05-27T13:46:00+03:00</text:p>
      <text:p text:style-name="P4">
Description: In the Kharkiv region, a two -year -old Violetta was found from the village of Skripai of the Slobozhansky community, which disappeared from her own yard on May 23. - Ukrinform.</text:p>
      <text:p text:style-name="P4">
Images: ['<text:a xlink:type="simple" xlink:href="https://static.ukrinform.com/photos/2023_05/thumb_files/630_360_1685184965-906.jpeg" text:style-name="Internet_20_link" text:visited-style-name="Visited_20_Internet_20_Link">
630_360_16851...</text:a>
']</text:p>
      <text:p text:style-name="P4">
Tags: ['Діти', 'Харківщина', 'Пошуки']</text:p>
      <text:p text:style-name="P4">
Type: Article</text:p>
      <!--METADATA-->
      <text:p text:style-name="P4">
<draw:frame draw:style-name="fr1" draw:name="Image110" text:anchor-type="as-char" svg:width="6.9236in" svg:height="3.956343in" draw:z-index="0">
<draw:image xlink:href="../Images/yкринформ/2023-05-27T13-46-00-03-00/630_360_1685184965-906.jpeg" xlink:type="simple" xlink:show="embed" xlink:actuate="onLoad" draw:mime-type="image/jpeg"/>
</draw:frame>
The Kharkiv region found a two -year -old Violetta from the village of Skripai Slobozhansk Gromance, which disappeared from her own yard on May 23.</text:p>
      <text:p text:style-name="P4">
As Ukrinform reports, it reports in <text:a xlink:type="simple" xlink:href="https://t.me/mvs_ukraine/25662" text:style-name="Internet_20_link" text:visited-style-name="Visited_20_Internet_20_Link">
telegram</text:a>
Ministry of Internal Affairs.</text:p>
      <text:p text:style-name="P4">
“Three days of continuous search. More than a thousand people, including police officers, rescuers, volunteers, local residents, were looking for <text:a xlink:type="simple" xlink:href="https://www.ukrinform.ua/tag-diti" text:style-name="Internet_20_link" text:visited-style-name="Visited_20_Internet_20_Link">
child</text:a>
In the village, among the shrubs, swamps, all the surrounding reservoirs were examined, ”the message reads.</text:p>
      <text:p text:style-name="P4">
On Saturday, the girl was found in the forest. “She is alive, but very tired, thirsty. The unlawful acts of the baby were not committed, Violetta was too far away from home and lost. Doctors are currently looking at the baby, ”the ministry added.</text:p>
      <text:p text:style-name="P4">
<text:span text:style-name="T4">
 Read also: </text:span>
 <text:a xlink:type="simple" xlink:href="https://www.ukrinform.ua/rubric-regions/3714547-na-vinniccini-gvaltivnika-cotiriricnoi-pleminnici-pozbavili-voli-na-13-rokiv.html" text:style-name="Internet_20_link" text:visited-style-name="Visited_20_Internet_20_Link">
in Vinnytsia region of the rapist of a four -year -old niece was offered a will of 13 years</text:a>
Law enforcement officers thanked everyone who helped in search.</text:p>
      <text:p text:style-name="P4">
As reported by Ukrinform, on May 23, two -year -old Violetta Muzhechuk from the village of Skripaisisobhansky community disappeared from his own yard. <text:a xlink:type="simple" xlink:href="https://www.ukrinform.ua/rubric-regions/3714554-na-harkivsini-cetvertij-den-sukaut-dvoricnu-ditinu.html" text:style-name="Internet_20_link" text:visited-style-name="Visited_20_Internet_20_Link">
The searches were involved</text:a>
Police, SES rescuers, volunteers tamy.</text:p>
      <text:p text:style-name="P4">
<text:span text:style-name="T5">
Foto: Ministry of Internal Affairs</text:span>
</text:p>
      <text:p text:style-name="P4">
News Source: <text:a xlink:type="simple" xlink:href="https://www.ukrinform.ua/rubric-regions/3714930-na-harkivsini-znajsli-dvoricnu-divcinku-posuki-akoi-trivali-cotiri-dni.html" text:style-name="Internet_20_link" text:visited-style-name="Visited_20_Internet_20_Link">
https://www.ukrinform.ua/rubric-regions/3714930-na-harkivsini-znajsli-dvoricnu-divcinku-posuki-akoi-trivali-cotiri-dni.html</text:a>
</text:p>
      <!--NEWS-->
      <text:h text:style-name="P10" text:outline-level="1">
<text:span text:style-name="T4">
The delegation of the Council visited the German military base where Ukrainian military is trained</text:span>
</text:h>
      <text:p text:style-name="P4">
Authors: Ukrinform (Person)</text:p>
      <text:p text:style-name="P4">
Publisher: Укринформ (Organization)</text:p>
      <text:p text:style-name="P4">
Published Time: 2023-05-27T13:48:00+03:00</text:p>
      <text:p text:style-name="P4">
Modified Time: 2023-05-27T13:48:00+03:00</text:p>
      <text:p text:style-name="P4">
Description: The Delegation of the Verkhovna Rada of Ukraine on national security, defense and intelligence has visited one of the German military bases where the Ukrainian military is trained. - Ukrinform.</text:p>
      <text:p text:style-name="P4">
Images: ['<text:a xlink:type="simple" xlink:href="https://static.ukrinform.com/photos/2023_05/thumb_files/630_360_1685184454-126.jpeg" text:style-name="Internet_20_link" text:visited-style-name="Visited_20_Internet_20_Link">
630_360_16851...</text:a>
']</text:p>
      <text:p text:style-name="P4">
Tags: ['Депутат', 'Німеччина', 'Верховна Рада', 'Військові навчання']</text:p>
      <text:p text:style-name="P4">
Type: Article</text:p>
      <!--METADATA-->
      <text:p text:style-name="P4">
<draw:frame draw:style-name="fr1" draw:name="Image111" text:anchor-type="as-char" svg:width="6.9236in" svg:height="3.956343in" draw:z-index="0">
<draw:image xlink:href="../Images/yкринформ/2023-05-27T13-48-00-03-00/630_360_1685184454-126.jpeg" xlink:type="simple" xlink:show="embed" xlink:actuate="onLoad" draw:mime-type="image/jpeg"/>
</draw:frame>
The delegation of the Verkhovna Rada of Ukraine on national security, defense and intelligence visited one of the German military bases where Ukrainian military training.</text:p>
      <text:p text:style-name="P4">
About it reports <text:a xlink:type="simple" xlink:href="https://www.rada.gov.ua/news/razom/236957.html" text:style-name="Internet_20_link" text:visited-style-name="Visited_20_Internet_20_Link">
press service of the BP apparatus</text:a>
, reports Ukrinform.</text:p>
      <text:p text:style-name="P4">
"This week, Germany was visited by a delegation of the Committee on National Security, Defense and Intelligence, headed by his chairman Alexander Zaitnevich,"- the message reads.</text:p>
      <text:p text:style-name="P4">
It is informed that the first joint meeting of defense committees of the Ukrainian and German parliaments took place in history.</text:p>
      <text:p text:style-name="P4">
Within the framework of his working visit, Ukrainian deputies also met with German officers from other parliamentary committees and "friendship groups", exchanged thinking with the Minister of Foreign Ministry of Germany to Tobias Lindner, as well as the name of the parliamentary state secretary at the Minister of Defense of Fun.</text:p>
      <text:p text:style-name="P4">
<text:span text:style-name="T4">
 Read also: </text:span>
 <text:a xlink:type="simple" xlink:href="https://t.me/ukrinform_news/99954" text:style-name="Internet_20_link" text:visited-style-name="Visited_20_Internet_20_Link">
Spanish instructors escort our fighters after b-video in Telegram-channel</text:a>
At the same time, it is reported that the Parliamentary Delegation of the Verkhovna Rada visited one of the Knutsi military bases, where the Ukrainian military undergo training in the Nanimetsk equipment. There the People's Deputies of Ukraine spoke with the defenders of the Ukrainian state and thanked German and international instructors.</text:p>
      <text:p text:style-name="P4">
It was reported that the delegation of the Verkhovna Rada of Ukraine Committee on Question Safety, Defense and Intelligence, headed by Oleksandrzavitnevich, is on a working visit in Germany.</text:p>
      <text:p text:style-name="P4">
Photo: BP press service</text:p>
      <text:p text:style-name="P4">
News Source: <text:a xlink:type="simple" xlink:href="https://www.ukrinform.ua/rubric-ato/3714926-delegacia-radi-vidvidala-nimecku-vijskovu-bazu-de-prohodat-navcanna-ukrainski-vijskovi.html" text:style-name="Internet_20_link" text:visited-style-name="Visited_20_Internet_20_Link">
https://www.ukrinform.ua/rubric-ato/3714926-delegacia-radi-vidvidala-nimecku-vijskovu-bazu-de-prohodat-navcanna-ukrainski-vijskovi.html</text:a>
</text:p>
      <!--NEWS-->
      <text:h text:style-name="P10" text:outline-level="1">
<text:span text:style-name="T4">
Zaporizka Oblast(19:54). Red Alert: aerial threat. Sirens sounding. Take cover now!</text:span>
</text:h>
      <text:p text:style-name="P4">
Authors: liveuamap (Language: en)</text:p>
      <text:p text:style-name="P4">
Time: 2023-05-27T13:54:00</text:p>
      <text:p text:style-name="P4">
Location: Zaporizka Oblast (Latitude:47.610951 Longtitude:35.765311)</text:p>
      <text:p text:style-name="P4">
Videos: []</text:p>
      <text:p text:style-name="P4">
Images: []</text:p>
      <text:p text:style-name="P4">
Tags: ["Europe", "Central and Eastern Europe"]</text:p>
      <text:p text:style-name="P4">
Id: 22565780</text:p>
      <!--METADATA-->
      <text:p text:style-name="P4">
Zaporizhzhia region(19:54). Red Alert: aerial threat. Sirens sounding. Take covernow!</text:p>
      <text:p text:style-name="P4">
News Collection Link: <text:a xlink:type="simple" xlink:href="https://liveuamap.com/en/2023/27-may-zaporizka-oblast1954-red-alert-aerial-g" text:style-name="Internet_20_link" text:visited-style-name="Visited_20_Internet_20_Link">
https://liveuamap.com/en/2023/27-may-zaporizka-oblast1954-red-alert-aerial-g</text:a>
</text:p>
      <text:p text:style-name="P4">
News Source: <text:a xlink:type="simple" xlink:href="https://t.me/suspilnezaporizhzhya/13127" text:style-name="Internet_20_link" text:visited-style-name="Visited_20_Internet_20_Link">
https://t.me/suspilnezaporizhzhya/13127</text:a>
</text:p>
      <!--NEWS-->
      <text:h text:style-name="P10" text:outline-level="1">
<text:span text:style-name="T4">
Chinese specialist in a trip to Moscow has completed his mission</text:span>
</text:h>
      <text:p text:style-name="P4">
Authors: Ukrinform (Person)</text:p>
      <text:p text:style-name="P4">
Publisher: Укринформ (Organization)</text:p>
      <text:p text:style-name="P4">
Published Time: 2023-05-27T14:01:00+03:00</text:p>
      <text:p text:style-name="P4">
Modified Time: 2023-05-27T14:01:00+03:00</text:p>
      <text:p text:style-name="P4">
Description: The special representative of the Eurasia Government on Eurasia, Lee Huai, completed his mission to Moscow, during which the Russian Foreign Ministry discussed the prospects of political settlement of the war. - Ukrinform.</text:p>
      <text:p text:style-name="P4">
Images: ['<text:a xlink:type="simple" xlink:href="https://static.ukrinform.com/photos/2023_05/thumb_files/630_360_1685185959-848.jpg" text:style-name="Internet_20_link" text:visited-style-name="Visited_20_Internet_20_Link">
630_360_16851...</text:a>
']</text:p>
      <text:p text:style-name="P4">
Tags: ['Китай', 'МЗС', 'Росія']</text:p>
      <text:p text:style-name="P4">
Type: Article</text:p>
      <!--METADATA-->
      <text:p text:style-name="P4">
<draw:frame draw:style-name="fr1" draw:name="Image114" text:anchor-type="as-char" svg:width="6.9236in" svg:height="3.946452in" draw:z-index="0">
<draw:image xlink:href="../Images/yкринформ/2023-05-27T14-01-00-03-00/630_360_1685185959-848.jpg" xlink:type="simple" xlink:show="embed" xlink:actuate="onLoad" draw:mime-type="image/jpeg"/>
</draw:frame>
The special representative of the Eurasia Government on Eurasia, Lee Huai, completed his trip to Moscow, during which the Russian Foreign Ministry discussed the prospects of political settlement of the war.</text:p>
      <text:p text:style-name="P4">
About it reports <text:a xlink:type="simple" xlink:href="https://www.mfa.gov.cn/wjdt_674879/sjxw_674887/202305/t20230527_11084761.shtml" text:style-name="Internet_20_link" text:visited-style-name="Visited_20_Internet_20_Link">
Foreign Ministry of China</text:a>
, Ukrinform correspondent reports.</text:p>
      <text:p text:style-name="P4">
According to the Chinese Foreign Ministry, in Moscow, Li Huai exchanged thoughts on the political settlement of the Ukrainian crisis "by a change in foreign affairs, Sergei Lavrov and his deputies Andrijudenko and Mikhail Gerusin.</text:p>
      <text:p text:style-name="P4">
<text:span text:style-name="T4">
 Read also: </text:span>
 <text:a xlink:type="simple" xlink:href="https://www.ukrinform.ua/rubric-world/3714286-kitaj-vvazae-pricinou-ukrainskoi-krizi-problemi-z-bezpekovim-upravlinnam-u-evropi.html" text:style-name="Internet_20_link" text:visited-style-name="Visited_20_Internet_20_Link">
China considers the cause of the "Ukrainian crisis" with the problems of safe management in Europe</text:a>
During the negotiations, Lee noted that in the issue of the "Ukrainian crisis", China always adhered to the goals and principles of the UN Charter, an objective and just position and always firmly standing on the side of peace and dialogue.</text:p>
      <text:p text:style-name="P4">
"Based on the document" China's position on the political settlement of the Ukrainian Crais "(The so -called peace plan of the PRC from 12 points - ed.)China is ready to strengthen the exchange and dialogue with all parties, including Russia, and to make efforts for the political settlement of the Ukrainian crisis, ”the Chinese diplomat said.</text:p>
      <text:p text:style-name="P4">
It is noted that the Russian side thanked China for the assistance of the peaceful regulation of the "crisis in Ukraine" and stated that "it will continue to adhere to the reference of its political settlement and will continue to strengthen the communication of icoria with China."</text:p>
      <text:p text:style-name="P4">
<text:span text:style-name="T4">
 Read also: </text:span>
 <text:a xlink:type="simple" xlink:href="https://www.ukrinform.ua/rubric-world/3714276-es-spodivaetsa-so-kitaj-sponukae-rosiu-do-vivedenna-vsih-vijsk-z-ukraini.html" text:style-name="Internet_20_link" text:visited-style-name="Visited_20_Internet_20_Link">
EU hopes China encourages Russia to withdraw troops from Ukraine</text:a>
From the reports of Russian propagandists about the visit of the special settlement, it is peculiar to the Ministry of Foreign Affairs of the Russian Federation, in negotiations with Lee, they outlined a Russian vision in which Moscow defends the political and diplomatic solution of the conflict, and the Ukrainian side and its "Western curators" create serious obstacles.<text:span text:style-name="T4">
 Read also: </text:span>
 [Special Representative of China discussed the political regulation of the "Ukrainian crisis" in Berlin]](https://www.ukrinform.ua/rubric-world/3713882-specpredstavnik-kitau-obgovoriv-u-berlini-politicne-vreguluvanna-ukrainskoi-krizi.html)As reported by Ukrinform, China believes that the initiative in the settlement of the Russian-Ukrainian war belongs to Europe, and supports the efforts of Europeans to reset peace in Ukraine and the proposals of a peaceful decision acceptable for all-European countries.</text:p>
      <text:p text:style-name="P4">
News Source: <text:a xlink:type="simple" xlink:href="https://www.ukrinform.ua/rubric-world/3714932-kitajskij-specposlanec-poizdkou-do-moskvi-zaversiv-svou-misiu.html" text:style-name="Internet_20_link" text:visited-style-name="Visited_20_Internet_20_Link">
https://www.ukrinform.ua/rubric-world/3714932-kitajskij-specposlanec-poizdkou-do-moskvi-zaversiv-svou-misiu.html</text:a>
</text:p>
      <!--NEWS-->
      <text:h text:style-name="P10" text:outline-level="1">
<text:span text:style-name="T4">
Chinese specialist in a trip to Moscow has completed his mission</text:span>
</text:h>
      <text:p text:style-name="P4">
Authors: Ukrinform (Person)</text:p>
      <text:p text:style-name="P4">
Publisher: Укринформ (Organization)</text:p>
      <text:p text:style-name="P4">
Published Time: 2023-05-27T14:01:00+03:00</text:p>
      <text:p text:style-name="P4">
Modified Time: 2023-05-27T14:01:00+03:00</text:p>
      <text:p text:style-name="P4">
Description: The special representative of the Eurasia Government on Eurasia, Lee Huai, completed his mission to Moscow, during which the Russian Foreign Ministry discussed the prospects of political settlement of the war. - Ukrinform.</text:p>
      <text:p text:style-name="P4">
Images: ['<text:a xlink:type="simple" xlink:href="https://static.ukrinform.com/photos/2023_05/thumb_files/630_360_1685185959-848.jpg" text:style-name="Internet_20_link" text:visited-style-name="Visited_20_Internet_20_Link">
630_360_16851...</text:a>
']</text:p>
      <text:p text:style-name="P4">
Tags: ['Китай', 'МЗС', 'Росія']</text:p>
      <text:p text:style-name="P4">
Type: Article</text:p>
      <!--METADATA-->
      <text:p text:style-name="P4">
<draw:frame draw:style-name="fr1" draw:name="Image115" text:anchor-type="as-char" svg:width="6.9236in" svg:height="3.946452in" draw:z-index="0">
<draw:image xlink:href="../Images/yкринформ/2023-05-27T14-01-00-03-00/630_360_1685185959-848.jpg" xlink:type="simple" xlink:show="embed" xlink:actuate="onLoad" draw:mime-type="image/jpeg"/>
</draw:frame>
The special representative of the Eurasia Government on Eurasia, Lee Huai, completed his trip to Moscow, during which the Russian Foreign Ministry discussed the prospects of political settlement of the war.</text:p>
      <text:p text:style-name="P4">
About it reports <text:a xlink:type="simple" xlink:href="https://www.mfa.gov.cn/wjdt_674879/sjxw_674887/202305/t20230527_11084761.shtml" text:style-name="Internet_20_link" text:visited-style-name="Visited_20_Internet_20_Link">
Foreign Ministry of China</text:a>
, Ukrinform correspondent reports.</text:p>
      <text:p text:style-name="P4">
According to the Chinese Foreign Ministry, in Moscow, Li Huai exchanged thoughts on the political settlement of the Ukrainian crisis "by a change in foreign affairs, Sergei Lavrov and his deputies Andrijudenko and Mikhail Gerusin.</text:p>
      <text:p text:style-name="P4">
<text:span text:style-name="T4">
 Read also: </text:span>
 <text:a xlink:type="simple" xlink:href="https://www.ukrinform.ua/rubric-world/3714286-kitaj-vvazae-pricinou-ukrainskoi-krizi-problemi-z-bezpekovim-upravlinnam-u-evropi.html" text:style-name="Internet_20_link" text:visited-style-name="Visited_20_Internet_20_Link">
China considers the cause of the "Ukrainian crisis" with the problems of safe management in Europe</text:a>
During the negotiations, Lee noted that in the issue of the "Ukrainian crisis", China always adhered to the goals and principles of the UN Charter, an objective and just position and always firmly standing on the side of peace and dialogue.</text:p>
      <text:p text:style-name="P4">
"Based on the document" China's position on the political settlement of the Ukrainian Crais "(The so -called peace plan of the PRC from 12 points - ed.)China is ready to strengthen the exchange and dialogue with all parties, including Russia, and to make efforts for the political settlement of the Ukrainian crisis, ”the Chinese diplomat said.</text:p>
      <text:p text:style-name="P4">
It is noted that the Russian side thanked China for the assistance of the peaceful regulation of the "crisis in Ukraine" and stated that "it will continue to adhere to the reference of its political settlement and will continue to strengthen the communication of icoria with China."</text:p>
      <text:p text:style-name="P4">
<text:span text:style-name="T4">
 Read also: </text:span>
 <text:a xlink:type="simple" xlink:href="https://www.ukrinform.ua/rubric-world/3714276-es-spodivaetsa-so-kitaj-sponukae-rosiu-do-vivedenna-vsih-vijsk-z-ukraini.html" text:style-name="Internet_20_link" text:visited-style-name="Visited_20_Internet_20_Link">
EU hopes China encourages Russia to withdraw troops from Ukraine</text:a>
From the reports of Russian propagandists about the visit of the special settlement, it is peculiar to the Ministry of Foreign Affairs of the Russian Federation, in negotiations with Lee, they outlined a Russian vision in which Moscow defends the political and diplomatic solution of the conflict, and the Ukrainian side and its "Western curators" create serious obstacles.<text:span text:style-name="T4">
 Read also: </text:span>
 [Special Representative of China discussed the political regulation of the "Ukrainian crisis" in Berlin]](https://www.ukrinform.ua/rubric-world/3713882-specpredstavnik-kitau-obgovoriv-u-berlini-politicne-vreguluvanna-ukrainskoi-krizi.html)As reported by Ukrinform, China believes that the initiative in the settlement of the Russian-Ukrainian war belongs to Europe, and supports the efforts of Europeans to reset peace in Ukraine and the proposals of a peaceful decision acceptable for all-European countries.</text:p>
      <text:p text:style-name="P4">
News Source: <text:a xlink:type="simple" xlink:href="https://www.ukrinform.ua/rubric-world/3714932-kitajskij-specposlanec-poizdkou-do-moskvi-zaversiv-svou-misiu.html" text:style-name="Internet_20_link" text:visited-style-name="Visited_20_Internet_20_Link">
https://www.ukrinform.ua/rubric-world/3714932-kitajskij-specposlanec-poizdkou-do-moskvi-zaversiv-svou-misiu.html</text:a>
</text:p>
      <!--NEWS-->
      <text:h text:style-name="P10" text:outline-level="1">
<text:span text:style-name="T4">
Dnipro, Dnipropetrovska Oblast(20:12). Red Alert: aerial threat. Sirens sounding. Take cover ...</text:span>
</text:h>
      <text:p text:style-name="P4">
Authors: liveuamap (Language: en)</text:p>
      <text:p text:style-name="P4">
Time: 2023-05-27T14:13:00</text:p>
      <text:p text:style-name="P4">
Location: Dnipro (Latitude:48.45812 Longtitude:35.03946)</text:p>
      <text:p text:style-name="P4">
Videos: []</text:p>
      <text:p text:style-name="P4">
Images: []</text:p>
      <text:p text:style-name="P4">
Tags: ["Europe", "Central and Eastern Europe"]</text:p>
      <text:p text:style-name="P4">
Id: 22565787</text:p>
      <!--METADATA-->
      <text:p text:style-name="P4">
Dnipro, Dnipropetrovsk region(20:12). Red Alert: aerial threat. Sirenssounding. Take cover now!</text:p>
      <text:p text:style-name="P4">
News Collection Link: <text:a xlink:type="simple" xlink:href="https://liveuamap.com/en/2023/27-may-dnipro-dnipropetrovska-oblast2012-red-g" text:style-name="Internet_20_link" text:visited-style-name="Visited_20_Internet_20_Link">
https://liveuamap.com/en/2023/27-may-dnipro-dnipropetrovska-oblast2012-red-g</text:a>
</text:p>
      <text:p text:style-name="P4">
News Source: <text:a xlink:type="simple" xlink:href="https://t.me/air_alert_ua/46641" text:style-name="Internet_20_link" text:visited-style-name="Visited_20_Internet_20_Link">
https://t.me/air_alert_ua/46641</text:a>
</text:p>
      <!--NEWS-->
      <text:h text:style-name="P10" text:outline-level="1">
<text:span text:style-name="T4">
Ukrainian military started training on Abrams tanks</text:span>
</text:h>
      <text:p text:style-name="P4">
Authors: Ukrinform (Person)</text:p>
      <text:p text:style-name="P4">
Publisher: Укринформ (Organization)</text:p>
      <text:p text:style-name="P4">
Published Time: 2023-05-27T14:17:26+03:00</text:p>
      <text:p text:style-name="P4">
Modified Time: 2023-05-27T14:17:26+03:00</text:p>
      <text:p text:style-name="P4">
Description: The first group of about 400 Ukrainian servicemen started training in Germany's M1 Abrams. - Ukrinform.</text:p>
      <text:p text:style-name="P4">
Images: ['<text:a xlink:type="simple" xlink:href="https://static.ukrinform.com/photos/2023_03/thumb_files/630_360_1679425864-248.jpg" text:style-name="Internet_20_link" text:visited-style-name="Visited_20_Internet_20_Link">
630_360_16794...</text:a>
']</text:p>
      <text:p text:style-name="P4">
Tags: ['Танк', 'Військові', 'Abrams ']</text:p>
      <text:p text:style-name="P4">
Type: Article</text:p>
      <!--METADATA-->
      <text:p text:style-name="P4">
<draw:frame draw:style-name="fr1" draw:name="Image116" text:anchor-type="as-char" svg:width="6.9236in" svg:height="3.956343in" draw:z-index="0">
<draw:image xlink:href="../Images/yкринформ/2023-05-27T14-17-26-03-00/630_360_1679425864-248.jpg" xlink:type="simple" xlink:show="embed" xlink:actuate="onLoad" draw:mime-type="image/jpeg"/>
</draw:frame>
The first group of about 400 Ukrainian servicemen started training in Vnimechina's operation and maintenance of American M1 Abrams tanks.</text:p>
      <text:p text:style-name="P4">
This was stated(https://www.nytimes.com/2023/05/27/world/europe/ukraine-tanks-counteroffensive.html).</text:p>
      <text:p text:style-name="P4">
"About 200 servicemen - about one armored battalion - Pryatynitsa began to carry out what the military is called the combined training of Napoligons in Grafenver and Hochaenfels, Germany," Garn said.</text:p>
      <text:p text:style-name="P4">
According to him, these exercises include basic soldiers' tasks, such as shopping and acquisition of medical care, training at level and mouth levels, and, finally, more large -scale training with the participation of a Batathont level that will resist each other.</text:p>
      <text:p text:style-name="P4">
<text:span text:style-name="T4">
 Read also: </text:span>
 <text:a xlink:type="simple" xlink:href="https://www.ukrinform.ua/rubric-ato/3714926-delegacia-radi-vidvidala-nimecku-vijskovu-bazu-de-prohodat-navcanna-ukrainski-vijskovi.html" text:style-name="Internet_20_link" text:visited-style-name="Visited_20_Internet_20_Link">
Delegation of the Council visited the German military base, I depart the Ukrainian military</text:a>
KRMI, another 200 Ukrainian soldiers began training in refueling and service <text:a xlink:type="simple" xlink:href="https://www.ukrinform.ua/tag-tank" text:style-name="Internet_20_link" text:visited-style-name="Visited_20_Internet_20_Link">
tanks</text:a>
.</text:p>
      <text:p text:style-name="P4">
As reported by Ukrinform, <text:a xlink:type="simple" xlink:href="https://www.ukrinform.ua/rubric-ato/3714885-ukraina-poprosila-u-nimeccini-krilati-raketi-taurus-zmi.html" text:style-name="Internet_20_link" text:visited-style-name="Visited_20_Internet_20_Link">
Ukraine has submitted to Germany</text:a>
for the supply of winged rockets of great range Taurus.</text:p>
      <text:p text:style-name="P4">
_ Photo: Defense Visual Information Distribution Service _</text:p>
      <text:p text:style-name="P4">
News Source: <text:a xlink:type="simple" xlink:href="https://www.ukrinform.ua/rubric-ato/3714933-ukrainski-vijskovi-rozpocali-navcanna-na-tankah-abrams.html" text:style-name="Internet_20_link" text:visited-style-name="Visited_20_Internet_20_Link">
https://www.ukrinform.ua/rubric-ato/3714933-ukrainski-vijskovi-rozpocali-navcanna-na-tankah-abrams.html</text:a>
</text:p>
      <!--NEWS-->
      <text:h text:style-name="P10" text:outline-level="1">
<text:span text:style-name="T4">
Kherson, Khersonska Oblast(20:18). Red Alert: aerial threat. Sirens sounding. Take cover now!</text:span>
</text:h>
      <text:p text:style-name="P4">
Authors: liveuamap (Language: en)</text:p>
      <text:p text:style-name="P4">
Time: 2023-05-27T14:20:00</text:p>
      <text:p text:style-name="P4">
Location: Kherson (Latitude:46.65604 Longtitude:32.61763)</text:p>
      <text:p text:style-name="P4">
Videos: []</text:p>
      <text:p text:style-name="P4">
Images: []</text:p>
      <text:p text:style-name="P4">
Tags: ["Europe", "Central and Eastern Europe"]</text:p>
      <text:p text:style-name="P4">
Id: 22565788</text:p>
      <!--METADATA-->
      <text:p text:style-name="P4">
Kherson, Kherson region(20:18). Red Alert: aerial threat. Sirens sounding.Take cover now!</text:p>
      <text:p text:style-name="P4">
News Collection Link: <text:a xlink:type="simple" xlink:href="https://liveuamap.com/en/2023/27-may-kherson-khersonska-oblast2018-red-alerg" text:style-name="Internet_20_link" text:visited-style-name="Visited_20_Internet_20_Link">
https://liveuamap.com/en/2023/27-may-kherson-khersonska-oblast2018-red-alerg</text:a>
</text:p>
      <text:p text:style-name="P4">
News Source: <text:a xlink:type="simple" xlink:href="https://t.me/air_alert_ua/46642" text:style-name="Internet_20_link" text:visited-style-name="Visited_20_Internet_20_Link">
https://t.me/air_alert_ua/46642</text:a>
</text:p>
      <!--NEWS-->
      <text:h text:style-name="P10" text:outline-level="1">
<text:span text:style-name="T4">
Goland officially became the player of the English Football Premier League season</text:span>
</text:h>
      <text:p text:style-name="P4">
Authors: Ukrinform (Person)</text:p>
      <text:p text:style-name="P4">
Publisher: Укринформ (Organization)</text:p>
      <text:p text:style-name="P4">
Published Time: 2023-05-27T14:22:03+03:00</text:p>
      <text:p text:style-name="P4">
Modified Time: 2023-05-27T14:22:03+03:00</text:p>
      <text:p text:style-name="P4">
Description: The Norwegian football forward of the Manchester City Club Erling Holland was recognized as the best player of the season in the English Premier League (APP). - Ukrinform.</text:p>
      <text:p text:style-name="P4">
Images: ['<text:a xlink:type="simple" xlink:href="https://static.ukrinform.com/photos/2023_05/thumb_files/630_360_1685184843-487.jpg" text:style-name="Internet_20_link" text:visited-style-name="Visited_20_Internet_20_Link">
630_360_16851...</text:a>
']</text:p>
      <text:p text:style-name="P4">
Tags: ['Британія', 'Футбол', 'Норвегія', 'Манчестер Сіті', 'АПЛ']</text:p>
      <text:p text:style-name="P4">
Type: Article</text:p>
      <!--METADATA-->
      <text:p text:style-name="P4">
<draw:frame draw:style-name="fr1" draw:name="Image117" text:anchor-type="as-char" svg:width="6.9236in" svg:height="3.956343in" draw:z-index="0">
<draw:image xlink:href="../Images/yкринформ/2023-05-27T14-22-03-03-00/630_360_1685184843-487.jpg" xlink:type="simple" xlink:show="embed" xlink:actuate="onLoad" draw:mime-type="image/jpeg"/>
</draw:frame>
Norwegian football forward of Manchester City Club Erling Hollanta was the best player of the season in English Premier League(Premier League).</text:p>
      <text:p text:style-name="P4">
Про це <text:a xlink:type="simple" xlink:href="https://www.premierleague.com/news/3486457" text:style-name="Internet_20_link" text:visited-style-name="Visited_20_Internet_20_Link">
 повідомляє </text:a>
On the Subo -Tification site of the APL, Ukrinform reports.</text:p>
      <text:p text:style-name="P4">
Erling was composed of Manchester City from the German club "Borussia"(Dortmund)in May last year. This season, the forward won the championship title from Manciti.</text:p>
      <text:p text:style-name="P4">
<text:span text:style-name="T4">
 Read also: </text:span>
 <text:a xlink:type="simple" xlink:href="https://www.ukrinform.ua/rubric-sports/3712011-mancester-siti-dostrokovo-stav-cempionom-anglii.html" text:style-name="Internet_20_link" text:visited-style-name="Visited_20_Internet_20_Link">
"" "" England's champion</text:a>
The 22-year-old Dutch for the tour before the UPL Championship is confidently leading the hollowbard race. It has a record 36 goals in 35 matches.</text:p>
      <text:p text:style-name="P4">
Photo: teamtalk.com/manchester-city.</text:p>
      <text:p text:style-name="P4">
News Source: <text:a xlink:type="simple" xlink:href="https://www.ukrinform.ua/rubric-sports/3714934-goland-oficijno-stav-gravcem-sezonu-anglijskoi-futbolnoi-premerligi.html" text:style-name="Internet_20_link" text:visited-style-name="Visited_20_Internet_20_Link">
https://www.ukrinform.ua/rubric-sports/3714934-goland-oficijno-stav-gravcem-sezonu-anglijskoi-futbolnoi-premerligi.html</text:a>
</text:p>
      <!--NEWS-->
      <text:h text:style-name="P10" text:outline-level="1">
<text:span text:style-name="T4">
Goland officially became the player of the English Football Premier League season</text:span>
</text:h>
      <text:p text:style-name="P4">
Authors: Ukrinform (Person)</text:p>
      <text:p text:style-name="P4">
Publisher: Укринформ (Organization)</text:p>
      <text:p text:style-name="P4">
Published Time: 2023-05-27T14:22:03+03:00</text:p>
      <text:p text:style-name="P4">
Modified Time: 2023-05-27T14:22:03+03:00</text:p>
      <text:p text:style-name="P4">
Description: The Norwegian football forward of the Manchester City Club Erling Holland was recognized as the best player of the season in the English Premier League (APP). - Ukrinform.</text:p>
      <text:p text:style-name="P4">
Images: ['<text:a xlink:type="simple" xlink:href="https://static.ukrinform.com/photos/2023_05/thumb_files/630_360_1685184843-487.jpg" text:style-name="Internet_20_link" text:visited-style-name="Visited_20_Internet_20_Link">
630_360_16851...</text:a>
']</text:p>
      <text:p text:style-name="P4">
Tags: ['Британія', 'Футбол', 'Норвегія', 'Манчестер Сіті', 'АПЛ']</text:p>
      <text:p text:style-name="P4">
Type: Article</text:p>
      <!--METADATA-->
      <text:p text:style-name="P4">
<draw:frame draw:style-name="fr1" draw:name="Image118" text:anchor-type="as-char" svg:width="6.9236in" svg:height="3.956343in" draw:z-index="0">
<draw:image xlink:href="../Images/yкринформ/2023-05-27T14-22-03-03-00/630_360_1685184843-487.jpg" xlink:type="simple" xlink:show="embed" xlink:actuate="onLoad" draw:mime-type="image/jpeg"/>
</draw:frame>
Norwegian football forward of Manchester City Club Erling Hollanta was the best player of the season in English Premier League(Premier League).</text:p>
      <text:p text:style-name="P4">
Про це <text:a xlink:type="simple" xlink:href="https://www.premierleague.com/news/3486457" text:style-name="Internet_20_link" text:visited-style-name="Visited_20_Internet_20_Link">
 повідомляє </text:a>
On the Subo -Tification site of the APL, Ukrinform reports.</text:p>
      <text:p text:style-name="P4">
Erling was composed of Manchester City from the German club "Borussia"(Dortmund)in May last year. This season, the forward won the championship title from Manciti.</text:p>
      <text:p text:style-name="P4">
<text:span text:style-name="T4">
 Read also: </text:span>
 <text:a xlink:type="simple" xlink:href="https://www.ukrinform.ua/rubric-sports/3712011-mancester-siti-dostrokovo-stav-cempionom-anglii.html" text:style-name="Internet_20_link" text:visited-style-name="Visited_20_Internet_20_Link">
"" "" England's champion</text:a>
The 22-year-old Dutch for the tour before the UPL Championship is confidently leading the hollowbard race. It has a record 36 goals in 35 matches.</text:p>
      <text:p text:style-name="P4">
Photo: teamtalk.com/manchester-city.</text:p>
      <text:p text:style-name="P4">
News Source: <text:a xlink:type="simple" xlink:href="https://www.ukrinform.ua/rubric-sports/3714934-goland-oficijno-stav-gravcem-sezonu-anglijskoi-futbolnoi-premerligi.html" text:style-name="Internet_20_link" text:visited-style-name="Visited_20_Internet_20_Link">
https://www.ukrinform.ua/rubric-sports/3714934-goland-oficijno-stav-gravcem-sezonu-anglijskoi-futbolnoi-premerligi.html</text:a>
</text:p>
      <!--NEWS-->
      <text:h text:style-name="P10" text:outline-level="1">
<text:span text:style-name="T4">
The military destroyed in Bakhmut Russian "hail" with the help of drone from the army of drones</text:span>
</text:h>
      <text:p text:style-name="P4">
Authors: Ukrinform (Person)</text:p>
      <text:p text:style-name="P4">
Publisher: Укринформ (Organization)</text:p>
      <text:p text:style-name="P4">
Published Time: 2023-05-27T14:24:00+03:00</text:p>
      <text:p text:style-name="P4">
Modified Time: 2023-05-27T14:24:00+03:00</text:p>
      <text:p text:style-name="P4">
Description: On the outskirts of Bakhmut, the Ukrainian military destroyed the reactive system of the volley fire of the Russians "Grad" with the help of drones from the army of drones. - Ukrinform.</text:p>
      <text:p text:style-name="P4">
Images: ['<text:a xlink:type="simple" xlink:href="https://static.ukrinform.com/photos/2023_04/thumb_files/630_360_1682359952-617.jpg" text:style-name="Internet_20_link" text:visited-style-name="Visited_20_Internet_20_Link">
630_360_16823...</text:a>
']</text:p>
      <text:p text:style-name="P4">
Tags: ['Бахмут', 'Дрон', 'Війна з Росією', 'Армія дронів']</text:p>
      <text:p text:style-name="P4">
Type: Article</text:p>
      <!--METADATA-->
      <text:p text:style-name="P4">
<draw:frame draw:style-name="fr1" draw:name="Image119" text:anchor-type="as-char" svg:width="6.9236in" svg:height="3.956343in" draw:z-index="0">
<draw:image xlink:href="../Images/yкринформ/2023-05-27T14-24-00-03-00/630_360_1682359952-617.jpg" xlink:type="simple" xlink:show="embed" xlink:actuate="onLoad" draw:mime-type="image/jpeg"/>
</draw:frame>
At the bottom of Bakhmut, the Ukrainian military destroyed the reactive system of the roar of the Russians "Grad" with the help of drones from the army of drones.</text:p>
      <text:p text:style-name="P4">
According to Strform, Mikhail Fedorov informed about it in [telegram.] About this Viceremier-Minister for Innovation, Development of Education, Science and Technology, Mikhail Fedorov.(https://t.me/zedigital/3177?fbclid=IwAR3vchDbx2WXEWbeoMa1IGu4i452VK_oKmWJ1Ha4fJYamLaiNptQtmsAhog)“The Russians have a minus one" hail "on the outskirts of Bakhmut. It is the result of the effective work of special forces with two powerful drone-Kamikadze "Pegas" from <text:a xlink:type="simple" xlink:href="https://www.ukrinform.ua/tag-armia-droniv" text:style-name="Internet_20_link" text:visited-style-name="Visited_20_Internet_20_Link">
the army of drones</text:a>
”, - he wrote.</text:p>
      <text:p text:style-name="P4">
According to Fedorov, having fired the positions of the Ukrainian military, the Russian people were rapidly escaping from the crime scene and hiding, but it is difficult to do it when the pegs drones work.</text:p>
      <text:p text:style-name="P4">
"One" bird "was stopped by a" hail "with an encroaching part, the other was finally liked," he said.</text:p>
      <text:p text:style-name="P4">
<text:span text:style-name="T4">
 Read also: </text:span>
 [as part of the project "" 10 thousand pilots -Fedorov] have been prepared(https://www.ukrinform.ua/rubric-ato/3704839-u-ramkah-proektu-armia-droniv-pidgotuvali-10-tisac-pilotiv-fedorov.html)As Fedorov added, thanks to the help of the Drone Army project will soon be even more. He also urged to donate through <text:a xlink:type="simple" xlink:href="https://t.me/U24_gov_ua" text:style-name="Internet_20_link" text:visited-style-name="Visited_20_Internet_20_Link">
United24</text:a>
or on the main screen of “Actions”.</text:p>
      <text:p text:style-name="P4">
According to Strform, in May, the Ministry of Digital Transformation jointly with the corner <text:a xlink:type="simple" xlink:href="https://www.ukrinform.ua/rubric-ato/3706405-za-proektom-armia-droniv-ukomplektuvali-bijciv-se-vosmi-udarnih-rot-bpla.html" text:style-name="Internet_20_link" text:visited-style-name="Visited_20_Internet_20_Link">
staffed the necessary equipment for eight new shock Rotbplan. </text:a>
<text:span text:style-name="T5">
Foto: AFS</text:span>
</text:p>
      <text:p text:style-name="P4">
News Source: <text:a xlink:type="simple" xlink:href="https://www.ukrinform.ua/rubric-ato/3714936-vijskovi-znisili-u-bahmuti-rosijskij-grad-za-dopomogou-bezpilotnikiv-vid-armii-droniv.html" text:style-name="Internet_20_link" text:visited-style-name="Visited_20_Internet_20_Link">
https://www.ukrinform.ua/rubric-ato/3714936-vijskovi-znisili-u-bahmuti-rosijskij-grad-za-dopomogou-bezpilotnikiv-vid-armii-droniv.html</text:a>
</text:p>
      <!--NEWS-->
      <text:h text:style-name="P10" text:outline-level="1">
<text:span text:style-name="T4">
The military destroyed in Bakhmut Russian "hail" with the help of drone from the army of drones</text:span>
</text:h>
      <text:p text:style-name="P4">
Authors: Ukrinform (Person)</text:p>
      <text:p text:style-name="P4">
Publisher: Укринформ (Organization)</text:p>
      <text:p text:style-name="P4">
Published Time: 2023-05-27T14:24:00+03:00</text:p>
      <text:p text:style-name="P4">
Modified Time: 2023-05-27T14:24:00+03:00</text:p>
      <text:p text:style-name="P4">
Description: On the outskirts of Bakhmut, the Ukrainian military destroyed the reactive system of the volley fire of the Russians "Grad" with the help of drones from the army of drones. - Ukrinform.</text:p>
      <text:p text:style-name="P4">
Images: ['<text:a xlink:type="simple" xlink:href="https://static.ukrinform.com/photos/2023_04/thumb_files/630_360_1682359952-617.jpg" text:style-name="Internet_20_link" text:visited-style-name="Visited_20_Internet_20_Link">
630_360_16823...</text:a>
']</text:p>
      <text:p text:style-name="P4">
Tags: ['Бахмут', 'Дрон', 'Війна з Росією', 'Армія дронів']</text:p>
      <text:p text:style-name="P4">
Type: Article</text:p>
      <!--METADATA-->
      <text:p text:style-name="P4">
<draw:frame draw:style-name="fr1" draw:name="Image120" text:anchor-type="as-char" svg:width="6.9236in" svg:height="3.956343in" draw:z-index="0">
<draw:image xlink:href="../Images/yкринформ/2023-05-27T14-24-00-03-00/630_360_1682359952-617.jpg" xlink:type="simple" xlink:show="embed" xlink:actuate="onLoad" draw:mime-type="image/jpeg"/>
</draw:frame>
At the bottom of Bakhmut, the Ukrainian military destroyed the reactive system of the roar of the Russians "Grad" with the help of drones from the army of drones.</text:p>
      <text:p text:style-name="P4">
According to Strform, Mikhail Fedorov informed about it in [telegram.] About this Viceremier-Minister for Innovation, Development of Education, Science and Technology, Mikhail Fedorov.(https://t.me/zedigital/3177?fbclid=IwAR3vchDbx2WXEWbeoMa1IGu4i452VK_oKmWJ1Ha4fJYamLaiNptQtmsAhog)“The Russians have a minus one" hail "on the outskirts of Bakhmut. It is the result of the effective work of special forces with two powerful drone-Kamikadze "Pegas" from <text:a xlink:type="simple" xlink:href="https://www.ukrinform.ua/tag-armia-droniv" text:style-name="Internet_20_link" text:visited-style-name="Visited_20_Internet_20_Link">
the army of drones</text:a>
”, - he wrote.</text:p>
      <text:p text:style-name="P4">
According to Fedorov, having fired the positions of the Ukrainian military, the Russian people were rapidly escaping from the crime scene and hiding, but it is difficult to do it when the pegs drones work.</text:p>
      <text:p text:style-name="P4">
"One" bird "was stopped by a" hail "with an encroaching part, the other was finally liked," he said.</text:p>
      <text:p text:style-name="P4">
<text:span text:style-name="T4">
 Read also: </text:span>
 [as part of the project "" 10 thousand pilots -Fedorov] have been prepared(https://www.ukrinform.ua/rubric-ato/3704839-u-ramkah-proektu-armia-droniv-pidgotuvali-10-tisac-pilotiv-fedorov.html)As Fedorov added, thanks to the help of the Drone Army project will soon be even more. He also urged to donate through <text:a xlink:type="simple" xlink:href="https://t.me/U24_gov_ua" text:style-name="Internet_20_link" text:visited-style-name="Visited_20_Internet_20_Link">
United24</text:a>
or on the main screen of “Actions”.</text:p>
      <text:p text:style-name="P4">
According to Strform, in May, the Ministry of Digital Transformation jointly with the corner <text:a xlink:type="simple" xlink:href="https://www.ukrinform.ua/rubric-ato/3706405-za-proektom-armia-droniv-ukomplektuvali-bijciv-se-vosmi-udarnih-rot-bpla.html" text:style-name="Internet_20_link" text:visited-style-name="Visited_20_Internet_20_Link">
staffed the necessary equipment for eight new shock Rotbplan. </text:a>
<text:span text:style-name="T5">
Foto: AFS</text:span>
</text:p>
      <text:p text:style-name="P4">
News Source: <text:a xlink:type="simple" xlink:href="https://www.ukrinform.ua/rubric-ato/3714936-vijskovi-znisili-u-bahmuti-rosijskij-grad-za-dopomogou-bezpilotnikiv-vid-armii-droniv.html" text:style-name="Internet_20_link" text:visited-style-name="Visited_20_Internet_20_Link">
https://www.ukrinform.ua/rubric-ato/3714936-vijskovi-znisili-u-bahmuti-rosijskij-grad-za-dopomogou-bezpilotnikiv-vid-armii-droniv.html</text:a>
</text:p>
      <!--NEWS-->
      <text:h text:style-name="P10" text:outline-level="1">
<text:span text:style-name="T4">
In OP responded to the statements of the Ministry of Foreign Affairs of the Russian Federation about the "conditions" of termination of hostilities</text:span>
</text:h>
      <text:p text:style-name="P4">
Authors: Ukrinform (Person)</text:p>
      <text:p text:style-name="P4">
Publisher: Укринформ (Organization)</text:p>
      <text:p text:style-name="P4">
Published Time: 2023-05-27T14:29:00+03:00</text:p>
      <text:p text:style-name="P4">
Modified Time: 2023-05-27T14:29:00+03:00</text:p>
      <text:p text:style-name="P4">
Description: While Russian troops are in our territory, nothing will force Ukrainian society and the leadership of the state to negotiate with the Russians. - Ukrinform.</text:p>
      <text:p text:style-name="P4">
Images: ['<text:a xlink:type="simple" xlink:href="https://static.ukrinform.com/photos/2021_06/thumb_files/630_360_1623145549-151.jpg" text:style-name="Internet_20_link" text:visited-style-name="Visited_20_Internet_20_Link">
630_360_16231...</text:a>
']</text:p>
      <text:p text:style-name="P4">
Tags: ['Офіс Президента', 'Війна з Росією']</text:p>
      <text:p text:style-name="P4">
Type: Article</text:p>
      <!--METADATA-->
      <text:p text:style-name="P4">
<draw:frame draw:style-name="fr1" draw:name="Image121" text:anchor-type="as-char" svg:width="6.9236in" svg:height="3.956343in" draw:z-index="0">
<draw:image xlink:href="../Images/yкринформ/2023-05-27T14-29-00-03-00/630_360_1623145549-151.jpg" xlink:type="simple" xlink:show="embed" xlink:actuate="onLoad" draw:mime-type="image/jpeg"/>
</draw:frame>
As long as the inhabitant of the Russian troops stand, nothing will force the Ukrainian community and lead the state to negotiate with the Russians.</text:p>
      <text:p text:style-name="P4">
So commented in <text:a xlink:type="simple" xlink:href="https://t.me/ermaka2022/2791" text:style-name="Internet_20_link" text:visited-style-name="Visited_20_Internet_20_Link">
telegram</text:a>
Presidential Office Head Andriy Yermak The Ministry of Foreign Affairs of the Russian Federation on "Terms" with Ukraine.</text:p>
      <text:p text:style-name="P4">
"There is no such force that today will force the Ukrainian society to speak with the Russians as long as the Russian RF stand in our territory," Yermak wrote.</text:p>
      <text:p text:style-name="P4">
In turn, the adviser to the head of the Presidential Office Mikhail Podolyak noted in <text:a xlink:type="simple" xlink:href="https://twitter.com/Podolyak_M/status/1662369296419373057" text:style-name="Internet_20_link" text:visited-style-name="Visited_20_Internet_20_Link">
Twitter</text:a>
that the Ministry of Foreign Affairs of the Russian Federation confirms the legal and actual incapacity of Russian -friendly, and only "counter -conditions" conditions of Ukraine are realistic.</text:p>
      <text:p text:style-name="P4">
The "requirements of Russia" by the mouth of the Ministry of Foreign Affairs of the Russian Federation are more confirmed by the legal and actual capacity of the Russian leadership. Therefore, realistic only "counter -conditions" ... Immediate withdrawal of all troops from the sovereign territory of Ukraine. The state recognition that the USSR has broken up and the post -Soviet countries have all sovereignty. Issuance of war criminals and authors of war. Fixing zonidemilitarization(buffer zone)On the territory of the Russian Federation. Reduction of offensive weapons(high range missiles). Міжнародна конференція з організації контролюнад ядерним арсеналом РФ. Юридично зафіксована програма репараційних виплат,включно з добровільною відмовою від арештованих в інших країнах російськихактивів на користь України...". - вважає Подоляк.</text:p>
      <text:p text:style-name="P4">
<text:span text:style-name="T4">
Читайте також:</text:span>
 <text:a xlink:type="simple" xlink:href="https://www.ukrinform.ua/rubric-ato/3714037-dzonson-zaaviv-so-ne-bacit-pricin-dla-zatrimok-ukrainskoi-peremogi.html" text:style-name="Internet_20_link" text:visited-style-name="Visited_20_Internet_20_Link">
 Джонсон заявив, що не бачить причин для затримокукраїнської перемоги </text:a>
As it was reported, the deputy head of the Ministry of Foreign Affairs of Russia Mikhail Galusin in the interviewed propaganda news agency <text:a xlink:type="simple" xlink:href="https://t.me/tass_agency/193623" text:style-name="Internet_20_link" text:visited-style-name="Visited_20_Internet_20_Link">
TASS</text:a>
He called "conditions" to end the war with Ukraine. Among them are the termination of the Armed Forces and the supply of Western Army, Ukraine's refusal to join NATO and the EU and the return of the pre -allocation status.</text:p>
      <text:p text:style-name="P4">
News Source: <text:a xlink:type="simple" xlink:href="https://www.ukrinform.ua/rubric-polytics/3714941-v-op-vidreaguvali-na-zaavi-mzs-rf-pro-umovi-pripinenna-bojovih-dij.html" text:style-name="Internet_20_link" text:visited-style-name="Visited_20_Internet_20_Link">
https://www.ukrinform.ua/rubric-polytics/3714941-v-op-vidreaguvali-na-zaavi-mzs-rf-pro-umovi-pripinenna-bojovih-dij.html</text:a>
</text:p>
      <!--NEWS-->
      <text:h text:style-name="P10" text:outline-level="1">
<text:span text:style-name="T4">
Thanks to surgery in the Belgorod region, Ukrainian intelligence has received important data - Yusov</text:span>
</text:h>
      <text:p text:style-name="P4">
Authors: Ukrinform (Person)</text:p>
      <text:p text:style-name="P4">
Publisher: Укринформ (Organization)</text:p>
      <text:p text:style-name="P4">
Published Time: 2023-05-27T14:35:19+03:00</text:p>
      <text:p text:style-name="P4">
Modified Time: 2023-05-27T14:35:19+03:00</text:p>
      <text:p text:style-name="P4">
Description: As a result of the operation in the Belgorod region, information was collected for Ukrainian military intelligence. - Ukrinform.</text:p>
      <text:p text:style-name="P4">
Images: ['<text:a xlink:type="simple" xlink:href="https://static.ukrinform.com/photos/2023_02/thumb_files/630_360_1676285387-262.jpg" text:style-name="Internet_20_link" text:visited-style-name="Visited_20_Internet_20_Link">
630_360_16762...</text:a>
']</text:p>
      <text:p text:style-name="P4">
Tags: ['Розвідка', 'Війна з Росією', 'Бєлгород']</text:p>
      <text:p text:style-name="P4">
Type: Article</text:p>
      <!--METADATA-->
      <text:p text:style-name="P4">
<draw:frame draw:style-name="fr1" draw:name="Image122" text:anchor-type="as-char" svg:width="6.9236in" svg:height="3.956343in" draw:z-index="0">
<draw:image xlink:href="../Images/yкринформ/2023-05-27T14-35-19-03-00/630_360_1676285387-262.jpg" xlink:type="simple" xlink:show="embed" xlink:actuate="onLoad" draw:mime-type="image/jpeg"/>
</draw:frame>
Urracultate operations in the Belgorod region were collected valuable for Ukrainian -war intelligence information.</text:p>
      <text:p text:style-name="P4">
This was reported by a representative of the Main Directorate of Intelligence of the Ministry of Defense of Ukraine Andriy Yusov, reports Ukrinform with reference to <text:a xlink:type="simple" xlink:href="https://gur.gov.ua/content/vnaslidok-operatsii-u-bielhorodskii-oblasti-bula-zibrana-vazhlyva-dlia-ukrainskoi-rozvidky-informatsiia.html" text:style-name="Internet_20_link" text:visited-style-name="Visited_20_Internet_20_Link">
GUR</text:a>
.</text:p>
      <text:p text:style-name="P4">
He noted that the data collected for obvious reasons will not be disclosed, but some of them have already received the whole world. The representative of GUR was short -made as "King Naked".</text:p>
      <text:p text:style-name="P4">
<text:span text:style-name="T4">
 Read also: </text:span>
 <text:a xlink:type="simple" xlink:href="https://www.ukrinform.ua/rubric-ato/3714659-legion-svoboda-rosii-opriludniv-kadri-z-belgorodskoi-oblasti.html" text:style-name="Internet_20_link" text:visited-style-name="Visited_20_Internet_20_Link">
Legion "Freedom of Russia" published personnel from the regional region</text:a>
Yes, it is about the exhaustion of the President of the Russian Federation President Putin and the vulnerability of the Russian Federation to internal blows.</text:p>
      <text:p text:style-name="P4">
According to Yusov, the resistance forces operate both in the border villages of Russia and the Utility Region.</text:p>
      <text:p text:style-name="P4">
"Their task is now, if we talk about Belgorod region, it is the liberation of the earth from the dominance of Putin's regime, which for the inhabitants of these territories - representatives of different peoples, different nationalities, is obviously a regime internal occupation. consciousness, it is not even an internal occupation, it is, in fact, a direct external occupation - for example, if we talk about the Caucasus or Tatarstan, " - explained a representative of GUR.</text:p>
      <text:p text:style-name="P4">
<text:span text:style-name="T4">
 Read also: </text:span>
 <text:a xlink:type="simple" xlink:href="https://www.ukrinform.ua/rubric-ato/3714216-ramstajn-ssa-prosat-ukrainu-ne-vikoristovuvati-nadanu-nimi-zbrou-na-teritorii-rosii.html" text:style-name="Internet_20_link" text:visited-style-name="Visited_20_Internet_20_Link">
Ramstein: The US is asking Ukraine not to use weapons provided in Russia</text:a>
He stressed that Ukrainians should not overestimate the Kremlin's reaction to the operation of the Freedom of Russia and the Russian Volunteer Corps in the Belgorod region in the context of the situation at the front.</text:p>
      <text:p text:style-name="P4">
According to Yusov, the Russian leadership is forced in response to events in the region to overgrade their troops. The breakthrough of volunteers across the border called the intelligence representative as an absolute consequence of the full -scale invasion of the Russian Federation into Ukraine.</text:p>
      <text:p text:style-name="P4">
"The geographical and political names of the territories may change. The territory, which is theragus is called the" Russian Federation "-it includes different historical land, which in different stages were called differently. So today this name is such, then we will see," he said.As it was reported, on May 22 on social networks <text:a xlink:type="simple" xlink:href="https://www.ukrinform.ua/rubric-world/3712771-so-vidomo-pro-podii-u-belgorodskij-oblasti-ta-so-govorit-kiiv.html" text:style-name="Internet_20_link" text:visited-style-name="Visited_20_Internet_20_Link">
there were statements of the "Russian Volunteer Corps" and the Legion "Freedom of Russia"</text:a>
about the liberation of some inhabited punks and the introduction of their forces into the town of Grayvoron in the Belgorod region.</text:p>
      <text:p text:style-name="P4">
On the same day, the GUR noted that the Legion "Freedom of Russia" and "RDC" <text:a xlink:type="simple" xlink:href="https://www.ukrinform.ua/rubric-ato/3712670-stvorenna-smugi-bezpeki-u-gur-prokomentuvali-podii-u-belgorodskij-oblasti-rosii.html" text:style-name="Internet_20_link" text:visited-style-name="Visited_20_Internet_20_Link">
started operating with the liberation of Russia from Putin's regime</text:a>
In order to create a safety launch to protect the Ukrainian civilian population, but exclusively at the same time citizens of the Russian Federation.</text:p>
      <text:p text:style-name="P4">
On May 24, the RDC stated that <text:a xlink:type="simple" xlink:href="https://www.ukrinform.ua/rubric-ato/3713639-rdk-ta-legion-svoboda-rosii-zajsli-u-belgorodsku-oblast-bils-ak-na-40-kilometriv-uglib.html" text:style-name="Internet_20_link" text:visited-style-name="Visited_20_Internet_20_Link">
advanced 42 km deep into the Belgorod region</text:a>
. Some volunteer points controlled the days.</text:p>
      <text:p text:style-name="P4">
On May 25, it was announced that <text:a xlink:type="simple" xlink:href="https://www.ukrinform.ua/rubric-ato/3714018-bijci-rdk-zaavili-so-znovu-zajsli-na-teritoriu-rosii.html" text:style-name="Internet_20_link" text:visited-style-name="Visited_20_Internet_20_Link">
RDC entered the territory of Russia again</text:a>
.</text:p>
      <text:p text:style-name="P4">
On the night of May 27, an explosion was heard in the village of Mayans of Belgorod region.(https://www.ukrinform.ua/rubric-world/3714782-u-belgorodskij-oblasti-prolunali-vibuhi-povidomlaut-pro-ataku-drona-na-budivlu-mvs.html) .</text:p>
      <text:p text:style-name="P4">
News Source: <text:a xlink:type="simple" xlink:href="https://www.ukrinform.ua/rubric-ato/3714942-zavdaki-operacii-v-belgorodskij-oblasti-ukrainska-rozvidka-otrimala-vazlivi-dani-usov.html" text:style-name="Internet_20_link" text:visited-style-name="Visited_20_Internet_20_Link">
https://www.ukrinform.ua/rubric-ato/3714942-zavdaki-operacii-v-belgorodskij-oblasti-ukrainska-rozvidka-otrimala-vazlivi-dani-usov.html</text:a>
</text:p>
      <!--NEWS-->
      <text:h text:style-name="P10" text:outline-level="1">
<text:span text:style-name="T4">
1 person killed as result of shelling in Kostiantynivka</text:span>
</text:h>
      <text:p text:style-name="P4">
Authors: liveuamap (Language: en)</text:p>
      <text:p text:style-name="P4">
Time: 2023-05-27T14:47:36</text:p>
      <text:p text:style-name="P4">
Location: Kostyantynivka (Latitude:48.51911 Longtitude:37.7116)</text:p>
      <text:p text:style-name="P4">
Videos: []</text:p>
      <text:p text:style-name="P4">
Images: ["<text:a xlink:type="simple" xlink:href="https://liveuamap.com/pics/2023/05/27/22565795_0.jpg" text:style-name="Internet_20_link" text:visited-style-name="Visited_20_Internet_20_Link">
22565795_0.jpg</text:a>
", "<text:a xlink:type="simple" xlink:href="https://liveuamap.com/pics/2023/05/27/22565795_1.jpg" text:style-name="Internet_20_link" text:visited-style-name="Visited_20_Internet_20_Link">
22565795_1.jpg</text:a>
", "<text:a xlink:type="simple" xlink:href="https://liveuamap.com/pics/2023/05/27/22565795_3.jpg" text:style-name="Internet_20_link" text:visited-style-name="Visited_20_Internet_20_Link">
22565795_3.jpg</text:a>
"]</text:p>
      <text:p text:style-name="P4">
Tags: ["Minsk Monitor", "Europe"]</text:p>
      <text:p text:style-name="P4">
Id: 22565795</text:p>
      <!--METADATA-->
      <text:p text:style-name="P4">
1 person killed as result of shelling in Kostiantynivka</text:p>
      <text:p text:style-name="P4">
<draw:frame draw:style-name="fr1" draw:name="Image123" text:anchor-type="as-char" svg:width="6.9236in" svg:height="5.71197in" draw:z-index="0">
<draw:image xlink:href="../Images/liveuamap/2023-05-27T14-47-36/22565795_0.jpg" xlink:type="simple" xlink:show="embed" xlink:actuate="onLoad" draw:mime-type="image/jpeg"/>
</draw:frame>
<draw:frame draw:style-name="fr1" draw:name="Image124" text:anchor-type="as-char" svg:width="6.9236in" svg:height="4.794593in" draw:z-index="0">
<draw:image xlink:href="../Images/liveuamap/2023-05-27T14-47-36/22565795_1.jpg" xlink:type="simple" xlink:show="embed" xlink:actuate="onLoad" draw:mime-type="image/jpeg"/>
</draw:frame>
<draw:frame draw:style-name="fr1" draw:name="Image125" text:anchor-type="as-char" svg:width="6.9236in" svg:height="4.219069in" draw:z-index="0">
<draw:image xlink:href="../Images/liveuamap/2023-05-27T14-47-36/22565795_3.jpg" xlink:type="simple" xlink:show="embed" xlink:actuate="onLoad" draw:mime-type="image/jpeg"/>
</draw:frame>
News Collection Link: <text:a xlink:type="simple" xlink:href="https://liveuamap.com/en/2023/27-may-1-person-killed-as-result-of-shelling-in-kostiantynivka" text:style-name="Internet_20_link" text:visited-style-name="Visited_20_Internet_20_Link">
https://liveuamap.com/en/2023/27-may-1-person-killed-as-result-of-shelling-in-kostiantynivka</text:a>
</text:p>
      <text:p text:style-name="P4">
News Source: <text:a xlink:type="simple" xlink:href="https://t.me/Novoeizdanie/52056" text:style-name="Internet_20_link" text:visited-style-name="Visited_20_Internet_20_Link">
https://t.me/Novoeizdanie/52056</text:a>
</text:p>
      <!--NEWS-->
      <text:h text:style-name="P10" text:outline-level="1">
<text:span text:style-name="T4">
Twitter leaves the EU Voluntary Agreement to combat misinformation</text:span>
</text:h>
      <text:p text:style-name="P4">
Authors: Ukrinform (Person)</text:p>
      <text:p text:style-name="P4">
Publisher: Укринформ (Organization)</text:p>
      <text:p text:style-name="P4">
Published Time: 2023-05-27T14:48:00+03:00</text:p>
      <text:p text:style-name="P4">
Modified Time: 2023-05-27T14:48:00+03:00</text:p>
      <text:p text:style-name="P4">
Description: Twitter proceeds from the Voluntary Agreement of the European Union to combat misinformation on the Internet. - Ukrinform.</text:p>
      <text:p text:style-name="P4">
Images: ['<text:a xlink:type="simple" xlink:href="https://static.ukrinform.com/photos/2023_04/thumb_files/630_360_1682252855-654.jpg" text:style-name="Internet_20_link" text:visited-style-name="Visited_20_Internet_20_Link">
630_360_16822...</text:a>
']</text:p>
      <text:p text:style-name="P4">
Tags: ['Євросоюз', 'Twitter', 'Соцмережі', 'Дезінформація']</text:p>
      <text:p text:style-name="P4">
Type: Article</text:p>
      <!--METADATA-->
      <text:p text:style-name="P4">
<draw:frame draw:style-name="fr1" draw:name="Image126" text:anchor-type="as-char" svg:width="6.9236in" svg:height="3.956343in" draw:z-index="0">
<draw:image xlink:href="../Images/yкринформ/2023-05-27T14-48-00-03-00/630_360_1682252855-654.jpg" xlink:type="simple" xlink:show="embed" xlink:actuate="onLoad" draw:mime-type="image/jpeg"/>
</draw:frame>
Twitter is from the European Union voluntary agreement on the fight against the Internet.</text:p>
      <text:p text:style-name="P4">
This was reported by the EU Commissioner on the Internal Market Tierry Breton in <text:a xlink:type="simple" xlink:href="https://twitter.com/ThierryBreton/status/1662194595755704321" text:style-name="Internet_20_link" text:visited-style-name="Visited_20_Internet_20_Link">
social network</text:a>
, reports Ukrinform.</text:p>
      <text:p text:style-name="P4">
"<text:a xlink:type="simple" xlink:href="https://www.ukrinform.ua/tag-twitter" text:style-name="Internet_20_link" text:visited-style-name="Visited_20_Internet_20_Link">
Twitter</text:a>
It comes from the EU Voluntary Codex in combating misinformation. But the obligations are resolved, "Breton wrote.</text:p>
      <text:p text:style-name="P4">
According to him, in addition to voluntary obligations, combating misinformation of August 25 will be a legal obligation under the Law on Digital Services(DSA).</text:p>
      <text:p text:style-name="P4">
"Наші команди будуть готові до правозастосування", - заявив Бретон.</text:p>
      <text:p text:style-name="P4">
<text:span text:style-name="T4">
Читайте також:</text:span>
 <text:a xlink:type="simple" xlink:href="https://www.ukrinform.ua/rubric-technology/3711434-twitter-zvinuvativ-microsoft-u-nesankcionovanomu-vikoristanni-danih.html" text:style-name="Internet_20_link" text:visited-style-name="Visited_20_Internet_20_Link">
 звинуватив Microsoft у несанкціонованому використанніданих </text:a>
At the same time <text:a xlink:type="simple" xlink:href="https://www.dw.com/en/eu-twitter-leaves-voluntary-pact-on-fighting-disinformation/a-65751487" text:style-name="Internet_20_link" text:visited-style-name="Visited_20_Internet_20_Link">
dw</text:a>
Notes that Twitter has not yet confirmed from the agreement.</text:p>
      <text:p text:style-name="P4">
As reported by Ukrinform, billionaire [Ilon Musk purchased Twitter in October]](https://www.ukrinform.ua/rubric-technology/3602603-mask-taki-kupiv-twitter-i-poasniv-dla-cogo-jomu-ce.html).</text:p>
      <text:p text:style-name="P4">
In May 2023, he introduced the new CEO of Twitter - Lindushkarino. Musk himself will perform the duties of the executive chairman and the technical director, oversee the products, software and system administrators.</text:p>
      <text:p text:style-name="P4">
News Source: <text:a xlink:type="simple" xlink:href="https://www.ukrinform.ua/rubric-technology/3714945-twitter-vihodit-iz-dobrovilnoi-ugodi-es-pro-borotbu-z-dezinformacieu.html" text:style-name="Internet_20_link" text:visited-style-name="Visited_20_Internet_20_Link">
https://www.ukrinform.ua/rubric-technology/3714945-twitter-vihodit-iz-dobrovilnoi-ugodi-es-pro-borotbu-z-dezinformacieu.html</text:a>
</text:p>
      <!--NEWS-->
      <text:h text:style-name="P10" text:outline-level="1">
<text:span text:style-name="T4">
The International Bar Association has approved a resolution calling for the creation</text:span>
</text:h>
      <text:p text:style-name="P4">
Authors: Ukrinform (Person)</text:p>
      <text:p text:style-name="P4">
Publisher: Укринформ (Organization)</text:p>
      <text:p text:style-name="P4">
Published Time: 2023-05-27T14:49:13+03:00</text:p>
      <text:p text:style-name="P4">
Modified Time: 2023-05-27T14:49:13+03:00</text:p>
      <text:p text:style-name="P4">
Description: The International Law Association (IBA) has approved a resolution calling for the creation of a special about a tribunal on the crime of aggression by the Russian Federation. - Ukrinform.</text:p>
      <text:p text:style-name="P4">
Images: ['<text:a xlink:type="simple" xlink:href="https://static.ukrinform.com/photos/2023_05/thumb_files/630_360_1685188086-764.jpg" text:style-name="Internet_20_link" text:visited-style-name="Visited_20_Internet_20_Link">
630_360_16851...</text:a>
']</text:p>
      <text:p text:style-name="P4">
Tags: ['Трибунал', 'Андрій Костін', 'Війна з Росією']</text:p>
      <text:p text:style-name="P4">
Type: Article</text:p>
      <!--METADATA-->
      <text:p text:style-name="P4">
<draw:frame draw:style-name="fr1" draw:name="Image127" text:anchor-type="as-char" svg:width="6.9236in" svg:height="3.956343in" draw:z-index="0">
<draw:image xlink:href="../Images/yкринформ/2023-05-27T14-49-13-03-00/630_360_1685188086-764.jpg" xlink:type="simple" xlink:show="embed" xlink:actuate="onLoad" draw:mime-type="image/jpeg"/>
</draw:frame>
International Association of Lawyers(Other)Approved the resolution calling for the creation of a tribunal on the crime of aggression by the Russian Federation.</text:p>
      <text:p text:style-name="P4">
This was reported(https://t.me/pgo_gov_ua/12572), reports Ukrinform.</text:p>
      <text:p text:style-name="P4">
"The International Lawyers Association - IBA has approved a resolution calling to the UN member states to support the creation of a special international tribunal against Ukraine's aggression against Ukraine," the statement reads.</text:p>
      <text:p text:style-name="P4">
<text:span text:style-name="T4">
 Read also: </text:span>
 <text:a xlink:type="simple" xlink:href="https://www.ukrinform.ua/rubric-polytics/3714673-putina-mozna-bude-pritagnuti-do-vidpovidalnosti-zavdaki-risennu-genasamblei-oon-eksposol-ssa.html" text:style-name="Internet_20_link" text:visited-style-name="Visited_20_Internet_20_Link">
Putina will be held accountable by the UN General Assembly - US exhibit</text:a>
During the IVA meeting, the Prosecutor General of Ukraine Andriy Kostin stated that a sopecific tribunal on aggression is the best instrument to put the extremes of the top of the criminal regime in the Russian Federation.</text:p>
      <text:p text:style-name="P4">
“The Kremlin regime is a symbol of violence, hatred and terrorism. We do not have to put up with the madness he do, fully despising international right, norms and values, ”Kostin said.</text:p>
      <text:p text:style-name="P4">
At the same time, he stressed that justice should not be limited only by punishment.</text:p>
      <text:p text:style-name="P4">
<text:span text:style-name="T4">
 Read also: </text:span>
 <text:a xlink:type="simple" xlink:href="https://www.ukrinform.ua/rubric-world/3714095-putin-mae-osobisto-postati-pered-tribunalom-u-gaazi-predstavnik-gur.html" text:style-name="Internet_20_link" text:visited-style-name="Visited_20_Internet_20_Link">
Putin should stand in person before Ohm in the Hague - representative of the gift</text:a>
"The court must stand their steers, who used their power to unscrew this flywheel of evil," the Attorney General emphasized.</text:p>
      <text:p text:style-name="P4">
He thanked the decisive step of IBA President Almudeni Arpon de Mendyville-i-Alama and Executive Director Mark Ellis.</text:p>
      <text:p text:style-name="P4">
As it was reported, Ukraine, together with partners, promotes the creation of a special tribunal to criminalize the leadership of the Russian Federation for committing a crime of aggression against Ukraine.</text:p>
      <text:p text:style-name="P4">
<text:span text:style-name="T4">
 Read also: </text:span>
 <text:a xlink:type="simple" xlink:href="https://www.ukrinform.ua/rubric-polytics/3711877-minust-reestr-zbitkiv-vagomij-krok-u-procesi-pritagnenna-rf-do-vidpovidalnosti-za-agresiu.html" text:style-name="Internet_20_link" text:visited-style-name="Visited_20_Internet_20_Link">
Ministry of Justice: Register of losses - a significant step in the process of attracting the Russian Federation to justice for aggression</text:a>
The creation of such a tribunal was supported by the Parliamentary Assembly of the Council of Europe, the European Parliament, the NATO Parliamentary Assembly, the OSCE Parliamentary Assembly and the Separate States.</text:p>
      <text:p text:style-name="P4">
News Source: <text:a xlink:type="simple" xlink:href="https://www.ukrinform.ua/rubric-world/3714946-miznarodna-asociacia-pravnikiv-uhvalila-rezoluciu-iz-zaklikom-sodo-stvorenna-spectribunalu-nad-rf.html" text:style-name="Internet_20_link" text:visited-style-name="Visited_20_Internet_20_Link">
https://www.ukrinform.ua/rubric-world/3714946-miznarodna-asociacia-pravnikiv-uhvalila-rezoluciu-iz-zaklikom-sodo-stvorenna-spectribunalu-nad-rf.html</text:a>
</text:p>
      <!--NEWS-->
      <text:h text:style-name="P10" text:outline-level="1">
<text:span text:style-name="T4">
NATO called Kosovo's power to immediate tension de -escalation</text:span>
</text:h>
      <text:p text:style-name="P4">
Authors: Ukrinform (Person)</text:p>
      <text:p text:style-name="P4">
Publisher: Укринформ (Organization)</text:p>
      <text:p text:style-name="P4">
Published Time: 2023-05-27T14:54:00+03:00</text:p>
      <text:p text:style-name="P4">
Modified Time: 2023-05-27T14:54:00+03:00</text:p>
      <text:p text:style-name="P4">
Description: NATO is called for Kosovo's power before the de -escalation after the riots in the north of the country and declared their readiness to ensure order. - Ukrinform.</text:p>
      <text:p text:style-name="P4">
Images: ['<text:a xlink:type="simple" xlink:href="https://static.ukrinform.com/photos/2023_02/thumb_files/630_360_1677534205-257.jpg" text:style-name="Internet_20_link" text:visited-style-name="Visited_20_Internet_20_Link">
630_360_16775...</text:a>
']</text:p>
      <text:p text:style-name="P4">
Tags: ['Косово', 'НАТО', 'Переговори', 'Сербія']</text:p>
      <text:p text:style-name="P4">
Type: Article</text:p>
      <!--METADATA-->
      <text:p text:style-name="P4">
<draw:frame draw:style-name="fr1" draw:name="Image128" text:anchor-type="as-char" svg:width="6.9236in" svg:height="3.956343in" draw:z-index="0">
<draw:image xlink:href="../Images/yкринформ/2023-05-27T14-54-00-03-00/630_360_1677534205-257.jpg" xlink:type="simple" xlink:show="embed" xlink:actuate="onLoad" draw:mime-type="image/jpeg"/>
</draw:frame>
Kosovo's power before the de -escalation after the riots in the north of the country was tasked about their readiness to ensure order.</text:p>
      <text:p text:style-name="P4">
According to Ukrinform, NATO Lungescu's Secretary General Switch in [Twitter] reported this.(https://twitter.com/NATOpress/status/1662360032246112256?ref_src=twsrc%5Etfw%7Ctwcamp%5Etweetembed%7Ctwterm%5E1662360032246112256%7Ctwgr%5Efde91c2d5cc01fdbce93f4927a5c73cf410b5788%7Ctwcon%5Es1_&amp;ref_url=https%3A%2F%2Fwww.eurointegration.com.ua%2Fnews%2F2023%2F05%2F27%2F7162533%2F)"We urge the institutions in Kosovo before immediate de -escalation and call us the usistorons to resolve the situation through dialogue. Mission <text:a xlink:type="simple" xlink:href="https://www.ukrinform.ua/tag-nato" text:style-name="Internet_20_link" text:visited-style-name="Visited_20_Internet_20_Link">
NATO</text:a>
KFOR retains the vigilance of the safe environment, "the message reads.</text:p>
      <text:p text:style-name="P4">
<text:span text:style-name="T4">
 Read also: </text:span>
 <text:a xlink:type="simple" xlink:href="https://www.ukrinform.ua/rubric-world/3714741-evrosouz-zaklikae-do-deeskalacii-naprugi-na-pivnoci-kosova.html" text:style-name="Internet_20_link" text:visited-style-name="Visited_20_Internet_20_Link">
EU EU calls for voltage de -escalation in the north</text:a>
As it was reported, <text:a xlink:type="simple" xlink:href="https://www.ukrinform.ua/rubric-world/3714596-prezident-serbii-priviv-armiu-u-povnu-bojovu-gotovnist-cerez-naprugu-v-kosovo-zmi.html" text:style-name="Internet_20_link" text:visited-style-name="Visited_20_Internet_20_Link">
Serbia President Alexandar Vuchich brought the army of the country full of combat readiness</text:a>
And he ordered her units to approach the border. Such an order came after the collisions in the Municipality of the Zhevians in Northern Chikosov, which took place with the involvement of Kosovo police and representatives of the Serbian community. The clashes began when the newly elected mayor, an ethnic Albanets, tried to get his own office.</text:p>
      <text:p text:style-name="P4">
The Serbs, which make up the majority of the population of the region, boycotted intermediates.</text:p>
      <text:p text:style-name="P4">
The European Union condemned the collisions that took place in Kosovo and led to a significant increase in interethnic tension, and called on all parties to take the non -de -escalation.</text:p>
      <text:p text:style-name="P4">
<text:span text:style-name="T5">
Foto: ua.depositphotos.com</text:span>
</text:p>
      <text:p text:style-name="P4">
News Source: <text:a xlink:type="simple" xlink:href="https://www.ukrinform.ua/rubric-world/3714947-u-nato-zaklikali-vladu-kosova-do-negajnoi-deeskalacii-naprugi.html" text:style-name="Internet_20_link" text:visited-style-name="Visited_20_Internet_20_Link">
https://www.ukrinform.ua/rubric-world/3714947-u-nato-zaklikali-vladu-kosova-do-negajnoi-deeskalacii-naprugi.html</text:a>
</text:p>
      <!--NEWS-->
      <text:h text:style-name="P10" text:outline-level="1">
<text:span text:style-name="T4">
Kateryna Montzul will judge the central match of the 29th round of UPL "Shakhtar"-"Dnipro-1"</text:span>
</text:h>
      <text:p text:style-name="P4">
Authors: Ukrinform (Person)</text:p>
      <text:p text:style-name="P4">
Publisher: Укринформ (Organization)</text:p>
      <text:p text:style-name="P4">
Published Time: 2023-05-27T15:03:08+03:00</text:p>
      <text:p text:style-name="P4">
Modified Time: 2023-05-27T15:03:08+03:00</text:p>
      <text:p text:style-name="P4">
Description: On May 28-29, the fights of the penultimate, 29th round of the Ukrainian Football Championship among the Premier League teams of the season-2022/23 will be held. - Ukrinform.</text:p>
      <text:p text:style-name="P4">
Images: ['<text:a xlink:type="simple" xlink:href="https://static.ukrinform.com/photos/2022_11/thumb_files/630_360_1667844857-418.jpeg" text:style-name="Internet_20_link" text:visited-style-name="Visited_20_Internet_20_Link">
630_360_16678...</text:a>
']</text:p>
      <text:p text:style-name="P4">
Tags: ['Футбол', "Прем'єр-ліга", 'Шахтар', 'Дніпро-1']</text:p>
      <text:p text:style-name="P4">
Type: Article</text:p>
      <!--METADATA-->
      <text:p text:style-name="P4">
<draw:frame draw:style-name="fr1" draw:name="Image129" text:anchor-type="as-char" svg:width="6.9236in" svg:height="3.956343in" draw:z-index="0">
<draw:image xlink:href="../Images/yкринформ/2023-05-27T15-03-08-03-00/630_360_1667844857-418.jpeg" xlink:type="simple" xlink:show="embed" xlink:actuate="onLoad" draw:mime-type="image/jpeg"/>
</draw:frame>
28-29ths will host the duels of the penultimate, 29th round of the Ukrainian Futball Championship among the Premier League teams of the season-2022/23.</text:p>
      <text:p text:style-name="P4">
The central match will take place on the first game day at the Arena Lviv, Shakhtar Dedonetsky will host Dnipro-1, Ukrinform reports.</text:p>
      <text:p text:style-name="P4">
The meeting will be served by FIFA Kharkiv Kateryna Montzul.</text:p>
      <text:p text:style-name="P4">
Shakhtar can arrange the championship ahead of schedule unless it loses on Sunday.</text:p>
      <text:p text:style-name="P4">
<text:span text:style-name="T4">
 Read also: </text:span>
 <text:a xlink:type="simple" xlink:href="https://www.ukrinform.ua/rubric-sports/3714809-29j-tur-ukrainskoi-futbolnoi-premerligi-projde-2829-travna.html" text:style-name="Internet_20_link" text:visited-style-name="Visited_20_Internet_20_Link">
29th round of the Ukrainian Prime League will be held 28-29th</text:a>
Shakhtar leads in the UPL standings, which has 69 points, then - Dnipro -1 -64, Zorya - 61, Dynamo - 56, Alexandria - 43, Vorskla - 39, Kryvbas » - 38," Kolos " - 33 ...</text:p>
      <text:p text:style-name="P4">
Photo: UAF.</text:p>
      <text:p text:style-name="P4">
News Source: <text:a xlink:type="simple" xlink:href="https://www.ukrinform.ua/rubric-sports/3714950-katerina-monzul-rozsudit-centralnij-matc-29go-turu-upl-sahtar-dnipro1.html" text:style-name="Internet_20_link" text:visited-style-name="Visited_20_Internet_20_Link">
https://www.ukrinform.ua/rubric-sports/3714950-katerina-monzul-rozsudit-centralnij-matc-29go-turu-upl-sahtar-dnipro1.html</text:a>
</text:p>
      <!--NEWS-->
      <text:h text:style-name="P10" text:outline-level="1">
<text:span text:style-name="T4">
In two regions of Russia declare drones attack</text:span>
</text:h>
      <text:p text:style-name="P4">
Authors: Ukrinform (Person)</text:p>
      <text:p text:style-name="P4">
Publisher: Укринформ (Organization)</text:p>
      <text:p text:style-name="P4">
Published Time: 2023-05-27T15:08:00+03:00</text:p>
      <text:p text:style-name="P4">
Modified Time: 2023-05-27T15:08:00+03:00</text:p>
      <text:p text:style-name="P4">
Description: In Russia, officials declare drones of drones on infrastructure facilities in Tver and Pskov regions.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Вибух', 'Дрон', 'Війна з Росією']</text:p>
      <text:p text:style-name="P4">
Type: Article</text:p>
      <!--METADATA-->
      <text:p text:style-name="P4">
<draw:frame draw:style-name="fr1" draw:name="Image130" text:anchor-type="as-char" svg:width="6.9236in" svg:height="3.956343in" draw:z-index="0">
<draw:image xlink:href="../Images/yкринформ/2023-05-27T15-08-00-03-00/630_360_1669987737-966.jpg" xlink:type="simple" xlink:show="embed" xlink:actuate="onLoad" draw:mime-type="image/jpeg"/>
</draw:frame>
In Russian officials, they declare drones of drones on infrastructure objects of the Subver and Pskov regions.</text:p>
      <text:p text:style-name="P4">
About it reports Ukrinform.</text:p>
      <text:p text:style-name="P4">
In particular, the governor of the Pskov region Mikhail Vedernkov <text:a xlink:type="simple" xlink:href="https://t.me/MV_007_Pskov/2805" text:style-name="Internet_20_link" text:visited-style-name="Visited_20_Internet_20_Link">
reported</text:a>
that the explosion damaged the administrative building of the oil pipeline near the village of Litvinovenevelsky district is damaged.</text:p>
      <text:p text:style-name="P4">
<text:span text:style-name="T4">
 Read also: </text:span>
 <text:a xlink:type="simple" xlink:href="https://www.ukrinform.ua/rubric-ato/3714942-zavdaki-operacii-v-belgorodskij-oblasti-ukrainska-rozvidka-otrimala-vazlivi-dani-usov.html" text:style-name="Internet_20_link" text:visited-style-name="Visited_20_Internet_20_Link">
thanks to surgery in the Belgorod region, Ukrainian intelligence has received important data - Yusov</text:a>
"According to preliminary data, the building was damaged as a result of the attack of two UAVs. Statutical conclusions following the work of the operational group," - <text:a xlink:type="simple" xlink:href="https://t.me/MV_007_Pskov/2806" text:style-name="Internet_20_link" text:visited-style-name="Visited_20_Internet_20_Link">
noted</text:a>
Vedernikov.</text:p>
      <text:p text:style-name="P4">
In addition, the fall of the drone in the Andreapol district of Tver region reports <text:a xlink:type="simple" xlink:href="https://t.me/pul69/7136" text:style-name="Internet_20_link" text:visited-style-name="Visited_20_Internet_20_Link">
local government</text:a>
.</text:p>
      <text:p text:style-name="P4">
"On May 27, the fall of the UAV was recorded near the village of Yerokhine of the Andreapol District of the Tversk region. No one was injured.</text:p>
      <text:p text:style-name="P4">
<text:span text:style-name="T4">
 Read also: </text:span>
 <text:a xlink:type="simple" xlink:href="https://www.ukrinform.ua/rubric-world/3714782-u-belgorodskij-oblasti-prolunali-vibuhi-povidomlaut-pro-ataku-drona-na-budivlu-mvs.html" text:style-name="Internet_20_link" text:visited-style-name="Visited_20_Internet_20_Link">
In the Belgorod region, explosions were rushed - reports on the attack A on the Ministry of Internal Affairs</text:a>
As reported by Ukrinform, in the Belgorod region in the village of Mayky the explosion was struck this night - drones attacked the building of the Ministry of Internal Affairs.</text:p>
      <text:p text:style-name="P4">
News Source: <text:a xlink:type="simple" xlink:href="https://www.ukrinform.ua/rubric-ato/3714954-u-dvoh-oblastah-rosii-zaavlaut-pro-ataki-droniv.html" text:style-name="Internet_20_link" text:visited-style-name="Visited_20_Internet_20_Link">
https://www.ukrinform.ua/rubric-ato/3714954-u-dvoh-oblastah-rosii-zaavlaut-pro-ataki-droniv.html</text:a>
</text:p>
      <!--NEWS-->
      <text:h text:style-name="P10" text:outline-level="1">
<text:span text:style-name="T4">
Negotiations on the liberation of prisoners are conducted with subjects in the Russian Federation and to the Tot of Ukraine - coordination</text:span>
</text:h>
      <text:p text:style-name="P4">
Authors: Ukrinform (Person)</text:p>
      <text:p text:style-name="P4">
Publisher: Укринформ (Organization)</text:p>
      <text:p text:style-name="P4">
Published Time: 2023-05-27T15:21:14+03:00</text:p>
      <text:p text:style-name="P4">
Modified Time: 2023-05-27T15:21:14+03:00</text:p>
      <text:p text:style-name="P4">
Description: The Coordination Headquarters on the management of prisoners of war noted that negotiations on the liberation of the Ukrainian military are conducted with different entities both in the territory of the Russian Federation and in temporarily captured Ukrainian territories. - Ukrinform.</text:p>
      <text:p text:style-name="P4">
Images: ['<text:a xlink:type="simple" xlink:href="https://static.ukrinform.com/photos/2023_03/thumb_files/630_360_1680170436-658.jpg" text:style-name="Internet_20_link" text:visited-style-name="Visited_20_Internet_20_Link">
630_360_16801...</text:a>
']</text:p>
      <text:p text:style-name="P4">
Tags: ['Військові', 'Полонені', 'Війна з Росією']</text:p>
      <text:p text:style-name="P4">
Type: Article</text:p>
      <!--METADATA-->
      <text:p text:style-name="P4">
<draw:frame draw:style-name="fr1" draw:name="Image131" text:anchor-type="as-char" svg:width="6.9236in" svg:height="3.956343in" draw:z-index="0">
<draw:image xlink:href="../Images/yкринформ/2023-05-27T15-21-14-03-00/630_360_1680170436-658.jpg" xlink:type="simple" xlink:show="embed" xlink:actuate="onLoad" draw:mime-type="image/jpeg"/>
</draw:frame>
The Vokoordination Headquarters on the Defense of Prisoners of Pursuing noted that intervals about the liberation of the Ukrainian military are conducted with various subjects in the territory of the Russian Federation and in temporarily captured Ukrainian territories.</text:p>
      <text:p text:style-name="P4">
According to Ukrinform, the coordination is reported in <text:a xlink:type="simple" xlink:href="https://t.me/Koord_shtab/1131" text:style-name="Internet_20_link" text:visited-style-name="Visited_20_Internet_20_Link">
telegram</text:a>
.</text:p>
      <text:p text:style-name="P4">
У штабі відбулася зустріч із родинами військовослужбовців Окремоїпрезидентської бригади імені гетьмана Богдана Хмельницького.</text:p>
      <text:p text:style-name="P4">
З родичами полонених і зниклих безвісти військовослужбовців спілкувавсяпредставник Коордштабу.</text:p>
      <text:p text:style-name="P4">
Він зазначив, що переговори щодо визволення українських захисників ведуться зрізними суб’єктами як на території Російської Федерації, так і на тимчасовоокупованих українських територіях. Безперервно триває робота над встановленнямфактів перебування в <text:a xlink:type="simple" xlink:href="https://www.ukrinform.ua/tag-poloneni" text:style-name="Internet_20_link" text:visited-style-name="Visited_20_Internet_20_Link">
 полоні </text:a>
missing persons.</text:p>
      <text:p text:style-name="P4">
“Such information is obtained from various sources, in particular, from those who have already turned from hostile captivity. These testimonies are recorded and must be considered in the further work on the release of prisoners, ” - the representative of the headquarters reported.</text:p>
      <text:p text:style-name="P4">
<text:span text:style-name="T4">
 Read also: </text:span>
 <text:a xlink:type="simple" xlink:href="https://www.ukrinform.ua/rubric-ato/3714231-zelenskij-so-bilse-rosijskih-polonenih-vizmemo-to-bilse-povernemo-nasih-ludej.html" text:style-name="Internet_20_link" text:visited-style-name="Visited_20_Internet_20_Link">
Zelensky: The more of the Russian we will take, the more we will do our people</text:a>
According to him, a considerable amount of information about the missing or captives is collected and transferred to the coordination by relatives of servicemen.</text:p>
      <text:p text:style-name="P4">
The staff representative noted that the performance of functions for the search and return of Tilzags' servicemen is entrusted to the Office of the Commissioner for Persons missing in special circumstances. There are search groups that have been released and demining the terrain.</text:p>
      <text:p text:style-name="P4">
As reported by Ukrinform, the coordination headquarters on the treatment(https://www.ukrinform.ua/rubric-ato/3714775-vijskova-castina-ne-moze-nadavati-rodicam-polonenih-sluzbovi-dokumenti-koordstab.html), intended for service use.</text:p>
      <text:p text:style-name="P4">
News Source: <text:a xlink:type="simple" xlink:href="https://www.ukrinform.ua/rubric-ato/3714955-peregovori-pro-vizvolenna-polonenih-vedutsa-z-subektami-u-rf-i-na-tot-ukraini-koordstab.html" text:style-name="Internet_20_link" text:visited-style-name="Visited_20_Internet_20_Link">
https://www.ukrinform.ua/rubric-ato/3714955-peregovori-pro-vizvolenna-polonenih-vedutsa-z-subektami-u-rf-i-na-tot-ukraini-koordstab.html</text:a>
</text:p>
      <!--NEWS-->
      <text:h text:style-name="P10" text:outline-level="1">
<text:span text:style-name="T4">
Vuchich leaves the post of leader of the ruling party of Serbia</text:span>
</text:h>
      <text:p text:style-name="P4">
Authors: Ukrinform (Person)</text:p>
      <text:p text:style-name="P4">
Publisher: Укринформ (Organization)</text:p>
      <text:p text:style-name="P4">
Published Time: 2023-05-27T15:26:00+03:00</text:p>
      <text:p text:style-name="P4">
Modified Time: 2023-05-27T15:26:00+03:00</text:p>
      <text:p text:style-name="P4">
Description: Serbia President Alexandarer Vuchich said he was leaving the leader of the Serbian Progressive Party (SNS). - Ukrinform.</text:p>
      <text:p text:style-name="P4">
Images: ['<text:a xlink:type="simple" xlink:href="https://static.ukrinform.com/photos/2018_09/thumb_files/630_360_1536488633-8763.jpg" text:style-name="Internet_20_link" text:visited-style-name="Visited_20_Internet_20_Link">
630_360_15364...</text:a>
']</text:p>
      <text:p text:style-name="P4">
Tags: ['Сербія', 'Вучич', 'Політика']</text:p>
      <text:p text:style-name="P4">
Type: Article</text:p>
      <!--METADATA-->
      <text:p text:style-name="P4">
<draw:frame draw:style-name="fr1" draw:name="Image132" text:anchor-type="as-char" svg:width="6.9236in" svg:height="3.956343in" draw:z-index="0">
<draw:image xlink:href="../Images/yкринформ/2023-05-27T15-26-00-03-00/630_360_1536488633-8763.jpg" xlink:type="simple" xlink:show="embed" xlink:actuate="onLoad" draw:mime-type="image/jpeg"/>
</draw:frame>
Presidentserbia Aleksandar Vuchich stated that he was leaving the leader of the Serbian Progressive Party(SNS).</text:p>
      <text:p text:style-name="P4">
Про це він оголосив на мітингу в Белграді у п'ятницю, передає Укрінформ ізпосиланням на  <text:a xlink:type="simple" xlink:href="https://n1info.rs/english/news/vucic-says-he-is-stepping-down-as-party-leader/" text:style-name="Internet_20_link" text:visited-style-name="Visited_20_Internet_20_Link">
 N1 </text:a>
.</text:p>
      <text:p text:style-name="P4">
"This is my last day as SNS leader. Tomorrow, someone else will hug the tsaposad," Vuchich said, adding that he will remain a party member.</text:p>
      <text:p text:style-name="P4">
Vuchich has been headed by SNS since 2012, when his predecessor Tomiswaw Nicolic went out after the President's election <text:a xlink:type="simple" xlink:href="https://www.ukrinform.ua/tag-serbia" text:style-name="Internet_20_link" text:visited-style-name="Visited_20_Internet_20_Link">
Serbia</text:a>
.</text:p>
      <text:p text:style-name="P4">
<text:span text:style-name="T4">
 Read also: </text:span>
 <text:a xlink:type="simple" xlink:href="https://www.ukrinform.ua/rubric-world/3711714-strilanina-v-serbii-desatki-tisac-ludej-vimagali-vidstavki-uradovciv.html" text:style-name="Internet_20_link" text:visited-style-name="Visited_20_Internet_20_Link">
shooting in her: tens of thousands of people demanded the resignation of government officials</text:a>
In 2014–2017, he held the post of Prime Minister, and since 2017, Epider of Serbia.</text:p>
      <text:p text:style-name="P4">
As it was reported, the day before President of Serbia <text:a xlink:type="simple" xlink:href="https://www.ukrinform.ua/rubric-world/3714596-prezident-serbii-priviv-armiu-u-povnu-bojovu-gotovnist-cerez-naprugu-v-kosovo-zmi.html" text:style-name="Internet_20_link" text:visited-style-name="Visited_20_Internet_20_Link">
Alexandrandar Vuchich brought the army full of combat readiness</text:a>
And he ordered it to approach the border with Zkosov.</text:p>
      <text:p text:style-name="P4">
News Source: <text:a xlink:type="simple" xlink:href="https://www.ukrinform.ua/rubric-world/3714948-vucic-jde-z-posadi-lidera-pravlacoi-partii-serbii.html" text:style-name="Internet_20_link" text:visited-style-name="Visited_20_Internet_20_Link">
https://www.ukrinform.ua/rubric-world/3714948-vucic-jde-z-posadi-lidera-pravlacoi-partii-serbii.html</text:a>
</text:p>
      <!--NEWS-->
      <text:h text:style-name="P10" text:outline-level="1">
<text:span text:style-name="T4">
In Kiev, the driver on a pedestrian crossing ran into a baby in a stroller</text:span>
</text:h>
      <text:p text:style-name="P4">
Authors: Ukrinform (Person)</text:p>
      <text:p text:style-name="P4">
Publisher: Укринформ (Organization)</text:p>
      <text:p text:style-name="P4">
Published Time: 2023-05-27T15:27:18+03:00</text:p>
      <text:p text:style-name="P4">
Modified Time: 2023-05-27T15:27:18+03:00</text:p>
      <text:p text:style-name="P4">
Description: In Kiev on Boris Hmyri Street, the driver at an unregulated pedestrian crossing ran into a baby in a stroller, and was hospitalized. - Ukrinform.</text:p>
      <text:p text:style-name="P4">
Images: ['<text:a xlink:type="simple" xlink:href="https://static.ukrinform.com/photos/2023_05/thumb_files/630_360_1685190365-538.jpg" text:style-name="Internet_20_link" text:visited-style-name="Visited_20_Internet_20_Link">
630_360_16851...</text:a>
']</text:p>
      <text:p text:style-name="P4">
Tags: ['Діти', 'ДТП', 'Київ']</text:p>
      <text:p text:style-name="P4">
Type: Article</text:p>
      <!--METADATA-->
      <text:p text:style-name="P4">
<draw:frame draw:style-name="fr1" draw:name="Image133" text:anchor-type="as-char" svg:width="6.9236in" svg:height="3.956343in" draw:z-index="0">
<draw:image xlink:href="../Images/yкринформ/2023-05-27T15-27-18-03-00/630_360_1685190365-538.jpg" xlink:type="simple" xlink:show="embed" xlink:actuate="onLoad" draw:mime-type="image/jpeg"/>
</draw:frame>
In Kiev, Boris Gmyri, a driver on an unregulated pedestrian crossing, ran into a stroller, and was hospitalized.</text:p>
      <text:p text:style-name="P4">
According to Ukrinform, Kyiv Patrol Police reports in <text:a xlink:type="simple" xlink:href="https://t.me/kyivpatrol/10384" text:style-name="Internet_20_link" text:visited-style-name="Visited_20_Internet_20_Link">
telegram</text:a>
.</text:p>
      <text:p text:style-name="P4">
"Previously, Toyota car managing managed a child in a stroller with which mother crossed the road at an unregulated pedestrian crossing," the message said.</text:p>
      <text:p text:style-name="P4">
Patrols and doctors immediately went to the scene. The police provide a guard with a road accident, and doctors have drew the baby.</text:p>
      <text:p text:style-name="P4">
<text:span text:style-name="T4">
 Read also: </text:span>
 [in the suspect of Kyiv City Council deputies for two months.(https://www.ukrinform.ua/rubric-kyiv/3713678-u-pidozruvanoi-v-dtp-deputatki-kiivradi-na-dva-misaci-vilucili-prava.html)In the future, the investigation team will be addressed.</text:p>
      <text:p text:style-name="P4">
As reported by Ukrinform, on the night of May 26, the head of the Makarivsky District Court Tandir knocked to the death of a 23-year-old National Guard at a checkpoint in Kiev.</text:p>
      <text:p text:style-name="P4">
News Source: <text:a xlink:type="simple" xlink:href="https://www.ukrinform.ua/rubric-kyiv/3714958-u-kievi-vodij-na-pisohidnomu-perehodi-naihav-na-ditinu-u-kolasci.html" text:style-name="Internet_20_link" text:visited-style-name="Visited_20_Internet_20_Link">
https://www.ukrinform.ua/rubric-kyiv/3714958-u-kievi-vodij-na-pisohidnomu-perehodi-naihav-na-ditinu-u-kolasci.html</text:a>
</text:p>
      <!--NEWS-->
      <text:h text:style-name="P10" text:outline-level="1">
<text:span text:style-name="T4">
In Glukhov in Sumy region, hostile shelling is damaged by a multi -storey</text:span>
</text:h>
      <text:p text:style-name="P4">
Authors: Ukrinform (Person)</text:p>
      <text:p text:style-name="P4">
Publisher: Укринформ (Organization)</text:p>
      <text:p text:style-name="P4">
Published Time: 2023-05-27T15:41:44+03:00</text:p>
      <text:p text:style-name="P4">
Modified Time: 2023-05-27T15:41:44+03:00</text:p>
      <text:p text:style-name="P4">
Description: As a result of the impact of Russian troops in the city of Hlukhiv, Sumy region, on the night of May 27, the damage and private homes, law enforcement officers, were opened criminal proceedings. - Ukrinform.</text:p>
      <text:p text:style-name="P4">
Images: ['<text:a xlink:type="simple" xlink:href="https://static.ukrinform.com/photos/2023_05/thumb_files/630_360_1685191081-739.jpeg" text:style-name="Internet_20_link" text:visited-style-name="Visited_20_Internet_20_Link">
630_360_16851...</text:a>
']</text:p>
      <text:p text:style-name="P4">
Tags: None</text:p>
      <text:p text:style-name="P4">
Type: Article</text:p>
      <!--METADATA-->
      <text:p text:style-name="P4">
<draw:frame draw:style-name="fr1" draw:name="Image135" text:anchor-type="as-char" svg:width="6.9236in" svg:height="3.956343in" draw:z-index="0">
<draw:image xlink:href="../Images/yкринформ/2023-05-27T15-41-44-03-00/630_360_1685191081-739.jpeg" xlink:type="simple" xlink:show="embed" xlink:actuate="onLoad" draw:mime-type="image/jpeg"/>
</draw:frame>
As a result of the Russian troops in the city of Hlukhiv, Sumy region, on the night of May 27, high -rise and private homes were injured, criminal proceedings were opened by law enforcement.</text:p>
      <text:p text:style-name="P4">
According to Ukrinform, the prosecutor General's office reported in <text:a xlink:type="simple" xlink:href="https://t.me/pgo_gov_ua/12573" text:style-name="Internet_20_link" text:visited-style-name="Visited_20_Internet_20_Link">
telegram</text:a>
.</text:p>
      <text:p text:style-name="P4">
Pre -trial investigation started on violation of the laws and customs of war(Part 1 of Art. 438 of the Criminal Code of Ukraine).</text:p>
      <text:p text:style-name="P4">
According to the investigation, on the night of May 27, Russian troops from their territory fired a civilian infrastructure of Glukhov, damaging, in particular, the Dakhbambi Storm.</text:p>
      <text:p text:style-name="P4">
Through enemy <text:a xlink:type="simple" xlink:href="https://www.ukrinform.ua/tag-obstril" text:style-name="Internet_20_link" text:visited-style-name="Visited_20_Internet_20_Link">
shelling</text:a>
In three -private homes, windows were flew, fragments were cut fences and walls.</text:p>
      <text:p text:style-name="P4">
<text:span text:style-name="T4">
 Read also: </text:span>
 <text:a xlink:type="simple" xlink:href="https://www.ukrinform.ua/rubric-regions/3714660-na-sumsini-vnaslidok-artobstrilu-poskodzenij-budinok-ditacoi-tvorcosti.html" text:style-name="Internet_20_link" text:visited-style-name="Visited_20_Internet_20_Link">
in the INNA due to the shelling damaged the House of Children's Creativity</text:a>
Prosecutors in cooperation with other law enforcement officers document the consequences of a gill.</text:p>
      <text:p text:style-name="P4">
As reported by Ukrinform, on May 26 Russian invaders <text:a xlink:type="simple" xlink:href="https://www.ukrinform.ua/rubric-ato/3714762-vorog-za-dobu-11-raziv-obstrilav-sumsinu-poskodzeni-licej-ta-lep.html" text:style-name="Internet_20_link" text:visited-style-name="Visited_20_Internet_20_Link">
fired at the seven -border communities</text:a>
Sumy region, causing a total of 58 explosions. Lyceum and line electric programs were damaged.</text:p>
      <text:p text:style-name="P4">
<text:span text:style-name="T5">
Foto: Office of Prosecutor General</text:span>
</text:p>
      <text:p text:style-name="P4">
News Source: <text:a xlink:type="simple" xlink:href="https://www.ukrinform.ua/rubric-regions/3714960-u-gluhovi-na-sumsini-vorozim-obstrilom-poskodzena-bagatopoverhivka.html" text:style-name="Internet_20_link" text:visited-style-name="Visited_20_Internet_20_Link">
https://www.ukrinform.ua/rubric-regions/3714960-u-gluhovi-na-sumsini-vorozim-obstrilom-poskodzena-bagatopoverhivka.html</text:a>
</text:p>
      <!--NEWS-->
      <text:h text:style-name="P10" text:outline-level="1">
<text:span text:style-name="T4">
There are over 500 free state language learning in Ukraine in Ukraine</text:span>
</text:h>
      <text:p text:style-name="P4">
Authors: Ukrinform (Person)</text:p>
      <text:p text:style-name="P4">
Publisher: Укринформ (Organization)</text:p>
      <text:p text:style-name="P4">
Published Time: 2023-05-27T15:46:19+03:00</text:p>
      <text:p text:style-name="P4">
Modified Time: 2023-05-27T15:46:19+03:00</text:p>
      <text:p text:style-name="P4">
Description: There are already 511 free sites in Ukraine to study and improve the state language. - Ukrinform.</text:p>
      <text:p text:style-name="P4">
Images: ['<text:a xlink:type="simple" xlink:href="https://static.ukrinform.com/photos/2018_08/thumb_files/630_360_1535214938-8626.jpeg" text:style-name="Internet_20_link" text:visited-style-name="Visited_20_Internet_20_Link">
630_360_15352...</text:a>
']</text:p>
      <text:p text:style-name="P4">
Tags: ['Українська мова', 'захист', 'Мовний омбудсмен']</text:p>
      <text:p text:style-name="P4">
Type: Article</text:p>
      <!--METADATA-->
      <text:p text:style-name="P4">
<draw:frame draw:style-name="fr1" draw:name="Image137" text:anchor-type="as-char" svg:width="6.9236in" svg:height="3.956343in" draw:z-index="0">
<draw:image xlink:href="../Images/yкринформ/2023-05-27T15-46-19-03-00/630_360_1535214938-8626.jpeg" xlink:type="simple" xlink:show="embed" xlink:actuate="onLoad" draw:mime-type="image/jpeg"/>
</draw:frame>
There are already 511 free sites for studying and improving the state language.</text:p>
      <text:p text:style-name="P4">
This is stated in the response of the Secretariat of the Commissioner for the Protection of the State Language to the Information request of Ukrinform.</text:p>
      <text:p text:style-name="P4">
"There are 511 free courses, conversational clubs and online resources in Ukraine to help you learn and improve your language," the message reads.</text:p>
      <text:p text:style-name="P4">
*!(https://www.ukrinform.ua/rubric-crimea/3713195-dla-ukrainizacii-osviti-v-krimu-planuut-vprovaditi-perehidnij-period.html)It is noted that most sites are in the Kiev region(69)There(27), Lviv(79), Transcarpathian(60)and Dnepropetrovsk(37)areas.</text:p>
      <text:p text:style-name="P4">
The smallest number of proposals for the study of the state language is represented by Uharkiv, Donetsk, Lugansk, Kherson regions.</text:p>
      <text:p text:style-name="P4">
In addition, the State Language Commissioner actively cooperates the content authorities regarding the opening of new free courses and spoken clubs for mastering the state language in the territory of the respective territorial group.</text:p>
      <text:p text:style-name="P4">
<text:span text:style-name="T4">
 Read also: </text:span>
 <text:a xlink:type="simple" xlink:href="https://www.ukrinform.ua/rubric-society/3710618-v-ukraini-funkcionue-47-miscevih-movnih-program-kremin.html" text:style-name="Internet_20_link" text:visited-style-name="Visited_20_Internet_20_Link">
There are 47 local language programs in Ukraine - flint</text:a>
Information on new sites for mastering the state language is constantly updated and posted on the website of the Ombudsman in the Section of the State Language in the section "To master the language".</text:p>
      <text:p text:style-name="P4">
As reported by Ukrinform, there are 47 local program development in Ukraine today.</text:p>
      <text:p text:style-name="P4">
News Source: <text:a xlink:type="simple" xlink:href="https://www.ukrinform.ua/rubric-society/3714961-v-ukraini-die-ponad-500-bezkostovnih-majdancikiv-dla-vivcenna-derzavnoi-movi.html" text:style-name="Internet_20_link" text:visited-style-name="Visited_20_Internet_20_Link">
https://www.ukrinform.ua/rubric-society/3714961-v-ukraini-die-ponad-500-bezkostovnih-majdancikiv-dla-vivcenna-derzavnoi-movi.html</text:a>
</text:p>
      <!--NEWS-->
      <text:h text:style-name="P10" text:outline-level="1">
<text:span text:style-name="T4">
In Zaporozhye, the Special Service of the Russian Federation began to implement provocation with chemical weapons - GUR</text:span>
</text:h>
      <text:p text:style-name="P4">
Authors: Ukrinform (Person)</text:p>
      <text:p text:style-name="P4">
Publisher: Укринформ (Organization)</text:p>
      <text:p text:style-name="P4">
Published Time: 2023-05-27T15:59:00+03:00</text:p>
      <text:p text:style-name="P4">
Modified Time: 2023-05-27T15:59:00+03:00</text:p>
      <text:p text:style-name="P4">
Description: Russian special services began to implement provocation with the use of chemical weapons in the temporarily occupied territories of Zaporizhzhya region. - Ukrinform.</text:p>
      <text:p text:style-name="P4">
Images: ['<text:a xlink:type="simple" xlink:href="https://static.ukrinform.com/photos/2017_06/thumb_files/630_360_1498549803-3489.jpg" text:style-name="Internet_20_link" text:visited-style-name="Visited_20_Internet_20_Link">
630_360_14985...</text:a>
']</text:p>
      <text:p text:style-name="P4">
Tags: ['Хімічна зброя', 'Провокація', 'Розвідка', 'Запоріжжя', 'Війна з Росією']</text:p>
      <text:p text:style-name="P4">
Type: Article</text:p>
      <!--METADATA-->
      <text:p text:style-name="P4">
<draw:frame draw:style-name="fr1" draw:name="Image138" text:anchor-type="as-char" svg:width="6.9236in" svg:height="3.956343in" draw:z-index="0">
<draw:image xlink:href="../Images/yкринформ/2023-05-27T15-59-00-03-00/630_360_1498549803-3489.jpg" xlink:type="simple" xlink:show="embed" xlink:actuate="onLoad" draw:mime-type="image/jpeg"/>
</draw:frame>
The Russian -specific services began to implement provocation with the use of chemical weapons at the time of the occupied territories of Zaporizhzhya region.</text:p>
      <text:p text:style-name="P4">
About it reports the Main Directorate of Intelligence of the Ministry of Defense of Ukraine in <text:a xlink:type="simple" xlink:href="https://www.facebook.com/watch/" text:style-name="Internet_20_link" text:visited-style-name="Visited_20_Internet_20_Link">
Facebook</text:a>
, reports Ukrinform.</text:p>
      <text:p text:style-name="P4">
"For the purpose of disrupting the counter-conflict actions of the security and defense forces of Ukraine, Russian-owners began to implement provocation with the use of chemical weapons in temporarily occupied territories of Zaporizhzhya region on May 27, 2023. fake evidence for Ukraine's accusation, " - the testimony reads.</text:p>
      <text:p text:style-name="P4">
<text:span text:style-name="T4">
 Read also: </text:span>
 <text:a xlink:type="simple" xlink:href="https://www.ukrinform.ua/rubric-ato/3714737-rosiani-v-najblizci-godini-gotuut-udar-po-zaes-z-imitacieu-avarii-rozvidka.html" text:style-name="Internet_20_link" text:visited-style-name="Visited_20_Internet_20_Link">
Russians in the coming hours are preparing a blow to imitation avaria - intelligence</text:a>
GUR emphasizes that the forces of Ukraine's security and defense during the fighting use only conventional means, and "regular stations of the Muscovite special services" are not capable of influencing the further course on the front.</text:p>
      <text:p text:style-name="P4">
As it was reported, Russia plans to provoke at the Zaporizhzhya NPP: by simmering the stations of the station, the invaders want to blame Ukraine.</text:p>
      <text:p text:style-name="P4">
News Source: <text:a xlink:type="simple" xlink:href="https://www.ukrinform.ua/rubric-ato/3714970-na-zaporizzi-specsluzbi-rf-pocali-realizovuvati-provokaciu-z-himicnou-zbroeu-gur.html" text:style-name="Internet_20_link" text:visited-style-name="Visited_20_Internet_20_Link">
https://www.ukrinform.ua/rubric-ato/3714970-na-zaporizzi-specsluzbi-rf-pocali-realizovuvati-provokaciu-z-himicnou-zbroeu-gur.html</text:a>
</text:p>
      <!--NEWS-->
      <text:h text:style-name="P10" text:outline-level="1">
<text:span text:style-name="T4">
Polissya players won the first league</text:span>
</text:h>
      <text:p text:style-name="P4">
Authors: Ukrinform (Person)</text:p>
      <text:p text:style-name="P4">
Publisher: Укринформ (Organization)</text:p>
      <text:p text:style-name="P4">
Published Time: 2023-05-27T16:00:00+03:00</text:p>
      <text:p text:style-name="P4">
Modified Time: 2023-05-27T16:00:00+03:00</text:p>
      <text:p text:style-name="P4">
Description: In the Ukrainian Football Championship among the teams of the First League, the second stage of the raising group in the classroom ended. - Ukrinform.</text:p>
      <text:p text:style-name="P4">
Images: ['<text:a xlink:type="simple" xlink:href="https://static.ukrinform.com/photos/2023_05/thumb_files/630_360_1685192859-466.jpg" text:style-name="Internet_20_link" text:visited-style-name="Visited_20_Internet_20_Link">
630_360_16851...</text:a>
']</text:p>
      <text:p text:style-name="P4">
Tags: ['Футбол', "Прем'єр-ліга", 'Полісся']</text:p>
      <text:p text:style-name="P4">
Type: Article</text:p>
      <!--METADATA-->
      <text:p text:style-name="P4">
<draw:frame draw:style-name="fr1" draw:name="Image139" text:anchor-type="as-char" svg:width="6.9236in" svg:height="3.956343in" draw:z-index="0">
<draw:image xlink:href="../Images/yкринформ/2023-05-27T16-00-00-03-00/630_360_1685192859-466.jpg" xlink:type="simple" xlink:show="embed" xlink:actuate="onLoad" draw:mime-type="image/jpeg"/>
</draw:frame>
The Second League Football School has ended the second stage of the classroom promotion.</text:p>
      <text:p text:style-name="P4">
Polesie leaders in Zhytomyr won Cherkasy "LNZ" - 2: 1, Obolon Kiev played a draw with the Carpathians of Lviv - 1: 1, reports Ukrinform.</text:p>
      <text:p text:style-name="P4">
In other matches of the Epicenter Game Day(Kamianets-Podilskyi)caused the "flint" defeat(Kremenchuk)- 3: 1, and the Ternopil Niva exchanged goals with a "metallurg" - 1: 1.</text:p>
      <text:p text:style-name="P4">
Final position: "Polissya" - 32 points, "Obolon - 29," LNZ " - 22," Metallurg " - 21," Carpathians " - 18," Epicenter " - 15," Niva " - 8," Kremin " - 7 - 7 .</text:p>
      <text:p text:style-name="P4">
<text:span text:style-name="T4">
 Read also: </text:span>
 <text:a xlink:type="simple" xlink:href="https://www.ukrinform.ua/rubric-sports/3712753-obolon-ta-polissa-obminalisa-golami-u-matci-persoi-ligi.html" text:style-name="Internet_20_link" text:visited-style-name="Visited_20_Internet_20_Link">
"Obolon" and "" exchanged goals in the first league match</text:a>
As it was reported, Polissya and Obolon were ensured early in the next season in the Premier League of Ukraine.</text:p>
      <text:p text:style-name="P4">
LNZ and Metallurg will play in transitional matches of playoffs with 13 and 14 UPL-14-Yuconds for reaching the Premier League of Ukraine.</text:p>
      <text:p text:style-name="P4">
Photo: FC Polissya.</text:p>
      <text:p text:style-name="P4">
News Source: <text:a xlink:type="simple" xlink:href="https://www.ukrinform.ua/rubric-sports/3714965-futbolisti-polissa-vigrali-persu-ligu.html" text:style-name="Internet_20_link" text:visited-style-name="Visited_20_Internet_20_Link">
https://www.ukrinform.ua/rubric-sports/3714965-futbolisti-polissa-vigrali-persu-ligu.html</text:a>
</text:p>
      <!--NEWS-->
      <text:h text:style-name="P10" text:outline-level="1">
<text:span text:style-name="T4">
In Sweden there is a personal exhibition of Ukrainian artist Valentina Beri</text:span>
</text:h>
      <text:p text:style-name="P4">
Authors: Ukrinform (Person)</text:p>
      <text:p text:style-name="P4">
Publisher: Укринформ (Organization)</text:p>
      <text:p text:style-name="P4">
Published Time: 2023-05-27T16:11:00+03:00</text:p>
      <text:p text:style-name="P4">
Modified Time: 2023-05-27T16:11:00+03:00</text:p>
      <text:p text:style-name="P4">
Description: In the town of Bromoll in Sweden, an exhibition of "Mix" of Ukrainian art from Donetsk Valentina Beri is held at the IFO Center residence. - Ukrinform.</text:p>
      <text:p text:style-name="P4">
Images: ['<text:a xlink:type="simple" xlink:href="https://static.ukrinform.com/photos/2023_05/thumb_files/630_360_1685192535-446.jpg" text:style-name="Internet_20_link" text:visited-style-name="Visited_20_Internet_20_Link">
630_360_16851...</text:a>
', '<text:a xlink:type="simple" xlink:href="https://static.ukrinform.com/photos/2023_05/1685192739-524.jpg" text:style-name="Internet_20_link" text:visited-style-name="Visited_20_Internet_20_Link">
1685192739-52...</text:a>
', '<text:a xlink:type="simple" xlink:href="https://static.ukrinform.com/photos/2023_05/1685192768-486.jpg" text:style-name="Internet_20_link" text:visited-style-name="Visited_20_Internet_20_Link">
1685192768-48...</text:a>
', '<text:a xlink:type="simple" xlink:href="https://static.ukrinform.com/photos/2023_05/1685192782-129.jpg" text:style-name="Internet_20_link" text:visited-style-name="Visited_20_Internet_20_Link">
1685192782-12...</text:a>
', '<text:a xlink:type="simple" xlink:href="https://static.ukrinform.com/photos/2023_05/1685192799-422.jpg" text:style-name="Internet_20_link" text:visited-style-name="Visited_20_Internet_20_Link">
1685192799-42...</text:a>
', '<text:a xlink:type="simple" xlink:href="https://static.ukrinform.com/photos/2023_05/1685193165-173.jpg" text:style-name="Internet_20_link" text:visited-style-name="Visited_20_Internet_20_Link">
1685193165-17...</text:a>
', '<text:a xlink:type="simple" xlink:href="https://static.ukrinform.com/photos/2023_05/1685193010-974.jpg" text:style-name="Internet_20_link" text:visited-style-name="Visited_20_Internet_20_Link">
1685193010-97...</text:a>
']</text:p>
      <text:p text:style-name="P4">
Tags: ['Швеція', 'Мистецтво', 'Художниця']</text:p>
      <text:p text:style-name="P4">
Type: Article</text:p>
      <!--METADATA-->
      <text:p text:style-name="P4">
<draw:frame draw:style-name="fr1" draw:name="Image140" text:anchor-type="as-char" svg:width="6.9236in" svg:height="3.956343in" draw:z-index="0">
<draw:image xlink:href="../Images/yкринформ/2023-05-27T16-11-00-03-00/630_360_1685192535-446.jpg" xlink:type="simple" xlink:show="embed" xlink:actuate="onLoad" draw:mime-type="image/jpeg"/>
</draw:frame>
In the town of Broomel in Sweden, an exhibition of "Mix" of Ukrainian artist from Donetsk Valentina Beri is taking place in the art of the residence of IFO Center.</text:p>
      <text:p text:style-name="P4">
The press service of the artist informed Ukrinform.</text:p>
      <text:p text:style-name="P4">
<draw:frame draw:style-name="fr1" draw:name="Image141" text:anchor-type="as-char" svg:width="6.9236in" svg:height="5.1927in" draw:z-index="0">
<draw:image xlink:href="../Images/yкринформ/2023-05-27T16-11-00-03-00/1685192739-524.jpg" xlink:type="simple" xlink:show="embed" xlink:actuate="onLoad" draw:mime-type="image/jpeg"/>
</draw:frame>
The insert is presented sculpture and painting. Many of the works of this exhibition are the long works of Valentina or sketches of ideas that are awaited, so it is a mixture of old ideas with new ones.</text:p>
      <text:p text:style-name="P4">
<draw:frame draw:style-name="fr1" draw:name="Image142" text:anchor-type="as-char" svg:width="6.9236in" svg:height="4.615733in" draw:z-index="0">
<draw:image xlink:href="../Images/yкринформ/2023-05-27T16-11-00-03-00/1685192768-486.jpg" xlink:type="simple" xlink:show="embed" xlink:actuate="onLoad" draw:mime-type="image/jpeg"/>
</draw:frame>
“Since 2008, I have mixed different materials, and at my personal exhibition on iFoCenter you can see ceramic sculptures in combination with glass, as well as a number of my first sculptures made of wood and metal. From the very beginning of my way, since 2005, I had the idea to make holes or deepening of vecicle sculptures, thus creating centers that often formulate characters that attach meaning and tell stories. On my exhibition in Sweden in April-May 2023 this method is also present!In my chromes there is often an allegory, and at this exhibition you will see multi -boils - I work with their image as a symbol of peace and peace, ” - saysvalentina Ber.</text:p>
      <text:p text:style-name="P4">
<draw:frame draw:style-name="fr1" draw:name="Image143" text:anchor-type="as-char" svg:width="6.9236in" svg:height="4.615733in" draw:z-index="0">
<draw:image xlink:href="../Images/yкринформ/2023-05-27T16-11-00-03-00/1685192782-129.jpg" xlink:type="simple" xlink:show="embed" xlink:actuate="onLoad" draw:mime-type="image/jpeg"/>
</draw:frame>
She grew up in a family of artists, so she surrounded her in love with the art.</text:p>
      <text:p text:style-name="P4">
“My parents had unusual and different author's styles, I was always very important for me, and my internal task was to work once, like no one, and it often surprised even my parents who were travelers at Donetsk College and devoted their lives to the arts. Contribution to art education. I have worked on my author's style since 2004 I have been professionally engaged in artistic keramics and consistently develop what I began to form in 2004-2006, studying at the Donetsk Art School. The National Academy of Arts to Ulvo, which I graduated in 2012, gave me time to deepen practice, ”the artist says.</text:p>
      <text:p text:style-name="P4">
<draw:frame draw:style-name="fr1" draw:name="Image144" text:anchor-type="as-char" svg:width="6.9236in" svg:height="4.615733in" draw:z-index="0">
<draw:image xlink:href="../Images/yкринформ/2023-05-27T16-11-00-03-00/1685192799-422.jpg" xlink:type="simple" xlink:show="embed" xlink:actuate="onLoad" draw:mime-type="image/jpeg"/>
</draw:frame>
At the beginning of her creative career, she had to flee twice from the war.</text:p>
      <text:p text:style-name="P4">
<draw:frame draw:style-name="fr1" draw:name="Image145" text:anchor-type="as-char" svg:width="6.9236in" svg:height="3.89773in" draw:z-index="0">
<draw:image xlink:href="../Images/yкринформ/2023-05-27T16-11-00-03-00/1685193165-173.jpg" xlink:type="simple" xlink:show="embed" xlink:actuate="onLoad" draw:mime-type="image/jpeg"/>
</draw:frame>
According to her, in Sweden a very good system of support for local artists, there are something to learn. Therefore, the artist will gladly share the experience with those who want to comprehend the system of development and support of culture in Ukraine.</text:p>
      <text:p text:style-name="P4">
<draw:frame draw:style-name="fr1" draw:name="Image146" text:anchor-type="as-char" svg:width="6.9236in" svg:height="5.1927in" draw:z-index="0">
<draw:image xlink:href="../Images/yкринформ/2023-05-27T16-11-00-03-00/1685193010-974.jpg" xlink:type="simple" xlink:show="embed" xlink:actuate="onLoad" draw:mime-type="image/jpeg"/>
</draw:frame>
According to Ukrinform, in Stockholm <text:a xlink:type="simple" xlink:href="https://www.ukrinform.ua/rubric-diaspora/3705957-u-stokgolmi-proveli-vecir-ukrainskoi-kulturi.html" text:style-name="Internet_20_link" text:visited-style-name="Visited_20_Internet_20_Link">
conducted</text:a>
The evening of Ukrainian culture, which was attended by 120 years - Ukrainians who, through the war, received temporary shelter in Sweden.</text:p>
      <text:p text:style-name="P4">
<text:span text:style-name="T5">
Foto: the press service of the artist</text:span>
</text:p>
      <text:p text:style-name="P4">
News Source: <text:a xlink:type="simple" xlink:href="https://www.ukrinform.ua/rubric-diaspora/3714964-u-svecii-vidbuvaetsa-personalna-vistavka-ukrainskoi-hudoznici-valentini-bero.html" text:style-name="Internet_20_link" text:visited-style-name="Visited_20_Internet_20_Link">
https://www.ukrinform.ua/rubric-diaspora/3714964-u-svecii-vidbuvaetsa-personalna-vistavka-ukrainskoi-hudoznici-valentini-bero.html</text:a>
</text:p>
      <!--NEWS-->
      <text:h text:style-name="P10" text:outline-level="1">
<text:span text:style-name="T4">
Greece and Hungary block a new package of sanctions against Russia</text:span>
</text:h>
      <text:p text:style-name="P4">
Authors: Ukrinform (Person)</text:p>
      <text:p text:style-name="P4">
Publisher: Укринформ (Organization)</text:p>
      <text:p text:style-name="P4">
Published Time: 2023-05-27T16:17:00+03:00</text:p>
      <text:p text:style-name="P4">
Modified Time: 2023-05-27T16:17:00+03:00</text:p>
      <text:p text:style-name="P4">
Description: In addition to Hungary, the 11th package of sanctions against the Russian Federation blocks Greece. - Ukrinform.</text:p>
      <text:p text:style-name="P4">
Images: ['<text:a xlink:type="simple" xlink:href="https://static.ukrinform.com/photos/2022_09/thumb_files/630_360_1664378302-977.jpg" text:style-name="Internet_20_link" text:visited-style-name="Visited_20_Internet_20_Link">
630_360_16643...</text:a>
']</text:p>
      <text:p text:style-name="P4">
Tags: ['Греція', 'Санкції', 'Угорщина', 'Росія', 'Війна з Росією']</text:p>
      <text:p text:style-name="P4">
Type: Article</text:p>
      <!--METADATA-->
      <text:p text:style-name="P4">
<draw:frame draw:style-name="fr1" draw:name="Image147" text:anchor-type="as-char" svg:width="6.9236in" svg:height="3.956343in" draw:z-index="0">
<draw:image xlink:href="../Images/yкринформ/2023-05-27T16-17-00-03-00/630_360_1664378302-977.jpg" xlink:type="simple" xlink:show="embed" xlink:actuate="onLoad" draw:mime-type="image/jpeg"/>
</draw:frame>
Obrimohra, the 11th package of sanctions against Russia blocks Greece.</text:p>
      <text:p text:style-name="P4">
As Ukrinform reports, it reports <text:a xlink:type="simple" xlink:href="https://www.politico.eu/article/new-sanctions-against-russia-stuck-limbo-greece-hungary-protest-ukraine-war/" text:style-name="Internet_20_link" text:visited-style-name="Visited_20_Internet_20_Link">
Politico</text:a>
With reference to the words of EU diplomats.</text:p>
      <text:p text:style-name="P4">
Five EU diplomats have told the publication that after the predominant self -fight against Russian sanctions, Budapest now receives support from the part.</text:p>
      <text:p text:style-name="P4">
EU countries are currently discussing their 11th package <text:a xlink:type="simple" xlink:href="https://www.ukrinform.ua/tag-sankcii" text:style-name="Internet_20_link" text:visited-style-name="Visited_20_Internet_20_Link">
sanctions</text:a>
Against Russia after the start of the full -scale invasion of Moscow into Ukraine more than a year ago.</text:p>
      <text:p text:style-name="P4">
While the 10 previous sanctions packages were focused on measures aimed at devastating Vladimir Putin's combat treasures, Brusselshoche is now impossible to bypass the previously imposed sanctions.</text:p>
      <text:p text:style-name="P4">
<text:span text:style-name="T4">
 Read also: </text:span>
 <text:a xlink:type="simple" xlink:href="https://www.ukrinform.ua/rubric-world/3714307-aponia-ogolosila-cergovij-paket-sankcij-proti-rosii.html" text:style-name="Internet_20_link" text:visited-style-name="Visited_20_Internet_20_Link">
Japan declared another package of sanctions against Russia</text:a>
It is noted that this package can also be directed to other countries, which depart Moscow to evade trade embargo. Ukraine has compiled a list of private companies, which it calls the "sponsors of war", which includes the launcher of European companies.</text:p>
      <text:p text:style-name="P4">
Hungary and Greece want some of their companies to be taken from the sanction registration before they agree to approve a new EU sanctions package.</text:p>
      <text:p text:style-name="P4">
These countries use a package of sanctions as a political lever to exclude the company from the sanction list.</text:p>
      <text:p text:style-name="P4">
According to four diplomats, at the meeting of EU ambassadors on Wednesday, there was a discussion on Wednesday - Athens opposed the proposals to prevent the trials.</text:p>
      <text:p text:style-name="P4">
"Greece again stated that if there are specific evidence of a violation of sanctions, they must be brought to the attention of interested Member States at a technical level so that it is duly investigated and then properly consumed," the EU representative said. He added that according to the Ukrainian "Black List" Greek companies consider international sponsors of war, although the Avons do not violate restrictive measures against Russia.</text:p>
      <text:p text:style-name="P4">
Another EU diplomat said that although they sympathize with Greece's positions, "the question is how much it is harmful [their economy], and Greece will say that it is very harmful. Of course, we want the next package of sanctions. "The head of the Eurovodes Josep Borrel has already promised to eliminate disputes in the Ukrainian list. Two diplomats said that he should now work with the Ukrainian side on the decision.</text:p>
      <text:p text:style-name="P4">
It was reported that foreign ministers of Germany and Hungary <text:a xlink:type="simple" xlink:href="https://www.ukrinform.ua/rubric-economy/3713336-ocilniki-mzs-nimeccini-ta-ugorsini-posperecalisa-cerez-rol-banku-otp-u-vijni-v-ukraini.html" text:style-name="Internet_20_link" text:visited-style-name="Visited_20_Internet_20_Link">
argued during a meeting of the Foreign Minister in Brussels</text:a>
Due to the OTP Hungarian Bank in the Russian War against Ukraine.</text:p>
      <text:p text:style-name="P4">
News Source: <text:a xlink:type="simple" xlink:href="https://www.ukrinform.ua/rubric-economy/3714973-grecia-ta-ugorsina-blokuut-novij-paket-sankcij-proti-rf.html" text:style-name="Internet_20_link" text:visited-style-name="Visited_20_Internet_20_Link">
https://www.ukrinform.ua/rubric-economy/3714973-grecia-ta-ugorsina-blokuut-novij-paket-sankcij-proti-rf.html</text:a>
</text:p>
      <!--NEWS-->
      <text:h text:style-name="P10" text:outline-level="1">
<text:span text:style-name="T4">
Crimean Tatars want to enter Europe - Zhumadilov in Ukraine</text:span>
</text:h>
      <text:p text:style-name="P4">
Authors: Ukrinform (Person)</text:p>
      <text:p text:style-name="P4">
Publisher: Укринформ (Organization)</text:p>
      <text:p text:style-name="P4">
Published Time: 2023-05-27T16:24:51+03:00</text:p>
      <text:p text:style-name="P4">
Modified Time: 2023-05-27T16:24:51+03:00</text:p>
      <text:p text:style-name="P4">
Description: Arsen Zhumadilov, one of the founders of "June 26", platform on the future of Crimea, explained why Crimean Tatars need autonomy - as an indicator of recognition. At the same time, the purpose of the Crimean Tatars is to fully enter Europe. - Ukrinform.</text:p>
      <text:p text:style-name="P4">
Images: ['<text:a xlink:type="simple" xlink:href="https://static.ukrinform.com/photos/2022_06/thumb_files/630_360_1656261508-847.jpg" text:style-name="Internet_20_link" text:visited-style-name="Visited_20_Internet_20_Link">
630_360_16562...</text:a>
']</text:p>
      <text:p text:style-name="P4">
Tags: ['Євросоюз', 'Крим', 'НАТО', 'Україна', 'Автономія']</text:p>
      <text:p text:style-name="P4">
Type: Article</text:p>
      <!--METADATA-->
      <text:p text:style-name="P4">
<draw:frame draw:style-name="fr1" draw:name="Image148" text:anchor-type="as-char" svg:width="6.9236in" svg:height="3.956343in" draw:z-index="0">
<draw:image xlink:href="../Images/yкринформ/2023-05-27T16-24-51-03-00/630_360_1656261508-847.jpg" xlink:type="simple" xlink:show="embed" xlink:actuate="onLoad" draw:mime-type="image/jpeg"/>
</draw:frame>
Arsenzhumadilov, one of the founders of "June 26", a platform about the future Krym, explained why Crimean Tatars need autonomy - as an indicators of recognition. At the same time, the purpose of the Crimean Tatars - in Ukraine fully included Europe.</text:p>
      <text:p text:style-name="P4">
He said this during the final panel of the Lviv Media Forum "Healthy for Free Society", Ukrinform correspondent reports.</text:p>
      <text:p text:style-name="P4">
“We see that Ukraine is about to join the EU, to NATO, to an entire civilized world. I would like my nation to be as part of this History. This is a beautiful story, ”Zhumadilov said.</text:p>
      <text:p text:style-name="P4">
He also noted the tolerance of Ukrainians, how they treat "others", to minorities. This is especially contrasting compared to the bleeding attitude towards each other in Russia. “And we, the Ukrainians and <text:a xlink:type="simple" xlink:href="https://www.ukrinform.ua/tag-krimski-tatari" text:style-name="Internet_20_link" text:visited-style-name="Visited_20_Internet_20_Link">
Crimea Cittaters</text:a>
, we learn here to trust one. When we talk about autonomy for us, Crimean Tatars, it is a recognition. Only about it. And the point. Then we turn the page. And Nani is written - the beautiful future of Ukraine, which we build together!”, - summarized Zhumadilov.</text:p>
      <text:p text:style-name="P4">
<text:span text:style-name="T4">
 Read also: </text:span>
 <text:a xlink:type="simple" xlink:href="https://www.ukrinform.ua/rubric-crimea/3713643-usov-stvorenna-pvk-v-krimu-ce-pidgotovka-do-mozlivogo-scenariu-evakuacii-vipperson.html" text:style-name="Internet_20_link" text:visited-style-name="Visited_20_Internet_20_Link">
Yusov: Creating PEC in B-this is preparation for the possible evacuation of "VIP-persons"</text:a>
As it was reported, on May 25-27, the Lviv Media Forum took place. The event went in the updated format and gathered foreign and Ukrainian mediafahivists, public intellectuals, researchers, polysimayers, representatives of the public sector and international organizations. The focus themebook: “After the war or before the war. How to defeat chaos? ”</text:p>
      <text:p text:style-name="P4">
<text:a xlink:type="simple" xlink:href="https://www.ukrinform.ua/rubric-crimea/3517388-v-ukraini-zasnuvali-iniciativu-26-cervna-krimski-aktivisti.html" text:style-name="Internet_20_link" text:visited-style-name="Visited_20_Internet_20_Link">
“June 26”</text:a>
- platform on the future of Crimea, founded on June 26, 2022 by Aliyev, Emine Jeppar, Arsen Zhumadilov, Suleiman Mamutov, Sevgil Musayev, Akhtem Seitablaev, Tamila Tasheva.</text:p>
      <text:p text:style-name="P4">
News Source: <text:a xlink:type="simple" xlink:href="https://www.ukrinform.ua/rubric-crimea/3714974-krimski-tatari-hocut-u-skladi-ukraini-uvijti-v-evropu-zumadilov.html" text:style-name="Internet_20_link" text:visited-style-name="Visited_20_Internet_20_Link">
https://www.ukrinform.ua/rubric-crimea/3714974-krimski-tatari-hocut-u-skladi-ukraini-uvijti-v-evropu-zumadilov.html</text:a>
</text:p>
      <!--NEWS-->
      <text:h text:style-name="P10" text:outline-level="1">
<text:span text:style-name="T4">
In the Bryansk region, as a result of drone attack, two Russian military - media were killed</text:span>
</text:h>
      <text:p text:style-name="P4">
Authors: Ukrinform (Person)</text:p>
      <text:p text:style-name="P4">
Publisher: Укринформ (Organization)</text:p>
      <text:p text:style-name="P4">
Published Time: 2023-05-27T16:32:00+03:00</text:p>
      <text:p text:style-name="P4">
Modified Time: 2023-05-27T16:32:00+03:00</text:p>
      <text:p text:style-name="P4">
Description: Dron-Kamikadze attacked the car of the Ministry of Defense of the Russian Federation in the Bryansk region. It is known about two dead. - Ukrinform.</text:p>
      <text:p text:style-name="P4">
Images: ['<text:a xlink:type="simple" xlink:href="https://static.ukrinform.com/photos/2022_08/thumb_files/630_360_1659518497-268.jpg" text:style-name="Internet_20_link" text:visited-style-name="Visited_20_Internet_20_Link">
630_360_16595...</text:a>
']</text:p>
      <text:p text:style-name="P4">
Tags: ['Загибель', 'Росія', 'Російські військові', 'Дрон']</text:p>
      <text:p text:style-name="P4">
Type: Article</text:p>
      <!--METADATA-->
      <text:p text:style-name="P4">
<draw:frame draw:style-name="fr1" draw:name="Image149" text:anchor-type="as-char" svg:width="6.9236in" svg:height="3.956343in" draw:z-index="0">
<draw:image xlink:href="../Images/yкринформ/2023-05-27T16-32-00-03-00/630_360_1659518497-268.jpg" xlink:type="simple" xlink:show="embed" xlink:actuate="onLoad" draw:mime-type="image/jpeg"/>
</draw:frame>
Dron-Kamikadze attacked the car of the Ministry of Defense of the Russian Federation in the Bryansk region. It is known</text:p>
      <text:p text:style-name="P4">
According to Ukrinform, the telegram-channel reports <text:a xlink:type="simple" xlink:href="https://t.me/bazabazon/18020" text:style-name="Internet_20_link" text:visited-style-name="Visited_20_Internet_20_Link">
Baza.</text:a>
As it is noted, in the Bryansk region allegedly "trying to break through the diverses", next to the settlements of Sushana and Brovnichi "a fight". The local residents were asked to hide in the basements. Edelweiss signal was announced.</text:p>
      <text:p text:style-name="P4">
<text:span text:style-name="T5">
Foto: Telegram Baza</text:span>
</text:p>
      <text:p text:style-name="P4">
"In the same area <text:a xlink:type="simple" xlink:href="https://www.ukrinform.ua/tag-dronkamikadze" text:style-name="Internet_20_link" text:visited-style-name="Visited_20_Internet_20_Link">
Dron-Kamikadze</text:a>
Attached the car "Niva" on the road Brovnichi - Sushany. Two soldiers were killed in prompt data, " - said the news.</text:p>
      <text:p text:style-name="P4">
<text:span text:style-name="T4">
 Read also: </text:span>
 [in two regions of Russia declare attacks]](https://www.ukrinform.ua/rubric-ato/3714954-u-dvoh-oblastah-rosii-zaavlaut-pro-ataki-droniv.html)As it was reported, on May 22 on social networks <text:a xlink:type="simple" xlink:href="https://www.ukrinform.ua/rubric-world/3712771-so-vidomo-pro-podii-u-belgorodskij-oblasti-ta-so-govorit-kiiv.html" text:style-name="Internet_20_link" text:visited-style-name="Visited_20_Internet_20_Link">
appeared statements</text:a>
"Russian Volunteer Corps" and the Legion "Freedom of Russia" on the liberation of some settlements and their forces in the town of Greyvoron in the Belgorod region.</text:p>
      <text:p text:style-name="P4">
On the same day, the GUR noted that the Legion "Freedom of Russia" and "RDC" began <text:a xlink:type="simple" xlink:href="https://www.ukrinform.ua/rubric-ato/3712670-stvorenna-smugi-bezpeki-u-gur-prokomentuvali-podii-u-belgorodskij-oblasti-rosii.html" text:style-name="Internet_20_link" text:visited-style-name="Visited_20_Internet_20_Link">
operations on the liberation of Russia</text:a>
from Putin's regime to create a security lane for the defense of the Ukrainian civilian population, but exclusively with the participation of a citizen.</text:p>
      <text:p text:style-name="P4">
On May 24, the RDC stated that <text:a xlink:type="simple" xlink:href="https://www.ukrinform.ua/rubric-ato/3713639-rdk-ta-legion-svoboda-rosii-zajsli-u-belgorodsku-oblast-bils-ak-na-40-kilometriv-uglib.html" text:style-name="Internet_20_link" text:visited-style-name="Visited_20_Internet_20_Link">
advanced</text:a>
42 km deep into the Belgorod region. Some volunteer points controlled the days.</text:p>
      <text:p text:style-name="P4">
On May 25, it was announced that the RDC <text:a xlink:type="simple" xlink:href="https://www.ukrinform.ua/rubric-ato/3714018-bijci-rdk-zaavili-so-znovu-zajsli-na-teritoriu-rosii.html" text:style-name="Internet_20_link" text:visited-style-name="Visited_20_Internet_20_Link">
again entered</text:a>
into the territory of Russia.</text:p>
      <text:p text:style-name="P4">
On the night of May 27 in the village of Mayans of Belgorod region <text:a xlink:type="simple" xlink:href="https://www.ukrinform.ua/rubric-world/3714782-u-belgorodskij-oblasti-prolunali-vibuhi-povidomlaut-pro-ataku-drona-na-budivlu-mvs.html" text:style-name="Internet_20_link" text:visited-style-name="Visited_20_Internet_20_Link">
there was an explosion</text:a>
. The drones were attacked by the building of the Ministry of Internal Affairs.  The first photo is illustrative</text:p>
      <text:p text:style-name="P4">
News Source: <text:a xlink:type="simple" xlink:href="https://www.ukrinform.ua/rubric-world/3714977-u-branskij-oblasti-v-rezultati-ataki-drona-zaginuli-dvoe-rosijskih-vijskovih-zmi.html" text:style-name="Internet_20_link" text:visited-style-name="Visited_20_Internet_20_Link">
https://www.ukrinform.ua/rubric-world/3714977-u-branskij-oblasti-v-rezultati-ataki-drona-zaginuli-dvoe-rosijskih-vijskovih-zmi.html</text:a>
</text:p>
      <!--NEWS-->
      <text:h text:style-name="P10" text:outline-level="1">
<text:span text:style-name="T4">
Dynamo continued with Benito contract</text:span>
</text:h>
      <text:p text:style-name="P4">
Authors: Ukrinform (Person)</text:p>
      <text:p text:style-name="P4">
Publisher: Укринформ (Organization)</text:p>
      <text:p text:style-name="P4">
Published Time: 2023-05-27T16:39:36+03:00</text:p>
      <text:p text:style-name="P4">
Modified Time: 2023-05-27T16:39:36+03:00</text:p>
      <text:p text:style-name="P4">
Description: Dynamo (Kiev) football club signed a new contract with Vnger Benito. - Ukrinform.</text:p>
      <text:p text:style-name="P4">
Images: ['<text:a xlink:type="simple" xlink:href="https://static.ukrinform.com/photos/2023_05/thumb_files/630_360_1685194719-934.jpg" text:style-name="Internet_20_link" text:visited-style-name="Visited_20_Internet_20_Link">
630_360_16851...</text:a>
']</text:p>
      <text:p text:style-name="P4">
Tags: ['Динамо', 'Футбол']</text:p>
      <text:p text:style-name="P4">
Type: Article</text:p>
      <!--METADATA-->
      <text:p text:style-name="P4">
<draw:frame draw:style-name="fr1" draw:name="Image151" text:anchor-type="as-char" svg:width="6.9236in" svg:height="3.956343in" draw:z-index="0">
<draw:image xlink:href="../Images/yкринформ/2023-05-27T16-39-36-03-00/630_360_1685194719-934.jpg" xlink:type="simple" xlink:show="embed" xlink:actuate="onLoad" draw:mime-type="image/jpeg"/>
</draw:frame>
Dynamo football club(Kyiv)He signed a new contract with Vnger Benito.</text:p>
      <text:p text:style-name="P4">
As the official [site] reports(https://fcdynamo.com/)"White-blue", residents of Kiev with a midfielder by the contract by mid-2026, Ukrinform reports.</text:p>
      <text:p text:style-name="P4">
The 24-year-old Nigerian player spent 10 matches this season, and scored one ball made two effective gears.</text:p>
      <text:p text:style-name="P4">
<text:span text:style-name="T4">
 Read also: </text:span>
 <text:a xlink:type="simple" xlink:href="https://www.ukrinform.ua/rubric-sports/3714678-lucesku-povernuvsa-v-roztasuvanna-dinamo.html" text:style-name="Internet_20_link" text:visited-style-name="Visited_20_Internet_20_Link">
Lucescua returned to "" "</text:a>
Among the potential free agents of Dynamo are the goalkeeper Denis Boyko Takhavbek Alexander Karavaev.</text:p>
      <text:p text:style-name="P4">
Photo: fcDynamo.com.</text:p>
      <text:p text:style-name="P4">
News Source: <text:a xlink:type="simple" xlink:href="https://www.ukrinform.ua/rubric-sports/3714978-dinamo-prodovzilo-kontrakt-z-benito.html" text:style-name="Internet_20_link" text:visited-style-name="Visited_20_Internet_20_Link">
https://www.ukrinform.ua/rubric-sports/3714978-dinamo-prodovzilo-kontrakt-z-benito.html</text:a>
</text:p>
      <!--NEWS-->
      <text:h text:style-name="P10" text:outline-level="1">
<text:span text:style-name="T4">
In the Kyiv region, an explosive device was detonated - a man lost a brush</text:span>
</text:h>
      <text:p text:style-name="P4">
Authors: Ukrinform (Person)</text:p>
      <text:p text:style-name="P4">
Publisher: Укринформ (Organization)</text:p>
      <text:p text:style-name="P4">
Published Time: 2023-05-27T16:40:26+03:00</text:p>
      <text:p text:style-name="P4">
Modified Time: 2023-05-27T16:40:26+03:00</text:p>
      <text:p text:style-name="P4">
Description: In the Kiev region, as a result of the detonation of the explosive device, a man lost a brush. - Ukrinform.</text:p>
      <text:p text:style-name="P4">
Images: ['<text:a xlink:type="simple" xlink:href="https://static.ukrinform.com/photos/2023_05/thumb_files/630_360_1685194430-975.jpeg" text:style-name="Internet_20_link" text:visited-style-name="Visited_20_Internet_20_Link">
630_360_16851...</text:a>
']</text:p>
      <text:p text:style-name="P4">
Tags: ['Вибух', 'Травма', 'Київщина']</text:p>
      <text:p text:style-name="P4">
Type: Article</text:p>
      <!--METADATA-->
      <text:p text:style-name="P4">
<draw:frame draw:style-name="fr1" draw:name="Image152" text:anchor-type="as-char" svg:width="6.9236in" svg:height="3.956343in" draw:z-index="0">
<draw:image xlink:href="../Images/yкринформ/2023-05-27T16-40-26-03-00/630_360_1685194430-975.jpeg" xlink:type="simple" xlink:show="embed" xlink:actuate="onLoad" draw:mime-type="image/jpeg"/>
</draw:frame>
The UKIiv region due to the detonation of the explosive device, the man is lost.</text:p>
      <text:p text:style-name="P4">
Photoak reports Ukrinform, Andriyenbitov, the head of the Kiev region, reported in <text:a xlink:type="simple" xlink:href="https://t.me/andrii_nebytov/1341" text:style-name="Internet_20_link" text:visited-style-name="Visited_20_Internet_20_Link">
telegram</text:a>
.</text:p>
      <text:p text:style-name="P4">
"Just a 38-year-old resident of Germanivka village was hospitalized to <text:a xlink:type="simple" xlink:href="https://www.ukrinform.ua/tag-bolnica" text:style-name="Internet_20_link" text:visited-style-name="Visited_20_Internet_20_Link">
hospital</text:a>
", - he said.</text:p>
      <text:p text:style-name="P4">
According to the Nedobit, the victim suffered serious injuries, trying to disassemble the projectile, which he found in the forest last year.</text:p>
      <text:p text:style-name="P4">
<text:span text:style-name="T4">
 Read also: </text:span>
 <text:a xlink:type="simple" xlink:href="https://www.ukrinform.ua/rubric-regions/3714916-u-buci-stavsa-vibuh-gazu-v-budinku-postrazdav-gospodar.html" text:style-name="Internet_20_link" text:visited-style-name="Visited_20_Internet_20_Link">
in,</text:a>
As reported by Ukrinform, in the Izium district of Kharkiv region on an unknown -mibanic device <text:a xlink:type="simple" xlink:href="https://www.ukrinform.ua/rubric-regions/3713475-vibuhivka-zdetonuvala-u-rukah-na-harkivsini-pidirvavsa-traktorist.html" text:style-name="Internet_20_link" text:visited-style-name="Visited_20_Internet_20_Link">
a man exploded</text:a>
who went to work in the village of Alexandrovka on the tractor.</text:p>
      <text:p text:style-name="P4">
<text:span text:style-name="T5">
Foto: Andrew's Telegram Nonbitova</text:span>
</text:p>
      <text:p text:style-name="P4">
News Source: <text:a xlink:type="simple" xlink:href="https://www.ukrinform.ua/rubric-regions/3714979-na-kiivsini-zdetonuvav-vibuhovij-pristrij-colovik-vtrativ-kist.html" text:style-name="Internet_20_link" text:visited-style-name="Visited_20_Internet_20_Link">
https://www.ukrinform.ua/rubric-regions/3714979-na-kiivsini-zdetonuvav-vibuhovij-pristrij-colovik-vtrativ-kist.html</text:a>
</text:p>
      <!--NEWS-->
      <text:h text:style-name="P10" text:outline-level="1">
<text:span text:style-name="T4">
Kostin congratulated the adoption of the Convention on Cooperation in Investigation of International Crimes</text:span>
</text:h>
      <text:p text:style-name="P4">
Authors: Ukrinform (Person)</text:p>
      <text:p text:style-name="P4">
Publisher: Укринформ (Organization)</text:p>
      <text:p text:style-name="P4">
Published Time: 2023-05-27T16:48:00+03:00</text:p>
      <text:p text:style-name="P4">
Modified Time: 2023-05-27T16:48:00+03:00</text:p>
      <text:p text:style-name="P4">
Description: At the Mutual Legal Assistance and Extradition (MLA), the Mutual Legal Assistance (MLA) has adopted the Convention on Cooperation in Investigation of International Crimes. - Ukrinform.</text:p>
      <text:p text:style-name="P4">
Images: ['<text:a xlink:type="simple" xlink:href="https://static.ukrinform.com/photos/2022_08/thumb_files/630_360_1659550516-968.jpg" text:style-name="Internet_20_link" text:visited-style-name="Visited_20_Internet_20_Link">
630_360_16595...</text:a>
']</text:p>
      <text:p text:style-name="P4">
Tags: ['Воєнні злочини', 'Андрій Костін']</text:p>
      <text:p text:style-name="P4">
Type: Article</text:p>
      <!--METADATA-->
      <text:p text:style-name="P4">
<draw:frame draw:style-name="fr1" draw:name="Image155" text:anchor-type="as-char" svg:width="6.9236in" svg:height="3.956343in" draw:z-index="0">
<draw:image xlink:href="../Images/yкринформ/2023-05-27T16-48-00-03-00/630_360_1659550516-968.jpg" xlink:type="simple" xlink:show="embed" xlink:actuate="onLoad" draw:mime-type="image/jpeg"/>
</draw:frame>
Mutual Legal Assistance and Extradition(MLA)The love of cooperation in the investigation of international crimes was adopted.</text:p>
      <text:p text:style-name="P4">
This was reported by the press service of the Attorney General in <text:a xlink:type="simple" xlink:href="https://t.me/pgo_gov_ua/12577" text:style-name="Internet_20_link" text:visited-style-name="Visited_20_Internet_20_Link">
telegram</text:a>
, reports Ukrinform.</text:p>
      <text:p text:style-name="P4">
"We appreciate these decisive joint steps to ensure the inevitability of punishable for international crimes. The adoption of the Convention on International Workers in Investigation and Judicial Prosecution(https://www.ukrinform.ua/tag-vijskovi-zlocini)And other international crimes are a historical step towards strengthening the right in the world. It is the first major treaty in the field of international criminal law, approved after the Rome Statute. It is important that this process is now being assembled when a brutal -scale war is ongoing on the European continent - the Russian aggression against Ukraine, "said Prosecutor General Andrei Kostin.</text:p>
      <text:p text:style-name="P4">
<text:span text:style-name="T4">
 Readmetas: </text:span>
 <text:a xlink:type="simple" xlink:href="https://www.ukrinform.ua/rubric-polytics/3705011-kostin-zustrivsa-z-vikonavcim-direktorom-evropolu-govorili-pro-robotu-jit.html" text:style-name="Internet_20_link" text:visited-style-name="Visited_20_Internet_20_Link">
met with the executive director of Europol - spoke about the workjit work</text:a>
As it is noted, the Convention, among other things, aims to identify direct channels with competent authorities, clarify what forms of interstate work are available and how to ask them, promote forms of cooperation with modern technologies, such as listening to witnesses with a support for video conferencing or inquiries. telephone conversations.</text:p>
      <text:p text:style-name="P4">
MLA is the initiative of Slovenia, Argentina, Belgium, Mongolia, the Netherlands of Tasnegal, aimed at adopting the Convention on International Cooperation in Running and Persession</text:p>
      <text:p text:style-name="P4">
As reported, the International Lawyers Association(Other)Approved <text:a xlink:type="simple" xlink:href="https://www.ukrinform.ua/rubric-world/3714946-miznarodna-asociacia-pravnikiv-uhvalila-rezoluciu-iz-zaklikom-sodo-stvorenna-spectribunalu-nad-rf.html" text:style-name="Internet_20_link" text:visited-style-name="Visited_20_Internet_20_Link">
a resolution calling for the creation of a special offense on the crime of aggression by the Russian Federation</text:a>
<text:span text:style-name="T5">
Foto: Office of Prosecutor General</text:span>
</text:p>
      <text:p text:style-name="P4">
News Source: <text:a xlink:type="simple" xlink:href="https://www.ukrinform.ua/rubric-society/3714982-kostin-privitav-uhvalenna-konvencii-pro-spivrobitnictvo-u-rozsliduvanni-miznarodnih-zlociniv.html" text:style-name="Internet_20_link" text:visited-style-name="Visited_20_Internet_20_Link">
https://www.ukrinform.ua/rubric-society/3714982-kostin-privitav-uhvalenna-konvencii-pro-spivrobitnictvo-u-rozsliduvanni-miznarodnih-zlociniv.html</text:a>
</text:p>
      <!--NEWS-->
      <text:h text:style-name="P10" text:outline-level="1">
<text:span text:style-name="T4">
Canada went to the finals of the 2023 World Cup with hockey by beat Latvia</text:span>
</text:h>
      <text:p text:style-name="P4">
Authors: Ukrinform (Person)</text:p>
      <text:p text:style-name="P4">
Publisher: Укринформ (Organization)</text:p>
      <text:p text:style-name="P4">
Published Time: 2023-05-27T16:55:13+03:00</text:p>
      <text:p text:style-name="P4">
Modified Time: 2023-05-27T16:55:13+03:00</text:p>
      <text:p text:style-name="P4">
Description: At the 86th World Hockey Championship in Tampere (Finland) and Riga (Latvia), the first participant in the final match was determined. - Ukrinform.</text:p>
      <text:p text:style-name="P4">
Images: ['<text:a xlink:type="simple" xlink:href="https://static.ukrinform.com/photos/2023_05/thumb_files/630_360_1685195690-221.jpg" text:style-name="Internet_20_link" text:visited-style-name="Visited_20_Internet_20_Link">
630_360_16851...</text:a>
']</text:p>
      <text:p text:style-name="P4">
Tags: ['Чемпіонат світу', 'хокей', 'Канада']</text:p>
      <text:p text:style-name="P4">
Type: Article</text:p>
      <!--METADATA-->
      <text:p text:style-name="P4">
<draw:frame draw:style-name="fr1" draw:name="Image157" text:anchor-type="as-char" svg:width="6.9236in" svg:height="3.956343in" draw:z-index="0">
<draw:image xlink:href="../Images/yкринформ/2023-05-27T16-55-13-03-00/630_360_1685195690-221.jpg" xlink:type="simple" xlink:show="embed" xlink:actuate="onLoad" draw:mime-type="image/jpeg"/>
</draw:frame>
At the 86-Much of the World Hockey in Tampere(Finland)and Riga(Latvia)The first participant of the final match was determined.</text:p>
      <text:p text:style-name="P4">
The owners of the permit final was Canada's national team, which won a volunteer over Latvia rivals - 4: 2(0:1, 1:1, 3:0), reports Ukrinform.</text:p>
      <text:p text:style-name="P4">
The US and Germany teams are played by the US and Germany teams at 18.20.</text:p>
      <text:p text:style-name="P4">
<text:span text:style-name="T4">
 Read also: </text:span>
 <text:a xlink:type="simple" xlink:href="https://www.ukrinform.ua/rubric-sports/3714556-nimeccina-provede-cs2027-z-hokeu.html" text:style-name="Internet_20_link" text:visited-style-name="Visited_20_Internet_20_Link">
Germany will spend the World Cup 2027 with</text:a>
The match for 3rd place and the final of the World Cup 2023 will take place on May 28.</text:p>
      <text:p text:style-name="P4">
Photo: Getty Images/Global Images Ukraine.</text:p>
      <text:p text:style-name="P4">
News Source: <text:a xlink:type="simple" xlink:href="https://www.ukrinform.ua/rubric-sports/3714981-kanada-vijsla-u-final-cs2023-z-hokeu-obigravsi-latviu.html" text:style-name="Internet_20_link" text:visited-style-name="Visited_20_Internet_20_Link">
https://www.ukrinform.ua/rubric-sports/3714981-kanada-vijsla-u-final-cs2023-z-hokeu-obigravsi-latviu.html</text:a>
</text:p>
      <!--NEWS-->
      <text:h text:style-name="P10" text:outline-level="1">
<text:span text:style-name="T4">
In Mariupol - explosions all over the city</text:span>
</text:h>
      <text:p text:style-name="P4">
Authors: Ukrinform (Person)</text:p>
      <text:p text:style-name="P4">
Publisher: Укринформ (Organization)</text:p>
      <text:p text:style-name="P4">
Published Time: 2023-05-27T16:59:00+03:00</text:p>
      <text:p text:style-name="P4">
Modified Time: 2023-05-27T16:59:00+03:00</text:p>
      <text:p text:style-name="P4">
Description: In the temporarily captured Russian army, Mariupoli is currently heard explosions throughout the city. - Ukrinform.</text:p>
      <text:p text:style-name="P4">
Images: ['<text:a xlink:type="simple" xlink:href="https://static.ukrinform.com/photos/2023_02/thumb_files/630_360_1677569405-698.jpg" text:style-name="Internet_20_link" text:visited-style-name="Visited_20_Internet_20_Link">
630_360_16775...</text:a>
']</text:p>
      <text:p text:style-name="P4">
Tags: ['Маріуполь', 'Вибух', 'Війна з Росією']</text:p>
      <text:p text:style-name="P4">
Type: Article</text:p>
      <!--METADATA-->
      <text:p text:style-name="P4">
<draw:frame draw:style-name="fr1" draw:name="Image158" text:anchor-type="as-char" svg:width="6.9236in" svg:height="3.956343in" draw:z-index="0">
<draw:image xlink:href="../Images/yкринформ/2023-05-27T16-59-00-03-00/630_360_1677569405-698.jpg" xlink:type="simple" xlink:show="embed" xlink:actuate="onLoad" draw:mime-type="image/jpeg"/>
</draw:frame>
Timely captured by the Russian army of Mariupoli, the explosions of the whole city are heard.</text:p>
      <text:p text:style-name="P4">
According to Ukrinform, about it in <text:a xlink:type="simple" xlink:href="https://t.me/mariupolrada/14403" text:style-name="Internet_20_link" text:visited-style-name="Visited_20_Internet_20_Link">
telegram</text:a>
The Mariupol City Council reported.</text:p>
      <text:p text:style-name="P4">
“In a temporarily occupied Mariupol heard <text:a xlink:type="simple" xlink:href="https://www.ukrinform.ua/tag-vibuh" text:style-name="Internet_20_link" text:visited-style-name="Visited_20_Internet_20_Link">
explosions</text:a>
All over the city!Residents are observed in the direction of the railway, ”the message reads.</text:p>
      <text:p text:style-name="P4">
The City Council noted that they had previously recorded the work of enemy air defense of the Nikolske village.</text:p>
      <text:p text:style-name="P4">
<text:span text:style-name="T4">
 Read also: </text:span>
 <text:a xlink:type="simple" xlink:href="https://www.ukrinform.ua/rubric-ato/3714857-pid-mariupolem-prolunali-vibuhi.html" text:style-name="Internet_20_link" text:visited-style-name="Visited_20_Internet_20_Link">
explosions heard</text:a>
As it was reported, in Mariupol on May 26 <text:a xlink:type="simple" xlink:href="https://www.ukrinform.ua/rubric-regions/3714731-u-rajoni-azovstali-prolunali-potuzni-vibuhi.html" text:style-name="Internet_20_link" text:visited-style-name="Visited_20_Internet_20_Link">
explosions in the territory of theetwork "Azovstal". </text:a>
Mariupol and surrounding settlements are transformed by the invaders into a Russian army's military-logistics hub.</text:p>
      <text:p text:style-name="P4">
_ First photo Illustrative: Alexander Gyimanov_</text:p>
      <text:p text:style-name="P4">
News Source: <text:a xlink:type="simple" xlink:href="https://www.ukrinform.ua/rubric-ato/3714985-u-mariupoli-vibuhi-po-vsomu-mistu.html" text:style-name="Internet_20_link" text:visited-style-name="Visited_20_Internet_20_Link">
https://www.ukrinform.ua/rubric-ato/3714985-u-mariupoli-vibuhi-po-vsomu-mistu.html</text:a>
</text:p>
      <!--NEWS-->
      <text:h text:style-name="P10" text:outline-level="1">
<text:span text:style-name="T4">
In the US, the court rejected the claim of the star of the movie "Romeo and Juliet" in 1968 against Paramount</text:span>
</text:h>
      <text:p text:style-name="P4">
Authors: Ukrinform (Person)</text:p>
      <text:p text:style-name="P4">
Publisher: Укринформ (Organization)</text:p>
      <text:p text:style-name="P4">
Published Time: 2023-05-27T17:04:37+03:00</text:p>
      <text:p text:style-name="P4">
Modified Time: 2023-05-27T17:04:37+03:00</text:p>
      <text:p text:style-name="P4">
Description: The Judge of the High Court in Los Angeles decided to reject the claim filed by the stars shot in 1968 by Romeo and Juliet's movie against Paramount Film Studio. - Ukrinform.</text:p>
      <text:p text:style-name="P4">
Images: ['<text:a xlink:type="simple" xlink:href="https://static.ukrinform.com/photos/2023_05/thumb_files/630_360_1685196250-956.jpg" text:style-name="Internet_20_link" text:visited-style-name="Visited_20_Internet_20_Link">
630_360_16851...</text:a>
']</text:p>
      <text:p text:style-name="P4">
Tags: ['Кіно', 'Скандал', 'Суд', 'Сексуальні домагання', 'Актор', 'Насильство над дітьми']</text:p>
      <text:p text:style-name="P4">
Type: Article</text:p>
      <!--METADATA-->
      <text:p text:style-name="P4">
<draw:frame draw:style-name="fr1" draw:name="Image159" text:anchor-type="as-char" svg:width="6.9236in" svg:height="3.956343in" draw:z-index="0">
<draw:image xlink:href="../Images/yкринформ/2023-05-27T17-04-37-03-00/630_360_1685196250-956.jpg" xlink:type="simple" xlink:show="embed" xlink:actuate="onLoad" draw:mime-type="image/jpeg"/>
</draw:frame>
The judge of the court in Los Angeles decided to reject the claim filed by the stars shot in 1968 by Romeo and Juliet's movie against Paramount Film Studio.</text:p>
      <text:p text:style-name="P4">
About it reports <text:a xlink:type="simple" xlink:href="https://www.bbc.co.uk/news/entertainment-arts-65725714" text:style-name="Internet_20_link" text:visited-style-name="Visited_20_Internet_20_Link">
BBC</text:a>
, reports Ukrinform.</text:p>
      <text:p text:style-name="P4">
Actors Olivia Gassy and Leonard Weigting, who at the time of the shooting turned 15 and 16, respectively, claimed that the film's director had forced them to be filmed.</text:p>
      <text:p text:style-name="P4">
However, the Judge of the Supreme Court of Los Angeles Alison McKenzie concluded that it was not "sexually frank" enough to abolish the protection of the first amalamed to the Constitution.</text:p>
      <text:p text:style-name="P4">
In the previous decision, made on Thursday, the judge stated that the plaintiffs were "choosing" what the laws were applied to their case. She also said that Pozozov does not meet the requirements for cancellation of the limitation period for submission of applications <text:a xlink:type="simple" xlink:href="https://www.ukrinform.ua/tag-zgvaltuvanna" text:style-name="Internet_20_link" text:visited-style-name="Visited_20_Internet_20_Link">
Sexual Violence</text:a>
come.</text:p>
      <text:p text:style-name="P4">
Lawyer Solomon Gresen, who represented the interests of both actors in this case, disagrees with the judge's decision. He reported that his clients are considering the appeal, and Gresen intends to file a separate claim of the dophedral court.</text:p>
      <text:p text:style-name="P4">
<text:span text:style-name="T4">
 Read also: </text:span>
 <text:a xlink:type="simple" xlink:href="https://www.ukrinform.ua/rubric-culture/3676653-troe-cleniv-znimalnoi-grupi-filmu-rast-podali-do-sudu-na-boldvina-ta-produseriv.html" text:style-name="Internet_20_link" text:visited-style-name="Visited_20_Internet_20_Link">
"" "to and</text:a>
In a joint statement by Gassy and Weyting, which is now 70, they said that they would do the fight.</text:p>
      <text:p text:style-name="P4">
"We have been waiting for justice for 55 years. We think we will have to wait longer," the actors have.</text:p>
      <text:p text:style-name="P4">
As <text:a xlink:type="simple" xlink:href="https://www.ukrinform.ua/rubric-culture/3646485-zirki-filmu-romeo-i-dzuletta-1968-roku-suditimutsa-z-paramount-cerez-seksualni-sceni.html" text:style-name="Internet_20_link" text:visited-style-name="Visited_20_Internet_20_Link">
reported</text:a>
Ukrinform, actors Leonard Waiting and Olivia Gassy filed a Paramount Film Studio, accusing it of sexual exploitation and distribution of nude images of teenagers. The actors claim that during the Romeo and Julieta time directed by Franco Dzeffirelli(died in 2019)The expelled naked without their knowledge.</text:p>
      <text:p text:style-name="P4">
Gassy and Weyting, who stated in the lawsuit that "suffered mental suffering of tamovine experiences for 55 years after the film, as well as the loss of employment," demanded from the Paramount Studio for recovery of more than $ 500 million.</text:p>
      <text:p text:style-name="P4">
Photo: Getty Images</text:p>
      <text:p text:style-name="P4">
News Source: <text:a xlink:type="simple" xlink:href="https://www.ukrinform.ua/rubric-culture/3714987-u-ssa-sud-vidhiliv-pozov-zirok-filmu-romeo-i-dzuletta-1968-roku-proti-paramount.html" text:style-name="Internet_20_link" text:visited-style-name="Visited_20_Internet_20_Link">
https://www.ukrinform.ua/rubric-culture/3714987-u-ssa-sud-vidhiliv-pozov-zirok-filmu-romeo-i-dzuletta-1968-roku-proti-paramount.html</text:a>
</text:p>
      <!--NEWS-->
      <text:h text:style-name="P10" text:outline-level="1">
<text:span text:style-name="T4">
WARNING!Children are wanted</text:span>
</text:h>
      <text:p text:style-name="P4">
Authors: Ukrinform (Person)</text:p>
      <text:p text:style-name="P4">
Publisher: Укринформ (Organization)</text:p>
      <text:p text:style-name="P4">
Published Time: 2023-05-27T17:13:00+03:00</text:p>
      <text:p text:style-name="P4">
Modified Time: 2023-05-27T17:13:00+03:00</text:p>
      <text:p text:style-name="P4">
Description: If you have information about missing children - call 116,000 - Ukrinform.</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60" text:anchor-type="as-char" svg:width="6.9236in" svg:height="3.956343in" draw:z-index="0">
<draw:image xlink:href="../Images/yкринформ/2023-05-27T17-13-00-03-00/630_360_1659527493-225.jpg" xlink:type="simple" xlink:show="embed" xlink:actuate="onLoad" draw:mime-type="image/jpeg"/>
</draw:frame>
If you have information about missing children - call 116 000</text:p>
      <text:p text:style-name="P4">
<text:span text:style-name="T4">
 Anastasia Tolstokorova, 4 years </text:span>
</text:p>
      <text:p text:style-name="P4">
<draw:frame draw:style-name="fr1" draw:name="Image161" text:anchor-type="as-char" svg:width="6.9236in" svg:height="6.9236in" draw:z-index="0">
<draw:image xlink:href="../Images/yкринформ/2023-05-27T17-13-00-03-00/1659527406-459.jpg" xlink:type="simple" xlink:show="embed" xlink:actuate="onLoad" draw:mime-type="image/jpeg"/>
</draw:frame>
On March 12, 2022, 4-year-old Anastasia Tolstokorov disappeared after the explosion of the Uchninka in Mariupol. Where it is now is unknown.</text:p>
      <text:p text:style-name="P4">
Signs of the baby: looks 4-5 years, lean, blond hair, blue.</text:p>
      <text:p text:style-name="P4">
<text:span text:style-name="T4">
 rose Kaminskaya, 2 years </text:span>
</text:p>
      <text:p text:style-name="P4">
<draw:frame draw:style-name="fr1" draw:name="Image162" text:anchor-type="as-char" svg:width="6.9236in" svg:height="6.9236in" draw:z-index="0">
<draw:image xlink:href="../Images/yкринформ/2023-05-27T17-13-00-03-00/1659527405-642.jpg" xlink:type="simple" xlink:show="embed" xlink:actuate="onLoad" draw:mime-type="image/jpeg"/>
</draw:frame>
On March 1, 2022, the 2-year Rosa Kaminskaya disappeared with her family of the Ubuchansky district in Kyiv region.</text:p>
      <text:p text:style-name="P4">
The family is likely to be in Poland.</text:p>
      <text:p text:style-name="P4">
<text:span text:style-name="T4">
 Gleb Cherepanov, 11 years </text:span>
</text:p>
      <text:p text:style-name="P4">
<draw:frame draw:style-name="fr1" draw:name="Image163" text:anchor-type="as-char" svg:width="6.9236in" svg:height="6.9236in" draw:z-index="0">
<draw:image xlink:href="../Images/yкринформ/2023-05-27T17-13-00-03-00/1668596593-534.jpg" xlink:type="simple" xlink:show="embed" xlink:actuate="onLoad" draw:mime-type="image/jpeg"/>
</draw:frame>
11-year-old Gleb Cherepanov disappeared in Donetsk region.</text:p>
      <text:p text:style-name="P4">
On March 12, 2022, the boy, along with his grandmother, was sub -shot in Mariupol. Since then, there are no news about them. Where they are with them - it is unknown!</text:p>
      <text:p text:style-name="P4">
<text:span text:style-name="T4">
 Sergey Samoilov, 16 years old </text:span>
</text:p>
      <text:p text:style-name="P4">
<draw:frame draw:style-name="fr1" draw:name="Image164" text:anchor-type="as-char" svg:width="6.9236in" svg:height="6.9236in" draw:z-index="0">
<draw:image xlink:href="../Images/yкринформ/2023-05-27T17-13-00-03-00/1668596592-112.jpg" xlink:type="simple" xlink:show="embed" xlink:actuate="onLoad" draw:mime-type="image/jpeg"/>
</draw:frame>
**** 16-year-old Sergei Samoilov disappeared in Donetsk region.</text:p>
      <text:p text:style-name="P4">
As early as March 2022, the teenager disappeared in Donetsk after the Missariupol. So far, there are no news about him and where he is now - it is unknown!</text:p>
      <text:p text:style-name="P4">
Signs of the baby: looks 16-17 years, medium physique, brown hair.</text:p>
      <text:p text:style-name="P4">
*!</text:p>
      <text:p text:style-name="P4">
<text:span text:style-name="T4">
 For subscribers of all mobile operators calls - free. </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Kharkiv region: As a result of shelling of the village of Shipuvate, a woman, a wounded man was killed</text:span>
</text:h>
      <text:p text:style-name="P4">
Authors: Ukrinform (Person)</text:p>
      <text:p text:style-name="P4">
Publisher: Укринформ (Organization)</text:p>
      <text:p text:style-name="P4">
Published Time: 2023-05-27T17:23:00+03:00</text:p>
      <text:p text:style-name="P4">
Modified Time: 2023-05-27T17:23:00+03:00</text:p>
      <text:p text:style-name="P4">
Description: In Kharkiv region, a 61-year-old woman was killed today as a result of shelling of the village of Shipuvate, a 61-year-old woman was injured, a 60-year-old man was injured.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Загибель', 'Харківщина', 'Війна з Росією']</text:p>
      <text:p text:style-name="P4">
Type: Article</text:p>
      <!--METADATA-->
      <text:p text:style-name="P4">
<draw:frame draw:style-name="fr1" draw:name="Image165" text:anchor-type="as-char" svg:width="6.9236in" svg:height="3.956343in" draw:z-index="0">
<draw:image xlink:href="../Images/yкринформ/2023-05-27T17-23-00-03-00/630_360_1669987737-966.jpg" xlink:type="simple" xlink:show="embed" xlink:actuate="onLoad" draw:mime-type="image/jpeg"/>
</draw:frame>
The Nakarkivshchyna, as a result of shelling of the enemy of the village of Shipuvate, killed a 61-year-old woman today, a 60-year-old man suffered wounds.</text:p>
      <text:p text:style-name="P4">
According to Ukrinform, about it in <text:a xlink:type="simple" xlink:href="https://t.me/synegubov/6291" text:style-name="Internet_20_link" text:visited-style-name="Visited_20_Internet_20_Link">
telegram</text:a>
The head of the Kharkiv Regional Military Administration Oleg Synigubov reported.</text:p>
      <text:p text:style-name="P4">
“The enemy continues to fire a civilian population <text:a xlink:type="simple" xlink:href="https://www.ukrinform.ua/tag-harkivsina" text:style-name="Internet_20_link" text:visited-style-name="Visited_20_Internet_20_Link">
Kharkiv region</text:a>
. Unfortunately, peaceful people are killed. Today as a result of shelling of the village. Shipuvat Kupyansky district died 61-year-old. In addition, a man of 60 years suffered a fragile injury and was hospitalized. Doctors are currently assisting the victim, ” - wrote.</text:p>
      <text:p text:style-name="P4">
<text:span text:style-name="T4">
 Read also: </text:span>
 <text:a xlink:type="simple" xlink:href="https://www.ukrinform.ua/rubric-ato/3714915-na-hersonsini-vorog-obstrilav-dva-sela-e-poranena.html" text:style-name="Internet_20_link" text:visited-style-name="Visited_20_Internet_20_Link">
on, are</text:a>
According to Ukrinform, Russian troops were attacked on May 26 with the help of non -staffeds like Shahd Merefu and Izium Kharkiv region. At night(from 26 to 27 May)In the Kharkiv region, Russian troops struck a missile strike of the settlement of Lipka of Kharkiv district, no victims.</text:p>
      <text:p text:style-name="P4">
News Source: <text:a xlink:type="simple" xlink:href="https://www.ukrinform.ua/rubric-ato/3714992-harkivsina-vnaslidok-obstriliv-sela-sipuvate-zaginula-zinka-poranenij-colovik.html" text:style-name="Internet_20_link" text:visited-style-name="Visited_20_Internet_20_Link">
https://www.ukrinform.ua/rubric-ato/3714992-harkivsina-vnaslidok-obstriliv-sela-sipuvate-zaginula-zinka-poranenij-colovik.html</text:a>
</text:p>
      <!--NEWS-->
      <text:h text:style-name="P10" text:outline-level="1">
<text:span text:style-name="T4">
In Mariupol, the army of the Russian Federation lost 450 invaders killed in a week</text:span>
</text:h>
      <text:p text:style-name="P4">
Authors: Ukrinform (Person)</text:p>
      <text:p text:style-name="P4">
Publisher: Укринформ (Organization)</text:p>
      <text:p text:style-name="P4">
Published Time: 2023-05-27T17:30:26+03:00</text:p>
      <text:p text:style-name="P4">
Modified Time: 2023-05-27T17:30:26+03:00</text:p>
      <text:p text:style-name="P4">
Description: In the temporarily seized Russian army Mariupol, 450 invaders were killed last week. - Ukrinform.</text:p>
      <text:p text:style-name="P4">
Images: ['<text:a xlink:type="simple" xlink:href="https://static.ukrinform.com/photos/2022_11/thumb_files/630_360_1668461240-442.jpg" text:style-name="Internet_20_link" text:visited-style-name="Visited_20_Internet_20_Link">
630_360_16684...</text:a>
']</text:p>
      <text:p text:style-name="P4">
Tags: ['Маріуполь', 'ЗСУ', 'Російські військові', 'Війна з Росією']</text:p>
      <text:p text:style-name="P4">
Type: Article</text:p>
      <!--METADATA-->
      <text:p text:style-name="P4">
<draw:frame draw:style-name="fr1" draw:name="Image166" text:anchor-type="as-char" svg:width="6.9236in" svg:height="3.956343in" draw:z-index="0">
<draw:image xlink:href="../Images/yкринформ/2023-05-27T17-30-26-03-00/630_360_1668461240-442.jpg" xlink:type="simple" xlink:show="embed" xlink:actuate="onLoad" draw:mime-type="image/jpeg"/>
</draw:frame>
Timely captured by the Russian army of Mariupol, 450 invaders were killed last week.</text:p>
      <text:p text:style-name="P4">
According to Ukrinform, about it in <text:a xlink:type="simple" xlink:href="https://t.me/mariupolrada/14402" text:style-name="Internet_20_link" text:visited-style-name="Visited_20_Internet_20_Link">
telegram</text:a>
The Mariupol City Council reported with reference to Russian publications.</text:p>
      <text:p text:style-name="P4">
“More than 400 invaders were killed in Mariupol. This was reported by Russian publications.(https://www.ukrinform.ua/tag-zsu)Last week, 200 soldiers of the Russian Federation were killed. And yesterday the Ukrainian forces got the place of deployment of the invaders - so 250 Russians were eliminated, ”the presentation said.</text:p>
      <text:p text:style-name="P4">
It is noted that, according to Pablik, Mariupol was transferred to the Special Forces of the Tamors' infantrymen of the Russian Army. It was on them that rockets were hit by May 26.</text:p>
      <text:p text:style-name="P4">
<text:span text:style-name="T4">
 Read also: </text:span>
 <text:a xlink:type="simple" xlink:href="https://www.ukrinform.ua/rubric-ato/3714787-sili-oboroni-znisili-206-200-rosijskih-zagarbnikiv.html" text:style-name="Internet_20_link" text:visited-style-name="Visited_20_Internet_20_Link">
</text:a>
The City Council reminded that yesterday, May 26, explosions in the territory of the Mmariupol Metrocope "Azovstal".</text:p>
      <text:p text:style-name="P4">
As it was reported, Mariupol and the surrounding settlements are transformed by the Naiysk-Logistics Hub of the Russian Army.</text:p>
      <text:p text:style-name="P4">
News Source: <text:a xlink:type="simple" xlink:href="https://www.ukrinform.ua/rubric-ato/3714995-u-mariupoli-armia-rf-za-tizden-vtratila-vbitimi-450-zagarbnikiv.html" text:style-name="Internet_20_link" text:visited-style-name="Visited_20_Internet_20_Link">
https://www.ukrinform.ua/rubric-ato/3714995-u-mariupoli-armia-rf-za-tizden-vtratila-vbitimi-450-zagarbnikiv.html</text:a>
</text:p>
      <!--NEWS-->
      <text:h text:style-name="P10" text:outline-level="1">
<text:span text:style-name="T4">
In Berdyansk District Council confirmed explosions near the city</text:span>
</text:h>
      <text:p text:style-name="P4">
Authors: Ukrinform (Person)</text:p>
      <text:p text:style-name="P4">
Publisher: Укринформ (Organization)</text:p>
      <text:p text:style-name="P4">
Published Time: 2023-05-27T17:38:27+03:00</text:p>
      <text:p text:style-name="P4">
Modified Time: 2023-05-27T17:38:27+03:00</text:p>
      <text:p text:style-name="P4">
Description: The Berdyansk District Council confirmed explosions in the village of Novopetrivka near Berdyansk.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Бердянськ', 'Війна з Росією', 'Єдині новини']</text:p>
      <text:p text:style-name="P4">
Type: Article</text:p>
      <!--METADATA-->
      <text:p text:style-name="P4">
<draw:frame draw:style-name="fr1" draw:name="Image167" text:anchor-type="as-char" svg:width="6.9236in" svg:height="3.956343in" draw:z-index="0">
<draw:image xlink:href="../Images/yкринформ/2023-05-27T17-38-27-03-00/630_360_1669987737-966.jpg" xlink:type="simple" xlink:show="embed" xlink:actuate="onLoad" draw:mime-type="image/jpeg"/>
</draw:frame>
The Uberdyansk District Council was confirmed by explosions in the village of Novopetrivka near Berdyansk.</text:p>
      <text:p text:style-name="P4">
According to Ukrinform, it reports <text:a xlink:type="simple" xlink:href="https://www.radiosvoboda.org/a/news-berdyansk-vybukhy-pidtverdzhennya/32430380.html" text:style-name="Internet_20_link" text:visited-style-name="Visited_20_Internet_20_Link">
Radio Liberty</text:a>
With reference to the Deputy Chairman of the Berdyansk Rirad Viktor Dudukalov on the air of the National Telehorphone "Single News".</text:p>
      <text:p text:style-name="P4">
“Just a few minutes ago, another incredible" arrival "on the Khimik recreation base in the village of Novopetrivka, Berdyansk district, located on the coast of the Zzhazov Sea. Accordingly, there is a staff. I think the last number of such successful shares - we can count the dead occupiers for hundreds, ane by dozens, ”Dudukalov said.</text:p>
      <text:p text:style-name="P4">
<text:span text:style-name="T4">
 Read also: </text:span>
 <text:a xlink:type="simple" xlink:href="https://www.ukrinform.ua/rubric-ato/3714985-u-mariupoli-vibuhi-po-vsomu-mistu.html" text:style-name="Internet_20_link" text:visited-style-name="Visited_20_Internet_20_Link">
in Mariupol - and all over the city</text:a>
According to him, over the last few days in Berdyansk there is a "cotton", the consequences of which, according to the locals, are "very serious".</text:p>
      <text:p text:style-name="P4">
Instead, Russian telegram channels write about the work of aircraft in Berdyansk Tavely fragment that broke out, as well as about allegedly planned training.</text:p>
      <text:p text:style-name="P4">
According to the locals who write on social networks, they have heard the explosions of Vokupopered Berdyansk. Recently, information in this city of Zaporizhzhya region has often begun to appear.</text:p>
      <text:p text:style-name="P4">
<text:span text:style-name="T4">
 Read also: </text:span>
 <text:a xlink:type="simple" xlink:href="https://www.ukrinform.ua/rubric-regions/3714979-na-kiivsini-zdetonuvav-vibuhovij-pristrij-colovik-vtrativ-kist.html" text:style-name="Internet_20_link" text:visited-style-name="Visited_20_Internet_20_Link">
in the Kyiv region detonated this device - the man is lost</text:a>
As reported by Ukrinform, in the temporarily captured Russian army Mariupolny explosions all over the city.</text:p>
      <text:p text:style-name="P4">
Photo illustrative</text:p>
      <text:p text:style-name="P4">
News Source: <text:a xlink:type="simple" xlink:href="https://www.ukrinform.ua/rubric-ato/3714998-u-berdanskij-rajradi-pidtverdili-vibuhi-poblizu-mista.html" text:style-name="Internet_20_link" text:visited-style-name="Visited_20_Internet_20_Link">
https://www.ukrinform.ua/rubric-ato/3714998-u-berdanskij-rajradi-pidtverdili-vibuhi-poblizu-mista.html</text:a>
</text:p>
      <!--NEWS-->
      <text:h text:style-name="P10" text:outline-level="1">
<text:span text:style-name="T4">
Svitolina won the WTA tournament for the second time in Strasbourg</text:span>
</text:h>
      <text:p text:style-name="P4">
Authors: Ukrinform (Person)</text:p>
      <text:p text:style-name="P4">
Publisher: Укринформ (Organization)</text:p>
      <text:p text:style-name="P4">
Published Time: 2023-05-27T17:44:00+03:00</text:p>
      <text:p text:style-name="P4">
Modified Time: 2023-05-27T17:44:00+03:00</text:p>
      <text:p text:style-name="P4">
Description: Ukrainian Elina Svitolina became a two -time winner of the Women's Tennis Association (WTA) - Internationaux de Strasbourg - in Strasbourg (France) with a prize fund of $ 259.3 thousand - Ukrinform.</text:p>
      <text:p text:style-name="P4">
Images: ['<text:a xlink:type="simple" xlink:href="https://static.ukrinform.com/photos/2023_05/thumb_files/630_360_1685198670-878.jpg" text:style-name="Internet_20_link" text:visited-style-name="Visited_20_Internet_20_Link">
630_360_16851...</text:a>
']</text:p>
      <text:p text:style-name="P4">
Tags: ['Світоліна', 'Теніс']</text:p>
      <text:p text:style-name="P4">
Type: Article</text:p>
      <!--METADATA-->
      <text:p text:style-name="P4">
<draw:frame draw:style-name="fr1" draw:name="Image168" text:anchor-type="as-char" svg:width="6.9236in" svg:height="3.956343in" draw:z-index="0">
<draw:image xlink:href="../Images/yкринформ/2023-05-27T17-44-00-03-00/630_360_1685198670-878.jpg" xlink:type="simple" xlink:show="embed" xlink:actuate="onLoad" draw:mime-type="image/jpeg"/>
</draw:frame>
Ukrainianelina Svitolina became a two -time winner(WTA)- Internationaux de strasbourg - in Strasbourg(France)With a prize fund $ 259.3 thousand</text:p>
      <text:p text:style-name="P4">
In the final match, Svitolina won the Russian Anna Blinka -6: 2, 6: 3, reports Ukrinform.</text:p>
      <text:p text:style-name="P4">
The confrontation lasted for 1 hour 35 minutes.</text:p>
      <text:p text:style-name="P4">
Svitolina held the 20th final in her career, winning the 17th WTA title. Lastelina played in a decisive match in August 2021, when she won the Tournament(USA).</text:p>
      <text:p text:style-name="P4">
Зазначимо, що українка була переможницею Internationaux de Strasbourg у 2020році.</text:p>
      <text:p text:style-name="P4">
<text:span text:style-name="T4">
Читайте також:</text:span>
 <text:a xlink:type="simple" xlink:href="https://www.ukrinform.ua/rubric-sports/3714092-ukrainski-tenisistki-otrimali-supernic-na-rolan-garros.html" text:style-name="Internet_20_link" text:visited-style-name="Visited_20_Internet_20_Link">
 Українські истки отримали суперниць на «Ролан Гаррос»</text:a>
The next match of Svitolina will play against Martina of the Trevian from Italy in the first circle of Rolan Harros in Paris.</text:p>
      <text:p text:style-name="P4">
Photo: Christoph de Barry.</text:p>
      <text:p text:style-name="P4">
News Source: <text:a xlink:type="simple" xlink:href="https://www.ukrinform.ua/rubric-sports/3715001-svitolina-vdruge-vigrala-turnir-wta-u-strazburzi.html" text:style-name="Internet_20_link" text:visited-style-name="Visited_20_Internet_20_Link">
https://www.ukrinform.ua/rubric-sports/3715001-svitolina-vdruge-vigrala-turnir-wta-u-strazburzi.html</text:a>
</text:p>
      <!--NEWS-->
      <text:h text:style-name="P10" text:outline-level="1">
<text:span text:style-name="T4">
Denmark has created an investment fund for Ukraine for $ 133 million</text:span>
</text:h>
      <text:p text:style-name="P4">
Authors: Ukrinform (Person)</text:p>
      <text:p text:style-name="P4">
Publisher: Укринформ (Organization)</text:p>
      <text:p text:style-name="P4">
Published Time: 2023-05-27T17:47:00+03:00</text:p>
      <text:p text:style-name="P4">
Modified Time: 2023-05-27T17:47:00+03:00</text:p>
      <text:p text:style-name="P4">
Description: Denmark has launched a special investment fund for Ukraine totaling 1 billion Danish crowns, which is about $ 133 million - Ukrinform.</text:p>
      <text:p text:style-name="P4">
Images: ['<text:a xlink:type="simple" xlink:href="https://static.ukrinform.com/photos/2016_06/thumb_files/630_360_1465217065-7750-dollary.jpg" text:style-name="Internet_20_link" text:visited-style-name="Visited_20_Internet_20_Link">
630_360_14652...</text:a>
']</text:p>
      <text:p text:style-name="P4">
Tags: ['Данія', 'Фінанси', 'Інвестиції', 'Україна', 'допомога']</text:p>
      <text:p text:style-name="P4">
Type: Article</text:p>
      <!--METADATA-->
      <text:p text:style-name="P4">
<draw:frame draw:style-name="fr1" draw:name="Image169" text:anchor-type="as-char" svg:width="6.9236in" svg:height="3.956343in" draw:z-index="0">
<draw:image xlink:href="../Images/yкринформ/2023-05-27T17-47-00-03-00/630_360_1465217065-7750-dollary.jpg" xlink:type="simple" xlink:show="embed" xlink:actuate="onLoad" draw:mime-type="image/jpeg"/>
</draw:frame>
Denmark has launched a special investment fund for Ukraine for a total amount of 1 million Danish crowns, which is about $ 133 million.</text:p>
      <text:p text:style-name="P4">
About it reports [press service of the Ministry of Economy of Ukraine]](https://www.me.gov.ua/News/Detail?lang=uk-UA&amp;id=3f51f2a1-be66-4f43-b0ce-53ae3daa5b43&amp;title=SpetsialniiInvestitsiiniiFond), reports Ukrinform.</text:p>
      <text:p text:style-name="P4">
As it is noted, the launch of the social program was announced under the time of the Ukrainian investment forum in Copenhagen.</text:p>
      <text:p text:style-name="P4">
“<text:a xlink:type="simple" xlink:href="https://www.ukrinform.ua/tag-dania" text:style-name="Internet_20_link" text:visited-style-name="Visited_20_Internet_20_Link">
Denmark</text:a>
He is one of the leaders of the UNDACE ASSUMMENT OF UKRAINE. Since the beginning of a full -scale invasion, the general support has been $ 1.4 billion, and total humanitarian assistance, there is a $ 212 million macro -financial assistance. Thus, a special investment fund created for Ukraine will finance the projects with the attraction of the most important Danish technologies and innovative solutions, and will be available for both the state and private sectors, ”the Minister of Economy Yuliasviridenko said.</text:p>
      <text:p text:style-name="P4">
In his turn, Deputy Minister of Economy Oleksandr Griban noted that the basic cooperation between Ukraine and Denmark is the establishment of mutually beneficial relations, when Ukrainian companies not only import Danish products, but Ilokalize the production of such products in Ukraine.</text:p>
      <text:p text:style-name="P4">
<text:span text:style-name="T4">
 Read also: </text:span>
 <text:a xlink:type="simple" xlink:href="https://www.ukrinform.ua/rubric-ato/3714228-dania-j-niderlandi-ocolat-koaliciu-z-pidgotovki-ukrainskih-pilotiv-na-f16-ostin.html" text:style-name="Internet_20_link" text:visited-style-name="Visited_20_Internet_20_Link">
and the Netherlands will lead the coalition for the preparation of Ukrainian pilots on F -16 - Austin</text:a>
Thus, the forum announced the approval of funding for two -pilot projects in the field of agriculture and agro -processing. It is a victim of the company of the Southern region - Nibulon, which will give a loan by € 25 million, and agro -fi -fi -fi -fi -fi -€ 15 million. Also, loans will be provided to agro -companies located near the front line in Nikolaev, which will restore the destroyed and production capacity, purchasing equipment from Danish exporters.</text:p>
      <text:p text:style-name="P4">
According to Griban, the Danish Fund will not only provide financial guarantees, but will also make credit, which puts it on a separate steady financial institutions that have opened their programs for Ukraine. The Danish government also plans to significantly increase limits and expand the financial assistance program to Ukraine.</text:p>
      <text:p text:style-name="P4">
News Source: <text:a xlink:type="simple" xlink:href="https://www.ukrinform.ua/rubric-economy/3715002-dania-stvorila-investicijnij-fond-dla-ukraini-na-133-miljoni.html" text:style-name="Internet_20_link" text:visited-style-name="Visited_20_Internet_20_Link">
https://www.ukrinform.ua/rubric-economy/3715002-dania-stvorila-investicijnij-fond-dla-ukraini-na-133-miljoni.html</text:a>
</text:p>
      <!--NEWS-->
      <text:h text:style-name="P10" text:outline-level="1">
<text:span text:style-name="T4">
Henry Kissinger is celebrating his centennial anniversary today</text:span>
</text:h>
      <text:p text:style-name="P4">
Authors: Ukrinform (Person)</text:p>
      <text:p text:style-name="P4">
Publisher: Укринформ (Organization)</text:p>
      <text:p text:style-name="P4">
Published Time: 2023-05-27T17:59:00+03:00</text:p>
      <text:p text:style-name="P4">
Modified Time: 2023-05-27T17:59:00+03:00</text:p>
      <text:p text:style-name="P4">
Description: Today, the former US Secretary of State Henry Kissinger is 100 years old. - Ukrinform.</text:p>
      <text:p text:style-name="P4">
Images: ['<text:a xlink:type="simple" xlink:href="https://static.ukrinform.com/photos/2023_05/thumb_files/630_360_1685198513-473.jpg" text:style-name="Internet_20_link" text:visited-style-name="Visited_20_Internet_20_Link">
630_360_16851...</text:a>
']</text:p>
      <text:p text:style-name="P4">
Tags: ['США', 'Кіссінджер']</text:p>
      <text:p text:style-name="P4">
Type: Article</text:p>
      <!--METADATA-->
      <text:p text:style-name="P4">
<draw:frame draw:style-name="fr1" draw:name="Image170" text:anchor-type="as-char" svg:width="6.9236in" svg:height="3.956343in" draw:z-index="0">
<draw:image xlink:href="../Images/yкринформ/2023-05-27T17-59-00-03-00/630_360_1685198513-473.jpg" xlink:type="simple" xlink:show="embed" xlink:actuate="onLoad" draw:mime-type="image/jpeg"/>
</draw:frame>
Today, US Secretary of State Henry Kissinger is 100 years old.</text:p>
      <text:p text:style-name="P4">
As Ukrinform reports, it reports <text:a xlink:type="simple" xlink:href="https://apnews.com/article/henry-kissinger-100th-birthday-565d48b7604ee179d104555490686224" text:style-name="Internet_20_link" text:visited-style-name="Visited_20_Internet_20_Link">
AP</text:a>
.</text:p>
      <text:p text:style-name="P4">
Former diplomat and Presidential Advisor Henry Kissinger celebrates the 100th anniversary, having experienced many political contemporaries who ruled the United States of the Wades from the most debris period, including Richard Nixon's presidency in Vietnam.</text:p>
      <text:p text:style-name="P4">
In addition, Kissinger is known as a public speaker who was invited by Nedava's Faised Political Forums and as a scientist and author of books.</text:p>
      <text:p text:style-name="P4">
Born Kissinger in <text:a xlink:type="simple" xlink:href="https://www.ukrinform.ua/tag-nimeccina" text:style-name="Internet_20_link" text:visited-style-name="Visited_20_Internet_20_Link">
Germany</text:a>
On May 27, 1923, he was known for his key role in the American external policy of the 1960s and 1970s.</text:p>
      <text:p text:style-name="P4">
David Kissinger, the son of Henry, said that his father's centuries can "have the appearance of a girlfriend for anyone who is familiar with his strength and love of prehistoric symbolism. He not only survived most of his peers, well -known detractors and students, but also remained active. ”</text:p>
      <text:p text:style-name="P4">
<text:span text:style-name="T4">
 Read also: </text:span>
 <text:a xlink:type="simple" xlink:href="https://www.ukrinform.ua/rubric-polytics/3637347-kissindzer-znovu-zaklikav-domovlatisa-z-putinim-pro-mir-v-ukraini.html" text:style-name="Internet_20_link" text:visited-style-name="Visited_20_Internet_20_Link">
with in</text:a>
David Kissinger also wrote that this week Henry Kissinger will visit New York, London and his hometown of Furth in Germany.</text:p>
      <text:p text:style-name="P4">
Former US Secretary of Secretary and National Security Advisor Henry Kissinger, known for his position against Ukraine's accession to NATO, during a speech on Tuesday at the World Economic Economic Forum, has agreed that <text:a xlink:type="simple" xlink:href="https://www.ukrinform.ua/rubric-polytics/3654404-kissindzer-viznav-so-clenstvo-ukraini-v-nato-bulo-b-dorecnim.html" text:style-name="Internet_20_link" text:visited-style-name="Visited_20_Internet_20_Link">
membership in the Alliance for Kiev, it would be appropriate</text:a>
.  Photo: Adam Berry/Getty images</text:p>
      <text:p text:style-name="P4">
News Source: <text:a xlink:type="simple" xlink:href="https://www.ukrinform.ua/rubric-world/3715003-genri-kissindzer-sogodni-svatkue-svij-storicnij-uvilej.html" text:style-name="Internet_20_link" text:visited-style-name="Visited_20_Internet_20_Link">
https://www.ukrinform.ua/rubric-world/3715003-genri-kissindzer-sogodni-svatkue-svij-storicnij-uvilej.html</text:a>
</text:p>
      <!--NEWS-->
      <text:h text:style-name="P10" text:outline-level="1">
<text:span text:style-name="T4">
The enemy fired Stepnogorsk in Zaporozhye, two wounded</text:span>
</text:h>
      <text:p text:style-name="P4">
Authors: Ukrinform (Person)</text:p>
      <text:p text:style-name="P4">
Publisher: Укринформ (Organization)</text:p>
      <text:p text:style-name="P4">
Published Time: 2023-05-27T18:07:00+03:00</text:p>
      <text:p text:style-name="P4">
Modified Time: 2023-05-27T18:07:00+03:00</text:p>
      <text:p text:style-name="P4">
Description: Russian invaders fired at Stepnogorsk Zaporizhzhya region, two civilians were injured, one of them is in serious condition. - Ukrinform.</text:p>
      <text:p text:style-name="P4">
Images: ['<text:a xlink:type="simple" xlink:href="https://static.ukrinform.com/photos/2023_05/thumb_files/630_360_1685199992-216.jpeg" text:style-name="Internet_20_link" text:visited-style-name="Visited_20_Internet_20_Link">
630_360_16851...</text:a>
']</text:p>
      <text:p text:style-name="P4">
Tags: ['Обстріл', 'Поранені', 'Запоріжжя', 'Війна з Росією']</text:p>
      <text:p text:style-name="P4">
Type: Article</text:p>
      <!--METADATA-->
      <text:p text:style-name="P4">
<draw:frame draw:style-name="fr1" draw:name="Image171" text:anchor-type="as-char" svg:width="6.9236in" svg:height="3.956343in" draw:z-index="0">
<draw:image xlink:href="../Images/yкринформ/2023-05-27T18-07-00-03-00/630_360_1685199992-216.jpeg" xlink:type="simple" xlink:show="embed" xlink:actuate="onLoad" draw:mime-type="image/jpeg"/>
</draw:frame>
The Russian -enchantments fired at Stepnogorsk, Zaporizhzhya region, the wounds were biped, one of them is now in serious condition.</text:p>
      <text:p text:style-name="P4">
About it in <text:a xlink:type="simple" xlink:href="https://t.me/zoda_gov_ua/19053" text:style-name="Internet_20_link" text:visited-style-name="Visited_20_Internet_20_Link">
telegram</text:a>
Yuri Malashko reported the Golovazapozhya Regional Military Administration, Ukrinform reports.</text:p>
      <text:p text:style-name="P4">
“Stepnogorsk <text:a xlink:type="simple" xlink:href="https://www.ukrinform.ua/tag-obstril" text:style-name="Internet_20_link" text:visited-style-name="Visited_20_Internet_20_Link">
fired</text:a>
From the Grads. The 65-year-old man was injured, walking the street. Another man is in serious condition for 60 years. The victims are provided with all input assistance, ”Malashko wrote.</text:p>
      <text:p text:style-name="P4">
<text:span text:style-name="T4">
 Read also: </text:span>
 [in Glukhov in Sumy region, enemy ohm damaged a lot(https://www.ukrinform.ua/rubric-regions/3714960-u-gluhovi-na-sumsini-vorozim-obstrilom-poskodzena-bagatopoverhivka.html)He added that experts are currently working to eliminate the effects of a hit.</text:p>
      <text:p text:style-name="P4">
As it was reported, the army of the Russian Federation last day, on May 26, <text:a xlink:type="simple" xlink:href="https://www.ukrinform.ua/rubric-regions/3714814-vorog-za-dobu-zdijsniv-obstrili-16-naselenih-punktiv-na-zaporizzi-zaginula-zinka.html" text:style-name="Internet_20_link" text:visited-style-name="Visited_20_Internet_20_Link">
108 times fired at the Store of Zaporizhzhya region, an elderly woman was killed.</text:a>
</text:p>
      <text:p text:style-name="P4">
News Source: <text:a xlink:type="simple" xlink:href="https://www.ukrinform.ua/rubric-ato/3715006-vorog-obstrilav-stepnogirsk-na-zaporizzi-dvoe-poranenih.html" text:style-name="Internet_20_link" text:visited-style-name="Visited_20_Internet_20_Link">
https://www.ukrinform.ua/rubric-ato/3715006-vorog-obstrilav-stepnogirsk-na-zaporizzi-dvoe-poranenih.html</text:a>
</text:p>
      <!--NEWS-->
      <text:h text:style-name="P10" text:outline-level="1">
<text:span text:style-name="T4">
In Bakhmut, border guards eliminated a group of invaders</text:span>
</text:h>
      <text:p text:style-name="P4">
Authors: Ukrinform (Person)</text:p>
      <text:p text:style-name="P4">
Publisher: Укринформ (Organization)</text:p>
      <text:p text:style-name="P4">
Published Time: 2023-05-27T18:08:00+03:00</text:p>
      <text:p text:style-name="P4">
Modified Time: 2023-05-27T18:08:00+03:00</text:p>
      <text:p text:style-name="P4">
Description: In Bakhmut, the border guards-minetters eliminated two invaders, and three more were injured. - Ukrinform.</text:p>
      <text:p text:style-name="P4">
Images: ['<text:a xlink:type="simple" xlink:href="https://static.ukrinform.com/photos/2023_04/thumb_files/630_360_1680422407-224.png" text:style-name="Internet_20_link" text:visited-style-name="Visited_20_Internet_20_Link">
630_360_16804...</text:a>
']</text:p>
      <text:p text:style-name="P4">
Tags: ['Бахмут', 'Прикордонники', 'Війна з Росією']</text:p>
      <text:p text:style-name="P4">
Type: Article</text:p>
      <!--METADATA-->
      <text:p text:style-name="P4">
<draw:frame draw:style-name="fr1" draw:name="Image172" text:anchor-type="as-char" svg:width="6.9236in" svg:height="3.956343in" draw:z-index="0">
<draw:image xlink:href="../Images/yкринформ/2023-05-27T18-08-00-03-00/630_360_1680422407-224.png" xlink:type="simple" xlink:show="embed" xlink:actuate="onLoad" draw:mime-type="image/png"/>
</draw:frame>
Bakhmuti border guards eliminated two invaders, and three more were wounded.</text:p>
      <text:p text:style-name="P4">
About it reports [press service of the State Border Service of Ukraine]](https://dpsu.gov.ua/ua/news/%20video%20-prikordonniki-minometniki-likviduvali-grupu-zagarbnikiv-u-bahmuti/), reports Ukrinform.</text:p>
      <text:p text:style-name="P4">
"The other day, the border unit has discovered the movement of a gate group on the outskirts of Bakhmut. The enemy decided to stay in the dilapidated construction.</text:p>
      <text:p text:style-name="P4">
It is noted that as a result of the firing plaque, the place of shelter is Vorozhdroid, and two invaders were destroyed with it, three more were wounded.</text:p>
      <text:p text:style-name="P4">
<text:span text:style-name="T4">
 Read also: </text:span>
 <text:a xlink:type="simple" xlink:href="https://www.ukrinform.ua/rubric-ato/3714936-vijskovi-znisili-u-bahmuti-rosijskij-grad-za-dopomogou-bezpilotnikiv-vid-armii-droniv.html" text:style-name="Internet_20_link" text:visited-style-name="Visited_20_Internet_20_Link">
military and in Bakhmut Russian "hail" with the help of non -army from the army of drones</text:a>
It was reported that from February 24, 2022 to May 27, 2023, the defense forces of Ukraine were eliminated about 206 thousand 200 Russian invaders, 480 people -for the past day.</text:p>
      <text:p text:style-name="P4">
News Source: <text:a xlink:type="simple" xlink:href="https://www.ukrinform.ua/rubric-ato/3715008-u-bahmuti-prikordonniki-likviduvali-grupu-zagarbnikiv.html" text:style-name="Internet_20_link" text:visited-style-name="Visited_20_Internet_20_Link">
https://www.ukrinform.ua/rubric-ato/3715008-u-bahmuti-prikordonniki-likviduvali-grupu-zagarbnikiv.html</text:a>
</text:p>
      <!--NEWS-->
      <text:h text:style-name="P10" text:outline-level="1">
<text:span text:style-name="T4">
The mayors of Mariupol and Brussels discussed the reconstruction of the Ukrainian city after its de -occupation</text:span>
</text:h>
      <text:p text:style-name="P4">
Authors: Ukrinform (Person)</text:p>
      <text:p text:style-name="P4">
Publisher: Укринформ (Organization)</text:p>
      <text:p text:style-name="P4">
Published Time: 2023-05-27T18:15:00+03:00</text:p>
      <text:p text:style-name="P4">
Modified Time: 2023-05-27T18:15:00+03:00</text:p>
      <text:p text:style-name="P4">
Description: Mariupol Mayor Vadim Boychenko discussed with the mayor of Brussels Philip Cloz, options for cooperation in the revival of Mariupol after the city's de -occupation. - Ukrinform.</text:p>
      <text:p text:style-name="P4">
Images: ['<text:a xlink:type="simple" xlink:href="https://static.ukrinform.com/photos/2023_05/thumb_files/630_360_1685200467-860.jpg" text:style-name="Internet_20_link" text:visited-style-name="Visited_20_Internet_20_Link">
630_360_16852...</text:a>
']</text:p>
      <text:p text:style-name="P4">
Tags: ['Брюссель', 'Маріуполь', 'Вадим Бойченко']</text:p>
      <text:p text:style-name="P4">
Type: Article</text:p>
      <!--METADATA-->
      <text:p text:style-name="P4">
<draw:frame draw:style-name="fr1" draw:name="Image173" text:anchor-type="as-char" svg:width="6.9236in" svg:height="3.956343in" draw:z-index="0">
<draw:image xlink:href="../Images/yкринформ/2023-05-27T18-15-00-03-00/630_360_1685200467-860.jpg" xlink:type="simple" xlink:show="embed" xlink:actuate="onLoad" draw:mime-type="image/jpeg"/>
</draw:frame>
Mermariupol Vadim Boychenko discussed with Brussel Philip Cloz with Brussels Cloza Working in Mariupol Renaissance after the city's de -occupation.</text:p>
      <text:p text:style-name="P4">
About it in <text:a xlink:type="simple" xlink:href="https://t.me/mariupolrada/14405" text:style-name="Internet_20_link" text:visited-style-name="Visited_20_Internet_20_Link">
telegram</text:a>
The city council reports, reports Ukrinform.</text:p>
      <text:p text:style-name="P4">
“The mayor of Mariupol Vadim Boychenko during a working trip to Belgiumzust was with the mayor of Brussels Philip Cloz. They discussed the cooperation of Mariupol Renaissance Recognition after Mariupolreborn, ”the message reads.</text:p>
      <text:p text:style-name="P4">
<text:span text:style-name="T4">
 Read also: </text:span>
 <text:a xlink:type="simple" xlink:href="https://www.ukrinform.ua/rubric-vidbudova/3712833-mariupol-pisla-deokupacii-otrimae-dopomogu-francii-u-rozvitku-pribereznih-zon.html" text:style-name="Internet_20_link" text:visited-style-name="Visited_20_Internet_20_Link">
Mariupol after de -occupation will receive assistance to France in development of coastal zones</text:a>
It is noted that the mayors visited the students of the Pallado Institute, with whom they have offered the postwar restoration and reconstruction of Mariupol after release from the Russian occupation. For young people it was an inspiring meeting.</text:p>
      <text:p text:style-name="P4">
Boychenko stressed that the reconstruction of Mariupol is a historical challenge not only for Ukraine, but for all of Europe.</text:p>
      <text:p text:style-name="P4">
“A city that has become a symbol of the devastating Russian war can turn our victory and unity of the world in the struggle for peace, freedom of tadcracy. For this future, we are working on developing the planning of the city of Mariupol Reborn. Around it we form a circle of the Renaissance command, where we will be glad to see Brussels, ”said Mariupol mayor. He settled that Brussels's leading experience and his examination will help build a new Mariupol.</text:p>
      <text:p text:style-name="P4">
<text:span text:style-name="T4">
 Read also: </text:span>
 <text:a xlink:type="simple" xlink:href="https://www.ukrinform.ua/rubric-kyiv/3711581-u-kievi-vidkrilasa-vistavka-prisvacena-oboroni-mariupola.html" text:style-name="Internet_20_link" text:visited-style-name="Visited_20_Internet_20_Link">
In Kiev, an exhibition dedicated to Mariupol defense has opened</text:a>
As it was reported, the mayor of Mariupol Boychenko previously introduced the planning of the city of Mariupol Reborn, which consists of two main stages - the rapid restoration of critical infrastructure and the very strategy of the revival of the city.</text:p>
      <text:p text:style-name="P4">
In April, this plan was presented in the United States. World architects, urbanists and experts have already joined its development.</text:p>
      <text:p text:style-name="P4">
Russia's aggression caused one of the largest humanitarian catastrophes in Mariupol. The city was almost 90% destroyed as a result of enemy shelling. Damaged houses, hospitals, schools, kindergartens and more are damaged.</text:p>
      <text:p text:style-name="P4">
The Russian invasion caused Mariupol, according to preliminary estimation, damage to $ 14 billion.</text:p>
      <text:p text:style-name="P4">
News Source: <text:a xlink:type="simple" xlink:href="https://www.ukrinform.ua/rubric-vidbudova/3715011-meri-mariupola-ta-brussela-obgovorili-vidbudovu-ukrainskogo-mista-pisla-jogo-deokupacii.html" text:style-name="Internet_20_link" text:visited-style-name="Visited_20_Internet_20_Link">
https://www.ukrinform.ua/rubric-vidbudova/3715011-meri-mariupola-ta-brussela-obgovorili-vidbudovu-ukrainskogo-mista-pisla-jogo-deokupacii.html</text:a>
</text:p>
      <!--NEWS-->
      <text:h text:style-name="P10" text:outline-level="1">
<text:span text:style-name="T4">
Russia sends hundreds of German civil servants - in Berlin called the decision "unjustified"</text:span>
</text:h>
      <text:p text:style-name="P4">
Authors: Ukrinform (Person)</text:p>
      <text:p text:style-name="P4">
Publisher: Укринформ (Organization)</text:p>
      <text:p text:style-name="P4">
Published Time: 2023-05-27T18:18:00+03:00</text:p>
      <text:p text:style-name="P4">
Modified Time: 2023-05-27T18:18:00+03:00</text:p>
      <text:p text:style-name="P4">
Description: Hundreds of German diplomats and educators have decided to send from the country. The German Foreign Ministry criticized this decision, calling future expulsions "unjustified" and "incomprehensible". - Ukrinform.</text:p>
      <text:p text:style-name="P4">
Images: ['<text:a xlink:type="simple" xlink:href="https://static.ukrinform.com/photos/2018_09/thumb_files/630_360_1537890419-4757.jpg" text:style-name="Internet_20_link" text:visited-style-name="Visited_20_Internet_20_Link">
630_360_15378...</text:a>
']</text:p>
      <text:p text:style-name="P4">
Tags: ['Німеччина', 'Посол', 'Росія']</text:p>
      <text:p text:style-name="P4">
Type: Article</text:p>
      <!--METADATA-->
      <text:p text:style-name="P4">
<draw:frame draw:style-name="fr1" draw:name="Image174" text:anchor-type="as-char" svg:width="6.9236in" svg:height="3.956343in" draw:z-index="0">
<draw:image xlink:href="../Images/yкринформ/2023-05-27T18-18-00-03-00/630_360_1537890419-4757.jpg" xlink:type="simple" xlink:show="embed" xlink:actuate="onLoad" draw:mime-type="image/jpeg"/>
</draw:frame>
Hundreds of German diplomats and educators were sent from the country to send. In the MZNIMEK, they criticized the decision, calling future expulsions "unjustified" and "incomprehensible".</text:p>
      <text:p text:style-name="P4">
As Ukrinform reports, it reports <text:a xlink:type="simple" xlink:href="https://edition.cnn.com/europe/live-news/russia-ukraine-war-news-05-27-23/h_f0a0909b18ed2cde8bed1e5402f1600a" text:style-name="Internet_20_link" text:visited-style-name="Visited_20_Internet_20_Link">
CNN</text:a>
.</text:p>
      <text:p text:style-name="P4">
Hundreds of German diplomats and civil servants who live and work for births have only been received a few days to leave the country, according to a German foreign foreign affair statement.</text:p>
      <text:p text:style-name="P4">
Today's order is the last of a number of expulsions that began after which Nimechy has decided to bring out several Russian <text:a xlink:type="simple" xlink:href="https://www.ukrinform.ua/tag-diplomati" text:style-name="Internet_20_link" text:visited-style-name="Visited_20_Internet_20_Link">
diplomats</text:a>
They were accused of neding intelligence. Moscow in response sent 20 German diplomats floods.</text:p>
      <text:p text:style-name="P4">
The Ministry of Foreign Affairs of the Germany noted that the latter is concerned with German diplomats, civil servants who work in Russia, tweers in the Goethe Institute, which proposes it in the Goethe Institute of Goethe, which proposes in the Goethe Institute and cultural exchange programs. They all have to leave the Russian Federation until 1 June.</text:p>
      <text:p text:style-name="P4">
The ministry called such a step "unjustified" and "incomprehensible".</text:p>
      <text:p text:style-name="P4">
"This limit, established by Russia since the beginning of June, requires serious shortening of all spheres of our presence in the Russian Federation," the statement reads.</text:p>
      <text:p text:style-name="P4">
<text:span text:style-name="T4">
 Read also: </text:span>
 <text:a xlink:type="simple" xlink:href="https://www.ukrinform.ua/rubric-world/3713969-rosia-zakrivae-genkonsulstvo-v-svecii-i-visilae-patoh-diplomativ.html" text:style-name="Internet_20_link" text:visited-style-name="Visited_20_Internet_20_Link">
Russia closes the Consulate General in Sweden and Five Caplodes</text:a>
"The Federal Government is now worried about ensuring the minimal advent of representatives in Russia, also maintaining diplomatic presence," the statement said.</text:p>
      <text:p text:style-name="P4">
It was reported that German Foreign Minister Annna Berbb declared two employees of the Russian Embassy in Germany by undesirable people's afterburn, who had sentenced a sentence - a life imprisonment - a Russian Vadimorasikov for the murder of the former Chechen fighter of Zelim Khangimshvil. The indictment read by the Prosecutor General states that the German investigation concluded that "this crime was committed by the state bodies of the Russian Federation."</text:p>
      <text:p text:style-name="P4">
In 2019, Germany had already sent 2 Russian diplomats through this case.</text:p>
      <text:p text:style-name="P4">
News Source: <text:a xlink:type="simple" xlink:href="https://www.ukrinform.ua/rubric-world/3715009-rosia-visilae-sotni-nimeckih-derzsluzbovciv-u-berlini-nazvali-risenna-neobgruntovanim.html" text:style-name="Internet_20_link" text:visited-style-name="Visited_20_Internet_20_Link">
https://www.ukrinform.ua/rubric-world/3715009-rosia-visilae-sotni-nimeckih-derzsluzbovciv-u-berlini-nazvali-risenna-neobgruntovanim.html</text:a>
</text:p>
      <!--NEWS-->
      <text:h text:style-name="P10" text:outline-level="1">
<text:span text:style-name="T4">
GRP allowed to arrest the judge who knocked to the death of the National Guard</text:span>
</text:h>
      <text:p text:style-name="P4">
Authors: Ukrinform (Person)</text:p>
      <text:p text:style-name="P4">
Publisher: Укринформ (Organization)</text:p>
      <text:p text:style-name="P4">
Published Time: 2023-05-27T18:33:00+03:00</text:p>
      <text:p text:style-name="P4">
Modified Time: 2023-05-27T18:33:00+03:00</text:p>
      <text:p text:style-name="P4">
Description: The High Council of Justice agreed to the arrest of the chairman of the Makariv district court of Kyiv region Alexei Tandir, who at the wheel of the car knocked down to the death of a fighter of the National Guard at a checkpoint in Kiev. - Ukrinform.</text:p>
      <text:p text:style-name="P4">
Images: ['<text:a xlink:type="simple" xlink:href="https://static.ukrinform.com/photos/2020_11/thumb_files/630_360_1606762004-679.jpg" text:style-name="Internet_20_link" text:visited-style-name="Visited_20_Internet_20_Link">
630_360_16067...</text:a>
']</text:p>
      <text:p text:style-name="P4">
Tags: ['Арешт', 'ДТП', 'Нацгвардія', 'Вища рада правосуддя']</text:p>
      <text:p text:style-name="P4">
Type: Article</text:p>
      <!--METADATA-->
      <text:p text:style-name="P4">
<draw:frame draw:style-name="fr1" draw:name="Image175" text:anchor-type="as-char" svg:width="6.9236in" svg:height="3.956343in" draw:z-index="0">
<draw:image xlink:href="../Images/yкринформ/2023-05-27T18-33-00-03-00/630_360_1606762004-679.jpg" xlink:type="simple" xlink:show="embed" xlink:actuate="onLoad" draw:mime-type="image/jpeg"/>
</draw:frame>
The Higher Rada of the Right Supreme Supplies gave the arrest of the head of the Makariv district court of the Kyiv region Alexei Tandir, who at the wheel of the car knocked to death a soldier guard at a checkpoint in Kiev.</text:p>
      <text:p text:style-name="P4">
About it reports Ukrinform with reference to <text:a xlink:type="simple" xlink:href="https://www.facebook.com/highcouncilofjustice/posts/pfbid02FRNwmu1p75nRv2Ymyf7bJT2tpT2JxwVjvaBNFjtzvZQNpfkwqumxaCjqYoeHvzRyl" text:style-name="Internet_20_link" text:visited-style-name="Visited_20_Internet_20_Link">
GRP</text:a>
.</text:p>
      <text:p text:style-name="P4">
Члени Вищої ради правосуддя на засіданні 27 травня розглянули відповіднеподання заступника генерального прокурора Антона Войтенка та надали згоду наутримання <text:a xlink:type="simple" xlink:href="https://www.ukrinform.ua/tag-sudda" text:style-name="Internet_20_link" text:visited-style-name="Visited_20_Internet_20_Link">
 судді </text:a>
in custody.</text:p>
      <text:p text:style-name="P4">
As reported by Ukrinform, on the night of May 26, the head of the Makariv District Court Tandir <text:a xlink:type="simple" xlink:href="https://www.ukrinform.ua/rubric-kyiv/3714354-na-odnomu-iz-stolicnih-blokpostiv-sudda-na-smert-zbiv-nacgvardijca.html#" text:style-name="Internet_20_link" text:visited-style-name="Visited_20_Internet_20_Link">
knocked to death</text:a>
The 23-year-old National Guard on a checkpoint in the capital. He was detained by the law enforcement officers.</text:p>
      <text:p text:style-name="P4">
The judge refused to examine the content of alcohol and drugs, but the malovisual clinical signs of intoxication. The court granted permission for compulsory selection of biological samples.</text:p>
      <text:p text:style-name="P4">
<text:span text:style-name="T4">
 Read also: </text:span>
 [in the suspect of Kyiv City Council deputies for two months.(https://www.ukrinform.ua/rubric-kyiv/3713678-u-pidozruvanoi-v-dtp-deputatki-kiivradi-na-dva-misaci-vilucili-prava.html)In fact of an accident <text:a xlink:type="simple" xlink:href="https://www.ukrinform.ua/rubric-kyiv/3714707-suddi-akij-na-smert-zbiv-nacgvardijca-ogolosili-pidozru.html" text:style-name="Internet_20_link" text:visited-style-name="Visited_20_Internet_20_Link">
initiated criminal proceedings</text:a>
for hours 3 sages 286-1(Violation of traffic safety or operation of transport by persons who manage transportation facilities in a state of intoxication)Criminal Code of Ukraine.</text:p>
      <text:p text:style-name="P4">
The staff of the Makariv district court <text:a xlink:type="simple" xlink:href="https://www.ukrinform.ua/rubric-kyiv/3714487-u-makarivskomu-rajsudi-prokomentuvali-smertelnu-dtp-za-ucasti-golovi-sudu-tandira.html" text:style-name="Internet_20_link" text:visited-style-name="Visited_20_Internet_20_Link">
declared</text:a>
which does not justify the actions of the chairman of the court and acts as a filling and impartial investigation of a tragic event.</text:p>
      <text:p text:style-name="P4">
News Source: <text:a xlink:type="simple" xlink:href="https://www.ukrinform.ua/rubric-society/3715018-vrp-dozvolila-arestuvati-suddu-akij-zbiv-na-smert-nacgvardijca.html" text:style-name="Internet_20_link" text:visited-style-name="Visited_20_Internet_20_Link">
https://www.ukrinform.ua/rubric-society/3715018-vrp-dozvolila-arestuvati-suddu-akij-zbiv-na-smert-nacgvardijca.html</text:a>
</text:p>
      <!--NEWS-->
      <text:h text:style-name="P10" text:outline-level="1">
<text:span text:style-name="T4">
The General Staff showed how Ukrainian recruits are studying defense combat in Britain</text:span>
</text:h>
      <text:p text:style-name="P4">
Authors: Ukrinform (Person)</text:p>
      <text:p text:style-name="P4">
Publisher: Укринформ (Organization)</text:p>
      <text:p text:style-name="P4">
Published Time: 2023-05-27T18:49:00+03:00</text:p>
      <text:p text:style-name="P4">
Modified Time: 2023-05-27T18:49:00+03:00</text:p>
      <text:p text:style-name="P4">
Description: In the United Kingdom, Ukrainian recruits undergo fire training, including skills in conducting fires with small arms as part of a department in a defensive combat. - Ukrinform.</text:p>
      <text:p text:style-name="P4">
Images: ['<text:a xlink:type="simple" xlink:href="https://static.ukrinform.com/photos/2023_05/thumb_files/630_360_1685200578-3973.jpeg" text:style-name="Internet_20_link" text:visited-style-name="Visited_20_Internet_20_Link">
630_360_16852...</text:a>
']</text:p>
      <text:p text:style-name="P4">
Tags: ['Британія', 'ЗСУ', 'Військові']</text:p>
      <text:p text:style-name="P4">
Type: Article</text:p>
      <!--METADATA-->
      <text:p text:style-name="P4">
<draw:frame draw:style-name="fr1" draw:name="Image176" text:anchor-type="as-char" svg:width="6.9236in" svg:height="3.956343in" draw:z-index="0">
<draw:image xlink:href="../Images/yкринформ/2023-05-27T18-49-00-03-00/630_360_1685200578-3973.jpeg" xlink:type="simple" xlink:show="embed" xlink:actuate="onLoad" draw:mime-type="image/jpeg"/>
</draw:frame>
The Ukrainian recruits are undergoing fire training, in particular, the skills of fire weapons are composed of a ward.</text:p>
      <text:p text:style-name="P4">
According to Ukrinform, the General Staff of the Armed Forces of Ukraine reported on <text:a xlink:type="simple" xlink:href="https://www.facebook.com/GeneralStaff.ua/posts/pfbid05orxbGMQNQ8JKNkUYAVrGLCSRupDZ6xuZRFgyPDkb4YKQuVNX7EWxfQtKDf9TfT1l" text:style-name="Internet_20_link" text:visited-style-name="Visited_20_Internet_20_Link">
Facebook</text:a>
.</text:p>
      <text:p text:style-name="P4">
Згадані заняття проводять інструктори Сухопутних військ Збройних сил ВеликоїБританії за програмою базової загальновійськової підготовки особового складу <text:a xlink:type="simple" xlink:href="https://www.ukrinform.ua/tag-zsu" text:style-name="Internet_20_link" text:visited-style-name="Visited_20_Internet_20_Link">
ЗСУ </text:a>
Within the multinational interflex educational operation.</text:p>
      <text:p text:style-name="P4">
<text:a xlink:type="simple" xlink:href="https://static.ukrinform.com/photos/2023_05/1685200578-1302.jpeg" text:style-name="Internet_20_link" text:visited-style-name="Visited_20_Internet_20_Link">
</text:a>
 <text:a xlink:type="simple" xlink:href="https://static.ukrinform.com/photos/2023_05/1685200578-7415.jpeg" text:style-name="Internet_20_link" text:visited-style-name="Visited_20_Internet_20_Link">
</text:a>
 <text:a xlink:type="simple" xlink:href="https://static.ukrinform.com/photos/2023_05/1685200578-3973.jpeg" text:style-name="Internet_20_link" text:visited-style-name="Visited_20_Internet_20_Link">
</text:a>
 <text:a xlink:type="simple" xlink:href="https://static.ukrinform.com/photos/2023_05/1685200578-1531.jpeg" text:style-name="Internet_20_link" text:visited-style-name="Visited_20_Internet_20_Link">
</text:a>
 <text:a xlink:type="simple" xlink:href="https://static.ukrinform.com/photos/2023_05/1685200578-1244.jpeg" text:style-name="Internet_20_link" text:visited-style-name="Visited_20_Internet_20_Link">
</text:a>
 <text:a xlink:type="simple" xlink:href="https://static.ukrinform.com/photos/2023_05/1685200578-8429.jpeg" text:style-name="Internet_20_link" text:visited-style-name="Visited_20_Internet_20_Link">
</text:a>
 <text:a xlink:type="simple" xlink:href="https://static.ukrinform.com/photos/2023_05/1685200579-6136.jpeg" text:style-name="Internet_20_link" text:visited-style-name="Visited_20_Internet_20_Link">
</text:a>
 <text:a xlink:type="simple" xlink:href="https://static.ukrinform.com/photos/2023_05/1685200579-7704.jpeg" text:style-name="Internet_20_link" text:visited-style-name="Visited_20_Internet_20_Link">
</text:a>
 <text:a xlink:type="simple" xlink:href="https://static.ukrinform.com/photos/2023_05/1685200579-8909.jpeg" text:style-name="Internet_20_link" text:visited-style-name="Visited_20_Internet_20_Link">
</text:a>
It is noted that such training allows you to master the necessary tactical skills, enhances the safety and professionalism of the Armed Forces of Ukraine, so that the servicemen can skillfully use the tactical knowledge gained to protect Ukraine.</text:p>
      <text:p text:style-name="P4">
<text:span text:style-name="T4">
 Read also: </text:span>
 <text:a xlink:type="simple" xlink:href="https://www.ukrinform.ua/rubric-ato/3714926-delegacia-radi-vidvidala-nimecku-vijskovu-bazu-de-prohodat-navcanna-ukrainski-vijskovi.html" text:style-name="Internet_20_link" text:visited-style-name="Visited_20_Internet_20_Link">
Delegation of the Council visited the German military base, I depart the Ukrainian military</text:a>
"Under the expert guidance of the instructors of the Armed Forces of the UK, the Armed Forces of Ukraine become more prepared for combat conditions," the General Staff said.</text:p>
      <text:p text:style-name="P4">
As reported by Ukrinform, the first group of Ukrainian servicemen <text:a xlink:type="simple" xlink:href="https://www.ukrinform.ua/rubric-ato/3714933-ukrainski-vijskovi-rozpocali-navcanna-na-tankah-abrams.html" text:style-name="Internet_20_link" text:visited-style-name="Visited_20_Internet_20_Link">
started training</text:a>
In Germany, M1 Abrams Tanks are operating.</text:p>
      <text:p text:style-name="P4">
News Source: <text:a xlink:type="simple" xlink:href="https://www.ukrinform.ua/rubric-ato/3715013-genstab-pokazav-ak-u-britanii-ukrainski-novobranci-vidpracovuut-vedenna-oboronnogo-bou.html" text:style-name="Internet_20_link" text:visited-style-name="Visited_20_Internet_20_Link">
https://www.ukrinform.ua/rubric-ato/3715013-genstab-pokazav-ak-u-britanii-ukrainski-novobranci-vidpracovuut-vedenna-oboronnogo-bou.html</text:a>
</text:p>
      <!--NEWS-->
      <text:h text:style-name="P10" text:outline-level="1">
<text:span text:style-name="T4">
Diplomatic relations with Africa will open up new opportunities for Ukraine - Kuleba</text:span>
</text:h>
      <text:p text:style-name="P4">
Authors: Ukrinform (Person)</text:p>
      <text:p text:style-name="P4">
Publisher: Укринформ (Organization)</text:p>
      <text:p text:style-name="P4">
Published Time: 2023-05-27T18:59:00+03:00</text:p>
      <text:p text:style-name="P4">
Modified Time: 2023-05-27T18:59:00+03:00</text:p>
      <text:p text:style-name="P4">
Description: Diplomatic relations with Africa can provide Ukraine with new opportunities. - Ukrinform.</text:p>
      <text:p text:style-name="P4">
Images: ['<text:a xlink:type="simple" xlink:href="https://static.ukrinform.com/photos/2023_03/thumb_files/630_360_1677875998-784.jpg" text:style-name="Internet_20_link" text:visited-style-name="Visited_20_Internet_20_Link">
630_360_16778...</text:a>
']</text:p>
      <text:p text:style-name="P4">
Tags: ['Африка', 'Дмитро Кулеба', 'Україна', 'Студент']</text:p>
      <text:p text:style-name="P4">
Type: Article</text:p>
      <!--METADATA-->
      <text:p text:style-name="P4">
<draw:frame draw:style-name="fr1" draw:name="Image177" text:anchor-type="as-char" svg:width="6.9236in" svg:height="3.956343in" draw:z-index="0">
<draw:image xlink:href="../Images/yкринформ/2023-05-27T18-59-00-03-00/630_360_1677875998-784.jpg" xlink:type="simple" xlink:show="embed" xlink:actuate="onLoad" draw:mime-type="image/jpeg"/>
</draw:frame>
Diplomatic relations with Africa can provide Ukraine with new opportunities.</text:p>
      <text:p text:style-name="P4">
This opinion was expressed by the Minister of Foreign Affairs of Ukraine Dmitry Kuleb in <text:a xlink:type="simple" xlink:href="https://m.facebook.com/story.php" text:style-name="Internet_20_link" text:visited-style-name="Visited_20_Internet_20_Link">
Facebook</text:a>
, reports Ukrinform.</text:p>
      <text:p text:style-name="P4">
"We need Africa's support in the international arena. Secondly, <text:a xlink:type="simple" xlink:href="https://www.ukrinform.ua/tag-afrika" text:style-name="Internet_20_link" text:visited-style-name="Visited_20_Internet_20_Link">
Africa</text:a>
\ is economic opportunities. We want more Ukrainian companies to export their products to Africa. Make money. And accordingly, they returned them to Ukraine and created working places. There are really great opportunities here ... And the third is the development of interpersonal contacts. We are working to make more African students after the war, ”Kuleba explained.</text:p>
      <text:p text:style-name="P4">
<text:span text:style-name="T5">
Video: Dmitry Kuleba</text:span>
</text:p>
      <text:p text:style-name="P4">
He noted that people will return back to their countries and become "lawyers of Ukraine", and it will be "our soft power".</text:p>
      <text:p text:style-name="P4">
<text:span text:style-name="T4">
 Read also: </text:span>
 <text:a xlink:type="simple" xlink:href="https://www.ukrinform.ua/rubric-polytics/3714543-kuleba-zaklikav-mozambik-dolucitisa-do-vtilenna-formuli-miru.html" text:style-name="Internet_20_link" text:visited-style-name="Visited_20_Internet_20_Link">
called Mozambik to join the embodiment of the formula of peace</text:a>
As it was reported, the Minister of Foreign Affairs of Ukraine visits the countries of Africa to mark the formula of President Vladimir Zelensky peace and the opening of new promises for the country.</text:p>
      <text:p text:style-name="P4">
News Source: <text:a xlink:type="simple" xlink:href="https://www.ukrinform.ua/rubric-polytics/3715021-diplomaticni-vidnosini-z-afrikou-vidkriut-dla-ukraini-novi-mozlivosti-kuleba.html" text:style-name="Internet_20_link" text:visited-style-name="Visited_20_Internet_20_Link">
https://www.ukrinform.ua/rubric-polytics/3715021-diplomaticni-vidnosini-z-afrikou-vidkriut-dla-ukraini-novi-mozlivosti-kuleba.html</text:a>
</text:p>
      <!--NEWS-->
      <text:h text:style-name="P10" text:outline-level="1">
<text:span text:style-name="T4">
The Russians fired the village in Chernihiv region, damaged residential buildings and transmission lines</text:span>
</text:h>
      <text:p text:style-name="P4">
Authors: Ukrinform (Person)</text:p>
      <text:p text:style-name="P4">
Publisher: Укринформ (Organization)</text:p>
      <text:p text:style-name="P4">
Published Time: 2023-05-27T19:02:13+03:00</text:p>
      <text:p text:style-name="P4">
Modified Time: 2023-05-27T19:02:13+03:00</text:p>
      <text:p text:style-name="P4">
Description: The Russian army fired at the village of the Iron Bridge of Novgorod-Siverskyi district of Chernihiv region, damaging houses and power lines and leaving more than a thousand consumers without electricity. - Ukrinform.</text:p>
      <text:p text:style-name="P4">
Images: ['<text:a xlink:type="simple" xlink:href="https://static.ukrinform.com/photos/2023_05/thumb_files/630_360_1685203162-296.jpg" text:style-name="Internet_20_link" text:visited-style-name="Visited_20_Internet_20_Link">
630_360_16852...</text:a>
']</text:p>
      <text:p text:style-name="P4">
Tags: ['Обстріл', 'Чернігівщина', 'Війна з Росією']</text:p>
      <text:p text:style-name="P4">
Type: Article</text:p>
      <!--METADATA-->
      <text:p text:style-name="P4">
<draw:frame draw:style-name="fr1" draw:name="Image178" text:anchor-type="as-char" svg:width="6.9236in" svg:height="3.956343in" draw:z-index="0">
<draw:image xlink:href="../Images/yкринформ/2023-05-27T19-02-13-03-00/630_360_1685203162-296.jpg" xlink:type="simple" xlink:show="embed" xlink:actuate="onLoad" draw:mime-type="image/jpeg"/>
</draw:frame>
The Russian army fired at the village of the Iron Bridge of Novgorod-Siverskyi district of Chernihiv region, damaging residential buildings and transmission line and leaving no electricals with more than a thousand consumers.</text:p>
      <text:p text:style-name="P4">
According to Ukrinform, the prosecutor General's office reported in <text:a xlink:type="simple" xlink:href="https://t.me/pgo_gov_ua/12583" text:style-name="Internet_20_link" text:visited-style-name="Visited_20_Internet_20_Link">
telegram</text:a>
.</text:p>
      <text:p text:style-name="P4">
After violation of the laws and customs of war(Part 1 of Art. 438 Criminal Code of Ukraine)Open criminal proceedings, pre -trial investigation.</text:p>
      <text:p text:style-name="P4">
<text:span text:style-name="T4">
 Read also: </text:span>
 <text:a xlink:type="simple" xlink:href="https://www.ukrinform.ua/rubric-ato/3715006-vorog-obstrilav-stepnogirsk-na-zaporizzi-dvoe-poranenih.html" text:style-name="Internet_20_link" text:visited-style-name="Visited_20_Internet_20_Link">
enemy Yav Stepnogorsk in Zaporozhye, two wounded</text:a>
According to the investigation, on May 27, at about 12:30, Russian invaders struck a extracurricular bridge from the barrel artillery, resulting in damage to residential buildings and a power line.</text:p>
      <text:p text:style-name="P4">
Due to the enemy shelling, more than a thousand subscribers left without light in the seminal points of the Novgorod-Siversky district.</text:p>
      <text:p text:style-name="P4">
<text:span text:style-name="T4">
 Read also: </text:span>
 [Kharkiv region: as a result of Iv Shipuvate village, a woman, a wounded man] was killed]](https://www.ukrinform.ua/rubric-ato/3714992-harkivsina-vnaslidok-obstriliv-sela-sipuvate-zaginula-zinka-poranenij-colovik.html)As reported by Ukrinform, last day the Russians fired three times from the mortar-Siversky district of Chernihiv region. In one of the villages of burning, another was damaged. Passed without casualties.</text:p>
      <text:p text:style-name="P4">
News Source: <text:a xlink:type="simple" xlink:href="https://www.ukrinform.ua/rubric-ato/3715022-rosiani-obstrilali-selo-na-cernigivsini-poskodzeni-zitlovi-budinki-j-lep.html" text:style-name="Internet_20_link" text:visited-style-name="Visited_20_Internet_20_Link">
https://www.ukrinform.ua/rubric-ato/3715022-rosiani-obstrilali-selo-na-cernigivsini-poskodzeni-zitlovi-budinki-j-lep.html</text:a>
</text:p>
      <!--NEWS-->
      <text:h text:style-name="P10" text:outline-level="1">
<text:span text:style-name="T4">
Kuleba: China's specialist did not suggest to give Russia occupied Ukrainian territories</text:span>
</text:h>
      <text:p text:style-name="P4">
Authors: Ukrinform (Person)</text:p>
      <text:p text:style-name="P4">
Publisher: Укринформ (Organization)</text:p>
      <text:p text:style-name="P4">
Published Time: 2023-05-27T19:28:00+03:00</text:p>
      <text:p text:style-name="P4">
Modified Time: 2023-05-27T19:28:00+03:00</text:p>
      <text:p text:style-name="P4">
Description: Foreign Minister of Ukraine Dmytro Kuleba has denied information that the special representative of the China on Eurasia Lee Huai government proposed to give the Russian Federation the occupied territories of Ukraine. - Ukrinform.</text:p>
      <text:p text:style-name="P4">
Images: ['<text:a xlink:type="simple" xlink:href="https://static.ukrinform.com/photos/2022_08/thumb_files/630_360_1659425800-542.jpg" text:style-name="Internet_20_link" text:visited-style-name="Visited_20_Internet_20_Link">
630_360_16594...</text:a>
']</text:p>
      <text:p text:style-name="P4">
Tags: ['Китай', 'Дмитро Кулеба', 'Україна', 'Росія']</text:p>
      <text:p text:style-name="P4">
Type: Article</text:p>
      <!--METADATA-->
      <text:p text:style-name="P4">
<draw:frame draw:style-name="fr1" draw:name="Image179" text:anchor-type="as-char" svg:width="6.9236in" svg:height="3.956343in" draw:z-index="0">
<draw:image xlink:href="../Images/yкринформ/2023-05-27T19-28-00-03-00/630_360_1659425800-542.jpg" xlink:type="simple" xlink:show="embed" xlink:actuate="onLoad" draw:mime-type="image/jpeg"/>
</draw:frame>
The Minister of Law of Ukraine Dmytro Kuleba has denied information that a special representative of the Chinese government on Eurasia Lee Huai proposed to give the Russian Federation the occupied territories of Ukraine.</text:p>
      <text:p text:style-name="P4">
Kuleba reported this on <text:a xlink:type="simple" xlink:href="https://m.facebook.com/story.php" text:style-name="Internet_20_link" text:visited-style-name="Visited_20_Internet_20_Link">
Facebook,</text:a>
He reports Ukrinform.</text:p>
      <text:p text:style-name="P4">
"I immediately contacted my colleagues in those capitals that he visited. The past of them did not confirm that there were talks or were negotiating to identify by Russia those Ukrainian territories where she is now. So I will keep you kept a cold mind, healthy sense. It is not necessary to be kept tamore to each publication. We control the process, " - said <text:a xlink:type="simple" xlink:href="https://www.ukrinform.ua/tag-kuleba" text:style-name="Internet_20_link" text:visited-style-name="Visited_20_Internet_20_Link">
Kuleba</text:a>
.</text:p>
      <text:p text:style-name="P4">
<text:span text:style-name="T5">
Video: Dmitry Kuleba</text:span>
</text:p>
      <text:p text:style-name="P4">
He assured that no one would do anything behind the back of Ukraine, because Zuzima has key partners we have a trusting relationship.</text:p>
      <text:p text:style-name="P4">
Kuleba noted that Ukraine will continue to dialogue with China.</text:p>
      <text:p text:style-name="P4">
<text:span text:style-name="T4">
 Read also: </text:span>
 <text:a xlink:type="simple" xlink:href="https://www.ukrinform.ua/rubric-polytics/3715021-diplomaticni-vidnosini-z-afrikou-vidkriut-dla-ukraini-novi-mozlivosti-kuleba.html" text:style-name="Internet_20_link" text:visited-style-name="Visited_20_Internet_20_Link">
diplomatic relations with Africa will open up for Ukrainian opportunities -</text:a>
"But it will be conducted in accordance with three basic principles. The first is respect for the gonatorial integrity. The second is no initiative, which provides for any territorial concessions of Ukraine. And the third - no frozen conflict. Ukraine will achieve victory," the minister added.</text:p>
      <text:p text:style-name="P4">
Earlier edition <text:a xlink:type="simple" xlink:href="https://www.wsj.com/articles/china-pushing-ukraine-cease-fire-gets-cool-reception-in-europe-614774dd" text:style-name="Internet_20_link" text:visited-style-name="Visited_20_Internet_20_Link">
The Wall Street Journal</text:a>
It was reported that a special representative of China Lee Huai during a European tour proposed to leave the temporarily occupied territories of Ukraine.</text:p>
      <text:p text:style-name="P4">
News Source: <text:a xlink:type="simple" xlink:href="https://www.ukrinform.ua/rubric-polytics/3715026-kuleba-specposlanec-kitau-ne-proponuvav-viddati-rosii-okupovani-ukrainski-teritorii.html" text:style-name="Internet_20_link" text:visited-style-name="Visited_20_Internet_20_Link">
https://www.ukrinform.ua/rubric-polytics/3715026-kuleba-specposlanec-kitau-ne-proponuvav-viddati-rosii-okupovani-ukrainski-teritorii.html</text:a>
</text:p>
      <!--NEWS-->
      <text:h text:style-name="P10" text:outline-level="1">
<text:span text:style-name="T4">
At least 19 people were killed as a result of a bus accident in Cameroon</text:span>
</text:h>
      <text:p text:style-name="P4">
Authors: Ukrinform (Person)</text:p>
      <text:p text:style-name="P4">
Publisher: Укринформ (Organization)</text:p>
      <text:p text:style-name="P4">
Published Time: 2023-05-27T19:29:35+03:00</text:p>
      <text:p text:style-name="P4">
Modified Time: 2023-05-27T19:29:35+03:00</text:p>
      <text:p text:style-name="P4">
Description: In Cameroon, a passenger bus collided with a truck, causing at least 19 people. - Ukrinform.</text:p>
      <text:p text:style-name="P4">
Images: ['<text:a xlink:type="simple" xlink:href="https://static.ukrinform.com/photos/2023_05/thumb_files/630_360_1685204903-979.jpg" text:style-name="Internet_20_link" text:visited-style-name="Visited_20_Internet_20_Link">
630_360_16852...</text:a>
']</text:p>
      <text:p text:style-name="P4">
Tags: ['ДТП', 'Автобус', 'Камерун']</text:p>
      <text:p text:style-name="P4">
Type: Article</text:p>
      <!--METADATA-->
      <text:p text:style-name="P4">
<draw:frame draw:style-name="fr1" draw:name="Image180" text:anchor-type="as-char" svg:width="6.9236in" svg:height="3.946452in" draw:z-index="0">
<draw:image xlink:href="../Images/yкринформ/2023-05-27T19-29-35-03-00/630_360_1685204903-979.jpg" xlink:type="simple" xlink:show="embed" xlink:actuate="onLoad" draw:mime-type="image/jpeg"/>
</draw:frame>
The Cameroonipasagir bus collided with a truck, resulting in at least 19 people killed.</text:p>
      <text:p text:style-name="P4">
As Ukrinform reports, it reports <text:a xlink:type="simple" xlink:href="https://apnews.com/article/cameroon-bus-crash-15eb1bea1725ce6872def0222995bbf4" text:style-name="Internet_20_link" text:visited-style-name="Visited_20_Internet_20_Link">
AP</text:a>
.</text:p>
      <text:p text:style-name="P4">
According to the Minister of Transport Jean Ernest Massen Ngalle Biebehe, the writing, the bus was heading to the southern city of Etek, when the driver did not cope with stretching, and the vehicle crashed into a truck that transported sand. More passengers were killed on the spot.</text:p>
      <text:p text:style-name="P4">
<text:span text:style-name="T4">
 Read also: </text:span>
 <text:a xlink:type="simple" xlink:href="https://www.ukrinform.ua/rubric-regions/3712579-na-rivnensini-u-dtp-zaginuv-volonter-akogo-kilka-misaciv-tomu-zvilnili-v-rosijskogo-polonu.html" text:style-name="Internet_20_link" text:visited-style-name="Visited_20_Internet_20_Link">
in the Rivne region a volunteer was killed in the Russian captivity for several months</text:a>
According to Biebehe, the accident occurred on the road of Duala-Ediea near the police control and pass point, and the victims were taken to hospitals.</text:p>
      <text:p text:style-name="P4">
According to Cameroon State Television, police consider the cavity a careless driving.</text:p>
      <text:p text:style-name="P4">
The investigation of the incident is ongoing.</text:p>
      <text:p text:style-name="P4">
<text:span text:style-name="T4">
 Read also: </text:span>
 <text:a xlink:type="simple" xlink:href="https://www.ukrinform.ua/rubric-world/3710487-v-avstralii-u-dtp-z-avtobusom-postrazdali-18-ditej.html" text:style-name="Internet_20_link" text:visited-style-name="Visited_20_Internet_20_Link">
in Australia in the bus injured 18 children</text:a>
Road accidents in the camera are quite common. The government is estimated that about 1,500 people die annually as a result of an accident.</text:p>
      <text:p text:style-name="P4">
Photo: Twitter / Mimimefoinfo</text:p>
      <text:p text:style-name="P4">
News Source: <text:a xlink:type="simple" xlink:href="https://www.ukrinform.ua/rubric-world/3715028-sonajmense-19-ludej-zaginuli-vnaslidok-avarii-avtobusa-v-kameruni.html" text:style-name="Internet_20_link" text:visited-style-name="Visited_20_Internet_20_Link">
https://www.ukrinform.ua/rubric-world/3715028-sonajmense-19-ludej-zaginuli-vnaslidok-avarii-avtobusa-v-kameruni.html</text:a>
</text:p>
      <!--NEWS-->
      <text:h text:style-name="P10" text:outline-level="1">
<text:span text:style-name="T4">
Svitolina: All prizes from the tournament in Strasbourg will go to Ukrainian children</text:span>
</text:h>
      <text:p text:style-name="P4">
Authors: Ukrinform (Person)</text:p>
      <text:p text:style-name="P4">
Publisher: Укринформ (Organization)</text:p>
      <text:p text:style-name="P4">
Published Time: 2023-05-27T19:32:44+03:00</text:p>
      <text:p text:style-name="P4">
Modified Time: 2023-05-27T19:32:44+03:00</text:p>
      <text:p text:style-name="P4">
Description: In the finale, the Ukrainian won Russian Blinka. - Ukrinform.</text:p>
      <text:p text:style-name="P4">
Images: ['<text:a xlink:type="simple" xlink:href="https://static.ukrinform.com/photos/2023_05/thumb_files/630_360_1685205064-439.jpeg" text:style-name="Internet_20_link" text:visited-style-name="Visited_20_Internet_20_Link">
630_360_16852...</text:a>
']</text:p>
      <text:p text:style-name="P4">
Tags: ['Світоліна', 'Теніс']</text:p>
      <text:p text:style-name="P4">
Type: Article</text:p>
      <!--METADATA-->
      <text:p text:style-name="P4">
<draw:frame draw:style-name="fr1" draw:name="Image182" text:anchor-type="as-char" svg:width="6.9236in" svg:height="3.956343in" draw:z-index="0">
<draw:image xlink:href="../Images/yкринформ/2023-05-27T19-32-44-03-00/630_360_1685205064-439.jpeg" xlink:type="simple" xlink:show="embed" xlink:actuate="onLoad" draw:mime-type="image/jpeg"/>
</draw:frame>
In the finals, the Russian won Russian.</text:p>
      <text:p text:style-name="P4">
Ukrainian tennis player Elina Svitolina(№508 WTA)<text:a xlink:type="simple" xlink:href="https://twitter.com/WTA/status/1662476215255732225" text:style-name="Internet_20_link" text:visited-style-name="Visited_20_Internet_20_Link">
commented</text:a>
victory over Russian(№66 WTA)In the final of the WTA tournament 250 in Strasbourg, reports Ukrinform.</text:p>
      <text:p text:style-name="P4">
“I would like to share this energy with Ukraine, with my home country. I Japanese for charity all my prizes. All the prizes from this tournament will be governed by Ukrainian children who need them in these difficult times. I would like to dress France for extraordinary work - helping Ukrainians, providing some of the second home here. Thank you very much for what you do for us. Together, we will light and win this war. Thank you very much. Glory to Ukraine, ” - Valasvitolina.</text:p>
      <text:p text:style-name="P4">
Victory in Strasbourg brought Svitolini 29.760 euros of prize and 280 rating points. In the updated WTA ranking, it will rise to more than 300 positions and return to the top 200.</text:p>
      <text:p text:style-name="P4">
<text:span text:style-name="T4">
 Read also: </text:span>
 <text:a xlink:type="simple" xlink:href="https://www.ukrinform.ua/rubric-sports/3715001-svitolina-vdruge-vigrala-turnir-wta-u-strazburzi.html" text:style-name="Internet_20_link" text:visited-style-name="Visited_20_Internet_20_Link">
the second won the WTA tournament in Strasburg</text:a>
As reported by Ukrinform, next week Svitolina will start on Rolan Garros, where in the first circle he will play against the 26th sown Martina Travisan from Italy.</text:p>
      <text:p text:style-name="P4">
Photo: btu.org.ua</text:p>
      <text:p text:style-name="P4">
News Source: <text:a xlink:type="simple" xlink:href="https://www.ukrinform.ua/rubric-sports/3715030-svitolina-usi-prizovi-z-turniru-v-strasburzi-vidpravlatsa-ukrainskim-ditam.html" text:style-name="Internet_20_link" text:visited-style-name="Visited_20_Internet_20_Link">
https://www.ukrinform.ua/rubric-sports/3715030-svitolina-usi-prizovi-z-turniru-v-strasburzi-vidpravlatsa-ukrainskim-ditam.html</text:a>
</text:p>
      <!--NEWS-->
      <text:h text:style-name="P10" text:outline-level="1">
<text:span text:style-name="T4">
Judge's Tandir's precaution can be chosen today - DBR</text:span>
</text:h>
      <text:p text:style-name="P4">
Authors: Ukrinform (Person)</text:p>
      <text:p text:style-name="P4">
Publisher: Укринформ (Organization)</text:p>
      <text:p text:style-name="P4">
Published Time: 2023-05-27T19:45:00+03:00</text:p>
      <text:p text:style-name="P4">
Modified Time: 2023-05-27T19:45:00+03:00</text:p>
      <text:p text:style-name="P4">
Description: By the end of May 27, the head of the Makariv district court, Alexei Tandir, who was driving a fighter of the National Guard at the wheel, may be elected. - Ukrinform.</text:p>
      <text:p text:style-name="P4">
Images: ['<text:a xlink:type="simple" xlink:href="https://static.ukrinform.com/photos/2023_05/thumb_files/630_360_1685205655-114.jpg" text:style-name="Internet_20_link" text:visited-style-name="Visited_20_Internet_20_Link">
630_360_16852...</text:a>
']</text:p>
      <text:p text:style-name="P4">
Tags: ['Держбюро розслідувань', 'Кримінал', 'Єдині новини']</text:p>
      <text:p text:style-name="P4">
Type: Article</text:p>
      <!--METADATA-->
      <text:p text:style-name="P4">
<draw:frame draw:style-name="fr1" draw:name="Image183" text:anchor-type="as-char" svg:width="6.9236in" svg:height="3.956343in" draw:z-index="0">
<draw:image xlink:href="../Images/yкринформ/2023-05-27T19-45-00-03-00/630_360_1685205655-114.jpg" xlink:type="simple" xlink:show="embed" xlink:actuate="onLoad" draw:mime-type="image/jpeg"/>
</draw:frame>
By the end of May 27, the head of the Makariv district court, Alexei Tandir, who was driven by a soldering guard at the wheel of the car may be elected.</text:p>
      <text:p text:style-name="P4">
The spokeswoman of the State Bureau of Investigation Tatiana Sapyan in the essential telephony "Unified News" said this, Ukrinform reports.</text:p>
      <text:p text:style-name="P4">
"Now, as far as I know, perhaps, even in these minutes, he is preparing or already in the Pechersk District Court of the meeting, where he will be elected by a coincidence ... I assume that before the end of the day the restraint will be selected," the DBR spokesman said.</text:p>
      <text:p text:style-name="P4">
<text:span text:style-name="T4">
 Read also: </text:span>
 [the judge who was knocked down by the National Guard, announced(https://www.ukrinform.ua/rubric-kyiv/3714707-suddi-akij-na-smert-zbiv-nacgvardijca-ogolosili-pidozru.html)She noted that the prosecution party would ask for the detention.</text:p>
      <text:p text:style-name="P4">
Sapyan also reported that the investigation was waiting for the results of the analyzes that were selected in the judge after the accident. According to her, laboratories require 5-7 days for examination.</text:p>
      <text:p text:style-name="P4">
It became known that the Kyiv City Prosecutor's Office <text:a xlink:type="simple" xlink:href="https://t.me/kyiv_pro_office/1993" text:style-name="Internet_20_link" text:visited-style-name="Visited_20_Internet_20_Link">
made a petition</text:a>
On the election of a preventive measure of the Golovmakariv District Court of Kyiv Oblast Alexei Tandir.</text:p>
      <text:p text:style-name="P4">
<text:span text:style-name="T4">
 Read also: </text:span>
 [the court gave permission to compulsory the removal(https://www.ukrinform.ua/rubric-kyiv/3714619-sud-dav-dozvil-na-primusove-vidibranna-biologicnih-zrazkiv-u-suddi-akij-zbiv-nacgvardijca.html)The High Council of Justice at a meeting on Saturday, May 27, granted the submission of the Deputy Prosecutor General to grant the consent to the Vyarttovsta, who is suspected of committing a deadly accident in a state of alcohol.</text:p>
      <text:p text:style-name="P4">
"In connection with this, the Kyiv City Prosecutor's Office on May 27, the District Court of Kyiv, a petition for the election of a sub -seated restraint in the form of detention was made without the possibility of collateral," - the message reads.</text:p>
      <text:p text:style-name="P4">
As it was reported, <text:a xlink:type="simple" xlink:href="https://www.ukrinform.ua/rubric-society/3715018-vrp-dozvolila-arestuvati-suddu-akij-zbiv-na-smert-nacgvardijca.html" text:style-name="Internet_20_link" text:visited-style-name="Visited_20_Internet_20_Link">
the High Council of Justice has agreed to the arrest of the Gologovakariv District Court of Kyiv Oblast Alexei Tandir</text:a>
 .</text:p>
      <text:p text:style-name="P4">
On the night of May 26, a tandoor <text:a xlink:type="simple" xlink:href="https://www.ukrinform.ua/rubric-kyiv/3714354-na-odnomu-iz-stolicnih-blokpostiv-sudda-na-smert-zbiv-nacgvardijca.html#" text:style-name="Internet_20_link" text:visited-style-name="Visited_20_Internet_20_Link">
knocked down to the death of a 23-year-old National Guard of Nablovlost in the capital</text:a>
.Core guardians detained it.</text:p>
      <text:p text:style-name="P4">
The judge refused to examine the content of alcohol and drugs, but the malovisual clinical signs of intoxication. The court granted permission for compulsory selection of biological samples.</text:p>
      <text:p text:style-name="P4">
In fact of an accident <text:a xlink:type="simple" xlink:href="https://www.ukrinform.ua/rubric-kyiv/3714707-suddi-akij-na-smert-zbiv-nacgvardijca-ogolosili-pidozru.html" text:style-name="Internet_20_link" text:visited-style-name="Visited_20_Internet_20_Link">
initiated criminal proceedings</text:a>
for hours 3 sages 286-1(Violation of traffic safety or operation of transport by persons who manage transportation facilities in a state of intoxication)Criminal Code of Ukraine.</text:p>
      <text:p text:style-name="P4">
The staff of the Makariv District Court stated that <text:a xlink:type="simple" xlink:href="https://www.ukrinform.ua/rubric-kyiv/3714487-u-makarivskomu-rajsudi-prokomentuvali-smertelnu-dtp-za-ucasti-golovi-sudu-tandira.html" text:style-name="Internet_20_link" text:visited-style-name="Visited_20_Internet_20_Link">
does not justify the actions of the President of the Court</text:a>
But a complete and impartial investigation into a tragic event is a complete and impartial investigation.</text:p>
      <text:p text:style-name="P4">
News Source: <text:a xlink:type="simple" xlink:href="https://www.ukrinform.ua/rubric-society/3715033-zapobiznij-zahid-suddi-tandiru-mozut-obrati-vze-sogodni-dbr.html" text:style-name="Internet_20_link" text:visited-style-name="Visited_20_Internet_20_Link">
https://www.ukrinform.ua/rubric-society/3715033-zapobiznij-zahid-suddi-tandiru-mozut-obrati-vze-sogodni-dbr.html</text:a>
</text:p>
      <!--NEWS-->
      <text:h text:style-name="P10" text:outline-level="1">
<text:span text:style-name="T4">
In the General Staff, the losses of Russian troops were specified</text:span>
</text:h>
      <text:p text:style-name="P4">
Authors: Ukrinform (Person)</text:p>
      <text:p text:style-name="P4">
Publisher: Укринформ (Organization)</text:p>
      <text:p text:style-name="P4">
Published Time: 2023-05-27T19:58:00+03:00</text:p>
      <text:p text:style-name="P4">
Modified Time: 2023-05-27T19:58:00+03:00</text:p>
      <text:p text:style-name="P4">
Description: The General Staff of the Armed Forces of Ukraine published refined data on general losses caused by Russian troops during a full -scale war. - Ukrinform.</text:p>
      <text:p text:style-name="P4">
Images: ['<text:a xlink:type="simple" xlink:href="https://static.ukrinform.com/photos/2022_04/thumb_files/630_360_1649246844-344.jpg" text:style-name="Internet_20_link" text:visited-style-name="Visited_20_Internet_20_Link">
630_360_16492...</text:a>
']</text:p>
      <text:p text:style-name="P4">
Tags: ['Генштаб', 'Війна з Росією']</text:p>
      <text:p text:style-name="P4">
Type: Article</text:p>
      <!--METADATA-->
      <text:p text:style-name="P4">
<draw:frame draw:style-name="fr1" draw:name="Image184" text:anchor-type="as-char" svg:width="6.9236in" svg:height="3.956343in" draw:z-index="0">
<draw:image xlink:href="../Images/yкринформ/2023-05-27T19-58-00-03-00/630_360_1649246844-344.jpg" xlink:type="simple" xlink:show="embed" xlink:actuate="onLoad" draw:mime-type="image/jpeg"/>
</draw:frame>
The General Staff of the Armed Forces of Ukraine published the specified data on the general losses caused by Russian troops during a full -scale war.</text:p>
      <text:p text:style-name="P4">
New numbers are published by the General Staff on <text:a xlink:type="simple" xlink:href="https://www.facebook.com/GeneralStaff.ua/posts/pfbid07hj9h9cgJshUQxTRGWsKpv4Mpq1YActfTSsJi64nwxV3eCkSADTij6ntBjhmJ6mHl" text:style-name="Internet_20_link" text:visited-style-name="Visited_20_Internet_20_Link">
Facebook</text:a>
, reports Ukrinform.</text:p>
      <text:p text:style-name="P4">
"In connection with the constant receipt of the refined data, there was a correction of some positions of total enemy losses. Publishing squeezed figures, taking into account all the time available at this time for the previous period since February 24, 2022," the General Staff said.</text:p>
      <text:p text:style-name="P4">
Thus, according to the specified information, as of May 27, the forces of Ukraine's defense have incurred 3794 hostile <text:a xlink:type="simple" xlink:href="https://www.ukrinform.ua/tag-tank" text:style-name="Internet_20_link" text:visited-style-name="Visited_20_Internet_20_Link">
tanks</text:a>
, 7449 Boyev armored vehicles, 3414 artillery systems, 574 reactive systems of soil fire, 313 aircraft, 298 helicopters, 2990 drones of operative-tactical level, 1036 winged missiles and 6183 units of car equipment of the Russian army.</text:p>
      <text:p text:style-name="P4">
<text:span text:style-name="T4">
 Read also: </text:span>
 <text:a xlink:type="simple" xlink:href="https://www.ukrinform.ua/rubric-ato/3714795-zaluznij-zaaviv-so-prijsov-cas-povertati-svoe.html" text:style-name="Internet_20_link" text:visited-style-name="Visited_20_Internet_20_Link">
"" It's time to return its ": Zaluzhny published a video with a mowing for the liberation of Ukraine</text:a>
"The clarification is always somewhere" minus ", and somewhere -" plus ". We ask you to understand.</text:p>
      <text:p text:style-name="P4">
Thank you for understanding, " - added to the General Staff.</text:p>
      <text:p text:style-name="P4">
As reported by Ukrinform, during the day <text:a xlink:type="simple" xlink:href="https://www.ukrinform.ua/rubric-ato/3715027-aviacia-sil-oboroni-za-dobu-zavdala-cotiroh-udariv-po-rajonah-zoseredzenna-voroga.html" text:style-name="Internet_20_link" text:visited-style-name="Visited_20_Internet_20_Link">
Ukrainian aviation has caused four -mans</text:a>
In the areas of space, the personnel composition and military equipment of the Russian Federation, as well as three-the landscaping complexes of the enemy.</text:p>
      <text:p text:style-name="P4">
News Source: <text:a xlink:type="simple" xlink:href="https://www.ukrinform.ua/rubric-ato/3715032-u-genstabi-utocnili-vtrati-rosijskih-vijsk.html" text:style-name="Internet_20_link" text:visited-style-name="Visited_20_Internet_20_Link">
https://www.ukrinform.ua/rubric-ato/3715032-u-genstabi-utocnili-vtrati-rosijskih-vijsk.html</text:a>
</text:p>
      <!--NEWS-->
      <text:h text:style-name="P10" text:outline-level="1">
<text:span text:style-name="T4">
The women's national team of Ukraine - European Champions on Academic Rowing</text:span>
</text:h>
      <text:p text:style-name="P4">
Authors: Ukrinform (Person)</text:p>
      <text:p text:style-name="P4">
Publisher: Укринформ (Organization)</text:p>
      <text:p text:style-name="P4">
Published Time: 2023-05-27T20:18:00+03:00</text:p>
      <text:p text:style-name="P4">
Modified Time: 2023-05-27T20:18:00+03:00</text:p>
      <text:p text:style-name="P4">
Description: The gold medals won the female four. - Ukrinform.</text:p>
      <text:p text:style-name="P4">
Images: ['<text:a xlink:type="simple" xlink:href="https://static.ukrinform.com/photos/2023_05/thumb_files/630_360_1685207847-738.jpg" text:style-name="Internet_20_link" text:visited-style-name="Visited_20_Internet_20_Link">
630_360_16852...</text:a>
']</text:p>
      <text:p text:style-name="P4">
Tags: ['академічне веслування']</text:p>
      <text:p text:style-name="P4">
Type: Article</text:p>
      <!--METADATA-->
      <text:p text:style-name="P4">
<draw:frame draw:style-name="fr1" draw:name="Image186" text:anchor-type="as-char" svg:width="6.9236in" svg:height="3.956343in" draw:z-index="0">
<draw:image xlink:href="../Images/yкринформ/2023-05-27T20-18-00-03-00/630_360_1685207847-738.jpg" xlink:type="simple" xlink:show="embed" xlink:actuate="onLoad" draw:mime-type="image/jpeg"/>
</draw:frame>
The women's four paired.</text:p>
      <text:p text:style-name="P4">
The national team of Ukraine won gold at the European Championships 2023 on Academic Harvesting, which takes place in Slovenian Blade, Ukrinform reports.</text:p>
      <text:p text:style-name="P4">
The "golden" medals were won by the female four in the part of Daria Verkhogvit, Natalia Dovhko, Anastasia Victory and Kateryna Dudchenko. "Silver" went to representatives of the Netherlands, "bronze" - the United Kingdom.</text:p>
      <text:p text:style-name="P4">
For Ukraine, this gold has become the first at the European Championships for Academic Harvesting since 2014.</text:p>
      <text:p text:style-name="P4">
<text:span text:style-name="T4">
 Read also: </text:span>
 <text:a xlink:type="simple" xlink:href="https://www.ukrinform.ua/rubric-sports/3714920-ukrainci-zdobuli-zoloto-ta-bronzu-na-kubku-svitu-z-vesluvanna-na-kanoe.html" text:style-name="Internet_20_link" text:visited-style-name="Visited_20_Internet_20_Link">
Ukrainians won "gold" and "bronze" on the Cup of the World with Nadanoe</text:a>
As reported by Ukrinform, today, on May 27, Ukraine won four medals of the World Cup on Kayak and Canoe in Poznan.</text:p>
      <text:p text:style-name="P4">
Photo: facebook.com/tufnellphotography</text:p>
      <text:p text:style-name="P4">
News Source: <text:a xlink:type="simple" xlink:href="https://www.ukrinform.ua/rubric-sports/3715042-zinoca-zbirna-ukraini-cempionki-evropi-z-akademicnogo-vesluvanna.html" text:style-name="Internet_20_link" text:visited-style-name="Visited_20_Internet_20_Link">
https://www.ukrinform.ua/rubric-sports/3715042-zinoca-zbirna-ukraini-cempionki-evropi-z-akademicnogo-vesluvanna.html</text:a>
</text:p>
      <!--NEWS-->
      <text:h text:style-name="P10" text:outline-level="1">
<text:span text:style-name="T4">
In Britain released a man who entered a car into a premiere residence gate</text:span>
</text:h>
      <text:p text:style-name="P4">
Authors: Ukrinform (Person)</text:p>
      <text:p text:style-name="P4">
Publisher: Укринформ (Organization)</text:p>
      <text:p text:style-name="P4">
Published Time: 2023-05-27T20:20:00+03:00</text:p>
      <text:p text:style-name="P4">
Modified Time: 2023-05-27T20:20:00+03:00</text:p>
      <text:p text:style-name="P4">
Description: In the United Kingdom, police released a man who crashed into the gates of the Prime Minister's residence on Down Street in London. - Ukrinform.</text:p>
      <text:p text:style-name="P4">
Images: ['<text:a xlink:type="simple" xlink:href="https://static.ukrinform.com/photos/2023_05/thumb_files/630_360_1685035671-2879.png" text:style-name="Internet_20_link" text:visited-style-name="Visited_20_Internet_20_Link">
630_360_16850...</text:a>
']</text:p>
      <text:p text:style-name="P4">
Tags: ['Британія', 'ДТП', 'Лондон', 'Ріші Сунак']</text:p>
      <text:p text:style-name="P4">
Type: Article</text:p>
      <!--METADATA-->
      <text:p text:style-name="P4">
<draw:frame draw:style-name="fr1" draw:name="Image187" text:anchor-type="as-char" svg:width="6.9236in" svg:height="3.956343in" draw:z-index="0">
<draw:image xlink:href="../Images/yкринформ/2023-05-27T20-20-00-03-00/630_360_1685035671-2879.png" xlink:type="simple" xlink:show="embed" xlink:actuate="onLoad" draw:mime-type="image/png"/>
</draw:frame>
In Great Britain, police released a man who crashed into the Prime Minister on the car on Down Street in London.</text:p>
      <text:p text:style-name="P4">
According to Ukrinform, it reports <text:a xlink:type="simple" xlink:href="https://www.youtube.com/watch" text:style-name="Internet_20_link" text:visited-style-name="Visited_20_Internet_20_Link">
Evening Standard.</text:a>
As it is noted, the man was charged and released at the time of the investigation of this incident.</text:p>
      <text:p text:style-name="P4">
Also <text:a xlink:type="simple" xlink:href="https://www.standard.co.uk/news/london/downing-street-crash-man-arrest-release-met-police-london-b1084131.html" text:style-name="Internet_20_link" text:visited-style-name="Visited_20_Internet_20_Link">
reported</text:a>
Separate prosecutions of dissemination of obscene images of dates were submitted, but no details have been provided.</text:p>
      <text:p text:style-name="P4">
<text:span text:style-name="T4">
 Read also: </text:span>
 [in and conducted the "Charm for Ukrainian Defender"]](https://www.ukrinform.ua/rubric-diaspora/3712473-u-londoni-proveli-akciu-oberig-dla-ukrainskogo-zahisnika.html)Recall that in London, a car drove a car in the gates of the residence of the United Kingdom. <text:a xlink:type="simple" xlink:href="https://www.ukrinform.ua/rubric-world/3714215-u-bramu-rezidencii-premera-britanii-vihala-avtivka.html" text:style-name="Internet_20_link" text:visited-style-name="Visited_20_Internet_20_Link">
The driver of the vehicle was detained by police.</text:a>
Police said no one was injured as a result of the incident. One person was suspected of damaging and dangerous driving.</text:p>
      <text:p text:style-name="P4">
News Source: <text:a xlink:type="simple" xlink:href="https://www.ukrinform.ua/rubric-world/3715043-u-britanii-vidpustili-colovika-akij-vihav-na-avto-u-bramu-rezidencii-premera.html" text:style-name="Internet_20_link" text:visited-style-name="Visited_20_Internet_20_Link">
https://www.ukrinform.ua/rubric-world/3715043-u-britanii-vidpustili-colovika-akij-vihav-na-avto-u-bramu-rezidencii-premera.html</text:a>
</text:p>
      <!--NEWS-->
      <text:h text:style-name="P10" text:outline-level="1">
<text:span text:style-name="T4">
More than 1500 activists were detained at the Hague's climate demonstration in Hague</text:span>
</text:h>
      <text:p text:style-name="P4">
Authors: Ukrinform (Person)</text:p>
      <text:p text:style-name="P4">
Publisher: Укринформ (Organization)</text:p>
      <text:p text:style-name="P4">
Published Time: 2023-05-27T20:38:00+03:00</text:p>
      <text:p text:style-name="P4">
Modified Time: 2023-05-27T20:38:00+03:00</text:p>
      <text:p text:style-name="P4">
Description: In Hague, law enforcement officers used a waterway and detained 1579 climatic activists who blocked the key route to the city. - Ukrinform.</text:p>
      <text:p text:style-name="P4">
Images: ['<text:a xlink:type="simple" xlink:href="https://static.ukrinform.com/photos/2023_05/thumb_files/630_360_1685208858-225.jpeg" text:style-name="Internet_20_link" text:visited-style-name="Visited_20_Internet_20_Link">
630_360_16852...</text:a>
']</text:p>
      <text:p text:style-name="P4">
Tags: ['Клімат', 'Нідерланди', 'Протест']</text:p>
      <text:p text:style-name="P4">
Type: Article</text:p>
      <!--METADATA-->
      <text:p text:style-name="P4">
<draw:frame draw:style-name="fr1" draw:name="Image188" text:anchor-type="as-char" svg:width="6.9236in" svg:height="3.956343in" draw:z-index="0">
<draw:image xlink:href="../Images/yкринформ/2023-05-27T20-38-00-03-00/630_360_1685208858-225.jpeg" xlink:type="simple" xlink:show="embed" xlink:actuate="onLoad" draw:mime-type="image/jpeg"/>
</draw:frame>
Hague guards used a waterway and detained 1,579 climatic activists, who dreamed a key route to the city.</text:p>
      <text:p text:style-name="P4">
According to Ukrinform with reference to <text:a xlink:type="simple" xlink:href="https://nos.nl/artikel/2476650-bijna-1600-klimaatactivisten-opgepakt-op-a12-den-haag-40-worden-vervolgd" text:style-name="Internet_20_link" text:visited-style-name="Visited_20_Internet_20_Link">
nos</text:a>
, protesters protested the government's anti -climate policy.</text:p>
      <text:p text:style-name="P4">
“In 1579, activists were detained today on a climate demonstration at A12 UgaAaz. According to the police, they refused to stop the blocking, although such actions were forbidden by the municipality, ”the message reads.</text:p>
      <text:p text:style-name="P4">
It is noted that the vast majority of detainees were released immediately. 40 of them, the police say, will be held accountable, for example, by means of an attack on law enforcement or vandalism. The rest of the detainees will be held accountable as the action was generally peaceful.</text:p>
      <text:p text:style-name="P4">
During the demonstration, the climate group of Extinction Rebellion blocked the A12 key use in the Hague, causing large congestion throughout the city.</text:p>
      <text:p text:style-name="P4">
As the protesters ignored the call of the police to unlock the road, the waterths were also applied.</text:p>
      <text:p text:style-name="P4">
<text:span text:style-name="T4">
 Read also: </text:span>
 <text:a xlink:type="simple" xlink:href="https://www.ukrinform.ua/rubric-world/3681281-klimaticnij-protest-v-gaazi-zaversivsa-vodometom-ta-zatrimannam-700-demonstrantiv.html" text:style-name="Internet_20_link" text:visited-style-name="Visited_20_Internet_20_Link">
climate protest in the Hague ended Ohm and detention of 700 protesters</text:a>
In turn, the protesters were prepared for such developments. They were lined up in front of the waterway.</text:p>
      <text:p text:style-name="P4">
It is worth noting that the Hague municipality has repeatedly warned that blocking roads were forbidden. At about 1:00 pm, local time, traffic jams are started around the Hague.</text:p>
      <text:p text:style-name="Quotations">

<text:p text:style-name="P4">
We Vorderen Op Dit Moment Actievoerders Die De <text:a xlink:type="simple" xlink:href="https://twitter.com/hashtag/Utrechtsebaan" text:style-name="Internet_20_link" text:visited-style-name="Visited_20_Internet_20_Link">
#utrechtsebaan&gt;
</text:a>
&gt;
 Block to leave the <text:a xlink:type="simple" xlink:href="https://twitter.com/hashtag/A12" text:style-name="Internet_20_link" text:visited-style-name="Visited_20_Internet_20_Link">
 #A12&gt;
</text:a>
<text:a xlink:type="simple" xlink:href="https://t.co/XfTm1lKtH4" text:style-name="Internet_20_link" text:visited-style-name="Visited_20_Internet_20_Link">
&gt;
 pic.twitter.com/XfTm1lKtH4 </text:a>
&gt;
&gt;
 - Police unit The Hague(@Pol_denhaag)<text:a xlink:type="simple" xlink:href="https://twitter.com/POL_DenHaag/status/1662403544970829825" text:style-name="Internet_20_link" text:visited-style-name="Visited_20_Internet_20_Link">
 May 27, 2023&gt;
 </text:a>
As reported by Ukrinform, in March 2023, climate activists in the Hague had already taken out for the demonstration and blocked the A12 motorway.</text:p>

</text:p>
      <text:p text:style-name="P4">
Then more than 3,000 protesters participated in the blockade.</text:p>
      <text:p text:style-name="P4">
News Source: <text:a xlink:type="simple" xlink:href="https://www.ukrinform.ua/rubric-world/3715044-na-klimaticnij-demonstracii-v-gaazi-zatrimali-sotni-aktivistiv.html" text:style-name="Internet_20_link" text:visited-style-name="Visited_20_Internet_20_Link">
https://www.ukrinform.ua/rubric-world/3715044-na-klimaticnij-demonstracii-v-gaazi-zatrimali-sotni-aktivistiv.html</text:a>
</text:p>
      <!--NEWS-->
      <text:h text:style-name="P10" text:outline-level="1">
<text:span text:style-name="T4">
The energy areas of the frontlines have received over 40 tons of supports</text:span>
</text:h>
      <text:p text:style-name="P4">
Authors: Ukrinform (Person)</text:p>
      <text:p text:style-name="P4">
Publisher: Укринформ (Organization)</text:p>
      <text:p text:style-name="P4">
Published Time: 2023-05-27T20:46:30+03:00</text:p>
      <text:p text:style-name="P4">
Modified Time: 2023-05-27T20:46:30+03:00</text:p>
      <text:p text:style-name="P4">
Description: More than 40 tons of supports have been transferred to the Energy of Zaporizhzhya and Mykolaiv regions. - Ukrinform.</text:p>
      <text:p text:style-name="P4">
Images: ['<text:a xlink:type="simple" xlink:href="https://static.ukrinform.com/photos/2023_05/thumb_files/630_360_1685209485-196.jpg" text:style-name="Internet_20_link" text:visited-style-name="Visited_20_Internet_20_Link">
630_360_16852...</text:a>
']</text:p>
      <text:p text:style-name="P4">
Tags: ['Електроенергія', 'Міненерго', 'Галущенко']</text:p>
      <text:p text:style-name="P4">
Type: Article</text:p>
      <!--METADATA-->
      <text:p text:style-name="P4">
<draw:frame draw:style-name="fr1" draw:name="Image191" text:anchor-type="as-char" svg:width="6.9236in" svg:height="3.956343in" draw:z-index="0">
<draw:image xlink:href="../Images/yкринформ/2023-05-27T20-46-30-03-00/630_360_1685209485-196.jpg" xlink:type="simple" xlink:show="embed" xlink:actuate="onLoad" draw:mime-type="image/jpeg"/>
</draw:frame>
The energy of Zaporizhzhya and Mykolaiv regions for renewable works has more than 40 tons of supports.</text:p>
      <text:p text:style-name="P4">
The Ministry of Energy of Ukraine reported this in <text:a xlink:type="simple" xlink:href="https://www.facebook.com/minenergoUkraine/posts/pfbid021ZvLUsRt64iyTaCQrmZryEz6CDzVwaMLKZG31trsqswghJSkVRU3HuLNYmmxuWjWl" text:style-name="Internet_20_link" text:visited-style-name="Visited_20_Internet_20_Link">
Facebook</text:a>
, reports Ukrinform.</text:p>
      <text:p text:style-name="P4">
Thus, Zaporizhzhiaoblenergo received supports with a total weight of 21 tons, Mykolaivoblenergo - about 20 tons.</text:p>
      <text:p text:style-name="P4">
The equipment was provided to Poland. According to the ministry, in the last two weeks, 13 cargoes of assistance with a total weight of more than 190 tons, including82 generators of different power, have been received from Ukraine.</text:p>
      <text:p text:style-name="P4">
<text:span text:style-name="T4">
 Read also: </text:span>
 <text:a xlink:type="simple" xlink:href="https://www.ukrinform.ua/rubric-vidbudova/3715011-meri-mariupola-ta-brussela-obgovorili-vidbudovu-ukrainskogo-mista-pisla-jogo-deokupacii.html" text:style-name="Internet_20_link" text:visited-style-name="Visited_20_Internet_20_Link">
mayors Mariupol and Brussels discussed OVU Ukrainian City after its de -occupation</text:a>
In total, since March 2022, Ukraine received 93 thousand tonnes of more than 1.6 thousand tons from Polish partners.</text:p>
      <text:p text:style-name="P4">
According to the Minister of Energy of Ukraine, Herman Galushchenko, for frontier -proofing regions, which continue to be experienced from the enemy of ruthless attacks, this support is at its own valuable. Thanks to the energy provided, renewable work is carried out faster and more efficiently to prepare for the next heating season.</text:p>
      <text:p text:style-name="P4">
<text:span text:style-name="T4">
 Read also: </text:span>
 <text:a xlink:type="simple" xlink:href="https://www.ukrinform.ua/rubric-vidbudova/3714428-ukraina-ta-svitovij-bank-obgovorili-pidgotovku-novih-proektiv-vidbudovi.html" text:style-name="Internet_20_link" text:visited-style-name="Visited_20_Internet_20_Link">
Ukraine and the World Bank discussed the preparation of new projections and</text:a>
“We are extremely appreciating the help provided by Poland to our energy sector - diplomatic, humanitarian, organizational. It is very important to work the Resceu logistics in Poland, which collects humanitarian aid from all over Europe, Tasashpically transfers it to Ukraine, ”the minister stressed.</text:p>
      <text:p text:style-name="P4">
As reported by Ukrinform, as of May <text:a xlink:type="simple" xlink:href="https://www.ukrinform.ua/rubric-economy/3714703-generacia-stanom-na-traven-vtratila-27-gvt-vstanovlenoi-potuznosti-ukrenergo.html" text:style-name="Internet_20_link" text:visited-style-name="Visited_20_Internet_20_Link">
loss of installed capacity of Ukraine's Venus system increased to 27 GW</text:a>
 .</text:p>
      <text:p text:style-name="P4">
News Source: <text:a xlink:type="simple" xlink:href="https://www.ukrinform.ua/rubric-vidbudova/3715046-energetiki-prifrontovih-oblastej-otrimali-ponad-40-tonn-opor.html" text:style-name="Internet_20_link" text:visited-style-name="Visited_20_Internet_20_Link">
https://www.ukrinform.ua/rubric-vidbudova/3715046-energetiki-prifrontovih-oblastej-otrimali-ponad-40-tonn-opor.html</text:a>
</text:p>
      <!--NEWS-->
      <text:h text:style-name="P10" text:outline-level="1">
<text:span text:style-name="T4">
The Russians made four more strokes on the border of Chernihiv region</text:span>
</text:h>
      <text:p text:style-name="P4">
Authors: Ukrinform (Person)</text:p>
      <text:p text:style-name="P4">
Publisher: Укринформ (Organization)</text:p>
      <text:p text:style-name="P4">
Published Time: 2023-05-27T21:00:00+03:00</text:p>
      <text:p text:style-name="P4">
Modified Time: 2023-05-27T21:00:00+03:00</text:p>
      <text:p text:style-name="P4">
Description: As of 20:00 on May 27, the Russian troops fired four more times the border areas of Chernihiv region. - Ukrinform.</text:p>
      <text:p text:style-name="P4">
Images: ['<text:a xlink:type="simple" xlink:href="https://static.ukrinform.com/photos/2023_05/thumb_files/630_360_1684670086-586.jpeg" text:style-name="Internet_20_link" text:visited-style-name="Visited_20_Internet_20_Link">
630_360_16846...</text:a>
']</text:p>
      <text:p text:style-name="P4">
Tags: ['Обстріл', 'Чернігівщина', 'Війна з Росією']</text:p>
      <text:p text:style-name="P4">
Type: Article</text:p>
      <!--METADATA-->
      <text:p text:style-name="P4">
<draw:frame draw:style-name="fr1" draw:name="Image192" text:anchor-type="as-char" svg:width="6.9236in" svg:height="3.956343in" draw:z-index="0">
<draw:image xlink:href="../Images/yкринформ/2023-05-27T21-00-00-03-00/630_360_1684670086-586.jpeg" xlink:type="simple" xlink:show="embed" xlink:actuate="onLoad" draw:mime-type="image/jpeg"/>
</draw:frame>
As of 20:00 on May 27, the border districts were fired at the border districts as of 20:00 on May 20:00.</text:p>
      <text:p text:style-name="P4">
According to Ukrinform, the Operational Command "North" reports in <text:a xlink:type="simple" xlink:href="https://t.me/ok_pivnich1/2864" text:style-name="Internet_20_link" text:visited-style-name="Visited_20_Internet_20_Link">
telegram. </text:a>
In particular, from 08:40 to 08:55 4 beats were recorded, probably from a 120 mm-mm-mm-minet, in the area of Timonovichi settlement.</text:p>
      <text:p text:style-name="P4">
From 09:27 to 09:50 13 beats were recorded, probably from the barrel artillery, the Ultrasound of the Iron Bridge. The shelling took place in fire buildings. The fire was localized by SES rescuers.</text:p>
      <text:p text:style-name="P4">
From 09:30 to 09:47, 18 beats were recorded, probably from a 120mm-mm-mm-minute, in the area of the settlement of Mykolaivka.</text:p>
      <text:p text:style-name="P4">
<text:span text:style-name="T4">
 Read also: </text:span>
 <text:a xlink:type="simple" xlink:href="https://www.ukrinform.ua/rubric-ato/3715006-vorog-obstrilav-stepnogirsk-na-zaporizzi-dvoe-poranenih.html" text:style-name="Internet_20_link" text:visited-style-name="Visited_20_Internet_20_Link">
enemy Yav Stepnogorsk in Zaporozhye, two wounded</text:a>
In addition, from 12:50 to 13:10 6 beats were recorded, probably from the SAU, the painted point of Chaikine. "During <text:a xlink:type="simple" xlink:href="https://www.ukrinform.ua/tag-obstril" text:style-name="Internet_20_link" text:visited-style-name="Visited_20_Internet_20_Link">
shelling</text:a>
The hat, a tractor and a car were damaged. The wounded teenage girl, who was provided first aid and sent for a better examination to the nearest medical institution, " - said the news.</text:p>
      <text:p text:style-name="P4">
As reported by Ukrinform, 2 <text:a xlink:type="simple" xlink:href="https://www.ukrinform.ua/rubric-ato/3715022-rosiani-obstrilali-selo-na-cernigivsini-poskodzeni-zitlovi-budinki-j-lep.html" text:style-name="Internet_20_link" text:visited-style-name="Visited_20_Internet_20_Link">
7 May, the Russian army fired at the village of Ironomist</text:a>
Novgorod-Siverskyi district of Chernihiv region. Housing and lines have been damaged, more than a thousand consumers were left without light.</text:p>
      <text:p text:style-name="P4">
_ Photo illustrative_</text:p>
      <text:p text:style-name="P4">
News Source: <text:a xlink:type="simple" xlink:href="https://www.ukrinform.ua/rubric-ato/3715047-rosiani-zavdali-se-cotiri-udari-po-prikordonnu-cernigivsini.html" text:style-name="Internet_20_link" text:visited-style-name="Visited_20_Internet_20_Link">
https://www.ukrinform.ua/rubric-ato/3715047-rosiani-zavdali-se-cotiri-udari-po-prikordonnu-cernigivsini.html</text:a>
</text:p>
      <!--NEWS-->
      <text:h text:style-name="P10" text:outline-level="1">
<text:span text:style-name="T4">
Bavaria-32-time German champion</text:span>
</text:h>
      <text:p text:style-name="P4">
Authors: Ukrinform (Person)</text:p>
      <text:p text:style-name="P4">
Publisher: Укринформ (Organization)</text:p>
      <text:p text:style-name="P4">
Published Time: 2023-05-27T21:08:48+03:00</text:p>
      <text:p text:style-name="P4">
Modified Time: 2023-05-27T21:08:48+03:00</text:p>
      <text:p text:style-name="P4">
Description: The team pulled out gold in the last minutes of the crucial tour. - Ukrinform.</text:p>
      <text:p text:style-name="P4">
Images: ['<text:a xlink:type="simple" xlink:href="https://static.ukrinform.com/photos/2023_05/thumb_files/630_360_1685210825-213.jpg" text:style-name="Internet_20_link" text:visited-style-name="Visited_20_Internet_20_Link">
630_360_16852...</text:a>
']</text:p>
      <text:p text:style-name="P4">
Tags: ['Баварія', 'Футбол']</text:p>
      <text:p text:style-name="P4">
Type: Article</text:p>
      <!--METADATA-->
      <text:p text:style-name="P4">
<draw:frame draw:style-name="fr1" draw:name="Image193" text:anchor-type="as-char" svg:width="6.9236in" svg:height="3.956343in" draw:z-index="0">
<draw:image xlink:href="../Images/yкринформ/2023-05-27T21-08-48-03-00/630_360_1685210825-213.jpg" xlink:type="simple" xlink:show="embed" xlink:actuate="onLoad" draw:mime-type="image/jpeg"/>
</draw:frame>
Teaming Gold in the last minutes of the decisive tour.</text:p>
      <text:p text:style-name="P4">
Bavaria won its 11th in a row of the Championship title of the German Bundesliga, in the first place in the table of Munich returned following the results of the final, 34-giving of the championship, Ukrinform reports.</text:p>
      <text:p text:style-name="P4">
On the eve of the last round of Borussia Dortmund 2 points were ahead of Bavaria. It was enough for Mainz to win the Borussia Championship.</text:p>
      <text:p text:style-name="P4">
"Borussia" played a draw with Mainz - 2: 2 and gave Bavaria a chance to static.</text:p>
      <text:p text:style-name="P4">
In the parallel match, Bavaria played on the departure against Cologne.</text:p>
      <text:p text:style-name="P4">
Jamal Musial took responsibility, who, in the 89th minute, gave a long stroke in the lower right corner of the Cologne. The goal of the 20-year-old havbekawk has been victory and the Bavarian Championship.</text:p>
      <text:p text:style-name="P4">
<text:span text:style-name="T4">
 Read also: </text:span>
 <text:a xlink:type="simple" xlink:href="https://www.ukrinform.ua/rubric-sports/3714965-futbolisti-polissa-vigrali-persu-ligu.html" text:style-name="Internet_20_link" text:visited-style-name="Visited_20_Internet_20_Link">
truth "Polissya" won the first league</text:a>
Thus, the Bundesliga Silver Salada in the eleventh in a row reached the Bavaria Menichen. Borussia, which was a step from the dreamy championship, finished in second place.</text:p>
      <text:p text:style-name="P4">
Photo: fcbayern.com</text:p>
      <text:p text:style-name="P4">
News Source: <text:a xlink:type="simple" xlink:href="https://www.ukrinform.ua/rubric-sports/3715048-bavaria-32razovij-cempion-nimeccini.html" text:style-name="Internet_20_link" text:visited-style-name="Visited_20_Internet_20_Link">
https://www.ukrinform.ua/rubric-sports/3715048-bavaria-32razovij-cempion-nimeccini.html</text:a>
</text:p>
      <!--NEWS-->
      <text:h text:style-name="P10" text:outline-level="1">
<text:span text:style-name="T4">
President: In turn - new, even larger sanctions packages</text:span>
</text:h>
      <text:p text:style-name="P4">
Authors: Ukrinform (Person)</text:p>
      <text:p text:style-name="P4">
Publisher: Укринформ (Organization)</text:p>
      <text:p text:style-name="P4">
Published Time: 2023-05-27T21:19:00+03:00</text:p>
      <text:p text:style-name="P4">
Modified Time: 2023-05-27T21:19:00+03:00</text:p>
      <text:p text:style-name="P4">
Description: Ukraine step by step collects full data about everyone who works for aggression - directly or indirectly. And in turn - new, even larger sanction packages. - Ukrinform.</text:p>
      <text:p text:style-name="P4">
Images: ['<text:a xlink:type="simple" xlink:href="https://static.ukrinform.com/photos/2022_07/thumb_files/630_360_1658192913-591.jpeg" text:style-name="Internet_20_link" text:visited-style-name="Visited_20_Internet_20_Link">
630_360_16581...</text:a>
']</text:p>
      <text:p text:style-name="P4">
Tags: ['Санкції', 'Україна', 'Зеленський', 'Війна з Росією']</text:p>
      <text:p text:style-name="P4">
Type: Article</text:p>
      <!--METADATA-->
      <text:p text:style-name="P4">
<draw:frame draw:style-name="fr1" draw:name="Image194" text:anchor-type="as-char" svg:width="6.9236in" svg:height="3.956343in" draw:z-index="0">
<draw:image xlink:href="../Images/yкринформ/2023-05-27T21-19-00-03-00/630_360_1658192913-591.jpeg" xlink:type="simple" xlink:show="embed" xlink:actuate="onLoad" draw:mime-type="image/jpeg"/>
</draw:frame>
The Ukrainian -step by step collects full data about everyone who works for aggression directly. And in the queue - new, even larger sanction packages.</text:p>
      <text:p text:style-name="P4">
Volodymyr Zelenskyy said this in <text:a xlink:type="simple" xlink:href="https://www.youtube.com/watch" text:style-name="Internet_20_link" text:visited-style-name="Visited_20_Internet_20_Link">
video message</text:a>
, reports Ukrinform.</text:p>
      <text:p text:style-name="P4">
<text:span text:style-name="T5">
Video: <text:a xlink:type="simple" xlink:href="https://t.me/V_Zelenskiy_official/6390" text:style-name="Internet_20_link" text:visited-style-name="Visited_20_Internet_20_Link">
Presidential Office</text:a>
</text:span>
</text:p>
      <text:p text:style-name="P4">
<text:span text:style-name="T4">
 I wish health, dear Ukrainians!</text:span>
</text:p>
      <text:p text:style-name="P4">
Today is another of our sanction day. There are sanctions against legal and physical persons - most of them Russian - who work for terror.</text:p>
      <text:p text:style-name="P4">
In total, 220 companies and 51 individuals. These are MIC and Trusted Russian companies. Understanding the war. And the persons through whom these companies are managed.</text:p>
      <text:p text:style-name="P4">
Not all of them operate in the territory of the terrorist state, some in other countries. But global pressure will be obtained. Step by step we collect full data of the other, who works for aggression - directly or indirectly. Each such person is building as well as our Ukrainian sanctions are either already synchronized or will be synchronized with the sanctions of the free world.</text:p>
      <text:p text:style-name="P4">
When Russia began this aggression, they looked at the world there in the mirror. There was thought that all in the world were the same cynical and allegedly as despite people as the owners of Russia. But the world is different - the world helps us to protect our lives. And anyone who goes against the world will become marginal. Russia will not get anything and all. Along with those who still try to help her in terror.</text:p>
      <text:p text:style-name="P4">
We will continue our sanction steps, and there are new sanction packages in turn - the larger large -scale ones.</text:p>
      <text:p text:style-name="P4">
As a result of the week, I want to thank Japan for a new sanction package of anthabilitia. Thank you for the new security assistance from Japan. This is what really saves.</text:p>
      <text:p text:style-name="P4">
I thank Finland for a new defense package for Ukraine, this decision was also made by this week.</text:p>
      <text:p text:style-name="P4">
I thank Germany for the transfer of our country to the next party of various defense supports, which will strengthen our defense against Russian terror, including protection.</text:p>
      <text:p text:style-name="P4">
I want to thank Canada for his willingness to strengthen my leadership in Ukraine support.</text:p>
      <text:p text:style-name="P4">
Thank you to Iceland for the help of our protection and our people.</text:p>
      <text:p text:style-name="P4">
The next week, too, will make it strong in terms of our cooperation with our partners. We do not lose the week.</text:p>
      <text:p text:style-name="P4">
And, as always, thank you to our soldiers, everyone who was particularly distinguished by the week.Liman direction ... 81st Separate Airmobile Brigade-Thank you guys, I will make the effectiveness in destroying the enemy!</text:p>
      <text:p text:style-name="P4">
Tavriya… 35th and 36th separate Marine Corps, 55th Separate Artillery Brigade, 59th Separate Motor infantry brigade and paratroopers of our Seventystyatka-I thank you all!As always - strong, as always - you are very efficient!</text:p>
      <text:p text:style-name="P4">
<text:span text:style-name="T4">
 Glory to all who protect our country!Glory to everyone who helps!</text:span>
</text:p>
      <text:p text:style-name="P4">
<text:span text:style-name="T4">
Glory to Ukraine!</text:span>
</text:p>
      <text:p text:style-name="P4">
<text:span text:style-name="T5">
Foto: op</text:span>
</text:p>
      <text:p text:style-name="P4">
News Source: <text:a xlink:type="simple" xlink:href="https://www.ukrinform.ua/rubric-polytics/3715052-prezident-na-cerzi-novi-se-masstabnisi-sankcijni-paketi.html" text:style-name="Internet_20_link" text:visited-style-name="Visited_20_Internet_20_Link">
https://www.ukrinform.ua/rubric-polytics/3715052-prezident-na-cerzi-novi-se-masstabnisi-sankcijni-paketi.html</text:a>
</text:p>
      <!--NEWS-->
      <text:h text:style-name="P10" text:outline-level="1">
<text:span text:style-name="T4">
In Mariupol, the invaders do not clean the shells found near the houses</text:span>
</text:h>
      <text:p text:style-name="P4">
Authors: Ukrinform (Person)</text:p>
      <text:p text:style-name="P4">
Publisher: Укринформ (Organization)</text:p>
      <text:p text:style-name="P4">
Published Time: 2023-05-27T21:31:00+03:00</text:p>
      <text:p text:style-name="P4">
Modified Time: 2023-05-27T21:31:00+03:00</text:p>
      <text:p text:style-name="P4">
Description: In the temporarily captured Mariupol, residents find unobtrusive shells near homes and in parks, but the "authorities" do not take any action to neutralize them. - Ukrinform.</text:p>
      <text:p text:style-name="P4">
Images: ['<text:a xlink:type="simple" xlink:href="https://static.ukrinform.com/photos/2023_04/thumb_files/630_360_1680546247-363.jpg" text:style-name="Internet_20_link" text:visited-style-name="Visited_20_Internet_20_Link">
630_360_16805...</text:a>
']</text:p>
      <text:p text:style-name="P4">
Tags: ['Маріуполь', 'Відеоролик', 'Війна з Росією']</text:p>
      <text:p text:style-name="P4">
Type: Article</text:p>
      <!--METADATA-->
      <text:p text:style-name="P4">
<draw:frame draw:style-name="fr1" draw:name="Image195" text:anchor-type="as-char" svg:width="6.9236in" svg:height="3.956343in" draw:z-index="0">
<draw:image xlink:href="../Images/yкринформ/2023-05-27T21-31-00-03-00/630_360_1680546247-363.jpg" xlink:type="simple" xlink:show="embed" xlink:actuate="onLoad" draw:mime-type="image/jpeg"/>
</draw:frame>
Similarly, the captured Mariupol, residents find unobtrusive launchers and in parks, but "Power" does not take any action to neutralize them.</text:p>
      <text:p text:style-name="P4">
About it in <text:a xlink:type="simple" xlink:href="https://t.me/mariupolrada/14397" text:style-name="Internet_20_link" text:visited-style-name="Visited_20_Internet_20_Link">
telegram</text:a>
The city council reports, reports Ukrinform.</text:p>
      <text:p text:style-name="P4">
"In the occupied Mariupol, they still find shells near houses and in parks. The local residents shot a video with a yard on Nakhimov Avenue, 178 Grantoratometric shot. The projectile was with a consolidated blast. But in the Rainbow Park the projectile was found directly on the lawn, ” - said in the City Council, publishing relevant photos and videos.</text:p>
      <text:p text:style-name="P4">
<text:span text:style-name="T4">
 Read also: </text:span>
 <text:a xlink:type="simple" xlink:href="https://www.ukrinform.ua/rubric-ato/3714857-pid-mariupolem-prolunali-vibuhi.html" text:style-name="Internet_20_link" text:visited-style-name="Visited_20_Internet_20_Link">
Under EM explosions heard</text:a>
The City Council emphasized that the invaders of explosive objects are not planned to be planned, exposing the Mariupols to danger.</text:p>
      <text:p text:style-name="P4">
It was reported that Russia's aggression has caused one of the largest humanitarian catastrophes in Mariupol. The city is almost 90% destroyed as a result of hostility. Damaged and destroyed residential buildings, hospitals, schools, kindergartens.</text:p>
      <text:p text:style-name="P4">
News Source: <text:a xlink:type="simple" xlink:href="https://www.ukrinform.ua/rubric-regions/3714890-u-mariupoli-zagarbniki-ne-pribiraut-viavleni-bila-budinkiv-snaradi.html" text:style-name="Internet_20_link" text:visited-style-name="Visited_20_Internet_20_Link">
https://www.ukrinform.ua/rubric-regions/3714890-u-mariupoli-zagarbniki-ne-pribiraut-viavleni-bila-budinkiv-snaradi.html</text:a>
</text:p>
      <!--NEWS-->
      <text:h text:style-name="P10" text:outline-level="1">
<text:span text:style-name="T4">
Russia loses along with those who are still trying to help her in terror - Zelensky</text:span>
</text:h>
      <text:p text:style-name="P4">
Authors: Ukrinform (Person)</text:p>
      <text:p text:style-name="P4">
Publisher: Укринформ (Organization)</text:p>
      <text:p text:style-name="P4">
Published Time: 2023-05-27T21:39:00+03:00</text:p>
      <text:p text:style-name="P4">
Modified Time: 2023-05-27T21:39:00+03:00</text:p>
      <text:p text:style-name="P4">
Description: Every person who works with Russia will be blocked by sanctions. And the Russian Federation loses everything - along with those who still try to help her in terror. - Ukrinform.</text:p>
      <text:p text:style-name="P4">
Images: ['<text:a xlink:type="simple" xlink:href="https://static.ukrinform.com/photos/2022_10/thumb_files/630_360_1665639091-410.jpeg" text:style-name="Internet_20_link" text:visited-style-name="Visited_20_Internet_20_Link">
630_360_16656...</text:a>
']</text:p>
      <text:p text:style-name="P4">
Tags: ['Санкції', 'Тероризм', 'Зеленський', 'Війна з Росією']</text:p>
      <text:p text:style-name="P4">
Type: Article</text:p>
      <!--METADATA-->
      <text:p text:style-name="P4">
<draw:frame draw:style-name="fr1" draw:name="Image196" text:anchor-type="as-char" svg:width="6.9236in" svg:height="3.956343in" draw:z-index="0">
<draw:image xlink:href="../Images/yкринформ/2023-05-27T21-39-00-03-00/630_360_1665639091-410.jpeg" xlink:type="simple" xlink:show="embed" xlink:actuate="onLoad" draw:mime-type="image/jpeg"/>
</draw:frame>
The every person working with Russia will be blocked by sanctions. And the Russian Federation loses everything with those who still try to help her in terror.</text:p>
      <text:p text:style-name="P4">
Volodymyr Zelenskyy said this in <text:a xlink:type="simple" xlink:href="https://www.youtube.com/watch" text:style-name="Internet_20_link" text:visited-style-name="Visited_20_Internet_20_Link">
video message</text:a>
, reports Ukrinform.</text:p>
      <text:p text:style-name="P4">
"We will continue our sanctions steps, and there are new sanctions in turn - the larger large -scale," Zelensky said.</text:p>
      <text:p text:style-name="P4">
<text:span text:style-name="T5">
Video: <text:a xlink:type="simple" xlink:href="https://t.me/V_Zelenskiy_official/6390" text:style-name="Internet_20_link" text:visited-style-name="Visited_20_Internet_20_Link">
Presidential Office</text:a>
</text:span>
</text:p>
      <text:p text:style-name="P4">
The head of state noted that every person working with Russia will be blocked. And Ukrainian sanctions are either already synchronized or will be synchronized by the free world.</text:p>
      <text:p text:style-name="P4">
"When Russia started this aggression, they looked at the world in the mirror. They thought that everyone in the world was allegedly cynical and allegedly - self -esteem people as the owners of Russia. But the world is different - the world helps the world. Anyone who goes against the world will become marginal.</text:p>
      <text:p text:style-name="P4">
<text:span text:style-name="T4">
 Read also: </text:span>
 <text:a xlink:type="simple" xlink:href="https://www.ukrinform.ua/rubric-world/3712788-u-centri-uvagi-obhid-sankcij-rada-ministriv-es-obgovorila-11-paket-proti-rosii.html" text:style-name="Internet_20_link" text:visited-style-name="Visited_20_Internet_20_Link">
the center of attention is bypassing sanctions: the Council of Ministers Evatius Against 11 against Russia</text:a>
In addition, <text:a xlink:type="simple" xlink:href="https://www.ukrinform.ua/tag-zelenskij" text:style-name="Internet_20_link" text:visited-style-name="Visited_20_Internet_20_Link">
Zelensky</text:a>
Thank you to January, Finland, Germany, Canada and Iceland for helping Ukraine. "The next week, too, we will make it strong in terms of our cooperation with the corners. We do not lose any week," the head of state added.</text:p>
      <text:p text:style-name="P4">
As it was reported, Volodymyr Zelensky introduced his decree by the solution of the NSFOPP on the use of personal special economic and other restrictive measures up to 51 individuals and 220 legal entities.</text:p>
      <text:p text:style-name="P4">
<text:span text:style-name="T5">
Foto: op</text:span>
</text:p>
      <text:p text:style-name="P4">
News Source: <text:a xlink:type="simple" xlink:href="https://www.ukrinform.ua/rubric-polytics/3715055-rosia-prograe-razom-z-timi-hto-se-namagaetsa-dopomagati-ij-u-terori-zelenskij.html" text:style-name="Internet_20_link" text:visited-style-name="Visited_20_Internet_20_Link">
https://www.ukrinform.ua/rubric-polytics/3715055-rosia-prograe-razom-z-timi-hto-se-namagaetsa-dopomagati-ij-u-terori-zelenskij.html</text:a>
</text:p>
      <!--NEWS-->
      <text:h text:style-name="P10" text:outline-level="1">
<text:span text:style-name="T4">
Known names of the finalists of the World Cup with hockey</text:span>
</text:h>
      <text:p text:style-name="P4">
Authors: Ukrinform (Person)</text:p>
      <text:p text:style-name="P4">
Publisher: Укринформ (Organization)</text:p>
      <text:p text:style-name="P4">
Published Time: 2023-05-27T21:51:32+03:00</text:p>
      <text:p text:style-name="P4">
Modified Time: 2023-05-27T21:51:32+03:00</text:p>
      <text:p text:style-name="P4">
Description: The finale will take place tomorrow, May 28. - Ukrinform.</text:p>
      <text:p text:style-name="P4">
Images: ['<text:a xlink:type="simple" xlink:href="https://static.ukrinform.com/photos/2023_05/thumb_files/630_360_1685213356-130.jpg" text:style-name="Internet_20_link" text:visited-style-name="Visited_20_Internet_20_Link">
630_360_16852...</text:a>
']</text:p>
      <text:p text:style-name="P4">
Tags: ['Чемпіонат світу з хокею', 'хокей']</text:p>
      <text:p text:style-name="P4">
Type: Article</text:p>
      <!--METADATA-->
      <text:p text:style-name="P4">
<draw:frame draw:style-name="fr1" draw:name="Image197" text:anchor-type="as-char" svg:width="6.9236in" svg:height="3.956343in" draw:z-index="0">
<draw:image xlink:href="../Images/yкринформ/2023-05-27T21-51-32-03-00/630_360_1685213356-130.jpg" xlink:type="simple" xlink:show="embed" xlink:actuate="onLoad" draw:mime-type="image/jpeg"/>
</draw:frame>
The finals will be released tomorrow, May 28.</text:p>
      <text:p text:style-name="P4">
Germany and Canada reached the finals of the Hockey World Cup, Ukrinform reports.</text:p>
      <text:p text:style-name="P4">
In the first semifinals Canada won Latvia(4:2), which for the first time in history played in the semifinals of the World Cup.</text:p>
      <text:p text:style-name="P4">
Canada's rival was Germany's hockey players who beat the US 3: 4Ot in the semifinals(2:2, 1:0, 0:1, 0:1).</text:p>
      <text:p text:style-name="P4">
Американська команда вдало розпочала зустріч і вже на 4-й хвилині вела 2:0.Німці змогли здивувати суперника та відігралися ще до кінця першої20-хвилинки. У другому періоді США знову вийшли вперед. Німеччина відіграласяза півтори хвилини до кінця часу.</text:p>
      <text:p text:style-name="P4">
Доля зустрічі вирішилась в овертаймі – перемогу Німеччини приніс точний кидокФредеріка Тіффельса.</text:p>
      <text:p text:style-name="P4">
Німеччина зіграє у фіналі чемпіонату світу з хокею вперше у ХХІ столітті.Німці жодного разу не вигравали світові першості.</text:p>
      <text:p text:style-name="P4">
<text:span text:style-name="T4">
Читайте також:</text:span>
 <text:a xlink:type="simple" xlink:href="https://www.ukrinform.ua/rubric-sports/3714981-kanada-vijsla-u-final-cs2023-z-hokeu-obigravsi-latviu.html" text:style-name="Internet_20_link" text:visited-style-name="Visited_20_Internet_20_Link">
 Канада вийшла у фінал ЧС-2023 з , обігравши Латвію</text:a>
As reported by Ukrinform, tomorrow, May 28, Germany will play in the finals, and the US will play with Latvia for bronze.</text:p>
      <text:p text:style-name="P4">
Photo: Getty Images</text:p>
      <text:p text:style-name="P4">
News Source: <text:a xlink:type="simple" xlink:href="https://www.ukrinform.ua/rubric-sports/3715057-vidomi-imena-finalistiv-cs-z-hokeu.html" text:style-name="Internet_20_link" text:visited-style-name="Visited_20_Internet_20_Link">
https://www.ukrinform.ua/rubric-sports/3715057-vidomi-imena-finalistiv-cs-z-hokeu.html</text:a>
</text:p>
      <!--NEWS-->
      <text:h text:style-name="P10" text:outline-level="1">
<text:span text:style-name="T4">
The invaders are denied the "hallway" for the departure of civilians from the eagle through Zaporozhye</text:span>
</text:h>
      <text:p text:style-name="P4">
Authors: Ukrinform (Person)</text:p>
      <text:p text:style-name="P4">
Publisher: Укринформ (Organization)</text:p>
      <text:p text:style-name="P4">
Published Time: 2023-05-27T21:55:00+03:00</text:p>
      <text:p text:style-name="P4">
Modified Time: 2023-05-27T21:55:00+03:00</text:p>
      <text:p text:style-name="P4">
Description: Russian invaders refuse to coordinate the Green Corridor for the departure of civilians from the temporarily occupied territory of Luhansk region through Zaporizhzhya to the territory controlled by the Ukrainian government. - Ukrinform.</text:p>
      <text:p text:style-name="P4">
Images: ['<text:a xlink:type="simple" xlink:href="https://static.ukrinform.com/photos/2022_11/thumb_files/630_360_1668461240-442.jpg" text:style-name="Internet_20_link" text:visited-style-name="Visited_20_Internet_20_Link">
630_360_16684...</text:a>
']</text:p>
      <text:p text:style-name="P4">
Tags: ['Луганщина', 'Переселенці', 'Війна з Росією']</text:p>
      <text:p text:style-name="P4">
Type: Article</text:p>
      <!--METADATA-->
      <text:p text:style-name="P4">
<draw:frame draw:style-name="fr1" draw:name="Image198" text:anchor-type="as-char" svg:width="6.9236in" svg:height="3.956343in" draw:z-index="0">
<draw:image xlink:href="../Images/yкринформ/2023-05-27T21-55-00-03-00/630_360_1668461240-442.jpg" xlink:type="simple" xlink:show="embed" xlink:actuate="onLoad" draw:mime-type="image/jpeg"/>
</draw:frame>
The Russianzaarbniki refuse to coordinate the Green Corridor for the departure of civilians in the occupied territory of Luhansk region through Zaporizhzhya in the territory under the control of the Ukrainian government.</text:p>
      <text:p text:style-name="P4">
About it <text:a xlink:type="simple" xlink:href="https://t.me/luganska_oda/10300" text:style-name="Internet_20_link" text:visited-style-name="Visited_20_Internet_20_Link">
stated</text:a>
Head of Lugansk Ovartem Lisogor, Ukrinform correspondent reports.</text:p>
      <text:p text:style-name="P4">
"Directly connections to temporarily occupied territories ... There is no line -free. We tried to work this situation in some way, through Zaporozhye to make a corridor so that peaceful people can go. However, representatives of the "governments" of informal republics and Russian -categorically refuse to negotiate with our state bodies, anise by humanitarian organizations, ”Lisogor said.</text:p>
      <text:p text:style-name="P4">
*!(https://www.ukrinform.ua/rubric-society/3714768-pereselenci-z-tot-otrimaut-dopomogu-v-oformlenni-vtracenih-pasportiv.html)He noted that there is not a way because of the collision line, but people are being left out of the occupied part of Luhansk region through Russia to Europe, Azvwwiches - to Ukraine.</text:p>
      <text:p text:style-name="P4">
“But there are many questions, because for men this road is closed at all, they are taken to the service" to service ", to war against Ukraine, to use them as a living force. And in general, it is very expensive. Yes, if you go to Europe to Europe, it is about 500 or 700 euros to be carried, and there is no guarantee, ”Lisogor said.</text:p>
      <text:p text:style-name="P4">
As it was reported, in Swativ district, in the temporarily occupied territory of the Luhansk region, Russian invaders hung a man who had a clear -Ukrainian position.</text:p>
      <text:p text:style-name="P4">
News Source: <text:a xlink:type="simple" xlink:href="https://www.ukrinform.ua/rubric-regions/3714905-zagarbniki-vidmovlaut-u-koridori-dla-viizdu-civilnih-z-orlo-cerez-zaporizza.html" text:style-name="Internet_20_link" text:visited-style-name="Visited_20_Internet_20_Link">
https://www.ukrinform.ua/rubric-regions/3714905-zagarbniki-vidmovlaut-u-koridori-dla-viizdu-civilnih-z-orlo-cerez-zaporizza.html</text:a>
</text:p>
      <!--NEWS-->
      <text:h text:style-name="P10" text:outline-level="1">
<text:span text:style-name="T4">
Ukraine defeated Northern Macedonia at the start of a male golden Eurolege in volleyball</text:span>
</text:h>
      <text:p text:style-name="P4">
Authors: Ukrinform (Person)</text:p>
      <text:p text:style-name="P4">
Publisher: Укринформ (Organization)</text:p>
      <text:p text:style-name="P4">
Published Time: 2023-05-27T21:56:00+03:00</text:p>
      <text:p text:style-name="P4">
Modified Time: 2023-05-27T21:56:00+03:00</text:p>
      <text:p text:style-name="P4">
Description: Ukrainian volleyball players headed a group of V. - Ukrinform.</text:p>
      <text:p text:style-name="P4">
Images: ['<text:a xlink:type="simple" xlink:href="https://static.ukrinform.com/photos/2023_05/thumb_files/630_360_1685213692-932.jpg" text:style-name="Internet_20_link" text:visited-style-name="Visited_20_Internet_20_Link">
630_360_16852...</text:a>
']</text:p>
      <text:p text:style-name="P4">
Tags: ['Волейбол']</text:p>
      <text:p text:style-name="P4">
Type: Article</text:p>
      <!--METADATA-->
      <text:p text:style-name="P4">
<draw:frame draw:style-name="fr1" draw:name="Image199" text:anchor-type="as-char" svg:width="6.9236in" svg:height="3.956343in" draw:z-index="0">
<draw:image xlink:href="../Images/yкринформ/2023-05-27T21-56-00-03-00/630_360_1685213692-932.jpg" xlink:type="simple" xlink:show="embed" xlink:actuate="onLoad" draw:mime-type="image/jpeg"/>
</draw:frame>
Ukrainian Okolibolists headed a group of V.</text:p>
      <text:p text:style-name="P4">
The men's victory team began a new draw of the volleyball golden European. On the site of the Polish Lodzi, nominal owners overheated with a nomeanic Macedonia, reports Ukrinform.</text:p>
      <text:p text:style-name="P4">
The game was over the benefits of our team and ended with a convincing victory of the waddiopic Ugis Krastinsh 3: 0.</text:p>
      <text:p text:style-name="P4">
The first two parties our boys won in the fight against the score 25:21 and 25:22. And the Utretsy Seti did not leave the opponents at all - 25:11.</text:p>
      <text:p text:style-name="P4">
In the same group, the Belgium team at home won 3: 1 Croatia.</text:p>
      <text:p text:style-name="P4">
<text:span text:style-name="T4">
 Read also: </text:span>
 <text:a xlink:type="simple" xlink:href="https://www.ukrinform.ua/rubric-sports/3714856-zinoca-zbirna-ukraini-z-volejbolu-rozpocinae-vistupi-u-zolotij-evrolizi.html" text:style-name="Internet_20_link" text:visited-style-name="Visited_20_Internet_20_Link">
Women's national team of Ukraine with U starts performances in goldenurosis</text:a>
As reported by Ukrinform, on Wednesday, May 31, Ukraine will play a match of anti -Chorvidia.</text:p>
      <text:p text:style-name="P4">
Photo: CEV</text:p>
      <text:p text:style-name="P4">
News Source: <text:a xlink:type="simple" xlink:href="https://www.ukrinform.ua/rubric-sports/3715058-ukraina-peremogla-pivnicnu-makedoniu-na-starti-colovicoi-zolotoi-evroligi-z-volejbolu.html" text:style-name="Internet_20_link" text:visited-style-name="Visited_20_Internet_20_Link">
https://www.ukrinform.ua/rubric-sports/3715058-ukraina-peremogla-pivnicnu-makedoniu-na-starti-colovicoi-zolotoi-evroligi-z-volejbolu.html</text:a>
</text:p>
      <!--NEWS-->
      <text:h text:style-name="P10" text:outline-level="1">
<text:span text:style-name="T4">
At the head of the power party of Serbia President Vicich was replaced by the Minister of Defense</text:span>
</text:h>
      <text:p text:style-name="P4">
Authors: Ukrinform (Person)</text:p>
      <text:p text:style-name="P4">
Publisher: Укринформ (Organization)</text:p>
      <text:p text:style-name="P4">
Published Time: 2023-05-27T22:14:00+03:00</text:p>
      <text:p text:style-name="P4">
Modified Time: 2023-05-27T22:14:00+03:00</text:p>
      <text:p text:style-name="P4">
Description: Serbia President Aleksandar Vuchich announced his release from the post of chairman of the ruling party at the congress held in Kragayevts. - Ukrinform.</text:p>
      <text:p text:style-name="P4">
Images: ['<text:a xlink:type="simple" xlink:href="https://static.ukrinform.com/photos/2018_08/thumb_files/630_360_1533795567-3575.jpg" text:style-name="Internet_20_link" text:visited-style-name="Visited_20_Internet_20_Link">
630_360_15337...</text:a>
']</text:p>
      <text:p text:style-name="P4">
Tags: ['Сербія', 'Вучич', "З'їзд", 'Партія']</text:p>
      <text:p text:style-name="P4">
Type: Article</text:p>
      <!--METADATA-->
      <text:p text:style-name="P4">
<draw:frame draw:style-name="fr1" draw:name="Image200" text:anchor-type="as-char" svg:width="6.9236in" svg:height="3.956343in" draw:z-index="0">
<draw:image xlink:href="../Images/yкринформ/2023-05-27T22-14-00-03-00/630_360_1533795567-3575.jpg" xlink:type="simple" xlink:show="embed" xlink:actuate="onLoad" draw:mime-type="image/jpeg"/>
</draw:frame>
Presidentserbia Aleksandar Vuchich announced his release from the post of chairman of the power party with a congress held in the city of Kragayevts.</text:p>
      <text:p text:style-name="P4">
About it reports <text:a xlink:type="simple" xlink:href="https://www.dw.com/uk/pravlacu-partiu-serbii-ocoliv-ministr-oboroni/a-65754300" text:style-name="Internet_20_link" text:visited-style-name="Visited_20_Internet_20_Link">
DW</text:a>
, reports Ukrinform.</text:p>
      <text:p text:style-name="P4">
At the proposal of Alexandar Vuchich, his successor, headed by the Serbian progressive party, was 48-year-old Defense Minister Milosh Vucevich. Since 2016, he has been one of the Vicegols of the SPP.</text:p>
      <text:p text:style-name="P4">
It is noted that the participants of the congress supported his non -alternative candidacy.</text:p>
      <text:p text:style-name="P4">
"Milos Vucevich is considered a close supporter of the current President of Serbia, so, according to the observers, formal permutations in the party will not affect the power of Vicich's power," - the message reads.</text:p>
      <text:p text:style-name="P4">
<text:span text:style-name="T4">
 Read also: </text:span>
 <text:a xlink:type="simple" xlink:href="https://www.ukrinform.ua/rubric-world/3714948-vucic-jde-z-posadi-lidera-pravlacoi-partii-serbii.html" text:style-name="Internet_20_link" text:visited-style-name="Visited_20_Internet_20_Link">
leaves the position of the ruling party of Serbia</text:a>
In addition, DW adds, Vuchich has announced that he intends to create and lead a new public movement that unites Serbs regardless of party preferences.</text:p>
      <text:p text:style-name="P4">
As it was reported, <text:a xlink:type="simple" xlink:href="http://www.ukrinform.ua/rubric-world/3714596-prezident-serbii-priviv-armiu-u-povnu-bojovu-gotovnist-cerez-naprugu-v-kosovo-zmi.html" text:style-name="Internet_20_link" text:visited-style-name="Visited_20_Internet_20_Link">
President of Serbia brought the army in full combat readiness</text:a>
And he ordered her subdivisions to approach the border with Kosovo.</text:p>
      <text:p text:style-name="P4">
News Source: <text:a xlink:type="simple" xlink:href="https://www.ukrinform.ua/rubric-world/3715060-na-coli-vladnoi-partii-serbii-prezidenta-vucica-zminiv-ministr-oboroni.html" text:style-name="Internet_20_link" text:visited-style-name="Visited_20_Internet_20_Link">
https://www.ukrinform.ua/rubric-world/3715060-na-coli-vladnoi-partii-serbii-prezidenta-vucica-zminiv-ministr-oboroni.html</text:a>
</text:p>
      <!--NEWS-->
      <text:h text:style-name="P10" text:outline-level="1">
<text:span text:style-name="T4">
Ukraine won Hungary at the launch of a female golden Eurolege in volleyball</text:span>
</text:h>
      <text:p text:style-name="P4">
Authors: Ukrinform (Person)</text:p>
      <text:p text:style-name="P4">
Publisher: Укринформ (Organization)</text:p>
      <text:p text:style-name="P4">
Published Time: 2023-05-27T22:17:00+03:00</text:p>
      <text:p text:style-name="P4">
Modified Time: 2023-05-27T22:17:00+03:00</text:p>
      <text:p text:style-name="P4">
Description: Ukrainian volleyball players headed the group of S. - Ukrinform.</text:p>
      <text:p text:style-name="P4">
Images: ['<text:a xlink:type="simple" xlink:href="https://static.ukrinform.com/photos/2023_05/thumb_files/630_360_1685214967-310.jpg" text:style-name="Internet_20_link" text:visited-style-name="Visited_20_Internet_20_Link">
630_360_16852...</text:a>
']</text:p>
      <text:p text:style-name="P4">
Tags: ['Волейбол']</text:p>
      <text:p text:style-name="P4">
Type: Article</text:p>
      <!--METADATA-->
      <text:p text:style-name="P4">
<draw:frame draw:style-name="fr1" draw:name="Image201" text:anchor-type="as-char" svg:width="6.9236in" svg:height="3.956343in" draw:z-index="0">
<draw:image xlink:href="../Images/yкринформ/2023-05-27T22-17-00-03-00/630_360_1685214967-310.jpg" xlink:type="simple" xlink:show="embed" xlink:actuate="onLoad" draw:mime-type="image/jpeg"/>
</draw:frame>
Ukrainian Okolibolers headed a group of S.</text:p>
      <text:p text:style-name="P4">
The women's national team of Ukraine began performances in the group round of the Zolotovroliga in volleyball in 2023, in the first round of Ukrainian women were stronger than Hungary's samples, Ukrinform reports.</text:p>
      <text:p text:style-name="P4">
Having lost the starting segment of the meeting, the mistresses returned the initiative and carried out a seat of six points. The Hungarian Party was won with a difference in three -beds - 25:22.</text:p>
      <text:p text:style-name="P4">
Much of the second set was held in Hungary's scenario. But at the expense of18: 18 Ukraine first came forward, gaining a decisive advantage of two points of entity of the best bombers Anastasia Kidoduba and Alexandra Milenko -25: 27.(1:1)The third party marked the dominance of Ukraine: the guests were out of the enlarious account of 24: 9, having translated the match into the fourth round.</text:p>
      <text:p text:style-name="P4">
The fate of the fourth set was decided in the final draws, when the Ukrainian gun played the advantage of rivals. And at the expense 23:23 came outhawing Setball, which was implemented from Aisa Yulia Dimar - 1: 3(25:22, 25:27,9:25, 23:25)<text:span text:style-name="T4">
 Read also: </text:span>
 <text:a xlink:type="simple" xlink:href="https://www.ukrinform.ua/rubric-sports/3715058-ukraina-peremogla-pivnicnu-makedoniu-na-starti-colovicoi-zolotoi-evroligi-z-volejbolu.html" text:style-name="Internet_20_link" text:visited-style-name="Visited_20_Internet_20_Link">
Ukraine defeated Northern Macedonia at the start of the male golden Eurolege with u</text:a>
As reported by Ukrinform, the second match between the teams in Budapest will take place in Vodil, May 28. Beginning - at 6:30 pm Kyiv time.</text:p>
      <text:p text:style-name="P4">
Photo: CEV</text:p>
      <text:p text:style-name="P4">
News Source: <text:a xlink:type="simple" xlink:href="https://www.ukrinform.ua/rubric-sports/3715062-ukraina-peremogla-ugorsinu-na-starti-zinocoi-zolotoi-evroligi-z-volejbolu.html" text:style-name="Internet_20_link" text:visited-style-name="Visited_20_Internet_20_Link">
https://www.ukrinform.ua/rubric-sports/3715062-ukraina-peremogla-ugorsinu-na-starti-zinocoi-zolotoi-evroligi-z-volejbolu.html</text:a>
</text:p>
      <!--NEWS-->
      <text:h text:style-name="P10" text:outline-level="1">
<text:span text:style-name="T4">
Rebrov officially announced the departure from the post of head coach "Al -in"</text:span>
</text:h>
      <text:p text:style-name="P4">
Authors: Ukrinform (Person)</text:p>
      <text:p text:style-name="P4">
Publisher: Укринформ (Organization)</text:p>
      <text:p text:style-name="P4">
Published Time: 2023-05-27T22:23:58+03:00</text:p>
      <text:p text:style-name="P4">
Modified Time: 2023-05-27T22:23:58+03:00</text:p>
      <text:p text:style-name="P4">
Description: Together with Al-Ain, Rebrov won 2 trophies, both were last season. - Ukrinform.</text:p>
      <text:p text:style-name="P4">
Images: ['<text:a xlink:type="simple" xlink:href="https://static.ukrinform.com/photos/2023_05/thumb_files/630_360_1685215297-563.jpg" text:style-name="Internet_20_link" text:visited-style-name="Visited_20_Internet_20_Link">
630_360_16852...</text:a>
']</text:p>
      <text:p text:style-name="P4">
Tags: ['Футбол', 'Ребров', 'Збірна України']</text:p>
      <text:p text:style-name="P4">
Type: Article</text:p>
      <!--METADATA-->
      <text:p text:style-name="P4">
<draw:frame draw:style-name="fr1" draw:name="Image202" text:anchor-type="as-char" svg:width="6.9236in" svg:height="3.956343in" draw:z-index="0">
<draw:image xlink:href="../Images/yкринформ/2023-05-27T22-23-58-03-00/630_360_1685215297-563.jpg" xlink:type="simple" xlink:show="embed" xlink:actuate="onLoad" draw:mime-type="image/jpeg"/>
</draw:frame>
Together with Al-Ain, Rebrov won 2 trophies, both were last season.</text:p>
      <text:p text:style-name="P4">
Al-Yana head coach Sergey Rebrov announced that he was leaving his position, a Ukrainian specialist <text:a xlink:type="simple" xlink:href="https://alainclub.ae/ar/" text:style-name="Internet_20_link" text:visited-style-name="Visited_20_Internet_20_Link">
reported</text:a>
The afterhand of the UAE League Cup Cup, saying that it is his last match, reports Ukrinform.</text:p>
      <text:p text:style-name="P4">
“Today's match is my last with Al-Ain. I hoped to finish the Career at Al-Yeni Winning the UAE League Cup. I thank the club staff to the Tavblers who supported the team for two seasons. I spent the last two years in this wonderful team. We fought in the championship, and we have fallen to prepare for today's match. The match was very tense, the alem lost, despite our efforts and progress, ”Rebrov said.</text:p>
      <text:p text:style-name="P4">
Today, on May 27, Al-Ain gave way to the UAE Cup FC FC Al-Sharja.</text:p>
      <text:p text:style-name="P4">
Rebrov has headed Al-Ain since 2021. During this time, he won the UAE Championship and the country's Cup in the 2021/22 season. In total, he spent 72 matches of the head coach "Al-Yana", 45 duels won, 9 lost and 18 were in a draw.</text:p>
      <text:p text:style-name="P4">
Most likely, Ribrov will now head the national team of Ukraine.</text:p>
      <text:p text:style-name="P4">
<text:span text:style-name="T4">
 Read also: </text:span>
 <text:a xlink:type="simple" xlink:href="https://www.ukrinform.ua/rubric-sports/3713250-uaf-predstavit-rebrova-30-travna-zmi.html" text:style-name="Internet_20_link" text:visited-style-name="Visited_20_Internet_20_Link">
UAF will present A May 30 - media</text:a>
As reported by Ukrinform, the National Team of Ukraine will hold its games for Euro-2024 on June 16 and 19, as well as a control meeting of Oblast on June 12.</text:p>
      <text:p text:style-name="P4">
Photo: twitter.com/alainfcae</text:p>
      <text:p text:style-name="P4">
News Source: <text:a xlink:type="simple" xlink:href="https://www.ukrinform.ua/rubric-sports/3715063-rebrov-oficijno-ogolosiv-pro-vidhid-z-posadi-golovnogo-trenera-alajna.html" text:style-name="Internet_20_link" text:visited-style-name="Visited_20_Internet_20_Link">
https://www.ukrinform.ua/rubric-sports/3715063-rebrov-oficijno-ogolosiv-pro-vidhid-z-posadi-golovnogo-trenera-alajna.html</text:a>
</text:p>
      <!--NEWS-->
      <text:h text:style-name="P10" text:outline-level="1">
<text:span text:style-name="T4">
The Russians have fired at Sumy Region 18 times a day</text:span>
</text:h>
      <text:p text:style-name="P4">
Authors: Ukrinform (Person)</text:p>
      <text:p text:style-name="P4">
Publisher: Укринформ (Organization)</text:p>
      <text:p text:style-name="P4">
Published Time: 2023-05-27T22:32:00+03:00</text:p>
      <text:p text:style-name="P4">
Modified Time: 2023-05-27T22:32:00+03:00</text:p>
      <text:p text:style-name="P4">
Description: During Saturday, May 27, Russian troops committed 18 shelling of border communities of Sumy region - in total 88 explosions were recorded. - Ukrinform.</text:p>
      <text:p text:style-name="P4">
Images: ['<text:a xlink:type="simple" xlink:href="https://static.ukrinform.com/photos/2019_11/thumb_files/630_360_1574102935-316.jpg" text:style-name="Internet_20_link" text:visited-style-name="Visited_20_Internet_20_Link">
630_360_15741...</text:a>
']</text:p>
      <text:p text:style-name="P4">
Tags: ['Обстріл', 'Сумщина', 'Вибух', 'Міномет', 'Війна з Росією', 'Артилерія']</text:p>
      <text:p text:style-name="P4">
Type: Article</text:p>
      <!--METADATA-->
      <text:p text:style-name="P4">
<draw:frame draw:style-name="fr1" draw:name="Image203" text:anchor-type="as-char" svg:width="6.9236in" svg:height="3.956343in" draw:z-index="0">
<draw:image xlink:href="../Images/yкринформ/2023-05-27T22-32-00-03-00/630_360_1574102935-316.jpg" xlink:type="simple" xlink:show="embed" xlink:actuate="onLoad" draw:mime-type="image/jpeg"/>
</draw:frame>
On May 27, Russian troops committed 18 shelling of border community community - a total of 88 explosions were recorded.</text:p>
      <text:p text:style-name="P4">
According to Ukrinform, Sumy Ova reports in <text:a xlink:type="simple" xlink:href="http://t.me/Sumy_news_ODA/16488" text:style-name="Internet_20_link" text:visited-style-name="Visited_20_Internet_20_Link">
telegram</text:a>
.</text:p>
      <text:p text:style-name="P4">
“During the day, the Russians carried out 18 shelling. 88 explosions were recorded. Velikopisarevskaya, Yunakovskaya, Miropil, Khotinsk, Belopilsk, Krasnopil communities were shown, - the message reads.</text:p>
      <text:p text:style-name="P4">
On the territory of the Greater Positar community, the enemy released six -receipt and two mines of mortar from the helicopter.</text:p>
      <text:p text:style-name="P4">
The young community was fired by the Russians with SAU(Three explosions), mortar shelling also recorded here(12 “arrivals”).</text:p>
      <text:p text:style-name="P4">
<text:span text:style-name="T4">
Читайте також:</text:span>
 <text:a xlink:type="simple" xlink:href="https://www.ukrinform.ua/rubric-regions/3714960-u-gluhovi-na-sumsini-vorozim-obstrilom-poskodzena-bagatopoverhivka.html" text:style-name="Internet_20_link" text:visited-style-name="Visited_20_Internet_20_Link">
 У Глухові на і ворожим обстрілом пошкодженабагатоповерхівка </text:a>
In the Miropil community, the aggressor beat mortars(11 explosions).</text:p>
      <text:p text:style-name="P4">
Хотінська громада зазнала мінометного <text:a xlink:type="simple" xlink:href="https://www.ukrinform.ua/tag-obstril" text:style-name="Internet_20_link" text:visited-style-name="Visited_20_Internet_20_Link">
 обстрілу</text:a>
 (Four explosions). Також ворог запустивНУРС із гелікоптера.</text:p>
      <text:p text:style-name="P4">
Білопільську громаду росіяни обстріляли з мінометів і артилерії (12 and 10 blades according to)In addition, 15 shots from the AGS were fired.</text:p>
      <text:p text:style-name="P4">
The Krasnopil community has five "arrivals" from mortars.</text:p>
      <text:p text:style-name="P4">
According to preliminary OVA data, without casualties and destruction.</text:p>
      <text:p text:style-name="P4">
<text:span text:style-name="T4">
 Read also: </text:span>
 <text:a xlink:type="simple" xlink:href="https://www.ukrinform.ua/rubric-regions/3714660-na-sumsini-vnaslidok-artobstrilu-poskodzenij-budinok-ditacoi-tvorcosti.html" text:style-name="Internet_20_link" text:visited-style-name="Visited_20_Internet_20_Link">
on and as a result of the shelling damaged house of children's creation</text:a>
As reported by Ukrinform, on May 27 <text:a xlink:type="simple" xlink:href="http://www.ukrinform.ua/rubric-ato/3715022-rosiani-obstrilali-selo-na-cernigivsini-poskodzeni-zitlovi-budinki-j-lep.html" text:style-name="Internet_20_link" text:visited-style-name="Visited_20_Internet_20_Link">
Russian army fired at the village of Iron Square</text:a>
The Novgorod -Siverskyi district of Chernihiv region, having damaged residential buildings and lines - without electricity there are more than a thousand consumers.</text:p>
      <text:p text:style-name="P4">
News Source: <text:a xlink:type="simple" xlink:href="https://www.ukrinform.ua/rubric-ato/3715065-rosiani-za-den-18-raziv-obstrilali-prikordonna-sumsini.html" text:style-name="Internet_20_link" text:visited-style-name="Visited_20_Internet_20_Link">
https://www.ukrinform.ua/rubric-ato/3715065-rosiani-za-den-18-raziv-obstrilali-prikordonna-sumsini.html</text:a>
</text:p>
      <!--NEWS-->
      <text:h text:style-name="P10" text:outline-level="1">
<text:span text:style-name="T4">
"Luton" for the first time in history went out to the APL</text:span>
</text:h>
      <text:p text:style-name="P4">
Authors: Ukrinform (Person)</text:p>
      <text:p text:style-name="P4">
Publisher: Укринформ (Organization)</text:p>
      <text:p text:style-name="P4">
Published Time: 2023-05-27T22:33:18+03:00</text:p>
      <text:p text:style-name="P4">
Modified Time: 2023-05-27T22:33:18+03:00</text:p>
      <text:p text:style-name="P4">
Description: In the Luton penalty series he beat Covenry. - Ukrinform.</text:p>
      <text:p text:style-name="P4">
Images: ['<text:a xlink:type="simple" xlink:href="https://static.ukrinform.com/photos/2023_05/thumb_files/630_360_1685215744-571.png" text:style-name="Internet_20_link" text:visited-style-name="Visited_20_Internet_20_Link">
630_360_16852...</text:a>
']</text:p>
      <text:p text:style-name="P4">
Tags: ['Футбол', 'АПЛ']</text:p>
      <text:p text:style-name="P4">
Type: Article</text:p>
      <!--METADATA-->
      <text:p text:style-name="P4">
<draw:frame draw:style-name="fr1" draw:name="Image204" text:anchor-type="as-char" svg:width="6.9236in" svg:height="3.956343in" draw:z-index="0">
<draw:image xlink:href="../Images/yкринформ/2023-05-27T22-33-18-03-00/630_360_1685215744-571.png" xlink:type="simple" xlink:show="embed" xlink:actuate="onLoad" draw:mime-type="image/png"/>
</draw:frame>
In the Luton series, he beat Covenry.</text:p>
      <text:p text:style-name="P4">
In the final match of the playoff championship "Luton" beat "Coventry" -(1:1(0:1), 5: 6 in a penalty series)But he went out to the English Premier League, met at Wembleu Stadium, Ukrinform reports.</text:p>
      <text:p text:style-name="P4">
Luton was the first to open the score in the match after Jordan Clark's goal in the 21st-icon of the game. "Coventry" played after a break due to a well -stroke. By the end of the meeting, none of the teams was able to score the winner, and the extra time also found the strongest.</text:p>
      <text:p text:style-name="P4">
In the penalty series, Luton players were more accurately punched - 6: 5.</text:p>
      <text:p text:style-name="P4">
For the first time in history, Luton went to the English Premier League. In the championship tournament, the team took third place. In the semi-finals of the play-office "Luton" was stronger than "Sanderland", and "Coventri" passed "Middlsbro".</text:p>
      <text:p text:style-name="P4">
<text:span text:style-name="T4">
 Read also: </text:span>
 <text:a xlink:type="simple" xlink:href="https://www.ukrinform.ua/rubric-sports/3711013-koventri-ta-luton-zigraut-u-finali-plejoff-za-vihid-do-apl.html" text:style-name="Internet_20_link" text:visited-style-name="Visited_20_Internet_20_Link">
"Coventry" and "Luto" will play in the playoffs finals on the exit of the APL</text:a>
According to Ukrinform, Bernley and Sheffield United came from the championship directly to the English Prime Minister Ligitita.</text:p>
      <text:p text:style-name="P4">
Photo: Getty Images</text:p>
      <text:p text:style-name="P4">
News Source: <text:a xlink:type="simple" xlink:href="https://www.ukrinform.ua/rubric-sports/3715066-luton-vperse-v-istorii-vijsov-v-apl.html" text:style-name="Internet_20_link" text:visited-style-name="Visited_20_Internet_20_Link">
https://www.ukrinform.ua/rubric-sports/3715066-luton-vperse-v-istorii-vijsov-v-apl.html</text:a>
</text:p>
      <!--NEWS-->
      <text:h text:style-name="P10" text:outline-level="1">
<text:span text:style-name="T4">
Tandir's judge was taken into custody without bail</text:span>
</text:h>
      <text:p text:style-name="P4">
Authors: Ukrinform (Person)</text:p>
      <text:p text:style-name="P4">
Publisher: Укринформ (Organization)</text:p>
      <text:p text:style-name="P4">
Published Time: 2023-05-27T22:55:00+03:00</text:p>
      <text:p text:style-name="P4">
Modified Time: 2023-05-27T22:55:00+03:00</text:p>
      <text:p text:style-name="P4">
Description: At a hearing, the Pechersk District Court chose a measure of restraint to the head of the Makariv district court Alexei Tandir - detention until July 21 without the possibility of bail. - Ukrinform.</text:p>
      <text:p text:style-name="P4">
Images: ['<text:a xlink:type="simple" xlink:href="https://static.ukrinform.com/photos/2023_05/thumb_files/630_360_1685217512-297.jpg" text:style-name="Internet_20_link" text:visited-style-name="Visited_20_Internet_20_Link">
630_360_16852...</text:a>
']</text:p>
      <text:p text:style-name="P4">
Tags: ['Арешт', 'ДТП', 'Суд']</text:p>
      <text:p text:style-name="P4">
Type: Article</text:p>
      <!--METADATA-->
      <text:p text:style-name="P4">
<draw:frame draw:style-name="fr1" draw:name="Image205" text:anchor-type="as-char" svg:width="6.9236in" svg:height="3.956343in" draw:z-index="0">
<draw:image xlink:href="../Images/yкринформ/2023-05-27T22-55-00-03-00/630_360_1685217512-297.jpg" xlink:type="simple" xlink:show="embed" xlink:actuate="onLoad" draw:mime-type="image/jpeg"/>
</draw:frame>
At a hearing, the Pechersk Regional Court chose a preventive measure to the head of the Makariv district court of tandoor - detention until July 21 without the possibility of making a deposit.</text:p>
      <text:p text:style-name="P4">
About it reports <text:a xlink:type="simple" xlink:href="https://t.me/s/suspilnenews" text:style-name="Internet_20_link" text:visited-style-name="Visited_20_Internet_20_Link">
public</text:a>
, reports Ukrinform.</text:p>
      <text:p text:style-name="P4">
"Judges Alexei Tandoor, suspected of a deadly accident in a state of alcohol intoxication, which resulted in the died of the National Guard, the court of the restraint - detention without the possibility of bail by July 21," the statement said.</text:p>
      <text:p text:style-name="P4">
As <text:a xlink:type="simple" xlink:href="https://suspilne.media/amp/489238-suddi-tandiri-akij-zbiv-nasmert-nacgvardijca-obrali-zapobiznij-zahid/" text:style-name="Internet_20_link" text:visited-style-name="Visited_20_Internet_20_Link">
indicated</text:a>
, prosecutor Anton Voitenko insisted on the selection of a pre -trial detention. In substantiating his position, he emphasized several funds. First, according to him, the suspect in place <text:a xlink:type="simple" xlink:href="https://www.ukrinform.ua/tag-dtp" text:style-name="Internet_20_link" text:visited-style-name="Visited_20_Internet_20_Link">
accident</text:a>
There was an inaudible language, and witnesses and the smell of alcohol. Secondly, the speed of the tandoor's car was greater, as evidenced by the mechanical damage to the car.</text:p>
      <text:p text:style-name="P4">
<text:span text:style-name="T4">
 Read also: </text:span>
 <text:a xlink:type="simple" xlink:href="https://www.ukrinform.ua/rubric-society/3715033-zapobiznij-zahid-suddi-tandiru-mozut-obrati-vze-sogodni-dbr.html" text:style-name="Internet_20_link" text:visited-style-name="Visited_20_Internet_20_Link">
a judge's preventive measure can be chosen today - DBR</text:a>
Voitenko also drew attention to the behavior of the suspect after the accident and the fact that the taking of blood took 18 hours due to the initial refusal of the tandoor.</text:p>
      <text:p text:style-name="P4">
As reported by Ukrinform, on the night of May 26, the head of the Makariv District Court Tandir <text:a xlink:type="simple" xlink:href="http://www.ukrinform.ua/rubric-kyiv/3714354-na-odnomu-iz-stolicnih-blokpostiv-sudda-na-smert-zbiv-nacgvardijca.html#" text:style-name="Internet_20_link" text:visited-style-name="Visited_20_Internet_20_Link">
knocked to death</text:a>
The 23-year-old National Guard on a checkpoint in the capital. He was detained by the law enforcement officers.</text:p>
      <text:p text:style-name="P4">
The judge refused to examine the content of alcohol and drugs, but the malovisual clinical signs of intoxication. The court granted permission for compulsory selection of biological samples.</text:p>
      <text:p text:style-name="P4">
In fact of an accident <text:a xlink:type="simple" xlink:href="http://www.ukrinform.ua/rubric-kyiv/3714707-suddi-akij-na-smert-zbiv-nacgvardijca-ogolosili-pidozru.html" text:style-name="Internet_20_link" text:visited-style-name="Visited_20_Internet_20_Link">
criminal proceedings have been started</text:a>
for hours 3 sages 286-1(Violation of traffic safety or operation of transport by persons who manage transportation facilities in a state of intoxication)Criminal Code of Ukraine.The staff of the Makariv District Court <text:a xlink:type="simple" xlink:href="http://www.ukrinform.ua/rubric-kyiv/3714487-u-makarivskomu-rajsudi-prokomentuvali-smertelnu-dtp-za-ucasti-golovi-sudu-tandira.html" text:style-name="Internet_20_link" text:visited-style-name="Visited_20_Internet_20_Link">
</text:a>
<text:a xlink:type="simple" xlink:href="http://www.ukrinform.ua/rubric-kyiv/3714487-u-makarivskomu-rajsudi-prokomentuvali-smertelnu-dtp-za-ucasti-golovi-sudu-tandira.html" text:style-name="Internet_20_link" text:visited-style-name="Visited_20_Internet_20_Link">
stated that he did not justify the actions of the President of the Court</text:a>
But a complete and impartial investigation into a tragic event is a complete and impartial investigation.</text:p>
      <text:p text:style-name="P4">
<text:span text:style-name="T5">
Foto: public</text:span>
</text:p>
      <text:p text:style-name="P4">
News Source: <text:a xlink:type="simple" xlink:href="https://www.ukrinform.ua/rubric-society/3715069-suddu-tandira-vzali-pid-vartu-bez-prava-zastavi.html" text:style-name="Internet_20_link" text:visited-style-name="Visited_20_Internet_20_Link">
https://www.ukrinform.ua/rubric-society/3715069-suddu-tandira-vzali-pid-vartu-bez-prava-zastavi.html</text:a>
</text:p>
      <!--NEWS-->
      <text:h text:style-name="P10" text:outline-level="1">
<text:span text:style-name="T4">
Konoplyanka left Krakow</text:span>
</text:h>
      <text:p text:style-name="P4">
Authors: Ukrinform (Person)</text:p>
      <text:p text:style-name="P4">
Publisher: Укринформ (Organization)</text:p>
      <text:p text:style-name="P4">
Published Time: 2023-05-27T23:13:00+03:00</text:p>
      <text:p text:style-name="P4">
Modified Time: 2023-05-27T23:13:00+03:00</text:p>
      <text:p text:style-name="P4">
Description: The Ukrainian became a free agent. - Ukrinform.</text:p>
      <text:p text:style-name="P4">
Images: ['<text:a xlink:type="simple" xlink:href="https://static.ukrinform.com/photos/2023_05/thumb_files/630_360_1685218305-279.jpg" text:style-name="Internet_20_link" text:visited-style-name="Visited_20_Internet_20_Link">
630_360_16852...</text:a>
']</text:p>
      <text:p text:style-name="P4">
Tags: ['Футбол', 'Коноплянка']</text:p>
      <text:p text:style-name="P4">
Type: Article</text:p>
      <!--METADATA-->
      <text:p text:style-name="P4">
<draw:frame draw:style-name="fr1" draw:name="Image206" text:anchor-type="as-char" svg:width="6.9236in" svg:height="3.956343in" draw:z-index="0">
<draw:image xlink:href="../Images/yкринформ/2023-05-27T23-13-00-03-00/630_360_1685218305-279.jpg" xlink:type="simple" xlink:show="embed" xlink:actuate="onLoad" draw:mime-type="image/jpeg"/>
</draw:frame>
Ukrainian a free agent.</text:p>
      <text:p text:style-name="P4">
Polish football club "Krakowia" officially <text:a xlink:type="simple" xlink:href="https://twitter.com/MKSCracoviaSSA/status/1662519912324296706" text:style-name="Internet_20_link" text:visited-style-name="Visited_20_Internet_20_Link">
announced</text:a>
About the departure of 33-year-old Ukrainian vineerevgen Konoplyanka, Ukrinform reports.</text:p>
      <text:p text:style-name="P4">
The parties did not extend the contract, now Konoplyanka has become a free agent.</text:p>
      <text:p text:style-name="P4">
For Krakowia, Konoplyanka acted 1.5 of the season. Initially, he was a rented Polish team from Shakhtar, and then Eugene signed a full -fledged agreement.</text:p>
      <text:p text:style-name="P4">
<text:span text:style-name="T4">
 Read also: </text:span>
 <text:a xlink:type="simple" xlink:href="https://www.ukrinform.ua/rubric-sports/3703421-gol-konoplanki-vvratuvav-krakoviu-vid-porazki-u-matci-cempionatu-polsi.html" text:style-name="Internet_20_link" text:visited-style-name="Visited_20_Internet_20_Link">
goal squeezed "Krakow" from defeat in the match of the championship</text:a>
In the asset of the famous Ukrainian football player 38 Igor for Krakow, in which he gave 4 goals and gave 2 assistants.</text:p>
      <text:p text:style-name="P4">
Photo: twitter.com/mkscracoviassa</text:p>
      <text:p text:style-name="P4">
News Source: <text:a xlink:type="simple" xlink:href="https://www.ukrinform.ua/rubric-sports/3715071-konoplanka-pokinuv-krakoviu.html" text:style-name="Internet_20_link" text:visited-style-name="Visited_20_Internet_20_Link">
https://www.ukrinform.ua/rubric-sports/3715071-konoplanka-pokinuv-krakoviu.html</text:a>
</text:p>
      <!--NEWS-->
      <text:h text:style-name="P10" text:outline-level="1">
<text:span text:style-name="T4">
May Musk was awarded in Cannes Oscar for Influeners</text:span>
</text:h>
      <text:p text:style-name="P4">
Authors: Ukrinform (Person)</text:p>
      <text:p text:style-name="P4">
Publisher: Укринформ (Organization)</text:p>
      <text:p text:style-name="P4">
Published Time: 2023-05-27T23:16:00+03:00</text:p>
      <text:p text:style-name="P4">
Modified Time: 2023-05-27T23:16:00+03:00</text:p>
      <text:p text:style-name="P4">
Description: During the Cannes Film Festival, the most influential personalities from the world of social networks were awarded. Among the winners "Oscar for Influeners" was received by May Musk, Model, Mother Ilona Mask. - Ukrinform.</text:p>
      <text:p text:style-name="P4">
Images: ['<text:a xlink:type="simple" xlink:href="https://static.ukrinform.com/photos/2023_05/thumb_files/630_360_1685188403-824.jpg" text:style-name="Internet_20_link" text:visited-style-name="Visited_20_Internet_20_Link">
630_360_16851...</text:a>
', '<text:a xlink:type="simple" xlink:href="https://static.ukrinform.com/photos/2023_05/1685188402-639.jpg" text:style-name="Internet_20_link" text:visited-style-name="Visited_20_Internet_20_Link">
1685188402-63...</text:a>
', '<text:a xlink:type="simple" xlink:href="https://static.ukrinform.com/photos/2023_05/1685188402-681.jpg" text:style-name="Internet_20_link" text:visited-style-name="Visited_20_Internet_20_Link">
1685188402-68...</text:a>
', '<text:a xlink:type="simple" xlink:href="https://static.ukrinform.com/photos/2023_05/1685188402-523.jpg" text:style-name="Internet_20_link" text:visited-style-name="Visited_20_Internet_20_Link">
1685188402-52...</text:a>
', '<text:a xlink:type="simple" xlink:href="https://static.ukrinform.com/photos/2023_05/1685188402-481.jpg" text:style-name="Internet_20_link" text:visited-style-name="Visited_20_Internet_20_Link">
1685188402-48...</text:a>
']</text:p>
      <text:p text:style-name="P4">
Tags: ['Ілон Маск', 'Канни', 'Нагорода']</text:p>
      <text:p text:style-name="P4">
Type: Article</text:p>
      <!--METADATA-->
      <text:p text:style-name="P4">
<draw:frame draw:style-name="fr1" draw:name="Image208" text:anchor-type="as-char" svg:width="6.9236in" svg:height="3.956343in" draw:z-index="0">
<draw:image xlink:href="../Images/yкринформ/2023-05-27T23-16-00-03-00/630_360_1685188403-824.jpg" xlink:type="simple" xlink:show="embed" xlink:actuate="onLoad" draw:mime-type="image/jpeg"/>
</draw:frame>
During the Temporary Film Festival, the most influential personalities of social networks were awarded. Among the winners of "Influenzers" received Meimask, Model, Mother Ilon Mask.</text:p>
      <text:p text:style-name="P4">
The press service of the organizers of the Wiba Awards.</text:p>
      <text:p text:style-name="P4">
“On May 26, the Annual World Oscar for Influeners took place in Cannes, -wiba Awards during the Cannes Film Festival. They noted the most influential staff from the world of social networks. Among the winners and guests of the Wiba Awards is the May Musk model, Ilon Mask's mother; The most famous ART sculptor Richard Orlinsky sculptor; singer Sophie Alice-Bextor, the first Svita Topmodel in Hijab Halim Aden; Charlie Chaplin Chaplin's grandson, ”the organizers reported.</text:p>
      <text:p text:style-name="P4">
<draw:frame draw:style-name="fr1" draw:name="Image209" text:anchor-type="as-char" svg:width="6.9236in" svg:height="4.615733in" draw:z-index="0">
<draw:image xlink:href="../Images/yкринформ/2023-05-27T23-16-00-03-00/1685188402-639.jpg" xlink:type="simple" xlink:show="embed" xlink:actuate="onLoad" draw:mime-type="image/jpeg"/>
</draw:frame>
This year's ceremony - was an anniversary, already fifth. WIBA WIBA AWARDS WIBA Association brings together about 600 opinions with a total audience of more than 500 million follicles from all over the world.</text:p>
      <text:p text:style-name="P4">
The chairman and founder of the Association, who started the Oscar for Influeners - Lviv Maria Grazhina Chaplin. The host of Gala-Termonia became a popular comish from the United States Kira Soltanovich. Kira, who was born in Lviv, grew up by Usan-Francisco, and success as a standap-commic, actress and writer reached a sloss-angeles.</text:p>
      <text:p text:style-name="P4">
<draw:frame draw:style-name="fr1" draw:name="Image210" text:anchor-type="as-char" svg:width="6.9236in" svg:height="4.615733in" draw:z-index="0">
<draw:image xlink:href="../Images/yкринформ/2023-05-27T23-16-00-03-00/1685188402-681.jpg" xlink:type="simple" xlink:show="embed" xlink:actuate="onLoad" draw:mime-type="image/jpeg"/>
</draw:frame>
Yulia Mendel, Volodymyr Zelensky's Expresskretic, addressed the influolers at the Wiba Awards and initiating the Save Ukraine NGO Fund.</text:p>
      <text:p text:style-name="P4">
<draw:frame draw:style-name="fr1" draw:name="Image211" text:anchor-type="as-char" svg:width="6.9236in" svg:height="4.615733in" draw:z-index="0">
<draw:image xlink:href="../Images/yкринформ/2023-05-27T23-16-00-03-00/1685188402-523.jpg" xlink:type="simple" xlink:show="embed" xlink:actuate="onLoad" draw:mime-type="image/jpeg"/>
</draw:frame>
The organizers point out that the Ukrainian summons is especially important for cherrymonia. Within Wiba Awards, stocks are regularly held in support of the country. Last year, during the awarding, funds were raised to help children affected by the war. And WIBA awards were received by a jamal singer, cook Yevgeny Klopotenko, Sasha Chisha and Anna Andres.</text:p>
      <text:p text:style-name="P4">
<draw:frame draw:style-name="fr1" draw:name="Image212" text:anchor-type="as-char" svg:width="6.9236in" svg:height="4.615733in" draw:z-index="0">
<draw:image xlink:href="../Images/yкринформ/2023-05-27T23-16-00-03-00/1685188402-481.jpg" xlink:type="simple" xlink:show="embed" xlink:actuate="onLoad" draw:mime-type="image/jpeg"/>
</draw:frame>
As reported by Ukrinform, <text:a xlink:type="simple" xlink:href="https://www.ukrinform.ua/rubric-society/3453079-harkivskogo-kotablogera-stepana-nominuvali-na-svitovu-premiu-blogeriv.html" text:style-name="Internet_20_link" text:visited-style-name="Visited_20_Internet_20_Link">
popular cat-blogger Stepan from Kharkiv</text:a>
, nominated for the World InfluenCers and Bloggers Awards 2022.  Photo: Getty Images</text:p>
      <text:p text:style-name="P4">
News Source: <text:a xlink:type="simple" xlink:href="https://www.ukrinform.ua/rubric-world/3714949-mej-mask-nagorodili-v-kannah-oskarom-dla-influenseriv.html" text:style-name="Internet_20_link" text:visited-style-name="Visited_20_Internet_20_Link">
https://www.ukrinform.ua/rubric-world/3714949-mej-mask-nagorodili-v-kannah-oskarom-dla-influenseriv.html</text:a>
</text:p>
      <!--NEWS-->
      <text:h text:style-name="P10" text:outline-level="1">
<text:span text:style-name="T4">
Bohun Military Lyceum Military Lyceum has released almost 300 cadets</text:span>
</text:h>
      <text:p text:style-name="P4">
Authors: Ukrinform (Person)</text:p>
      <text:p text:style-name="P4">
Publisher: Укринформ (Organization)</text:p>
      <text:p text:style-name="P4">
Published Time: 2023-05-27T23:38:00+03:00</text:p>
      <text:p text:style-name="P4">
Modified Time: 2023-05-27T23:38:00+03:00</text:p>
      <text:p text:style-name="P4">
Description: 299 cadets were released at the Ivan Bohun Military Lyceum, including 25 girls. - Ukrinform.</text:p>
      <text:p text:style-name="P4">
Images: ['<text:a xlink:type="simple" xlink:href="https://static.ukrinform.com/photos/2023_05/thumb_files/630_360_1685219670-342.jpg" text:style-name="Internet_20_link" text:visited-style-name="Visited_20_Internet_20_Link">
630_360_16852...</text:a>
']</text:p>
      <text:p text:style-name="P4">
Tags: ['Гордійчук', 'Військові', 'Київ', 'Курсант']</text:p>
      <text:p text:style-name="P4">
Type: Article</text:p>
      <!--METADATA-->
      <text:p text:style-name="P4">
<draw:frame draw:style-name="fr1" draw:name="Image213" text:anchor-type="as-char" svg:width="6.9236in" svg:height="3.956343in" draw:z-index="0">
<draw:image xlink:href="../Images/yкринформ/2023-05-27T23-38-00-03-00/630_360_1685219670-342.jpg" xlink:type="simple" xlink:show="embed" xlink:actuate="onLoad" draw:mime-type="image/jpeg"/>
</draw:frame>
The Ivan Bohun UKIiv Military Lyceum was released 299, including 25 girls.</text:p>
      <text:p text:style-name="P4">
According to Ukrinform, the Kyiv City Military Administration reported on <text:a xlink:type="simple" xlink:href="https://www.facebook.com/kyivmva/" text:style-name="Internet_20_link" text:visited-style-name="Visited_20_Internet_20_Link">
Facebook</text:a>
.</text:p>
      <text:p text:style-name="P4">
It is noted that most graduates will continue their training in military universities, will become officers and create a new generation of the Armed Forces of Ukraine.</text:p>
      <text:p text:style-name="P4">
The graduation celebrations were opened by the head of the Lyceum, Hero of Ukraine Major General Igor Gorniychuk. The introductory speech was addressed by the head of the KMVA, Colonel-General Sergey Popko.</text:p>
      <text:p text:style-name="P4">
“It is a great honor for me to be in these walls. Because this is my alma mater. Exactly 45 years ago, as well as you now, I was a graduate of this institution. The Kiev Lyceum at all times of its existence was a school of honor and valor. Lyceum is written by the names of his graduates of the Heroes of Ukraine - Andriy Kizilo, Alexander Kukurba and others. And the head of the Kiev Military Lyceum Igor Gorniychuk is an example of the indomitability and courage of the Ukrainian warrior. And as he says, the Lyceum must meet modern challenges, produce specialists-English-speaking Bandera, Cossack-characterists, masters of sports for the destruction of the enemy. Necessarily thank your teachers who put your soul in your learning, ”said the KMVA head.</text:p>
      <text:p text:style-name="P4">
<text:span text:style-name="T4">
 Read also: </text:span>
 <text:a xlink:type="simple" xlink:href="https://www.ukrinform.ua/rubric-society/3694873-zelenskij-privitav-vipusknikiv-sistemi-mvs.html" text:style-name="Internet_20_link" text:visited-style-name="Visited_20_Internet_20_Link">
Zelensky congratulated the Ministry of Internal Affairs</text:a>
Popko thanked the Cadets for the fact that during the war they chose the difficult, butporous way to be <text:a xlink:type="simple" xlink:href="https://www.ukrinform.ua/tag-vijskovi" text:style-name="Internet_20_link" text:visited-style-name="Visited_20_Internet_20_Link">
military</text:a>
.</text:p>
      <text:p text:style-name="P4">
“You are the descendants of Ivan Bohun, Peter Sahaidachny and Stepan Bandera. You create a history of the Armed Forces of Ukraine. The future of our country depends on you!We bring peace in Ukraine after our victory!”,-said Colonel-General Popko.</text:p>
      <text:p text:style-name="P4">
As reported by Ukrinform, in the Armed Forces of the Armed Forces last year <text:a xlink:type="simple" xlink:href="http://www.ukrinform.ua/rubric-society/3698489-u-suhoputnih-vijskah-zsu-nalicuetsa-majze-38-tisaci-zinokoficeriv.html" text:style-name="Internet_20_link" text:visited-style-name="Visited_20_Internet_20_Link">
the number of women servicemen increased</text:a>
, many of them occupy public positions.</text:p>
      <text:p text:style-name="P4">
News Source: <text:a xlink:type="simple" xlink:href="https://www.ukrinform.ua/rubric-kyiv/3715073-kiivskij-vijskovij-licej-imeni-boguna-vipustiv-majze-300-kadetiv.html" text:style-name="Internet_20_link" text:visited-style-name="Visited_20_Internet_20_Link">
https://www.ukrinform.ua/rubric-kyiv/3715073-kiivskij-vijskovij-licej-imeni-boguna-vipustiv-majze-300-kadetiv.html</text:a>
</text:p>
      <!--NEWS-->
      <text:h text:style-name="P10" text:outline-level="1">
<text:span text:style-name="T4">
After enemy shelling of Gulyaypol, rescuers pulled out of the rubble of a man</text:span>
</text:h>
      <text:p text:style-name="P4">
Authors: Ukrinform (Person)</text:p>
      <text:p text:style-name="P4">
Publisher: Укринформ (Organization)</text:p>
      <text:p text:style-name="P4">
Published Time: 2023-05-27T23:58:00+03:00</text:p>
      <text:p text:style-name="P4">
Modified Time: 2023-05-27T23:58:00+03:00</text:p>
      <text:p text:style-name="P4">
Description: In Gulyaypol of Zaporizhzhya region, which once again suffered hostile shelling, rescuers were pulled out of the rubble of a man - he was taken to the hospital. - Ukrinform.</text:p>
      <text:p text:style-name="P4">
Images: ['<text:a xlink:type="simple" xlink:href="https://static.ukrinform.com/photos/2022_06/thumb_files/630_360_1654768443-794.jpg" text:style-name="Internet_20_link" text:visited-style-name="Visited_20_Internet_20_Link">
630_360_16547...</text:a>
']</text:p>
      <text:p text:style-name="P4">
Tags: ['Обстріл', 'Запоріжжя', 'Війна з Росією']</text:p>
      <text:p text:style-name="P4">
Type: Article</text:p>
      <!--METADATA-->
      <text:p text:style-name="P4">
<draw:frame draw:style-name="fr1" draw:name="Image214" text:anchor-type="as-char" svg:width="6.9236in" svg:height="3.956343in" draw:z-index="0">
<draw:image xlink:href="../Images/yкринформ/2023-05-27T23-58-00-03-00/630_360_1654768443-794.jpg" xlink:type="simple" xlink:show="embed" xlink:actuate="onLoad" draw:mime-type="image/jpeg"/>
</draw:frame>
Uguliayaypoli of Zaporizhzhya region, which once again suffered hostile shelling, rescuers pulled out of the rubble of a man - he was taken to the hospital.</text:p>
      <text:p text:style-name="P4">
About it in <text:a xlink:type="simple" xlink:href="https://t.me/zoda_gov_ua/19059" text:style-name="Internet_20_link" text:visited-style-name="Visited_20_Internet_20_Link">
telegram</text:a>
Yuriy Malashko, Yuriy Malashko, reported, Ukrinform reports.</text:p>
      <text:p text:style-name="P4">
"The enemy hit the unbreakable city again. A 39 -year -old man was under the rubble of his own home. The experts promptly unblocked the victim's tades to a medical institution," he said.</text:p>
      <text:p text:style-name="P4">
<text:span text:style-name="T4">
 Read also: </text:span>
 <text:a xlink:type="simple" xlink:href="https://www.ukrinform.ua/rubric-ato/3715047-rosiani-zavdali-se-cotiri-udari-po-prikordonnu-cernigivsini.html" text:style-name="Internet_20_link" text:visited-style-name="Visited_20_Internet_20_Link">
Russians have made four more beats on the border of the Chernihiv region</text:a>
As reported by Ukrinform, <text:a xlink:type="simple" xlink:href="https://www.ukrinform.ua/rubric-ato/3715006-vorog-obstrilav-stepnogirsk-na-zaporizzi-dvoe-poranenih.html" text:style-name="Internet_20_link" text:visited-style-name="Visited_20_Internet_20_Link">
Russian invaders fired at the Stepnogorskzapozhye region</text:a>
, the wounds are suffered by civilians, one of them in serious condition.</text:p>
      <text:p text:style-name="P4">
Photo: Yuri Malashko, Telegram</text:p>
      <text:p text:style-name="P4">
News Source: <text:a xlink:type="simple" xlink:href="https://www.ukrinform.ua/rubric-ato/3715054-pisla-vorozih-obstriliv-gulajpola-ratuvalniki-vitagli-zpid-zavaliv-colovika.html" text:style-name="Internet_20_link" text:visited-style-name="Visited_20_Internet_20_Link">
https://www.ukrinform.ua/rubric-ato/3715054-pisla-vorozih-obstriliv-gulajpola-ratuvalniki-vitagli-zpid-zavaliv-colovika.html</text:a>
</text:p>
      <!--NEWS-->
      <text:h text:style-name="P10" text:outline-level="1">
<text:span text:style-name="T4">
As in February, our defenders stopped the attack of Russian paratroopers in the bug area</text:span>
</text:h>
      <text:p text:style-name="P4">
Author: ['АРМІЯINFORM']</text:p>
      <text:p text:style-name="P4">
Time: 2023-05-27T50:00:00-04:00</text:p>
      <text:p text:style-name="P4">
Description: About Tse Rospovyda, the head of the Ukrainian ZS on his own Storiznz from Facebook: “War ... the war with Ukraine 2022, the war with Ukraine is the latest news today, the News War with Ukraine 2022 is the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p>
      <text:p text:style-name="P4">
Tags: ['STOPRUSSIA', 'АГРЕСІЯ РФ']</text:p>
      <text:p text:style-name="P4">
Category: News</text:p>
      <!--METADATA-->
      <text:p text:style-name="P4">
About it <text:a xlink:type="simple" xlink:href="https://www.facebook.com/CinCAFU/videos/479792854332204/" text:style-name="Internet_20_link" text:visited-style-name="Visited_20_Internet_20_Link">
tells</text:a>
Commander -in -Chief of the Armed Forces of Ukraine on his Facebook page:</text:p>
      <text:p text:style-name="P4">
“In February 2023, during an attempt by the enemy's offensive, the servicemen of the 52th Skole Rifle Battalion stopped the attack of elite units of Russian ladies in the coal. "At that time, 16 pieces of equipment: 12 tanks and 4 BMPs came from the enemy's side," - recalls one of the battalion. "Due to the preliminary preparation of positions, changing the tascoordinated actions of our fighters, the enemy suffered losses and was forced to flee."</text:p>
      <text:p text:style-name="P4">
The unit was equipped with volunteers who took a weapon at the call of the heart to expel the enemy from our earth. This motivation gives the struggle to the struggle: "Confidence in commanders and brothers - the key to success and victory!".</text:p>
      <text:p text:style-name="P4">
News Source: <text:a xlink:type="simple" xlink:href="https://armyinform.com.ua/2023/05/27/yak-u-lyutomu-nashi-zahysnyky-zupynyly-ataku-rosijskyh-desantnykiv-u-rajoni-vugledaru/" text:style-name="Internet_20_link" text:visited-style-name="Visited_20_Internet_20_Link">
https://armyinform.com.ua/2023/05/27/yak-u-lyutomu-nashi-zahysnyky-zupynyly-ataku-rosijskyh-desantnykiv-u-rajoni-vugledaru/</text:a>
</text:p>
      <!--NEWS-->
      <text:h text:style-name="P10" text:outline-level="1">
<text:span text:style-name="T4">
Ukrainian judoists won three medals on the first competitive day of the Grand Prix Upper Austria 2023 tournament tournament</text:span>
</text:h>
      <text:p text:style-name="P4">
Author: ['АРМІЯINFORM']</text:p>
      <text:p text:style-name="P4">
Time: 2023-05-27T51:00:00-04:00</text:p>
      <text:p text:style-name="P4">
Description: In vagi categories up to 60 kg on p'ttal, the strokes of our athletes were stitched: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5/349522022_1029911938004458_3529162677291558509_n.jpg" text:style-name="Internet_20_link" text:visited-style-name="Visited_20_Internet_20_Link">
349522022_1029911938004458_3529162677291558509_n.jpg</text:a>
']</text:p>
      <text:p text:style-name="P4">
Tags: ['STOPRUSSIA', 'АГРЕСІЯ РФ']</text:p>
      <text:p text:style-name="P4">
Category: News</text:p>
      <!--METADATA-->
      <text:p text:style-name="P4">
<draw:frame draw:style-name="fr1" draw:name="Image216" text:anchor-type="as-char" svg:width="6.9236in" svg:height="5.923524in" draw:z-index="0">
<draw:image xlink:href="../Images/AРМІЯINFORM/2023-05-27T51-00-00-04-00/349522022_1029911938004458_3529162677291558509_n.jpg" xlink:type="simple" xlink:show="embed" xlink:actuate="onLoad" draw:mime-type="image/jpeg"/>
</draw:frame>
In the weight category up to 60 kg, two of our exports rose to the pedestal of honor: the Dilta Khalmatov became a silver medalist, and Artem Lesiuk won bronze. Artem Lesiuk won Nazira Taliba's gap in the bronze finals.</text:p>
      <text:p text:style-name="P4">
Darya Bilodid won bronze in the weight category up to 57 kg. In the bronzemotin, the two-time world champion and the bronze medalist of the Golden Skor Olympic Games won Maritz Persichich from Serbia.</text:p>
      <text:p text:style-name="P4">
Congratulations to medalists and their coaches and we wish new victories to our national team in Austria!</text:p>
      <text:p text:style-name="P4">
Source: <text:a xlink:type="simple" xlink:href="https://www.facebook.com/minmolodsport" text:style-name="Internet_20_link" text:visited-style-name="Visited_20_Internet_20_Link">
Ministry of Youth and Sports Ukraine</text:a>
</text:p>
      <text:p text:style-name="P4">
News Source: <text:a xlink:type="simple" xlink:href="https://armyinform.com.ua/2023/05/27/ukrayinski-dzyudoyisty-zdobuly-try-medali-u-pershyj-zmagalnyj-den-turniru-grand-prix-upper-austria-2023/" text:style-name="Internet_20_link" text:visited-style-name="Visited_20_Internet_20_Link">
https://armyinform.com.ua/2023/05/27/ukrayinski-dzyudoyisty-zdobuly-try-medali-u-pershyj-zmagalnyj-den-turniru-grand-prix-upper-austria-2023/</text:a>
</text:p>
      <!--NEWS-->
      <text:h text:style-name="P10" text:outline-level="1">
<text:span text:style-name="T4">
At the session of the NATO Parliamentary Assembly, they considered the benefits of coordinated purchases and logistics</text:span>
</text:h>
      <text:p text:style-name="P4">
Author: ['АРМІЯINFORM']</text:p>
      <text:p text:style-name="P4">
Time: 2023-05-27T52:00:00-04:00</text:p>
      <text:p text:style-name="P4">
Description: In the non -shock spring sede, the parliamentary Asamble of NATO with Luxembourzi Bulo Pirzhah has been bored ... The war with Ukraine 2022, the war with Ukraine is the latest news today, the news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photo_2023-05-26_14-40-58.jpg" text:style-name="Internet_20_link" text:visited-style-name="Visited_20_Internet_20_Link">
photo_2023-05-26_14-40-58.jpg</text:a>
']</text:p>
      <text:p text:style-name="P4">
Tags: ['STOPRUSSIA', 'НАТО']</text:p>
      <text:p text:style-name="P4">
Category: News</text:p>
      <!--METADATA-->
      <text:p text:style-name="P4">
<draw:frame draw:style-name="fr1" draw:name="Image217" text:anchor-type="as-char" svg:width="6.9236in" svg:height="4.615733in" draw:z-index="0">
<draw:image xlink:href="../Images/AРМІЯINFORM/2023-05-27T52-00-00-04-00/photo_2023-05-26_14-40-58.jpg" xlink:type="simple" xlink:show="embed" xlink:actuate="onLoad" draw:mime-type="image/jpeg"/>
</draw:frame>
The recent spring session of the NATO Parliamentary Assembly in Luxembourg emphasized the importance and benefits of coordinated procurement and logistics, which is able to respond quickly to new security challenges and maintain prompt readiness through cooperation and synergy.</text:p>
      <text:p text:style-name="P4">
At a time when countries face an urgent and difficult requirement to restore defense-industrial capabilities based on outdated platforms, the Russian-Ukrainian war in Europe increased the alliance's determination not only quickly but jointly. According to Breakingdefense, this further emphasized the need to coordinate multinational possible. It is vital to strengthen military capabilities by means of modernization, innovation and, most importantly, on the organization of coordinated multinational purchases together with collective logistical support.</text:p>
      <text:p text:style-name="P4">
The combination of resources and experience allows you to optimize the costs of the Defense States, to increase efficiency and, ultimately, to strengthen NATO's capacity to shorten and defense.</text:p>
      <text:p text:style-name="P4">
As a positive example of this approach related to a proven support mechanism, there are examples of a multinational agreement created at the initiative of two or more NATO countries that wish to organize a regular activity in procurement, support and maintenance.</text:p>
      <text:p text:style-name="P4">
Breaking Defense leads to the benefits of a coordinated approach - it is an opportunity to use the scale effect. After all, consolidating and making collective investments, it is possible to reduce costs and achieve a better ratio of price and quality. It also avoids competition between clients for scarce industrial resources.</text:p>
      <text:p text:style-name="P4">
Secondly, Breaking Defense writes that the joint work of scientists from different NATO countries has been a great opportunity to promote technological innovations. It also allows you to efficiently combine intellectual capital, encourage the exchange of knowledge and remain Vavagard of technological achievements. This is especially relevant in the context of new agents, such as cyber, hybrid war, autonomy and artificial intelligence.In addition, the Last NATO Parliamentary Assembly has become an important platform for awareness of the Alliance of Multinational Procurement and Logistics Alliance, especially in the context of discussing a tassel on the Alliance's Security Decision.</text:p>
      <text:p text:style-name="P4">
_ Prepared Valery Gastynshchikov_</text:p>
      <text:p text:style-name="P4">
News Source: <text:a xlink:type="simple" xlink:href="https://armyinform.com.ua/2023/05/27/na-sesiyi-parlamentskij-asambleyi-nato-rozglyanuly-perevagy-skoordynovanyh-zakupivel-i-logistyky/" text:style-name="Internet_20_link" text:visited-style-name="Visited_20_Internet_20_Link">
https://armyinform.com.ua/2023/05/27/na-sesiyi-parlamentskij-asambleyi-nato-rozglyanuly-perevagy-skoordynovanyh-zakupivel-i-logistyky/</text:a>
</text:p>
      <!--NEWS-->
      <text:h text:style-name="P10" text:outline-level="1">
<text:span text:style-name="T4">
Military Russian Federation asks parents to send money due to lack of security - the interception of GUR</text:span>
</text:h>
      <text:p text:style-name="P4">
Author: ['АРМІЯINFORM']</text:p>
      <text:p text:style-name="P4">
Time: 2023-05-27T53:00:00-04:00</text:p>
      <text:p text:style-name="P4">
Description: Golovna managed by the Rosvіki of the Ministry of Defense of Ukraine Oprilyudni Opriloholnnya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09/gur-perehoplennya.jpg" text:style-name="Internet_20_link" text:visited-style-name="Visited_20_Internet_20_Link">
gur-perehoplennya.jpg</text:a>
']</text:p>
      <text:p text:style-name="P4">
Tags: ['STOPRUSSIA', 'АГРЕСІЯ РФ', 'ВТОРГНЕННЯ РФ', 'ГУР МОУ']</text:p>
      <text:p text:style-name="P4">
Category: News</text:p>
      <!--METADATA-->
      <text:p text:style-name="P4">
<draw:frame draw:style-name="fr1" draw:name="Image218" text:anchor-type="as-char" svg:width="6.9236in" svg:height="4.615733in" draw:z-index="0">
<draw:image xlink:href="../Images/AРМІЯINFORM/2023-05-27T53-00-00-04-00/gur-perehoplennya.jpg" xlink:type="simple" xlink:show="embed" xlink:actuate="onLoad" draw:mime-type="image/jpeg"/>
</draw:frame>
Illustrative photo</text:p>
      <text:p text:style-name="P4">
Main Directorate of Intelligence of the Ministry of Defense of Ukraine <text:a xlink:type="simple" xlink:href="https://t.me/DIUkraine" text:style-name="Internet_20_link" text:visited-style-name="Visited_20_Internet_20_Link">
Publicated</text:a>
A new interception of the conversation in which the accumulator asks the parents to send money because of the lack of security.</text:p>
      <ul>
        <li>
"It came to the head from one mina"; * "There are no cigarettes, no cigarettes, they do not pour, the way is 5."</li>
      </ul>
      <text:p text:style-name="P4">
For every military crime committed against Ukraine, there will be a fair payment.</text:p>
      <text:p text:style-name="P4">
News Source: <text:a xlink:type="simple" xlink:href="https://armyinform.com.ua/2023/05/27/vijskovyj-rf-prosyt-batkiv-vyslaty-groshi-cherez-vidsutnist-zabezpechennya-perehoplennya-gur/" text:style-name="Internet_20_link" text:visited-style-name="Visited_20_Internet_20_Link">
https://armyinform.com.ua/2023/05/27/vijskovyj-rf-prosyt-batkiv-vyslaty-groshi-cherez-vidsutnist-zabezpechennya-perehoplennya-gur/</text:a>
</text:p>
      <!--NEWS-->
      <text:h text:style-name="P10" text:outline-level="1">
<text:span text:style-name="T4">
Despite the large -scale invasion, two other health facilities will be organ transplantation</text:span>
</text:h>
      <text:p text:style-name="P4">
Author: ['АРМІЯINFORM']</text:p>
      <text:p text:style-name="P4">
Time: 2023-05-27T54:00:00-04:00</text:p>
      <text:p text:style-name="P4">
Description: Having praised Vidpov, the production of the production of one, having given it to the Pereslik: KNP “LIKARNA of the Holy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5f8707823a1e9.image-1-1024x683-1.jpg" text:style-name="Internet_20_link" text:visited-style-name="Visited_20_Internet_20_Link">
5f8707823a1e9.image-1-1024x683-1.jpg</text:a>
']</text:p>
      <text:p text:style-name="P4">
Tags: ['STOPRUSSIA', 'АГРЕСІЯ РФ']</text:p>
      <text:p text:style-name="P4">
Category: News</text:p>
      <!--METADATA-->
      <text:p text:style-name="P4">
<draw:frame draw:style-name="fr1" draw:name="Image219" text:anchor-type="as-char" svg:width="6.9236in" svg:height="4.617987in" draw:z-index="0">
<draw:image xlink:href="../Images/AРМІЯINFORM/2023-05-27T54-00-00-04-00/5f8707823a1e9.image-1-1024x683-1.jpg" xlink:type="simple" xlink:show="embed" xlink:actuate="onLoad" draw:mime-type="image/jpeg"/>
</draw:frame>
The government has approved the relevant resolution and added to the list:</text:p>
      <ul>
        <li>
KNP "St. Martin Hospital" in Transcarpathia * KNP "Central City Clinical Hospital" of Sumy City Council.</li>
      </ul>
      <text:p text:style-name="P4">
Expanding the list of medical institutions that can carry out a transplant of a full -scale war and the inability to use medical aviation - the main sign that the transplantation system in the country is actively developing.</text:p>
      <text:p text:style-name="P4">
Speaking of figures, for 2022, doctors spent more than 22% more than organs(384 transplants)than for 2021(313 transplants).А від початку 2023 року до кінця травня проведено вже понад 53% від загальногообсягу трансплантацій, що відбулися у 2022 році.</text:p>
      <text:p text:style-name="P4">
Ухвалена постанова уряду також передбачає, що невдовзі (from January 1 2024)Transplantation operations will be paid <text:a xlink:type="simple" xlink:href="https://www.facebook.com/nszu.ukr" text:style-name="Internet_20_link" text:visited-style-name="Visited_20_Internet_20_Link">
NSAU National Health Service of Ukraine</text:a>
Within the framework of the medical guarantee program. It should be reminded that today all operations in Ukraine are paid for by the Ministry of Health within the framework of the Pilot project to change the mechanism of financial support of operational treatment on organ transplantation and other anatomical materials.</text:p>
      <text:p text:style-name="P4">
Source: <text:a xlink:type="simple" xlink:href="https://www.facebook.com/moz.ukr/posts/pfbid029e6y8ULcAkNPw6VB6Chq4CxPbgQv3GpcdjgckseSLhwviwSSUtGj9TUq6Cq8E7dal" text:style-name="Internet_20_link" text:visited-style-name="Visited_20_Internet_20_Link">
Ministry of Health of Ukraine</text:a>
</text:p>
      <text:p text:style-name="P4">
News Source: <text:a xlink:type="simple" xlink:href="https://armyinform.com.ua/2023/05/27/shhe-u-dvoh-medzakladah-ukrayiny-budut-provodyty-transplantacziyu-organiv/" text:style-name="Internet_20_link" text:visited-style-name="Visited_20_Internet_20_Link">
https://armyinform.com.ua/2023/05/27/shhe-u-dvoh-medzakladah-ukrayiny-budut-provodyty-transplantacziyu-organiv/</text:a>
</text:p>
      <!--NEWS-->
      <text:h text:style-name="P10" text:outline-level="1">
<text:span text:style-name="T4">
The procedure for distributing a subsidy for payment of compensation to persons with disabilities as a result of ATO/OOS has been approved</text:span>
</text:h>
      <text:p text:style-name="P4">
Author: ['АРМІЯINFORM']</text:p>
      <text:p text:style-name="P4">
Time: 2023-05-27T55:00:00-04:00</text:p>
      <text:p text:style-name="P4">
Description: The detachment has hardened the order to the Rosic of the subvention on the vipels of the Grocery Compenser to the special forces ... the war with Ukraine 2022, the war with Ukraine is the latest news today, the News War with Ukraine 2022 Last today, will there be a war between Ukraine and Russia and when, the war with Ukraine in 2022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19/11/invalid.jpg" text:style-name="Internet_20_link" text:visited-style-name="Visited_20_Internet_20_Link">
invalid.jpg</text:a>
']</text:p>
      <text:p text:style-name="P4">
Tags: ['STOPRUSSIA', 'АГРЕСІЯ РФ']</text:p>
      <text:p text:style-name="P4">
Category: News</text:p>
      <!--METADATA-->
      <text:p text:style-name="P4">
<draw:frame draw:style-name="fr1" draw:name="Image220" text:anchor-type="as-char" svg:width="6.9236in" svg:height="2.734822in" draw:z-index="0">
<draw:image xlink:href="../Images/AРМІЯINFORM/2023-05-27T55-00-00-04-00/invalid.jpg" xlink:type="simple" xlink:show="embed" xlink:actuate="onLoad" draw:mime-type="image/jpeg"/>
</draw:frame>
Illustrative photo</text:p>
      <text:p text:style-name="P4">
The Government approved the procedure for distributing a subsidy for payment of monetary compensation to persons with disabilities of group I-II as a result of ATO/OOS and members of the families of dead(the dead)defenders and defenders of Ukraine.</text:p>
      <text:p text:style-name="P4">
About it <text:a xlink:type="simple" xlink:href="https://www.kmu.gov.ua/news/uriad-zatverdyv-poriadok-rozpodilu-subventsii-na-vyplatu-hroshovoi-kompensatsii-osobam-z-invalidnistiu-i-ii-hrupy-vnaslidok-atooos-ta-chlenam-simei-zahyblykh-pomerlykh-zakhysnykiv-i-zakhysnyts-ukrainy" text:style-name="Internet_20_link" text:visited-style-name="Visited_20_Internet_20_Link">
reports</text:a>
Government portal.</text:p>
      <text:p text:style-name="P4">
The Cabinet of Ministers of Ukraine supported the project of Ministers of Ministers of Ministers on the distribution of the budget program 1511040 in the amount of 1 699 057,350 thousand UAH.(the dead)Defenders and Defenders of Ukraine.</text:p>
      <text:p text:style-name="P4">
The Law of Ukraine “On the State Budget of Ukraine for 2023” Ministry of Veterans have foresected by national expenditures under the budget program 1511040(Subvention from the State Budget for Payment of Cash Compensation for Families of Victims(the dead)defenders and defenders of Ukraine and persons with disabilities as a result of group I-II from among ATO/OOS participants)in the volume of 1 733 939.2 thousand UAH.</text:p>
      <text:p text:style-name="P4">
“At the expense of distributed funds, the monetary compensation will receive approximately 774 persons of the specified category, which are in the queue for its payment and included in the course of 01.03.2023. The distribution of a subvention balance in the volume of 34 881.85 thousand UAH will be carried out by Ministry of Veterans on the basis of information on the need for monetary compensation to those recipients who were assigned monetary management in the territories where hostilities or temporarily occupied by the Russian Federation were being conducted and not paid. territories, as of 01.06.2023, ”explained Ruslan Prikhodko, Director of the Department of Social Protection of Ministry of Ministry of Defense.</text:p>
      <text:p text:style-name="P4">
The project is agreed without remarks by the Ministry of Finance, the Ministry of Economy, the Ministry of Defense, the Ministry of Justice.</text:p>
      <text:p text:style-name="P4">
News Source: <text:a xlink:type="simple" xlink:href="https://armyinform.com.ua/2023/05/27/zatverdzheno-poryadok-rozpodilu-subvencziyi-na-vyplatu-kompensacziyi-osobam-z-invalidnistyu-vnaslidok-ato-oos/" text:style-name="Internet_20_link" text:visited-style-name="Visited_20_Internet_20_Link">
https://armyinform.com.ua/2023/05/27/zatverdzheno-poryadok-rozpodilu-subvencziyi-na-vyplatu-kompensacziyi-osobam-z-invalidnistyu-vnaslidok-ato-oos/</text:a>
</text:p>
      <!--NEWS-->
      <text:h text:style-name="P10" text:outline-level="1">
<text:span text:style-name="T4">
The procedure for distributing a subsidy for payment of compensation to persons with disabilities as a result of ATO/OOS has been approved</text:span>
</text:h>
      <text:p text:style-name="P4">
Author: ['АРМІЯINFORM']</text:p>
      <text:p text:style-name="P4">
Time: 2023-05-27T55:00:00-04:00</text:p>
      <text:p text:style-name="P4">
Description: The detachment has hardened the order to the Rosic of the subvention on the vipels of the Grocery Compenser to the special forces ... the war with Ukraine 2022, the war with Ukraine is the latest news today, the News War with Ukraine 2022 Last today, will there be a war between Ukraine and Russia and when, the war with Ukraine in 2022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19/11/invalid.jpg" text:style-name="Internet_20_link" text:visited-style-name="Visited_20_Internet_20_Link">
invalid.jpg</text:a>
']</text:p>
      <text:p text:style-name="P4">
Tags: ['STOPRUSSIA', 'АГРЕСІЯ РФ']</text:p>
      <text:p text:style-name="P4">
Category: News</text:p>
      <!--METADATA-->
      <text:p text:style-name="P4">
<draw:frame draw:style-name="fr1" draw:name="Image221" text:anchor-type="as-char" svg:width="6.9236in" svg:height="2.734822in" draw:z-index="0">
<draw:image xlink:href="../Images/AРМІЯINFORM/2023-05-27T55-00-00-04-00/invalid.jpg" xlink:type="simple" xlink:show="embed" xlink:actuate="onLoad" draw:mime-type="image/jpeg"/>
</draw:frame>
Illustrative photo</text:p>
      <text:p text:style-name="P4">
The Government approved the procedure for distributing a subsidy for payment of monetary compensation to persons with disabilities of group I-II as a result of ATO/OOS and members of the families of dead(the dead)defenders and defenders of Ukraine.</text:p>
      <text:p text:style-name="P4">
About it <text:a xlink:type="simple" xlink:href="https://www.kmu.gov.ua/news/uriad-zatverdyv-poriadok-rozpodilu-subventsii-na-vyplatu-hroshovoi-kompensatsii-osobam-z-invalidnistiu-i-ii-hrupy-vnaslidok-atooos-ta-chlenam-simei-zahyblykh-pomerlykh-zakhysnykiv-i-zakhysnyts-ukrainy" text:style-name="Internet_20_link" text:visited-style-name="Visited_20_Internet_20_Link">
reports</text:a>
Government portal.</text:p>
      <text:p text:style-name="P4">
The Cabinet of Ministers of Ukraine supported the project of Ministers of Ministers of Ministers on the distribution of the budget program 1511040 in the amount of 1 699 057,350 thousand UAH.(the dead)Defenders and Defenders of Ukraine.</text:p>
      <text:p text:style-name="P4">
The Law of Ukraine “On the State Budget of Ukraine for 2023” Ministry of Veterans have foresected by national expenditures under the budget program 1511040(Subvention from the State Budget for Payment of Cash Compensation for Families of Victims(the dead)defenders and defenders of Ukraine and persons with disabilities as a result of group I-II from among ATO/OOS participants)in the volume of 1 733 939.2 thousand UAH.</text:p>
      <text:p text:style-name="P4">
“At the expense of distributed funds, the monetary compensation will receive approximately 774 persons of the specified category, which are in the queue for its payment and included in the course of 01.03.2023. The distribution of a subvention balance in the volume of 34 881.85 thousand UAH will be carried out by Ministry of Veterans on the basis of information on the need for monetary compensation to those recipients who were assigned monetary management in the territories where hostilities or temporarily occupied by the Russian Federation were being conducted and not paid. territories, as of 01.06.2023, ”explained Ruslan Prikhodko, Director of the Department of Social Protection of Ministry of Ministry of Defense.</text:p>
      <text:p text:style-name="P4">
The project is agreed without remarks by the Ministry of Finance, the Ministry of Economy, the Ministry of Defense, the Ministry of Justice.</text:p>
      <text:p text:style-name="P4">
News Source: <text:a xlink:type="simple" xlink:href="https://armyinform.com.ua/2023/05/27/zatverdzheno-poryadok-rozpodilu-subvencziyi-na-vyplatu-kompensacziyi-osobam-z-invalidnistyu-vnaslidok-ato-oos/" text:style-name="Internet_20_link" text:visited-style-name="Visited_20_Internet_20_Link">
https://armyinform.com.ua/2023/05/27/zatverdzheno-poryadok-rozpodilu-subvencziyi-na-vyplatu-kompensacziyi-osobam-z-invalidnistyu-vnaslidok-ato-oos/</text:a>
</text:p>
      <!--NEWS-->
      <text:h text:style-name="P10" text:outline-level="1">
<text:span text:style-name="T4">
9 more fighters of terrorist organizations "L/DNR" have been collected</text:span>
</text:h>
      <text:p text:style-name="P4">
Author: ['АРМІЯINFORM']</text:p>
      <text:p text:style-name="P4">
Time: 2023-05-27T56:00:00-04:00</text:p>
      <text:p text:style-name="P4">
Description: About the cereal service of the nonsense of Ukraine. The Service of the Bezpeki Zibravi Docasova Base ... The war with Ukraine 2022, the war with Ukraine is the latest news today, the news war with Ukraine 2022 The latter for today, will there be a war between Ukraine and Russia and when, there will be a war with Ukraine in 2022 or not, it will be or not, it will be or not, it will be or not, it will be or not, it will be or not. whether the war with Ukraine in the near future says, the war with Ukraine, Ukrainian news today, Ukrainian news in Ukrainian media in Russian</text:p>
      <text:p text:style-name="P4">
Images: ['<text:a xlink:type="simple" xlink:href="https://armyinform.com.ua/wp-content/uploads/2023/05/censor_social.jpg" text:style-name="Internet_20_link" text:visited-style-name="Visited_20_Internet_20_Link">
censor_social.jpg</text:a>
']</text:p>
      <text:p text:style-name="P4">
Tags: ['STOPRUSSIA', 'АГРЕСІЯ РФ', 'СБУ']</text:p>
      <text:p text:style-name="P4">
Category: News</text:p>
      <!--METADATA-->
      <text:p text:style-name="P4">
<draw:frame draw:style-name="fr1" draw:name="Image222" text:anchor-type="as-char" svg:width="6.9236in" svg:height="3.63489in" draw:z-index="0">
<draw:image xlink:href="../Images/AРМІЯINFORM/2023-05-27T56-00-00-04-00/censor_social.jpg" xlink:type="simple" xlink:show="embed" xlink:actuate="onLoad" draw:mime-type="image/jpeg"/>
</draw:frame>
About it <text:a xlink:type="simple" xlink:href="https://t.me/SBUkr" text:style-name="Internet_20_link" text:visited-style-name="Visited_20_Internet_20_Link">
reports</text:a>
Security Service of Ukraine.</text:p>
      <text:p text:style-name="P4">
The Security Service has collected a evidence base for 9 other fighters of terrorist organizations "L/DNR". The intruders were captured during the battles in the Aavdiivka, Marinka and Lysychansk in April and May this year.</text:p>
      <text:p text:style-name="P4">
“According to the investigation, the persons involved actively participated in hostilities against the Siloborovna of Ukraine. In addition, they were part of the Russian punitive joints, which conducted "cleaning" of temporarily occupied settlements of Donetsk, Kherson and Zaporizhzhya regions. During such "raids" the main "target" of the racists were Ukrainian military and participants of the resistance movement among the locals. According to investigators, hostile associates are residents of the timely seized areas of Donetsk and Luhansk regions, which, in the beginning of a full -scale invasion, joined the ranks of terrorists "L/DNR", " - the report reads.</text:p>
      <text:p text:style-name="P4">
On the eve of a full -scale invasion, they were transferred to regular units of the Southern Military District of the Armed Forces of the Russian Federation. They were assigned to the positions of snipers, grenade launchers, arrows and machine gunners.</text:p>
      <text:p text:style-name="P4">
Based on the evidence taken, investigators of the Security Service were informed by the persons of the Criminal Code of Ukraine:</text:p>
      <ul>
        <li>
h. 2 Art. 111(a state betrayal committed in a state of martial law); * h. 2 pp. 260(creation not provided by law of armed formations or participation in their activity).</li>
      </ul>
      <text:p text:style-name="P4">
Наразі вони перебувають під вартою. Триває розслідування для встановлення всіхобставин злочинів. Зловмисникам загрожує довічне ув’язнення.</text:p>
      <text:p text:style-name="P4">
Комплексні заходи проводили співробітники СБУ за процесуального керівництваКиївської обласної прокуратури.</text:p>
      <text:p text:style-name="P4">
News Source: <text:a xlink:type="simple" xlink:href="https://armyinform.com.ua/2023/05/27/sbu-zibrala-dokazovu-bazu-na-shhe-9-bojovykiv-terorystychnyh-organizaczij-l-dnr/" text:style-name="Internet_20_link" text:visited-style-name="Visited_20_Internet_20_Link">
https://armyinform.com.ua/2023/05/27/sbu-zibrala-dokazovu-bazu-na-shhe-9-bojovykiv-terorystychnyh-organizaczij-l-dnr/</text:a>
</text:p>
      <!--NEWS-->
      <text:h text:style-name="P10" text:outline-level="1">
<text:span text:style-name="T4">
Aviation of Defense Forces has struck 11 blows in the enemy's concentration areas</text:span>
</text:h>
      <text:p text:style-name="P4">
Author: ['АРМІЯINFORM']</text:p>
      <text:p text:style-name="P4">
Time: 2023-05-27T57:00:00-04:00</text:p>
      <text:p text:style-name="P4">
Description: Avіaatsіya forces of defense for Past Dob took 11 strokes in the areas of Zserdzhennya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9/aviacziya-ps-zsu-zavdara-udariv.jpg" text:style-name="Internet_20_link" text:visited-style-name="Visited_20_Internet_20_Link">
aviacziya-ps-zsu-zavdara-udariv.jpg</text:a>
']</text:p>
      <text:p text:style-name="P4">
Tags: ['STOPRUSSIA', 'АГРЕСІЯ РФ', 'ВТРАТИ ВОРОГА', 'ХРОНІКА ОБОРОНИ']</text:p>
      <text:p text:style-name="P4">
Category: News</text:p>
      <!--METADATA-->
      <text:p text:style-name="P4">
<draw:frame draw:style-name="fr1" draw:name="Image223" text:anchor-type="as-char" svg:width="6.9236in" svg:height="4.49457in" draw:z-index="0">
<draw:image xlink:href="../Images/AРМІЯINFORM/2023-05-27T57-00-00-04-00/aviacziya-ps-zsu-zavdara-udariv.jpg" xlink:type="simple" xlink:show="embed" xlink:actuate="onLoad" draw:mime-type="image/jpeg"/>
</draw:frame>
Illustrative Photo <text:span text:style-name="T4">
 🔥 The Situation of Russian Completion </text:span>
</text:p>
      <text:p text:style-name="P4">
Aviation of defense forces over the past 24 hours has made 11 beats in the areas of concentration of personal staff and enemy military equipment. The 5-fold reconnaissance UAVs type "Orlan-10" and 2-Zala type were also destroyed.</text:p>
      <text:p text:style-name="P4">
About it on Facebook <text:a xlink:type="simple" xlink:href="https://www.facebook.com/GeneralStaff.ua/posts/pfbid02QHeby2RRxVy5PLFdWYoCE6UjsjAf6faquZq5QMNrxz4V7y2wEGS4RtwQEBN7PTxKl" text:style-name="Internet_20_link" text:visited-style-name="Visited_20_Internet_20_Link">
reports</text:a>
The General Staff of the Armed Forces.</text:p>
      <text:p text:style-name="P4">
Missile troops and artillery units were struck by 3 management points, 3 areas of weapons and military equipment, 2 ammunition depots, 2 artillery units at firing positions, 1 means of air defense and 2 more important goals of the enemy.</text:p>
      <text:p text:style-name="P4">
News Source: <text:a xlink:type="simple" xlink:href="https://armyinform.com.ua/2023/05/27/aviacziya-syl-oborony-zavdala-11-udariv-po-rajonah-zoseredzhennya-voroga-3/" text:style-name="Internet_20_link" text:visited-style-name="Visited_20_Internet_20_Link">
https://armyinform.com.ua/2023/05/27/aviacziya-syl-oborony-zavdala-11-udariv-po-rajonah-zoseredzhennya-voroga-3/</text:a>
</text:p>
      <!--NEWS-->
      <text:h text:style-name="P10" text:outline-level="1">
<text:span text:style-name="T4">
About 20 Russian military was deserted in the Svatov area</text:span>
</text:h>
      <text:p text:style-name="P4">
Author: ['АРМІЯINFORM']</text:p>
      <text:p text:style-name="P4">
Time: 2023-05-27T58:00:00-04:00</text:p>
      <text:p text:style-name="P4">
Description: About Tse at Facebook, the General Staff of the ZSU. The Rosiyski pipes ... The war with Ukraine 2022, the war with Ukraine is the latest news today, the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3/okupanty-strilby.jpg" text:style-name="Internet_20_link" text:visited-style-name="Visited_20_Internet_20_Link">
okupanty-strilby.jpg</text:a>
']</text:p>
      <text:p text:style-name="P4">
Tags: ['STOPRUSSIA', 'АГРЕСІЯ РФ']</text:p>
      <text:p text:style-name="P4">
Category: News</text:p>
      <!--METADATA-->
      <text:p text:style-name="P4">
<draw:frame draw:style-name="fr1" draw:name="Image224" text:anchor-type="as-char" svg:width="6.9236in" svg:height="4.33302in" draw:z-index="0">
<draw:image xlink:href="../Images/AРМІЯINFORM/2023-05-27T58-00-00-04-00/okupanty-strilby.jpg" xlink:type="simple" xlink:show="embed" xlink:actuate="onLoad" draw:mime-type="image/jpeg"/>
</draw:frame>
Illustrative Photo <text:span text:style-name="T4">
 🔥 Situation on Russian invasion </text:span>
</text:p>
      <text:p text:style-name="P4">
About it on Facebook <text:a xlink:type="simple" xlink:href="https://www.facebook.com/GeneralStaff.ua/posts/pfbid02QHeby2RRxVy5PLFdWYoCE6UjsjAf6faquZq5QMNrxz4V7y2wEGS4RtwQEBN7PTxKl" text:style-name="Internet_20_link" text:visited-style-name="Visited_20_Internet_20_Link">
reports</text:a>
The General Staff of the Armed Forces.</text:p>
      <text:p text:style-name="P4">
The Russian occupation troops are increasingly celebrating the orders of commanders and desertion. For example, on May 25, about 20 -hour prisoners, who recently undergone accelerated training and arrived for strengthening the unit located in the area of Svatovo settlement, stole KAMAZ car and dropped in an unknown direction. At this time, the location of their interruption has not been set, the searches are ongoing.</text:p>
      <text:p text:style-name="P4">
News Source: <text:a xlink:type="simple" xlink:href="https://armyinform.com.ua/2023/05/27/u-rajoni-svatovogo-dezertyruvaly-blyzko-20-vijskovyh-rf/" text:style-name="Internet_20_link" text:visited-style-name="Visited_20_Internet_20_Link">
https://armyinform.com.ua/2023/05/27/u-rajoni-svatovogo-dezertyruvaly-blyzko-20-vijskovyh-rf/</text:a>
</text:p>
      <!--NEWS-->
      <text:h text:style-name="P10" text:outline-level="1">
<text:span text:style-name="T4">
25 combat clashes took place in the east of the country</text:span>
</text:h>
      <text:p text:style-name="P4">
Author: ['АРМІЯINFORM']</text:p>
      <text:p text:style-name="P4">
Time: 2023-05-27T59:00:00-04:00</text:p>
      <text:p text:style-name="P4">
Description: About Tse at Facebook, the General Staff of the ZSU. The enemy is sung ... War with Ukraine 2022, the war with Ukraine is the latest news today, the news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text:p>
      <text:p text:style-name="P4">
Category: News</text:p>
      <!--METADATA-->
      <text:p text:style-name="P4">
<draw:frame draw:style-name="fr1" draw:name="Image225" text:anchor-type="as-char" svg:width="6.9236in" svg:height="4.615733in" draw:z-index="0">
<draw:image xlink:href="../Images/AРМІЯINFORM/2023-05-27T59-00-00-04-00/artyleriya.jpg" xlink:type="simple" xlink:show="embed" xlink:actuate="onLoad" draw:mime-type="image/jpeg"/>
</draw:frame>
Illustrative Photo <text:span text:style-name="T4">
 🔥 Situation on Russian invasion </text:span>
</text:p>
      <text:p text:style-name="P4">
About it on Facebook <text:a xlink:type="simple" xlink:href="https://www.facebook.com/GeneralStaff.ua/posts/pfbid02QHeby2RRxVy5PLFdWYoCE6UjsjAf6faquZq5QMNrxz4V7y2wEGS4RtwQEBN7PTxKl" text:style-name="Internet_20_link" text:visited-style-name="Visited_20_Internet_20_Link">
reports</text:a>
The General Staff of the Armed Forces.</text:p>
      <text:p text:style-name="P4">
The enemy continues to focus on the main efforts on Kupyansk, Lyman, Bakhmut, Avdiiv and Mariinsky. In total, 25 combat clashes were held at the last day.</text:p>
      <text:p text:style-name="P4">
News Source: <text:a xlink:type="simple" xlink:href="https://armyinform.com.ua/2023/05/27/na-shodi-krayiny-vidbulos-25-bojovyh-zitknen/" text:style-name="Internet_20_link" text:visited-style-name="Visited_20_Internet_20_Link">
https://armyinform.com.ua/2023/05/27/na-shodi-krayiny-vidbulos-25-bojovyh-zitknen/</text:a>
</text:p>
      <!--NEWS-->
      <text:h text:style-name="P10" text:outline-level="1">
<text:span text:style-name="T4">
Enemy's daily loss: minus 480 invaders, 22 artillery systems and 31 drones</text:span>
</text:h>
      <text:p text:style-name="P4">
Author: ['АРМІЯINFORM']</text:p>
      <text:p text:style-name="P4">
Time: 2023-05-27T60:00:00-04:00</text:p>
      <text:p text:style-name="P4">
Description: Zagalni Boyov, Find the enemy on 02/24/22 to 05/27/23 Orintovo to become: ... War with Ukraine 2022, War with Ukraine Latest news today, News War with Ukraine 2022 Last today, will there be a war between Ukraine and Russia and when, war,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photo_5445391127256613779_w-scaled.jpg" text:style-name="Internet_20_link" text:visited-style-name="Visited_20_Internet_20_Link">
photo_5445391127256613779_w-scaled.jpg</text:a>
']</text:p>
      <text:p text:style-name="P4">
Tags: ['STOPRUSSIA', 'ВТОРГНЕННЯ РФ', 'ВТРАТИ ВОРОГА', 'ГШ ЗСУ']</text:p>
      <text:p text:style-name="P4">
Category: News</text:p>
      <!--METADATA-->
      <text:p text:style-name="P4">
<draw:frame draw:style-name="fr1" draw:name="Image226" text:anchor-type="as-char" svg:width="6.9236in" svg:height="6.975527in" draw:z-index="0">
<draw:image xlink:href="../Images/AРМІЯINFORM/2023-05-27T60-00-00-04-00/photo_5445391127256613779_w-scaled.jpg" xlink:type="simple" xlink:show="embed" xlink:actuate="onLoad" draw:mime-type="image/jpeg"/>
</draw:frame>
The total fighting loss of the enemy from 24.02.22 to 27.05.23 will be orientated:</text:p>
      <text:p text:style-name="P4">
<text:span text:style-name="T4">
<text:span text:style-name="T5">
 Personnel - </text:span>
* 206200(+480)persons eliminated</text:span>
<text:span text:style-name="T5">
 tanks - </text:span>
<text:span text:style-name="T5">
 3799(+3)</text:span>
<text:span text:style-name="T4">
 combat armored vehicles - </text:span>
 7442(+7)<text:span text:style-name="T4">
<text:span text:style-name="T5">
 Artillery systems - </text:span>
<text:span text:style-name="T5">
 3406(+22)</text:span>
 </text:span>
 RSZV - <text:span text:style-name="T4">
 572(+2)</text:span>
<text:span text:style-name="T5">
 air defense means - </text:span>
<text:span text:style-name="T5">
 329(+1)</text:span>
<text:span text:style-name="T4">
 aircraft - </text:span>
 310(0)<text:span text:style-name="T4">
<text:span text:style-name="T5">
 helicopters - </text:span>
* 296(0)</text:span>
<text:span text:style-name="T5">
 UAV Operative-tactical level-</text:span>
<text:span text:style-name="T5">
 2941(+31)</text:span>
<text:span text:style-name="T4">
 Winged missiles - </text:span>
 1025(+10)<text:span text:style-name="T4">
<text:span text:style-name="T5">
 ships / boats - </text:span>
* 18(0)</text:span>
<text:span text:style-name="T5">
 Automobile equipment and tanks - </text:span>
<text:span text:style-name="T5">
 6172(+11)</text:span>
<text:span text:style-name="T4">
 Special Technique - </text:span>
 449(+3)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27.05.23.</text:p>
      <text:p text:style-name="P4">
News Source: <text:a xlink:type="simple" xlink:href="https://armyinform.com.ua/2023/05/27/dobovi-vtraty-voroga-minus-480-okupantiv-22-artylerijski-systemy-ta-31-bezpilotnyk/" text:style-name="Internet_20_link" text:visited-style-name="Visited_20_Internet_20_Link">
https://armyinform.com.ua/2023/05/27/dobovi-vtraty-voroga-minus-480-okupantiv-22-artylerijski-systemy-ta-31-bezpilotnyk/</text:a>
</text:p>
      <!--NEWS-->
      <text:h text:style-name="P10" text:outline-level="1">
<text:span text:style-name="T4">
It's time to turn his - Valery Zaluzhni</text:span>
</text:h>
      <text:p text:style-name="P4">
Author: ['АРМІЯINFORM']</text:p>
      <text:p text:style-name="P4">
Time: 2023-05-27T61:00:00-04:00</text:p>
      <text:p text:style-name="P4">
Description: Medicomanman of the Zbroyni forces of Ukraine Valeriy Zaluzhny declare, who mented an hour to turn ... War with Ukraine 2022, war with Ukraine Latest news today, News War with Ukraine 2022 The last ones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STOPRUSSIA', 'АГРЕСІЯ РФ']</text:p>
      <text:p text:style-name="P4">
Category: News</text:p>
      <!--METADATA-->
      <text:p text:style-name="P4">
The Commander -in -Chief of the Armed Forces of Ukraine Valery Zaluzhny states that it was time to turn his.</text:p>
      <text:p text:style-name="P4">
On this he <text:a xlink:type="simple" xlink:href="https://www.facebook.com/CinCAFU/videos/3225973554360344" text:style-name="Internet_20_link" text:visited-style-name="Visited_20_Internet_20_Link">
emphasized</text:a>
On your page on Facebook.</text:p>
      <text:p text:style-name="P4">
With such words, the Commander -in -Chief of the Armed Forces of Ukraine published a video with a grinding for the liberation of Ukraine "Bless our decisive offensive!"</text:p>
      <text:p text:style-name="P4">
Within the framework of the campaign for the information support of the Armed Forces of Ukraine a high -speed video dedicated to the liberation of Ukraine from Russian invasions.</text:p>
      <text:p text:style-name="P4">
The creation of a video of the authors was inspired by the prayer of the Ukrainian nationalist, written by Osip Mashchak in the 1920s, almost 100 years ago. But the text is different here. It is a prayer for the liberation of Ukraine. With such words and thoughts, heroic warriors go on the offensive to release Ukraine from Russian -housingers and raise the flag of victory.</text:p>
      <text:p text:style-name="P4">
News Source: <text:a xlink:type="simple" xlink:href="https://armyinform.com.ua/2023/05/27/pryjshov-chas-povertaty-svoye/" text:style-name="Internet_20_link" text:visited-style-name="Visited_20_Internet_20_Link">
https://armyinform.com.ua/2023/05/27/pryjshov-chas-povertaty-svoye/</text:a>
</text:p>
      <!--NEWS-->
      <text:h text:style-name="P10" text:outline-level="1">
<text:span text:style-name="T4">
In Ukraine a moment of silence</text:span>
</text:h>
      <text:p text:style-name="P4">
Author: ['АРМІЯINFORM']</text:p>
      <text:p text:style-name="P4">
Time: 2023-05-27T62: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candle-1.gif" text:style-name="Internet_20_link" text:visited-style-name="Visited_20_Internet_20_Link">
candle-1.gif</text:a>
']</text:p>
      <text:p text:style-name="P4">
Tags: ['STOPRUSSIA', "ВШАНУВАННЯ ПАМ'ЯТІ", 'ХВИЛИНА МОВЧАННЯ']</text:p>
      <text:p text:style-name="P4">
Category: News</text:p>
      <!--METADATA-->
      <text:p text:style-name="P4">
<draw:frame draw:style-name="fr1" draw:name="Image227" text:anchor-type="as-char" svg:width="6.9236in" svg:height="3.895992in" draw:z-index="0">
<draw:image xlink:href="../Images/AРМІЯINFORM/2023-05-27T62-00-00-04-00/candle-1.gif" xlink:type="simple" xlink:show="embed" xlink:actuate="onLoad" draw:mime-type="image/gif"/>
</draw:frame>
According to <text:a xlink:type="simple" xlink:href="https://www.president.gov.ua/documents/1432022-41729" text:style-name="Internet_20_link" text:visited-style-name="Visited_20_Internet_20_Link">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5/27/v-ukrayini-hvylyna-movchannya-3/" text:style-name="Internet_20_link" text:visited-style-name="Visited_20_Internet_20_Link">
https://armyinform.com.ua/2023/05/27/v-ukrayini-hvylyna-movchannya-3/</text:a>
</text:p>
      <!--NEWS-->
      <text:h text:style-name="P10" text:outline-level="1">
<text:span text:style-name="T4">
Europe radically changed its philosophy on the military support of Ukraine - Ambassador of France</text:span>
</text:h>
      <text:p text:style-name="P4">
Author: ['Ольга Мосьондз']</text:p>
      <text:p text:style-name="P4">
Time: 2023-05-27T63:00:00-04:00</text:p>
      <text:p text:style-name="P4">
Description: Єvropeiski Country Nazrazi, they are demonstrated by the Soligadarnist at the Bathah Patannya, ... the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photo1685164228.jpg" text:style-name="Internet_20_link" text:visited-style-name="Visited_20_Internet_20_Link">
photo1685164228.jpg</text:a>
']</text:p>
      <text:p text:style-name="P4">
Tags: ['КИЇВСЬКИЙ БЕЗПЕКОВИЙ ФОРУМ', 'ФРАНЦІЯ']</text:p>
      <text:p text:style-name="P4">
Category: News</text:p>
      <!--METADATA-->
      <text:p text:style-name="P4">
<draw:frame draw:style-name="fr1" draw:name="Image228" text:anchor-type="as-char" svg:width="6.9236in" svg:height="4.615733in" draw:z-index="0">
<draw:image xlink:href="../Images/AРМІЯINFORM/2023-05-27T63-00-00-04-00/photo1685164228.jpg" xlink:type="simple" xlink:show="embed" xlink:actuate="onLoad" draw:mime-type="image/jpeg"/>
</draw:frame>
Photo by Victor Dehtyar / Armyinform</text:p>
      <text:p text:style-name="P4">
European countries are currently demonstrating unity and solidarity in many reports, including the support of Ukraine and the introduction of sanction pressure. This was announced during the 15th Annual Kyiv Security Forum, founded by the Arseniy Yatsenyuk Foundation "Open Ukraine", said Etienne de Posen, an extraordinary and control ambassador of France to Ukraine.</text:p>
      <text:p text:style-name="P4">
He said that French President Mr. Mcron has built a very warm relationship with a moistened Zelensky before the large -scale invasion of the Russian Federation, and now the Ukrainians are welcome that France supports Ukraine.</text:p>
      <ul>
        <li>
I recently traveled all over Ukraine, visited Kramatorsk, raisins and other cities, meeting people. I want to say that people sincerely meet, congratulate the fact that France supports Ukraine, supports people where they will live, - said the Ambassador of France.</li>
      </ul>
      <text:p text:style-name="P4">
He noted that after an attack on the Russian Federation on Ukraine of the EU country and, in particular, France interrupted their attitude to the military aspect of Ukraine's support.</text:p>
      <ul>
        <li>
There are some shifts and changes in the EU organization, especially for military assembly, giving Ukraine ammunition. And this is a radical change, if compared to the philosophy of Europe a few years ago, - said the Ambassador of France.</li>
      </ul>
      <text:p text:style-name="P4">
Etien de Possen emphasized that the French position has been unchanged from the beginning of a large -scale intent - Russia is an aggressor, Ukraine is fighting for its existence, independence and security.</text:p>
      <text:p text:style-name="P4">
He also noted that France provides powerful military assistance and support Ukraine in the UN Security Council.</text:p>
      <text:p text:style-name="P4">
He is also convinced that Ukraine will surely become a member of the future.</text:p>
      <ul>
        <li>
Since February 24, Ukraine has gone a huge path to the European integration of the Ieurov Union. Ukraine has received a candidate. Of course, it is necessary to build additional steps, but with the beginning of the war the situation has changed. Unfortunately, I cannot name the exact terms, but I am convinced that Ukraine will become an EU member, - Etien de Passen emphasized.</li>
      </ul>
      <text:p text:style-name="P4">
News Source: <text:a xlink:type="simple" xlink:href="https://armyinform.com.ua/2023/05/27/yevropa-radykalno-zminyla-svoyu-filosofiyu-shhodo-voyennoyi-pidtrymky-ukrayiny-posol-francziyi/" text:style-name="Internet_20_link" text:visited-style-name="Visited_20_Internet_20_Link">
https://armyinform.com.ua/2023/05/27/yevropa-radykalno-zminyla-svoyu-filosofiyu-shhodo-voyennoyi-pidtrymky-ukrayiny-posol-francziyi/</text:a>
</text:p>
      <!--NEWS-->
      <text:h text:style-name="P10" text:outline-level="1">
<text:span text:style-name="T4">
SCO warriors under Kremlin defeated the occupiers</text:span>
</text:h>
      <text:p text:style-name="P4">
Author: ['АРМІЯINFORM']</text:p>
      <text:p text:style-name="P4">
Time: 2023-05-27T64:00:00-04:00</text:p>
      <text:p text:style-name="P4">
Description: The coarse of the Ukrainian SSO entered into the enemy passing forces. Cross -house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0/10/sso7.png" text:style-name="Internet_20_link" text:visited-style-name="Visited_20_Internet_20_Link">
sso7.png</text:a>
']</text:p>
      <text:p text:style-name="P4">
Tags: ['STOPRUSSIA', 'АГРЕСІЯ РФ', 'ВТОРГНЕННЯ РФ', 'ССО']</text:p>
      <text:p text:style-name="P4">
Category: News</text:p>
      <!--METADATA-->
      <text:p text:style-name="P4">
<draw:frame draw:style-name="fr1" draw:name="Image229" text:anchor-type="as-char" svg:width="6.9236in" svg:height="3.63489in" draw:z-index="0">
<draw:image xlink:href="../Images/AРМІЯINFORM/2023-05-27T64-00-00-04-00/sso7.png" xlink:type="simple" xlink:show="embed" xlink:actuate="onLoad" draw:mime-type="image/png"/>
</draw:frame>
The SCO group of Ukraine entered the battle with the enemy's prevailing forces. About the command of the Special Operations forces of the Armed Forces of Ukraine on Facebook.</text:p>
      <text:p text:style-name="P4">
“It happened in the Kreminna area in Luhansk region. There, during a special intelligence, the Warrior of the SCO of Ukraine found the location of the personnel of the enemy. Operators came into fire contact with the predominant force. During the battle, the group broke the contact and a request for fire support for the reserve forces. Then the enemy position was struck with a 60-mm, ”the message goes.</text:p>
      <text:p text:style-name="P4">
As a result, the enemy was fed. The number of losses among the Russians is currently eating.</text:p>
      <text:p text:style-name="P4">
News Source: <text:a xlink:type="simple" xlink:href="https://armyinform.com.ua/2023/05/27/voyiny-sso-pid-kreminnoyu-rozgromyly-okupantiv/" text:style-name="Internet_20_link" text:visited-style-name="Visited_20_Internet_20_Link">
https://armyinform.com.ua/2023/05/27/voyiny-sso-pid-kreminnoyu-rozgromyly-okupantiv/</text:a>
</text:p>
      <!--NEWS-->
      <text:h text:style-name="P10" text:outline-level="1">
<text:span text:style-name="T4">
In the Dnieper search work is completed: two people were killed, 32 wounded, three missing persons</text:span>
</text:h>
      <text:p text:style-name="P4">
Author: ['АРМІЯINFORM']</text:p>
      <text:p text:style-name="P4">
Time: 2023-05-27T65:00:00-04:00</text:p>
      <text:p text:style-name="P4">
Description: About the sovereign of the sovereign, the service of the signs of the situation. "Dnipro. The village for the wounds ... War with Ukraine 2022, the war with Ukraine is the latest news today, the news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photo_5442801502495295314_y.jpg" text:style-name="Internet_20_link" text:visited-style-name="Visited_20_Internet_20_Link">
photo_5442801502495295314_y.jpg</text:a>
', '<text:a xlink:type="simple" xlink:href="https://armyinform.com.ua/wp-content/uploads/2023/05/photo_5442801502495295313_y-150x150.jpg" text:style-name="Internet_20_link" text:visited-style-name="Visited_20_Internet_20_Link">
photo_5442801502495295313_y-150x150.jpg</text:a>
', '<text:a xlink:type="simple" xlink:href="https://armyinform.com.ua/wp-content/uploads/2023/05/photo_5442801502495295318_y-150x150.jpg" text:style-name="Internet_20_link" text:visited-style-name="Visited_20_Internet_20_Link">
photo_5442801502495295318_y-150x150.jpg</text:a>
', '<text:a xlink:type="simple" xlink:href="https://armyinform.com.ua/wp-content/uploads/2023/05/photo_5442801502495295316_y-150x150.jpg" text:style-name="Internet_20_link" text:visited-style-name="Visited_20_Internet_20_Link">
photo_5442801502495295316_y-150x150.jpg</text:a>
', '<text:a xlink:type="simple" xlink:href="https://armyinform.com.ua/wp-content/uploads/2023/05/photo_5442801502495295315_y-150x150.jpg" text:style-name="Internet_20_link" text:visited-style-name="Visited_20_Internet_20_Link">
photo_5442801502495295315_y-150x150.jpg</text:a>
', '<text:a xlink:type="simple" xlink:href="https://armyinform.com.ua/wp-content/uploads/2023/05/photo_5442801502495295317_y-150x150.jpg" text:style-name="Internet_20_link" text:visited-style-name="Visited_20_Internet_20_Link">
photo_5442801502495295317_y-150x150.jpg</text:a>
']</text:p>
      <text:p text:style-name="P4">
Tags: ['АГРЕСІЯ РФ', 'ДНІПРО', 'ДСНС', 'ОБСТРІЛ']</text:p>
      <text:p text:style-name="P4">
Category: News</text:p>
      <!--METADATA-->
      <text:p text:style-name="P4">
<draw:frame draw:style-name="fr1" draw:name="Image230" text:anchor-type="as-char" svg:width="6.9236in" svg:height="5.1927in" draw:z-index="0">
<draw:image xlink:href="../Images/AРМІЯINFORM/2023-05-27T65-00-00-04-00/photo_5442801502495295314_y.jpg" xlink:type="simple" xlink:show="embed" xlink:actuate="onLoad" draw:mime-type="image/jpeg"/>
</draw:frame>
About it <text:a xlink:type="simple" xlink:href="https://t.me/dsns_telegram/17061" text:style-name="Internet_20_link" text:visited-style-name="Visited_20_Internet_20_Link">
reports</text:a>
State Service of Ordinary Situations.</text:p>
      <text:p text:style-name="P4">
«Dnipro. As of the morning of May 27, search and rescue works and disassembly of a three-storey medical facility building was completed, ”the Verification said.</text:p>
      <text:p text:style-name="P4">
<text:a xlink:type="simple" xlink:href="https://armyinform.com.ua/wp-content/uploads/2023/05/photo_5442801502495295313_y.jpg" text:style-name="Internet_20_link" text:visited-style-name="Visited_20_Internet_20_Link">
!(Images/AРМІЯINFORM/2023-05-27T65-00-00-04-00/photo_5442801502495295313_y-150x150.jpg)</text:a>
</text:p>
      <text:p text:style-name="P4">
<text:a xlink:type="simple" xlink:href="https://armyinform.com.ua/wp-content/uploads/2023/05/photo_5442801502495295318_y.jpg" text:style-name="Internet_20_link" text:visited-style-name="Visited_20_Internet_20_Link">
<draw:frame draw:style-name="fr1" draw:name="Image231" text:anchor-type="as-char" svg:width="6.9236in" svg:height="6.9236in" draw:z-index="0">
<draw:image xlink:href="../Images/AРМІЯINFORM/2023-05-27T65-00-00-04-00/photo_5442801502495295318_y-150x150.jpg" xlink:type="simple" xlink:show="embed" xlink:actuate="onLoad" draw:mime-type="image/jpeg"/>
</draw:frame>
</text:a>
</text:p>
      <text:p text:style-name="P4">
<text:a xlink:type="simple" xlink:href="https://armyinform.com.ua/wp-content/uploads/2023/05/photo_5442801502495295316_y.jpg" text:style-name="Internet_20_link" text:visited-style-name="Visited_20_Internet_20_Link">
<draw:frame draw:style-name="fr1" draw:name="Image232" text:anchor-type="as-char" svg:width="6.9236in" svg:height="6.9236in" draw:z-index="0">
<draw:image xlink:href="../Images/AРМІЯINFORM/2023-05-27T65-00-00-04-00/photo_5442801502495295316_y-150x150.jpg" xlink:type="simple" xlink:show="embed" xlink:actuate="onLoad" draw:mime-type="image/jpeg"/>
</draw:frame>
</text:a>
</text:p>
      <text:p text:style-name="P4">
<text:a xlink:type="simple" xlink:href="https://armyinform.com.ua/wp-content/uploads/2023/05/photo_5442801502495295315_y.jpg" text:style-name="Internet_20_link" text:visited-style-name="Visited_20_Internet_20_Link">
<draw:frame draw:style-name="fr1" draw:name="Image233" text:anchor-type="as-char" svg:width="6.9236in" svg:height="6.9236in" draw:z-index="0">
<draw:image xlink:href="../Images/AРМІЯINFORM/2023-05-27T65-00-00-04-00/photo_5442801502495295315_y-150x150.jpg" xlink:type="simple" xlink:show="embed" xlink:actuate="onLoad" draw:mime-type="image/jpeg"/>
</draw:frame>
</text:a>
</text:p>
      <text:p text:style-name="P4">
<text:a xlink:type="simple" xlink:href="https://armyinform.com.ua/wp-content/uploads/2023/05/photo_5442801502495295317_y.jpg" text:style-name="Internet_20_link" text:visited-style-name="Visited_20_Internet_20_Link">
<draw:frame draw:style-name="fr1" draw:name="Image234" text:anchor-type="as-char" svg:width="6.9236in" svg:height="6.9236in" draw:z-index="0">
<draw:image xlink:href="../Images/AРМІЯINFORM/2023-05-27T65-00-00-04-00/photo_5442801502495295317_y-150x150.jpg" xlink:type="simple" xlink:show="embed" xlink:actuate="onLoad" draw:mime-type="image/jpeg"/>
</draw:frame>
</text:a>
</text:p>
      <text:p text:style-name="P4">
News Source: <text:a xlink:type="simple" xlink:href="https://armyinform.com.ua/2023/05/27/u-dnipri-poshukovi-roboty-zaversheno-dvoye-lyudej-zagynulo-32-poraneni-troye-znykli-bezvisty/" text:style-name="Internet_20_link" text:visited-style-name="Visited_20_Internet_20_Link">
https://armyinform.com.ua/2023/05/27/u-dnipri-poshukovi-roboty-zaversheno-dvoye-lyudej-zagynulo-32-poraneni-troye-znykli-bezvisty/</text:a>
</text:p>
      <!--NEWS-->
      <text:h text:style-name="P10" text:outline-level="1">
<text:span text:style-name="T4">
During the last day, Russian troops fired at the territories of 9 regions of Ukraine</text:span>
</text:h>
      <text:p text:style-name="P4">
Author: ['АРМІЯINFORM']</text:p>
      <text:p text:style-name="P4">
Time: 2023-05-27T66:00:00-04:00</text:p>
      <text:p text:style-name="P4">
Description: Zagal Iz Riznikh Vidiv Ozrobnnya (Ulilevs Zbroya, Minometi, Tanks, Artyalian, RSZV, ... War with Ukraine 2022, War with Ukraine Latest News today, News War with Ukraine 2022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5/photo_5442866382271268879_y.jpg" text:style-name="Internet_20_link" text:visited-style-name="Visited_20_Internet_20_Link">
photo_5442866382271268879_y.jpg</text:a>
']</text:p>
      <text:p text:style-name="P4">
Tags: ['MILITARY MEDIA CENTER', 'STOPRUSSIA', 'ВТОРГНЕННЯ РФ', 'ОБСТРІЛИ']</text:p>
      <text:p text:style-name="P4">
Category: News</text:p>
      <!--METADATA-->
      <text:p text:style-name="P4">
<draw:frame draw:style-name="fr1" draw:name="Image235" text:anchor-type="as-char" svg:width="6.9236in" svg:height="4.454826in" draw:z-index="0">
<draw:image xlink:href="../Images/AРМІЯINFORM/2023-05-27T66-00-00-04-00/photo_5442866382271268879_y.jpg" xlink:type="simple" xlink:show="embed" xlink:actuate="onLoad" draw:mime-type="image/jpeg"/>
</draw:frame>
In general, of different types of weapons(Rifle weapons, mortars, tanks, artillery, RSZV, SDR, UAV, OCT, strategic and tactical aviation)128 settlements and 91 infrastructure were fired. About it <text:a xlink:type="simple" xlink:href="https://t.me/militarymediacenter/2062" text:style-name="Internet_20_link" text:visited-style-name="Visited_20_Internet_20_Link">
reports</text:a>
Military Media Center.</text:p>
      <text:p text:style-name="P4">
There are killed and injured among civilians, the number of victims is clarified.</text:p>
      <text:p text:style-name="P4">
News Source: <text:a xlink:type="simple" xlink:href="https://armyinform.com.ua/2023/05/27/protyagom-mynuloyi-doby-rosijski-vijska-obstrilyaly-terytoriyu-9-oblastej-ukrayiny/" text:style-name="Internet_20_link" text:visited-style-name="Visited_20_Internet_20_Link">
https://armyinform.com.ua/2023/05/27/protyagom-mynuloyi-doby-rosijski-vijska-obstrilyaly-terytoriyu-9-oblastej-ukrayiny/</text:a>
</text:p>
      <!--NEWS-->
      <text:h text:style-name="P10" text:outline-level="1">
<text:span text:style-name="T4">
The aggressor country continues to apply anti-aircraft controlled missiles C-300 and C-400-Yuriy Ignat</text:span>
</text:h>
      <text:p text:style-name="P4">
Author: ['Олексій Тригуб']</text:p>
      <text:p text:style-name="P4">
Time: 2023-05-27T67:00:00-04:00</text:p>
      <text:p text:style-name="P4">
Description: The direct efiri telemarafon “єini novel” Rechnik of the dousy forces of the Zbroyshany forces of Ukraine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1/yurij-ignat-1.jpg" text:style-name="Internet_20_link" text:visited-style-name="Visited_20_Internet_20_Link">
yurij-ignat-1.jpg</text:a>
']</text:p>
      <text:p text:style-name="P4">
Tags: ['АГРЕСІЯ РФ', 'С-300', 'С-400', 'ТЕЛЕМАРАФОН "ЄДИНІ НОВИНИ"', 'ЮРІЙ ІГНАТ']</text:p>
      <text:p text:style-name="P4">
Category: News</text:p>
      <!--METADATA-->
      <text:p text:style-name="P4">
<draw:frame draw:style-name="fr1" draw:name="Image236" text:anchor-type="as-char" svg:width="6.9236in" svg:height="4.361868in" draw:z-index="0">
<draw:image xlink:href="../Images/AРМІЯINFORM/2023-05-27T67-00-00-04-00/yurij-ignat-1.jpg" xlink:type="simple" xlink:show="embed" xlink:actuate="onLoad" draw:mime-type="image/jpeg"/>
</draw:frame>
Colonel Yuri Ignatius Air Force Command of the Air Force of Ukraine.</text:p>
      <text:p text:style-name="P4">
In the straight <text:a xlink:type="simple" xlink:href="https://www.youtube.com/watch" text:style-name="Internet_20_link" text:visited-style-name="Visited_20_Internet_20_Link">
ether</text:a>
The only news of the "Uniform News" spokesman of the Air Force of Ukraine Colonel Yuriy Ignatius responded to the questions of the presenters on the situation during the last day of the Tie efficiency of the Ukrainian Air Defense System.</text:p>
      <text:p text:style-name="P4">
-As we can see, this night was more or less quiet,-said Yuri Ignat. - In the south there are several whipped UAVs, now in the air command "South" are refined their types. But in general, it was a day - both night and day, were stubborn. The enemy used different types of weapons, including ballistic routes in peaceful institutions.</text:p>
      <text:p text:style-name="P4">
Colonel Yuri Ignat notes that the aggressor country continues to use anti-CIFT objects in the frontal area of the anti-aircraft managed missiles KOSKOSSS-300 and C-400. At the same time, during the use of such weapons, not against air purposes, but on the Earth, their accuracy is significantly lost, and therefore Rosarmia releases for land purposes not1-2, and 7-8 missiles, affecting the area, by type of work, say, say, say, say, say, say "City". This, the foundations of the Air Force spokesman, are pure water terrorist acts that should be convicted by the world community and necessarily investigated, and the guilty ones are sooner or later punished.</text:p>
      <text:p text:style-name="P4">
The head of the public relations service was answered by the Air Force Command Command on questions about the statistics of the beaten enemy.</text:p>
      <text:p text:style-name="P4">
News Source: <text:a xlink:type="simple" xlink:href="https://armyinform.com.ua/2023/05/27/krayina-agresor-prodovzhuye-zastosovuvaty-proty-czyvilnyh-obyektiv-zenitni-kerovani-rakety-kompleksiv-s-300-ta-s-400-yurij-ignat/" text:style-name="Internet_20_link" text:visited-style-name="Visited_20_Internet_20_Link">
https://armyinform.com.ua/2023/05/27/krayina-agresor-prodovzhuye-zastosovuvaty-proty-czyvilnyh-obyektiv-zenitni-kerovani-rakety-kompleksiv-s-300-ta-s-400-yurij-ignat/</text:a>
</text:p>
      <!--NEWS-->
      <text:h text:style-name="P10" text:outline-level="1">
<text:span text:style-name="T4">
The enemy's activity in the Bakhmut direction has decreased significantly - Sergey Cherevaty</text:span>
</text:h>
      <text:p text:style-name="P4">
Author: ['Олексій Тригуб']</text:p>
      <text:p text:style-name="P4">
Time: 2023-05-27T68:00:00-04:00</text:p>
      <text:p text:style-name="P4">
Description: PID Hour of direct inclusion in the telemarathon "єini novel" River is a screenshot ugrapanni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cherevatyj-2.jpg" text:style-name="Internet_20_link" text:visited-style-name="Visited_20_Internet_20_Link">
cherevatyj-2.jpg</text:a>
']</text:p>
      <text:p text:style-name="P4">
Tags: ['БАХМУТСЬКИЙ НАПРЯМОК', 'СЕРГІЙ ЧЕРЕВАТИЙ', 'ТЕЛЕМАРАФОН "ЄДИНІ НОВИНИ"']</text:p>
      <text:p text:style-name="P4">
Category: News</text:p>
      <!--METADATA-->
      <text:p text:style-name="P4">
<draw:frame draw:style-name="fr1" draw:name="Image237" text:anchor-type="as-char" svg:width="6.9236in" svg:height="4.61393in" draw:z-index="0">
<draw:image xlink:href="../Images/AРМІЯINFORM/2023-05-27T68-00-00-04-00/cherevatyj-2.jpg" xlink:type="simple" xlink:show="embed" xlink:actuate="onLoad" draw:mime-type="image/jpeg"/>
</draw:frame>
During direct inclusion in <text:a xlink:type="simple" xlink:href="https://www.youtube.com/watch" text:style-name="Internet_20_link" text:visited-style-name="Visited_20_Internet_20_Link">
Telemarphone</text:a>
The "only news" of the spokesman for the Eastern Group of the Armed Forces of Ukraine Colonel Sergeychycheriev noted that the activity of the enemy in the Bakhmut direction was significant. Yes, last day there were only 2 combatants. For comparison, during the defense of Bakhmut there were days when such clashes occurred 40-50 and more. Instead, the firing activity of the enemy is not diminishing, and it imposes the positions of our troops from different types of weapons.</text:p>
      <ul>
        <li>
Yes, last day the enemy beat up various calibers 465 times, there were 2 aircraft, - said Sergey Cherevaty. - During the battles 54 occupied was destroyed, 84 were injured. Our defenders also destroyed one reactive system of BM-21 Grad, 3 guns, 240 mm-tulip mortar, 3 unmanned aircraft complexes and 2 ammunition.</li>
      </ul>
      <text:p text:style-name="P4">
The spokesman of the eastern group of troops noted that, despite the fierce fire -acting of the enemy, the Ukrainian units were able to move forward on various fires in the Bakhmut direction for a distance of 350 to 400 meters.</text:p>
      <text:p text:style-name="P4">
Colonel Sergei Cherevaty also states that in this direction he is enemy in this direction, because for many months the heroic defense of Fortressibahmut Rosarmia and the criminal group "Wagner" loses more than 100 people every day.</text:p>
      <ul>
        <li>
All the statements of Prigogine in a dry residue is a latent surrender, - a summary. - Yes, in Russia there is an internal struggle between the military leadership of the leader of the criminal group of "Wagner" for the sphere of influence, and all the latest states of that person - nothing more than the attempt at least somehow to keep the remnants of the glow. However, Prigogine is well aware that a few more weeks, and it will no longer exist. Hence the statements about the withdrawal of the Wagers of the Ibakhmut direction. How much it will be brought to life, let's look, because we are following the situation.</li>
      </ul>
      <text:p text:style-name="P4">
News Source: <text:a xlink:type="simple" xlink:href="https://armyinform.com.ua/2023/05/27/aktyvnist-voroga-na-bahmutskomu-napryamku-znachno-znyzylasya-sergij-cherevatyj/" text:style-name="Internet_20_link" text:visited-style-name="Visited_20_Internet_20_Link">
https://armyinform.com.ua/2023/05/27/aktyvnist-voroga-na-bahmutskomu-napryamku-znachno-znyzylasya-sergij-cherevatyj/</text:a>
</text:p>
      <!--NEWS-->
      <text:h text:style-name="P10" text:outline-level="1">
<text:span text:style-name="T4">
British volunteers presented to Ukrainian soldiers and their international instructors positive emotions</text:span>
</text:h>
      <text:p text:style-name="P4">
Author: ['АРМІЯINFORM']</text:p>
      <text:p text:style-name="P4">
Time: 2023-05-27T69:00:00-04:00</text:p>
      <text:p text:style-name="P4">
Description: Volunteers of the volunteer of the British British Organization “Ukraine Uk Unity” - “The War with Ukraine 2022, the war with Ukraine Latest News today, the News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349100461_614962493911740_7499206631635201573_n.jpg" text:style-name="Internet_20_link" text:visited-style-name="Visited_20_Internet_20_Link">
349100461_614962493911740_7499206631635201573_n.jpg</text:a>
', '<text:a xlink:type="simple" xlink:href="https://armyinform.com.ua/wp-content/uploads/2023/05/349974993_230845362981016_8006366383586589118_n-150x150.jpg" text:style-name="Internet_20_link" text:visited-style-name="Visited_20_Internet_20_Link">
349974993_230845362981016_8006366383586589118_n-150x150.jpg</text:a>
', '<text:a xlink:type="simple" xlink:href="https://armyinform.com.ua/wp-content/uploads/2023/05/349575918_183490354663343_3248208331368424467_n-150x150.jpg" text:style-name="Internet_20_link" text:visited-style-name="Visited_20_Internet_20_Link">
349575918_183490354663343_3248208331368424467_n-150x150.jpg</text:a>
', '<text:a xlink:type="simple" xlink:href="https://armyinform.com.ua/wp-content/uploads/2023/05/349882109_998443497989277_4908949402952782078_n-150x150.jpg" text:style-name="Internet_20_link" text:visited-style-name="Visited_20_Internet_20_Link">
349882109_998443497989277_4908949402952782078_n-150x150.jpg</text:a>
', '<text:a xlink:type="simple" xlink:href="https://armyinform.com.ua/wp-content/uploads/2023/05/349989976_1215914012437307_2035288328238715631_n-150x150.jpg" text:style-name="Internet_20_link" text:visited-style-name="Visited_20_Internet_20_Link">
349989976_1215914012437307_2035288328238715631_n-150x150.jpg</text:a>
', '<text:a xlink:type="simple" xlink:href="https://armyinform.com.ua/wp-content/uploads/2023/05/348641509_6940979845930295_4921339448145996364_n-150x150.jpg" text:style-name="Internet_20_link" text:visited-style-name="Visited_20_Internet_20_Link">
348641509_6940979845930295_4921339448145996364_n-150x150.jpg</text:a>
', '<text:a xlink:type="simple" xlink:href="https://armyinform.com.ua/wp-content/uploads/2023/05/350130451_561276982854556_2492887037244230602_n-150x150.jpg" text:style-name="Internet_20_link" text:visited-style-name="Visited_20_Internet_20_Link">
350130451_561276982854556_2492887037244230602_n-150x150.jpg</text:a>
']</text:p>
      <text:p text:style-name="P4">
Tags: ['ВЕЛИКА БРИТАНІЯ', 'ЄДНІСТЬ УКРАЇНИ ТА\xa0ВЕЛИКОЇ БРИТАНІЇ']</text:p>
      <text:p text:style-name="P4">
Category: News</text:p>
      <!--METADATA-->
      <text:p text:style-name="P4">
<draw:frame draw:style-name="fr1" draw:name="Image238" text:anchor-type="as-char" svg:width="6.9236in" svg:height="4.623458in" draw:z-index="0">
<draw:image xlink:href="../Images/AРМІЯINFORM/2023-05-27T69-00-00-04-00/349100461_614962493911740_7499206631635201573_n.jpg" xlink:type="simple" xlink:show="embed" xlink:actuate="onLoad" draw:mime-type="image/jpeg"/>
</draw:frame>
Volunteers and Volunteers of the British NGO "Ukraine UK Unity" - "Unity of Ukraine and the United Kingdom" presented to servicemen of the Tavi servicemen of the Armed Forces of Ukraine, who were trained in the framework of the Multinational Educational Operations "Interflex" under the leadership of the King and King, and King, and From the Armed Forces of New Zealand, NZDEFENCE FORCE and the UK's armed forces HM Armed Forces Positive Evity, smiles and hope during the unforgettable completion of the Course. Proce <text:a xlink:type="simple" xlink:href="https://www.facebook.com/GeneralStaff.ua/posts/pfbid02J8rpLuhiyRJFWDLyHP71CdUaYvbWU5Y3ca6q6BgNmTwoWamrzSGzXQt9gh3F866Nl" text:style-name="Internet_20_link" text:visited-style-name="Visited_20_Internet_20_Link">
reports</text:a>
The General Staff of the Armed Forces.</text:p>
      <text:p text:style-name="P4">
The artistic performers of the Ukrainian choir "Kalina" under the direction of conductors of the Elena were performed both Ukrainian choral classics and offered to the listeners and tunes, specially prepared for more than an hourly living concert. The listeners and listeners joined the works and voices, and sometimes - an incendiary tank.</text:p>
      <text:p text:style-name="P4">
Volunteers and volunteers of the British NGO "Ukraine UK Unity" - "Unity of Ukraine and the United Kingdom" brought with them children's letters of Imalyanka, including students and students of Saturday Ukrainian School of Blessed Mary, and artistic paintings created in support of courage and protesters and protesters Ms. Natalia artist, who found a protective from the Russian war against Ukraine in the United Kingdom.</text:p>
      <text:p text:style-name="P4">
The British NGO "Ukraine UK Unity", created by Ms. Irinat Ms Karolin, helps newcomers to Ukrainians and their children who have been given a temporary shelter in the United Kingdom, to restore their lives here to giving advice, information support and friendship. Ukraine UK Unity volunteers and volunteers are locals, different nationalities and origin, united by the main goal - to help people with community integration, which they are achieved by other local charitable organizations, local authorities, and church.</text:p>
      <text:p text:style-name="P4">
<text:a xlink:type="simple" xlink:href="https://armyinform.com.ua/wp-content/uploads/2023/05/349974993_230845362981016_8006366383586589118_n.jpg" text:style-name="Internet_20_link" text:visited-style-name="Visited_20_Internet_20_Link">
!(Images/AРМІЯINFORM/2023-05-27T69-00-00-04-00/349974993_230845362981016_8006366383586589118_n-150x150.jpg)</text:a>
</text:p>
      <text:p text:style-name="P4">
<text:a xlink:type="simple" xlink:href="https://armyinform.com.ua/wp-content/uploads/2023/05/349882109_998443497989277_4908949402952782078_n.jpg" text:style-name="Internet_20_link" text:visited-style-name="Visited_20_Internet_20_Link">
<draw:frame draw:style-name="fr1" draw:name="Image239" text:anchor-type="as-char" svg:width="6.9236in" svg:height="6.9236in" draw:z-index="0">
<draw:image xlink:href="../Images/AРМІЯINFORM/2023-05-27T69-00-00-04-00/349882109_998443497989277_4908949402952782078_n-150x150.jpg" xlink:type="simple" xlink:show="embed" xlink:actuate="onLoad" draw:mime-type="image/jpeg"/>
</draw:frame>
</text:a>
</text:p>
      <text:p text:style-name="P4">
<text:a xlink:type="simple" xlink:href="https://armyinform.com.ua/wp-content/uploads/2023/05/349989976_1215914012437307_2035288328238715631_n.jpg" text:style-name="Internet_20_link" text:visited-style-name="Visited_20_Internet_20_Link">
<draw:frame draw:style-name="fr1" draw:name="Image240" text:anchor-type="as-char" svg:width="6.9236in" svg:height="6.9236in" draw:z-index="0">
<draw:image xlink:href="../Images/AРМІЯINFORM/2023-05-27T69-00-00-04-00/349989976_1215914012437307_2035288328238715631_n-150x150.jpg" xlink:type="simple" xlink:show="embed" xlink:actuate="onLoad" draw:mime-type="image/jpeg"/>
</draw:frame>
</text:a>
</text:p>
      <text:p text:style-name="P4">
<text:a xlink:type="simple" xlink:href="https://armyinform.com.ua/wp-content/uploads/2023/05/348641509_6940979845930295_4921339448145996364_n.jpg" text:style-name="Internet_20_link" text:visited-style-name="Visited_20_Internet_20_Link">
<draw:frame draw:style-name="fr1" draw:name="Image241" text:anchor-type="as-char" svg:width="6.9236in" svg:height="6.9236in" draw:z-index="0">
<draw:image xlink:href="../Images/AРМІЯINFORM/2023-05-27T69-00-00-04-00/348641509_6940979845930295_4921339448145996364_n-150x150.jpg" xlink:type="simple" xlink:show="embed" xlink:actuate="onLoad" draw:mime-type="image/jpeg"/>
</draw:frame>
</text:a>
</text:p>
      <text:p text:style-name="P4">
<text:a xlink:type="simple" xlink:href="https://armyinform.com.ua/wp-content/uploads/2023/05/350130451_561276982854556_2492887037244230602_n.jpg" text:style-name="Internet_20_link" text:visited-style-name="Visited_20_Internet_20_Link">
<draw:frame draw:style-name="fr1" draw:name="Image242" text:anchor-type="as-char" svg:width="6.9236in" svg:height="6.9236in" draw:z-index="0">
<draw:image xlink:href="../Images/AРМІЯINFORM/2023-05-27T69-00-00-04-00/350130451_561276982854556_2492887037244230602_n-150x150.jpg" xlink:type="simple" xlink:show="embed" xlink:actuate="onLoad" draw:mime-type="image/jpeg"/>
</draw:frame>
</text:a>
Incredible tunes and artistic atmosphere were presented to the military personnel of the armed force to the vocalist-executives of the band "ATMasfera", the name of which consists of two words: the "Atma" from the language of Sanskrit is translated as "person" and the word "sphere"-describes what is surrounded by. Therefore, the creativity of the group is cut around the inner world of man, his deep experiences of mortgages, which are heard in the multi -instrumental performance of this team, which invented a new unique sound. "ATMASFERA" combines tools of the world-flute, keyboards, acoustic guitar, electric guitar, bass guitar, mandolin, dombra, buzuki, Darbuk, various percussions, electronmic labels, harp, saxon, bells, bells, bells, bells. sound.</text:p>
      <text:p text:style-name="P4">
At the end of a wonderful, transformative evening, all soldiers and soldiers of the UKRAINE AND NEW ZEANDA received in memory created by children and their mammamas charm and treat incredibly tasty and varied in shape in the color of home -made products - flavors Ukraine uk unity ».</text:p>
      <text:p text:style-name="P4">
Also, this time, like the previous one who had a desire, could get an exclusive hairstyle from craftsmen and hairdressing craftsmen.</text:p>
      <text:p text:style-name="P4">
News Source: <text:a xlink:type="simple" xlink:href="https://armyinform.com.ua/2023/05/27/brytanski-volontery-podaruvaly-ukrayinskym-voyinam-ta-yihnim-mizhnarodnym-instruktoram-pozytyvni-emocziyi/" text:style-name="Internet_20_link" text:visited-style-name="Visited_20_Internet_20_Link">
https://armyinform.com.ua/2023/05/27/brytanski-volontery-podaruvaly-ukrayinskym-voyinam-ta-yihnim-mizhnarodnym-instruktoram-pozytyvni-emocziyi/</text:a>
</text:p>
      <!--NEWS-->
      <text:h text:style-name="P10" text:outline-level="1">
<text:span text:style-name="T4">
It is peace that we will leave our children and grandchildren as the legacy of today - Volodymyr Zelenskyy</text:span>
</text:h>
      <text:p text:style-name="P4">
Author: ['АРМІЯINFORM']</text:p>
      <text:p text:style-name="P4">
Time: 2023-05-27T70:00:00-04:00</text:p>
      <text:p text:style-name="P4">
Description: About the work in telegram-channel Volodimir Zelensky. “The mi mi is flooded with ours ... The war with Ukraine 2022, the war with Ukraine is the latest news today, the war with Ukraine 2022 is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3/05/photo_5445380729140791317_y.jpg" text:style-name="Internet_20_link" text:visited-style-name="Visited_20_Internet_20_Link">
photo_5445380729140791317_y.jpg</text:a>
', '<text:a xlink:type="simple" xlink:href="https://armyinform.com.ua/wp-content/uploads/2023/05/photo_5445380729140791306_y-150x150.jpg" text:style-name="Internet_20_link" text:visited-style-name="Visited_20_Internet_20_Link">
photo_5445380729140791306_y-150x150.jpg</text:a>
', '<text:a xlink:type="simple" xlink:href="https://armyinform.com.ua/wp-content/uploads/2023/05/photo_5445380729140791308_y-150x150.jpg" text:style-name="Internet_20_link" text:visited-style-name="Visited_20_Internet_20_Link">
photo_5445380729140791308_y-150x150.jpg</text:a>
', '<text:a xlink:type="simple" xlink:href="https://armyinform.com.ua/wp-content/uploads/2023/05/photo_5445380729140791309_y-150x150.jpg" text:style-name="Internet_20_link" text:visited-style-name="Visited_20_Internet_20_Link">
photo_5445380729140791309_y-150x150.jpg</text:a>
', '<text:a xlink:type="simple" xlink:href="https://armyinform.com.ua/wp-content/uploads/2023/05/photo_5445380729140791310_y-150x150.jpg" text:style-name="Internet_20_link" text:visited-style-name="Visited_20_Internet_20_Link">
photo_5445380729140791310_y-150x150.jpg</text:a>
', '<text:a xlink:type="simple" xlink:href="https://armyinform.com.ua/wp-content/uploads/2023/05/photo_5445380729140791311_y-150x150.jpg" text:style-name="Internet_20_link" text:visited-style-name="Visited_20_Internet_20_Link">
photo_5445380729140791311_y-150x150.jpg</text:a>
', '<text:a xlink:type="simple" xlink:href="https://armyinform.com.ua/wp-content/uploads/2023/05/photo_5445380729140791314_y-150x150.jpg" text:style-name="Internet_20_link" text:visited-style-name="Visited_20_Internet_20_Link">
photo_5445380729140791314_y-150x150.jpg</text:a>
', '<text:a xlink:type="simple" xlink:href="https://armyinform.com.ua/wp-content/uploads/2023/05/photo_5445380729140791312_y-150x150.jpg" text:style-name="Internet_20_link" text:visited-style-name="Visited_20_Internet_20_Link">
photo_5445380729140791312_y-150x150.jpg</text:a>
', '<text:a xlink:type="simple" xlink:href="https://armyinform.com.ua/wp-content/uploads/2023/05/photo_5445380729140791315_y-150x150.jpg" text:style-name="Internet_20_link" text:visited-style-name="Visited_20_Internet_20_Link">
photo_5445380729140791315_y-150x150.jpg</text:a>
', '<text:a xlink:type="simple" xlink:href="https://armyinform.com.ua/wp-content/uploads/2023/05/photo_5445380729140791318_y-150x150.jpg" text:style-name="Internet_20_link" text:visited-style-name="Visited_20_Internet_20_Link">
photo_5445380729140791318_y-150x150.jpg</text:a>
']</text:p>
      <text:p text:style-name="P4">
Tags: ['ВОЛОДИМИР ЗЕЛЕНСЬКИЙ']</text:p>
      <text:p text:style-name="P4">
Category: News</text:p>
      <!--METADATA-->
      <text:p text:style-name="P4">
<draw:frame draw:style-name="fr1" draw:name="Image243" text:anchor-type="as-char" svg:width="6.9236in" svg:height="4.615733in" draw:z-index="0">
<draw:image xlink:href="../Images/AРМІЯINFORM/2023-05-27T70-00-00-04-00/photo_5445380729140791317_y.jpg" xlink:type="simple" xlink:show="embed" xlink:actuate="onLoad" draw:mime-type="image/jpeg"/>
</draw:frame>
About this <text:a xlink:type="simple" xlink:href="https://t.me/V_Zelenskiy_official/6389" text:style-name="Internet_20_link" text:visited-style-name="Visited_20_Internet_20_Link">
it is referred</text:a>
In the television channel-channel of Zelensky.</text:p>
      <text:p text:style-name="P4">
“It is peace that we will leave our children and grandchildren as the legacy of today. We don't have no other alternatives. But in order to inherit peace, we must be able to say that we will end this war with our steps, ”the message said.</text:p>
      <text:p text:style-name="P4">
<text:a xlink:type="simple" xlink:href="https://armyinform.com.ua/wp-content/uploads/2023/05/photo_5445380729140791306_y.jpg" text:style-name="Internet_20_link" text:visited-style-name="Visited_20_Internet_20_Link">
!(Images/AРМІЯINFORM/2023-05-27T70-00-00-04-00/photo_5445380729140791306_y-150x150.jpg)</text:a>
</text:p>
      <text:p text:style-name="P4">
<text:a xlink:type="simple" xlink:href="https://armyinform.com.ua/wp-content/uploads/2023/05/photo_5445380729140791308_y.jpg" text:style-name="Internet_20_link" text:visited-style-name="Visited_20_Internet_20_Link">
<draw:frame draw:style-name="fr1" draw:name="Image244" text:anchor-type="as-char" svg:width="6.9236in" svg:height="6.9236in" draw:z-index="0">
<draw:image xlink:href="../Images/AРМІЯINFORM/2023-05-27T70-00-00-04-00/photo_5445380729140791308_y-150x150.jpg" xlink:type="simple" xlink:show="embed" xlink:actuate="onLoad" draw:mime-type="image/jpeg"/>
</draw:frame>
</text:a>
</text:p>
      <text:p text:style-name="P4">
<text:a xlink:type="simple" xlink:href="https://armyinform.com.ua/wp-content/uploads/2023/05/photo_5445380729140791309_y.jpg" text:style-name="Internet_20_link" text:visited-style-name="Visited_20_Internet_20_Link">
<draw:frame draw:style-name="fr1" draw:name="Image245" text:anchor-type="as-char" svg:width="6.9236in" svg:height="6.9236in" draw:z-index="0">
<draw:image xlink:href="../Images/AРМІЯINFORM/2023-05-27T70-00-00-04-00/photo_5445380729140791309_y-150x150.jpg" xlink:type="simple" xlink:show="embed" xlink:actuate="onLoad" draw:mime-type="image/jpeg"/>
</draw:frame>
</text:a>
</text:p>
      <text:p text:style-name="P4">
<text:a xlink:type="simple" xlink:href="https://armyinform.com.ua/wp-content/uploads/2023/05/photo_5445380729140791310_y.jpg" text:style-name="Internet_20_link" text:visited-style-name="Visited_20_Internet_20_Link">
<draw:frame draw:style-name="fr1" draw:name="Image246" text:anchor-type="as-char" svg:width="6.9236in" svg:height="6.9236in" draw:z-index="0">
<draw:image xlink:href="../Images/AРМІЯINFORM/2023-05-27T70-00-00-04-00/photo_5445380729140791310_y-150x150.jpg" xlink:type="simple" xlink:show="embed" xlink:actuate="onLoad" draw:mime-type="image/jpeg"/>
</draw:frame>
</text:a>
</text:p>
      <text:p text:style-name="P4">
<text:a xlink:type="simple" xlink:href="https://armyinform.com.ua/wp-content/uploads/2023/05/photo_5445380729140791311_y.jpg" text:style-name="Internet_20_link" text:visited-style-name="Visited_20_Internet_20_Link">
<draw:frame draw:style-name="fr1" draw:name="Image247" text:anchor-type="as-char" svg:width="6.9236in" svg:height="6.9236in" draw:z-index="0">
<draw:image xlink:href="../Images/AРМІЯINFORM/2023-05-27T70-00-00-04-00/photo_5445380729140791311_y-150x150.jpg" xlink:type="simple" xlink:show="embed" xlink:actuate="onLoad" draw:mime-type="image/jpeg"/>
</draw:frame>
</text:a>
</text:p>
      <text:p text:style-name="P4">
<text:a xlink:type="simple" xlink:href="https://armyinform.com.ua/wp-content/uploads/2023/05/photo_5445380729140791314_y.jpg" text:style-name="Internet_20_link" text:visited-style-name="Visited_20_Internet_20_Link">
<draw:frame draw:style-name="fr1" draw:name="Image248" text:anchor-type="as-char" svg:width="6.9236in" svg:height="6.9236in" draw:z-index="0">
<draw:image xlink:href="../Images/AРМІЯINFORM/2023-05-27T70-00-00-04-00/photo_5445380729140791314_y-150x150.jpg" xlink:type="simple" xlink:show="embed" xlink:actuate="onLoad" draw:mime-type="image/jpeg"/>
</draw:frame>
</text:a>
</text:p>
      <text:p text:style-name="P4">
<text:a xlink:type="simple" xlink:href="https://armyinform.com.ua/wp-content/uploads/2023/05/photo_5445380729140791312_y.jpg" text:style-name="Internet_20_link" text:visited-style-name="Visited_20_Internet_20_Link">
<draw:frame draw:style-name="fr1" draw:name="Image249" text:anchor-type="as-char" svg:width="6.9236in" svg:height="6.9236in" draw:z-index="0">
<draw:image xlink:href="../Images/AРМІЯINFORM/2023-05-27T70-00-00-04-00/photo_5445380729140791312_y-150x150.jpg" xlink:type="simple" xlink:show="embed" xlink:actuate="onLoad" draw:mime-type="image/jpeg"/>
</draw:frame>
</text:a>
</text:p>
      <text:p text:style-name="P4">
<text:a xlink:type="simple" xlink:href="https://armyinform.com.ua/wp-content/uploads/2023/05/photo_5445380729140791315_y.jpg" text:style-name="Internet_20_link" text:visited-style-name="Visited_20_Internet_20_Link">
<draw:frame draw:style-name="fr1" draw:name="Image250" text:anchor-type="as-char" svg:width="6.9236in" svg:height="6.9236in" draw:z-index="0">
<draw:image xlink:href="../Images/AРМІЯINFORM/2023-05-27T70-00-00-04-00/photo_5445380729140791315_y-150x150.jpg" xlink:type="simple" xlink:show="embed" xlink:actuate="onLoad" draw:mime-type="image/jpeg"/>
</draw:frame>
</text:a>
</text:p>
      <text:p text:style-name="P4">
<text:a xlink:type="simple" xlink:href="https://armyinform.com.ua/wp-content/uploads/2023/05/photo_5445380729140791318_y.jpg" text:style-name="Internet_20_link" text:visited-style-name="Visited_20_Internet_20_Link">
<draw:frame draw:style-name="fr1" draw:name="Image251" text:anchor-type="as-char" svg:width="6.9236in" svg:height="6.9236in" draw:z-index="0">
<draw:image xlink:href="../Images/AРМІЯINFORM/2023-05-27T70-00-00-04-00/photo_5445380729140791318_y-150x150.jpg" xlink:type="simple" xlink:show="embed" xlink:actuate="onLoad" draw:mime-type="image/jpeg"/>
</draw:frame>
</text:a>
</text:p>
      <text:p text:style-name="P4">
News Source: <text:a xlink:type="simple" xlink:href="https://armyinform.com.ua/2023/05/27/same-myr-my-zalyshymo-nashym-dityam-i-onukam-yak-spadshhynu-sogodennya-volodymyr-zelenskyj/" text:style-name="Internet_20_link" text:visited-style-name="Visited_20_Internet_20_Link">
https://armyinform.com.ua/2023/05/27/same-myr-my-zalyshymo-nashym-dityam-i-onukam-yak-spadshhynu-sogodennya-volodymyr-zelenskyj/</text:a>
</text:p>
      <!--NEWS-->
      <text:h text:style-name="P10" text:outline-level="1">
<text:span text:style-name="T4">
Our troops control Bakhmut's outskirts in the southwestern part-Anna Malyar</text:span>
</text:h>
      <text:p text:style-name="P4">
Author: ['АРМІЯINFORM']</text:p>
      <text:p text:style-name="P4">
Time: 2023-05-27T71:00:00-04:00</text:p>
      <text:p text:style-name="P4">
Description: At Bakhmutsky, the vogog has unsuspoiled, Ale in the Tsiloma Activity is advanced ... War with Ukraine 2022, War with Ukraine Latest news today, News War with Ukraine 2022 The last ones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bahmut-4.jpg" text:style-name="Internet_20_link" text:visited-style-name="Visited_20_Internet_20_Link">
bahmut-4.jpg</text:a>
']</text:p>
      <text:p text:style-name="P4">
Tags: ['БАХМУТ', 'ГАННА МАЛЯР']</text:p>
      <text:p text:style-name="P4">
Category: News</text:p>
      <!--METADATA-->
      <text:p text:style-name="P4">
<draw:frame draw:style-name="fr1" draw:name="Image252" text:anchor-type="as-char" svg:width="6.9236in" svg:height="3.894525in" draw:z-index="0">
<draw:image xlink:href="../Images/AРМІЯINFORM/2023-05-27T71-00-00-04-00/bahmut-4.jpg" xlink:type="simple" xlink:show="embed" xlink:actuate="onLoad" draw:mime-type="image/jpeg"/>
</draw:frame>
Illustrative photo</text:p>
      <text:p text:style-name="P4">
In the Bakhmut direction, the enemy has unsuccessfully step down, but in general the offensive activity is reduced. The enemy relied on the detachment of aviation strikes of taccous artillery shelling. About this <text:a xlink:type="simple" xlink:href="https://t.me/annamaliar/797" text:style-name="Internet_20_link" text:visited-style-name="Visited_20_Internet_20_Link">
it is referred</text:a>
In the telegram-channel of the Deputy Ministers of Ukraine Anna Malyar.</text:p>
      <text:p text:style-name="P4">
"Yesterday and today there are no active battles - neither in the city nor on the flanks. Instead, the enemy actively fires the outskirts of the city and the approach to it," she reported.</text:p>
      <text:p text:style-name="P4">
According to Anna Malyar, we hold the previously occupied heights of half -night and south from Bakhmut. At the same time, the promotion was reported yesterday and today to accomplish other tasks.</text:p>
      <text:p text:style-name="P4">
The decrease in the offensive activity of the enemy is due to the fact that the replacement and re -grouping of troops continues. The enemy tries to strengthen his own capabilities.</text:p>
      <text:p text:style-name="P4">
"Our troops control the outskirts of Bakhmut in the southwestern part in the aircraft," the Deputy Minister of Defense of Ukraine summed up.</text:p>
      <text:p text:style-name="P4">
News Source: <text:a xlink:type="simple" xlink:href="https://armyinform.com.ua/2023/05/27/nashi-vijska-kontrolyuyut-okolyczi-bahmuta-u-pivdenno-zahidnij-chastyni-ganna-malyar/" text:style-name="Internet_20_link" text:visited-style-name="Visited_20_Internet_20_Link">
https://armyinform.com.ua/2023/05/27/nashi-vijska-kontrolyuyut-okolyczi-bahmuta-u-pivdenno-zahidnij-chastyni-ganna-malyar/</text:a>
</text:p>
      <!--NEWS-->
      <text:h text:style-name="P10" text:outline-level="1">
<text:span text:style-name="T4">
The experience of sabotage work gained in the first days of a large -scale war - Vasyl Malyuk is introduced in temporarily occupied territories</text:span>
</text:h>
      <text:p text:style-name="P4">
Author: ['Олексій Тригуб']</text:p>
      <text:p text:style-name="P4">
Time: 2023-05-27T72:00:00-04:00</text:p>
      <text:p text:style-name="P4">
Description: In the izhterv'yu by the Ukrainian magazine Dmitra Komarov, the head of the service of the nonsense of Ukraine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malyuk.jpg" text:style-name="Internet_20_link" text:visited-style-name="Visited_20_Internet_20_Link">
malyuk.jpg</text:a>
']</text:p>
      <text:p text:style-name="P4">
Tags: ['ВАСИЛЬ МАЛЮК', 'СБУ']</text:p>
      <text:p text:style-name="P4">
Category: News</text:p>
      <!--METADATA-->
      <text:p text:style-name="P4">
<draw:frame draw:style-name="fr1" draw:name="Image253" text:anchor-type="as-char" svg:width="6.9236in" svg:height="3.894525in" draw:z-index="0">
<draw:image xlink:href="../Images/AРМІЯINFORM/2023-05-27T72-00-00-04-00/malyuk.jpg" xlink:type="simple" xlink:show="embed" xlink:actuate="onLoad" draw:mime-type="image/jpeg"/>
</draw:frame>
In an interview with the famous Ukrainian journalist Dmitry Komarov, Major General Vasyl Malyuk, the head of the Security Service of Ukraine, told how a large-scale war was personally elaborated for him, as well as the first steps from the Schichius invasion of the power structure he now heads.</text:p>
      <text:p text:style-name="P4">
-I met the war side by side with the staff of the Main Directorate of Intelligence National Guards,-the general recalls. - We went to meet the enemy and did possible and impossible so that it does not enter the capital.</text:p>
      <text:p text:style-name="P4">
According to Vasyl Malyuk, this happened in the first two days after the beginning of the Russian invasion, and then he had to return to Kiev, to abuse and to arrange work.</text:p>
      <text:p text:style-name="P4">
-In those days there was a lot of such a Brownian movement, and it was necessary to do so that everything would work harmoniously, like an orchestra,-explains Major General.</text:p>
      <text:p text:style-name="P4">
As a result of instantaneous measures, the capital was divided into several feasters, and each of them worked operational and investigative groups, which were composed of employees of the Security Service of Ukraine, the National Police, as well as NABU and special forces. Law enforcement officers responded to any threats, instantly leaving into places.</text:p>
      <text:p text:style-name="P4">
And the SBU chairman says that in those threatening for the Ukrainian capital, the Dainets of February 2022 was in the defense of ancient Kiev literally, even civilian citizens.</text:p>
      <ul>
        <li>
We cannot in any way offset the role of even ordinary civilians, - emphasizes the general. -At that time, on February 24, when we drove the enemy, and in one of the military units, already under the blow of the helicopter-52, managed to pick up weapons and means of damage, the civilians were civil at the side!And I remembered some of them. There was one of one kind of person, who literally ran out of the house in the traps and the traffic suit, to bring a machine gun to his hands and protect the nanny Ukraine!At that time, every Ukrainian made his choice. So we stood.</li>
      </ul>
      <text:p text:style-name="P4">
In a few days, on February 28, Vasyl Malyuk was appointed President of Ukraine by the Deputy Chairman of the SBU. Returning from the Ministry of Internal Affairs of the Homogeneous Security Service, the officer first took up the creation of a special unit to fulfill the most important tasks in the rear of the enemy on the territories temporarily seized by the Russian horde.At that time, the fighters of the newly formed special unit operated on the border of the Kiev Tyazhimir regions, performing the most important task at that time - the reconstruction of the enemy's logistics paths. It also includes partisan-agent forces. Special forces, guerrillas and agents in the rear of the enemy conducted a lot of special measures, which significantly weakened the enemy. So, among other things, then the fighters of "Bunnik" managed to even destroy the rear office of the Russian armada, which was blown deep into the country. Subsequently, according to Vasily the baby, the experience gained then was successfully implemented in the territory of Donetsk, Lugansk, Kherson, Mykolaiv and Zaporizhzhya regions.</text:p>
      <text:p text:style-name="P4">
-It was in this connection that I was on business trips in these regions,-adds Major General Vasyl Malyuk.</text:p>
      <text:p text:style-name="P4">
News Source: <text:a xlink:type="simple" xlink:href="https://armyinform.com.ua/2023/05/27/na-tymchasovo-okupovanyh-terytoriyah-vprovadzhuyetsya-dosvid-dyversijnoyi-roboty-zdobutyj-u-pershi-dni-shyrokomasshtabnoyi-vijny-vasyl-malyuk/" text:style-name="Internet_20_link" text:visited-style-name="Visited_20_Internet_20_Link">
https://armyinform.com.ua/2023/05/27/na-tymchasovo-okupovanyh-terytoriyah-vprovadzhuyetsya-dosvid-dyversijnoyi-roboty-zdobutyj-u-pershi-dni-shyrokomasshtabnoyi-vijny-vasyl-malyuk/</text:a>
</text:p>
      <!--NEWS-->
      <text:h text:style-name="P10" text:outline-level="1">
<text:span text:style-name="T4">
The Kiev Security Forum urged NATO to immediately give Ukraine membership</text:span>
</text:h>
      <text:p text:style-name="P4">
Author: ['Ольга Мосьондз']</text:p>
      <text:p text:style-name="P4">
Time: 2023-05-27T73:00:00-04:00</text:p>
      <text:p text:style-name="P4">
Description: The PIVNICHITLANT Alliance on the Maybutno Samiti at Vilnius Ma, Pravi Polivno ... War with Ukraine 2022, War with Ukraine Latest News today, News War with Ukraine 2022 The last to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photo1685165460-1.jpg" text:style-name="Internet_20_link" text:visited-style-name="Visited_20_Internet_20_Link">
photo1685165460-1.jpg</text:a>
']</text:p>
      <text:p text:style-name="P4">
Tags: ['КИЇВСЬКИЙ БЕЗПЕКОВИЙ ФОРУМ', 'НАТО']</text:p>
      <text:p text:style-name="P4">
Category: News</text:p>
      <!--METADATA-->
      <text:p text:style-name="P4">
<draw:frame draw:style-name="fr1" draw:name="Image254" text:anchor-type="as-char" svg:width="6.9236in" svg:height="4.615733in" draw:z-index="0">
<draw:image xlink:href="../Images/AРМІЯINFORM/2023-05-27T73-00-00-04-00/photo1685165460-1.jpg" xlink:type="simple" xlink:show="embed" xlink:actuate="onLoad" draw:mime-type="image/jpeg"/>
</draw:frame>
Photo by Victor Dehtyar /Armyinform</text:p>
      <text:p text:style-name="P4">
The North Atlantic Alliance in the future summit in Vilnius has a political decision - to offer Ukraine membership in NATO and start negotiating entry.</text:p>
      <text:p text:style-name="P4">
About this <text:a xlink:type="simple" xlink:href="https://ksf.openukraine.org/ua/news/2651-samit-nato-u-vilynyusi-maje-stati-perelomnim-momentomkijivsykij-bezpekovij-forum-zaklikaje-nato-nevidkladno-nadati-ukrajini-chlenstvo" text:style-name="Internet_20_link" text:visited-style-name="Visited_20_Internet_20_Link">
it is referred</text:a>
in a complex positional <text:a xlink:type="simple" xlink:href="https://ksf.openukraine.org/mediafiles/files/KSF_NATO_Policy_Paper_2023_UA.pdf" text:style-name="Internet_20_link" text:visited-style-name="Visited_20_Internet_20_Link">
document</text:a>
NATO Fighting Forum, which was presented during the 15th annual CBF.</text:p>
      <text:p text:style-name="P4">
The document states that "there was a lack of political will on both sides for many years."</text:p>
      <text:p text:style-name="P4">
“Instead of adopting Ukraine - a historical step that would provide common security and stopped the growing geopolitical and military ambitions of Russia - multi -political leaders have chosen to postpone and leave such a perspective in the future. This turned out to be a tragic mistake, ” - said the efficiency.</text:p>
      <text:p text:style-name="P4">
Its authors state that the war has changed everything: "The national resistance of Ukraine opposite Russia's aggression has made a real breakthrough in the Alliance's security thinking.</text:p>
      <text:p text:style-name="P4">
The document emphasizes that now nothing can replace Ukraine's membership in NATO - "no special formats or temporary security".</text:p>
      <text:p text:style-name="P4">
The Kiev Security Forum emphasizes the need to quickly move to the excavation and hopes that the NATO summit in Vilnius will be a turning point for Ukraine's membership in the Alliance.</text:p>
      <text:p text:style-name="P4">
The document calls for the Allies to make a political decision to propose to Ukraine membership and start negotiations on admission. In addition, start negotiations within the Alliance on providing Ukraine with guarantees similar to the collective defense guarantees of Article 5 for the period before NATO accession.</text:p>
      <text:p text:style-name="P4">
"Without unambiguous clarity in the issue of Ukraine's accession to the Alliance, we are at risk of maintaining an endless war in Europe, and the issue of Ukraine's membership in NATO instead of becoming a fundamental element of the new European European Architectural Security, will again become the subject of trading during political negotiations."</text:p>
      <text:p text:style-name="P4">
** _The forum partners are the Atlantic Council, the NATO Information and Documentation Center, the National Democratic Institute, the Ukrainian Women's Congress, the Ebert Farm, the Euro -Atlantic Course.</text:p>
      <text:p text:style-name="P4">
_</text:p>
      <text:p text:style-name="P4">
News Source: <text:a xlink:type="simple" xlink:href="https://armyinform.com.ua/2023/05/27/kyyivskyj-bezpekovyj-forum-zaklykav-nato-nevidkladno-nadaty-ukrayini-chlenstvo/" text:style-name="Internet_20_link" text:visited-style-name="Visited_20_Internet_20_Link">
https://armyinform.com.ua/2023/05/27/kyyivskyj-bezpekovyj-forum-zaklykav-nato-nevidkladno-nadaty-ukrayini-chlenstvo/</text:a>
</text:p>
      <!--NEWS-->
      <text:h text:style-name="P10" text:outline-level="1">
<text:span text:style-name="T4">
In the Black Sea, the enemy holds a rocket carrier with four "caliber"</text:span>
</text:h>
      <text:p text:style-name="P4">
Author: ['АРМІЯINFORM']</text:p>
      <text:p text:style-name="P4">
Time: 2023-05-27T74:00:00-04:00</text:p>
      <text:p text:style-name="P4">
Description: The village of 27 ADS in the Chorny Morce on the Boyal Cherguvanni is excited by Chotiri Vorozhi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7/maxresdefault-1.jpg" text:style-name="Internet_20_link" text:visited-style-name="Visited_20_Internet_20_Link">
maxresdefault-1.jpg</text:a>
']</text:p>
      <text:p text:style-name="P4">
Tags: ['РАКЕТИ «КАЛІБР»', 'РАКЕТОНОСІЇ', 'СЕРЕДЗЕМНЕ МОРЕ', 'ЧОРНЕ ТА АЗОВСЬКЕ МОРЯ']</text:p>
      <text:p text:style-name="P4">
Category: News</text:p>
      <!--METADATA-->
      <text:p text:style-name="P4">
<draw:frame draw:style-name="fr1" draw:name="Image255" text:anchor-type="as-char" svg:width="6.9236in" svg:height="3.894525in" draw:z-index="0">
<draw:image xlink:href="../Images/AРМІЯINFORM/2023-05-27T74-00-00-04-00/maxresdefault-1.jpg" xlink:type="simple" xlink:show="embed" xlink:actuate="onLoad" draw:mime-type="image/jpeg"/>
</draw:frame>
Illustrative photo</text:p>
      <text:p text:style-name="P4">
As of May 27, there are four -way ships in the Black Sea, one of which is one carrier of the Caliber Winged missiles, a total volley of daughter rockets. About it <text:a xlink:type="simple" xlink:href="https://www.facebook.com/navy.mil.gov.ua/posts/pfbid02z4DuBfqbLVK5qvMotiTavnBUF3UdCcSqYoxVDutL5h28hioejHwkbGQ63ShgpWQbl" text:style-name="Internet_20_link" text:visited-style-name="Visited_20_Internet_20_Link">
reports</text:a>
Command of the Navy of the Armed Forces of Ukraine.</text:p>
      <text:p text:style-name="P4">
There are 1 enemy ship in the Sea of Azov, up to 7 enemy ships in the Mediterranean, including 1 carpet carrier carriage missiles, a total volley of up to 4 missiles.</text:p>
      <text:p text:style-name="P4">
During the day, in the interests of the Russian Federation, the passage of the Kerch-Yenicral Strait was made:</text:p>
      <ul>
        <li>
to the Azov Sea - 37 vessels, 19 of them continued the movement of the Bosphorus Strait; * To the Black Sea - 36 vessels, 15 of them continued the movement in the direction of the Bosphorus.</li>
      </ul>
      <text:p text:style-name="P4">
The Russian Federation continues to violate the International Convention on the Protection of Human Life at the Sea of 1974.(SOLAS)by turning off automatic identification systems(AIS), Nazi vessels in the Azov Sea.</text:p>
      <text:p text:style-name="P4">
News Source: <text:a xlink:type="simple" xlink:href="https://armyinform.com.ua/2023/05/27/u-chornomu-mori-vorog-trymaye-raketonosij-z-chotyrma-kalibramy/" text:style-name="Internet_20_link" text:visited-style-name="Visited_20_Internet_20_Link">
https://armyinform.com.ua/2023/05/27/u-chornomu-mori-vorog-trymaye-raketonosij-z-chotyrma-kalibramy/</text:a>
</text:p>
      <!--NEWS-->
      <text:h text:style-name="P10" text:outline-level="1">
<text:span text:style-name="T4">
At Ivan Bohun KVL, a solemn issue of 299 lyceum students took place</text:span>
</text:h>
      <text:p text:style-name="P4">
Author: ['Яна Задубінна']</text:p>
      <text:p text:style-name="P4">
Time: 2023-05-27T75:00:00-04:00</text:p>
      <text:p text:style-name="P4">
Description: Syogodnі, 27 injuries, at the Kyivskoye Vіskovoi liki izhmen ivan Boguna Vidnui traverse ... War with Ukraine 2022, war with Ukraine Latest news today, Ukrainian News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vpprprpusk_result_10.jpg" text:style-name="Internet_20_link" text:visited-style-name="Visited_20_Internet_20_Link">
vpprprpusk_result_10.jpg</text:a>
', '<text:a xlink:type="simple" xlink:href="https://armyinform.com.ua/wp-content/uploads/2023/05/vpprprpusk_result_12-150x150.jpg" text:style-name="Internet_20_link" text:visited-style-name="Visited_20_Internet_20_Link">
vpprprpusk_result_12-150x150.jpg</text:a>
', '<text:a xlink:type="simple" xlink:href="https://armyinform.com.ua/wp-content/uploads/2023/05/vpprprpusk_result-150x150.jpg" text:style-name="Internet_20_link" text:visited-style-name="Visited_20_Internet_20_Link">
vpprprpusk_result-150x150.jpg</text:a>
', '<text:a xlink:type="simple" xlink:href="https://armyinform.com.ua/wp-content/uploads/2023/05/vpprprpusk_result_5-150x150.jpg" text:style-name="Internet_20_link" text:visited-style-name="Visited_20_Internet_20_Link">
vpprprpusk_result_5-150x150.jpg</text:a>
', '<text:a xlink:type="simple" xlink:href="https://armyinform.com.ua/wp-content/uploads/2023/05/vpprprpusk_result_4-150x150.jpg" text:style-name="Internet_20_link" text:visited-style-name="Visited_20_Internet_20_Link">
vpprprpusk_result_4-150x150.jpg</text:a>
', '<text:a xlink:type="simple" xlink:href="https://armyinform.com.ua/wp-content/uploads/2023/05/vpprprpusk_result_2.jpg" text:style-name="Internet_20_link" text:visited-style-name="Visited_20_Internet_20_Link">
vpprprpusk_result_2.jpg</text:a>
', '<text:a xlink:type="simple" xlink:href="https://armyinform.com.ua/wp-content/uploads/2023/05/vpprprpusk_result_6-150x150.jpg" text:style-name="Internet_20_link" text:visited-style-name="Visited_20_Internet_20_Link">
vpprprpusk_result_6-150x150.jpg</text:a>
', '<text:a xlink:type="simple" xlink:href="https://armyinform.com.ua/wp-content/uploads/2023/05/vpprprpusk_result_11-150x150.jpg" text:style-name="Internet_20_link" text:visited-style-name="Visited_20_Internet_20_Link">
vpprprpusk_result_11-150x150.jpg</text:a>
', '<text:a xlink:type="simple" xlink:href="https://armyinform.com.ua/wp-content/uploads/2023/05/vpprprpusk_result_13-150x150.jpg" text:style-name="Internet_20_link" text:visited-style-name="Visited_20_Internet_20_Link">
vpprprpusk_result_13-150x150.jpg</text:a>
', '<text:a xlink:type="simple" xlink:href="https://armyinform.com.ua/wp-content/uploads/2023/05/vpprprpusk_result_8-150x150.jpg" text:style-name="Internet_20_link" text:visited-style-name="Visited_20_Internet_20_Link">
vpprprpusk_result_8-150x150.jpg</text:a>
', '<text:a xlink:type="simple" xlink:href="https://armyinform.com.ua/wp-content/uploads/2023/05/vpprprpusk_result_7-150x150.jpg" text:style-name="Internet_20_link" text:visited-style-name="Visited_20_Internet_20_Link">
vpprprpusk_result_7-150x150.jpg</text:a>
', '<text:a xlink:type="simple" xlink:href="https://armyinform.com.ua/wp-content/uploads/2023/05/vpprprpusk_result_9.jpg" text:style-name="Internet_20_link" text:visited-style-name="Visited_20_Internet_20_Link">
vpprprpusk_result_9.jpg</text:a>
']</text:p>
      <text:p text:style-name="P4">
Tags: ['STOPRUSSIA', 'АГРЕСІЯ РФ', 'ВИПУСК', 'ВТОРГНЕННЯ РФ', 'КВЛ']</text:p>
      <text:p text:style-name="P4">
Category: News</text:p>
      <!--METADATA-->
      <text:p text:style-name="P4">
<draw:frame draw:style-name="fr1" draw:name="Image256" text:anchor-type="as-char" svg:width="6.9236in" svg:height="4.615733in" draw:z-index="0">
<draw:image xlink:href="../Images/AРМІЯINFORM/2023-05-27T75-00-00-04-00/vpprprpusk_result_10.jpg" xlink:type="simple" xlink:show="embed" xlink:actuate="onLoad" draw:mime-type="image/jpeg"/>
</draw:frame>
Today, on May 27, a solemn issue was at the Ivan Military Lyceum named after Ivan Bohuhovna.</text:p>
      <text:p text:style-name="P4">
This year, KVL produces 299 pupils in adulthood, 83 of whom are in the educational and health complex of Boyarka. Also, more than 70% of children of preferential category: orphans, children whose parents are ATO/OOS or have IDPs.</text:p>
      <text:p text:style-name="P4">
<text:a xlink:type="simple" xlink:href="https://armyinform.com.ua/wp-content/uploads/2023/05/vpprprpusk_result_12.jpg" text:style-name="Internet_20_link" text:visited-style-name="Visited_20_Internet_20_Link">
!(Images/AРМІЯINFORM/2023-05-27T75-00-00-04-00/vpprprpusk_result_12-150x150.jpg)</text:a>
</text:p>
      <text:p text:style-name="P4">
<text:a xlink:type="simple" xlink:href="https://armyinform.com.ua/wp-content/uploads/2023/05/vpprprpusk_result.jpg" text:style-name="Internet_20_link" text:visited-style-name="Visited_20_Internet_20_Link">
<draw:frame draw:style-name="fr1" draw:name="Image257" text:anchor-type="as-char" svg:width="6.9236in" svg:height="6.9236in" draw:z-index="0">
<draw:image xlink:href="../Images/AРМІЯINFORM/2023-05-27T75-00-00-04-00/vpprprpusk_result-150x150.jpg" xlink:type="simple" xlink:show="embed" xlink:actuate="onLoad" draw:mime-type="image/jpeg"/>
</draw:frame>
</text:a>
</text:p>
      <text:p text:style-name="P4">
<text:a xlink:type="simple" xlink:href="https://armyinform.com.ua/wp-content/uploads/2023/05/vpprprpusk_result_5.jpg" text:style-name="Internet_20_link" text:visited-style-name="Visited_20_Internet_20_Link">
<draw:frame draw:style-name="fr1" draw:name="Image258" text:anchor-type="as-char" svg:width="6.9236in" svg:height="6.9236in" draw:z-index="0">
<draw:image xlink:href="../Images/AРМІЯINFORM/2023-05-27T75-00-00-04-00/vpprprpusk_result_5-150x150.jpg" xlink:type="simple" xlink:show="embed" xlink:actuate="onLoad" draw:mime-type="image/jpeg"/>
</draw:frame>
</text:a>
</text:p>
      <text:p text:style-name="P4">
<text:a xlink:type="simple" xlink:href="https://armyinform.com.ua/wp-content/uploads/2023/05/vpprprpusk_result_4.jpg" text:style-name="Internet_20_link" text:visited-style-name="Visited_20_Internet_20_Link">
<draw:frame draw:style-name="fr1" draw:name="Image259" text:anchor-type="as-char" svg:width="6.9236in" svg:height="6.9236in" draw:z-index="0">
<draw:image xlink:href="../Images/AРМІЯINFORM/2023-05-27T75-00-00-04-00/vpprprpusk_result_4-150x150.jpg" xlink:type="simple" xlink:show="embed" xlink:actuate="onLoad" draw:mime-type="image/jpeg"/>
</draw:frame>
</text:a>
During the welcoming speech, Hero of Ukraine Major General Igor Gordiychuk was a thankful defender and defender of Ukraine for the opportunity to hold a ceremony.</text:p>
      <ul>
        <li>
During this difficult period, the personal and pedagogical composition of the Lyceum of the Tasks: preserving the life and health of our pupils and quality training of the management of the Officer Corps of the Armed Forces of Ukraine. I believe that our graduates will continue our graduates in one of the military institutes of Ukraine. But it should be remembered that this day was possible, so that many soldiers, among whom some of you, have not survived to this day. 43 Lycell graduates have given the most expensive - life for our freedom with you.</li>
      </ul>
      <text:p text:style-name="P4">
<draw:frame draw:style-name="fr1" draw:name="Image260" text:anchor-type="as-char" svg:width="6.9236in" svg:height="4.563806in" draw:z-index="0">
<draw:image xlink:href="../Images/AРМІЯINFORM/2023-05-27T75-00-00-04-00/vpprprpusk_result_2.jpg" xlink:type="simple" xlink:show="embed" xlink:actuate="onLoad" draw:mime-type="image/jpeg"/>
</draw:frame>
According to the results of vocational guidance, the Lyceum students seek continue to continue his career and join higher military educational institutions.</text:p>
      <text:p text:style-name="P4">
There are 24 girls among today's graduates, one of whom said that a military lawyer dreamed.</text:p>
      <ul>
        <li>
The Lyceum helped to understand what kind of direction to me and what I can "pull" physically and morally. And I chose the profession of lawyer for the truth, - says Tsygikal.</li>
      </ul>
      <text:p text:style-name="P4">
<text:a xlink:type="simple" xlink:href="https://armyinform.com.ua/wp-content/uploads/2023/05/vpprprpusk_result_6.jpg" text:style-name="Internet_20_link" text:visited-style-name="Visited_20_Internet_20_Link">
!(Images/AРМІЯINFORM/2023-05-27T75-00-00-04-00/vpprprpusk_result_6-150x150.jpg)</text:a>
</text:p>
      <text:p text:style-name="P4">
<text:a xlink:type="simple" xlink:href="https://armyinform.com.ua/wp-content/uploads/2023/05/vpprprpusk_result_13.jpg" text:style-name="Internet_20_link" text:visited-style-name="Visited_20_Internet_20_Link">
<draw:frame draw:style-name="fr1" draw:name="Image261" text:anchor-type="as-char" svg:width="6.9236in" svg:height="6.9236in" draw:z-index="0">
<draw:image xlink:href="../Images/AРМІЯINFORM/2023-05-27T75-00-00-04-00/vpprprpusk_result_13-150x150.jpg" xlink:type="simple" xlink:show="embed" xlink:actuate="onLoad" draw:mime-type="image/jpeg"/>
</draw:frame>
</text:a>
The speech of the orchestra, the speeches of the respected guests, the song performed by one unbrost ... Some go with a smile, in the eyes of others anxiety: "What is next?" However, each of them realizes that although a significant stage of their lives has become, but ahead of them awaits difficulties.</text:p>
      <text:p text:style-name="P4">
After the solemn march, which was accompanied by traditional rain from the coins, unexpected guests appeared on the place - children who, not understanding the whole pathos and the seriousness of the event, began to play, picking up coins.</text:p>
      <text:p text:style-name="P4">
<text:a xlink:type="simple" xlink:href="https://armyinform.com.ua/wp-content/uploads/2023/05/vpprprpusk_result_8.jpg" text:style-name="Internet_20_link" text:visited-style-name="Visited_20_Internet_20_Link">
!(Images/AРМІЯINFORM/2023-05-27T75-00-00-04-00/vpprprpusk_result_8-150x150.jpg)</text:a>
</text:p>
      <text:p text:style-name="P4">
<text:a xlink:type="simple" xlink:href="https://armyinform.com.ua/wp-content/uploads/2023/05/vpprprpusk_result_7.jpg" text:style-name="Internet_20_link" text:visited-style-name="Visited_20_Internet_20_Link">
<draw:frame draw:style-name="fr1" draw:name="Image262" text:anchor-type="as-char" svg:width="6.9236in" svg:height="6.9236in" draw:z-index="0">
<draw:image xlink:href="../Images/AРМІЯINFORM/2023-05-27T75-00-00-04-00/vpprprpusk_result_7-150x150.jpg" xlink:type="simple" xlink:show="embed" xlink:actuate="onLoad" draw:mime-type="image/jpeg"/>
</draw:frame>
</text:a>
At the end of the solemn ceremony, the guests awaited the drumbox, shows of weapons, demonstration of hand -to -hand combat skills and farewell Walpide traditional "Kiev Waltz" performed by Cisik Kvitka.</text:p>
      <text:p text:style-name="P4">
<draw:frame draw:style-name="fr1" draw:name="Image263" text:anchor-type="as-char" svg:width="6.9236in" svg:height="3.831059in" draw:z-index="0">
<draw:image xlink:href="../Images/AРМІЯINFORM/2023-05-27T75-00-00-04-00/vpprprpusk_result_9.jpg" xlink:type="simple" xlink:show="embed" xlink:actuate="onLoad" draw:mime-type="image/jpeg"/>
</draw:frame>
The final chord of the ceremony - a farewell to the fighting flag, at this point the most accurate facial expression was at every lyceum, as if by happy memories of teaching, which no longer return ...</text:p>
      <text:p text:style-name="P4">
News Source: <text:a xlink:type="simple" xlink:href="https://armyinform.com.ua/2023/05/27/u-kvl-imeni-ivana-boguna-vidbuvsya-urochystyj-vypusk-299-liczeyistiv/" text:style-name="Internet_20_link" text:visited-style-name="Visited_20_Internet_20_Link">
https://armyinform.com.ua/2023/05/27/u-kvl-imeni-ivana-boguna-vidbuvsya-urochystyj-vypusk-299-liczeyistiv/</text:a>
</text:p>
      <!--NEWS-->
      <text:h text:style-name="P10" text:outline-level="1">
<text:span text:style-name="T4">
After defeat in Ukraine, Russia will depend even more on China - Raja Mogan</text:span>
</text:h>
      <text:p text:style-name="P4">
Author: ['Ольга Мосьондз']</text:p>
      <text:p text:style-name="P4">
Time: 2023-05-27T76:00:00-04:00</text:p>
      <text:p text:style-name="P4">
Description: Jakshcho Rosia is grinding from Vіini, China, China, declare China about Teritorialal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img_20230527_140849.jpg" text:style-name="Internet_20_link" text:visited-style-name="Visited_20_Internet_20_Link">
img_20230527_140849.jpg</text:a>
']</text:p>
      <text:p text:style-name="P4">
Tags: ['ІНДІЯ', 'КИЇВСЬКИЙ БЕЗПЕКОВИЙ ФОРУМ']</text:p>
      <text:p text:style-name="P4">
Category: News</text:p>
      <!--METADATA-->
      <text:p text:style-name="P4">
<draw:frame draw:style-name="fr1" draw:name="Image264" text:anchor-type="as-char" svg:width="6.9236in" svg:height="3.248322in" draw:z-index="0">
<draw:image xlink:href="../Images/AРМІЯINFORM/2023-05-27T76-00-00-04-00/img_20230527_140849.jpg" xlink:type="simple" xlink:show="embed" xlink:actuate="onLoad" draw:mime-type="image/jpeg"/>
</draw:frame>
If Russia wins the war against Ukraine, it will inspire China to declare antiqutorial claims to Japan, India, Vietnam and other countries. It is a common situation not only in Asia but also in Europe. The loss of Russia in this will enhance the dependence of the Russian Federation on China.</text:p>
      <text:p text:style-name="P4">
This opinion during the 15th Annual Kyiv Security Forum expressed the older researcher asia Society Policy Institute in New Dely Dr. Ch. Radja Mogan.</text:p>
      <ul>
        <li>
It is obvious to us that what is happening in Ukraine has an impact on the situation of vases. Europeans broke out in views with China, trying to restrain Russia. This is a terrible problem, because we want to see the adherence to the support of sovereignty and territorial integrity, so that Europe can turn to the issue of widespread security in the world, - said Mogan.</li>
      </ul>
      <text:p text:style-name="P4">
He also stated, although India did not clearly condemn Russian aggression, his country appreciates territorial independence, inviolability and sovereignty and weighs their fundamental issues.</text:p>
      <text:p text:style-name="P4">
According to the expert, this situation is complicated by the fact that India has a very developed defense relationship with Moscow, and these relationships are important for overcoming aggression from China, which has territorial claims to India.</text:p>
      <text:p text:style-name="P4">
Raja Mogan wished Ukraine victory and preservation of historical sovereignty, as it "will help restrain Chinese expansion."</text:p>
      <text:p text:style-name="P4">
News Source: <text:a xlink:type="simple" xlink:href="https://armyinform.com.ua/2023/05/27/pislya-porazky-v-ukrayini-rosiya-shhe-bilshe-zalezhatyme-vid-kytayu-radzha-mogan/" text:style-name="Internet_20_link" text:visited-style-name="Visited_20_Internet_20_Link">
https://armyinform.com.ua/2023/05/27/pislya-porazky-v-ukrayini-rosiya-shhe-bilshe-zalezhatyme-vid-kytayu-radzha-mogan/</text:a>
</text:p>
      <!--NEWS-->
      <text:h text:style-name="P10" text:outline-level="1">
<text:span text:style-name="T4">
The Security Service of Ukraine has already found more than 300 Russian agents</text:span>
</text:h>
      <text:p text:style-name="P4">
Author: ['Олексій Тригуб']</text:p>
      <text:p text:style-name="P4">
Time: 2023-05-27T77:00:00-04:00</text:p>
      <text:p text:style-name="P4">
Description: In the izhterv'yu Dmittre Komarov, the head of the non-lapee of Ukrainian, Major General Vasil Malyuk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p>
      <text:p text:style-name="P4">
Tags: ['АГЕНТИ РФ', 'ВАСИЛЬ МАЛЮК', 'СБУ']</text:p>
      <text:p text:style-name="P4">
Category: News</text:p>
      <!--METADATA-->
      <text:p text:style-name="P4">
In an interview with Dmitry Komarov, the head of the Security Service of Ukraine Major General Vasylmalyuk said that last year the special service had already discovered more than 300 Russian agents. But there are nuances, says the head of the SBU.</text:p>
      <ul>
        <li>
It should be understood that a hostile agent is not always a person in the shades of the defendants, - explains the general. - At a certain stage, if it is exposed to us to "overwhelm it" - sorry for such an operational slang - it is referred to - and subsequently because of it and misinforming the eighger, and influenced it, and received some data from it, then we make it on the other. And there are those who receive from 13 to 15 years of imprisonment - this, on average, now the terms of prison give the war 111, that is - state betrayal.</li>
      </ul>
      <text:p text:style-name="P4">
According to the SBU chairman, agents are detained, so to speak, different caliber. From ordinary collectors of information on the dislocation of Ukrainian military parts and units - to top, such as Medvedchuk.</text:p>
      <text:p text:style-name="P4">
-If we mentioned this person, we should understand that Medvedchuk worked side by side with the 5th FSB Service of the Russian Federation,-Vasily Malyuk continues. - This is the service that works in Ukraine. She did this all the time, it is her direct work. There was even such a plan called "Ray" - and in the case file it was reflected - where Medvedchuk even made adjustments to how to work and work in Ukraine. It is about their deep agent prohibition, the further creation of occupation regimes in the territory of Ukraine, etc.</text:p>
      <text:p text:style-name="P4">
The general adds that, working on the case of Medvedchuk, the SBU staff found and many other hostile sources. In this context, one cannot but mention, in particular, a traitor who became a resident of Russian intelligence and had a call sign "Professor".</text:p>
      <text:p text:style-name="P4">
-It is a character who worked in Odessa,-says Major General Magic. “He also lived, and he was a resident, that is, he had other agents who were in other regions of Ukraine, collected information, passed it on to the Professor, and he, in turn, passed on to her.- He had with him the so -called STZ - a special technical tool, - explains General. - It was a clock equipped with a camcorder and other means. He filmed, and in the future, thanks to the information received, the enemy planned to bring rocket blows to these objects, the buildings of the VCA and the SBU.</text:p>
      <text:p text:style-name="P4">
News Source: <text:a xlink:type="simple" xlink:href="https://armyinform.com.ua/2023/05/27/sluzhba-bezpeky-ukrayiny-vyyavyla-vzhe-ponad-300-rosijskyh-agentiv/" text:style-name="Internet_20_link" text:visited-style-name="Visited_20_Internet_20_Link">
https://armyinform.com.ua/2023/05/27/sluzhba-bezpeky-ukrayiny-vyyavyla-vzhe-ponad-300-rosijskyh-agentiv/</text:a>
</text:p>
      <!--NEWS-->
      <text:h text:style-name="P10" text:outline-level="1">
<text:span text:style-name="T4">
The Head of State awarded 122 servicemen awards, 50 of them were posthumously</text:span>
</text:h>
      <text:p text:style-name="P4">
Author: ['АРМІЯINFORM']</text:p>
      <text:p text:style-name="P4">
Time: 2023-05-27T78:00:00-04:00</text:p>
      <text:p text:style-name="P4">
Description: President of Ukraine Volodymyr Zelensky Vidniy of the Nagorods 122 Zakhisnikiv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04/35ba8246793fede_759x425-1.jpg" text:style-name="Internet_20_link" text:visited-style-name="Visited_20_Internet_20_Link">
35ba8246793fede_759x425-1.jpg</text:a>
']</text:p>
      <text:p text:style-name="P4">
Tags: ['НАГОРОДЖЕННЯ', 'УКАЗ ПРЕЗИДЕНТА УКРАЇНИ']</text:p>
      <text:p text:style-name="P4">
Category: News</text:p>
      <!--METADATA-->
      <text:p text:style-name="P4">
<draw:frame draw:style-name="fr1" draw:name="Image265" text:anchor-type="as-char" svg:width="6.9236in" svg:height="3.876851in" draw:z-index="0">
<draw:image xlink:href="../Images/AРМІЯINFORM/2023-05-27T78-00-00-04-00/35ba8246793fede_759x425-1.jpg" xlink:type="simple" xlink:show="embed" xlink:actuate="onLoad" draw:mime-type="image/jpeg"/>
</draw:frame>
Illustrative photo</text:p>
      <text:p text:style-name="P4">
President of Ukraine Volodymyr Zelensky celebrated the state awards of 122 defenders of Ukraine. 50 servicemen were awarded posthumously.</text:p>
      <text:p text:style-name="P4">
This is stated in the decree <text:a xlink:type="simple" xlink:href="https://www.president.gov.ua/documents/3062023-46913" text:style-name="Internet_20_link" text:visited-style-name="Visited_20_Internet_20_Link">
No. 306/2023</text:a>
, published by the Presidential Office website.</text:p>
      <text:p text:style-name="P4">
The awards were awarded "for personal courage, revealed in the protection of state -sevotory and territorial integrity of Ukraine, selfless fulfillment of a military duty."</text:p>
      <text:p text:style-name="P4">
<text:span text:style-name="T4">
 To award the Order of Bohdan Khmelnitsky II degree </text:span>
</text:p>
      <text:p text:style-name="P4">
Panchenko Sergey Ivanovich - Colonel</text:p>
      <text:p text:style-name="P4">
<text:span text:style-name="T4">
 To award the Order of Bohdan Khmelnitsky III degree </text:span>
</text:p>
      <text:p text:style-name="P4">
Vladimir Pavlovich Dubogriya - Major</text:p>
      <text:p text:style-name="P4">
Levashov Denis Olegovich(posthumously)- Junior Lieutenant</text:p>
      <text:p text:style-name="P4">
Vadim Lazynsky - Lieutenant Colonel</text:p>
      <text:p text:style-name="P4">
Osinsky Vitaliy Anatolyevich(posthumously)- Lieutenant</text:p>
      <text:p text:style-name="P4">
Rybak Vladimir Valeriyovych - Captain</text:p>
      <text:p text:style-name="P4">
Petro Yaroslavovich's whistle - senior lieutenant</text:p>
      <text:p text:style-name="P4">
Alexander Tretyakov - Senior Lieutenant</text:p>
      <text:p text:style-name="P4">
Fominko Igor Ivanovich(posthumously)- Senior Lieutenant</text:p>
      <text:p text:style-name="P4">
<text:span text:style-name="T4">
 Award the Order of Courage and Grade </text:span>
</text:p>
      <text:p text:style-name="P4">
Shvab Ivan Nikolaevich(posthumously)- Junior Sergeant</text:p>
      <text:p text:style-name="P4">
<text:span text:style-name="T4">
 Award the Order of Courage of II degree </text:span>
</text:p>
      <text:p text:style-name="P4">
Antonyuk Alexander Petrovich - Major</text:p>
      <text:p text:style-name="P4">
<text:span text:style-name="T4">
 Award the Order of Courage of the 3rd degree </text:span>
</text:p>
      <text:p text:style-name="P4">
Andrei Igorovich(posthumously)- Senior soldier</text:p>
      <text:p text:style-name="P4">
Anton Valeryevich's Bezpalka(posthumously)- Soldier</text:p>
      <text:p text:style-name="P4">
Boyko Igor Vladimirovich - Senior Sergeant</text:p>
      <text:p text:style-name="P4">
Brown Ruslan Vladimirovich(posthumously)- Soldier</text:p>
      <text:p text:style-name="P4">
Veremienko Vladislav Alexandrovich - junior sergeant</text:p>
      <text:p text:style-name="P4">
Gorban Oleg Petrovich - Soldier</text:p>
      <text:p text:style-name="P4">
Gorban Vadim Andreevich - Senior Soldier</text:p>
      <text:p text:style-name="P4">
Gorpinich Roman Nikolaevich(posthumously)- Soldier</text:p>
      <text:p text:style-name="P4">
Volodymyr Alexandrovich Eustafyev - Sergeant</text:p>
      <text:p text:style-name="P4">
Zinovieva Anton Pavlovich - Senior Soldier</text:p>
      <text:p text:style-name="P4">
Katrush Vladislav Petrovich(posthumously)- Senior soldier</text:p>
      <text:p text:style-name="P4">
Andriy Kovalenko(posthumously)- Senior soldier</text:p>
      <text:p text:style-name="P4">
Bohdan Kovalenko(posthumously)- Senior soldier</text:p>
      <text:p text:style-name="P4">
Kozhirnova Yevgeny Alexandrovich - soldier</text:p>
      <text:p text:style-name="P4">
Komoltsev Sergey Petrovich(posthumously)- Senior Sergeant</text:p>
      <text:p text:style-name="P4">
Volodymyr Vadimir Kondratiev - Major</text:p>
      <text:p text:style-name="P4">
Alexander Krovkin(posthumously)- Senior soldier</text:p>
      <text:p text:style-name="P4">
Kostyukevich Sergey Anatolyevich - Senior Sergeant</text:p>
      <text:p text:style-name="P4">
Koshel Ruslan Valeriyovych - Junior Sergeant</text:p>
      <text:p text:style-name="P4">
Kulinich Dmitry Valeryevich(posthumously)- Soldier</text:p>
      <text:p text:style-name="P4">
Mikhail Mikhailovich Leanchuk(posthumously)- SoldierMelnitsky Dmitry Sergeyevich - Captain</text:p>
      <text:p text:style-name="P4">
Nishgoglodov Valery Vladimirovich(posthumously)- Sergeant</text:p>
      <text:p text:style-name="P4">
Alexander Pakulova(posthumously)- Senior soldier</text:p>
      <text:p text:style-name="P4">
Cancer Artem Ivanovich - Senior Sergeant</text:p>
      <text:p text:style-name="P4">
Romanyuk Sergey Vasilyevich(posthumously)- Soldier</text:p>
      <text:p text:style-name="P4">
Vladimir's wort(posthumously)- Sergeant</text:p>
      <text:p text:style-name="P4">
Sukhanova Yuri Igorovich(posthumously)- Junior Sergeant</text:p>
      <text:p text:style-name="P4">
Alexander Ferchuk(posthumously)- Chief Sergeant</text:p>
      <text:p text:style-name="P4">
Chernyshev Denis Ivanovich - Soldier</text:p>
      <text:p text:style-name="P4">
Chigareva Alexander Gennadyevich - Major</text:p>
      <text:p text:style-name="P4">
Shahna Vladimir Romanovich(posthumously)- Sergeant</text:p>
      <text:p text:style-name="P4">
Lubomyr Ivanovich - Major</text:p>
      <text:p text:style-name="P4">
<text:span text:style-name="T4">
 Award the Order of Danylo Halytsky </text:span>
</text:p>
      <text:p text:style-name="P4">
Shcherbin Svyatoslav Anatoliyevich - Colonel</text:p>
      <text:p text:style-name="P4">
<text:span text:style-name="T4">
 Award the Medal for Military Service of Ukraine </text:span>
</text:p>
      <text:p text:style-name="P4">
Bevza Sergiy Alexandrovich - Senior Soldier</text:p>
      <text:p text:style-name="P4">
Vlasov Mikhail Mikhailovich - Senior Soldier</text:p>
      <text:p text:style-name="P4">
Alexander Borisovich Vodzianovsky - Soldier</text:p>
      <text:p text:style-name="P4">
Voitenko Viktor Leonidovich - junior sergeant</text:p>
      <text:p text:style-name="P4">
Smooth Igor Igor - Senior Soldier</text:p>
      <text:p text:style-name="P4">
Nicholas Golyanovsky - Soldier</text:p>
      <text:p text:style-name="P4">
Davidenko Vladimir Vladimirovich - soldier</text:p>
      <text:p text:style-name="P4">
Dukarev Orest Zenonovich - Soldier</text:p>
      <text:p text:style-name="P4">
Zibina Vladislav Konstantinovich - Sergeant</text:p>
      <text:p text:style-name="P4">
Oklenko Vitaliy Vasilyevich - Senior Soldier</text:p>
      <text:p text:style-name="P4">
Knyazev Alexei Vyacheslavovich - junior sergeant</text:p>
      <text:p text:style-name="P4">
Cossack Oleg Valeryevich - soldier</text:p>
      <text:p text:style-name="P4">
Koshelnyk Vitaliy Vasilyevich - Soldier</text:p>
      <text:p text:style-name="P4">
Kurila Vladimir Vladimirovich - Senior Soldier</text:p>
      <text:p text:style-name="P4">
Marshaluk Yuri Vasilyevich - Junior Sergeant</text:p>
      <text:p text:style-name="P4">
Alexander Vasilyevich's sink - soldier</text:p>
      <text:p text:style-name="P4">
Ovcharenko Vitaliy Viktorovich - Sergeant</text:p>
      <text:p text:style-name="P4">
Viktor Vasilyevich Pistria - Senior Soldier</text:p>
      <text:p text:style-name="P4">
Alexander Petrovich Puseva - soldier</text:p>
      <text:p text:style-name="P4">
Romanyuk Oleg Sergeyevich-Master-Satent</text:p>
      <text:p text:style-name="P4">
Saganovsky Yuri Yaroslavovich - soldier</text:p>
      <text:p text:style-name="P4">
Saika Oleg Mironovich - Chief Sergeant</text:p>
      <text:p text:style-name="P4">
The quiet Bohdan Vasilyevich is a soldier</text:p>
      <text:p text:style-name="P4">
Tyshkova Vladimir Stanislavovich - soldier</text:p>
      <text:p text:style-name="P4">
Gleb Albertovich's Tsvetlyuk</text:p>
      <text:p text:style-name="P4">
Chepurny Ruslan Viktorovich - Captain</text:p>
      <text:p text:style-name="P4">
Shapovalov Yevgeny Valentinovich - Junior Sergeant</text:p>
      <text:p text:style-name="P4">
Shauluyevich Dmitry Yagenavich - Senior Soldier</text:p>
      <text:p text:style-name="P4">
<text:span text:style-name="T4">
 Reward Medal for Perfect Service III degree </text:span>
</text:p>
      <text:p text:style-name="P4">
Bilyuk Alexei Petrovich - Major</text:p>
      <text:p text:style-name="P4">
Polina Igor Alexandrovich - Captain</text:p>
      <text:p text:style-name="P4">
<text:span text:style-name="T4">
 To reward the Medal "Defender of the Fatherland" </text:span>
</text:p>
      <text:p text:style-name="P4">
Vladimir Valeryevich - Senior Soldier</text:p>
      <text:p text:style-name="P4">
Banita Sergey Anatolyevich(posthumously)- Chief Sergeant</text:p>
      <text:p text:style-name="P4">
Belik Dmitry Vladimirovich - Senior Soldier</text:p>
      <text:p text:style-name="P4">
Sergiy Sergiyevich - junior sergeant</text:p>
      <text:p text:style-name="P4">
Golovatsky Stepan Zinovievich(posthumously)- SoldierIlkiv Ivan Vasilyevich(posthumously)- Soldier</text:p>
      <text:p text:style-name="P4">
Alexander Alexander Kartushan(posthumously)- Soldier</text:p>
      <text:p text:style-name="P4">
Kindyriya Igor Nikolaevich(posthumously)- Senior soldier</text:p>
      <text:p text:style-name="P4">
Demian Viktorovich(posthumously)- Junior Sergeant</text:p>
      <text:p text:style-name="P4">
Blacksmith Oleg Vladimirovich - Lieutenant</text:p>
      <text:p text:style-name="P4">
Cossack Vitaliy Anatoliyovych(posthumously)- Junior Sergeant</text:p>
      <text:p text:style-name="P4">
Kotovich Nikolai Vladimirovich(posthumously)- Soldier</text:p>
      <text:p text:style-name="P4">
Alexander Krykunova - Captain</text:p>
      <text:p text:style-name="P4">
Kulagina Sergey Vladimirovich(posthumously)- Senior soldier</text:p>
      <text:p text:style-name="P4">
Kuchera Peter Ivanovich(posthumously)- Senior Sergeant</text:p>
      <text:p text:style-name="P4">
Lepey Sergey Sergeyevich(posthumously)- Soldier</text:p>
      <text:p text:style-name="P4">
Livara Valery Petrovich(posthumously)- Soldier</text:p>
      <text:p text:style-name="P4">
Vladimir Loseva(posthumously)- Soldier</text:p>
      <text:p text:style-name="P4">
Alexander Petrovich Lutsenko(posthumously)- Sergeant</text:p>
      <text:p text:style-name="P4">
Makovsky Oleg Gennadyevich(posthumously)- Lieutenant</text:p>
      <text:p text:style-name="P4">
Mykytyuk Alexander Vitaliyevich(posthumously)- Senior soldier</text:p>
      <text:p text:style-name="P4">
Unaworned Vladimir Anatoliyevich - Senior Sergeant</text:p>
      <text:p text:style-name="P4">
Pylypchuk Sergey Vladimirovich(posthumously)- Junior Sergeant</text:p>
      <text:p text:style-name="P4">
Oleksandr Anatoliyovych's funeral - senior sergeant</text:p>
      <text:p text:style-name="P4">
Ruslan Ruslan - Soldier</text:p>
      <text:p text:style-name="P4">
Arthur Pavlovich's salad - senior lieutenant</text:p>
      <text:p text:style-name="P4">
Sapozhnik Yuri Mikhailovich(posthumously)- Senior soldier</text:p>
      <text:p text:style-name="P4">
Satanovsky Gennady Alexandrovich(posthumously)- Soldier</text:p>
      <text:p text:style-name="P4">
Stanitsky Yuri Kasyanovich(posthumously)- Soldier</text:p>
      <text:p text:style-name="P4">
Oleg Petrovich's School - Senior Soldier</text:p>
      <text:p text:style-name="P4">
Stetsyuk Alexander Alexandrovich(posthumously)- Soldier</text:p>
      <text:p text:style-name="P4">
Taras Streletsky - Senior Soldier</text:p>
      <text:p text:style-name="P4">
Leonid Adamovich, Senior Sergeant</text:p>
      <text:p text:style-name="P4">
Dmitry Tyufanov(posthumously)- Soldier</text:p>
      <text:p text:style-name="P4">
Fomin Sergiy Vladimirovich - Senior Sergeant</text:p>
      <text:p text:style-name="P4">
Khrapaty Sergey Mikhailovich(posthumously)- Soldier</text:p>
      <text:p text:style-name="P4">
Hushkov Victor Mikhailovich(posthumously)- Soldier</text:p>
      <text:p text:style-name="P4">
Chernyshov Mikhail Yurievich - Senior Soldier</text:p>
      <text:p text:style-name="P4">
Chobana Sergey Nikolaevich(posthumously)- Soldier</text:p>
      <text:p text:style-name="P4">
Vasily Ivanovich Silipeda(posthumously)- Soldier</text:p>
      <text:p text:style-name="P4">
Yulik Denis Dmitrovich(posthumously)- Soldier</text:p>
      <text:p text:style-name="P4">
<text:span text:style-name="T4">
 Reward Medal for Saved Life </text:span>
</text:p>
      <text:p text:style-name="P4">
Buga Konstantin Anatoliyovych - soldier</text:p>
      <text:p text:style-name="P4">
Kozelka Yaroslav Vladimirovich - soldier</text:p>
      <text:p text:style-name="P4">
Sidoruk Yaroslav Sergeyevich - junior sergeant</text:p>
      <text:p text:style-name="P4">
Shevchenko Sergey Anatolyevich - soldier.</text:p>
      <text:p text:style-name="P4">
News Source: <text:a xlink:type="simple" xlink:href="https://armyinform.com.ua/2023/05/27/glava-derzhavy-vidznachyv-nagorodamy-122-vijskovosluzhbovczya-iz-nyh-50-posmertno/" text:style-name="Internet_20_link" text:visited-style-name="Visited_20_Internet_20_Link">
https://armyinform.com.ua/2023/05/27/glava-derzhavy-vidznachyv-nagorodamy-122-vijskovosluzhbovczya-iz-nyh-50-posmertno/</text:a>
</text:p>
      <!--NEWS-->
      <text:h text:style-name="P10" text:outline-level="1">
<text:span text:style-name="T4">
US exhibit named three variants of Putin's prosecution to be held accountable for aggression</text:span>
</text:h>
      <text:p text:style-name="P4">
Author: ['Ольга Мосьондз']</text:p>
      <text:p text:style-name="P4">
Time: 2023-05-27T79:00:00-04:00</text:p>
      <text:p text:style-name="P4">
Description: One Zi Shlyakhiv, Yaki to allow the rosetian process from the Im emergency Tribunali Shtoo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img_20230527_142116.jpg" text:style-name="Internet_20_link" text:visited-style-name="Visited_20_Internet_20_Link">
img_20230527_142116.jpg</text:a>
']</text:p>
      <text:p text:style-name="P4">
Tags: ['КИЇВСЬКИЙ БЕЗПЕКОВИЙ ФОРУМ', 'США']</text:p>
      <text:p text:style-name="P4">
Category: News</text:p>
      <!--METADATA-->
      <text:p text:style-name="P4">
<draw:frame draw:style-name="fr1" draw:name="Image266" text:anchor-type="as-char" svg:width="6.9236in" svg:height="3.271401in" draw:z-index="0">
<draw:image xlink:href="../Images/AРМІЯINFORM/2023-05-27T79-00-00-04-00/img_20230527_142116.jpg" xlink:type="simple" xlink:show="embed" xlink:actuate="onLoad" draw:mime-type="image/jpeg"/>
</draw:frame>
One of the ways that will allow the process in the international tribunal to attract Russian President Vladimir Putin to justice for the aggression of the in Ukraine, may be the adoption of the UN General Assembly resolution. Such a burden of the 15th annual Kiev Security Forum was expressed by William Taylor, Vice president of the Institute of Peace(USA), US Ambassador to Ukraine in 2006–2009.</text:p>
      <ul>
        <li>
The question now is how to start this process and what are the options, - said Diplomat.</li>
      </ul>
      <text:p text:style-name="P4">
In his opinion, <text:span text:style-name="T4">
 one of the options </text:span>
 is the adoption of the UN General Assembly resolution.</text:p>
      <ul>
        <li>
This document should be produced together with the Government of Ukraine and the International Tribunal, - said William Taylor.</li>
      </ul>
      <text:p text:style-name="P4">
He noted that this "will need extraordinary efforts, but it can be made," because, as William Taylor reminded, Ukraine managed to receive 141 and even 143 member states of General Assembly.</text:p>
      <text:p text:style-name="P4">
Mr Taylor also stressed that the United States offered another mechanism of the beginning process.</text:p>
      <ul>
        <li>
<text:span text:style-name="T4">
 The second option </text:span>
 are smaller groups of countries, such as European countries that would create an international tribunal. The United States offered a hybrid version that Ukrainians did not like it. But it is based on the idea of the nationalization of the National Court. That is, it could be a Ukrainian proceedings of international support, - he said.</li>
      </ul>
      <text:p text:style-name="P4">
<text:span text:style-name="T4">
 The third option </text:span>
 Taylor named the idea of consideration of Putin's claim in one of third countries, such as European, in the jurisdiction of Jeslochin to commit the act of aggression.</text:p>
      <text:p text:style-name="P4">
Separately, the exhibit also spoke about the prospects of NATO summit for Ukraine, which will take place in Vilnius.</text:p>
      <ul>
        <li>
given to Ukraine in 2008 a promise(Membership Action Plan. - _ ed.)It can be ventilated now ... Last week, the Minister of Defense of Ukraine asked our small group of American experts on the NATO open door policy. He said, "Where this door is, we do not see them." In Vilnius we have to see them. I think so, - said William Taylor.</li>
      </ul>
      <text:p text:style-name="P4">
We will remind, earlier, the office of the President of Ukraine stated that Ukraine can be created before the creation of an international special tribunal for management for the next year and a half for the next year, provided</text:p>
      <text:p text:style-name="P4">
News Source: <text:a xlink:type="simple" xlink:href="https://armyinform.com.ua/2023/05/27/eksposol-ssha-nazvav-try-varianty-prytyagnennya-putina-do-vidpovidalnosti-za-agresiyu/" text:style-name="Internet_20_link" text:visited-style-name="Visited_20_Internet_20_Link">
https://armyinform.com.ua/2023/05/27/eksposol-ssha-nazvav-try-varianty-prytyagnennya-putina-do-vidpovidalnosti-za-agresiyu/</text:a>
</text:p>
      <!--NEWS-->
      <text:h text:style-name="P10" text:outline-level="1">
<text:span text:style-name="T4">
Special services of the Russian Federation began to embody provocation with chemical weapons</text:span>
</text:h>
      <text:p text:style-name="P4">
Author: ['АРМІЯINFORM']</text:p>
      <text:p text:style-name="P4">
Time: 2023-05-27T80:00:00-04:00</text:p>
      <text:p text:style-name="P4">
Description: https://www.youtube.com/watch?v=-ourpbmfs44 with the method of the audience of counterattacks ... War with Ukraine 2022, the war with Ukraine is the latest news today, the war with Ukraine 2022 is the last for today, will there be a war between Ukraine and Russia and when, the war with Ukraine in 2022 will be or not, will there be a war with Ukraine in the near future, the war with Ukraine, Ukraine’s news today, Ukrainian news in Ukrainian media in Russian</text:p>
      <text:p text:style-name="P4">
Images: []</text:p>
      <text:p text:style-name="P4">
Tags: ['ГУР', 'ПРОВОКАЦІЇ РФ', 'ХІМІЧНА ЗБРОЯ']</text:p>
      <text:p text:style-name="P4">
Category: News</text:p>
      <!--METADATA-->
      <text:p text:style-name="P4">
In order to disrupt the counter -offensive actions of the Security and Defense Forces of Ukraine, Russian -owners began to implement provocation with the use of chemical weapons in the temporarily occupied territories of Zaporizhzhya region on May 27, 2023. About it <text:a xlink:type="simple" xlink:href="https://gur.gov.ua/content/spetssluzhby-rf-rozpochaly-vtiliuvaty-provokatsiiu-iz-khimichnoiu-zbroieiu.html" text:style-name="Internet_20_link" text:visited-style-name="Visited_20_Internet_20_Link">
reports</text:a>
MOV Intelligence Directorate.</text:p>
      <text:p text:style-name="P4">
The real victims of hostile provocation will be soldiers of Russian occupation army. Traces of chemical weapons on their bodies is planning to use the aggressor state as fake evidence for Ukraine's accusation.</text:p>
      <text:p text:style-name="P4">
We emphasize that the forces of Ukraine's security and defense during hostilities use only conventional means, and regular stations of the Muscovite special services are not able to influence the further stipulations on the front.</text:p>
      <text:p text:style-name="P4">
News Source: <text:a xlink:type="simple" xlink:href="https://armyinform.com.ua/2023/05/27/speczsluzhby-rf-rozpochaly-vtilyuvaty-provokacziyu-iz-himichnoyu-zbroyeyu/" text:style-name="Internet_20_link" text:visited-style-name="Visited_20_Internet_20_Link">
https://armyinform.com.ua/2023/05/27/speczsluzhby-rf-rozpochaly-vtilyuvaty-provokacziyu-iz-himichnoyu-zbroyeyu/</text:a>
</text:p>
      <!--NEWS-->
      <text:h text:style-name="P10" text:outline-level="1">
<text:span text:style-name="T4">
Everything that happens in temporarily occupied territories becomes known to us at once - Vasily Mid.</text:span>
</text:h>
      <text:p text:style-name="P4">
Author: ['Олексій Тригуб']</text:p>
      <text:p text:style-name="P4">
Time: 2023-05-27T81:00:00-04:00</text:p>
      <text:p text:style-name="P4">
Description: Behind the words of Golovy Service of the Bezpeki of Ukrainian, Major General Vasil Malyuk, Vorog Yogo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11/vasyl-malyuk-sbu.jpg" text:style-name="Internet_20_link" text:visited-style-name="Visited_20_Internet_20_Link">
vasyl-malyuk-sbu.jpg</text:a>
']</text:p>
      <text:p text:style-name="P4">
Tags: ['ВАСИЛЬ МАЛЮК', 'КОЛАБОРАНТИ', 'СБУ']</text:p>
      <text:p text:style-name="P4">
Category: News</text:p>
      <!--METADATA-->
      <text:p text:style-name="P4">
<draw:frame draw:style-name="fr1" draw:name="Image267" text:anchor-type="as-char" svg:width="6.9236in" svg:height="4.611226in" draw:z-index="0">
<draw:image xlink:href="../Images/AРМІЯINFORM/2023-05-27T81-00-00-04-00/vasyl-malyuk-sbu.jpg" xlink:type="simple" xlink:show="embed" xlink:actuate="onLoad" draw:mime-type="image/jpeg"/>
</draw:frame>
SBU head Vasily baby</text:p>
      <text:p text:style-name="P4">
According to the head of the Security Service of Ukraine, Major-General Vasyl Malyuk, the enemy of his agents in the liberated territories were not ready for the level of professionalism of documentation that Ukrainian special services have today.</text:p>
      <ul>
        <li>
We have already collected full volumes of materials, and they, knowing that the Russians have gone, while staying in place, - says the head of the SBU. - The former police officers and our former staff who formed their pseudo -organs of state security and pseudo -law enforcement agencies were of the middle. We managed to consult them, to declare them suspicions. Today, these persons are in custody, give shows. It is clear that someone will be involved in our other contracted games - in general, we will not tell these details.</li>
      </ul>
      <text:p text:style-name="P4">
Also, says Major General Vasyl Malyuk, we have actively documented the so-called enemy pseudo-referendum in the territories where the enemy managed to legitimize his tricolor. An interesting moment was known from the document -intercepted Security Service of Ukraine. In it, the collaborators complained to the curators from Russia that the Kherson do not support the ideas of DORF.</text:p>
      <text:p text:style-name="P4">
“The situation is very tense in settlements. Most residents are pro -Ukrainian, they are awaiting the liberation of their territory for the formation of the Armed Forces, aggressively against representatives of the Russian authorities on the ground, ”the traitors reported to their owners.</text:p>
      <text:p text:style-name="P4">
The Head of the Security Service of Ukraine shows that on the day of the so -called plegiscite, the enemy and his associates were pre -prepared data on the appearance and results of "Voting".</text:p>
      <ul>
        <li>
They do not even understand that all this is introduced in us in the materials!- says Vasily Kid. - And all - due to the fact that the successful methods of documentation are successfully used. Including, let me note that we will have introduced our confident(Agents under cover - note. Ed.). У нас була ціла низка персоналій, укомірцях яких знаходилися так звані москіти — спеціальні пристрої, якіздійснюють аудіоконтроль, і ми просто в режимі онлайн всі ці речі розуміли,документували та додавали до матеріалів провадження. Вони при всьому цьомурозповідали: от, у нас така явка, у нас все добре!Це все — просто спробалегалізувати ганчірку, триколор, на нашій території, але їм це не вдасться —ні де-юре, ні фактично.</li>
      </ul>
      <text:p text:style-name="P4">
News Source: <text:a xlink:type="simple" xlink:href="https://armyinform.com.ua/2023/05/27/vse-shho-vidbuvayetsya-na-tymchasovo-okupovanyh-terytoriyah-staye-nam-vidomo-vidrazu-vasyl-malyuk/" text:style-name="Internet_20_link" text:visited-style-name="Visited_20_Internet_20_Link">
https://armyinform.com.ua/2023/05/27/vse-shho-vidbuvayetsya-na-tymchasovo-okupovanyh-terytoriyah-staye-nam-vidomo-vidrazu-vasyl-malyuk/</text:a>
</text:p>
      <!--NEWS-->
      <text:h text:style-name="P10" text:outline-level="1">
<text:span text:style-name="T4">
As Ukrainian servicemen studied in Poland to fight on Leopard tanks</text:span>
</text:h>
      <text:p text:style-name="P4">
Author: ['АРМІЯINFORM']</text:p>
      <text:p text:style-name="P4">
Time: 2023-05-27T82:00:00-04:00</text:p>
      <text:p text:style-name="P4">
Description: The dinemine plot of Service Zv'yazkiv Z Gromadzkіstya Opeasza “Unifier” Zbroany forces ... War with Ukraine 2022, War with Ukraine Latest News today, News War with Ukraine 2022 The last ones for Ukraine and Russia and when, war with In 2022, Ukraine will be or not, will there be a war with Ukraine in the near future, they say, the war with Ukraine, Ukraine’s news today, Ukrainian news in Ukrainian media in Russian</text:p>
      <text:p text:style-name="P4">
Images: []</text:p>
      <text:p text:style-name="P4">
Tags: ['LEOPARD', 'UNIFIER', 'ВІЙСЬКОВІ НАВЧАННЯ', 'ПОЛЬЩА']</text:p>
      <text:p text:style-name="P4">
Category: News</text:p>
      <!--METADATA-->
      <text:p text:style-name="P4">
Dynamic <text:a xlink:type="simple" xlink:href="https://www.facebook.com/watch/" text:style-name="Internet_20_link" text:visited-style-name="Visited_20_Internet_20_Link">
plot</text:a>
Public relations service "Unifier" of the Armed Forces of Canada about what instructors and instructors from "horse lord Stratkon"("Royal Canadians")The 1st Canadian Mechanized Brigade Group of the 3rd Canadian Armed Forces of Canada in the framework of the UNIFIER Canadian Armed Forces Operations Operations with the Polish Armed Forces and Armed Forces of the Armed Forces of the Armed Forces of Poland and the Bronetian Armed Forces. increasing mobility and fire the power.</text:p>
      <text:p text:style-name="P4">
News Source: <text:a xlink:type="simple" xlink:href="https://armyinform.com.ua/2023/05/27/yak-ukrayinski-vijskovosluzhbovczi-navchalys-osnovam-bronetankovogo-mystecztva-vykorystannya-tankiv-leopard-u-polshhi/" text:style-name="Internet_20_link" text:visited-style-name="Visited_20_Internet_20_Link">
https://armyinform.com.ua/2023/05/27/yak-ukrayinski-vijskovosluzhbovczi-navchalys-osnovam-bronetankovogo-mystecztva-vykorystannya-tankiv-leopard-u-polshhi/</text:a>
</text:p>
      <!--NEWS-->
      <text:h text:style-name="P10" text:outline-level="1">
<text:span text:style-name="T4">
Occupants from barrel artillery fired at the city of Glukhiv in Sumy region</text:span>
</text:h>
      <text:p text:style-name="P4">
Author: ['АРМІЯINFORM']</text:p>
      <text:p text:style-name="P4">
Time: 2023-05-27T83:00:00-04:00</text:p>
      <text:p text:style-name="P4">
Description: For the proprietary Kerivnitvva of the summary of the prosecutor's office of Rozdochatovo ... The war with Ukraine 2022, the war with Ukraine is the latest news today, the news war with Ukraine 2022 last today, will there be a war between Ukraine and Russia and when the war with Ukraine will be either in 2022 or there will be or there No, will there be a war with Ukraine in the near future, they say, the war with Ukraine, Ukrainian news today, Ukrainian news in Ukrainian media in Russian</text:p>
      <text:p text:style-name="P4">
Images: ['<text:a xlink:type="simple" xlink:href="https://armyinform.com.ua/wp-content/uploads/2023/05/photo-5444862730315093725-y.jpg" text:style-name="Internet_20_link" text:visited-style-name="Visited_20_Internet_20_Link">
photo-5444862730315093725-y.jpg</text:a>
', '<text:a xlink:type="simple" xlink:href="https://armyinform.com.ua/wp-content/uploads/2023/05/photo-5444862730315093727-y-150x150.jpg" text:style-name="Internet_20_link" text:visited-style-name="Visited_20_Internet_20_Link">
photo-5444862730315093727-y-150x150.jpg</text:a>
', '<text:a xlink:type="simple" xlink:href="https://armyinform.com.ua/wp-content/uploads/2023/05/photo-5444862730315093728-y-150x150.jpg" text:style-name="Internet_20_link" text:visited-style-name="Visited_20_Internet_20_Link">
photo-5444862730315093728-y-150x150.jpg</text:a>
']</text:p>
      <text:p text:style-name="P4">
Tags: ['STOPRUSSIA', 'АГРЕСІЯ РФ', 'ВТОРГНЕННЯ РФ', 'ОБСТРІЛ', 'СУМЩИНА']</text:p>
      <text:p text:style-name="P4">
Category: News</text:p>
      <!--METADATA-->
      <text:p text:style-name="P4">
<draw:frame draw:style-name="fr1" draw:name="Image268" text:anchor-type="as-char" svg:width="6.9236in" svg:height="3.11562in" draw:z-index="0">
<draw:image xlink:href="../Images/AРМІЯINFORM/2023-05-27T83-00-00-04-00/photo-5444862730315093725-y.jpg" xlink:type="simple" xlink:show="embed" xlink:actuate="onLoad" draw:mime-type="image/jpeg"/>
</draw:frame>
With the procedural leadership of the Sumy Regional Prosecutor's Office, pre -trial investigation was initiated after violation of the laws and customs of war(Part 1 of Art. 438 of the Criminal Code). Про це <text:a xlink:type="simple" xlink:href="https://www.gp.gov.ua/ua/posts/okupanti-zi-stvolnoyi-artileriyi-obstrilyali-misto-gluxiv-na-sumshhini-prokurori-dokumentuyut-naslidki" text:style-name="Internet_20_link" text:visited-style-name="Visited_20_Internet_20_Link">
повідомляє</text:a>
Office of the Prosecutor General of Ukraine.</text:p>
      <text:p text:style-name="P4">
According to the investigation, on May 27, 2023, at night, the occupiers from the territory of Russian Federation from the Treasury Artillery fired the civilian infrastructure of the city of the city.</text:p>
      <text:p text:style-name="P4">
The shelling damaged the roof of the high -rise building, in three private homes windows were flying, fragments were cut fences and walls.</text:p>
      <text:p text:style-name="P4">
Prosecutors in cooperation with other law enforcement officers document the consequences. The pre -trial investigation is carried out by investigators of the SBU SBU Department of the SUMS region.</text:p>
      <text:p text:style-name="P4">
<text:a xlink:type="simple" xlink:href="https://armyinform.com.ua/wp-content/uploads/2023/05/photo-5444862730315093727-y.jpg" text:style-name="Internet_20_link" text:visited-style-name="Visited_20_Internet_20_Link">
!(Images/AРМІЯINFORM/2023-05-27T83-00-00-04-00/photo-5444862730315093727-y-150x150.jpg)</text:a>
</text:p>
      <text:p text:style-name="P4">
<text:a xlink:type="simple" xlink:href="https://armyinform.com.ua/wp-content/uploads/2023/05/photo-5444862730315093728-y.jpg" text:style-name="Internet_20_link" text:visited-style-name="Visited_20_Internet_20_Link">
<draw:frame draw:style-name="fr1" draw:name="Image269" text:anchor-type="as-char" svg:width="6.9236in" svg:height="6.9236in" draw:z-index="0">
<draw:image xlink:href="../Images/AРМІЯINFORM/2023-05-27T83-00-00-04-00/photo-5444862730315093728-y-150x150.jpg" xlink:type="simple" xlink:show="embed" xlink:actuate="onLoad" draw:mime-type="image/jpeg"/>
</draw:frame>
</text:a>
</text:p>
      <text:p text:style-name="P4">
News Source: <text:a xlink:type="simple" xlink:href="https://armyinform.com.ua/2023/05/27/okupanty-zi-stvolnoyi-artyleriyi-obstrilyaly-misto-gluhiv-na-sumshhyni/" text:style-name="Internet_20_link" text:visited-style-name="Visited_20_Internet_20_Link">
https://armyinform.com.ua/2023/05/27/okupanty-zi-stvolnoyi-artyleriyi-obstrilyaly-misto-gluhiv-na-sumshhyni/</text:a>
</text:p>
      <!--NEWS-->
      <text:h text:style-name="P10" text:outline-level="1">
<text:span text:style-name="T4">
On the outskirts of Bakhmut destroyed Russian "hail" with the help of drones</text:span>
</text:h>
      <text:p text:style-name="P4">
Author: ['АРМІЯINFORM']</text:p>
      <text:p text:style-name="P4">
Time: 2023-05-27T84:00:00-04:00</text:p>
      <text:p text:style-name="P4">
Description: At the Bakhmuts, the defense of Ukrainian for the pre-Human-Kamіkadze “Pegas” ... War with Ukraine 2022, the war with Ukraine is the latest news today, the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1/drony-1.jpg" text:style-name="Internet_20_link" text:visited-style-name="Visited_20_Internet_20_Link">
drony-1.jpg</text:a>
']</text:p>
      <text:p text:style-name="P4">
Tags: ['UNITED24', 'АРМІЯ ДРОНІВ', 'ГРАД', 'ЗНИЩЕННЯ ВОЄННОЇ ТЕХНІКИ ЗС РФ']</text:p>
      <text:p text:style-name="P4">
Category: News</text:p>
      <!--METADATA-->
      <text:p text:style-name="P4">
<draw:frame draw:style-name="fr1" draw:name="Image270" text:anchor-type="as-char" svg:width="6.9236in" svg:height="4.604194in" draw:z-index="0">
<draw:image xlink:href="../Images/AРМІЯINFORM/2023-05-27T84-00-00-04-00/drony-1.jpg" xlink:type="simple" xlink:show="embed" xlink:actuate="onLoad" draw:mime-type="image/jpeg"/>
</draw:frame>
In the Bakhmut direction of the Defense Force of Ukraine with the help of Dron-Kamikadze "Pegas" destroyed the enemy "hail".</text:p>
      <text:p text:style-name="P4">
About this Viceremier-Minister for Innovation, Development of Education, Science and Technology Fedorov <text:a xlink:type="simple" xlink:href="https://t.me/zedigital/3177" text:style-name="Internet_20_link" text:visited-style-name="Visited_20_Internet_20_Link">
reported</text:a>
In the telegram.</text:p>
      <text:p text:style-name="P4">
"It is the result of the effective work of special forces with two powerful non-pegliva-Kamikadze" Pegas "from the army of drones," he said.</text:p>
      <text:p text:style-name="P4">
According to Mikhail Fedorov, firing the positions of our military, the Russian people were rapidly escaping from the crime scene and hiding. But it is difficult to do when the pegs work. One "bird" was stopped by a "hail" in the running part, the other finally achieved.</text:p>
      <text:p text:style-name="P4">
News Source: <text:a xlink:type="simple" xlink:href="https://armyinform.com.ua/2023/05/27/na-okolyczyah-bahmut-znyshheno-rosijskyj-grad-za-dopomogoyu-bezpilotnykiv/" text:style-name="Internet_20_link" text:visited-style-name="Visited_20_Internet_20_Link">
https://armyinform.com.ua/2023/05/27/na-okolyczyah-bahmut-znyshheno-rosijskyj-grad-za-dopomogoyu-bezpilotnykiv/</text:a>
</text:p>
      <!--NEWS-->
      <text:h text:style-name="P10" text:outline-level="1">
<text:span text:style-name="T4">
Our defenders have repelled 13 enemy attacks during the day</text:span>
</text:h>
      <text:p text:style-name="P4">
Author: ['АРМІЯINFORM']</text:p>
      <text:p text:style-name="P4">
Time: 2023-05-27T85:00:00-04:00</text:p>
      <text:p text:style-name="P4">
Description: The enemy is the sinking of Zoedzhuvati basic Zuill at the paces of the Votnoye ... War with Ukraine 2022, the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zsu.jpg" text:style-name="Internet_20_link" text:visited-style-name="Visited_20_Internet_20_Link">
zsu.jpg</text:a>
']</text:p>
      <text:p text:style-name="P4">
Tags: ['STOPRUSSIA', 'АГРЕСІЯ РФ', 'ВТОРГНЕННЯ РФ', 'ГШ ЗСУ', 'ОПЕРАТИВНА ІНФОРМАЦІЯ', 'ХРОНІКА ОБОРОНИ']</text:p>
      <text:p text:style-name="P4">
Category: News</text:p>
      <!--METADATA-->
      <text:p text:style-name="P4">
<draw:frame draw:style-name="fr1" draw:name="Image271" text:anchor-type="as-char" svg:width="6.9236in" svg:height="3.894525in" draw:z-index="0">
<draw:image xlink:href="../Images/AРМІЯINFORM/2023-05-27T85-00-00-04-00/zsu.jpg" xlink:type="simple" xlink:show="embed" xlink:actuate="onLoad" draw:mime-type="image/jpeg"/>
</draw:frame>
<text:span text:style-name="T4">
 🔥 Situation of the Russian invasion </text:span>
</text:p>
      <text:p text:style-name="P4">
The enemy continues to focus on the main efforts on attempting to fully capture the Luhansk and Donetsk regions. During this era, the Siloborovna units repelled 13 enemy attacks.</text:p>
      <text:p text:style-name="P4">
About it on Facebook <text:a xlink:type="simple" xlink:href="https://www.facebook.com/GeneralStaff.ua/posts/pfbid0bAfbHGBPWQGST7z4TtmmwesUhEwWtcgH6K54DpuvQHcxyBknA3zCo4Nmy4keMCGSl" text:style-name="Internet_20_link" text:visited-style-name="Visited_20_Internet_20_Link">
reports</text:a>
The General Staff of the Armed Forces.</text:p>
      <text:p text:style-name="P4">
“In the Bakhmut direction during the day, the enemy led unsuccessful offensives to the west of chrome. Vasyukivka, Privil, Orikhovo-Vasylivka, Grigorivka, Bogdanivka, Yar, Ivanivske, Stupochka, Predict and North Donetsk region were injured from enemy shelling. On the Marinskaya direction, the defenders repelled 7 enemy attacks in the city of Marinka. At the same time, hostile shelling was suffered by St. George, Marinka and Victory Donetsk region, ”the message reads.</text:p>
      <text:p text:style-name="P4">
News Source: <text:a xlink:type="simple" xlink:href="https://armyinform.com.ua/2023/05/27/nashi-zahysnyky-protyagom-doby-vidbyly-13-vorozhyh-atak/" text:style-name="Internet_20_link" text:visited-style-name="Visited_20_Internet_20_Link">
https://armyinform.com.ua/2023/05/27/nashi-zahysnyky-protyagom-doby-vidbyly-13-vorozhyh-atak/</text:a>
</text:p>
      <!--NEWS-->
      <text:h text:style-name="P10" text:outline-level="1">
<text:span text:style-name="T4">
The General Staff provided new data on enemy losses</text:span>
</text:h>
      <text:p text:style-name="P4">
Author: ['АРМІЯINFORM']</text:p>
      <text:p text:style-name="P4">
Time: 2023-05-27T86:00:00-04:00</text:p>
      <text:p text:style-name="P4">
Description: Zvyasku Zvyazkhni of the supervisor of the clarificly Rosvilled Dani, Vinikla demand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349520986_1300164567525589_6375236597226587463_n.jpg" text:style-name="Internet_20_link" text:visited-style-name="Visited_20_Internet_20_Link">
349520986_1300164567525589_6375236597226587463_n.jpg</text:a>
']</text:p>
      <text:p text:style-name="P4">
Tags: ['ВТРАТИ ПРОТИВНИКА', 'ГШ ЗСУ']</text:p>
      <text:p text:style-name="P4">
Category: News</text:p>
      <!--METADATA-->
      <text:p text:style-name="P4">
<draw:frame draw:style-name="fr1" draw:name="Image272" text:anchor-type="as-char" svg:width="6.9236in" svg:height="9.208446in" draw:z-index="0">
<draw:image xlink:href="../Images/AРМІЯINFORM/2023-05-27T86-00-00-04-00/349520986_1300164567525589_6375236597226587463_n.jpg" xlink:type="simple" xlink:show="embed" xlink:actuate="onLoad" draw:mime-type="image/jpeg"/>
</draw:frame>
Due to the constant receipt of the specified intelligence data, there was a need to adjust some positions of total enemy losses.</text:p>
      <text:p text:style-name="P4">
We publish adjusted numbers, taking into account all the time available at this time, the predetermined period from February 24, 2022.</text:p>
      <text:p text:style-name="P4">
Clarification is always somewhere "minus", and somewhere - "plus". We ask that you understand.</text:p>
      <text:p text:style-name="P4">
Tomorrow, to these, already adjusted numbers, the loss of the enemy will be added to the tendency.</text:p>
      <text:p text:style-name="P4">
Thank you for understanding.</text:p>
      <text:p text:style-name="P4">
<text:span text:style-name="T4">
 Source: </text:span>
 <text:a xlink:type="simple" xlink:href="https://www.facebook.com/GeneralStaff.ua/posts/pfbid07hj9h9cgJshUQxTRGWsKpv4Mpq1YActfTSsJi64nwxV3eCkSADTij6ntBjhmJ6mHl" text:style-name="Internet_20_link" text:visited-style-name="Visited_20_Internet_20_Link">
General Staff</text:a>
</text:p>
      <text:p text:style-name="P4">
News Source: <text:a xlink:type="simple" xlink:href="https://armyinform.com.ua/2023/05/27/generalnyj-shtab-nadav-novi-dani-shhodo-vtrat-protyvnyka/" text:style-name="Internet_20_link" text:visited-style-name="Visited_20_Internet_20_Link">
https://armyinform.com.ua/2023/05/27/generalnyj-shtab-nadav-novi-dani-shhodo-vtrat-protyvnyka/</text:a>
</text:p>
      <!--NEWS-->
      <text:h text:style-name="P10" text:outline-level="1">
<text:span text:style-name="T4">
In the temporarily occupied Lugansk, the Russians transferred the maternity hospital to the Wagner PEC "</text:span>
</text:h>
      <text:p text:style-name="P4">
Author: ['АРМІЯINFORM']</text:p>
      <text:p text:style-name="P4">
Time: 2023-05-27T87:00:00-04:00</text:p>
      <text:p text:style-name="P4">
Description: At Timchasovo, the perpetual Lugansk Rosіyskіki Passion for the renewal ... War with Ukraine 2022, the war with Ukraine Latest news today, News War with Ukraine 2022 The last for today, will there be a war between Ukraine and Russia and when the war with Ukraine will be either in 2022 or there will be or there will be No, will there be a war with Ukraine in the near future, they say, the war with Ukraine, Ukrainian news today, Ukrainian news in Ukrainian media in Russian</text:p>
      <text:p text:style-name="P4">
Images: ['<text:a xlink:type="simple" xlink:href="https://armyinform.com.ua/wp-content/uploads/2023/01/okupanty-zaporizhzhya.jpg" text:style-name="Internet_20_link" text:visited-style-name="Visited_20_Internet_20_Link">
okupanty-zaporizhzhya.jpg</text:a>
']</text:p>
      <text:p text:style-name="P4">
Tags: ['STOPRUSSIA', 'АГРЕСІЯ РФ', 'ВТОРГНЕННЯ РФ', 'ГШ ЗСУ', 'ОПЕРАТИВНА ІНФОРМАЦІЯ']</text:p>
      <text:p text:style-name="P4">
Category: News</text:p>
      <!--METADATA-->
      <text:p text:style-name="P4">
<draw:frame draw:style-name="fr1" draw:name="Image273" text:anchor-type="as-char" svg:width="6.9236in" svg:height="4.330592in" draw:z-index="0">
<draw:image xlink:href="../Images/AРМІЯINFORM/2023-05-27T87-00-00-04-00/okupanty-zaporizhzhya.jpg" xlink:type="simple" xlink:show="embed" xlink:actuate="onLoad" draw:mime-type="image/jpeg"/>
</draw:frame>
Illustrative Photo <text:span text:style-name="T4">
 🔥 Situation on Russian invasion </text:span>
</text:p>
      <text:p text:style-name="P4">
In the temporarily occupied Lugansk, Russian invaders continue to refurbish local medical facilities to their needs. Recently, a dosalic hospital where wounded invaders was being treated was additionally imported and equipment. In addition, in the same Lugansk invaders transferred the maternity construction No. 2 to the disposal of PEC "Wagner".</text:p>
      <text:p text:style-name="P4">
About it on Facebook <text:a xlink:type="simple" xlink:href="https://www.facebook.com/GeneralStaff.ua/posts/pfbid0bAfbHGBPWQGST7z4TtmmwesUhEwWtcgH6K54DpuvQHcxyBknA3zCo4Nmy4keMCGSl" text:style-name="Internet_20_link" text:visited-style-name="Visited_20_Internet_20_Link">
reports</text:a>
The General Staff of the Armed Forces.</text:p>
      <text:p text:style-name="P4">
“Russian invaders cynically continue to unlawful exports from the temporarily captured territories of Luhansk region. In the separate points of the Sucky district, the occupiers announced the so -called recreational for students in summer camps in the territory of the Russian Federation, ”the message goes.</text:p>
      <text:p text:style-name="P4">
News Source: <text:a xlink:type="simple" xlink:href="https://armyinform.com.ua/2023/05/27/u-lugansku-okupanty-peredaly-pologovyj-budynok-u-rozporyadzhennya-pvk-vagner/" text:style-name="Internet_20_link" text:visited-style-name="Visited_20_Internet_20_Link">
https://armyinform.com.ua/2023/05/27/u-lugansku-okupanty-peredaly-pologovyj-budynok-u-rozporyadzhennya-pvk-vagner/</text:a>
</text:p>
      <!--NEWS-->
      <text:h text:style-name="P10" text:outline-level="1">
<text:span text:style-name="T4">
In the temporarily occupied Lugansk, the Russians transferred the maternity hospital to the Wagner PEC "</text:span>
</text:h>
      <text:p text:style-name="P4">
Author: ['АРМІЯINFORM']</text:p>
      <text:p text:style-name="P4">
Time: 2023-05-27T87:00:00-04:00</text:p>
      <text:p text:style-name="P4">
Description: At Timchasovo, the perpetual Lugansk Rosіyskіki Passion for the renewal ... War with Ukraine 2022, the war with Ukraine Latest news today, News War with Ukraine 2022 The last for today, will there be a war between Ukraine and Russia and when the war with Ukraine will be either in 2022 or there will be or there will be No, will there be a war with Ukraine in the near future, they say, the war with Ukraine, Ukrainian news today, Ukrainian news in Ukrainian media in Russian</text:p>
      <text:p text:style-name="P4">
Images: ['<text:a xlink:type="simple" xlink:href="https://armyinform.com.ua/wp-content/uploads/2023/01/okupanty-zaporizhzhya.jpg" text:style-name="Internet_20_link" text:visited-style-name="Visited_20_Internet_20_Link">
okupanty-zaporizhzhya.jpg</text:a>
']</text:p>
      <text:p text:style-name="P4">
Tags: ['STOPRUSSIA', 'АГРЕСІЯ РФ', 'ВТОРГНЕННЯ РФ', 'ГШ ЗСУ', 'ОПЕРАТИВНА ІНФОРМАЦІЯ']</text:p>
      <text:p text:style-name="P4">
Category: News</text:p>
      <!--METADATA-->
      <text:p text:style-name="P4">
<draw:frame draw:style-name="fr1" draw:name="Image274" text:anchor-type="as-char" svg:width="6.9236in" svg:height="4.330592in" draw:z-index="0">
<draw:image xlink:href="../Images/AРМІЯINFORM/2023-05-27T87-00-00-04-00/okupanty-zaporizhzhya.jpg" xlink:type="simple" xlink:show="embed" xlink:actuate="onLoad" draw:mime-type="image/jpeg"/>
</draw:frame>
Illustrative Photo <text:span text:style-name="T4">
 🔥 Situation on Russian invasion </text:span>
</text:p>
      <text:p text:style-name="P4">
In the temporarily occupied Lugansk, Russian invaders continue to refurbish local medical facilities to their needs. Recently, a dosalic hospital where wounded invaders was being treated was additionally imported and equipment. In addition, in the same Lugansk invaders transferred the maternity construction No. 2 to the disposal of PEC "Wagner".</text:p>
      <text:p text:style-name="P4">
About it on Facebook <text:a xlink:type="simple" xlink:href="https://www.facebook.com/GeneralStaff.ua/posts/pfbid0bAfbHGBPWQGST7z4TtmmwesUhEwWtcgH6K54DpuvQHcxyBknA3zCo4Nmy4keMCGSl" text:style-name="Internet_20_link" text:visited-style-name="Visited_20_Internet_20_Link">
reports</text:a>
The General Staff of the Armed Forces.</text:p>
      <text:p text:style-name="P4">
“Russian invaders cynically continue to unlawful exports from the temporarily captured territories of Luhansk region. In the separate points of the Sucky district, the occupiers announced the so -called recreational for students in summer camps in the territory of the Russian Federation, ”the message goes.</text:p>
      <text:p text:style-name="P4">
News Source: <text:a xlink:type="simple" xlink:href="https://armyinform.com.ua/2023/05/27/u-lugansku-okupanty-peredaly-pologovyj-budynok-u-rozporyadzhennya-pvk-vagner/" text:style-name="Internet_20_link" text:visited-style-name="Visited_20_Internet_20_Link">
https://armyinform.com.ua/2023/05/27/u-lugansku-okupanty-peredaly-pologovyj-budynok-u-rozporyadzhennya-pvk-vagner/</text:a>
</text:p>
      <!--NEWS-->
      <text:h text:style-name="P10" text:outline-level="1">
<text:span text:style-name="T4">
Skya band transferred nearly 800,000 hryvnias to the national program "Save the limb"</text:span>
</text:h>
      <text:p text:style-name="P4">
Author: ['Тетяна Головатюк']</text:p>
      <text:p text:style-name="P4">
Time: 2023-05-27T88:00:00-04:00</text:p>
      <text:p text:style-name="P4">
Description: One of the naipopular rock-gurts Ukrainian Sky Davu Great Concert with the capital's palack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golovna-84.jpg" text:style-name="Internet_20_link" text:visited-style-name="Visited_20_Internet_20_Link">
golovna-84.jpg</text:a>
', '<text:a xlink:type="simple" xlink:href="https://armyinform.com.ua/wp-content/uploads/2023/05/foto-1-18-150x150.jpg" text:style-name="Internet_20_link" text:visited-style-name="Visited_20_Internet_20_Link">
foto-1-18-150x150.jpg</text:a>
', '<text:a xlink:type="simple" xlink:href="https://armyinform.com.ua/wp-content/uploads/2023/05/foto-2-23-150x150.jpg" text:style-name="Internet_20_link" text:visited-style-name="Visited_20_Internet_20_Link">
foto-2-23-150x150.jpg</text:a>
', '<text:a xlink:type="simple" xlink:href="https://armyinform.com.ua/wp-content/uploads/2023/05/foto-3-21-150x150.jpg" text:style-name="Internet_20_link" text:visited-style-name="Visited_20_Internet_20_Link">
foto-3-21-150x150.jpg</text:a>
', '<text:a xlink:type="simple" xlink:href="https://armyinform.com.ua/wp-content/uploads/2023/05/foto-4-17-150x150.jpg" text:style-name="Internet_20_link" text:visited-style-name="Visited_20_Internet_20_Link">
foto-4-17-150x150.jpg</text:a>
', '<text:a xlink:type="simple" xlink:href="https://armyinform.com.ua/wp-content/uploads/2023/05/foto-5-1-1-150x150.jpg" text:style-name="Internet_20_link" text:visited-style-name="Visited_20_Internet_20_Link">
foto-5-1-1-150x150.jpg</text:a>
', '<text:a xlink:type="simple" xlink:href="https://armyinform.com.ua/wp-content/uploads/2023/05/foto-6-13-150x150.jpg" text:style-name="Internet_20_link" text:visited-style-name="Visited_20_Internet_20_Link">
foto-6-13-150x150.jpg</text:a>
', '<text:a xlink:type="simple" xlink:href="https://armyinform.com.ua/wp-content/uploads/2023/05/foto-7-8-150x150.jpg" text:style-name="Internet_20_link" text:visited-style-name="Visited_20_Internet_20_Link">
foto-7-8-150x150.jpg</text:a>
', '<text:a xlink:type="simple" xlink:href="https://armyinform.com.ua/wp-content/uploads/2023/05/foto-8-6-150x150.jpg" text:style-name="Internet_20_link" text:visited-style-name="Visited_20_Internet_20_Link">
foto-8-6-150x150.jpg</text:a>
', '<text:a xlink:type="simple" xlink:href="https://armyinform.com.ua/wp-content/uploads/2023/05/foto-9-4-150x150.jpg" text:style-name="Internet_20_link" text:visited-style-name="Visited_20_Internet_20_Link">
foto-9-4-150x150.jpg</text:a>
', '<text:a xlink:type="simple" xlink:href="https://armyinform.com.ua/wp-content/uploads/2023/05/foto-10-5-150x150.jpg" text:style-name="Internet_20_link" text:visited-style-name="Visited_20_Internet_20_Link">
foto-10-5-150x150.jpg</text:a>
']</text:p>
      <text:p text:style-name="P4">
Tags: ['ДОПОМОГА', 'КОНЦЕРТ', 'СКАЙ']</text:p>
      <text:p text:style-name="P4">
Category: News</text:p>
      <!--METADATA-->
      <text:p text:style-name="P4">
<draw:frame draw:style-name="fr1" draw:name="Image275" text:anchor-type="as-char" svg:width="6.9236in" svg:height="4.615733in" draw:z-index="0">
<draw:image xlink:href="../Images/AРМІЯINFORM/2023-05-27T88-00-00-04-00/golovna-84.jpg" xlink:type="simple" xlink:show="embed" xlink:actuate="onLoad" draw:mime-type="image/jpeg"/>
</draw:frame>
One of the most popular rock bands of Ukraine Sky gave a great concert to the Uztolian Sports Palace. During the 22 years of the group's existence, this is the first concert site of this scale.</text:p>
      <text:p text:style-name="P4">
Within three hours, thousands of fans enjoyed a living sound, light shows, unique vocals of star duets, military symphonymirkest and energy of the frontman Oleg Sobchuk.</text:p>
      <text:p text:style-name="P4">
The main purpose of the concert is to raise funds for the participation of the veterans national team of Ukraine in the Games of the Unconquered Games and the program "Save the limb".</text:p>
      <text:p text:style-name="P4">
<text:a xlink:type="simple" xlink:href="https://armyinform.com.ua/wp-content/uploads/2023/05/foto-1-18.jpg" text:style-name="Internet_20_link" text:visited-style-name="Visited_20_Internet_20_Link">
!(Images/AРМІЯINFORM/2023-05-27T88-00-00-04-00/foto-1-18-150x150.jpg)</text:a>
</text:p>
      <text:p text:style-name="P4">
<text:a xlink:type="simple" xlink:href="https://armyinform.com.ua/wp-content/uploads/2023/05/foto-2-23.jpg" text:style-name="Internet_20_link" text:visited-style-name="Visited_20_Internet_20_Link">
<draw:frame draw:style-name="fr1" draw:name="Image276" text:anchor-type="as-char" svg:width="6.9236in" svg:height="6.9236in" draw:z-index="0">
<draw:image xlink:href="../Images/AРМІЯINFORM/2023-05-27T88-00-00-04-00/foto-2-23-150x150.jpg" xlink:type="simple" xlink:show="embed" xlink:actuate="onLoad" draw:mime-type="image/jpeg"/>
</draw:frame>
</text:a>
</text:p>
      <text:p text:style-name="P4">
<text:a xlink:type="simple" xlink:href="https://armyinform.com.ua/wp-content/uploads/2023/05/foto-3-21.jpg" text:style-name="Internet_20_link" text:visited-style-name="Visited_20_Internet_20_Link">
<draw:frame draw:style-name="fr1" draw:name="Image277" text:anchor-type="as-char" svg:width="6.9236in" svg:height="6.9236in" draw:z-index="0">
<draw:image xlink:href="../Images/AРМІЯINFORM/2023-05-27T88-00-00-04-00/foto-3-21-150x150.jpg" xlink:type="simple" xlink:show="embed" xlink:actuate="onLoad" draw:mime-type="image/jpeg"/>
</draw:frame>
</text:a>
</text:p>
      <text:p text:style-name="P4">
<text:a xlink:type="simple" xlink:href="https://armyinform.com.ua/wp-content/uploads/2023/05/foto-4-17.jpg" text:style-name="Internet_20_link" text:visited-style-name="Visited_20_Internet_20_Link">
<draw:frame draw:style-name="fr1" draw:name="Image278" text:anchor-type="as-char" svg:width="6.9236in" svg:height="6.9236in" draw:z-index="0">
<draw:image xlink:href="../Images/AРМІЯINFORM/2023-05-27T88-00-00-04-00/foto-4-17-150x150.jpg" xlink:type="simple" xlink:show="embed" xlink:actuate="onLoad" draw:mime-type="image/jpeg"/>
</draw:frame>
</text:a>
</text:p>
      <text:p text:style-name="P4">
<text:a xlink:type="simple" xlink:href="https://armyinform.com.ua/wp-content/uploads/2023/05/foto-5-1-1.jpg" text:style-name="Internet_20_link" text:visited-style-name="Visited_20_Internet_20_Link">
<draw:frame draw:style-name="fr1" draw:name="Image279" text:anchor-type="as-char" svg:width="6.9236in" svg:height="6.9236in" draw:z-index="0">
<draw:image xlink:href="../Images/AРМІЯINFORM/2023-05-27T88-00-00-04-00/foto-5-1-1-150x150.jpg" xlink:type="simple" xlink:show="embed" xlink:actuate="onLoad" draw:mime-type="image/jpeg"/>
</draw:frame>
</text:a>
</text:p>
      <text:p text:style-name="P4">
<text:a xlink:type="simple" xlink:href="https://armyinform.com.ua/wp-content/uploads/2023/05/foto-6-13.jpg" text:style-name="Internet_20_link" text:visited-style-name="Visited_20_Internet_20_Link">
<draw:frame draw:style-name="fr1" draw:name="Image280" text:anchor-type="as-char" svg:width="6.9236in" svg:height="6.9236in" draw:z-index="0">
<draw:image xlink:href="../Images/AРМІЯINFORM/2023-05-27T88-00-00-04-00/foto-6-13-150x150.jpg" xlink:type="simple" xlink:show="embed" xlink:actuate="onLoad" draw:mime-type="image/jpeg"/>
</draw:frame>
</text:a>
</text:p>
      <text:p text:style-name="P4">
<text:a xlink:type="simple" xlink:href="https://armyinform.com.ua/wp-content/uploads/2023/05/foto-7-8-scaled.jpg" text:style-name="Internet_20_link" text:visited-style-name="Visited_20_Internet_20_Link">
<draw:frame draw:style-name="fr1" draw:name="Image281" text:anchor-type="as-char" svg:width="6.9236in" svg:height="6.9236in" draw:z-index="0">
<draw:image xlink:href="../Images/AРМІЯINFORM/2023-05-27T88-00-00-04-00/foto-7-8-150x150.jpg" xlink:type="simple" xlink:show="embed" xlink:actuate="onLoad" draw:mime-type="image/jpeg"/>
</draw:frame>
</text:a>
</text:p>
      <text:p text:style-name="P4">
<text:a xlink:type="simple" xlink:href="https://armyinform.com.ua/wp-content/uploads/2023/05/foto-8-6-scaled.jpg" text:style-name="Internet_20_link" text:visited-style-name="Visited_20_Internet_20_Link">
<draw:frame draw:style-name="fr1" draw:name="Image282" text:anchor-type="as-char" svg:width="6.9236in" svg:height="6.9236in" draw:z-index="0">
<draw:image xlink:href="../Images/AРМІЯINFORM/2023-05-27T88-00-00-04-00/foto-8-6-150x150.jpg" xlink:type="simple" xlink:show="embed" xlink:actuate="onLoad" draw:mime-type="image/jpeg"/>
</draw:frame>
</text:a>
- 30 hryvnias from each ticket sold will be allocated for rehabilitation of vents through sports and providing the National Team of Ukraine in the Games in Dusseldorf this fall. Ukrainian defenders and defenders who have wounded wounds and injuries during hostilities will present our country in international competitions in adaptive sports for veterans, ”Oleg Sobchuk said during his speech.</text:p>
      <text:p text:style-name="P4">
The head of the veterans department of the "Concement of the Living" Foundation Taras Kovalik Talodimir Turchin - the head of the project "Support the unconquered" from the stage thanked the Gurro and personally Oleg Sobchuk for their work, which helps the military.</text:p>
      <text:p text:style-name="P4">
<text:a xlink:type="simple" xlink:href="https://armyinform.com.ua/wp-content/uploads/2023/05/foto-10-5.jpg" text:style-name="Internet_20_link" text:visited-style-name="Visited_20_Internet_20_Link">
<draw:frame draw:style-name="fr1" draw:name="Image283" text:anchor-type="as-char" svg:width="6.9236in" svg:height="6.9236in" draw:z-index="0">
<draw:image xlink:href="../Images/AРМІЯINFORM/2023-05-27T88-00-00-04-00/foto-10-5-150x150.jpg" xlink:type="simple" xlink:show="embed" xlink:actuate="onLoad" draw:mime-type="image/jpeg"/>
</draw:frame>
</text:a>
In addition, the concert was a collection for operations for the National Program "Save the limb", whose mission is to reduce the disability of Ukrainian Ukrainians, which is associated with the injuries of the extremities that they have experienced. In April this year, the frontman of the band Oleg Sobchuk became an ambassador programs "Save the limb".</text:p>
      <text:p text:style-name="P4">
The funds of almost 800,000 hryvnias received in the charitable tour of "Non", which took place in 23 cities of Ukraine, will also be sent for conducting operations for the wounded military. The author of the program Serhiy Soshinsky received from Oleg Sobchuk a certificate certifying the transfer of funds.</text:p>
      <text:p text:style-name="P4">
<text:span text:style-name="T5">
Opto author</text:span>
</text:p>
      <text:p text:style-name="P4">
News Source: <text:a xlink:type="simple" xlink:href="https://armyinform.com.ua/2023/05/27/gurt-skaj-peredav-majzhe-800-000-gryven-naczionalnij-programi-vryatuj-kinczivku/" text:style-name="Internet_20_link" text:visited-style-name="Visited_20_Internet_20_Link">
https://armyinform.com.ua/2023/05/27/gurt-skaj-peredav-majzhe-800-000-gryven-naczionalnij-programi-vryatuj-kinczivku/</text:a>
</text:p>
      <!--NEWS-->
      <text:h text:style-name="P10" text:outline-level="1">
<text:span text:style-name="T4">
Negotiations on the liberation of prisoners are conducted with subjects in the Russian Federation and to the Tot of Ukraine - the coordination headquarters</text:span>
</text:h>
      <text:p text:style-name="P4">
Author: ['АРМІЯINFORM']</text:p>
      <text:p text:style-name="P4">
Time: 2023-05-27T89:00:00-04:00</text:p>
      <text:p text:style-name="P4">
Description: At the coordinating headquarters of Pywan, the pickers were made up, ... the war with Ukraine 2022, the war with Ukraine is the latest news today, the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kooord.jpeg" text:style-name="Internet_20_link" text:visited-style-name="Visited_20_Internet_20_Link">
kooord.jpeg</text:a>
', '<text:a xlink:type="simple" xlink:href="https://armyinform.com.ua/wp-content/uploads/2023/05/kooord2-150x150.jpeg" text:style-name="Internet_20_link" text:visited-style-name="Visited_20_Internet_20_Link">
kooord2-150x150.jpeg</text:a>
', '<text:a xlink:type="simple" xlink:href="https://armyinform.com.ua/wp-content/uploads/2023/05/kooord3-150x150.jpeg" text:style-name="Internet_20_link" text:visited-style-name="Visited_20_Internet_20_Link">
kooord3-150x150.jpeg</text:a>
', '<text:a xlink:type="simple" xlink:href="https://armyinform.com.ua/wp-content/uploads/2023/05/kooord4-150x150.jpeg" text:style-name="Internet_20_link" text:visited-style-name="Visited_20_Internet_20_Link">
kooord4-150x150.jpeg</text:a>
', '<text:a xlink:type="simple" xlink:href="https://armyinform.com.ua/wp-content/uploads/2023/05/koord5-150x150.jpeg" text:style-name="Internet_20_link" text:visited-style-name="Visited_20_Internet_20_Link">
koord5-150x150.jpeg</text:a>
']</text:p>
      <text:p text:style-name="P4">
Tags: ['STOPRUSSIA', 'АГРЕСІЯ РФ', 'ВТОРГНЕННЯ РФ', 'КООРДИНАЦІЙНИЙ ШТАБ']</text:p>
      <text:p text:style-name="P4">
Category: News</text:p>
      <!--METADATA-->
      <text:p text:style-name="P4">
<draw:frame draw:style-name="fr1" draw:name="Image284" text:anchor-type="as-char" svg:width="6.9236in" svg:height="3.894525in" draw:z-index="0">
<draw:image xlink:href="../Images/AРМІЯINFORM/2023-05-27T89-00-00-04-00/kooord.jpeg" xlink:type="simple" xlink:show="embed" xlink:actuate="onLoad" draw:mime-type="image/jpeg"/>
</draw:frame>
The Coordination Headquarters on the management of prisoners of war noted that negotiations on the liberation of the Ukrainian military are conducted with various suburbs in both the Russian Federation and temporarily captured Ukrainian territories.</text:p>
      <text:p text:style-name="P4">
About it <text:a xlink:type="simple" xlink:href="https://t.me/Koord_shtab/1131" text:style-name="Internet_20_link" text:visited-style-name="Visited_20_Internet_20_Link">
reported</text:a>
Coordinating headquarters for the issue of prisoners of war.</text:p>
      <text:p text:style-name="P4">
The headquarters met with the families of servicemen of the Separate Presidential Brigade named after Hetman Bohdan Khmelnitsky.</text:p>
      <text:p text:style-name="P4">
<text:a xlink:type="simple" xlink:href="https://armyinform.com.ua/wp-content/uploads/2023/05/kooord2.jpeg" text:style-name="Internet_20_link" text:visited-style-name="Visited_20_Internet_20_Link">
!(Images/AРМІЯINFORM/2023-05-27T89-00-00-04-00/kooord2-150x150.jpeg)</text:a>
</text:p>
      <text:p text:style-name="P4">
<text:a xlink:type="simple" xlink:href="https://armyinform.com.ua/wp-content/uploads/2023/05/kooord3.jpeg" text:style-name="Internet_20_link" text:visited-style-name="Visited_20_Internet_20_Link">
<draw:frame draw:style-name="fr1" draw:name="Image285" text:anchor-type="as-char" svg:width="6.9236in" svg:height="6.9236in" draw:z-index="0">
<draw:image xlink:href="../Images/AРМІЯINFORM/2023-05-27T89-00-00-04-00/kooord3-150x150.jpeg" xlink:type="simple" xlink:show="embed" xlink:actuate="onLoad" draw:mime-type="image/jpeg"/>
</draw:frame>
</text:a>
The coordinate representative communicated with the relatives of the prisoners and the missing persons.</text:p>
      <text:p text:style-name="P4">
He noted that negotiations on the liberation of Ukrainian defenders are conducted by slim entities both in the territory of the Russian Federation and in the temporarily occupied Ukrainian territories. Work continuously is continuing to establish the facts of the missing of the missing persons.</text:p>
      <text:p text:style-name="P4">
“Such information is obtained from various sources, in particular, from those who have already turned from hostile captivity. These testimonies are recorded and must be considered in further work on the release of prisoners, ”the staff representative reported.</text:p>
      <text:p text:style-name="P4">
<text:a xlink:type="simple" xlink:href="https://armyinform.com.ua/wp-content/uploads/2023/05/kooord4.jpeg" text:style-name="Internet_20_link" text:visited-style-name="Visited_20_Internet_20_Link">
!(Images/AРМІЯINFORM/2023-05-27T89-00-00-04-00/kooord4-150x150.jpeg)</text:a>
</text:p>
      <text:p text:style-name="P4">
<text:a xlink:type="simple" xlink:href="https://armyinform.com.ua/wp-content/uploads/2023/05/koord5.jpeg" text:style-name="Internet_20_link" text:visited-style-name="Visited_20_Internet_20_Link">
<draw:frame draw:style-name="fr1" draw:name="Image286" text:anchor-type="as-char" svg:width="6.9236in" svg:height="6.9236in" draw:z-index="0">
<draw:image xlink:href="../Images/AРМІЯINFORM/2023-05-27T89-00-00-04-00/koord5-150x150.jpeg" xlink:type="simple" xlink:show="embed" xlink:actuate="onLoad" draw:mime-type="image/jpeg"/>
</draw:frame>
</text:a>
According to him, a considerable amount of information about the missing or captives is collected and transferred to the coordination by relatives of servicemen.</text:p>
      <text:p text:style-name="P4">
The staff representative noted that the performance of functions for the search and return of Tilzags' servicemen is entrusted to the Office of the Commissioner for Persons missing in special circumstances. There are search groups that have been released and demining the terrain.</text:p>
      <text:p text:style-name="P4">
News Source: <text:a xlink:type="simple" xlink:href="https://armyinform.com.ua/2023/05/27/peregovory-pro-vyzvolennya-polonenyh-vedutsya-z-subyektamy-u-rf-i-na-tot-ukrayiny-koordynaczijnyj-shtab/" text:style-name="Internet_20_link" text:visited-style-name="Visited_20_Internet_20_Link">
https://armyinform.com.ua/2023/05/27/peregovory-pro-vyzvolennya-polonenyh-vedutsya-z-subyektamy-u-rf-i-na-tot-ukrayiny-koordynaczijnyj-shtab/</text:a>
</text:p>
      <!--NEWS-->
      <text:h text:style-name="P10" text:outline-level="1">
<text:span text:style-name="T4">
"Counterintelligence is a constant job" - Vasyl Malyuk told about exposing agent networks and detecting enemy agents</text:span>
</text:h>
      <text:p text:style-name="P4">
Author: ['Олексій Тригуб']</text:p>
      <text:p text:style-name="P4">
Time: 2023-05-27T90:00:00-04:00</text:p>
      <text:p text:style-name="P4">
Description: https://youtu.be/fsqunlsbwta Rospovychi in Interva'yu Dmitt Komarov about non -shows ... War with Ukraine 2022, War with Ukraine today, News War with Ukraine 2022 Last for today, will there be a war between Ukraine and Russia and Russia and Russia When the war with Ukraine in 2022 will be or not, will there be a war with Ukraine in the near future, the war with Ukraine, Ukraine’s news today, Ukrainian news in Ukrainian media in Russian</text:p>
      <text:p text:style-name="P4">
Images: []</text:p>
      <text:p text:style-name="P4">
Tags: ['ВАСИЛЬ МАЛЮК', 'КОНТРРОЗВІДКА', 'СБУ']</text:p>
      <text:p text:style-name="P4">
Category: News</text:p>
      <!--METADATA-->
      <text:p text:style-name="P4">
Talking in an interview with Dmitry Komarov about recent detentions of hostile agents, the head of the Security Service of Ukraine Major-General Vasyl Malyuk was separately on the agent network under the name "Serb", which operated in the Dnipropetrovsk region.</text:p>
      <text:p text:style-name="P4">
-It consisted of 7 people, and they worked in all possible areas: they gathered information both about the military and civilians, and including the missile shelling of Dnipropetrovsk region,-explains Major-General Miarvasil Mid.</text:p>
      <text:p text:style-name="P4">
The bold traitors acted under the guise of volunteers, identifying the information they needed from the Ukrainian military.</text:p>
      <ul>
        <li>
Counterintelligence is a constant job, - continues the head of the SBU. - This is, as they say, the need for a needle in the haystack. Including an important element in our activity is the detection of hostile "moles" in our benches. Yes, we also have such examples. I will remember one of our "trophy" - a culinary. This is the Colonel of the SBU, who worked on the FSB of the Russian Federation and was in touch with Mr. Sivkovich Yanukovych, the runway. We have managed to fully intercourse communication channels - both collection and information.</li>
      </ul>
      <text:p text:style-name="P4">
The detention of the culinary was a loud business. After all, it was not the arrest of an ordinary employee, but the head of the SBU department in Crimea. The Colonel of the SBU, who was to comprehend the liberation of Crimea, on the contrary, was a Russian spy, transmitted secret information. His arrest became a special operation, which he was developed by the chairmanly by the President of Ukraine.</text:p>
      <ul>
        <li>
In addition to the culinary, our ranks had other detentions, - adds the general. - For example, the head of the Kharkiv Institute of Human Resources Colonel Ryabukha. If you take extreme sales, then in Zaporizhzhya the head of one from the arince of Zaporizhzhya department, who also worked for the enemy, was detained in Zaporozhye.</li>
      </ul>
      <text:p text:style-name="P4">
Indeed, today the Security Service of Ukraine pay special attention to their own employees who are suspicious. For example, they notice that they are tiding about colleagues or investigations of resonant administrations. And then it turns out that they have connections with the power structures.</text:p>
      <ul>
        <li>
The most important thing - that the SBU is self -purified, detects in its ranks these rats, qualitatively document, retains them and attracts them, - summarizes the baby.</li>
      </ul>
      <text:p text:style-name="P4">
News Source: <text:a xlink:type="simple" xlink:href="https://armyinform.com.ua/2023/05/27/kontrrozvidka-cze-postijna-robota-vasyl-malyuk-rozpoviv-pro-vykryttya-agenturnyh-merezh-ta-vyyavlennya-vorozhyh-agentiv/" text:style-name="Internet_20_link" text:visited-style-name="Visited_20_Internet_20_Link">
https://armyinform.com.ua/2023/05/27/kontrrozvidka-cze-postijna-robota-vasyl-malyuk-rozpoviv-pro-vykryttya-agenturnyh-merezh-ta-vyyavlennya-vorozhyh-agentiv/</text:a>
</text:p>
      <!--NEWS-->
      <text:h text:style-name="P10" text:outline-level="1">
<text:span text:style-name="T4">
Ukrainian soldiers per day destroyed 3 enemy UAVs</text:span>
</text:h>
      <text:p text:style-name="P4">
Author: ['АРМІЯINFORM']</text:p>
      <text:p text:style-name="P4">
Time: 2023-05-27T91:00:00-04:00</text:p>
      <text:p text:style-name="P4">
Description: Avіaatsіya defense forces for Dob took 4 strokes in the areas of Zserdzhennya of a special warehouse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2/9-1-2.jpg" text:style-name="Internet_20_link" text:visited-style-name="Visited_20_Internet_20_Link">
9-1-2.jpg</text:a>
']</text:p>
      <text:p text:style-name="P4">
Tags: ['АГРЕСІЯ РФ', 'ВТОРГНЕННЯ РФ', 'ГШ ЗСУ', 'ОПЕРАТИВНА ІНФОРМАЦІЯ', 'ХРОНІКА ОБОРОНИ']</text:p>
      <text:p text:style-name="P4">
Category: News</text:p>
      <!--METADATA-->
      <text:p text:style-name="P4">
<draw:frame draw:style-name="fr1" draw:name="Image287" text:anchor-type="as-char" svg:width="6.9236in" svg:height="5.1927in" draw:z-index="0">
<draw:image xlink:href="../Images/AРМІЯINFORM/2023-05-27T91-00-00-04-00/9-1-2.jpg" xlink:type="simple" xlink:show="embed" xlink:actuate="onLoad" draw:mime-type="image/jpeg"/>
</draw:frame>
** 🔥I</text:p>
      <text:p text:style-name="P4">
Aviation of the Defense Forces per day made 4 beats in the areas of concentration of personnel and military equipment of the enemy, as well as 3-on anti-aircraft missile complexes. Our warriors have destroyed 3 enemy UAVs of various types during the day.</text:p>
      <text:p text:style-name="P4">
About it on Facebook <text:a xlink:type="simple" xlink:href="https://www.facebook.com/GeneralStaff.ua/posts/pfbid0bAfbHGBPWQGST7z4TtmmwesUhEwWtcgH6K54DpuvQHcxyBknA3zCo4Nmy4keMCGSl" text:style-name="Internet_20_link" text:visited-style-name="Visited_20_Internet_20_Link">
reports</text:a>
The General Staff of the Armed Forces.</text:p>
      <text:p text:style-name="P4">
The departments of rocket troops and artillery struck the area of concentration of weapons of Tavi equipment, 2 management points, 2 ammunition depots and another important military object of the enemy.</text:p>
      <text:p text:style-name="P4">
News Source: <text:a xlink:type="simple" xlink:href="https://armyinform.com.ua/2023/05/27/ukrayinski-voyiny-za-dobu-znyshhyly-3-vorozhi-bpla/" text:style-name="Internet_20_link" text:visited-style-name="Visited_20_Internet_20_Link">
https://armyinform.com.ua/2023/05/27/ukrayinski-voyiny-za-dobu-znyshhyly-3-vorozhi-bpla/</text:a>
</text:p>
      <!--NEWS-->
      <text:h text:style-name="P10" text:outline-level="1">
<text:span text:style-name="T4">
The Convention on Cooperation in International Crime Investigation has been approved</text:span>
</text:h>
      <text:p text:style-name="P4">
Author: ['АРМІЯINFORM']</text:p>
      <text:p text:style-name="P4">
Time: 2023-05-27T92:00:00-04:00</text:p>
      <text:p text:style-name="P4">
Description: General Prosecutor Andriy Kostіn Vistepa Vistepa at the diplomatic conference mla, yak days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45458945_1645898485922458_4701544711468647385_n.jpg" text:style-name="Internet_20_link" text:visited-style-name="Visited_20_Internet_20_Link">
345458945_1645898485922458_4701544711468647385_n.jpg</text:a>
']</text:p>
      <text:p text:style-name="P4">
Tags: ['АНДРІЙ КОСТІН', 'ЗЛОЧИНИ', 'ОФІС ГЕНЕРАЛЬНОГО ПРОКУРОРА', 'СПІВРОБІТНИЦТВО']</text:p>
      <text:p text:style-name="P4">
Category: News</text:p>
      <!--METADATA-->
      <text:p text:style-name="P4">
<draw:frame draw:style-name="fr1" draw:name="Image288" text:anchor-type="as-char" svg:width="6.9236in" svg:height="4.620443in" draw:z-index="0">
<draw:image xlink:href="../Images/AРМІЯINFORM/2023-05-27T92-00-00-04-00/345458945_1645898485922458_4701544711468647385_n.jpg" xlink:type="simple" xlink:show="embed" xlink:actuate="onLoad" draw:mime-type="image/jpeg"/>
</draw:frame>
Prosecutor General Andriy Kostin spoke at the MLA diplomatic conference, which was held in Ljubljana. About it <text:a xlink:type="simple" xlink:href="https://www.facebook.com/pgo.gov.ua/posts/pfbid01T9enHtv812cP8czJWeQyYjCe5qG3TXrYqkRkf2fBUQGHXS9g3hMu839TCtWXktTl" text:style-name="Internet_20_link" text:visited-style-name="Visited_20_Internet_20_Link">
reports</text:a>
Office of the Prosecutor General of Ukraine.</text:p>
      <text:p text:style-name="P4">
Mutual Legal Assistance and Extradition(MLA)- This is the initiative of Slovenia, Argentina, Belgium, Mongolia, the Netherlands and Senegal, aimed at accepting international cooperation in the investigation and persecution of Genocide, crimes against humanity, war crimes and other international rates.</text:p>
      <text:p text:style-name="P4">
Andriy Kostin thanked the Foreign Ministry and Eurast for support.</text:p>
      <text:p text:style-name="P4">
“We appreciate these decisive joint steps to ensure the inevitability of punishable for international crimes.</text:p>
      <text:p text:style-name="P4">
The adoption of the Convention on International Cooperation in the Investigation and Judicial Service of Genocide, Crimes against Humanity, Military Crimes and other International Crimes - a historical step to strengthening the law and order in the world.</text:p>
      <text:p text:style-name="P4">
It is the first major treaty in the field of international criminal law, adopted after the Roman Statute. It is important that this process is happening right now, and the European continent continues the brutal full -scale war - the aggression of the RFPRO of Ukraine, ”Andrei Kostin said.</text:p>
      <text:p text:style-name="P4">
The adopted Convention, among other things, aims to identify direct communication channels by competent authorities, explain what forms of interstate cooperation and how to ask them, promote the forms of cooperation with the use of modern technologies, such as hearing witnesses through video conferencing or inquiries. suspects.</text:p>
      <text:p text:style-name="P4">
News Source: <text:a xlink:type="simple" xlink:href="https://armyinform.com.ua/2023/05/27/uhvaleno-konvencziyu-pro-spivrobitnycztvo-u-rozsliduvanni-mizhnarodnyh-zlochyniv/" text:style-name="Internet_20_link" text:visited-style-name="Visited_20_Internet_20_Link">
https://armyinform.com.ua/2023/05/27/uhvaleno-konvencziyu-pro-spivrobitnycztvo-u-rozsliduvanni-mizhnarodnyh-zlochyniv/</text:a>
</text:p>
      <!--NEWS-->
      <text:h text:style-name="P10" text:outline-level="1">
<text:span text:style-name="T4">
Canada will be close to support Ukraine in the short and long run - Anita Anand</text:span>
</text:h>
      <text:p text:style-name="P4">
Author: ['АРМІЯINFORM']</text:p>
      <text:p text:style-name="P4">
Time: 2023-05-27T93:00:00-04:00</text:p>
      <text:p text:style-name="P4">
Description: “Pidrimka Ukrainian Canadia is easy. If I am a rise in Canadia, I am a bachu Ukrainian Prapori ... The war with Ukraine 2022, the war with Ukraine is the latest news today, the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349159661_261096483137907_2872592893971622228_n.jpg" text:style-name="Internet_20_link" text:visited-style-name="Visited_20_Internet_20_Link">
349159661_261096483137907_2872592893971622228_n.jpg</text:a>
']</text:p>
      <text:p text:style-name="P4">
Tags: ['ГШ ЗСУ', 'ЗУСТРІЧ', 'КАНАДА']</text:p>
      <text:p text:style-name="P4">
Category: News</text:p>
      <!--METADATA-->
      <text:p text:style-name="P4">
<draw:frame draw:style-name="fr1" draw:name="Image289" text:anchor-type="as-char" svg:width="6.9236in" svg:height="3.88977in" draw:z-index="0">
<draw:image xlink:href="../Images/AРМІЯINFORM/2023-05-27T93-00-00-04-00/349159661_261096483137907_2872592893971622228_n.jpg" xlink:type="simple" xlink:show="embed" xlink:actuate="onLoad" draw:mime-type="image/jpeg"/>
</draw:frame>
“The support of Ukraine in Canada is adamant. When I travel Canada, I see Ukrainian flags on houses, small enterprises and cars - so every cuddles understand that Ukraine's struggle for self -defense is also a struggle of laviery, freedom and independence. At today, the most relevant defensive priorities of Ukraine have been developed and I have confirmed that the Chanada will be close to support Ukraine in the short term. ” - said the Minister of National Debtressanado Dear Anita Anand when, together with the Chief of Defense of the Armed Forces Staff, Canada, General Wayne Donald Eir, participated through a video connection of a double -sided meeting of the Contact Group on Defense of Ukraine(UDCG)The United States Defense Minister Lloyd J. Austin. III May 252023.</text:p>
      <text:p text:style-name="P4">
During the meeting, the members of the Alliance and partners discussed the current combat situation in Ukraine and confirmed their dedication to support Ukraine throughout the necessary time, providing comprehensive military assistance to the Armed Forces of Ukraine.</text:p>
      <text:p text:style-name="P4">
Canada's National Defense Minister Dear Anita Anand has announced that the Chanada has expanded its presence in Poland as part of the UNIFIER operation. Five -Taxal Medical Instructors of the Canada Armed Forces(CAF)Poland will be directed to join seven representatives who are already involved in the training of medical skills for the personnel of the armed force. These additional members of the Armed Forces of the Armed Forces double the number of potential Ukrainian graduates.</text:p>
      <text:p text:style-name="P4">
Canada's National Defense Minister Dear Anita Anand also noted that the UNIFIER Operation on May 15, the Armed Forces of Canada and the National Armed Forces, Latvias began joint trainings on the development of leadership qualities of the Magic Fire Fire for the Armed Forces of Ukraine. The recent direction of the National Defense Minister of Canada, Dear Anita Anand Anand during the Vyazite to Canada, Latvia Inar Inara Murniec, was recent. Since the beginning of the UNIFIER Operation in 2015, the Armed Forces of Canada have trained more than 36,000 military servicemen of Ukraine's security forces and the advanced soldiers, in particular, more than 2400 have been trained after full -scale maintenance in Ukraine in February 2022.Canada's National Defense Minister Dear Anita Anand also noted that the supply of donations of small arms and ammunition in April was the supply of packages. Machine guns, machines, stores, stores were already delivered to Ukraine, and it is planned to deliver 1 million rounds of caliber5.56 mm and 4800 assault rifles in the next weeks. The summer is expected that all 21 thousand rail weapons and 2.4 million ammunition will be in Ukraine.</text:p>
      <text:p text:style-name="P4">
Thanks to the current work of the Royal Air Force detachment, more than nine million pounds of military aid provided by Canada, Alliance members and partners in Europe have now been transported by Canada.</text:p>
      <text:p text:style-name="P4">
Canada, as before, seeks to work closely with the Alliance members of the Tapartners to provide Ukraine with the necessary support that continues the brave to the illegal and unjustified war of Russia.</text:p>
      <text:p text:style-name="P4">
Facts:</text:p>
      <text:p text:style-name="P4">
Contact Group on Defense of Ukraine(UDCG)The United States Ministers were created in April 2022 to provide a strategic mechanism for determining the critical needs for the equipment and gaping of Ukraine, which allowed members of the Alliance and partners to synchronize the prevention, consult and coordinate military assistance and increase the capacity of armed forces. The Contact Defense Defense Group of Ukraine is gathering on a monthly ministerial level and now unites 50 countries.</text:p>
      <text:p text:style-name="P4">
Since the beginning of 2022, Canada has allocated more than $ 8 billion in help, including over $ 1 billion in military assistance. This includes the main combat tanks of Leopard 2A4 and one armored evacuation machine, the national advanced anti-aircraft missile system(Namams)Repeated ammunition, 39 armored vehicles of combat support, anti -tank weapons, small arms, howitzers M777 and appropriate ammunition, drones with high resolution chambers, winter clothing and more.</text:p>
      <text:p text:style-name="P4">
More than 300 servicemen and servicemen of the Canadian Armed Forces are now advanced as part of the UNIFER operation, perform various functions, such as providing and coordinating training, supporting national command, assistance and delivery of military donations to Ukraine in coordination by significant allies and partners.</text:p>
      <text:p text:style-name="P4">
<text:span text:style-name="T4">
 Source: </text:span>
 <text:a xlink:type="simple" xlink:href="https://www.facebook.com/GeneralStaff.ua/posts/pfbid0SdwkcQsRqPgrGPM2ACmrGUU7RDgS45EXpRf2NcJMwYt2cJ679pnUYPytGLAp9kD6l" text:style-name="Internet_20_link" text:visited-style-name="Visited_20_Internet_20_Link">
General Staff</text:a>
</text:p>
      <text:p text:style-name="P4">
News Source: <text:a xlink:type="simple" xlink:href="https://armyinform.com.ua/2023/05/27/kanada-bude-poruch-shhob-pidtrymuvaty-ukrayinu-v-korotkostrokovij-i-dovgostrokovij-perspektyvi-anita-anand/" text:style-name="Internet_20_link" text:visited-style-name="Visited_20_Internet_20_Link">
https://armyinform.com.ua/2023/05/27/kanada-bude-poruch-shhob-pidtrymuvaty-ukrayinu-v-korotkostrokovij-i-dovgostrokovij-perspektyvi-anita-anand/</text:a>
</text:p>
      <!--NEWS-->
      <text:h text:style-name="P10" text:outline-level="1">
<text:span text:style-name="T4">
The International Bar Association has approved a resolution calling for a special journal</text:span>
</text:h>
      <text:p text:style-name="P4">
Author: ['АРМІЯINFORM']</text:p>
      <text:p text:style-name="P4">
Time: 2023-05-27T94:00:00-04:00</text:p>
      <text:p text:style-name="P4">
Description: MIETHOUT ASSOTSIA Pravnikiv-Iba praised the resolution of іz by a jacket to the Crimean-Member of the UN ... War with Ukraine 2022, War with Ukraine Latest News today, News War with Ukraine 2022 are the last for today, will there be a war between Ukraine and Russia and when, the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photo-5444862730315093028-y.jpg" text:style-name="Internet_20_link" text:visited-style-name="Visited_20_Internet_20_Link">
photo-5444862730315093028-y.jpg</text:a>
']</text:p>
      <text:p text:style-name="P4">
Tags: ['CПЕЦІАЛЬНИЙ ТРИБУНАЛ', 'ОФІС ГЕНЕРАЛЬНОГО ПРОКУРОРА']</text:p>
      <text:p text:style-name="P4">
Category: News</text:p>
      <!--METADATA-->
      <text:p text:style-name="P4">
<draw:frame draw:style-name="fr1" draw:name="Image290" text:anchor-type="as-char" svg:width="6.9236in" svg:height="3.894525in" draw:z-index="0">
<draw:image xlink:href="../Images/AРМІЯINFORM/2023-05-27T94-00-00-04-00/photo-5444862730315093028-y.jpg" xlink:type="simple" xlink:show="embed" xlink:actuate="onLoad" draw:mime-type="image/jpeg"/>
</draw:frame>
The International Lawyers-IBA has approved a resolution calling to the UN member states to support the creation of a special international tribunal against aggression against Ukraine. About it <text:a xlink:type="simple" xlink:href="https://www.gp.gov.ua/ua/posts/iba-uxvalila-rezolyuciyu-iz-zaklikom-pro-stvorennya-spectribunalu" text:style-name="Internet_20_link" text:visited-style-name="Visited_20_Internet_20_Link">
reports</text:a>
Office of the General of Ukraine.</text:p>
      <text:p text:style-name="P4">
Prosecutor General Andriy Kostin thanked this decisive step by Presidentialiba Almudeni Arpon de Mendville-i-Alama and the Executive Director of Markelis.</text:p>
      <text:p text:style-name="P4">
“The Kremlin regime is a symbol of violence, hatred and terrorism. We do not have to put up with the madness he do, completely neglecting international right, norms and values. With dozens of thousands of cruel crimes that caused the faces and suffering of millions of people.</text:p>
      <text:p text:style-name="P4">
Justice should not be limited to the punishment of ordinary performers. They should appear their steering wheel, who used their authority to unwind the flywheel of evil. The special tribunal for the crime of aggression is the best possible tool to put an end to the impunity of the top of this criminal mode, ”Andreykostin stressed during his speech at the meeting of the Association.</text:p>
      <text:p text:style-name="P4">
News Source: <text:a xlink:type="simple" xlink:href="https://armyinform.com.ua/2023/05/27/mizhnarodna-asocziacziya-pravnykiv-uhvalyla-rezolyucziyu-iz-zaklykom-pro-stvorennya-specztrybunalu/" text:style-name="Internet_20_link" text:visited-style-name="Visited_20_Internet_20_Link">
https://armyinform.com.ua/2023/05/27/mizhnarodna-asocziacziya-pravnykiv-uhvalyla-rezolyucziyu-iz-zaklykom-pro-stvorennya-specztrybunalu/</text:a>
</text:p>
      <!--NEWS-->
      <text:h text:style-name="P10" text:outline-level="1">
<text:span text:style-name="T4">
We will continue our sanction steps, in line - new, even larger sanction packages - President of Ukraine</text:span>
</text:h>
      <text:p text:style-name="P4">
Author: ['АРМІЯINFORM']</text:p>
      <text:p text:style-name="P4">
Time: 2023-05-27T95:00:00-04:00</text:p>
      <text:p text:style-name="P4">
Description: Sogodnі - Crushed one of our St. Є St. Sanzії opposite the FiSichny Osіb -... War with Ukraine 2022, the war with Ukraine is the latest news today, the News War with Ukraine 2022 is the last for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5/579a80f5c41a6ee06613a9132a8ad6fa_1685211681_extra_large.jpeg" text:style-name="Internet_20_link" text:visited-style-name="Visited_20_Internet_20_Link">
579a80f5c41a6ee06613a9132a8ad6fa_1685211681_extra_large.jpeg</text:a>
']</text:p>
      <text:p text:style-name="P4">
Tags: ['STOPRUSSIA', 'АГРЕСІЯ РФ', 'ВОЛОДИМИР ЗЕЛЕНСЬКИЙ', 'ВТОРГНЕННЯ РФ']</text:p>
      <text:p text:style-name="P4">
Category: News</text:p>
      <!--METADATA-->
      <text:p text:style-name="P4">
<draw:frame draw:style-name="fr1" draw:name="Image291" text:anchor-type="as-char" svg:width="6.9236in" svg:height="3.894525in" draw:z-index="0">
<draw:image xlink:href="../Images/AРМІЯINFORM/2023-05-27T95-00-00-04-00/579a80f5c41a6ee06613a9132a8ad6fa_1685211681_extra_large.jpeg" xlink:type="simple" xlink:show="embed" xlink:actuate="onLoad" draw:mime-type="image/jpeg"/>
</draw:frame>
Today is another of our sanction day. There are sanctions against legal and physical persons - most of them Russian - who work for terror.</text:p>
      <text:p text:style-name="P4">
In total, 220 companies and 51 individuals. These are MIC and Trusted Russian companies. Understanding the war. And the persons through whom these companies are managed.</text:p>
      <text:p text:style-name="P4">
Not all of them operate in the territory of the terrorist state, some in other countries. But global pressure will be obtained. Step by step, we collect full data for the aggression - directly or indirectly. Each such person is building as well as our Ukrainian sanctions are either already synchronized or will be synchronized with the sanctions of the free world.</text:p>
      <text:p text:style-name="P4">
When Russia began this aggression, they looked at the world there in the mirror. There was thought that all in the world were the same cynical and allegedly as despite people as the owners of Russia. But the world is different - the world helps us to protect our lives. And everyone who goes against the world will become marginal. Russia will not get anything and all. Along with those who still try to help her in terror.</text:p>
      <text:p text:style-name="P4">
We will continue our sanction steps, and there are new sanction packages in turn - even large -scale.</text:p>
      <text:p text:style-name="P4">
As a result of the week, I want to thank Japan for a new sanction package of anthabilitia. Thank you for the new security assistance from Japan. This is what really saves.</text:p>
      <text:p text:style-name="P4">
I thank Finland for a new defense package for Ukraine, this decision was also made by this week.</text:p>
      <text:p text:style-name="P4">
I thank Germany for the transfer of our country to the next party of various defense supports, which will strengthen our defense against Russian terror, including protection.</text:p>
      <text:p text:style-name="P4">
I want to thank Canada for his willingness to strengthen my leadership in Ukraine support.</text:p>
      <text:p text:style-name="P4">
Thank you to Iceland for the help of our protection and our people.</text:p>
      <text:p text:style-name="P4">
The next week, too, will make it strong in terms of our cooperation with our partners. We do not lose the week.</text:p>
      <text:p text:style-name="P4">
And, as always, thank you to our soldiers, everyone who was particularly distinguished by the week.</text:p>
      <text:p text:style-name="P4">
The Bakhmut direction ... 80th separate landing brigade-thank you, warriors, for your active actions!This is exactly what you need. The glorious 93rd separately mechanized brigade "Cold Yar"-thank you for your sustainability and for your meaning!Well done!</text:p>
      <text:p text:style-name="P4">
Liman direction… 81st separate airmobile brigade-thank you guys, I will keep the enemy destroying!<text:span text:style-name="T5">
 Dude: <text:a xlink:type="simple" xlink:href="https://www.president.gov.ua/news/mi-prodovzhimo-nashi-sankcijni-kroki-na-cherzi-novi-she-bils-83201" text:style-name="Internet_20_link" text:visited-style-name="Visited_20_Internet_20_Link">
Presidential Office of Ukraine</text:a>
</text:span>
</text:p>
      <text:p text:style-name="P4">
News Source: <text:a xlink:type="simple" xlink:href="https://armyinform.com.ua/2023/05/27/my-prodovzhymo-nashi-sankczijni-kroky-na-cherzi-novi-shhe-bilsh-masshtabni-sankczijni-pakety-prezydent-ukrayiny/" text:style-name="Internet_20_link" text:visited-style-name="Visited_20_Internet_20_Link">
https://armyinform.com.ua/2023/05/27/my-prodovzhymo-nashi-sankczijni-kroky-na-cherzi-novi-shhe-bilsh-masshtabni-sankczijni-pakety-prezydent-ukrayiny/</text:a>
</text:p>
      <!--NEWS-->
      <text:h text:style-name="P10" text:outline-level="1">
<text:span text:style-name="T4">
British instructors conducted fire training for our soldiers</text:span>
</text:h>
      <text:p text:style-name="P4">
Author: ['АРМІЯINFORM']</text:p>
      <text:p text:style-name="P4">
Time: 2023-05-27T96:00:00-04:00</text:p>
      <text:p text:style-name="P4">
Description: VIISOVOVOVOSKOVSISKI-ISTRUSTORI of the Ground VIISK of Great British British Employment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gsh11.jpeg" text:style-name="Internet_20_link" text:visited-style-name="Visited_20_Internet_20_Link">
gsh11.jpeg</text:a>
', '<text:a xlink:type="simple" xlink:href="https://armyinform.com.ua/wp-content/uploads/2023/05/gsh22-150x150.jpeg" text:style-name="Internet_20_link" text:visited-style-name="Visited_20_Internet_20_Link">
gsh22-150x150.jpeg</text:a>
', '<text:a xlink:type="simple" xlink:href="https://armyinform.com.ua/wp-content/uploads/2023/05/gsh66-150x150.jpeg" text:style-name="Internet_20_link" text:visited-style-name="Visited_20_Internet_20_Link">
gsh66-150x150.jpeg</text:a>
', '<text:a xlink:type="simple" xlink:href="https://armyinform.com.ua/wp-content/uploads/2023/05/gsh44-150x150.jpeg" text:style-name="Internet_20_link" text:visited-style-name="Visited_20_Internet_20_Link">
gsh44-150x150.jpeg</text:a>
', '<text:a xlink:type="simple" xlink:href="https://armyinform.com.ua/wp-content/uploads/2023/05/gsh55-150x150.jpeg" text:style-name="Internet_20_link" text:visited-style-name="Visited_20_Internet_20_Link">
gsh55-150x150.jpeg</text:a>
', '<text:a xlink:type="simple" xlink:href="https://armyinform.com.ua/wp-content/uploads/2023/05/gsh33-150x150.jpeg" text:style-name="Internet_20_link" text:visited-style-name="Visited_20_Internet_20_Link">
gsh33-150x150.jpeg</text:a>
']</text:p>
      <text:p text:style-name="P4">
Tags: ['STOPRUSSIA', 'АГРЕСІЯ РФ', 'ВТОРГНЕННЯ РФ', 'ГШ ЗСУ', 'СВІТ ПІДТРИМУЄ УКРАЇНУ']</text:p>
      <text:p text:style-name="P4">
Category: News</text:p>
      <!--METADATA-->
      <text:p text:style-name="P4">
<draw:frame draw:style-name="fr1" draw:name="Image292" text:anchor-type="as-char" svg:width="6.9236in" svg:height="4.615733in" draw:z-index="0">
<draw:image xlink:href="../Images/AРМІЯINFORM/2023-05-27T96-00-00-04-00/gsh11.jpeg" xlink:type="simple" xlink:show="embed" xlink:actuate="onLoad" draw:mime-type="image/jpeg"/>
</draw:frame>
The military personnel of the Armed Forces of the Armed Forces of the Armed Forces of the Armed Forces of the Armed Forces of Ukraine in the framework of the Multinational Educational Operation "Interflex" on the Basic General Force Training of the Armed Forces of Ukraine in the Great Britain on Fire Training, in particular, in particular, the maintenance</text:p>
      <text:p text:style-name="P4">
About it on Facebook <text:a xlink:type="simple" xlink:href="https://www.facebook.com/GeneralStaff.ua/posts/pfbid05orxbGMQNQ8JKNkUYAVrGLCSRupDZ6xuZRFgyPDkb4YKQuVNX7EWxfQtKDf9TfT1l" text:style-name="Internet_20_link" text:visited-style-name="Visited_20_Internet_20_Link">
reports</text:a>
The General Staff of the Armed Forces.</text:p>
      <text:p text:style-name="P4">
<text:a xlink:type="simple" xlink:href="https://armyinform.com.ua/wp-content/uploads/2023/05/gsh22.jpeg" text:style-name="Internet_20_link" text:visited-style-name="Visited_20_Internet_20_Link">
!(Images/AРМІЯINFORM/2023-05-27T96-00-00-04-00/gsh22-150x150.jpeg)</text:a>
</text:p>
      <text:p text:style-name="P4">
<text:a xlink:type="simple" xlink:href="https://armyinform.com.ua/wp-content/uploads/2023/05/gsh66.jpeg" text:style-name="Internet_20_link" text:visited-style-name="Visited_20_Internet_20_Link">
<draw:frame draw:style-name="fr1" draw:name="Image293" text:anchor-type="as-char" svg:width="6.9236in" svg:height="6.9236in" draw:z-index="0">
<draw:image xlink:href="../Images/AРМІЯINFORM/2023-05-27T96-00-00-04-00/gsh66-150x150.jpeg" xlink:type="simple" xlink:show="embed" xlink:actuate="onLoad" draw:mime-type="image/jpeg"/>
</draw:frame>
</text:a>
</text:p>
      <text:p text:style-name="P4">
<text:a xlink:type="simple" xlink:href="https://armyinform.com.ua/wp-content/uploads/2023/05/gsh44.jpeg" text:style-name="Internet_20_link" text:visited-style-name="Visited_20_Internet_20_Link">
<draw:frame draw:style-name="fr1" draw:name="Image294" text:anchor-type="as-char" svg:width="6.9236in" svg:height="6.9236in" draw:z-index="0">
<draw:image xlink:href="../Images/AРМІЯINFORM/2023-05-27T96-00-00-04-00/gsh44-150x150.jpeg" xlink:type="simple" xlink:show="embed" xlink:actuate="onLoad" draw:mime-type="image/jpeg"/>
</draw:frame>
</text:a>
This training allows you to master the necessary tactical skills, increases the safety and professionalism of the actions of the Armed Forces of Ukraine, so that the military can skillfully use the necessary tactical knowledge to protect Ukraine.</text:p>
      <text:p text:style-name="P4">
Under the expert guidance of the instructors of the UK Armed Forces, the recruits of the Armed Forces of Ukraine become more prepared for combat conditions.</text:p>
      <text:p text:style-name="P4">
<text:a xlink:type="simple" xlink:href="https://armyinform.com.ua/wp-content/uploads/2023/05/gsh55.jpeg" text:style-name="Internet_20_link" text:visited-style-name="Visited_20_Internet_20_Link">
!(Images/AРМІЯINFORM/2023-05-27T96-00-00-04-00/gsh55-150x150.jpeg)</text:a>
</text:p>
      <text:p text:style-name="P4">
<text:a xlink:type="simple" xlink:href="https://armyinform.com.ua/wp-content/uploads/2023/05/gsh33.jpeg" text:style-name="Internet_20_link" text:visited-style-name="Visited_20_Internet_20_Link">
<draw:frame draw:style-name="fr1" draw:name="Image295" text:anchor-type="as-char" svg:width="6.9236in" svg:height="6.9236in" draw:z-index="0">
<draw:image xlink:href="../Images/AРМІЯINFORM/2023-05-27T96-00-00-04-00/gsh33-150x150.jpeg" xlink:type="simple" xlink:show="embed" xlink:actuate="onLoad" draw:mime-type="image/jpeg"/>
</draw:frame>
</text:a>
“The United Kingdom of Great Britain and Northern Ireland continues to support the people of Ukraine and continuously cooperates with our international partners to provide continuous support to Ukraine in response to a long -term destruction of international law. This is invaluable, since the people of Ukraine are advised to fight for their right to live in a sovereign, independent and democratic state, ”the message reads.</text:p>
      <text:p text:style-name="P4">
News Source: <text:a xlink:type="simple" xlink:href="https://armyinform.com.ua/2023/05/27/brytanski-instruktory-provely-zanyattya-z-vognevoyi-pidgotovky-dlya-nashyh-voyiniv/" text:style-name="Internet_20_link" text:visited-style-name="Visited_20_Internet_20_Link">
https://armyinform.com.ua/2023/05/27/brytanski-instruktory-provely-zanyattya-z-vognevoyi-pidgotovky-dlya-nashyh-voyiniv/</text:a>
</text:p>
      <!--NEWS-->
      <text:h text:style-name="P10" text:outline-level="1">
<text:span text:style-name="T4">
As a result of surgery in Belgorod region, information was collected for Ukrainian intelligence</text:span>
</text:h>
      <text:p text:style-name="P4">
Author: ['АРМІЯINFORM']</text:p>
      <text:p text:style-name="P4">
Time: 2023-05-27T97:00:00-04:00</text:p>
      <text:p text:style-name="P4">
Description: About Tsdomiv, the representer of the head management of the Rosvіki of the Minіtyki Defense of Ukraine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20230527-01.jpg" text:style-name="Internet_20_link" text:visited-style-name="Visited_20_Internet_20_Link">
20230527-01.jpg</text:a>
']</text:p>
      <text:p text:style-name="P4">
Tags: ['АНДРІЙ ЮСОВ', 'БЄЛГОРОДСЬКА ОБЛАСТЬ', 'ГУР МОУ']</text:p>
      <text:p text:style-name="P4">
Category: News</text:p>
      <!--METADATA-->
      <text:p text:style-name="P4">
<draw:frame draw:style-name="fr1" draw:name="Image296" text:anchor-type="as-char" svg:width="6.9236in" svg:height="4.369813in" draw:z-index="0">
<draw:image xlink:href="../Images/AРМІЯINFORM/2023-05-27T97-00-00-04-00/20230527-01.jpg" xlink:type="simple" xlink:show="embed" xlink:actuate="onLoad" draw:mime-type="image/jpeg"/>
</draw:frame>
About it <text:a xlink:type="simple" xlink:href="https://gur.gov.ua/content/vnaslidok-operatsii-u-bielhorodskii-oblasti-bula-zibrana-vazhlyva-dlia-ukrainskoi-rozvidky-informatsiia.html" text:style-name="Internet_20_link" text:visited-style-name="Visited_20_Internet_20_Link">
reported</text:a>
Representative of the Main Directorate of Intelligence of the Ministry of Defense of Ukraine Andriy Yusov.</text:p>
      <text:p text:style-name="P4">
According to the representative of the GUR of the Ministry of Defense of Ukraine, now the task of the Russian guerrillas of the state of the state from the regime of Vladimir Putin. Andriy Yusov informed that the resistance operates both in the border villages of Russia and in the capital region of Ukraine-aggressor.</text:p>
      <text:p text:style-name="P4">
“Their task is now, when we talk about Belgorod region, the liberation of this land from the dominance of Putin's regime, which for the inhabitants of these territories - representatives of different peoples, different nationalities - is obviously a regime of internal occupation. And if we are talking about a number of peoples who have a higher political consciousness, it is not even an internal occupation, it is, in fact, a direct external occupation - for example, if we talk about the Divative or Tatarstan, ”he explained.</text:p>
      <text:p text:style-name="P4">
The intelligence representative warned that Ukrainians should not overestimate the reaction of Kreml to the operation of the LSR and RDC in the Belgorod region in the context of Nafrorot. However, according to him, the Russian leadership is forced in response to the divisions of the region to regroup their troops. The breakthrough of volunteers across the Cordonandri Yusov called an unconditional consequence of the full -scale invasion of Russian Storytoria of Ukraine.</text:p>
      <text:p text:style-name="P4">
“The geographical and political names of the territories may change. The territory that is called the "Russian Federation"-it includes various historical land, which in different stages were called differently. So today this name is this, then - we will see, ”he emphasized.</text:p>
      <text:p text:style-name="P4">
The representative of the GUR of the Ministry of Defense of Ukraine informed that as a result of the operation of the Ubelgorod region, a valuable information for Ukrainian military intelligence was collected, which for obvious reasons would not be disclosed. However, the part of the data he briefly described as the "king of the naked" received the whole world. As Andrei Yus explained, it is about the exhaustion of Putinat's power apparatus by Russia's vulnerability to internal blows.</text:p>
      <text:p text:style-name="P4">
News Source: <text:a xlink:type="simple" xlink:href="https://armyinform.com.ua/2023/05/27/vnaslidok-operacziyi-u-byelgorodskij-oblasti-bula-zibrana-vazhlyva-dlya-ukrayinskoyi-rozvidky-informacziya/" text:style-name="Internet_20_link" text:visited-style-name="Visited_20_Internet_20_Link">
https://armyinform.com.ua/2023/05/27/vnaslidok-operacziyi-u-byelgorodskij-oblasti-bula-zibrana-vazhlyva-dlya-ukrayinskoyi-rozvidky-informacziya/</text:a>
</text:p>
      <!--NEWS-->
      <text:h text:style-name="P10" text:outline-level="1">
<text:span text:style-name="T4">
Denmark opened a special investment fund for Ukraine worth 1 billion kroons</text:span>
</text:h>
      <text:p text:style-name="P4">
Author: ['АРМІЯINFORM']</text:p>
      <text:p text:style-name="P4">
Time: 2023-05-27T98:00:00-04:00</text:p>
      <text:p text:style-name="P4">
Description: 26 Herbalum of the Ukrainian Forum by Copenhagen, Yaki Vidkril Pershi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shutterstock_264345386-scaled.jpg" text:style-name="Internet_20_link" text:visited-style-name="Visited_20_Internet_20_Link">
shutterstock_264345386-scaled.jpg</text:a>
']</text:p>
      <text:p text:style-name="P4">
Tags: ['ДАНІЯ', 'ІНВЕСТИЦІЇ', 'ФОНД']</text:p>
      <text:p text:style-name="P4">
Category: News</text:p>
      <!--METADATA-->
      <text:p text:style-name="P4">
<draw:frame draw:style-name="fr1" draw:name="Image297" text:anchor-type="as-char" svg:width="6.9236in" svg:height="4.523419in" draw:z-index="0">
<draw:image xlink:href="../Images/AРМІЯINFORM/2023-05-27T98-00-00-04-00/shutterstock_264345386-scaled.jpg" xlink:type="simple" xlink:show="embed" xlink:actuate="onLoad" draw:mime-type="image/jpeg"/>
</draw:frame>
Illustrative photo</text:p>
      <text:p text:style-name="P4">
On May 26, the Ukrainian Investment Forum was held in Copenhagen, which was expelled by the First Vice Prime Minister-Minister of Economy of Ukraine Yuliasviridenko. The event was attended by Deputy Minister Oleksandr Gryban, Denmark Minister Morten Bedskou, Denmark Minister Larslyukke Rasmussen. About it <text:a xlink:type="simple" xlink:href="https://www.kmu.gov.ua/news/daniia-vidkryla-spetsialnyi-investytsiinyi-fond-dlia-ukrainy-na-sumu-v-1-mlrd-kron" text:style-name="Internet_20_link" text:visited-style-name="Visited_20_Internet_20_Link">
reports</text:a>
Government portal.</text:p>
      <text:p text:style-name="P4">
The forum announced the launch of the Danish Investment Fund for Ukraine for a total amount of 1 billion Danish crowns, which will set up about $ 133 million.</text:p>
      <text:p text:style-name="P4">
“Denmark is one of the leaders on financial assistance to Ukraine. From the beginning of the full -scale invasion, the total military support was $ 1.4 billion, azagal humanitarian aid, including macro -financial ones - $ 212 million in the government of Ukraine highly appreciates the support of Denmark, expects to deepen bilateral communication and further involvement of Danish business. Yes, a special investment fund created for Ukraine will finance projects with the involvement of the best Danish technologies of such innovative decisions and will be available for both state and private classes, ”Yulia Sviridenko said.</text:p>
      <text:p text:style-name="P4">
According to Deputy Minister of Economy Alexander Griban, the main cooperation between Ukraine and Denmark is the establishment of mutually beneficial relations, when Ukrainian companies not only import Danish products, but also localize the production of such products in Ukraine.</text:p>
      <text:p text:style-name="P4">
"We are interested in Danish technologies and we see the great prospect of usage and placement of Danish companies in Ukraine in priority industries. Amortoxt, it is renewable energy, building materials, technologies for renewal of communal services, as well as defense technologies of double -purpose tatechnology," - said Alexander.</text:p>
      <text:p text:style-name="P4">
Thus, the forum announced the approval of funding for two -pilot projects in the field of agriculture and agro -processing. It is a victim of the company of the Southern region - Nibulon, which will give a loan by € 25 million, and agro -fi -fi -fi -fi -fi -€ 15 million. Also, loans will be provided to agro -companies located near the front line in Nikolaev, which will restore the destroyed and production capacity, purchasing equipment from Danish exporters.“You do not have to wait for the war to stop. We would like to attract Danish Business in the early stages of Ukraine's reconstruction. We must act and support the Ukrainian economy, ”said Denmark Minister Mortenbodsk.</text:p>
      <text:p text:style-name="P4">
News Source: <text:a xlink:type="simple" xlink:href="https://armyinform.com.ua/2023/05/27/daniya-vidkryla-speczialnyj-investyczijnyj-fond-dlya-ukrayiny-na-sumu-v-1-mlrd-kron/" text:style-name="Internet_20_link" text:visited-style-name="Visited_20_Internet_20_Link">
https://armyinform.com.ua/2023/05/27/daniya-vidkryla-speczialnyj-investyczijnyj-fond-dlya-ukrayiny-na-sumu-v-1-mlrd-kron/</text:a>
</text:p>
      <!--NEWS-->
      <text:h text:style-name="P10" text:outline-level="1">
<text:span text:style-name="T4">
Short. War. Day 458. Videoodigest</text:span>
</text:h>
      <text:p text:style-name="P4">
Author: ['АРМІЯINFORM']</text:p>
      <text:p text:style-name="P4">
Time: 2023-05-27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STOPRUSSIA', 'АГРЕСІЯ РФ', 'ВІДЕОДАЙДЖЕСТ', 'ВТОРГНЕННЯ РФ', 'ГШ ЗСУ']</text:p>
      <text:p text:style-name="P4">
Category: News</text:p>
      <!--METADATA-->
      <text:p text:style-name="P4">
News Source: <text:a xlink:type="simple" xlink:href="https://armyinform.com.ua/2023/05/27/korotko-vijna-den-458-videodajdzhest/" text:style-name="Internet_20_link" text:visited-style-name="Visited_20_Internet_20_Link">
https://armyinform.com.ua/2023/05/27/korotko-vijna-den-458-videodajdzhest/</text:a>
</text:p>
      <!--NEWS-->
      <text:h text:style-name="P10" text:outline-level="1">
<text:span text:style-name="T4">
Governor of the Belgorod region stated that it was under fire</text:span>
</text:h>
      <text:p text:style-name="P4">
Authors: Ukrinform (Person)</text:p>
      <text:p text:style-name="P4">
Publisher: Укринформ (Organization)</text:p>
      <text:p text:style-name="P4">
Published Time: 2023-05-28T-31:46:00+03:00</text:p>
      <text:p text:style-name="P4">
Modified Time: 2023-05-28T00:46:00+03:00</text:p>
      <text:p text:style-name="P4">
Description: Governor of the Belgorod region of Russia Vyacheslav Gladkov stated that during a trip to the town of Shebekino came under fire. - Ukrinform.</text:p>
      <text:p text:style-name="P4">
Images: ['<text:a xlink:type="simple" xlink:href="https://static.ukrinform.com/photos/2023_05/thumb_files/630_360_1684770066-994.jpg" text:style-name="Internet_20_link" text:visited-style-name="Visited_20_Internet_20_Link">
630_360_16847...</text:a>
']</text:p>
      <text:p text:style-name="P4">
Tags: ['Обстріл', 'Росія', 'Бєлгород']</text:p>
      <text:p text:style-name="P4">
Type: Article</text:p>
      <!--METADATA-->
      <text:p text:style-name="P4">
<draw:frame draw:style-name="fr1" draw:name="Image298" text:anchor-type="as-char" svg:width="6.9236in" svg:height="3.956343in" draw:z-index="0">
<draw:image xlink:href="../Images/yкринформ/2023-05-28T-31-46-00-03-00/630_360_1684770066-994.jpg" xlink:type="simple" xlink:show="embed" xlink:actuate="onLoad" draw:mime-type="image/jpeg"/>
</draw:frame>
Governor of the Belgorod region of Russia Vyacheslav Gladkov stated that during the journey to the city of Shebekino came under fire.</text:p>
      <text:p text:style-name="P4">
Gladkov reported this in <text:a xlink:type="simple" xlink:href="https://t.me/vvgladkov/2329" text:style-name="Internet_20_link" text:visited-style-name="Visited_20_Internet_20_Link">
telegram</text:a>
, reports Ukrinform.</text:p>
      <text:p text:style-name="P4">
“He was able to get to Shebekin himself only in the second time. For the first time, having entered the house, they came under fire. He could not even get out of the car. The shells spread on the neighboring street, ”he informed.</text:p>
      <text:p text:style-name="P4">
According to the Russian official, for Saturday Shebekino five times <text:a xlink:type="simple" xlink:href="https://www.ukrinform.ua/tag-obstril" text:style-name="Internet_20_link" text:visited-style-name="Visited_20_Internet_20_Link">
shelling</text:a>
, one person has gone, three wounded.</text:p>
      <text:p text:style-name="P4">
<text:span text:style-name="T4">
 Read also: </text:span>
 <text:a xlink:type="simple" xlink:href="https://www.ukrinform.ua/rubric-world/3714977-u-branskij-oblasti-v-rezultati-ataki-drona-zaginuli-dvoe-rosijskih-vijskovih-zmi.html" text:style-name="Internet_20_link" text:visited-style-name="Visited_20_Internet_20_Link">
in the Bryansk region as a result of the drone attack by the Russian military - media</text:a>
As it was reported, last night in the village of Mayke of Belgorod region of the prolustic. According to Roszma, the drones were attacked by a building owned by the Ministry of Internal Affairs of the Russian Federation.</text:p>
      <text:p text:style-name="P4">
<text:span text:style-name="T5">
Opto from open sources</text:span>
</text:p>
      <text:p text:style-name="P4">
News Source: <text:a xlink:type="simple" xlink:href="https://www.ukrinform.ua/rubric-world/3715075-gubernator-belgorodskoi-oblasti-zaaviv-so-potrapiv-pid-obstril.html" text:style-name="Internet_20_link" text:visited-style-name="Visited_20_Internet_20_Link">
https://www.ukrinform.ua/rubric-world/3715075-gubernator-belgorodskoi-oblasti-zaaviv-so-potrapiv-pid-obstril.html</text:a>
</text:p>
      <!--NEWS-->
      <text:h text:style-name="P10" text:outline-level="1">
<text:span text:style-name="T4">
In Ukraine in some places rains and thunderstorms, it will warm up to +26 ° in the afternoon</text:span>
</text:h>
      <text:p text:style-name="P4">
Authors: Ukrinform (Person)</text:p>
      <text:p text:style-name="P4">
Publisher: Укринформ (Organization)</text:p>
      <text:p text:style-name="P4">
Published Time: 2023-05-28T-33:32:00+03:00</text:p>
      <text:p text:style-name="P4">
Modified Time: 2023-05-28T00:32:00+03:00</text:p>
      <text:p text:style-name="P4">
Description: In Ukraine on Sunday, May 28, there will be changing cloudiness, short -term rains, places with thunderstorms will take place in a number of regions; The daytime temperature in the north and west will be up to 23 °; In the rest of the air, it will heat up to +26 °. - Ukrinform.</text:p>
      <text:p text:style-name="P4">
Images: ['<text:a xlink:type="simple" xlink:href="https://static.ukrinform.com/photos/2018_06/thumb_files/630_360_1530170067-2116.jpg" text:style-name="Internet_20_link" text:visited-style-name="Visited_20_Internet_20_Link">
630_360_15301...</text:a>
']</text:p>
      <text:p text:style-name="P4">
Tags: ['Дощ', 'Гроза', 'Погода', 'Прогноз', 'Регіони']</text:p>
      <text:p text:style-name="P4">
Type: Article</text:p>
      <!--METADATA-->
      <text:p text:style-name="P4">
<draw:frame draw:style-name="fr1" draw:name="Image299" text:anchor-type="as-char" svg:width="6.9236in" svg:height="3.956343in" draw:z-index="0">
<draw:image xlink:href="../Images/yкринформ/2023-05-28T-33-32-00-03-00/630_360_1530170067-2116.jpg" xlink:type="simple" xlink:show="embed" xlink:actuate="onLoad" draw:mime-type="image/jpeg"/>
</draw:frame>
In Ukraine on Sunday, May 28, there will be a variable cloudiness, short -term rains, places with thunderstorms will take place in the series; The temperature in the daytime and the event will be up to 23 °; In the rest of the air, it will heat up to+26 °.</text:p>
      <text:p text:style-name="P4">
This was reported by Ukrinform at the Ukrainian Hydrometeorological Center.</text:p>
      <text:p text:style-name="P4">
"Variable cloudiness. In the southern part, eastern, Dnipropetrovsk Ikirovograd regions, short-term rains, places of thunderstorms; in the rest of the territory of precipitation. Wind northern, northeast, 5-10 m/s. The temperature 18-23 °; on the rest of the territory 11-16 °, in the afternoon 21-26 °, "-the forecasters say.</text:p>
      <text:p text:style-name="P4">
In Kiev and Kyiv region, no precipitation is expected, the temperature in the capital is about 10 °, in the afternoon 20-22 °, in the region it will be 6-11 ° at night, 18-23 ° in the afternoon.</text:p>
      <text:p text:style-name="P4">
According to forecasters, changing cloudiness will prevail in Ukraine in the next days. In Transcarpathia, in the Carpathians, southern, southeastern regions, 30th and in the eastern part of the country, small short-term rains, thunderstorms are expected; in the rest of the territory without precipitation. Temperature at night is 8-13 °, in the south of the braid up to 16 °; In the afternoon 20-25 °, May 30 in the eastern, southeastern regions of the Tav of the Carpathian region 14-19 °.</text:p>
      <text:p text:style-name="P4">
<text:span text:style-name="T4">
 Read also: </text:span>
 <text:a xlink:type="simple" xlink:href="https://www.ukrinform.ua/rubric-technology/3662460-klimat-dosagne-kriticnogo-porogu-poteplinna-za-1012-rokiv-stucnij-intelekt.html" text:style-name="Internet_20_link" text:visited-style-name="Visited_20_Internet_20_Link">
for 10-12 -</text:a>
In Kyiv and the capital region, May 29-30 is changing cloudy, without precipitation. Upbules at night will be 10-12 °, in the afternoon 22-24 °, in the area will be 8-13 °, in the afternoon 20-25 °.</text:p>
      <text:p text:style-name="P4">
Forecasters warn that May 28-30 in western(In addition to Lviv, Transcarpathian, Ivano-Frankivsk, Chernivtsi), Northern, Vinnytsia and Cherkasy regions and the city of Kyiv will outweigh the extraordinary level of fire.</text:p>
      <text:p text:style-name="P4">
According to the forecast, on May 31 - June 1, no precipitation is expected, only in places of the co -east part of Ukraine and <text:a xlink:type="simple" xlink:href="https://www.ukrinform.ua/tag-karpati" text:style-name="Internet_20_link" text:visited-style-name="Visited_20_Internet_20_Link">
Carpathian</text:a>
In the region, in the afternoon on May 31 in the Ukrainian rainfall, thunderstorms. The temperature at night is 9-15 °, in the south to 17 °, on June 1 in the western and northern regions 6-12 °; in the afternoon 18-24 °, in the southern part, 31st and in the central regions up to 27 °.</text:p>
      <text:p text:style-name="P4">
News Source: <text:a xlink:type="simple" xlink:href="https://www.ukrinform.ua/rubric-regions/3714939-v-ukraini-zavtra-podekudi-dosi-ta-grozi-vden-progrie-do-26.html" text:style-name="Internet_20_link" text:visited-style-name="Visited_20_Internet_20_Link">
https://www.ukrinform.ua/rubric-regions/3714939-v-ukraini-zavtra-podekudi-dosi-ta-grozi-vden-progrie-do-26.html</text:a>
</text:p>
      <!--NEWS-->
      <text:h text:style-name="P10" text:outline-level="1">
<text:span text:style-name="T4">
The enemy fired Kupyansk and circus in Kharkiv region, is dead and injured</text:span>
</text:h>
      <text:p text:style-name="P4">
Authors: Ukrinform (Person)</text:p>
      <text:p text:style-name="P4">
Publisher: Укринформ (Organization)</text:p>
      <text:p text:style-name="P4">
Published Time: 2023-05-28T-35:17:00+03:00</text:p>
      <text:p text:style-name="P4">
Modified Time: 2023-05-28T00:17:00+03:00</text:p>
      <text:p text:style-name="P4">
Description: As a result of the artillery strikes of the Russian troops in the city of Kupyansk and the village of Tsirkuni of Kharkiv region on the evening of May 27, one person was killed, another was injured. - Ukrinform.</text:p>
      <text:p text:style-name="P4">
Images: ['<text:a xlink:type="simple" xlink:href="https://static.ukrinform.com/photos/2023_05/thumb_files/630_360_1685222258-921.jpg" text:style-name="Internet_20_link" text:visited-style-name="Visited_20_Internet_20_Link">
630_360_16852...</text:a>
']</text:p>
      <text:p text:style-name="P4">
Tags: ['Обстріл', 'Поліція', 'Поранені', 'Загибель', 'Харківщина', 'Війна з Росією']</text:p>
      <text:p text:style-name="P4">
Type: Article</text:p>
      <!--METADATA-->
      <text:p text:style-name="P4">
<draw:frame draw:style-name="fr1" draw:name="Image300" text:anchor-type="as-char" svg:width="6.9236in" svg:height="3.956343in" draw:z-index="0">
<draw:image xlink:href="../Images/yкринформ/2023-05-28T-35-17-00-03-00/630_360_1685222258-921.jpg" xlink:type="simple" xlink:show="embed" xlink:actuate="onLoad" draw:mime-type="image/jpeg"/>
</draw:frame>
As a result of the artillery strikes of the Russian troops in the city of Kupyansk and the village of Tsirkuni of Kharkiv region on the evening of May 27, one person was killed, another was injured.</text:p>
      <text:p text:style-name="P4">
About it <text:a xlink:type="simple" xlink:href="https://www.facebook.com/police.kharkov" text:style-name="Internet_20_link" text:visited-style-name="Visited_20_Internet_20_Link">
reports</text:a>
Police Kharkiv region, reports Ukrinform.</text:p>
      <text:p text:style-name="P4">
"A 60 -year -old resident was killed in Kupyansk in Kupyansk. The man was in the courtyard of the house," the message reads.</text:p>
      <text:p text:style-name="P4">
In addition, in the village of Tsirkuni got a shrapnel <text:a xlink:type="simple" xlink:href="https://www.ukrinform.ua/tag-poraneni" text:style-name="Internet_20_link" text:visited-style-name="Visited_20_Internet_20_Link">
wounds</text:a>
A woman born in 1944. It was brought to the hospital.</text:p>
      <text:p text:style-name="P4">
Investigative teams, experts of TABUCHOPE, worked on the field of shelling, police said.</text:p>
      <text:p text:style-name="P4">
<text:span text:style-name="T4">
 Read also: </text:span>
 <text:a xlink:type="simple" xlink:href="https://www.ukrinform.ua/rubric-ato/3714333-zagarbniki-vnoci-sahedami-atakuvali-dva-mista-na-harkivsini.html" text:style-name="Internet_20_link" text:visited-style-name="Visited_20_Internet_20_Link">
Shahheda's invaders at night attacked two cities in INA</text:a>
Criminal proceedings under Art. 438(Violation of laws and customs)Criminal Code.</text:p>
      <text:p text:style-name="P4">
As it was reported, on May 27 in Kharkiv region as a result of shelling of the enemy Selishipuvate <text:a xlink:type="simple" xlink:href="https://www.ukrinform.ua/rubric-ato/3714992-harkivsina-vnaslidok-obstriliv-sela-sipuvate-zaginula-zinka-poranenij-colovik.html" text:style-name="Internet_20_link" text:visited-style-name="Visited_20_Internet_20_Link">
Killed 61-year-old woman</text:a>
, a 60-year-old man suffered wounds.</text:p>
      <text:p text:style-name="P4">
News Source: <text:a xlink:type="simple" xlink:href="https://www.ukrinform.ua/rubric-ato/3715074-vorog-obstrilav-kupansk-i-cirkuni-na-harkivsini-e-zagiblij-ta-poranena.html" text:style-name="Internet_20_link" text:visited-style-name="Visited_20_Internet_20_Link">
https://www.ukrinform.ua/rubric-ato/3715074-vorog-obstrilav-kupansk-i-cirkuni-na-harkivsini-e-zagiblij-ta-poranena.html</text:a>
</text:p>
      <!--NEWS-->
      <text:h text:style-name="P10" text:outline-level="1">
<text:span text:style-name="T4">
The enemy fired Kupyansk and circus in Kharkiv region, is dead and injured</text:span>
</text:h>
      <text:p text:style-name="P4">
Authors: Ukrinform (Person)</text:p>
      <text:p text:style-name="P4">
Publisher: Укринформ (Organization)</text:p>
      <text:p text:style-name="P4">
Published Time: 2023-05-28T00:17:00+03:00</text:p>
      <text:p text:style-name="P4">
Modified Time: 2023-05-28T00:17:00+03:00</text:p>
      <text:p text:style-name="P4">
Description: As a result of the artillery strikes of the Russian troops in the city of Kupyansk and the village of Tsirkuni of Kharkiv region on the evening of May 27, one person was killed, another was injured. - Ukrinform.</text:p>
      <text:p text:style-name="P4">
Images: ['<text:a xlink:type="simple" xlink:href="https://static.ukrinform.com/photos/2023_05/thumb_files/630_360_1685222258-921.jpg" text:style-name="Internet_20_link" text:visited-style-name="Visited_20_Internet_20_Link">
630_360_16852...</text:a>
']</text:p>
      <text:p text:style-name="P4">
Tags: ['Обстріл', 'Поліція', 'Поранені', 'Загибель', 'Харківщина', 'Війна з Росією']</text:p>
      <text:p text:style-name="P4">
Type: Article</text:p>
      <!--METADATA-->
      <text:p text:style-name="P4">
<draw:frame draw:style-name="fr1" draw:name="Image301" text:anchor-type="as-char" svg:width="6.9236in" svg:height="3.956343in" draw:z-index="0">
<draw:image xlink:href="../Images/yкринформ/2023-05-28T00-17-00-03-00/630_360_1685222258-921.jpg" xlink:type="simple" xlink:show="embed" xlink:actuate="onLoad" draw:mime-type="image/jpeg"/>
</draw:frame>
As a result of the artillery strikes of the Russian troops in the city of Kupyansk and the village of Tsirkuni of Kharkiv region on the evening of May 27, one person was killed, another was injured.</text:p>
      <text:p text:style-name="P4">
About it <text:a xlink:type="simple" xlink:href="https://www.facebook.com/police.kharkov" text:style-name="Internet_20_link" text:visited-style-name="Visited_20_Internet_20_Link">
reports</text:a>
Police Kharkiv region, reports Ukrinform.</text:p>
      <text:p text:style-name="P4">
"A 60 -year -old resident was killed in Kupyansk in Kupyansk. The man was in the courtyard of the house," the message reads.</text:p>
      <text:p text:style-name="P4">
In addition, in the village of Tsirkuni got a shrapnel <text:a xlink:type="simple" xlink:href="https://www.ukrinform.ua/tag-poraneni" text:style-name="Internet_20_link" text:visited-style-name="Visited_20_Internet_20_Link">
wounds</text:a>
A woman born in 1944. It was brought to the hospital.</text:p>
      <text:p text:style-name="P4">
Investigative teams, experts of TABUCHOPE, worked on the field of shelling, police said.</text:p>
      <text:p text:style-name="P4">
<text:span text:style-name="T4">
 Read also: </text:span>
 <text:a xlink:type="simple" xlink:href="https://www.ukrinform.ua/rubric-ato/3714333-zagarbniki-vnoci-sahedami-atakuvali-dva-mista-na-harkivsini.html" text:style-name="Internet_20_link" text:visited-style-name="Visited_20_Internet_20_Link">
Shahheda's invaders at night attacked two cities in INA</text:a>
Criminal proceedings under Art. 438(Violation of laws and customs)Criminal Code.</text:p>
      <text:p text:style-name="P4">
As it was reported, on May 27 in Kharkiv region as a result of shelling of the enemy Selishipuvate <text:a xlink:type="simple" xlink:href="https://www.ukrinform.ua/rubric-ato/3714992-harkivsina-vnaslidok-obstriliv-sela-sipuvate-zaginula-zinka-poranenij-colovik.html" text:style-name="Internet_20_link" text:visited-style-name="Visited_20_Internet_20_Link">
Killed 61-year-old woman</text:a>
, a 60-year-old man suffered wounds.</text:p>
      <text:p text:style-name="P4">
News Source: <text:a xlink:type="simple" xlink:href="https://www.ukrinform.ua/rubric-ato/3715074-vorog-obstrilav-kupansk-i-cirkuni-na-harkivsini-e-zagiblij-ta-poranena.html" text:style-name="Internet_20_link" text:visited-style-name="Visited_20_Internet_20_Link">
https://www.ukrinform.ua/rubric-ato/3715074-vorog-obstrilav-kupansk-i-cirkuni-na-harkivsini-e-zagiblij-ta-poranena.html</text:a>
</text:p>
      <!--NEWS-->
      <text:h text:style-name="P10" text:outline-level="1">
<text:span text:style-name="T4">
In Ukraine in some places rains and thunderstorms, it will warm up to +26 ° in the afternoon</text:span>
</text:h>
      <text:p text:style-name="P4">
Authors: Ukrinform (Person)</text:p>
      <text:p text:style-name="P4">
Publisher: Укринформ (Organization)</text:p>
      <text:p text:style-name="P4">
Published Time: 2023-05-28T00:32:00+03:00</text:p>
      <text:p text:style-name="P4">
Modified Time: 2023-05-28T00:32:00+03:00</text:p>
      <text:p text:style-name="P4">
Description: In Ukraine on Sunday, May 28, there will be changing cloudiness, short -term rains, places with thunderstorms will take place in a number of regions; The daytime temperature in the north and west will be up to 23 °; In the rest of the air, it will heat up to +26 °. - Ukrinform.</text:p>
      <text:p text:style-name="P4">
Images: ['<text:a xlink:type="simple" xlink:href="https://static.ukrinform.com/photos/2018_06/thumb_files/630_360_1530170067-2116.jpg" text:style-name="Internet_20_link" text:visited-style-name="Visited_20_Internet_20_Link">
630_360_15301...</text:a>
']</text:p>
      <text:p text:style-name="P4">
Tags: ['Дощ', 'Гроза', 'Погода', 'Прогноз', 'Регіони']</text:p>
      <text:p text:style-name="P4">
Type: Article</text:p>
      <!--METADATA-->
      <text:p text:style-name="P4">
<draw:frame draw:style-name="fr1" draw:name="Image302" text:anchor-type="as-char" svg:width="6.9236in" svg:height="3.956343in" draw:z-index="0">
<draw:image xlink:href="../Images/yкринформ/2023-05-28T00-32-00-03-00/630_360_1530170067-2116.jpg" xlink:type="simple" xlink:show="embed" xlink:actuate="onLoad" draw:mime-type="image/jpeg"/>
</draw:frame>
In Ukraine, Sunday, May 28, there will be a variable cloud, short -term rains and thunderstorms will occur in a number of areas; The daytime temperature in the north will be up to 23 °; In the rest of the air, it will heat up to +26 °.</text:p>
      <text:p text:style-name="P4">
This was reported by Ukrinform at the Ukrainian Hydrometeorological Center.</text:p>
      <text:p text:style-name="P4">
"Variable cloudiness. In the southern part, eastern, Dnipropetrovsk Ikirovograd regions, short-term rains, places of thunderstorms; in the rest of the territory of precipitation. Wind northern, northeast, 5-10 m/s. The temperature 18-23 °; on the rest of the territory 11-16 °, in the afternoon 21-26 °, "-the forecasters say.</text:p>
      <text:p text:style-name="P4">
In Kiev and Kyiv region, no precipitation is expected, the temperature in the capital is about 10 °, in the afternoon 20-22 °, in the region it will be 6-11 ° at night, 18-23 ° in the afternoon.</text:p>
      <text:p text:style-name="P4">
According to forecasters, changing cloudiness will prevail in Ukraine in the next days. In Transcarpathia, in the Carpathians, southern, southeastern regions, 30th and in the eastern part of the country, small short-term rains, thunderstorms are expected; in the rest of the territory without precipitation. Temperature at night is 8-13 °, in the south of the braid up to 16 °; In the afternoon 20-25 °, May 30 in the eastern, southeastern regions of the Tav of the Carpathian region 14-19 °.</text:p>
      <text:p text:style-name="P4">
<text:span text:style-name="T4">
 Read also: </text:span>
 <text:a xlink:type="simple" xlink:href="https://www.ukrinform.ua/rubric-technology/3662460-klimat-dosagne-kriticnogo-porogu-poteplinna-za-1012-rokiv-stucnij-intelekt.html" text:style-name="Internet_20_link" text:visited-style-name="Visited_20_Internet_20_Link">
for 10-12 -</text:a>
In Kyiv and the capital region, May 29-30 is changing cloudy, without precipitation. Upbules at night will be 10-12 °, in the afternoon 22-24 °, in the area will be 8-13 °, in the afternoon 20-25 °.</text:p>
      <text:p text:style-name="P4">
Forecasters warn that May 28-30 in western(In addition to Lviv, Transcarpathian, Ivano-Frankivsk, Chernivtsi), Northern, Vinnytsia and Cherkasy regions and the city of Kyiv will outweigh the extraordinary level of fire.</text:p>
      <text:p text:style-name="P4">
According to the forecast, on May 31 - June 1, no precipitation is expected, only in places of the co -east part of Ukraine and <text:a xlink:type="simple" xlink:href="https://www.ukrinform.ua/tag-karpati" text:style-name="Internet_20_link" text:visited-style-name="Visited_20_Internet_20_Link">
Carpathian</text:a>
In the region, in the afternoon on May 31 in the Ukrainian rainfall, thunderstorms. The temperature at night is 9-15 °, in the south to 17 °, on June 1 in the western and northern regions 6-12 °; in the afternoon 18-24 °, in the southern part, 31st and in the central regions up to 27 °.</text:p>
      <text:p text:style-name="P4">
News Source: <text:a xlink:type="simple" xlink:href="https://www.ukrinform.ua/rubric-regions/3714939-v-ukraini-zavtra-podekudi-dosi-ta-grozi-vden-progrie-do-26.html" text:style-name="Internet_20_link" text:visited-style-name="Visited_20_Internet_20_Link">
https://www.ukrinform.ua/rubric-regions/3714939-v-ukraini-zavtra-podekudi-dosi-ta-grozi-vden-progrie-do-26.html</text:a>
</text:p>
      <!--NEWS-->
      <text:h text:style-name="P10" text:outline-level="1">
<text:span text:style-name="T4">
Governor of the Belgorod region stated that it was under fire</text:span>
</text:h>
      <text:p text:style-name="P4">
Authors: Ukrinform (Person)</text:p>
      <text:p text:style-name="P4">
Publisher: Укринформ (Organization)</text:p>
      <text:p text:style-name="P4">
Published Time: 2023-05-28T00:46:00+03:00</text:p>
      <text:p text:style-name="P4">
Modified Time: 2023-05-28T00:46:00+03:00</text:p>
      <text:p text:style-name="P4">
Description: Governor of the Belgorod region of Russia Vyacheslav Gladkov stated that during a trip to the town of Shebekino came under fire. - Ukrinform.</text:p>
      <text:p text:style-name="P4">
Images: ['<text:a xlink:type="simple" xlink:href="https://static.ukrinform.com/photos/2023_05/thumb_files/630_360_1684770066-994.jpg" text:style-name="Internet_20_link" text:visited-style-name="Visited_20_Internet_20_Link">
630_360_16847...</text:a>
']</text:p>
      <text:p text:style-name="P4">
Tags: ['Обстріл', 'Росія', 'Бєлгород']</text:p>
      <text:p text:style-name="P4">
Type: Article</text:p>
      <!--METADATA-->
      <text:p text:style-name="P4">
<draw:frame draw:style-name="fr1" draw:name="Image303" text:anchor-type="as-char" svg:width="6.9236in" svg:height="3.956343in" draw:z-index="0">
<draw:image xlink:href="../Images/yкринформ/2023-05-28T00-46-00-03-00/630_360_1684770066-994.jpg" xlink:type="simple" xlink:show="embed" xlink:actuate="onLoad" draw:mime-type="image/jpeg"/>
</draw:frame>
The Governorbelgorod region of Russia Vyacheslav Gladkov stated that during the trip of the Shebekino's boot was under fire.</text:p>
      <text:p text:style-name="P4">
Gladkov reported this in <text:a xlink:type="simple" xlink:href="https://t.me/vvgladkov/2329" text:style-name="Internet_20_link" text:visited-style-name="Visited_20_Internet_20_Link">
telegram</text:a>
, reports Ukrinform.</text:p>
      <text:p text:style-name="P4">
“He was able to get to Shebekin himself only in the second time. For the first time, having entered the house, they came under fire. He could not even get out of the car. The shells spread on the neighboring street, ”he informed.</text:p>
      <text:p text:style-name="P4">
According to the Russian official, for Saturday Shebekino five times <text:a xlink:type="simple" xlink:href="https://www.ukrinform.ua/tag-obstril" text:style-name="Internet_20_link" text:visited-style-name="Visited_20_Internet_20_Link">
shelling</text:a>
, one person has gone, three wounded.</text:p>
      <text:p text:style-name="P4">
<text:span text:style-name="T4">
 Read also: </text:span>
 <text:a xlink:type="simple" xlink:href="https://www.ukrinform.ua/rubric-world/3714977-u-branskij-oblasti-v-rezultati-ataki-drona-zaginuli-dvoe-rosijskih-vijskovih-zmi.html" text:style-name="Internet_20_link" text:visited-style-name="Visited_20_Internet_20_Link">
in the Bryansk region as a result of the drone attack by the Russian military - media</text:a>
As it was reported, last night in the village of Mayke of Belgorod region of the prolustic. According to Roszma, the drones were attacked by a building owned by the Ministry of Internal Affairs of the Russian Federation.</text:p>
      <text:p text:style-name="P4">
<text:span text:style-name="T5">
Opto from open sources</text:span>
</text:p>
      <text:p text:style-name="P4">
News Source: <text:a xlink:type="simple" xlink:href="https://www.ukrinform.ua/rubric-world/3715075-gubernator-belgorodskoi-oblasti-zaaviv-so-potrapiv-pid-obstril.html" text:style-name="Internet_20_link" text:visited-style-name="Visited_20_Internet_20_Link">
https://www.ukrinform.ua/rubric-world/3715075-gubernator-belgorodskoi-oblasti-zaaviv-so-potrapiv-pid-obstril.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